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39.61pt" svg:height="431.43pt" svg:x="259.11pt" svg:y="3pt">
            <loext:p draw:notify-on-update-of-ranges="Sheet1.D1:Sheet1.D9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.83pt">
            <loext:p draw:notify-on-update-of-ranges="Sheet1.A1:Sheet1.A924 Sheet1.B1:Sheet1.B9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0.003539" calcext:value-type="float">
            <text:p>-0.00353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380087" calcext:value-type="float">
            <text:p>0.380087</text:p>
          </table:table-cell>
          <table:table-cell office:value-type="float" office:value="44.901481" calcext:value-type="float">
            <text:p>44.901481</text:p>
          </table:table-cell>
          <table:table-cell office:value-type="float" office:value="1.416702" calcext:value-type="float">
            <text:p>1.416702</text:p>
          </table:table-cell>
        </table:table-row>
        <table:table-row table:style-name="ro1">
          <table:table-cell office:value-type="float" office:value="-0.003801" calcext:value-type="float">
            <text:p>-0.00380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-0.494833" calcext:value-type="float">
            <text:p>-0.494833</text:p>
          </table:table-cell>
          <table:table-cell office:value-type="float" office:value="44.893933" calcext:value-type="float">
            <text:p>44.893933</text:p>
          </table:table-cell>
          <table:table-cell office:value-type="float" office:value="1.416886" calcext:value-type="float">
            <text:p>1.416886</text:p>
          </table:table-cell>
        </table:table-row>
        <table:table-row table:style-name="ro1">
          <table:table-cell office:value-type="float" office:value="-0.004324" calcext:value-type="float">
            <text:p>-0.00432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-2.973776" calcext:value-type="float">
            <text:p>-2.973776</text:p>
          </table:table-cell>
          <table:table-cell office:value-type="float" office:value="44.878215" calcext:value-type="float">
            <text:p>44.878215</text:p>
          </table:table-cell>
          <table:table-cell office:value-type="float" office:value="1.417238" calcext:value-type="float">
            <text:p>1.417238</text:p>
          </table:table-cell>
        </table:table-row>
        <table:table-row table:style-name="ro1">
          <table:table-cell office:value-type="float" office:value="-0.004846" calcext:value-type="float">
            <text:p>-0.00484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-5.161078" calcext:value-type="float">
            <text:p>-5.161078</text:p>
          </table:table-cell>
          <table:table-cell office:value-type="float" office:value="44.861972" calcext:value-type="float">
            <text:p>44.861972</text:p>
          </table:table-cell>
          <table:table-cell office:value-type="float" office:value="1.417575" calcext:value-type="float">
            <text:p>1.417575</text:p>
          </table:table-cell>
        </table:table-row>
        <table:table-row table:style-name="ro1">
          <table:table-cell office:value-type="float" office:value="-0.005368" calcext:value-type="float">
            <text:p>-0.00536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5.598539" calcext:value-type="float">
            <text:p>-5.598539</text:p>
          </table:table-cell>
          <table:table-cell office:value-type="float" office:value="44.84564" calcext:value-type="float">
            <text:p>44.84564</text:p>
          </table:table-cell>
          <table:table-cell office:value-type="float" office:value="1.417909" calcext:value-type="float">
            <text:p>1.417909</text:p>
          </table:table-cell>
        </table:table-row>
        <table:table-row table:style-name="ro1">
          <table:table-cell office:value-type="float" office:value="-0.005237" calcext:value-type="float">
            <text:p>-0.00523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-4.213247" calcext:value-type="float">
            <text:p>-4.213247</text:p>
          </table:table-cell>
          <table:table-cell office:value-type="float" office:value="44.849636" calcext:value-type="float">
            <text:p>44.849636</text:p>
          </table:table-cell>
          <table:table-cell office:value-type="float" office:value="1.417823" calcext:value-type="float">
            <text:p>1.417823</text:p>
          </table:table-cell>
        </table:table-row>
        <table:table-row table:style-name="ro1">
          <table:table-cell office:value-type="float" office:value="-0.004845" calcext:value-type="float">
            <text:p>-0.0048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-2.536315" calcext:value-type="float">
            <text:p>-2.536315</text:p>
          </table:table-cell>
          <table:table-cell office:value-type="float" office:value="44.861333" calcext:value-type="float">
            <text:p>44.861333</text:p>
          </table:table-cell>
          <table:table-cell office:value-type="float" office:value="1.417557" calcext:value-type="float">
            <text:p>1.417557</text:p>
          </table:table-cell>
        </table:table-row>
        <table:table-row table:style-name="ro1">
          <table:table-cell office:value-type="float" office:value="-0.004321" calcext:value-type="float">
            <text:p>-0.00432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-1.807214" calcext:value-type="float">
            <text:p>-1.807214</text:p>
          </table:table-cell>
          <table:table-cell office:value-type="float" office:value="44.876754" calcext:value-type="float">
            <text:p>44.876754</text:p>
          </table:table-cell>
          <table:table-cell office:value-type="float" office:value="1.417197" calcext:value-type="float">
            <text:p>1.417197</text:p>
          </table:table-cell>
        </table:table-row>
        <table:table-row table:style-name="ro1">
          <table:table-cell office:value-type="float" office:value="-0.004321" calcext:value-type="float">
            <text:p>-0.00432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-2.536315" calcext:value-type="float">
            <text:p>-2.536315</text:p>
          </table:table-cell>
          <table:table-cell office:value-type="float" office:value="44.876754" calcext:value-type="float">
            <text:p>44.876754</text:p>
          </table:table-cell>
          <table:table-cell office:value-type="float" office:value="1.417197" calcext:value-type="float">
            <text:p>1.417197</text:p>
          </table:table-cell>
        </table:table-row>
        <table:table-row table:style-name="ro1">
          <table:table-cell office:value-type="float" office:value="-0.004451" calcext:value-type="float">
            <text:p>-0.00445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-3.775786" calcext:value-type="float">
            <text:p>-3.775786</text:p>
          </table:table-cell>
          <table:table-cell office:value-type="float" office:value="44.872775" calcext:value-type="float">
            <text:p>44.872775</text:p>
          </table:table-cell>
          <table:table-cell office:value-type="float" office:value="1.417284" calcext:value-type="float">
            <text:p>1.417284</text:p>
          </table:table-cell>
        </table:table-row>
        <table:table-row table:style-name="ro1">
          <table:table-cell office:value-type="float" office:value="-0.004713" calcext:value-type="float">
            <text:p>-0.00471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-4.213247" calcext:value-type="float">
            <text:p>-4.213247</text:p>
          </table:table-cell>
          <table:table-cell office:value-type="float" office:value="44.864769" calcext:value-type="float">
            <text:p>44.864769</text:p>
          </table:table-cell>
          <table:table-cell office:value-type="float" office:value="1.417455" calcext:value-type="float">
            <text:p>1.417455</text:p>
          </table:table-cell>
        </table:table-row>
        <table:table-row table:style-name="ro1">
          <table:table-cell office:value-type="float" office:value="-0.004582" calcext:value-type="float">
            <text:p>-0.00458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-3.411236" calcext:value-type="float">
            <text:p>-3.411236</text:p>
          </table:table-cell>
          <table:table-cell office:value-type="float" office:value="44.868721" calcext:value-type="float">
            <text:p>44.868721</text:p>
          </table:table-cell>
          <table:table-cell office:value-type="float" office:value="1.417368" calcext:value-type="float">
            <text:p>1.417368</text:p>
          </table:table-cell>
        </table:table-row>
        <table:table-row table:style-name="ro1">
          <table:table-cell office:value-type="float" office:value="-0.004058" calcext:value-type="float">
            <text:p>-0.00405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-2.098855" calcext:value-type="float">
            <text:p>-2.098855</text:p>
          </table:table-cell>
          <table:table-cell office:value-type="float" office:value="44.884216" calcext:value-type="float">
            <text:p>44.884216</text:p>
          </table:table-cell>
          <table:table-cell office:value-type="float" office:value="1.41701" calcext:value-type="float">
            <text:p>1.41701</text:p>
          </table:table-cell>
        </table:table-row>
        <table:table-row table:style-name="ro1">
          <table:table-cell office:value-type="float" office:value="-0.00301" calcext:value-type="float">
            <text:p>-0.00301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-1.369754" calcext:value-type="float">
            <text:p>-1.369754</text:p>
          </table:table-cell>
          <table:table-cell office:value-type="float" office:value="44.914859" calcext:value-type="float">
            <text:p>44.914859</text:p>
          </table:table-cell>
          <table:table-cell office:value-type="float" office:value="1.416286" calcext:value-type="float">
            <text:p>1.416286</text:p>
          </table:table-cell>
        </table:table-row>
        <table:table-row table:style-name="ro1">
          <table:table-cell office:value-type="float" office:value="-0.000913" calcext:value-type="float">
            <text:p>-0.0009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-0.945287" calcext:value-type="float">
            <text:p>-0.945287</text:p>
          </table:table-cell>
          <table:table-cell office:value-type="float" office:value="44.975802" calcext:value-type="float">
            <text:p>44.975802</text:p>
          </table:table-cell>
          <table:table-cell office:value-type="float" office:value="1.414826" calcext:value-type="float">
            <text:p>1.414826</text:p>
          </table:table-cell>
        </table:table-row>
        <table:table-row table:style-name="ro1">
          <table:table-cell office:value-type="float" office:value="0.000266" calcext:value-type="float">
            <text:p>0.00026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-1.601478" calcext:value-type="float">
            <text:p>-1.601478</text:p>
          </table:table-cell>
          <table:table-cell office:value-type="float" office:value="45.010516" calcext:value-type="float">
            <text:p>45.010516</text:p>
          </table:table-cell>
          <table:table-cell office:value-type="float" office:value="1.414015" calcext:value-type="float">
            <text:p>1.414015</text:p>
          </table:table-cell>
        </table:table-row>
        <table:table-row table:style-name="ro1">
          <table:table-cell office:value-type="float" office:value="0.001183" calcext:value-type="float">
            <text:p>0.001183</text:p>
          </table:table-cell>
          <table:table-cell office:value-type="float" office:value="-0.000017" calcext:value-type="float">
            <text:p>-0.000017</text:p>
          </table:table-cell>
          <table:table-cell office:value-type="float" office:value="-1.966028" calcext:value-type="float">
            <text:p>-1.966028</text:p>
          </table:table-cell>
          <table:table-cell office:value-type="float" office:value="45.037705" calcext:value-type="float">
            <text:p>45.037705</text:p>
          </table:table-cell>
          <table:table-cell office:value-type="float" office:value="1.41339" calcext:value-type="float">
            <text:p>1.41339</text:p>
          </table:table-cell>
        </table:table-row>
        <table:table-row table:style-name="ro1">
          <table:table-cell office:value-type="float" office:value="0.002362" calcext:value-type="float">
            <text:p>0.002362</text:p>
          </table:table-cell>
          <table:table-cell office:value-type="float" office:value="-0.000056" calcext:value-type="float">
            <text:p>-0.000056</text:p>
          </table:table-cell>
          <table:table-cell office:value-type="float" office:value="-1.893118" calcext:value-type="float">
            <text:p>-1.893118</text:p>
          </table:table-cell>
          <table:table-cell office:value-type="float" office:value="45.072658" calcext:value-type="float">
            <text:p>45.072658</text:p>
          </table:table-cell>
          <table:table-cell office:value-type="float" office:value="1.412584" calcext:value-type="float">
            <text:p>1.412584</text:p>
          </table:table-cell>
        </table:table-row>
        <table:table-row table:style-name="ro1">
          <table:table-cell office:value-type="float" office:value="0.004196" calcext:value-type="float">
            <text:p>0.004196</text:p>
          </table:table-cell>
          <table:table-cell office:value-type="float" office:value="-0.000093" calcext:value-type="float">
            <text:p>-0.000093</text:p>
          </table:table-cell>
          <table:table-cell office:value-type="float" office:value="-1.164017" calcext:value-type="float">
            <text:p>-1.164017</text:p>
          </table:table-cell>
          <table:table-cell office:value-type="float" office:value="45.126456" calcext:value-type="float">
            <text:p>45.126456</text:p>
          </table:table-cell>
          <table:table-cell office:value-type="float" office:value="1.411316" calcext:value-type="float">
            <text:p>1.411316</text:p>
          </table:table-cell>
        </table:table-row>
        <table:table-row table:style-name="ro1">
          <table:table-cell office:value-type="float" office:value="0.006424" calcext:value-type="float">
            <text:p>0.006424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-0.362006" calcext:value-type="float">
            <text:p>-0.362006</text:p>
          </table:table-cell>
          <table:table-cell office:value-type="float" office:value="45.19103" calcext:value-type="float">
            <text:p>45.19103</text:p>
          </table:table-cell>
          <table:table-cell office:value-type="float" office:value="1.409755" calcext:value-type="float">
            <text:p>1.409755</text:p>
          </table:table-cell>
        </table:table-row>
        <table:table-row table:style-name="ro1">
          <table:table-cell office:value-type="float" office:value="0.009176" calcext:value-type="float">
            <text:p>0.00917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45.270495" calcext:value-type="float">
            <text:p>45.270495</text:p>
          </table:table-cell>
          <table:table-cell office:value-type="float" office:value="1.407816" calcext:value-type="float">
            <text:p>1.407816</text:p>
          </table:table-cell>
        </table:table-row>
        <table:table-row table:style-name="ro1">
          <table:table-cell office:value-type="float" office:value="0.011929" calcext:value-type="float">
            <text:p>0.011929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-0.070366" calcext:value-type="float">
            <text:p>-0.070366</text:p>
          </table:table-cell>
          <table:table-cell office:value-type="float" office:value="45.350278" calcext:value-type="float">
            <text:p>45.350278</text:p>
          </table:table-cell>
          <table:table-cell office:value-type="float" office:value="1.405883" calcext:value-type="float">
            <text:p>1.405883</text:p>
          </table:table-cell>
        </table:table-row>
        <table:table-row table:style-name="ro1">
          <table:table-cell office:value-type="float" office:value="0.014681" calcext:value-type="float">
            <text:p>0.014681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45.430183" calcext:value-type="float">
            <text:p>45.430183</text:p>
          </table:table-cell>
          <table:table-cell office:value-type="float" office:value="1.40395" calcext:value-type="float">
            <text:p>1.40395</text:p>
          </table:table-cell>
        </table:table-row>
        <table:table-row table:style-name="ro1">
          <table:table-cell office:value-type="float" office:value="0.017957" calcext:value-type="float">
            <text:p>0.017957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0.075454" calcext:value-type="float">
            <text:p>0.075454</text:p>
          </table:table-cell>
          <table:table-cell office:value-type="float" office:value="45.525478" calcext:value-type="float">
            <text:p>45.525478</text:p>
          </table:table-cell>
          <table:table-cell office:value-type="float" office:value="1.401649" calcext:value-type="float">
            <text:p>1.401649</text:p>
          </table:table-cell>
        </table:table-row>
        <table:table-row table:style-name="ro1">
          <table:table-cell office:value-type="float" office:value="0.021496" calcext:value-type="float">
            <text:p>0.021496</text:p>
          </table:table-cell>
          <table:table-cell office:value-type="float" office:value="-0.000097" calcext:value-type="float">
            <text:p>-0.000097</text:p>
          </table:table-cell>
          <table:table-cell office:value-type="float" office:value="0.148364" calcext:value-type="float">
            <text:p>0.148364</text:p>
          </table:table-cell>
          <table:table-cell office:value-type="float" office:value="45.628615" calcext:value-type="float">
            <text:p>45.628615</text:p>
          </table:table-cell>
          <table:table-cell office:value-type="float" office:value="1.399166" calcext:value-type="float">
            <text:p>1.399166</text:p>
          </table:table-cell>
        </table:table-row>
        <table:table-row table:style-name="ro1">
          <table:table-cell office:value-type="float" office:value="0.025166" calcext:value-type="float">
            <text:p>0.025166</text:p>
          </table:table-cell>
          <table:table-cell office:value-type="float" office:value="-0.000087" calcext:value-type="float">
            <text:p>-0.000087</text:p>
          </table:table-cell>
          <table:table-cell office:value-type="float" office:value="0.148364" calcext:value-type="float">
            <text:p>0.148364</text:p>
          </table:table-cell>
          <table:table-cell office:value-type="float" office:value="45.735959" calcext:value-type="float">
            <text:p>45.735959</text:p>
          </table:table-cell>
          <table:table-cell office:value-type="float" office:value="1.396595" calcext:value-type="float">
            <text:p>1.396595</text:p>
          </table:table-cell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-0.000072" calcext:value-type="float">
            <text:p>-0.000072</text:p>
          </table:table-cell>
          <table:table-cell office:value-type="float" office:value="0.221274" calcext:value-type="float">
            <text:p>0.221274</text:p>
          </table:table-cell>
          <table:table-cell office:value-type="float" office:value="45.85512" calcext:value-type="float">
            <text:p>45.85512</text:p>
          </table:table-cell>
          <table:table-cell office:value-type="float" office:value="1.393751" calcext:value-type="float">
            <text:p>1.393751</text:p>
          </table:table-cell>
        </table:table-row>
        <table:table-row table:style-name="ro1">
          <table:table-cell office:value-type="float" office:value="0.03316" calcext:value-type="float">
            <text:p>0.03316</text:p>
          </table:table-cell>
          <table:table-cell office:value-type="float" office:value="-0.000047" calcext:value-type="float">
            <text:p>-0.000047</text:p>
          </table:table-cell>
          <table:table-cell office:value-type="float" office:value="0.367094" calcext:value-type="float">
            <text:p>0.367094</text:p>
          </table:table-cell>
          <table:table-cell office:value-type="float" office:value="45.970607" calcext:value-type="float">
            <text:p>45.970607</text:p>
          </table:table-cell>
          <table:table-cell office:value-type="float" office:value="1.390997" calcext:value-type="float">
            <text:p>1.390997</text:p>
          </table:table-cell>
        </table:table-row>
        <table:table-row table:style-name="ro1">
          <table:table-cell office:value-type="float" office:value="0.037354" calcext:value-type="float">
            <text:p>0.037354</text:p>
          </table:table-cell>
          <table:table-cell office:value-type="float" office:value="-0.000009" calcext:value-type="float">
            <text:p>-0.000009</text:p>
          </table:table-cell>
          <table:table-cell office:value-type="float" office:value="0.512915" calcext:value-type="float">
            <text:p>0.512915</text:p>
          </table:table-cell>
          <table:table-cell office:value-type="float" office:value="46.094" calcext:value-type="float">
            <text:p>46.094</text:p>
          </table:table-cell>
          <table:table-cell office:value-type="float" office:value="1.388058" calcext:value-type="float">
            <text:p>1.388058</text:p>
          </table:table-cell>
        </table:table-row>
        <table:table-row table:style-name="ro1">
          <table:table-cell office:value-type="float" office:value="0.041416" calcext:value-type="float">
            <text:p>0.041416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731645" calcext:value-type="float">
            <text:p>0.731645</text:p>
          </table:table-cell>
          <table:table-cell office:value-type="float" office:value="46.213578" calcext:value-type="float">
            <text:p>46.213578</text:p>
          </table:table-cell>
          <table:table-cell office:value-type="float" office:value="1.385206" calcext:value-type="float">
            <text:p>1.385206</text:p>
          </table:table-cell>
        </table:table-row>
        <table:table-row table:style-name="ro1">
          <table:table-cell office:value-type="float" office:value="0.045479" calcext:value-type="float">
            <text:p>0.04547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50375" calcext:value-type="float">
            <text:p>0.950375</text:p>
          </table:table-cell>
          <table:table-cell office:value-type="float" office:value="46.333201" calcext:value-type="float">
            <text:p>46.333201</text:p>
          </table:table-cell>
          <table:table-cell office:value-type="float" office:value="1.38235" calcext:value-type="float">
            <text:p>1.38235</text:p>
          </table:table-cell>
        </table:table-row>
        <table:table-row table:style-name="ro1">
          <table:table-cell office:value-type="float" office:value="0.049279" calcext:value-type="float">
            <text:p>0.049279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169105" calcext:value-type="float">
            <text:p>1.169105</text:p>
          </table:table-cell>
          <table:table-cell office:value-type="float" office:value="46.445132" calcext:value-type="float">
            <text:p>46.445132</text:p>
          </table:table-cell>
          <table:table-cell office:value-type="float" office:value="1.379672" calcext:value-type="float">
            <text:p>1.379672</text:p>
          </table:table-cell>
        </table:table-row>
        <table:table-row table:style-name="ro1">
          <table:table-cell office:value-type="float" office:value="0.053078" calcext:value-type="float">
            <text:p>0.05307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387835" calcext:value-type="float">
            <text:p>1.387835</text:p>
          </table:table-cell>
          <table:table-cell office:value-type="float" office:value="46.557073" calcext:value-type="float">
            <text:p>46.557073</text:p>
          </table:table-cell>
          <table:table-cell office:value-type="float" office:value="1.37699" calcext:value-type="float">
            <text:p>1.37699</text:p>
          </table:table-cell>
        </table:table-row>
        <table:table-row table:style-name="ro1">
          <table:table-cell office:value-type="float" office:value="0.056615" calcext:value-type="float">
            <text:p>0.056615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1.606566" calcext:value-type="float">
            <text:p>1.606566</text:p>
          </table:table-cell>
          <table:table-cell office:value-type="float" office:value="46.661286" calcext:value-type="float">
            <text:p>46.661286</text:p>
          </table:table-cell>
          <table:table-cell office:value-type="float" office:value="1.374488" calcext:value-type="float">
            <text:p>1.374488</text:p>
          </table:table-cell>
        </table:table-row>
        <table:table-row table:style-name="ro1">
          <table:table-cell office:value-type="float" office:value="0.060021" calcext:value-type="float">
            <text:p>0.060021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1.898206" calcext:value-type="float">
            <text:p>1.898206</text:p>
          </table:table-cell>
          <table:table-cell office:value-type="float" office:value="46.761488" calcext:value-type="float">
            <text:p>46.761488</text:p>
          </table:table-cell>
          <table:table-cell office:value-type="float" office:value="1.37207" calcext:value-type="float">
            <text:p>1.37207</text:p>
          </table:table-cell>
        </table:table-row>
        <table:table-row table:style-name="ro1">
          <table:table-cell office:value-type="float" office:value="0.063427" calcext:value-type="float">
            <text:p>0.063427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2.044026" calcext:value-type="float">
            <text:p>2.044026</text:p>
          </table:table-cell>
          <table:table-cell office:value-type="float" office:value="46.86179" calcext:value-type="float">
            <text:p>46.86179</text:p>
          </table:table-cell>
          <table:table-cell office:value-type="float" office:value="1.369651" calcext:value-type="float">
            <text:p>1.369651</text:p>
          </table:table-cell>
        </table:table-row>
        <table:table-row table:style-name="ro1">
          <table:table-cell office:value-type="float" office:value="0.066701" calcext:value-type="float">
            <text:p>0.066701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2.262756" calcext:value-type="float">
            <text:p>2.262756</text:p>
          </table:table-cell>
          <table:table-cell office:value-type="float" office:value="46.958192" calcext:value-type="float">
            <text:p>46.958192</text:p>
          </table:table-cell>
          <table:table-cell office:value-type="float" office:value="1.36732" calcext:value-type="float">
            <text:p>1.36732</text:p>
          </table:table-cell>
        </table:table-row>
        <table:table-row table:style-name="ro1">
          <table:table-cell office:value-type="float" office:value="0.069974" calcext:value-type="float">
            <text:p>0.069974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2.481487" calcext:value-type="float">
            <text:p>2.481487</text:p>
          </table:table-cell>
          <table:table-cell office:value-type="float" office:value="47.054552" calcext:value-type="float">
            <text:p>47.054552</text:p>
          </table:table-cell>
          <table:table-cell office:value-type="float" office:value="1.364983" calcext:value-type="float">
            <text:p>1.364983</text:p>
          </table:table-cell>
        </table:table-row>
        <table:table-row table:style-name="ro1">
          <table:table-cell office:value-type="float" office:value="0.073247" calcext:value-type="float">
            <text:p>0.073247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2.554397" calcext:value-type="float">
            <text:p>2.554397</text:p>
          </table:table-cell>
          <table:table-cell office:value-type="float" office:value="47.151114" calcext:value-type="float">
            <text:p>47.151114</text:p>
          </table:table-cell>
          <table:table-cell office:value-type="float" office:value="1.362648" calcext:value-type="float">
            <text:p>1.362648</text:p>
          </table:table-cell>
        </table:table-row>
        <table:table-row table:style-name="ro1">
          <table:table-cell office:value-type="float" office:value="0.076651" calcext:value-type="float">
            <text:p>0.076651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2.700217" calcext:value-type="float">
            <text:p>2.700217</text:p>
          </table:table-cell>
          <table:table-cell office:value-type="float" office:value="47.251635" calcext:value-type="float">
            <text:p>47.251635</text:p>
          </table:table-cell>
          <table:table-cell office:value-type="float" office:value="1.360218" calcext:value-type="float">
            <text:p>1.360218</text:p>
          </table:table-cell>
        </table:table-row>
        <table:table-row table:style-name="ro1">
          <table:table-cell office:value-type="float" office:value="0.079662" calcext:value-type="float">
            <text:p>0.079662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2.773127" calcext:value-type="float">
            <text:p>2.773127</text:p>
          </table:table-cell>
          <table:table-cell office:value-type="float" office:value="47.340741" calcext:value-type="float">
            <text:p>47.340741</text:p>
          </table:table-cell>
          <table:table-cell office:value-type="float" office:value="1.358069" calcext:value-type="float">
            <text:p>1.358069</text:p>
          </table:table-cell>
        </table:table-row>
        <table:table-row table:style-name="ro1">
          <table:table-cell office:value-type="float" office:value="0.082934" calcext:value-type="float">
            <text:p>0.0829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2.846037" calcext:value-type="float">
            <text:p>2.846037</text:p>
          </table:table-cell>
          <table:table-cell office:value-type="float" office:value="47.437788" calcext:value-type="float">
            <text:p>47.437788</text:p>
          </table:table-cell>
          <table:table-cell office:value-type="float" office:value="1.355733" calcext:value-type="float">
            <text:p>1.355733</text:p>
          </table:table-cell>
        </table:table-row>
        <table:table-row table:style-name="ro1">
          <table:table-cell office:value-type="float" office:value="0.086337" calcext:value-type="float">
            <text:p>0.086337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2.991857" calcext:value-type="float">
            <text:p>2.991857</text:p>
          </table:table-cell>
          <table:table-cell office:value-type="float" office:value="47.538811" calcext:value-type="float">
            <text:p>47.538811</text:p>
          </table:table-cell>
          <table:table-cell office:value-type="float" office:value="1.353302" calcext:value-type="float">
            <text:p>1.353302</text:p>
          </table:table-cell>
        </table:table-row>
        <table:table-row table:style-name="ro1">
          <table:table-cell office:value-type="float" office:value="0.08987" calcext:value-type="float">
            <text:p>0.08987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3.210588" calcext:value-type="float">
            <text:p>3.210588</text:p>
          </table:table-cell>
          <table:table-cell office:value-type="float" office:value="47.643696" calcext:value-type="float">
            <text:p>47.643696</text:p>
          </table:table-cell>
          <table:table-cell office:value-type="float" office:value="1.350773" calcext:value-type="float">
            <text:p>1.350773</text:p>
          </table:table-cell>
        </table:table-row>
        <table:table-row table:style-name="ro1">
          <table:table-cell office:value-type="float" office:value="0.093403" calcext:value-type="float">
            <text:p>0.093403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3.429318" calcext:value-type="float">
            <text:p>3.429318</text:p>
          </table:table-cell>
          <table:table-cell office:value-type="float" office:value="47.748564" calcext:value-type="float">
            <text:p>47.748564</text:p>
          </table:table-cell>
          <table:table-cell office:value-type="float" office:value="1.348239" calcext:value-type="float">
            <text:p>1.348239</text:p>
          </table:table-cell>
        </table:table-row>
        <table:table-row table:style-name="ro1">
          <table:table-cell office:value-type="float" office:value="0.096934" calcext:value-type="float">
            <text:p>0.096934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3.648048" calcext:value-type="float">
            <text:p>3.648048</text:p>
          </table:table-cell>
          <table:table-cell office:value-type="float" office:value="47.853416" calcext:value-type="float">
            <text:p>47.853416</text:p>
          </table:table-cell>
          <table:table-cell office:value-type="float" office:value="1.3457" calcext:value-type="float">
            <text:p>1.3457</text:p>
          </table:table-cell>
        </table:table-row>
        <table:table-row table:style-name="ro1">
          <table:table-cell office:value-type="float" office:value="0.100726" calcext:value-type="float">
            <text:p>0.100726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3.866778" calcext:value-type="float">
            <text:p>3.866778</text:p>
          </table:table-cell>
          <table:table-cell office:value-type="float" office:value="47.96603" calcext:value-type="float">
            <text:p>47.96603</text:p>
          </table:table-cell>
          <table:table-cell office:value-type="float" office:value="1.342968" calcext:value-type="float">
            <text:p>1.342968</text:p>
          </table:table-cell>
        </table:table-row>
        <table:table-row table:style-name="ro1">
          <table:table-cell office:value-type="float" office:value="0.104517" calcext:value-type="float">
            <text:p>0.104517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4.085509" calcext:value-type="float">
            <text:p>4.085509</text:p>
          </table:table-cell>
          <table:table-cell office:value-type="float" office:value="48.078661" calcext:value-type="float">
            <text:p>48.078661</text:p>
          </table:table-cell>
          <table:table-cell office:value-type="float" office:value="1.340231" calcext:value-type="float">
            <text:p>1.340231</text:p>
          </table:table-cell>
        </table:table-row>
        <table:table-row table:style-name="ro1">
          <table:table-cell office:value-type="float" office:value="0.108438" calcext:value-type="float">
            <text:p>0.108438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4.231329" calcext:value-type="float">
            <text:p>4.231329</text:p>
          </table:table-cell>
          <table:table-cell office:value-type="float" office:value="48.19535" calcext:value-type="float">
            <text:p>48.19535</text:p>
          </table:table-cell>
          <table:table-cell office:value-type="float" office:value="1.337398" calcext:value-type="float">
            <text:p>1.337398</text:p>
          </table:table-cell>
        </table:table-row>
        <table:table-row table:style-name="ro1">
          <table:table-cell office:value-type="float" office:value="0.11262" calcext:value-type="float">
            <text:p>0.1126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4.377149" calcext:value-type="float">
            <text:p>4.377149</text:p>
          </table:table-cell>
          <table:table-cell office:value-type="float" office:value="48.320034" calcext:value-type="float">
            <text:p>48.320034</text:p>
          </table:table-cell>
          <table:table-cell office:value-type="float" office:value="1.334375" calcext:value-type="float">
            <text:p>1.334375</text:p>
          </table:table-cell>
        </table:table-row>
        <table:table-row table:style-name="ro1">
          <table:table-cell office:value-type="float" office:value="0.116671" calcext:value-type="float">
            <text:p>0.116671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4.450059" calcext:value-type="float">
            <text:p>4.450059</text:p>
          </table:table-cell>
          <table:table-cell office:value-type="float" office:value="48.441203" calcext:value-type="float">
            <text:p>48.441203</text:p>
          </table:table-cell>
          <table:table-cell office:value-type="float" office:value="1.331449" calcext:value-type="float">
            <text:p>1.331449</text:p>
          </table:table-cell>
        </table:table-row>
        <table:table-row table:style-name="ro1">
          <table:table-cell office:value-type="float" office:value="0.120851" calcext:value-type="float">
            <text:p>0.120851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4.59588" calcext:value-type="float">
            <text:p>4.59588</text:p>
          </table:table-cell>
          <table:table-cell office:value-type="float" office:value="48.566506" calcext:value-type="float">
            <text:p>48.566506</text:p>
          </table:table-cell>
          <table:table-cell office:value-type="float" office:value="1.328427" calcext:value-type="float">
            <text:p>1.328427</text:p>
          </table:table-cell>
        </table:table-row>
        <table:table-row table:style-name="ro1">
          <table:table-cell office:value-type="float" office:value="0.125031" calcext:value-type="float">
            <text:p>0.125031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4.7417" calcext:value-type="float">
            <text:p>4.7417</text:p>
          </table:table-cell>
          <table:table-cell office:value-type="float" office:value="48.69205" calcext:value-type="float">
            <text:p>48.69205</text:p>
          </table:table-cell>
          <table:table-cell office:value-type="float" office:value="1.325404" calcext:value-type="float">
            <text:p>1.325404</text:p>
          </table:table-cell>
        </table:table-row>
        <table:table-row table:style-name="ro1">
          <table:table-cell office:value-type="float" office:value="0.12934" calcext:value-type="float">
            <text:p>0.12934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4.81461" calcext:value-type="float">
            <text:p>4.81461</text:p>
          </table:table-cell>
          <table:table-cell office:value-type="float" office:value="48.821943" calcext:value-type="float">
            <text:p>48.821943</text:p>
          </table:table-cell>
          <table:table-cell office:value-type="float" office:value="1.32229" calcext:value-type="float">
            <text:p>1.32229</text:p>
          </table:table-cell>
        </table:table-row>
        <table:table-row table:style-name="ro1">
          <table:table-cell office:value-type="float" office:value="0.133519" calcext:value-type="float">
            <text:p>0.133519</text:p>
          </table:table-cell>
          <table:table-cell office:value-type="float" office:value="0.005173" calcext:value-type="float">
            <text:p>0.005173</text:p>
          </table:table-cell>
          <table:table-cell office:value-type="float" office:value="4.96043" calcext:value-type="float">
            <text:p>4.96043</text:p>
          </table:table-cell>
          <table:table-cell office:value-type="float" office:value="48.948157" calcext:value-type="float">
            <text:p>48.948157</text:p>
          </table:table-cell>
          <table:table-cell office:value-type="float" office:value="1.319269" calcext:value-type="float">
            <text:p>1.319269</text:p>
          </table:table-cell>
        </table:table-row>
        <table:table-row table:style-name="ro1">
          <table:table-cell office:value-type="float" office:value="0.137827" calcext:value-type="float">
            <text:p>0.137827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5.03334" calcext:value-type="float">
            <text:p>5.03334</text:p>
          </table:table-cell>
          <table:table-cell office:value-type="float" office:value="49.078746" calcext:value-type="float">
            <text:p>49.078746</text:p>
          </table:table-cell>
          <table:table-cell office:value-type="float" office:value="1.316157" calcext:value-type="float">
            <text:p>1.316157</text:p>
          </table:table-cell>
        </table:table-row>
        <table:table-row table:style-name="ro1">
          <table:table-cell office:value-type="float" office:value="0.142265" calcext:value-type="float">
            <text:p>0.142265</text:p>
          </table:table-cell>
          <table:table-cell office:value-type="float" office:value="0.005955" calcext:value-type="float">
            <text:p>0.005955</text:p>
          </table:table-cell>
          <table:table-cell office:value-type="float" office:value="5.179161" calcext:value-type="float">
            <text:p>5.179161</text:p>
          </table:table-cell>
          <table:table-cell office:value-type="float" office:value="49.213584" calcext:value-type="float">
            <text:p>49.213584</text:p>
          </table:table-cell>
          <table:table-cell office:value-type="float" office:value="1.312949" calcext:value-type="float">
            <text:p>1.312949</text:p>
          </table:table-cell>
        </table:table-row>
        <table:table-row table:style-name="ro1">
          <table:table-cell office:value-type="float" office:value="0.146831" calcext:value-type="float">
            <text:p>0.146831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5.397891" calcext:value-type="float">
            <text:p>5.397891</text:p>
          </table:table-cell>
          <table:table-cell office:value-type="float" office:value="49.352524" calcext:value-type="float">
            <text:p>49.352524</text:p>
          </table:table-cell>
          <table:table-cell office:value-type="float" office:value="1.309643" calcext:value-type="float">
            <text:p>1.309643</text:p>
          </table:table-cell>
        </table:table-row>
        <table:table-row table:style-name="ro1">
          <table:table-cell office:value-type="float" office:value="0.151266" calcext:value-type="float">
            <text:p>0.151266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5.689531" calcext:value-type="float">
            <text:p>5.689531</text:p>
          </table:table-cell>
          <table:table-cell office:value-type="float" office:value="49.487454" calcext:value-type="float">
            <text:p>49.487454</text:p>
          </table:table-cell>
          <table:table-cell office:value-type="float" office:value="1.306423" calcext:value-type="float">
            <text:p>1.306423</text:p>
          </table:table-cell>
        </table:table-row>
        <table:table-row table:style-name="ro1">
          <table:table-cell office:value-type="float" office:value="0.155698" calcext:value-type="float">
            <text:p>0.155698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5.835352" calcext:value-type="float">
            <text:p>5.835352</text:p>
          </table:table-cell>
          <table:table-cell office:value-type="float" office:value="49.622691" calcext:value-type="float">
            <text:p>49.622691</text:p>
          </table:table-cell>
          <table:table-cell office:value-type="float" office:value="1.303202" calcext:value-type="float">
            <text:p>1.303202</text:p>
          </table:table-cell>
        </table:table-row>
        <table:table-row table:style-name="ro1">
          <table:table-cell office:value-type="float" office:value="0.16026" calcext:value-type="float">
            <text:p>0.16026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6.054082" calcext:value-type="float">
            <text:p>6.054082</text:p>
          </table:table-cell>
          <table:table-cell office:value-type="float" office:value="49.762044" calcext:value-type="float">
            <text:p>49.762044</text:p>
          </table:table-cell>
          <table:table-cell office:value-type="float" office:value="1.299882" calcext:value-type="float">
            <text:p>1.299882</text:p>
          </table:table-cell>
        </table:table-row>
        <table:table-row table:style-name="ro1">
          <table:table-cell office:value-type="float" office:value="0.16482" calcext:value-type="float">
            <text:p>0.16482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6.272812" calcext:value-type="float">
            <text:p>6.272812</text:p>
          </table:table-cell>
          <table:table-cell office:value-type="float" office:value="49.901554" calcext:value-type="float">
            <text:p>49.901554</text:p>
          </table:table-cell>
          <table:table-cell office:value-type="float" office:value="1.296558" calcext:value-type="float">
            <text:p>1.296558</text:p>
          </table:table-cell>
        </table:table-row>
        <table:table-row table:style-name="ro1">
          <table:table-cell office:value-type="float" office:value="0.169377" calcext:value-type="float">
            <text:p>0.169377</text:p>
          </table:table-cell>
          <table:table-cell office:value-type="float" office:value="0.008785" calcext:value-type="float">
            <text:p>0.008785</text:p>
          </table:table-cell>
          <table:table-cell office:value-type="float" office:value="6.491542" calcext:value-type="float">
            <text:p>6.491542</text:p>
          </table:table-cell>
          <table:table-cell office:value-type="float" office:value="50.041218" calcext:value-type="float">
            <text:p>50.041218</text:p>
          </table:table-cell>
          <table:table-cell office:value-type="float" office:value="1.293229" calcext:value-type="float">
            <text:p>1.293229</text:p>
          </table:table-cell>
        </table:table-row>
        <table:table-row table:style-name="ro1">
          <table:table-cell office:value-type="float" office:value="0.174064" calcext:value-type="float">
            <text:p>0.174064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6.637363" calcext:value-type="float">
            <text:p>6.637363</text:p>
          </table:table-cell>
          <table:table-cell office:value-type="float" office:value="50.18524" calcext:value-type="float">
            <text:p>50.18524</text:p>
          </table:table-cell>
          <table:table-cell office:value-type="float" office:value="1.289805" calcext:value-type="float">
            <text:p>1.289805</text:p>
          </table:table-cell>
        </table:table-row>
        <table:table-row table:style-name="ro1">
          <table:table-cell office:value-type="float" office:value="0.178749" calcext:value-type="float">
            <text:p>0.178749</text:p>
          </table:table-cell>
          <table:table-cell office:value-type="float" office:value="0.009887" calcext:value-type="float">
            <text:p>0.009887</text:p>
          </table:table-cell>
          <table:table-cell office:value-type="float" office:value="6.783183" calcext:value-type="float">
            <text:p>6.783183</text:p>
          </table:table-cell>
          <table:table-cell office:value-type="float" office:value="50.329634" calcext:value-type="float">
            <text:p>50.329634</text:p>
          </table:table-cell>
          <table:table-cell office:value-type="float" office:value="1.286381" calcext:value-type="float">
            <text:p>1.286381</text:p>
          </table:table-cell>
        </table:table-row>
        <table:table-row table:style-name="ro1">
          <table:table-cell office:value-type="float" office:value="0.183693" calcext:value-type="float">
            <text:p>0.183693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6.929003" calcext:value-type="float">
            <text:p>6.929003</text:p>
          </table:table-cell>
          <table:table-cell office:value-type="float" office:value="50.482477" calcext:value-type="float">
            <text:p>50.482477</text:p>
          </table:table-cell>
          <table:table-cell office:value-type="float" office:value="1.282767" calcext:value-type="float">
            <text:p>1.282767</text:p>
          </table:table-cell>
        </table:table-row>
        <table:table-row table:style-name="ro1">
          <table:table-cell office:value-type="float" office:value="0.188635" calcext:value-type="float">
            <text:p>0.188635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7.074824" calcext:value-type="float">
            <text:p>7.074824</text:p>
          </table:table-cell>
          <table:table-cell office:value-type="float" office:value="50.635775" calcext:value-type="float">
            <text:p>50.635775</text:p>
          </table:table-cell>
          <table:table-cell office:value-type="float" office:value="1.279153" calcext:value-type="float">
            <text:p>1.279153</text:p>
          </table:table-cell>
        </table:table-row>
        <table:table-row table:style-name="ro1">
          <table:table-cell office:value-type="float" office:value="0.193445" calcext:value-type="float">
            <text:p>0.193445</text:p>
          </table:table-cell>
          <table:table-cell office:value-type="float" office:value="0.011717" calcext:value-type="float">
            <text:p>0.011717</text:p>
          </table:table-cell>
          <table:table-cell office:value-type="float" office:value="7.293554" calcext:value-type="float">
            <text:p>7.293554</text:p>
          </table:table-cell>
          <table:table-cell office:value-type="float" office:value="50.785272" calcext:value-type="float">
            <text:p>50.785272</text:p>
          </table:table-cell>
          <table:table-cell office:value-type="float" office:value="1.275631" calcext:value-type="float">
            <text:p>1.275631</text:p>
          </table:table-cell>
        </table:table-row>
        <table:table-row table:style-name="ro1">
          <table:table-cell office:value-type="float" office:value="0.198642" calcext:value-type="float">
            <text:p>0.198642</text:p>
          </table:table-cell>
          <table:table-cell office:value-type="float" office:value="0.012409" calcext:value-type="float">
            <text:p>0.012409</text:p>
          </table:table-cell>
          <table:table-cell office:value-type="float" office:value="7.585194" calcext:value-type="float">
            <text:p>7.585194</text:p>
          </table:table-cell>
          <table:table-cell office:value-type="float" office:value="50.946944" calcext:value-type="float">
            <text:p>50.946944</text:p>
          </table:table-cell>
          <table:table-cell office:value-type="float" office:value="1.271814" calcext:value-type="float">
            <text:p>1.271814</text:p>
          </table:table-cell>
        </table:table-row>
        <table:table-row table:style-name="ro1">
          <table:table-cell office:value-type="float" office:value="0.203965" calcext:value-type="float">
            <text:p>0.203965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7.803924" calcext:value-type="float">
            <text:p>7.803924</text:p>
          </table:table-cell>
          <table:table-cell office:value-type="float" office:value="51.112998" calcext:value-type="float">
            <text:p>51.112998</text:p>
          </table:table-cell>
          <table:table-cell office:value-type="float" office:value="1.267899" calcext:value-type="float">
            <text:p>1.267899</text:p>
          </table:table-cell>
        </table:table-row>
        <table:table-row table:style-name="ro1">
          <table:table-cell office:value-type="float" office:value="0.208896" calcext:value-type="float">
            <text:p>0.208896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8.095565" calcext:value-type="float">
            <text:p>8.095565</text:p>
          </table:table-cell>
          <table:table-cell office:value-type="float" office:value="51.266979" calcext:value-type="float">
            <text:p>51.266979</text:p>
          </table:table-cell>
          <table:table-cell office:value-type="float" office:value="1.264262" calcext:value-type="float">
            <text:p>1.264262</text:p>
          </table:table-cell>
        </table:table-row>
        <table:table-row table:style-name="ro1">
          <table:table-cell office:value-type="float" office:value="0.214082" calcext:value-type="float">
            <text:p>0.214082</text:p>
          </table:table-cell>
          <table:table-cell office:value-type="float" office:value="0.014604" calcext:value-type="float">
            <text:p>0.014604</text:p>
          </table:table-cell>
          <table:table-cell office:value-type="float" office:value="8.387206" calcext:value-type="float">
            <text:p>8.387206</text:p>
          </table:table-cell>
          <table:table-cell office:value-type="float" office:value="51.42914" calcext:value-type="float">
            <text:p>51.42914</text:p>
          </table:table-cell>
          <table:table-cell office:value-type="float" office:value="1.260425" calcext:value-type="float">
            <text:p>1.260425</text:p>
          </table:table-cell>
        </table:table-row>
        <table:table-row table:style-name="ro1">
          <table:table-cell office:value-type="float" office:value="0.219265" calcext:value-type="float">
            <text:p>0.219265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8.678846" calcext:value-type="float">
            <text:p>8.678846</text:p>
          </table:table-cell>
          <table:table-cell office:value-type="float" office:value="51.591403" calcext:value-type="float">
            <text:p>51.591403</text:p>
          </table:table-cell>
          <table:table-cell office:value-type="float" office:value="1.25658" calcext:value-type="float">
            <text:p>1.25658</text:p>
          </table:table-cell>
        </table:table-row>
        <table:table-row table:style-name="ro1">
          <table:table-cell office:value-type="float" office:value="0.224443" calcext:value-type="float">
            <text:p>0.224443</text:p>
          </table:table-cell>
          <table:table-cell office:value-type="float" office:value="0.016213" calcext:value-type="float">
            <text:p>0.016213</text:p>
          </table:table-cell>
          <table:table-cell office:value-type="float" office:value="8.970487" calcext:value-type="float">
            <text:p>8.970487</text:p>
          </table:table-cell>
          <table:table-cell office:value-type="float" office:value="51.753765" calcext:value-type="float">
            <text:p>51.753765</text:p>
          </table:table-cell>
          <table:table-cell office:value-type="float" office:value="1.252728" calcext:value-type="float">
            <text:p>1.252728</text:p>
          </table:table-cell>
        </table:table-row>
        <table:table-row table:style-name="ro1">
          <table:table-cell office:value-type="float" office:value="0.229748" calcext:value-type="float">
            <text:p>0.229748</text:p>
          </table:table-cell>
          <table:table-cell office:value-type="float" office:value="0.017071" calcext:value-type="float">
            <text:p>0.017071</text:p>
          </table:table-cell>
          <table:table-cell office:value-type="float" office:value="9.189217" calcext:value-type="float">
            <text:p>9.189217</text:p>
          </table:table-cell>
          <table:table-cell office:value-type="float" office:value="51.920533" calcext:value-type="float">
            <text:p>51.920533</text:p>
          </table:table-cell>
          <table:table-cell office:value-type="float" office:value="1.248775" calcext:value-type="float">
            <text:p>1.248775</text:p>
          </table:table-cell>
        </table:table-row>
        <table:table-row table:style-name="ro1">
          <table:table-cell office:value-type="float" office:value="0.235049" calcext:value-type="float">
            <text:p>0.235049</text:p>
          </table:table-cell>
          <table:table-cell office:value-type="float" office:value="0.017949" calcext:value-type="float">
            <text:p>0.017949</text:p>
          </table:table-cell>
          <table:table-cell office:value-type="float" office:value="9.407947" calcext:value-type="float">
            <text:p>9.407947</text:p>
          </table:table-cell>
          <table:table-cell office:value-type="float" office:value="52.087666" calcext:value-type="float">
            <text:p>52.087666</text:p>
          </table:table-cell>
          <table:table-cell office:value-type="float" office:value="1.244819" calcext:value-type="float">
            <text:p>1.244819</text:p>
          </table:table-cell>
        </table:table-row>
        <table:table-row table:style-name="ro1">
          <table:table-cell office:value-type="float" office:value="0.240605" calcext:value-type="float">
            <text:p>0.240605</text:p>
          </table:table-cell>
          <table:table-cell office:value-type="float" office:value="0.018891" calcext:value-type="float">
            <text:p>0.018891</text:p>
          </table:table-cell>
          <table:table-cell office:value-type="float" office:value="9.626677" calcext:value-type="float">
            <text:p>9.626677</text:p>
          </table:table-cell>
          <table:table-cell office:value-type="float" office:value="52.263369" calcext:value-type="float">
            <text:p>52.263369</text:p>
          </table:table-cell>
          <table:table-cell office:value-type="float" office:value="1.240667" calcext:value-type="float">
            <text:p>1.240667</text:p>
          </table:table-cell>
        </table:table-row>
        <table:table-row table:style-name="ro1">
          <table:table-cell office:value-type="float" office:value="0.245641" calcext:value-type="float">
            <text:p>0.245641</text:p>
          </table:table-cell>
          <table:table-cell office:value-type="float" office:value="0.019765" calcext:value-type="float">
            <text:p>0.019765</text:p>
          </table:table-cell>
          <table:table-cell office:value-type="float" office:value="9.845406" calcext:value-type="float">
            <text:p>9.845406</text:p>
          </table:table-cell>
          <table:table-cell office:value-type="float" office:value="52.423077" calcext:value-type="float">
            <text:p>52.423077</text:p>
          </table:table-cell>
          <table:table-cell office:value-type="float" office:value="1.236898" calcext:value-type="float">
            <text:p>1.236898</text:p>
          </table:table-cell>
        </table:table-row>
        <table:table-row table:style-name="ro1">
          <table:table-cell office:value-type="float" office:value="0.251062" calcext:value-type="float">
            <text:p>0.251062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9.991226" calcext:value-type="float">
            <text:p>9.991226</text:p>
          </table:table-cell>
          <table:table-cell office:value-type="float" office:value="52.595685" calcext:value-type="float">
            <text:p>52.595685</text:p>
          </table:table-cell>
          <table:table-cell office:value-type="float" office:value="1.232841" calcext:value-type="float">
            <text:p>1.232841</text:p>
          </table:table-cell>
        </table:table-row>
        <table:table-row table:style-name="ro1">
          <table:table-cell office:value-type="float" office:value="0.256351" calcext:value-type="float">
            <text:p>0.256351</text:p>
          </table:table-cell>
          <table:table-cell office:value-type="float" office:value="0.021673" calcext:value-type="float">
            <text:p>0.021673</text:p>
          </table:table-cell>
          <table:table-cell office:value-type="float" office:value="10.209956" calcext:value-type="float">
            <text:p>10.209956</text:p>
          </table:table-cell>
          <table:table-cell office:value-type="float" office:value="52.764581" calcext:value-type="float">
            <text:p>52.764581</text:p>
          </table:table-cell>
          <table:table-cell office:value-type="float" office:value="1.228877" calcext:value-type="float">
            <text:p>1.228877</text:p>
          </table:table-cell>
        </table:table-row>
        <table:table-row table:style-name="ro1">
          <table:table-cell office:value-type="float" office:value="0.261635" calcext:value-type="float">
            <text:p>0.2616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10.428686" calcext:value-type="float">
            <text:p>10.428686</text:p>
          </table:table-cell>
          <table:table-cell office:value-type="float" office:value="52.933856" calcext:value-type="float">
            <text:p>52.933856</text:p>
          </table:table-cell>
          <table:table-cell office:value-type="float" office:value="1.22491" calcext:value-type="float">
            <text:p>1.22491</text:p>
          </table:table-cell>
        </table:table-row>
        <table:table-row table:style-name="ro1">
          <table:table-cell office:value-type="float" office:value="0.266916" calcext:value-type="float">
            <text:p>0.266916</text:p>
          </table:table-cell>
          <table:table-cell office:value-type="float" office:value="0.023638" calcext:value-type="float">
            <text:p>0.023638</text:p>
          </table:table-cell>
          <table:table-cell office:value-type="float" office:value="10.647416" calcext:value-type="float">
            <text:p>10.647416</text:p>
          </table:table-cell>
          <table:table-cell office:value-type="float" office:value="53.103523" calcext:value-type="float">
            <text:p>53.103523</text:p>
          </table:table-cell>
          <table:table-cell office:value-type="float" office:value="1.22094" calcext:value-type="float">
            <text:p>1.22094</text:p>
          </table:table-cell>
        </table:table-row>
        <table:table-row table:style-name="ro1">
          <table:table-cell office:value-type="float" office:value="0.272323" calcext:value-type="float">
            <text:p>0.272323</text:p>
          </table:table-cell>
          <table:table-cell office:value-type="float" office:value="0.024669" calcext:value-type="float">
            <text:p>0.024669</text:p>
          </table:table-cell>
          <table:table-cell office:value-type="float" office:value="10.793236" calcext:value-type="float">
            <text:p>10.793236</text:p>
          </table:table-cell>
          <table:table-cell office:value-type="float" office:value="53.277989" calcext:value-type="float">
            <text:p>53.277989</text:p>
          </table:table-cell>
          <table:table-cell office:value-type="float" office:value="1.216875" calcext:value-type="float">
            <text:p>1.216875</text:p>
          </table:table-cell>
        </table:table-row>
        <table:table-row table:style-name="ro1">
          <table:table-cell office:value-type="float" office:value="0.277598" calcext:value-type="float">
            <text:p>0.277598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11.011966" calcext:value-type="float">
            <text:p>11.011966</text:p>
          </table:table-cell>
          <table:table-cell office:value-type="float" office:value="53.448716" calcext:value-type="float">
            <text:p>53.448716</text:p>
          </table:table-cell>
          <table:table-cell office:value-type="float" office:value="1.212903" calcext:value-type="float">
            <text:p>1.212903</text:p>
          </table:table-cell>
        </table:table-row>
        <table:table-row table:style-name="ro1">
          <table:table-cell office:value-type="float" office:value="0.282869" calcext:value-type="float">
            <text:p>0.282869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11.230696" calcext:value-type="float">
            <text:p>11.230696</text:p>
          </table:table-cell>
          <table:table-cell office:value-type="float" office:value="53.619842" calcext:value-type="float">
            <text:p>53.619842</text:p>
          </table:table-cell>
          <table:table-cell office:value-type="float" office:value="1.208929" calcext:value-type="float">
            <text:p>1.208929</text:p>
          </table:table-cell>
        </table:table-row>
        <table:table-row table:style-name="ro1">
          <table:table-cell office:value-type="float" office:value="0.288262" calcext:value-type="float">
            <text:p>0.288262</text:p>
          </table:table-cell>
          <table:table-cell office:value-type="float" office:value="0.027841" calcext:value-type="float">
            <text:p>0.027841</text:p>
          </table:table-cell>
          <table:table-cell office:value-type="float" office:value="11.522336" calcext:value-type="float">
            <text:p>11.522336</text:p>
          </table:table-cell>
          <table:table-cell office:value-type="float" office:value="53.795332" calcext:value-type="float">
            <text:p>53.795332</text:p>
          </table:table-cell>
          <table:table-cell office:value-type="float" office:value="1.20485" calcext:value-type="float">
            <text:p>1.20485</text:p>
          </table:table-cell>
        </table:table-row>
        <table:table-row table:style-name="ro1">
          <table:table-cell office:value-type="float" office:value="0.293393" calcext:value-type="float">
            <text:p>0.293393</text:p>
          </table:table-cell>
          <table:table-cell office:value-type="float" office:value="0.028914" calcext:value-type="float">
            <text:p>0.028914</text:p>
          </table:table-cell>
          <table:table-cell office:value-type="float" office:value="11.813977" calcext:value-type="float">
            <text:p>11.813977</text:p>
          </table:table-cell>
          <table:table-cell office:value-type="float" office:value="53.962626" calcext:value-type="float">
            <text:p>53.962626</text:p>
          </table:table-cell>
          <table:table-cell office:value-type="float" office:value="1.200958" calcext:value-type="float">
            <text:p>1.200958</text:p>
          </table:table-cell>
        </table:table-row>
        <table:table-row table:style-name="ro1">
          <table:table-cell office:value-type="float" office:value="0.298776" calcext:value-type="float">
            <text:p>0.298776</text:p>
          </table:table-cell>
          <table:table-cell office:value-type="float" office:value="0.030068" calcext:value-type="float">
            <text:p>0.030068</text:p>
          </table:table-cell>
          <table:table-cell office:value-type="float" office:value="12.105618" calcext:value-type="float">
            <text:p>12.105618</text:p>
          </table:table-cell>
          <table:table-cell office:value-type="float" office:value="54.138462" calcext:value-type="float">
            <text:p>54.138462</text:p>
          </table:table-cell>
          <table:table-cell office:value-type="float" office:value="1.196864" calcext:value-type="float">
            <text:p>1.196864</text:p>
          </table:table-cell>
        </table:table-row>
        <table:table-row table:style-name="ro1">
          <table:table-cell office:value-type="float" office:value="0.304025" calcext:value-type="float">
            <text:p>0.304025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12.324347" calcext:value-type="float">
            <text:p>12.324347</text:p>
          </table:table-cell>
          <table:table-cell office:value-type="float" office:value="54.310544" calcext:value-type="float">
            <text:p>54.310544</text:p>
          </table:table-cell>
          <table:table-cell office:value-type="float" office:value="1.192864" calcext:value-type="float">
            <text:p>1.192864</text:p>
          </table:table-cell>
        </table:table-row>
        <table:table-row table:style-name="ro1">
          <table:table-cell office:value-type="float" office:value="0.309397" calcext:value-type="float">
            <text:p>0.309397</text:p>
          </table:table-cell>
          <table:table-cell office:value-type="float" office:value="0.032417" calcext:value-type="float">
            <text:p>0.032417</text:p>
          </table:table-cell>
          <table:table-cell office:value-type="float" office:value="12.615988" calcext:value-type="float">
            <text:p>12.615988</text:p>
          </table:table-cell>
          <table:table-cell office:value-type="float" office:value="54.487015" calcext:value-type="float">
            <text:p>54.487015</text:p>
          </table:table-cell>
          <table:table-cell office:value-type="float" office:value="1.188759" calcext:value-type="float">
            <text:p>1.188759</text:p>
          </table:table-cell>
        </table:table-row>
        <table:table-row table:style-name="ro1">
          <table:table-cell office:value-type="float" office:value="0.314636" calcext:value-type="float">
            <text:p>0.314636</text:p>
          </table:table-cell>
          <table:table-cell office:value-type="float" office:value="0.033611" calcext:value-type="float">
            <text:p>0.033611</text:p>
          </table:table-cell>
          <table:table-cell office:value-type="float" office:value="12.834718" calcext:value-type="float">
            <text:p>12.834718</text:p>
          </table:table-cell>
          <table:table-cell office:value-type="float" office:value="54.659729" calcext:value-type="float">
            <text:p>54.659729</text:p>
          </table:table-cell>
          <table:table-cell office:value-type="float" office:value="1.184749" calcext:value-type="float">
            <text:p>1.184749</text:p>
          </table:table-cell>
        </table:table-row>
        <table:table-row table:style-name="ro1">
          <table:table-cell office:value-type="float" office:value="0.319745" calcext:value-type="float">
            <text:p>0.319745</text:p>
          </table:table-cell>
          <table:table-cell office:value-type="float" office:value="0.034788" calcext:value-type="float">
            <text:p>0.034788</text:p>
          </table:table-cell>
          <table:table-cell office:value-type="float" office:value="12.980538" calcext:value-type="float">
            <text:p>12.980538</text:p>
          </table:table-cell>
          <table:table-cell office:value-type="float" office:value="54.828878" calcext:value-type="float">
            <text:p>54.828878</text:p>
          </table:table-cell>
          <table:table-cell office:value-type="float" office:value="1.180839" calcext:value-type="float">
            <text:p>1.180839</text:p>
          </table:table-cell>
        </table:table-row>
        <table:table-row table:style-name="ro1">
          <table:table-cell office:value-type="float" office:value="0.324847" calcext:value-type="float">
            <text:p>0.324847</text:p>
          </table:table-cell>
          <table:table-cell office:value-type="float" office:value="0.035992" calcext:value-type="float">
            <text:p>0.035992</text:p>
          </table:table-cell>
          <table:table-cell office:value-type="float" office:value="13.272179" calcext:value-type="float">
            <text:p>13.272179</text:p>
          </table:table-cell>
          <table:table-cell office:value-type="float" office:value="54.998176" calcext:value-type="float">
            <text:p>54.998176</text:p>
          </table:table-cell>
          <table:table-cell office:value-type="float" office:value="1.176921" calcext:value-type="float">
            <text:p>1.176921</text:p>
          </table:table-cell>
        </table:table-row>
        <table:table-row table:style-name="ro1">
          <table:table-cell office:value-type="float" office:value="0.330072" calcext:value-type="float">
            <text:p>0.330072</text:p>
          </table:table-cell>
          <table:table-cell office:value-type="float" office:value="0.037245" calcext:value-type="float">
            <text:p>0.037245</text:p>
          </table:table-cell>
          <table:table-cell office:value-type="float" office:value="13.490908" calcext:value-type="float">
            <text:p>13.490908</text:p>
          </table:table-cell>
          <table:table-cell office:value-type="float" office:value="55.172137" calcext:value-type="float">
            <text:p>55.172137</text:p>
          </table:table-cell>
          <table:table-cell office:value-type="float" office:value="1.172902" calcext:value-type="float">
            <text:p>1.172902</text:p>
          </table:table-cell>
        </table:table-row>
        <table:table-row table:style-name="ro1">
          <table:table-cell office:value-type="float" office:value="0.335289" calcext:value-type="float">
            <text:p>0.335289</text:p>
          </table:table-cell>
          <table:table-cell office:value-type="float" office:value="0.038532" calcext:value-type="float">
            <text:p>0.038532</text:p>
          </table:table-cell>
          <table:table-cell office:value-type="float" office:value="13.855459" calcext:value-type="float">
            <text:p>13.855459</text:p>
          </table:table-cell>
          <table:table-cell office:value-type="float" office:value="55.346039" calcext:value-type="float">
            <text:p>55.346039</text:p>
          </table:table-cell>
          <table:table-cell office:value-type="float" office:value="1.168872" calcext:value-type="float">
            <text:p>1.168872</text:p>
          </table:table-cell>
        </table:table-row>
        <table:table-row table:style-name="ro1">
          <table:table-cell office:value-type="float" office:value="0.340373" calcext:value-type="float">
            <text:p>0.340373</text:p>
          </table:table-cell>
          <table:table-cell office:value-type="float" office:value="0.039813" calcext:value-type="float">
            <text:p>0.039813</text:p>
          </table:table-cell>
          <table:table-cell office:value-type="float" office:value="14.1471" calcext:value-type="float">
            <text:p>14.1471</text:p>
          </table:table-cell>
          <table:table-cell office:value-type="float" office:value="55.515874" calcext:value-type="float">
            <text:p>55.515874</text:p>
          </table:table-cell>
          <table:table-cell office:value-type="float" office:value="1.164932" calcext:value-type="float">
            <text:p>1.164932</text:p>
          </table:table-cell>
        </table:table-row>
        <table:table-row table:style-name="ro1">
          <table:table-cell office:value-type="float" office:value="0.345578" calcext:value-type="float">
            <text:p>0.345578</text:p>
          </table:table-cell>
          <table:table-cell office:value-type="float" office:value="0.041146" calcext:value-type="float">
            <text:p>0.041146</text:p>
          </table:table-cell>
          <table:table-cell office:value-type="float" office:value="14.36583" calcext:value-type="float">
            <text:p>14.36583</text:p>
          </table:table-cell>
          <table:table-cell office:value-type="float" office:value="55.690392" calcext:value-type="float">
            <text:p>55.690392</text:p>
          </table:table-cell>
          <table:table-cell office:value-type="float" office:value="1.160891" calcext:value-type="float">
            <text:p>1.160891</text:p>
          </table:table-cell>
        </table:table-row>
        <table:table-row table:style-name="ro1">
          <table:table-cell office:value-type="float" office:value="0.350904" calcext:value-type="float">
            <text:p>0.350904</text:p>
          </table:table-cell>
          <table:table-cell office:value-type="float" office:value="0.042539" calcext:value-type="float">
            <text:p>0.042539</text:p>
          </table:table-cell>
          <table:table-cell office:value-type="float" office:value="14.65747" calcext:value-type="float">
            <text:p>14.65747</text:p>
          </table:table-cell>
          <table:table-cell office:value-type="float" office:value="55.86939" calcext:value-type="float">
            <text:p>55.86939</text:p>
          </table:table-cell>
          <table:table-cell office:value-type="float" office:value="1.156744" calcext:value-type="float">
            <text:p>1.156744</text:p>
          </table:table-cell>
        </table:table-row>
        <table:table-row table:style-name="ro1">
          <table:table-cell office:value-type="float" office:value="0.356097" calcext:value-type="float">
            <text:p>0.356097</text:p>
          </table:table-cell>
          <table:table-cell office:value-type="float" office:value="0.043919" calcext:value-type="float">
            <text:p>0.043919</text:p>
          </table:table-cell>
          <table:table-cell office:value-type="float" office:value="14.876201" calcext:value-type="float">
            <text:p>14.876201</text:p>
          </table:table-cell>
          <table:table-cell office:value-type="float" office:value="56.044594" calcext:value-type="float">
            <text:p>56.044594</text:p>
          </table:table-cell>
          <table:table-cell office:value-type="float" office:value="1.152694" calcext:value-type="float">
            <text:p>1.152694</text:p>
          </table:table-cell>
        </table:table-row>
        <table:table-row table:style-name="ro1">
          <table:table-cell office:value-type="float" office:value="0.361285" calcext:value-type="float">
            <text:p>0.361285</text:p>
          </table:table-cell>
          <table:table-cell office:value-type="float" office:value="0.045318" calcext:value-type="float">
            <text:p>0.045318</text:p>
          </table:table-cell>
          <table:table-cell office:value-type="float" office:value="15.094932" calcext:value-type="float">
            <text:p>15.094932</text:p>
          </table:table-cell>
          <table:table-cell office:value-type="float" office:value="56.220269" calcext:value-type="float">
            <text:p>56.220269</text:p>
          </table:table-cell>
          <table:table-cell office:value-type="float" office:value="1.14864" calcext:value-type="float">
            <text:p>1.14864</text:p>
          </table:table-cell>
        </table:table-row>
        <table:table-row table:style-name="ro1">
          <table:table-cell office:value-type="float" office:value="0.366592" calcext:value-type="float">
            <text:p>0.366592</text:p>
          </table:table-cell>
          <table:table-cell office:value-type="float" office:value="0.046778" calcext:value-type="float">
            <text:p>0.046778</text:p>
          </table:table-cell>
          <table:table-cell office:value-type="float" office:value="15.386572" calcext:value-type="float">
            <text:p>15.386572</text:p>
          </table:table-cell>
          <table:table-cell office:value-type="float" office:value="56.400452" calcext:value-type="float">
            <text:p>56.400452</text:p>
          </table:table-cell>
          <table:table-cell office:value-type="float" office:value="1.144481" calcext:value-type="float">
            <text:p>1.144481</text:p>
          </table:table-cell>
        </table:table-row>
        <table:table-row table:style-name="ro1">
          <table:table-cell office:value-type="float" office:value="0.371896" calcext:value-type="float">
            <text:p>0.371896</text:p>
          </table:table-cell>
          <table:table-cell office:value-type="float" office:value="0.048252" calcext:value-type="float">
            <text:p>0.048252</text:p>
          </table:table-cell>
          <table:table-cell office:value-type="float" office:value="15.532391" calcext:value-type="float">
            <text:p>15.532391</text:p>
          </table:table-cell>
          <table:table-cell office:value-type="float" office:value="56.581428" calcext:value-type="float">
            <text:p>56.581428</text:p>
          </table:table-cell>
          <table:table-cell office:value-type="float" office:value="1.140324" calcext:value-type="float">
            <text:p>1.140324</text:p>
          </table:table-cell>
        </table:table-row>
        <table:table-row table:style-name="ro1">
          <table:table-cell office:value-type="float" office:value="0.37732" calcext:value-type="float">
            <text:p>0.37732</text:p>
          </table:table-cell>
          <table:table-cell office:value-type="float" office:value="0.049782" calcext:value-type="float">
            <text:p>0.049782</text:p>
          </table:table-cell>
          <table:table-cell office:value-type="float" office:value="15.751122" calcext:value-type="float">
            <text:p>15.751122</text:p>
          </table:table-cell>
          <table:table-cell office:value-type="float" office:value="56.767261" calcext:value-type="float">
            <text:p>56.767261</text:p>
          </table:table-cell>
          <table:table-cell office:value-type="float" office:value="1.136066" calcext:value-type="float">
            <text:p>1.136066</text:p>
          </table:table-cell>
        </table:table-row>
        <table:table-row table:style-name="ro1">
          <table:table-cell office:value-type="float" office:value="0.382234" calcext:value-type="float">
            <text:p>0.382234</text:p>
          </table:table-cell>
          <table:table-cell office:value-type="float" office:value="0.051188" calcext:value-type="float">
            <text:p>0.051188</text:p>
          </table:table-cell>
          <table:table-cell office:value-type="float" office:value="15.969853" calcext:value-type="float">
            <text:p>15.969853</text:p>
          </table:table-cell>
          <table:table-cell office:value-type="float" office:value="56.936272" calcext:value-type="float">
            <text:p>56.936272</text:p>
          </table:table-cell>
          <table:table-cell office:value-type="float" office:value="1.132201" calcext:value-type="float">
            <text:p>1.132201</text:p>
          </table:table-cell>
        </table:table-row>
        <table:table-row table:style-name="ro1">
          <table:table-cell office:value-type="float" office:value="0.387518" calcext:value-type="float">
            <text:p>0.387518</text:p>
          </table:table-cell>
          <table:table-cell office:value-type="float" office:value="0.052729" calcext:value-type="float">
            <text:p>0.052729</text:p>
          </table:table-cell>
          <table:table-cell office:value-type="float" office:value="16.261493" calcext:value-type="float">
            <text:p>16.261493</text:p>
          </table:table-cell>
          <table:table-cell office:value-type="float" office:value="57.118498" calcext:value-type="float">
            <text:p>57.118498</text:p>
          </table:table-cell>
          <table:table-cell office:value-type="float" office:value="1.128032" calcext:value-type="float">
            <text:p>1.128032</text:p>
          </table:table-cell>
        </table:table-row>
        <table:table-row table:style-name="ro1">
          <table:table-cell office:value-type="float" office:value="0.392795" calcext:value-type="float">
            <text:p>0.392795</text:p>
          </table:table-cell>
          <table:table-cell office:value-type="float" office:value="0.054298" calcext:value-type="float">
            <text:p>0.054298</text:p>
          </table:table-cell>
          <table:table-cell office:value-type="float" office:value="16.553133" calcext:value-type="float">
            <text:p>16.553133</text:p>
          </table:table-cell>
          <table:table-cell office:value-type="float" office:value="57.300997" calcext:value-type="float">
            <text:p>57.300997</text:p>
          </table:table-cell>
          <table:table-cell office:value-type="float" office:value="1.123856" calcext:value-type="float">
            <text:p>1.123856</text:p>
          </table:table-cell>
        </table:table-row>
        <table:table-row table:style-name="ro1">
          <table:table-cell office:value-type="float" office:value="0.398191" calcext:value-type="float">
            <text:p>0.398191</text:p>
          </table:table-cell>
          <table:table-cell office:value-type="float" office:value="0.055924" calcext:value-type="float">
            <text:p>0.055924</text:p>
          </table:table-cell>
          <table:table-cell office:value-type="float" office:value="16.771863" calcext:value-type="float">
            <text:p>16.771863</text:p>
          </table:table-cell>
          <table:table-cell office:value-type="float" office:value="57.488418" calcext:value-type="float">
            <text:p>57.488418</text:p>
          </table:table-cell>
          <table:table-cell office:value-type="float" office:value="1.119578" calcext:value-type="float">
            <text:p>1.119578</text:p>
          </table:table-cell>
        </table:table-row>
        <table:table-row table:style-name="ro1">
          <table:table-cell office:value-type="float" office:value="0.403079" calcext:value-type="float">
            <text:p>0.403079</text:p>
          </table:table-cell>
          <table:table-cell office:value-type="float" office:value="0.057417" calcext:value-type="float">
            <text:p>0.057417</text:p>
          </table:table-cell>
          <table:table-cell office:value-type="float" office:value="16.990594" calcext:value-type="float">
            <text:p>16.990594</text:p>
          </table:table-cell>
          <table:table-cell office:value-type="float" office:value="57.658885" calcext:value-type="float">
            <text:p>57.658885</text:p>
          </table:table-cell>
          <table:table-cell office:value-type="float" office:value="1.115696" calcext:value-type="float">
            <text:p>1.115696</text:p>
          </table:table-cell>
        </table:table-row>
        <table:table-row table:style-name="ro1">
          <table:table-cell office:value-type="float" office:value="0.408212" calcext:value-type="float">
            <text:p>0.408212</text:p>
          </table:table-cell>
          <table:table-cell office:value-type="float" office:value="0.059007" calcext:value-type="float">
            <text:p>0.059007</text:p>
          </table:table-cell>
          <table:table-cell office:value-type="float" office:value="17.209325" calcext:value-type="float">
            <text:p>17.209325</text:p>
          </table:table-cell>
          <table:table-cell office:value-type="float" office:value="57.83858" calcext:value-type="float">
            <text:p>57.83858</text:p>
          </table:table-cell>
          <table:table-cell office:value-type="float" office:value="1.111612" calcext:value-type="float">
            <text:p>1.111612</text:p>
          </table:table-cell>
        </table:table-row>
        <table:table-row table:style-name="ro1">
          <table:table-cell office:value-type="float" office:value="0.413339" calcext:value-type="float">
            <text:p>0.413339</text:p>
          </table:table-cell>
          <table:table-cell office:value-type="float" office:value="0.060616" calcext:value-type="float">
            <text:p>0.060616</text:p>
          </table:table-cell>
          <table:table-cell office:value-type="float" office:value="17.428055" calcext:value-type="float">
            <text:p>17.428055</text:p>
          </table:table-cell>
          <table:table-cell office:value-type="float" office:value="58.018787" calcext:value-type="float">
            <text:p>58.018787</text:p>
          </table:table-cell>
          <table:table-cell office:value-type="float" office:value="1.107526" calcext:value-type="float">
            <text:p>1.107526</text:p>
          </table:table-cell>
        </table:table-row>
        <table:table-row table:style-name="ro1">
          <table:table-cell office:value-type="float" office:value="0.418205" calcext:value-type="float">
            <text:p>0.418205</text:p>
          </table:table-cell>
          <table:table-cell office:value-type="float" office:value="0.062178" calcext:value-type="float">
            <text:p>0.062178</text:p>
          </table:table-cell>
          <table:table-cell office:value-type="float" office:value="17.792606" calcext:value-type="float">
            <text:p>17.792606</text:p>
          </table:table-cell>
          <table:table-cell office:value-type="float" office:value="58.190162" calcext:value-type="float">
            <text:p>58.190162</text:p>
          </table:table-cell>
          <table:table-cell office:value-type="float" office:value="1.103628" calcext:value-type="float">
            <text:p>1.103628</text:p>
          </table:table-cell>
        </table:table-row>
        <table:table-row table:style-name="ro1">
          <table:table-cell office:value-type="float" office:value="0.42294" calcext:value-type="float">
            <text:p>0.42294</text:p>
          </table:table-cell>
          <table:table-cell office:value-type="float" office:value="0.063724" calcext:value-type="float">
            <text:p>0.063724</text:p>
          </table:table-cell>
          <table:table-cell office:value-type="float" office:value="18.084246" calcext:value-type="float">
            <text:p>18.084246</text:p>
          </table:table-cell>
          <table:table-cell office:value-type="float" office:value="58.357302" calcext:value-type="float">
            <text:p>58.357302</text:p>
          </table:table-cell>
          <table:table-cell office:value-type="float" office:value="1.099823" calcext:value-type="float">
            <text:p>1.099823</text:p>
          </table:table-cell>
        </table:table-row>
        <table:table-row table:style-name="ro1">
          <table:table-cell office:value-type="float" office:value="0.427788" calcext:value-type="float">
            <text:p>0.427788</text:p>
          </table:table-cell>
          <table:table-cell office:value-type="float" office:value="0.065341" calcext:value-type="float">
            <text:p>0.065341</text:p>
          </table:table-cell>
          <table:table-cell office:value-type="float" office:value="18.448797" calcext:value-type="float">
            <text:p>18.448797</text:p>
          </table:table-cell>
          <table:table-cell office:value-type="float" office:value="58.528746" calcext:value-type="float">
            <text:p>58.528746</text:p>
          </table:table-cell>
          <table:table-cell office:value-type="float" office:value="1.095907" calcext:value-type="float">
            <text:p>1.095907</text:p>
          </table:table-cell>
        </table:table-row>
        <table:table-row table:style-name="ro1">
          <table:table-cell office:value-type="float" office:value="0.432631" calcext:value-type="float">
            <text:p>0.432631</text:p>
          </table:table-cell>
          <table:table-cell office:value-type="float" office:value="0.066977" calcext:value-type="float">
            <text:p>0.066977</text:p>
          </table:table-cell>
          <table:table-cell office:value-type="float" office:value="18.667527" calcext:value-type="float">
            <text:p>18.667527</text:p>
          </table:table-cell>
          <table:table-cell office:value-type="float" office:value="58.70064" calcext:value-type="float">
            <text:p>58.70064</text:p>
          </table:table-cell>
          <table:table-cell office:value-type="float" office:value="1.091989" calcext:value-type="float">
            <text:p>1.091989</text:p>
          </table:table-cell>
        </table:table-row>
        <table:table-row table:style-name="ro1">
          <table:table-cell office:value-type="float" office:value="0.437593" calcext:value-type="float">
            <text:p>0.437593</text:p>
          </table:table-cell>
          <table:table-cell office:value-type="float" office:value="0.068668" calcext:value-type="float">
            <text:p>0.068668</text:p>
          </table:table-cell>
          <table:table-cell office:value-type="float" office:value="18.813347" calcext:value-type="float">
            <text:p>18.813347</text:p>
          </table:table-cell>
          <table:table-cell office:value-type="float" office:value="58.877685" calcext:value-type="float">
            <text:p>58.877685</text:p>
          </table:table-cell>
          <table:table-cell office:value-type="float" office:value="1.087971" calcext:value-type="float">
            <text:p>1.087971</text:p>
          </table:table-cell>
        </table:table-row>
        <table:table-row table:style-name="ro1">
          <table:table-cell office:value-type="float" office:value="0.442551" calcext:value-type="float">
            <text:p>0.442551</text:p>
          </table:table-cell>
          <table:table-cell office:value-type="float" office:value="0.070371" calcext:value-type="float">
            <text:p>0.070371</text:p>
          </table:table-cell>
          <table:table-cell office:value-type="float" office:value="18.959167" calcext:value-type="float">
            <text:p>18.959167</text:p>
          </table:table-cell>
          <table:table-cell office:value-type="float" office:value="59.055508" calcext:value-type="float">
            <text:p>59.055508</text:p>
          </table:table-cell>
          <table:table-cell office:value-type="float" office:value="1.083956" calcext:value-type="float">
            <text:p>1.083956</text:p>
          </table:table-cell>
        </table:table-row>
        <table:table-row table:style-name="ro1">
          <table:table-cell office:value-type="float" office:value="0.447379" calcext:value-type="float">
            <text:p>0.447379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19.177898" calcext:value-type="float">
            <text:p>19.177898</text:p>
          </table:table-cell>
          <table:table-cell office:value-type="float" office:value="59.229356" calcext:value-type="float">
            <text:p>59.229356</text:p>
          </table:table-cell>
          <table:table-cell office:value-type="float" office:value="1.080038" calcext:value-type="float">
            <text:p>1.080038</text:p>
          </table:table-cell>
        </table:table-row>
        <table:table-row table:style-name="ro1">
          <table:table-cell office:value-type="float" office:value="0.452196" calcext:value-type="float">
            <text:p>0.452196</text:p>
          </table:table-cell>
          <table:table-cell office:value-type="float" office:value="0.073759" calcext:value-type="float">
            <text:p>0.073759</text:p>
          </table:table-cell>
          <table:table-cell office:value-type="float" office:value="19.542448" calcext:value-type="float">
            <text:p>19.542448</text:p>
          </table:table-cell>
          <table:table-cell office:value-type="float" office:value="59.40315" calcext:value-type="float">
            <text:p>59.40315</text:p>
          </table:table-cell>
          <table:table-cell office:value-type="float" office:value="1.076109" calcext:value-type="float">
            <text:p>1.076109</text:p>
          </table:table-cell>
        </table:table-row>
        <table:table-row table:style-name="ro1">
          <table:table-cell office:value-type="float" office:value="0.45663" calcext:value-type="float">
            <text:p>0.45663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19.979908" calcext:value-type="float">
            <text:p>19.979908</text:p>
          </table:table-cell>
          <table:table-cell office:value-type="float" office:value="59.563227" calcext:value-type="float">
            <text:p>59.563227</text:p>
          </table:table-cell>
          <table:table-cell office:value-type="float" office:value="1.072469" calcext:value-type="float">
            <text:p>1.072469</text:p>
          </table:table-cell>
        </table:table-row>
        <table:table-row table:style-name="ro1">
          <table:table-cell office:value-type="float" office:value="0.461302" calcext:value-type="float">
            <text:p>0.461302</text:p>
          </table:table-cell>
          <table:table-cell office:value-type="float" office:value="0.077097" calcext:value-type="float">
            <text:p>0.077097</text:p>
          </table:table-cell>
          <table:table-cell office:value-type="float" office:value="20.271548" calcext:value-type="float">
            <text:p>20.271548</text:p>
          </table:table-cell>
          <table:table-cell office:value-type="float" office:value="59.732328" calcext:value-type="float">
            <text:p>59.732328</text:p>
          </table:table-cell>
          <table:table-cell office:value-type="float" office:value="1.068619" calcext:value-type="float">
            <text:p>1.068619</text:p>
          </table:table-cell>
        </table:table-row>
        <table:table-row table:style-name="ro1">
          <table:table-cell office:value-type="float" office:value="0.465965" calcext:value-type="float">
            <text:p>0.465965</text:p>
          </table:table-cell>
          <table:table-cell office:value-type="float" office:value="0.078846" calcext:value-type="float">
            <text:p>0.078846</text:p>
          </table:table-cell>
          <table:table-cell office:value-type="float" office:value="20.563188" calcext:value-type="float">
            <text:p>20.563188</text:p>
          </table:table-cell>
          <table:table-cell office:value-type="float" office:value="59.901599" calcext:value-type="float">
            <text:p>59.901599</text:p>
          </table:table-cell>
          <table:table-cell office:value-type="float" office:value="1.064762" calcext:value-type="float">
            <text:p>1.064762</text:p>
          </table:table-cell>
        </table:table-row>
        <table:table-row table:style-name="ro1">
          <table:table-cell office:value-type="float" office:value="0.470624" calcext:value-type="float">
            <text:p>0.470624</text:p>
          </table:table-cell>
          <table:table-cell office:value-type="float" office:value="0.080607" calcext:value-type="float">
            <text:p>0.080607</text:p>
          </table:table-cell>
          <table:table-cell office:value-type="float" office:value="20.709008" calcext:value-type="float">
            <text:p>20.709008</text:p>
          </table:table-cell>
          <table:table-cell office:value-type="float" office:value="60.071567" calcext:value-type="float">
            <text:p>60.071567</text:p>
          </table:table-cell>
          <table:table-cell office:value-type="float" office:value="1.060907" calcext:value-type="float">
            <text:p>1.060907</text:p>
          </table:table-cell>
        </table:table-row>
        <table:table-row table:style-name="ro1">
          <table:table-cell office:value-type="float" office:value="0.475278" calcext:value-type="float">
            <text:p>0.475278</text:p>
          </table:table-cell>
          <table:table-cell office:value-type="float" office:value="0.08238" calcext:value-type="float">
            <text:p>0.08238</text:p>
          </table:table-cell>
          <table:table-cell office:value-type="float" office:value="20.854828" calcext:value-type="float">
            <text:p>20.854828</text:p>
          </table:table-cell>
          <table:table-cell office:value-type="float" office:value="60.242246" calcext:value-type="float">
            <text:p>60.242246</text:p>
          </table:table-cell>
          <table:table-cell office:value-type="float" office:value="1.057053" calcext:value-type="float">
            <text:p>1.057053</text:p>
          </table:table-cell>
        </table:table-row>
        <table:table-row table:style-name="ro1">
          <table:table-cell office:value-type="float" office:value="0.479678" calcext:value-type="float">
            <text:p>0.479678</text:p>
          </table:table-cell>
          <table:table-cell office:value-type="float" office:value="0.084082" calcext:value-type="float">
            <text:p>0.084082</text:p>
          </table:table-cell>
          <table:table-cell office:value-type="float" office:value="21.146467" calcext:value-type="float">
            <text:p>21.146467</text:p>
          </table:table-cell>
          <table:table-cell office:value-type="float" office:value="60.404085" calcext:value-type="float">
            <text:p>60.404085</text:p>
          </table:table-cell>
          <table:table-cell office:value-type="float" office:value="1.053395" calcext:value-type="float">
            <text:p>1.053395</text:p>
          </table:table-cell>
        </table:table-row>
        <table:table-row table:style-name="ro1">
          <table:table-cell office:value-type="float" office:value="0.484309" calcext:value-type="float">
            <text:p>0.484309</text:p>
          </table:table-cell>
          <table:table-cell office:value-type="float" office:value="0.085914" calcext:value-type="float">
            <text:p>0.085914</text:p>
          </table:table-cell>
          <table:table-cell office:value-type="float" office:value="21.583927" calcext:value-type="float">
            <text:p>21.583927</text:p>
          </table:table-cell>
          <table:table-cell office:value-type="float" office:value="60.574525" calcext:value-type="float">
            <text:p>60.574525</text:p>
          </table:table-cell>
          <table:table-cell office:value-type="float" office:value="1.049519" calcext:value-type="float">
            <text:p>1.049519</text:p>
          </table:table-cell>
        </table:table-row>
        <table:table-row table:style-name="ro1">
          <table:table-cell office:value-type="float" office:value="0.488807" calcext:value-type="float">
            <text:p>0.488807</text:p>
          </table:table-cell>
          <table:table-cell office:value-type="float" office:value="0.087726" calcext:value-type="float">
            <text:p>0.087726</text:p>
          </table:table-cell>
          <table:table-cell office:value-type="float" office:value="21.948478" calcext:value-type="float">
            <text:p>21.948478</text:p>
          </table:table-cell>
          <table:table-cell office:value-type="float" office:value="60.740374" calcext:value-type="float">
            <text:p>60.740374</text:p>
          </table:table-cell>
          <table:table-cell office:value-type="float" office:value="1.045735" calcext:value-type="float">
            <text:p>1.045735</text:p>
          </table:table-cell>
        </table:table-row>
        <table:table-row table:style-name="ro1">
          <table:table-cell office:value-type="float" office:value="0.493293" calcext:value-type="float">
            <text:p>0.493293</text:p>
          </table:table-cell>
          <table:table-cell office:value-type="float" office:value="0.089567" calcext:value-type="float">
            <text:p>0.089567</text:p>
          </table:table-cell>
          <table:table-cell office:value-type="float" office:value="22.313028" calcext:value-type="float">
            <text:p>22.313028</text:p>
          </table:table-cell>
          <table:table-cell office:value-type="float" office:value="60.906114" calcext:value-type="float">
            <text:p>60.906114</text:p>
          </table:table-cell>
          <table:table-cell office:value-type="float" office:value="1.041941" calcext:value-type="float">
            <text:p>1.041941</text:p>
          </table:table-cell>
        </table:table-row>
        <table:table-row table:style-name="ro1">
          <table:table-cell office:value-type="float" office:value="0.497407" calcext:value-type="float">
            <text:p>0.497407</text:p>
          </table:table-cell>
          <table:table-cell office:value-type="float" office:value="0.09128" calcext:value-type="float">
            <text:p>0.09128</text:p>
          </table:table-cell>
          <table:table-cell office:value-type="float" office:value="22.604668" calcext:value-type="float">
            <text:p>22.604668</text:p>
          </table:table-cell>
          <table:table-cell office:value-type="float" office:value="61.0585" calcext:value-type="float">
            <text:p>61.0585</text:p>
          </table:table-cell>
          <table:table-cell office:value-type="float" office:value="1.038447" calcext:value-type="float">
            <text:p>1.038447</text:p>
          </table:table-cell>
        </table:table-row>
        <table:table-row table:style-name="ro1">
          <table:table-cell office:value-type="float" office:value="0.501758" calcext:value-type="float">
            <text:p>0.501758</text:p>
          </table:table-cell>
          <table:table-cell office:value-type="float" office:value="0.093104" calcext:value-type="float">
            <text:p>0.093104</text:p>
          </table:table-cell>
          <table:table-cell office:value-type="float" office:value="22.750488" calcext:value-type="float">
            <text:p>22.750488</text:p>
          </table:table-cell>
          <table:table-cell office:value-type="float" office:value="61.220442" calcext:value-type="float">
            <text:p>61.220442</text:p>
          </table:table-cell>
          <table:table-cell office:value-type="float" office:value="1.034749" calcext:value-type="float">
            <text:p>1.034749</text:p>
          </table:table-cell>
        </table:table-row>
        <table:table-row table:style-name="ro1">
          <table:table-cell office:value-type="float" office:value="0.5061" calcext:value-type="float">
            <text:p>0.5061</text:p>
          </table:table-cell>
          <table:table-cell office:value-type="float" office:value="0.094951" calcext:value-type="float">
            <text:p>0.094951</text:p>
          </table:table-cell>
          <table:table-cell office:value-type="float" office:value="23.042128" calcext:value-type="float">
            <text:p>23.042128</text:p>
          </table:table-cell>
          <table:table-cell office:value-type="float" office:value="61.382507" calcext:value-type="float">
            <text:p>61.382507</text:p>
          </table:table-cell>
          <table:table-cell office:value-type="float" office:value="1.031044" calcext:value-type="float">
            <text:p>1.031044</text:p>
          </table:table-cell>
        </table:table-row>
        <table:table-row table:style-name="ro1">
          <table:table-cell office:value-type="float" office:value="0.510673" calcext:value-type="float">
            <text:p>0.510673</text:p>
          </table:table-cell>
          <table:table-cell office:value-type="float" office:value="0.096923" calcext:value-type="float">
            <text:p>0.096923</text:p>
          </table:table-cell>
          <table:table-cell office:value-type="float" office:value="23.333768" calcext:value-type="float">
            <text:p>23.333768</text:p>
          </table:table-cell>
          <table:table-cell office:value-type="float" office:value="61.553738" calcext:value-type="float">
            <text:p>61.553738</text:p>
          </table:table-cell>
          <table:table-cell office:value-type="float" office:value="1.027126" calcext:value-type="float">
            <text:p>1.027126</text:p>
          </table:table-cell>
        </table:table-row>
        <table:table-row table:style-name="ro1">
          <table:table-cell office:value-type="float" office:value="0.515476" calcext:value-type="float">
            <text:p>0.515476</text:p>
          </table:table-cell>
          <table:table-cell office:value-type="float" office:value="0.099024" calcext:value-type="float">
            <text:p>0.099024</text:p>
          </table:table-cell>
          <table:table-cell office:value-type="float" office:value="23.625408" calcext:value-type="float">
            <text:p>23.625408</text:p>
          </table:table-cell>
          <table:table-cell office:value-type="float" office:value="61.734219" calcext:value-type="float">
            <text:p>61.734219</text:p>
          </table:table-cell>
          <table:table-cell office:value-type="float" office:value="1.022996" calcext:value-type="float">
            <text:p>1.022996</text:p>
          </table:table-cell>
        </table:table-row>
        <table:table-row table:style-name="ro1">
          <table:table-cell office:value-type="float" office:value="0.520146" calcext:value-type="float">
            <text:p>0.520146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23.989958" calcext:value-type="float">
            <text:p>23.989958</text:p>
          </table:table-cell>
          <table:table-cell office:value-type="float" office:value="61.91015" calcext:value-type="float">
            <text:p>61.91015</text:p>
          </table:table-cell>
          <table:table-cell office:value-type="float" office:value="1.018959" calcext:value-type="float">
            <text:p>1.018959</text:p>
          </table:table-cell>
        </table:table-row>
        <table:table-row table:style-name="ro1">
          <table:table-cell office:value-type="float" office:value="0.524808" calcext:value-type="float">
            <text:p>0.524808</text:p>
          </table:table-cell>
          <table:table-cell office:value-type="float" office:value="0.103198" calcext:value-type="float">
            <text:p>0.103198</text:p>
          </table:table-cell>
          <table:table-cell office:value-type="float" office:value="24.208689" calcext:value-type="float">
            <text:p>24.208689</text:p>
          </table:table-cell>
          <table:table-cell office:value-type="float" office:value="62.086621" calcext:value-type="float">
            <text:p>62.086621</text:p>
          </table:table-cell>
          <table:table-cell office:value-type="float" office:value="1.01492" calcext:value-type="float">
            <text:p>1.01492</text:p>
          </table:table-cell>
        </table:table-row>
        <table:table-row table:style-name="ro1">
          <table:table-cell office:value-type="float" office:value="0.529106" calcext:value-type="float">
            <text:p>0.529106</text:p>
          </table:table-cell>
          <table:table-cell office:value-type="float" office:value="0.105143" calcext:value-type="float">
            <text:p>0.105143</text:p>
          </table:table-cell>
          <table:table-cell office:value-type="float" office:value="24.354509" calcext:value-type="float">
            <text:p>24.354509</text:p>
          </table:table-cell>
          <table:table-cell office:value-type="float" office:value="62.250223" calcext:value-type="float">
            <text:p>62.250223</text:p>
          </table:table-cell>
          <table:table-cell office:value-type="float" office:value="1.011192" calcext:value-type="float">
            <text:p>1.011192</text:p>
          </table:table-cell>
        </table:table-row>
        <table:table-row table:style-name="ro1">
          <table:table-cell office:value-type="float" office:value="0.533283" calcext:value-type="float">
            <text:p>0.533283</text:p>
          </table:table-cell>
          <table:table-cell office:value-type="float" office:value="0.10704" calcext:value-type="float">
            <text:p>0.10704</text:p>
          </table:table-cell>
          <table:table-cell office:value-type="float" office:value="24.42742" calcext:value-type="float">
            <text:p>24.42742</text:p>
          </table:table-cell>
          <table:table-cell office:value-type="float" office:value="62.410184" calcext:value-type="float">
            <text:p>62.410184</text:p>
          </table:table-cell>
          <table:table-cell office:value-type="float" office:value="1.007573" calcext:value-type="float">
            <text:p>1.007573</text:p>
          </table:table-cell>
        </table:table-row>
        <table:table-row table:style-name="ro1">
          <table:table-cell office:value-type="float" office:value="0.537574" calcext:value-type="float">
            <text:p>0.537574</text:p>
          </table:table-cell>
          <table:table-cell office:value-type="float" office:value="0.109002" calcext:value-type="float">
            <text:p>0.109002</text:p>
          </table:table-cell>
          <table:table-cell office:value-type="float" office:value="24.57324" calcext:value-type="float">
            <text:p>24.57324</text:p>
          </table:table-cell>
          <table:table-cell office:value-type="float" office:value="62.575371" calcext:value-type="float">
            <text:p>62.575371</text:p>
          </table:table-cell>
          <table:table-cell office:value-type="float" office:value="1.00385" calcext:value-type="float">
            <text:p>1.00385</text:p>
          </table:table-cell>
        </table:table-row>
        <table:table-row table:style-name="ro1">
          <table:table-cell office:value-type="float" office:value="0.541976" calcext:value-type="float">
            <text:p>0.541976</text:p>
          </table:table-cell>
          <table:table-cell office:value-type="float" office:value="0.111035" calcext:value-type="float">
            <text:p>0.111035</text:p>
          </table:table-cell>
          <table:table-cell office:value-type="float" office:value="24.79197" calcext:value-type="float">
            <text:p>24.79197</text:p>
          </table:table-cell>
          <table:table-cell office:value-type="float" office:value="62.745599" calcext:value-type="float">
            <text:p>62.745599</text:p>
          </table:table-cell>
          <table:table-cell office:value-type="float" office:value="1.000022" calcext:value-type="float">
            <text:p>1.000022</text:p>
          </table:table-cell>
        </table:table-row>
        <table:table-row table:style-name="ro1">
          <table:table-cell office:value-type="float" office:value="0.546365" calcext:value-type="float">
            <text:p>0.546365</text:p>
          </table:table-cell>
          <table:table-cell office:value-type="float" office:value="0.113097" calcext:value-type="float">
            <text:p>0.113097</text:p>
          </table:table-cell>
          <table:table-cell office:value-type="float" office:value="25.156521" calcext:value-type="float">
            <text:p>25.156521</text:p>
          </table:table-cell>
          <table:table-cell office:value-type="float" office:value="62.915731" calcext:value-type="float">
            <text:p>62.915731</text:p>
          </table:table-cell>
          <table:table-cell office:value-type="float" office:value="0.996184" calcext:value-type="float">
            <text:p>0.996184</text:p>
          </table:table-cell>
        </table:table-row>
        <table:table-row table:style-name="ro1">
          <table:table-cell office:value-type="float" office:value="0.550862" calcext:value-type="float">
            <text:p>0.550862</text:p>
          </table:table-cell>
          <table:table-cell office:value-type="float" office:value="0.115236" calcext:value-type="float">
            <text:p>0.115236</text:p>
          </table:table-cell>
          <table:table-cell office:value-type="float" office:value="25.448161" calcext:value-type="float">
            <text:p>25.448161</text:p>
          </table:table-cell>
          <table:table-cell office:value-type="float" office:value="63.090672" calcext:value-type="float">
            <text:p>63.090672</text:p>
          </table:table-cell>
          <table:table-cell office:value-type="float" office:value="0.992235" calcext:value-type="float">
            <text:p>0.992235</text:p>
          </table:table-cell>
        </table:table-row>
        <table:table-row table:style-name="ro1">
          <table:table-cell office:value-type="float" office:value="0.554876" calcext:value-type="float">
            <text:p>0.554876</text:p>
          </table:table-cell>
          <table:table-cell office:value-type="float" office:value="0.117171" calcext:value-type="float">
            <text:p>0.117171</text:p>
          </table:table-cell>
          <table:table-cell office:value-type="float" office:value="25.739801" calcext:value-type="float">
            <text:p>25.739801</text:p>
          </table:table-cell>
          <table:table-cell office:value-type="float" office:value="63.24734" calcext:value-type="float">
            <text:p>63.24734</text:p>
          </table:table-cell>
          <table:table-cell office:value-type="float" office:value="0.988697" calcext:value-type="float">
            <text:p>0.988697</text:p>
          </table:table-cell>
        </table:table-row>
        <table:table-row table:style-name="ro1">
          <table:table-cell office:value-type="float" office:value="0.559001" calcext:value-type="float">
            <text:p>0.559001</text:p>
          </table:table-cell>
          <table:table-cell office:value-type="float" office:value="0.119179" calcext:value-type="float">
            <text:p>0.119179</text:p>
          </table:table-cell>
          <table:table-cell office:value-type="float" office:value="25.958531" calcext:value-type="float">
            <text:p>25.958531</text:p>
          </table:table-cell>
          <table:table-cell office:value-type="float" office:value="63.408982" calcext:value-type="float">
            <text:p>63.408982</text:p>
          </table:table-cell>
          <table:table-cell office:value-type="float" office:value="0.985051" calcext:value-type="float">
            <text:p>0.985051</text:p>
          </table:table-cell>
        </table:table-row>
        <table:table-row table:style-name="ro1">
          <table:table-cell office:value-type="float" office:value="0.563238" calcext:value-type="float">
            <text:p>0.563238</text:p>
          </table:table-cell>
          <table:table-cell office:value-type="float" office:value="0.121255" calcext:value-type="float">
            <text:p>0.121255</text:p>
          </table:table-cell>
          <table:table-cell office:value-type="float" office:value="26.104351" calcext:value-type="float">
            <text:p>26.104351</text:p>
          </table:table-cell>
          <table:table-cell office:value-type="float" office:value="63.575944" calcext:value-type="float">
            <text:p>63.575944</text:p>
          </table:table-cell>
          <table:table-cell office:value-type="float" office:value="0.981302" calcext:value-type="float">
            <text:p>0.981302</text:p>
          </table:table-cell>
        </table:table-row>
        <table:table-row table:style-name="ro1">
          <table:table-cell office:value-type="float" office:value="0.567349" calcext:value-type="float">
            <text:p>0.567349</text:p>
          </table:table-cell>
          <table:table-cell office:value-type="float" office:value="0.123289" calcext:value-type="float">
            <text:p>0.123289</text:p>
          </table:table-cell>
          <table:table-cell office:value-type="float" office:value="26.323082" calcext:value-type="float">
            <text:p>26.323082</text:p>
          </table:table-cell>
          <table:table-cell office:value-type="float" office:value="63.738672" calcext:value-type="float">
            <text:p>63.738672</text:p>
          </table:table-cell>
          <table:table-cell office:value-type="float" office:value="0.977655" calcext:value-type="float">
            <text:p>0.977655</text:p>
          </table:table-cell>
        </table:table-row>
        <table:table-row table:style-name="ro1">
          <table:table-cell office:value-type="float" office:value="0.571453" calcext:value-type="float">
            <text:p>0.571453</text:p>
          </table:table-cell>
          <table:table-cell office:value-type="float" office:value="0.125339" calcext:value-type="float">
            <text:p>0.125339</text:p>
          </table:table-cell>
          <table:table-cell office:value-type="float" office:value="26.541813" calcext:value-type="float">
            <text:p>26.541813</text:p>
          </table:table-cell>
          <table:table-cell office:value-type="float" office:value="63.901809" calcext:value-type="float">
            <text:p>63.901809</text:p>
          </table:table-cell>
          <table:table-cell office:value-type="float" office:value="0.974005" calcext:value-type="float">
            <text:p>0.974005</text:p>
          </table:table-cell>
        </table:table-row>
        <table:table-row table:style-name="ro1">
          <table:table-cell office:value-type="float" office:value="0.575663" calcext:value-type="float">
            <text:p>0.575663</text:p>
          </table:table-cell>
          <table:table-cell office:value-type="float" office:value="0.127468" calcext:value-type="float">
            <text:p>0.127468</text:p>
          </table:table-cell>
          <table:table-cell office:value-type="float" office:value="26.833453" calcext:value-type="float">
            <text:p>26.833453</text:p>
          </table:table-cell>
          <table:table-cell office:value-type="float" office:value="64.069749" calcext:value-type="float">
            <text:p>64.069749</text:p>
          </table:table-cell>
          <table:table-cell office:value-type="float" office:value="0.970244" calcext:value-type="float">
            <text:p>0.970244</text:p>
          </table:table-cell>
        </table:table-row>
        <table:table-row table:style-name="ro1">
          <table:table-cell office:value-type="float" office:value="0.579748" calcext:value-type="float">
            <text:p>0.579748</text:p>
          </table:table-cell>
          <table:table-cell office:value-type="float" office:value="0.129554" calcext:value-type="float">
            <text:p>0.129554</text:p>
          </table:table-cell>
          <table:table-cell office:value-type="float" office:value="27.052183" calcext:value-type="float">
            <text:p>27.052183</text:p>
          </table:table-cell>
          <table:table-cell office:value-type="float" office:value="64.23346" calcext:value-type="float">
            <text:p>64.23346</text:p>
          </table:table-cell>
          <table:table-cell office:value-type="float" office:value="0.966585" calcext:value-type="float">
            <text:p>0.966585</text:p>
          </table:table-cell>
        </table:table-row>
        <table:table-row table:style-name="ro1">
          <table:table-cell office:value-type="float" office:value="0.583707" calcext:value-type="float">
            <text:p>0.58370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27.343823" calcext:value-type="float">
            <text:p>27.343823</text:p>
          </table:table-cell>
          <table:table-cell office:value-type="float" office:value="64.392602" calcext:value-type="float">
            <text:p>64.392602</text:p>
          </table:table-cell>
          <table:table-cell office:value-type="float" office:value="0.963025" calcext:value-type="float">
            <text:p>0.963025</text:p>
          </table:table-cell>
        </table:table-row>
        <table:table-row table:style-name="ro1">
          <table:table-cell office:value-type="float" office:value="0.587536" calcext:value-type="float">
            <text:p>0.587536</text:p>
          </table:table-cell>
          <table:table-cell office:value-type="float" office:value="0.133612" calcext:value-type="float">
            <text:p>0.133612</text:p>
          </table:table-cell>
          <table:table-cell office:value-type="float" office:value="27.708374" calcext:value-type="float">
            <text:p>27.708374</text:p>
          </table:table-cell>
          <table:table-cell office:value-type="float" office:value="64.54688" calcext:value-type="float">
            <text:p>64.54688</text:p>
          </table:table-cell>
          <table:table-cell office:value-type="float" office:value="0.95956" calcext:value-type="float">
            <text:p>0.95956</text:p>
          </table:table-cell>
        </table:table-row>
        <table:table-row table:style-name="ro1">
          <table:table-cell office:value-type="float" office:value="0.59147" calcext:value-type="float">
            <text:p>0.59147</text:p>
          </table:table-cell>
          <table:table-cell office:value-type="float" office:value="0.135704" calcext:value-type="float">
            <text:p>0.135704</text:p>
          </table:table-cell>
          <table:table-cell office:value-type="float" office:value="28.000014" calcext:value-type="float">
            <text:p>28.000014</text:p>
          </table:table-cell>
          <table:table-cell office:value-type="float" office:value="64.705912" calcext:value-type="float">
            <text:p>64.705912</text:p>
          </table:table-cell>
          <table:table-cell office:value-type="float" office:value="0.955984" calcext:value-type="float">
            <text:p>0.955984</text:p>
          </table:table-cell>
        </table:table-row>
        <table:table-row table:style-name="ro1">
          <table:table-cell office:value-type="float" office:value="0.595281" calcext:value-type="float">
            <text:p>0.595281</text:p>
          </table:table-cell>
          <table:table-cell office:value-type="float" office:value="0.137749" calcext:value-type="float">
            <text:p>0.137749</text:p>
          </table:table-cell>
          <table:table-cell office:value-type="float" office:value="28.218744" calcext:value-type="float">
            <text:p>28.218744</text:p>
          </table:table-cell>
          <table:table-cell office:value-type="float" office:value="64.86062" calcext:value-type="float">
            <text:p>64.86062</text:p>
          </table:table-cell>
          <table:table-cell office:value-type="float" office:value="0.95251" calcext:value-type="float">
            <text:p>0.95251</text:p>
          </table:table-cell>
        </table:table-row>
        <table:table-row table:style-name="ro1">
          <table:table-cell office:value-type="float" office:value="0.599197" calcext:value-type="float">
            <text:p>0.599197</text:p>
          </table:table-cell>
          <table:table-cell office:value-type="float" office:value="0.139875" calcext:value-type="float">
            <text:p>0.139875</text:p>
          </table:table-cell>
          <table:table-cell office:value-type="float" office:value="28.510384" calcext:value-type="float">
            <text:p>28.510384</text:p>
          </table:table-cell>
          <table:table-cell office:value-type="float" office:value="65.020089" calcext:value-type="float">
            <text:p>65.020089</text:p>
          </table:table-cell>
          <table:table-cell office:value-type="float" office:value="0.948924" calcext:value-type="float">
            <text:p>0.948924</text:p>
          </table:table-cell>
        </table:table-row>
        <table:table-row table:style-name="ro1">
          <table:table-cell office:value-type="float" office:value="0.60299" calcext:value-type="float">
            <text:p>0.60299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28.729113" calcext:value-type="float">
            <text:p>28.729113</text:p>
          </table:table-cell>
          <table:table-cell office:value-type="float" office:value="65.175228" calcext:value-type="float">
            <text:p>65.175228</text:p>
          </table:table-cell>
          <table:table-cell office:value-type="float" office:value="0.945442" calcext:value-type="float">
            <text:p>0.945442</text:p>
          </table:table-cell>
        </table:table-row>
        <table:table-row table:style-name="ro1">
          <table:table-cell office:value-type="float" office:value="0.606657" calcext:value-type="float">
            <text:p>0.606657</text:p>
          </table:table-cell>
          <table:table-cell office:value-type="float" office:value="0.143988" calcext:value-type="float">
            <text:p>0.143988</text:p>
          </table:table-cell>
          <table:table-cell office:value-type="float" office:value="29.020753" calcext:value-type="float">
            <text:p>29.020753</text:p>
          </table:table-cell>
          <table:table-cell office:value-type="float" office:value="65.325715" calcext:value-type="float">
            <text:p>65.325715</text:p>
          </table:table-cell>
          <table:table-cell office:value-type="float" office:value="0.942059" calcext:value-type="float">
            <text:p>0.942059</text:p>
          </table:table-cell>
        </table:table-row>
        <table:table-row table:style-name="ro1">
          <table:table-cell office:value-type="float" office:value="0.610202" calcext:value-type="float">
            <text:p>0.610202</text:p>
          </table:table-cell>
          <table:table-cell office:value-type="float" office:value="0.145973" calcext:value-type="float">
            <text:p>0.145973</text:p>
          </table:table-cell>
          <table:table-cell office:value-type="float" office:value="29.239482" calcext:value-type="float">
            <text:p>29.239482</text:p>
          </table:table-cell>
          <table:table-cell office:value-type="float" office:value="65.471769" calcext:value-type="float">
            <text:p>65.471769</text:p>
          </table:table-cell>
          <table:table-cell office:value-type="float" office:value="0.938778" calcext:value-type="float">
            <text:p>0.938778</text:p>
          </table:table-cell>
        </table:table-row>
        <table:table-row table:style-name="ro1">
          <table:table-cell office:value-type="float" office:value="0.613968" calcext:value-type="float">
            <text:p>0.613968</text:p>
          </table:table-cell>
          <table:table-cell office:value-type="float" office:value="0.1481" calcext:value-type="float">
            <text:p>0.1481</text:p>
          </table:table-cell>
          <table:table-cell office:value-type="float" office:value="29.458211" calcext:value-type="float">
            <text:p>29.458211</text:p>
          </table:table-cell>
          <table:table-cell office:value-type="float" office:value="65.627557" calcext:value-type="float">
            <text:p>65.627557</text:p>
          </table:table-cell>
          <table:table-cell office:value-type="float" office:value="0.935283" calcext:value-type="float">
            <text:p>0.935283</text:p>
          </table:table-cell>
        </table:table-row>
        <table:table-row table:style-name="ro1">
          <table:table-cell office:value-type="float" office:value="0.617609" calcext:value-type="float">
            <text:p>0.617609</text:p>
          </table:table-cell>
          <table:table-cell office:value-type="float" office:value="0.150181" calcext:value-type="float">
            <text:p>0.150181</text:p>
          </table:table-cell>
          <table:table-cell office:value-type="float" office:value="29.749851" calcext:value-type="float">
            <text:p>29.749851</text:p>
          </table:table-cell>
          <table:table-cell office:value-type="float" office:value="65.778672" calcext:value-type="float">
            <text:p>65.778672</text:p>
          </table:table-cell>
          <table:table-cell office:value-type="float" office:value="0.931888" calcext:value-type="float">
            <text:p>0.931888</text:p>
          </table:table-cell>
        </table:table-row>
        <table:table-row table:style-name="ro1">
          <table:table-cell office:value-type="float" office:value="0.621245" calcext:value-type="float">
            <text:p>0.621245</text:p>
          </table:table-cell>
          <table:table-cell office:value-type="float" office:value="0.152271" calcext:value-type="float">
            <text:p>0.152271</text:p>
          </table:table-cell>
          <table:table-cell office:value-type="float" office:value="29.895672" calcext:value-type="float">
            <text:p>29.895672</text:p>
          </table:table-cell>
          <table:table-cell office:value-type="float" office:value="65.930368" calcext:value-type="float">
            <text:p>65.930368</text:p>
          </table:table-cell>
          <table:table-cell office:value-type="float" office:value="0.928493" calcext:value-type="float">
            <text:p>0.928493</text:p>
          </table:table-cell>
        </table:table-row>
        <table:table-row table:style-name="ro1">
          <table:table-cell office:value-type="float" office:value="0.624876" calcext:value-type="float">
            <text:p>0.624876</text:p>
          </table:table-cell>
          <table:table-cell office:value-type="float" office:value="0.15437" calcext:value-type="float">
            <text:p>0.15437</text:p>
          </table:table-cell>
          <table:table-cell office:value-type="float" office:value="30.041494" calcext:value-type="float">
            <text:p>30.041494</text:p>
          </table:table-cell>
          <table:table-cell office:value-type="float" office:value="66.082638" calcext:value-type="float">
            <text:p>66.082638</text:p>
          </table:table-cell>
          <table:table-cell office:value-type="float" office:value="0.925099" calcext:value-type="float">
            <text:p>0.925099</text:p>
          </table:table-cell>
        </table:table-row>
        <table:table-row table:style-name="ro1">
          <table:table-cell office:value-type="float" office:value="0.62827" calcext:value-type="float">
            <text:p>0.62827</text:p>
          </table:table-cell>
          <table:table-cell office:value-type="float" office:value="0.156356" calcext:value-type="float">
            <text:p>0.156356</text:p>
          </table:table-cell>
          <table:table-cell office:value-type="float" office:value="30.333134" calcext:value-type="float">
            <text:p>30.333134</text:p>
          </table:table-cell>
          <table:table-cell office:value-type="float" office:value="66.225406" calcext:value-type="float">
            <text:p>66.225406</text:p>
          </table:table-cell>
          <table:table-cell office:value-type="float" office:value="0.921911" calcext:value-type="float">
            <text:p>0.921911</text:p>
          </table:table-cell>
        </table:table-row>
        <table:table-row table:style-name="ro1">
          <table:table-cell office:value-type="float" office:value="0.631653" calcext:value-type="float">
            <text:p>0.631653</text:p>
          </table:table-cell>
          <table:table-cell office:value-type="float" office:value="0.158359" calcext:value-type="float">
            <text:p>0.158359</text:p>
          </table:table-cell>
          <table:table-cell office:value-type="float" office:value="30.624774" calcext:value-type="float">
            <text:p>30.624774</text:p>
          </table:table-cell>
          <table:table-cell office:value-type="float" office:value="66.368147" calcext:value-type="float">
            <text:p>66.368147</text:p>
          </table:table-cell>
          <table:table-cell office:value-type="float" office:value="0.918716" calcext:value-type="float">
            <text:p>0.918716</text:p>
          </table:table-cell>
        </table:table-row>
        <table:table-row table:style-name="ro1">
          <table:table-cell office:value-type="float" office:value="0.634911" calcext:value-type="float">
            <text:p>0.634911</text:p>
          </table:table-cell>
          <table:table-cell office:value-type="float" office:value="0.160315" calcext:value-type="float">
            <text:p>0.160315</text:p>
          </table:table-cell>
          <table:table-cell office:value-type="float" office:value="30.989324" calcext:value-type="float">
            <text:p>30.989324</text:p>
          </table:table-cell>
          <table:table-cell office:value-type="float" office:value="66.505847" calcext:value-type="float">
            <text:p>66.505847</text:p>
          </table:table-cell>
          <table:table-cell office:value-type="float" office:value="0.91562" calcext:value-type="float">
            <text:p>0.91562</text:p>
          </table:table-cell>
        </table:table-row>
        <table:table-row table:style-name="ro1">
          <table:table-cell office:value-type="float" office:value="0.638162" calcext:value-type="float">
            <text:p>0.638162</text:p>
          </table:table-cell>
          <table:table-cell office:value-type="float" office:value="0.162285" calcext:value-type="float">
            <text:p>0.162285</text:p>
          </table:table-cell>
          <table:table-cell office:value-type="float" office:value="31.208053" calcext:value-type="float">
            <text:p>31.208053</text:p>
          </table:table-cell>
          <table:table-cell office:value-type="float" office:value="66.643745" calcext:value-type="float">
            <text:p>66.643745</text:p>
          </table:table-cell>
          <table:table-cell office:value-type="float" office:value="0.91252" calcext:value-type="float">
            <text:p>0.91252</text:p>
          </table:table-cell>
        </table:table-row>
        <table:table-row table:style-name="ro1">
          <table:table-cell office:value-type="float" office:value="0.64152" calcext:value-type="float">
            <text:p>0.64152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31.353875" calcext:value-type="float">
            <text:p>31.353875</text:p>
          </table:table-cell>
          <table:table-cell office:value-type="float" office:value="66.786868" calcext:value-type="float">
            <text:p>66.786868</text:p>
          </table:table-cell>
          <table:table-cell office:value-type="float" office:value="0.909314" calcext:value-type="float">
            <text:p>0.909314</text:p>
          </table:table-cell>
        </table:table-row>
        <table:table-row table:style-name="ro1">
          <table:table-cell office:value-type="float" office:value="0.644644" calcext:value-type="float">
            <text:p>0.644644</text:p>
          </table:table-cell>
          <table:table-cell office:value-type="float" office:value="0.166256" calcext:value-type="float">
            <text:p>0.166256</text:p>
          </table:table-cell>
          <table:table-cell office:value-type="float" office:value="31.645515" calcext:value-type="float">
            <text:p>31.645515</text:p>
          </table:table-cell>
          <table:table-cell office:value-type="float" office:value="66.920402" calcext:value-type="float">
            <text:p>66.920402</text:p>
          </table:table-cell>
          <table:table-cell office:value-type="float" office:value="0.906316" calcext:value-type="float">
            <text:p>0.906316</text:p>
          </table:table-cell>
        </table:table-row>
        <table:table-row table:style-name="ro1">
          <table:table-cell office:value-type="float" office:value="0.647649" calcext:value-type="float">
            <text:p>0.647649</text:p>
          </table:table-cell>
          <table:table-cell office:value-type="float" office:value="0.168123" calcext:value-type="float">
            <text:p>0.168123</text:p>
          </table:table-cell>
          <table:table-cell office:value-type="float" office:value="31.864244" calcext:value-type="float">
            <text:p>31.864244</text:p>
          </table:table-cell>
          <table:table-cell office:value-type="float" office:value="67.04931" calcext:value-type="float">
            <text:p>67.04931</text:p>
          </table:table-cell>
          <table:table-cell office:value-type="float" office:value="0.903421" calcext:value-type="float">
            <text:p>0.903421</text:p>
          </table:table-cell>
        </table:table-row>
        <table:table-row table:style-name="ro1">
          <table:table-cell office:value-type="float" office:value="0.650761" calcext:value-type="float">
            <text:p>0.650761</text:p>
          </table:table-cell>
          <table:table-cell office:value-type="float" office:value="0.170069" calcext:value-type="float">
            <text:p>0.170069</text:p>
          </table:table-cell>
          <table:table-cell office:value-type="float" office:value="32.010065" calcext:value-type="float">
            <text:p>32.010065</text:p>
          </table:table-cell>
          <table:table-cell office:value-type="float" office:value="67.183376" calcext:value-type="float">
            <text:p>67.183376</text:p>
          </table:table-cell>
          <table:table-cell office:value-type="float" office:value="0.900419" calcext:value-type="float">
            <text:p>0.900419</text:p>
          </table:table-cell>
        </table:table-row>
        <table:table-row table:style-name="ro1">
          <table:table-cell office:value-type="float" office:value="0.653646" calcext:value-type="float">
            <text:p>0.653646</text:p>
          </table:table-cell>
          <table:table-cell office:value-type="float" office:value="0.171882" calcext:value-type="float">
            <text:p>0.171882</text:p>
          </table:table-cell>
          <table:table-cell office:value-type="float" office:value="32.155887" calcext:value-type="float">
            <text:p>32.155887</text:p>
          </table:table-cell>
          <table:table-cell office:value-type="float" office:value="67.308214" calcext:value-type="float">
            <text:p>67.308214</text:p>
          </table:table-cell>
          <table:table-cell office:value-type="float" office:value="0.89763" calcext:value-type="float">
            <text:p>0.89763</text:p>
          </table:table-cell>
        </table:table-row>
        <table:table-row table:style-name="ro1">
          <table:table-cell office:value-type="float" office:value="0.656635" calcext:value-type="float">
            <text:p>0.656635</text:p>
          </table:table-cell>
          <table:table-cell office:value-type="float" office:value="0.173777" calcext:value-type="float">
            <text:p>0.173777</text:p>
          </table:table-cell>
          <table:table-cell office:value-type="float" office:value="32.374616" calcext:value-type="float">
            <text:p>32.374616</text:p>
          </table:table-cell>
          <table:table-cell office:value-type="float" office:value="67.437977" calcext:value-type="float">
            <text:p>67.437977</text:p>
          </table:table-cell>
          <table:table-cell office:value-type="float" office:value="0.894732" calcext:value-type="float">
            <text:p>0.894732</text:p>
          </table:table-cell>
        </table:table-row>
        <table:table-row table:style-name="ro1">
          <table:table-cell office:value-type="float" office:value="0.659508" calcext:value-type="float">
            <text:p>0.659508</text:p>
          </table:table-cell>
          <table:table-cell office:value-type="float" office:value="0.175608" calcext:value-type="float">
            <text:p>0.175608</text:p>
          </table:table-cell>
          <table:table-cell office:value-type="float" office:value="32.520438" calcext:value-type="float">
            <text:p>32.520438</text:p>
          </table:table-cell>
          <table:table-cell office:value-type="float" office:value="67.563272" calcext:value-type="float">
            <text:p>67.563272</text:p>
          </table:table-cell>
          <table:table-cell office:value-type="float" office:value="0.89194" calcext:value-type="float">
            <text:p>0.89194</text:p>
          </table:table-cell>
        </table:table-row>
        <table:table-row table:style-name="ro1">
          <table:table-cell office:value-type="float" office:value="0.662377" calcext:value-type="float">
            <text:p>0.662377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32.666259" calcext:value-type="float">
            <text:p>32.666259</text:p>
          </table:table-cell>
          <table:table-cell office:value-type="float" office:value="67.688896" calcext:value-type="float">
            <text:p>67.688896</text:p>
          </table:table-cell>
          <table:table-cell office:value-type="float" office:value="0.889147" calcext:value-type="float">
            <text:p>0.889147</text:p>
          </table:table-cell>
        </table:table-row>
        <table:table-row table:style-name="ro1">
          <table:table-cell office:value-type="float" office:value="0.665128" calcext:value-type="float">
            <text:p>0.665128</text:p>
          </table:table-cell>
          <table:table-cell office:value-type="float" office:value="0.179226" calcext:value-type="float">
            <text:p>0.179226</text:p>
          </table:table-cell>
          <table:table-cell office:value-type="float" office:value="32.884988" calcext:value-type="float">
            <text:p>32.884988</text:p>
          </table:table-cell>
          <table:table-cell office:value-type="float" office:value="67.809771" calcext:value-type="float">
            <text:p>67.809771</text:p>
          </table:table-cell>
          <table:table-cell office:value-type="float" office:value="0.886458" calcext:value-type="float">
            <text:p>0.886458</text:p>
          </table:table-cell>
        </table:table-row>
        <table:table-row table:style-name="ro1">
          <table:table-cell office:value-type="float" office:value="0.667649" calcext:value-type="float">
            <text:p>0.667649</text:p>
          </table:table-cell>
          <table:table-cell office:value-type="float" office:value="0.180879" calcext:value-type="float">
            <text:p>0.180879</text:p>
          </table:table-cell>
          <table:table-cell office:value-type="float" office:value="33.249539" calcext:value-type="float">
            <text:p>33.249539</text:p>
          </table:table-cell>
          <table:table-cell office:value-type="float" office:value="67.920606" calcext:value-type="float">
            <text:p>67.920606</text:p>
          </table:table-cell>
          <table:table-cell office:value-type="float" office:value="0.883978" calcext:value-type="float">
            <text:p>0.883978</text:p>
          </table:table-cell>
        </table:table-row>
        <table:table-row table:style-name="ro1">
          <table:table-cell office:value-type="float" office:value="0.670053" calcext:value-type="float">
            <text:p>0.670053</text:p>
          </table:table-cell>
          <table:table-cell office:value-type="float" office:value="0.182472" calcext:value-type="float">
            <text:p>0.182472</text:p>
          </table:table-cell>
          <table:table-cell office:value-type="float" office:value="33.541179" calcext:value-type="float">
            <text:p>33.541179</text:p>
          </table:table-cell>
          <table:table-cell office:value-type="float" office:value="68.026421" calcext:value-type="float">
            <text:p>68.026421</text:p>
          </table:table-cell>
          <table:table-cell office:value-type="float" office:value="0.881599" calcext:value-type="float">
            <text:p>0.881599</text:p>
          </table:table-cell>
        </table:table-row>
        <table:table-row table:style-name="ro1">
          <table:table-cell office:value-type="float" office:value="0.672452" calcext:value-type="float">
            <text:p>0.672452</text:p>
          </table:table-cell>
          <table:table-cell office:value-type="float" office:value="0.184071" calcext:value-type="float">
            <text:p>0.184071</text:p>
          </table:table-cell>
          <table:table-cell office:value-type="float" office:value="33.687" calcext:value-type="float">
            <text:p>33.687</text:p>
          </table:table-cell>
          <table:table-cell office:value-type="float" office:value="68.132412" calcext:value-type="float">
            <text:p>68.132412</text:p>
          </table:table-cell>
          <table:table-cell office:value-type="float" office:value="0.87922" calcext:value-type="float">
            <text:p>0.87922</text:p>
          </table:table-cell>
        </table:table-row>
        <table:table-row table:style-name="ro1">
          <table:table-cell office:value-type="float" office:value="0.674847" calcext:value-type="float">
            <text:p>0.674847</text:p>
          </table:table-cell>
          <table:table-cell office:value-type="float" office:value="0.185676" calcext:value-type="float">
            <text:p>0.185676</text:p>
          </table:table-cell>
          <table:table-cell office:value-type="float" office:value="33.832822" calcext:value-type="float">
            <text:p>33.832822</text:p>
          </table:table-cell>
          <table:table-cell office:value-type="float" office:value="68.238582" calcext:value-type="float">
            <text:p>68.238582</text:p>
          </table:table-cell>
          <table:table-cell office:value-type="float" office:value="0.876839" calcext:value-type="float">
            <text:p>0.876839</text:p>
          </table:table-cell>
        </table:table-row>
        <table:table-row table:style-name="ro1">
          <table:table-cell office:value-type="float" office:value="0.677238" calcext:value-type="float">
            <text:p>0.677238</text:p>
          </table:table-cell>
          <table:table-cell office:value-type="float" office:value="0.187288" calcext:value-type="float">
            <text:p>0.187288</text:p>
          </table:table-cell>
          <table:table-cell office:value-type="float" office:value="33.978644" calcext:value-type="float">
            <text:p>33.978644</text:p>
          </table:table-cell>
          <table:table-cell office:value-type="float" office:value="68.344936" calcext:value-type="float">
            <text:p>68.344936</text:p>
          </table:table-cell>
          <table:table-cell office:value-type="float" office:value="0.874458" calcext:value-type="float">
            <text:p>0.874458</text:p>
          </table:table-cell>
        </table:table-row>
        <table:table-row table:style-name="ro1">
          <table:table-cell office:value-type="float" office:value="0.679514" calcext:value-type="float">
            <text:p>0.679514</text:p>
          </table:table-cell>
          <table:table-cell office:value-type="float" office:value="0.188835" calcext:value-type="float">
            <text:p>0.188835</text:p>
          </table:table-cell>
          <table:table-cell office:value-type="float" office:value="34.197373" calcext:value-type="float">
            <text:p>34.197373</text:p>
          </table:table-cell>
          <table:table-cell office:value-type="float" office:value="68.446426" calcext:value-type="float">
            <text:p>68.446426</text:p>
          </table:table-cell>
          <table:table-cell office:value-type="float" office:value="0.872181" calcext:value-type="float">
            <text:p>0.872181</text:p>
          </table:table-cell>
        </table:table-row>
        <table:table-row table:style-name="ro1">
          <table:table-cell office:value-type="float" office:value="0.681891" calcext:value-type="float">
            <text:p>0.681891</text:p>
          </table:table-cell>
          <table:table-cell office:value-type="float" office:value="0.190467" calcext:value-type="float">
            <text:p>0.190467</text:p>
          </table:table-cell>
          <table:table-cell office:value-type="float" office:value="34.489012" calcext:value-type="float">
            <text:p>34.489012</text:p>
          </table:table-cell>
          <table:table-cell office:value-type="float" office:value="68.552514" calcext:value-type="float">
            <text:p>68.552514</text:p>
          </table:table-cell>
          <table:table-cell office:value-type="float" office:value="0.869791" calcext:value-type="float">
            <text:p>0.869791</text:p>
          </table:table-cell>
        </table:table-row>
        <table:table-row table:style-name="ro1">
          <table:table-cell office:value-type="float" office:value="0.684259" calcext:value-type="float">
            <text:p>0.684259</text:p>
          </table:table-cell>
          <table:table-cell office:value-type="float" office:value="0.192112" calcext:value-type="float">
            <text:p>0.192112</text:p>
          </table:table-cell>
          <table:table-cell office:value-type="float" office:value="34.780652" calcext:value-type="float">
            <text:p>34.780652</text:p>
          </table:table-cell>
          <table:table-cell office:value-type="float" office:value="68.658389" calcext:value-type="float">
            <text:p>68.658389</text:p>
          </table:table-cell>
          <table:table-cell office:value-type="float" office:value="0.867396" calcext:value-type="float">
            <text:p>0.867396</text:p>
          </table:table-cell>
        </table:table-row>
        <table:table-row table:style-name="ro1">
          <table:table-cell office:value-type="float" office:value="0.686834" calcext:value-type="float">
            <text:p>0.686834</text:p>
          </table:table-cell>
          <table:table-cell office:value-type="float" office:value="0.193919" calcext:value-type="float">
            <text:p>0.193919</text:p>
          </table:table-cell>
          <table:table-cell office:value-type="float" office:value="35.072292" calcext:value-type="float">
            <text:p>35.072292</text:p>
          </table:table-cell>
          <table:table-cell office:value-type="float" office:value="68.773678" calcext:value-type="float">
            <text:p>68.773678</text:p>
          </table:table-cell>
          <table:table-cell office:value-type="float" office:value="0.864777" calcext:value-type="float">
            <text:p>0.864777</text:p>
          </table:table-cell>
        </table:table-row>
        <table:table-row table:style-name="ro1">
          <table:table-cell office:value-type="float" office:value="0.689185" calcext:value-type="float">
            <text:p>0.689185</text:p>
          </table:table-cell>
          <table:table-cell office:value-type="float" office:value="0.195588" calcext:value-type="float">
            <text:p>0.195588</text:p>
          </table:table-cell>
          <table:table-cell office:value-type="float" office:value="35.363932" calcext:value-type="float">
            <text:p>35.363932</text:p>
          </table:table-cell>
          <table:table-cell office:value-type="float" office:value="68.879157" calcext:value-type="float">
            <text:p>68.879157</text:p>
          </table:table-cell>
          <table:table-cell office:value-type="float" office:value="0.862372" calcext:value-type="float">
            <text:p>0.862372</text:p>
          </table:table-cell>
        </table:table-row>
        <table:table-row table:style-name="ro1">
          <table:table-cell office:value-type="float" office:value="0.691741" calcext:value-type="float">
            <text:p>0.691741</text:p>
          </table:table-cell>
          <table:table-cell office:value-type="float" office:value="0.197421" calcext:value-type="float">
            <text:p>0.197421</text:p>
          </table:table-cell>
          <table:table-cell office:value-type="float" office:value="35.655572" calcext:value-type="float">
            <text:p>35.655572</text:p>
          </table:table-cell>
          <table:table-cell office:value-type="float" office:value="68.994015" calcext:value-type="float">
            <text:p>68.994015</text:p>
          </table:table-cell>
          <table:table-cell office:value-type="float" office:value="0.859742" calcext:value-type="float">
            <text:p>0.859742</text:p>
          </table:table-cell>
        </table:table-row>
        <table:table-row table:style-name="ro1">
          <table:table-cell office:value-type="float" office:value="0.694406" calcext:value-type="float">
            <text:p>0.694406</text:p>
          </table:table-cell>
          <table:table-cell office:value-type="float" office:value="0.199328" calcext:value-type="float">
            <text:p>0.199328</text:p>
          </table:table-cell>
          <table:table-cell office:value-type="float" office:value="35.582661" calcext:value-type="float">
            <text:p>35.582661</text:p>
          </table:table-cell>
          <table:table-cell office:value-type="float" office:value="69.114639" calcext:value-type="float">
            <text:p>69.114639</text:p>
          </table:table-cell>
          <table:table-cell office:value-type="float" office:value="0.857009" calcext:value-type="float">
            <text:p>0.857009</text:p>
          </table:table-cell>
        </table:table-row>
        <table:table-row table:style-name="ro1">
          <table:table-cell office:value-type="float" office:value="0.697073" calcext:value-type="float">
            <text:p>0.697073</text:p>
          </table:table-cell>
          <table:table-cell office:value-type="float" office:value="0.201231" calcext:value-type="float">
            <text:p>0.201231</text:p>
          </table:table-cell>
          <table:table-cell office:value-type="float" office:value="35.50975" calcext:value-type="float">
            <text:p>35.50975</text:p>
          </table:table-cell>
          <table:table-cell office:value-type="float" office:value="69.236259" calcext:value-type="float">
            <text:p>69.236259</text:p>
          </table:table-cell>
          <table:table-cell office:value-type="float" office:value="0.854282" calcext:value-type="float">
            <text:p>0.854282</text:p>
          </table:table-cell>
        </table:table-row>
        <table:table-row table:style-name="ro1">
          <table:table-cell office:value-type="float" office:value="0.699738" calcext:value-type="float">
            <text:p>0.699738</text:p>
          </table:table-cell>
          <table:table-cell office:value-type="float" office:value="0.203137" calcext:value-type="float">
            <text:p>0.203137</text:p>
          </table:table-cell>
          <table:table-cell office:value-type="float" office:value="35.582661" calcext:value-type="float">
            <text:p>35.582661</text:p>
          </table:table-cell>
          <table:table-cell office:value-type="float" office:value="69.358433" calcext:value-type="float">
            <text:p>69.358433</text:p>
          </table:table-cell>
          <table:table-cell office:value-type="float" office:value="0.851556" calcext:value-type="float">
            <text:p>0.851556</text:p>
          </table:table-cell>
        </table:table-row>
        <table:table-row table:style-name="ro1">
          <table:table-cell office:value-type="float" office:value="0.702603" calcext:value-type="float">
            <text:p>0.702603</text:p>
          </table:table-cell>
          <table:table-cell office:value-type="float" office:value="0.205214" calcext:value-type="float">
            <text:p>0.205214</text:p>
          </table:table-cell>
          <table:table-cell office:value-type="float" office:value="35.947211" calcext:value-type="float">
            <text:p>35.947211</text:p>
          </table:table-cell>
          <table:table-cell office:value-type="float" office:value="69.489992" calcext:value-type="float">
            <text:p>69.489992</text:p>
          </table:table-cell>
          <table:table-cell office:value-type="float" office:value="0.848605" calcext:value-type="float">
            <text:p>0.848605</text:p>
          </table:table-cell>
        </table:table-row>
        <table:table-row table:style-name="ro1">
          <table:table-cell office:value-type="float" office:value="0.705351" calcext:value-type="float">
            <text:p>0.705351</text:p>
          </table:table-cell>
          <table:table-cell office:value-type="float" office:value="0.207228" calcext:value-type="float">
            <text:p>0.207228</text:p>
          </table:table-cell>
          <table:table-cell office:value-type="float" office:value="36.238851" calcext:value-type="float">
            <text:p>36.238851</text:p>
          </table:table-cell>
          <table:table-cell office:value-type="float" office:value="69.616565" calcext:value-type="float">
            <text:p>69.616565</text:p>
          </table:table-cell>
          <table:table-cell office:value-type="float" office:value="0.845757" calcext:value-type="float">
            <text:p>0.845757</text:p>
          </table:table-cell>
        </table:table-row>
        <table:table-row table:style-name="ro1">
          <table:table-cell office:value-type="float" office:value="0.708089" calcext:value-type="float">
            <text:p>0.708089</text:p>
          </table:table-cell>
          <table:table-cell office:value-type="float" office:value="0.209257" calcext:value-type="float">
            <text:p>0.209257</text:p>
          </table:table-cell>
          <table:table-cell office:value-type="float" office:value="36.530491" calcext:value-type="float">
            <text:p>36.530491</text:p>
          </table:table-cell>
          <table:table-cell office:value-type="float" office:value="69.743008" calcext:value-type="float">
            <text:p>69.743008</text:p>
          </table:table-cell>
          <table:table-cell office:value-type="float" office:value="0.842904" calcext:value-type="float">
            <text:p>0.842904</text:p>
          </table:table-cell>
        </table:table-row>
        <table:table-row table:style-name="ro1">
          <table:table-cell office:value-type="float" office:value="0.710827" calcext:value-type="float">
            <text:p>0.710827</text:p>
          </table:table-cell>
          <table:table-cell office:value-type="float" office:value="0.211285" calcext:value-type="float">
            <text:p>0.211285</text:p>
          </table:table-cell>
          <table:table-cell office:value-type="float" office:value="36.530491" calcext:value-type="float">
            <text:p>36.530491</text:p>
          </table:table-cell>
          <table:table-cell office:value-type="float" office:value="69.870311" calcext:value-type="float">
            <text:p>69.870311</text:p>
          </table:table-cell>
          <table:table-cell office:value-type="float" office:value="0.840055" calcext:value-type="float">
            <text:p>0.840055</text:p>
          </table:table-cell>
        </table:table-row>
        <table:table-row table:style-name="ro1">
          <table:table-cell office:value-type="float" office:value="0.713566" calcext:value-type="float">
            <text:p>0.713566</text:p>
          </table:table-cell>
          <table:table-cell office:value-type="float" office:value="0.213313" calcext:value-type="float">
            <text:p>0.213313</text:p>
          </table:table-cell>
          <table:table-cell office:value-type="float" office:value="36.530491" calcext:value-type="float">
            <text:p>36.530491</text:p>
          </table:table-cell>
          <table:table-cell office:value-type="float" office:value="69.998482" calcext:value-type="float">
            <text:p>69.998482</text:p>
          </table:table-cell>
          <table:table-cell office:value-type="float" office:value="0.83721" calcext:value-type="float">
            <text:p>0.83721</text:p>
          </table:table-cell>
        </table:table-row>
        <table:table-row table:style-name="ro1">
          <table:table-cell office:value-type="float" office:value="0.716201" calcext:value-type="float">
            <text:p>0.716201</text:p>
          </table:table-cell>
          <table:table-cell office:value-type="float" office:value="0.21526" calcext:value-type="float">
            <text:p>0.21526</text:p>
          </table:table-cell>
          <table:table-cell office:value-type="float" office:value="36.45758" calcext:value-type="float">
            <text:p>36.45758</text:p>
          </table:table-cell>
          <table:table-cell office:value-type="float" office:value="70.12278" calcext:value-type="float">
            <text:p>70.12278</text:p>
          </table:table-cell>
          <table:table-cell office:value-type="float" office:value="0.834481" calcext:value-type="float">
            <text:p>0.834481</text:p>
          </table:table-cell>
        </table:table-row>
        <table:table-row table:style-name="ro1">
          <table:table-cell office:value-type="float" office:value="0.718511" calcext:value-type="float">
            <text:p>0.718511</text:p>
          </table:table-cell>
          <table:table-cell office:value-type="float" office:value="0.216985" calcext:value-type="float">
            <text:p>0.216985</text:p>
          </table:table-cell>
          <table:table-cell office:value-type="float" office:value="36.74922" calcext:value-type="float">
            <text:p>36.74922</text:p>
          </table:table-cell>
          <table:table-cell office:value-type="float" office:value="70.232003" calcext:value-type="float">
            <text:p>70.232003</text:p>
          </table:table-cell>
          <table:table-cell office:value-type="float" office:value="0.832075" calcext:value-type="float">
            <text:p>0.832075</text:p>
          </table:table-cell>
        </table:table-row>
        <table:table-row table:style-name="ro1">
          <table:table-cell office:value-type="float" office:value="0.720813" calcext:value-type="float">
            <text:p>0.720813</text:p>
          </table:table-cell>
          <table:table-cell office:value-type="float" office:value="0.218722" calcext:value-type="float">
            <text:p>0.218722</text:p>
          </table:table-cell>
          <table:table-cell office:value-type="float" office:value="37.04086" calcext:value-type="float">
            <text:p>37.04086</text:p>
          </table:table-cell>
          <table:table-cell office:value-type="float" office:value="70.341007" calcext:value-type="float">
            <text:p>70.341007</text:p>
          </table:table-cell>
          <table:table-cell office:value-type="float" office:value="0.829663" calcext:value-type="float">
            <text:p>0.829663</text:p>
          </table:table-cell>
        </table:table-row>
        <table:table-row table:style-name="ro1">
          <table:table-cell office:value-type="float" office:value="0.722999" calcext:value-type="float">
            <text:p>0.722999</text:p>
          </table:table-cell>
          <table:table-cell office:value-type="float" office:value="0.220393" calcext:value-type="float">
            <text:p>0.220393</text:p>
          </table:table-cell>
          <table:table-cell office:value-type="float" office:value="37.405411" calcext:value-type="float">
            <text:p>37.405411</text:p>
          </table:table-cell>
          <table:table-cell office:value-type="float" office:value="70.444636" calcext:value-type="float">
            <text:p>70.444636</text:p>
          </table:table-cell>
          <table:table-cell office:value-type="float" office:value="0.827355" calcext:value-type="float">
            <text:p>0.827355</text:p>
          </table:table-cell>
        </table:table-row>
        <table:table-row table:style-name="ro1">
          <table:table-cell office:value-type="float" office:value="0.725179" calcext:value-type="float">
            <text:p>0.725179</text:p>
          </table:table-cell>
          <table:table-cell office:value-type="float" office:value="0.222074" calcext:value-type="float">
            <text:p>0.222074</text:p>
          </table:table-cell>
          <table:table-cell office:value-type="float" office:value="37.62414" calcext:value-type="float">
            <text:p>37.62414</text:p>
          </table:table-cell>
          <table:table-cell office:value-type="float" office:value="70.548237" calcext:value-type="float">
            <text:p>70.548237</text:p>
          </table:table-cell>
          <table:table-cell office:value-type="float" office:value="0.825043" calcext:value-type="float">
            <text:p>0.825043</text:p>
          </table:table-cell>
        </table:table-row>
        <table:table-row table:style-name="ro1">
          <table:table-cell office:value-type="float" office:value="0.727146" calcext:value-type="float">
            <text:p>0.727146</text:p>
          </table:table-cell>
          <table:table-cell office:value-type="float" office:value="0.223601" calcext:value-type="float">
            <text:p>0.223601</text:p>
          </table:table-cell>
          <table:table-cell office:value-type="float" office:value="37.842869" calcext:value-type="float">
            <text:p>37.842869</text:p>
          </table:table-cell>
          <table:table-cell office:value-type="float" office:value="70.641913" calcext:value-type="float">
            <text:p>70.641913</text:p>
          </table:table-cell>
          <table:table-cell office:value-type="float" office:value="0.822949" calcext:value-type="float">
            <text:p>0.822949</text:p>
          </table:table-cell>
        </table:table-row>
        <table:table-row table:style-name="ro1">
          <table:table-cell office:value-type="float" office:value="0.72911" calcext:value-type="float">
            <text:p>0.72911</text:p>
          </table:table-cell>
          <table:table-cell office:value-type="float" office:value="0.225131" calcext:value-type="float">
            <text:p>0.225131</text:p>
          </table:table-cell>
          <table:table-cell office:value-type="float" office:value="37.915779" calcext:value-type="float">
            <text:p>37.915779</text:p>
          </table:table-cell>
          <table:table-cell office:value-type="float" office:value="70.735876" calcext:value-type="float">
            <text:p>70.735876</text:p>
          </table:table-cell>
          <table:table-cell office:value-type="float" office:value="0.820855" calcext:value-type="float">
            <text:p>0.820855</text:p>
          </table:table-cell>
        </table:table-row>
        <table:table-row table:style-name="ro1">
          <table:table-cell office:value-type="float" office:value="0.731174" calcext:value-type="float">
            <text:p>0.731174</text:p>
          </table:table-cell>
          <table:table-cell office:value-type="float" office:value="0.226747" calcext:value-type="float">
            <text:p>0.226747</text:p>
          </table:table-cell>
          <table:table-cell office:value-type="float" office:value="38.061601" calcext:value-type="float">
            <text:p>38.061601</text:p>
          </table:table-cell>
          <table:table-cell office:value-type="float" office:value="70.834921" calcext:value-type="float">
            <text:p>70.834921</text:p>
          </table:table-cell>
          <table:table-cell office:value-type="float" office:value="0.81865" calcext:value-type="float">
            <text:p>0.81865</text:p>
          </table:table-cell>
        </table:table-row>
        <table:table-row table:style-name="ro1">
          <table:table-cell office:value-type="float" office:value="0.733234" calcext:value-type="float">
            <text:p>0.733234</text:p>
          </table:table-cell>
          <table:table-cell office:value-type="float" office:value="0.228368" calcext:value-type="float">
            <text:p>0.228368</text:p>
          </table:table-cell>
          <table:table-cell office:value-type="float" office:value="38.207423" calcext:value-type="float">
            <text:p>38.207423</text:p>
          </table:table-cell>
          <table:table-cell office:value-type="float" office:value="70.934103" calcext:value-type="float">
            <text:p>70.934103</text:p>
          </table:table-cell>
          <table:table-cell office:value-type="float" office:value="0.816443" calcext:value-type="float">
            <text:p>0.816443</text:p>
          </table:table-cell>
        </table:table-row>
        <table:table-row table:style-name="ro1">
          <table:table-cell office:value-type="float" office:value="0.735185" calcext:value-type="float">
            <text:p>0.735185</text:p>
          </table:table-cell>
          <table:table-cell office:value-type="float" office:value="0.229916" calcext:value-type="float">
            <text:p>0.229916</text:p>
          </table:table-cell>
          <table:table-cell office:value-type="float" office:value="38.426152" calcext:value-type="float">
            <text:p>38.426152</text:p>
          </table:table-cell>
          <table:table-cell office:value-type="float" office:value="71.028257" calcext:value-type="float">
            <text:p>71.028257</text:p>
          </table:table-cell>
          <table:table-cell office:value-type="float" office:value="0.814344" calcext:value-type="float">
            <text:p>0.814344</text:p>
          </table:table-cell>
        </table:table-row>
        <table:table-row table:style-name="ro1">
          <table:table-cell office:value-type="float" office:value="0.737335" calcext:value-type="float">
            <text:p>0.737335</text:p>
          </table:table-cell>
          <table:table-cell office:value-type="float" office:value="0.231635" calcext:value-type="float">
            <text:p>0.231635</text:p>
          </table:table-cell>
          <table:table-cell office:value-type="float" office:value="38.644881" calcext:value-type="float">
            <text:p>38.644881</text:p>
          </table:table-cell>
          <table:table-cell office:value-type="float" office:value="71.132268" calcext:value-type="float">
            <text:p>71.132268</text:p>
          </table:table-cell>
          <table:table-cell office:value-type="float" office:value="0.812021" calcext:value-type="float">
            <text:p>0.812021</text:p>
          </table:table-cell>
        </table:table-row>
        <table:table-row table:style-name="ro1">
          <table:table-cell office:value-type="float" office:value="0.739473" calcext:value-type="float">
            <text:p>0.739473</text:p>
          </table:table-cell>
          <table:table-cell office:value-type="float" office:value="0.233367" calcext:value-type="float">
            <text:p>0.233367</text:p>
          </table:table-cell>
          <table:table-cell office:value-type="float" office:value="39.009431" calcext:value-type="float">
            <text:p>39.009431</text:p>
          </table:table-cell>
          <table:table-cell office:value-type="float" office:value="71.235828" calcext:value-type="float">
            <text:p>71.235828</text:p>
          </table:table-cell>
          <table:table-cell office:value-type="float" office:value="0.809692" calcext:value-type="float">
            <text:p>0.809692</text:p>
          </table:table-cell>
        </table:table-row>
        <table:table-row table:style-name="ro1">
          <table:table-cell office:value-type="float" office:value="0.741402" calcext:value-type="float">
            <text:p>0.741402</text:p>
          </table:table-cell>
          <table:table-cell office:value-type="float" office:value="0.234942" calcext:value-type="float">
            <text:p>0.234942</text:p>
          </table:table-cell>
          <table:table-cell office:value-type="float" office:value="39.22816" calcext:value-type="float">
            <text:p>39.22816</text:p>
          </table:table-cell>
          <table:table-cell office:value-type="float" office:value="71.32947" calcext:value-type="float">
            <text:p>71.32947</text:p>
          </table:table-cell>
          <table:table-cell office:value-type="float" office:value="0.807581" calcext:value-type="float">
            <text:p>0.807581</text:p>
          </table:table-cell>
        </table:table-row>
        <table:table-row table:style-name="ro1">
          <table:table-cell office:value-type="float" office:value="0.743636" calcext:value-type="float">
            <text:p>0.743636</text:p>
          </table:table-cell>
          <table:table-cell office:value-type="float" office:value="0.236765" calcext:value-type="float">
            <text:p>0.236765</text:p>
          </table:table-cell>
          <table:table-cell office:value-type="float" office:value="39.22816" calcext:value-type="float">
            <text:p>39.22816</text:p>
          </table:table-cell>
          <table:table-cell office:value-type="float" office:value="71.438508" calcext:value-type="float">
            <text:p>71.438508</text:p>
          </table:table-cell>
          <table:table-cell office:value-type="float" office:value="0.80514" calcext:value-type="float">
            <text:p>0.80514</text:p>
          </table:table-cell>
        </table:table-row>
        <table:table-row table:style-name="ro1">
          <table:table-cell office:value-type="float" office:value="0.745974" calcext:value-type="float">
            <text:p>0.745974</text:p>
          </table:table-cell>
          <table:table-cell office:value-type="float" office:value="0.238668" calcext:value-type="float">
            <text:p>0.238668</text:p>
          </table:table-cell>
          <table:table-cell office:value-type="float" office:value="39.15525" calcext:value-type="float">
            <text:p>39.15525</text:p>
          </table:table-cell>
          <table:table-cell office:value-type="float" office:value="71.553448" calcext:value-type="float">
            <text:p>71.553448</text:p>
          </table:table-cell>
          <table:table-cell office:value-type="float" office:value="0.802593" calcext:value-type="float">
            <text:p>0.802593</text:p>
          </table:table-cell>
        </table:table-row>
        <table:table-row table:style-name="ro1">
          <table:table-cell office:value-type="float" office:value="0.748408" calcext:value-type="float">
            <text:p>0.748408</text:p>
          </table:table-cell>
          <table:table-cell office:value-type="float" office:value="0.24066" calcext:value-type="float">
            <text:p>0.24066</text:p>
          </table:table-cell>
          <table:table-cell office:value-type="float" office:value="39.301071" calcext:value-type="float">
            <text:p>39.301071</text:p>
          </table:table-cell>
          <table:table-cell office:value-type="float" office:value="71.673676" calcext:value-type="float">
            <text:p>71.673676</text:p>
          </table:table-cell>
          <table:table-cell office:value-type="float" office:value="0.799935" calcext:value-type="float">
            <text:p>0.799935</text:p>
          </table:table-cell>
        </table:table-row>
        <table:table-row table:style-name="ro1">
          <table:table-cell office:value-type="float" office:value="0.75093" calcext:value-type="float">
            <text:p>0.75093</text:p>
          </table:table-cell>
          <table:table-cell office:value-type="float" office:value="0.242752" calcext:value-type="float">
            <text:p>0.242752</text:p>
          </table:table-cell>
          <table:table-cell office:value-type="float" office:value="39.665622" calcext:value-type="float">
            <text:p>39.665622</text:p>
          </table:table-cell>
          <table:table-cell office:value-type="float" office:value="71.7985" calcext:value-type="float">
            <text:p>71.7985</text:p>
          </table:table-cell>
          <table:table-cell office:value-type="float" office:value="0.797158" calcext:value-type="float">
            <text:p>0.797158</text:p>
          </table:table-cell>
        </table:table-row>
        <table:table-row table:style-name="ro1">
          <table:table-cell office:value-type="float" office:value="0.753542" calcext:value-type="float">
            <text:p>0.75354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39.957262" calcext:value-type="float">
            <text:p>39.957262</text:p>
          </table:table-cell>
          <table:table-cell office:value-type="float" office:value="71.928187" calcext:value-type="float">
            <text:p>71.928187</text:p>
          </table:table-cell>
          <table:table-cell office:value-type="float" office:value="0.794265" calcext:value-type="float">
            <text:p>0.794265</text:p>
          </table:table-cell>
        </table:table-row>
        <table:table-row table:style-name="ro1">
          <table:table-cell office:value-type="float" office:value="0.756051" calcext:value-type="float">
            <text:p>0.756051</text:p>
          </table:table-cell>
          <table:table-cell office:value-type="float" office:value="0.247047" calcext:value-type="float">
            <text:p>0.247047</text:p>
          </table:table-cell>
          <table:table-cell office:value-type="float" office:value="40.030172" calcext:value-type="float">
            <text:p>40.030172</text:p>
          </table:table-cell>
          <table:table-cell office:value-type="float" office:value="72.053517" calcext:value-type="float">
            <text:p>72.053517</text:p>
          </table:table-cell>
          <table:table-cell office:value-type="float" office:value="0.791485" calcext:value-type="float">
            <text:p>0.791485</text:p>
          </table:table-cell>
        </table:table-row>
        <table:table-row table:style-name="ro1">
          <table:table-cell office:value-type="float" office:value="0.758357" calcext:value-type="float">
            <text:p>0.758357</text:p>
          </table:table-cell>
          <table:table-cell office:value-type="float" office:value="0.248989" calcext:value-type="float">
            <text:p>0.248989</text:p>
          </table:table-cell>
          <table:table-cell office:value-type="float" office:value="40.103083" calcext:value-type="float">
            <text:p>40.103083</text:p>
          </table:table-cell>
          <table:table-cell office:value-type="float" office:value="72.169365" calcext:value-type="float">
            <text:p>72.169365</text:p>
          </table:table-cell>
          <table:table-cell office:value-type="float" office:value="0.788929" calcext:value-type="float">
            <text:p>0.788929</text:p>
          </table:table-cell>
        </table:table-row>
        <table:table-row table:style-name="ro1">
          <table:table-cell office:value-type="float" office:value="0.760763" calcext:value-type="float">
            <text:p>0.760763</text:p>
          </table:table-cell>
          <table:table-cell office:value-type="float" office:value="0.251015" calcext:value-type="float">
            <text:p>0.251015</text:p>
          </table:table-cell>
          <table:table-cell office:value-type="float" office:value="40.103083" calcext:value-type="float">
            <text:p>40.103083</text:p>
          </table:table-cell>
          <table:table-cell office:value-type="float" office:value="72.291054" calcext:value-type="float">
            <text:p>72.291054</text:p>
          </table:table-cell>
          <table:table-cell office:value-type="float" office:value="0.786265" calcext:value-type="float">
            <text:p>0.786265</text:p>
          </table:table-cell>
        </table:table-row>
        <table:table-row table:style-name="ro1">
          <table:table-cell office:value-type="float" office:value="0.763066" calcext:value-type="float">
            <text:p>0.763066</text:p>
          </table:table-cell>
          <table:table-cell office:value-type="float" office:value="0.252959" calcext:value-type="float">
            <text:p>0.252959</text:p>
          </table:table-cell>
          <table:table-cell office:value-type="float" office:value="40.175994" calcext:value-type="float">
            <text:p>40.175994</text:p>
          </table:table-cell>
          <table:table-cell office:value-type="float" office:value="72.408214" calcext:value-type="float">
            <text:p>72.408214</text:p>
          </table:table-cell>
          <table:table-cell office:value-type="float" office:value="0.783714" calcext:value-type="float">
            <text:p>0.783714</text:p>
          </table:table-cell>
        </table:table-row>
        <table:table-row table:style-name="ro1">
          <table:table-cell office:value-type="float" office:value="0.765362" calcext:value-type="float">
            <text:p>0.765362</text:p>
          </table:table-cell>
          <table:table-cell office:value-type="float" office:value="0.254913" calcext:value-type="float">
            <text:p>0.254913</text:p>
          </table:table-cell>
          <table:table-cell office:value-type="float" office:value="40.394723" calcext:value-type="float">
            <text:p>40.394723</text:p>
          </table:table-cell>
          <table:table-cell office:value-type="float" office:value="72.525422" calcext:value-type="float">
            <text:p>72.525422</text:p>
          </table:table-cell>
          <table:table-cell office:value-type="float" office:value="0.781159" calcext:value-type="float">
            <text:p>0.781159</text:p>
          </table:table-cell>
        </table:table-row>
        <table:table-row table:style-name="ro1">
          <table:table-cell office:value-type="float" office:value="0.767544" calcext:value-type="float">
            <text:p>0.767544</text:p>
          </table:table-cell>
          <table:table-cell office:value-type="float" office:value="0.256798" calcext:value-type="float">
            <text:p>0.256798</text:p>
          </table:table-cell>
          <table:table-cell office:value-type="float" office:value="40.832185" calcext:value-type="float">
            <text:p>40.832185</text:p>
          </table:table-cell>
          <table:table-cell office:value-type="float" office:value="72.636878" calcext:value-type="float">
            <text:p>72.636878</text:p>
          </table:table-cell>
          <table:table-cell office:value-type="float" office:value="0.778708" calcext:value-type="float">
            <text:p>0.778708</text:p>
          </table:table-cell>
        </table:table-row>
        <table:table-row table:style-name="ro1">
          <table:table-cell office:value-type="float" office:value="0.769716" calcext:value-type="float">
            <text:p>0.769716</text:p>
          </table:table-cell>
          <table:table-cell office:value-type="float" office:value="0.258694" calcext:value-type="float">
            <text:p>0.258694</text:p>
          </table:table-cell>
          <table:table-cell office:value-type="float" office:value="41.123824" calcext:value-type="float">
            <text:p>41.123824</text:p>
          </table:table-cell>
          <table:table-cell office:value-type="float" office:value="72.748116" calcext:value-type="float">
            <text:p>72.748116</text:p>
          </table:table-cell>
          <table:table-cell office:value-type="float" office:value="0.776251" calcext:value-type="float">
            <text:p>0.776251</text:p>
          </table:table-cell>
        </table:table-row>
        <table:table-row table:style-name="ro1">
          <table:table-cell office:value-type="float" office:value="0.771787" calcext:value-type="float">
            <text:p>0.771787</text:p>
          </table:table-cell>
          <table:table-cell office:value-type="float" office:value="0.260507" calcext:value-type="float">
            <text:p>0.260507</text:p>
          </table:table-cell>
          <table:table-cell office:value-type="float" office:value="41.196735" calcext:value-type="float">
            <text:p>41.196735</text:p>
          </table:table-cell>
          <table:table-cell office:value-type="float" office:value="72.854736" calcext:value-type="float">
            <text:p>72.854736</text:p>
          </table:table-cell>
          <table:table-cell office:value-type="float" office:value="0.773907" calcext:value-type="float">
            <text:p>0.773907</text:p>
          </table:table-cell>
        </table:table-row>
        <table:table-row table:style-name="ro1">
          <table:table-cell office:value-type="float" office:value="0.773658" calcext:value-type="float">
            <text:p>0.773658</text:p>
          </table:table-cell>
          <table:table-cell office:value-type="float" office:value="0.262149" calcext:value-type="float">
            <text:p>0.262149</text:p>
          </table:table-cell>
          <table:table-cell office:value-type="float" office:value="41.269646" calcext:value-type="float">
            <text:p>41.269646</text:p>
          </table:table-cell>
          <table:table-cell office:value-type="float" office:value="72.951561" calcext:value-type="float">
            <text:p>72.951561</text:p>
          </table:table-cell>
          <table:table-cell office:value-type="float" office:value="0.771787" calcext:value-type="float">
            <text:p>0.771787</text:p>
          </table:table-cell>
        </table:table-row>
        <table:table-row table:style-name="ro1">
          <table:table-cell office:value-type="float" office:value="0.775428" calcext:value-type="float">
            <text:p>0.775428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41.415468" calcext:value-type="float">
            <text:p>41.415468</text:p>
          </table:table-cell>
          <table:table-cell office:value-type="float" office:value="73.043407" calcext:value-type="float">
            <text:p>73.043407</text:p>
          </table:table-cell>
          <table:table-cell office:value-type="float" office:value="0.769777" calcext:value-type="float">
            <text:p>0.769777</text:p>
          </table:table-cell>
        </table:table-row>
        <table:table-row table:style-name="ro1">
          <table:table-cell office:value-type="float" office:value="0.777289" calcext:value-type="float">
            <text:p>0.777289</text:p>
          </table:table-cell>
          <table:table-cell office:value-type="float" office:value="0.265364" calcext:value-type="float">
            <text:p>0.265364</text:p>
          </table:table-cell>
          <table:table-cell office:value-type="float" office:value="41.634197" calcext:value-type="float">
            <text:p>41.634197</text:p>
          </table:table-cell>
          <table:table-cell office:value-type="float" office:value="73.140266" calcext:value-type="float">
            <text:p>73.140266</text:p>
          </table:table-cell>
          <table:table-cell office:value-type="float" office:value="0.767653" calcext:value-type="float">
            <text:p>0.767653</text:p>
          </table:table-cell>
        </table:table-row>
        <table:table-row table:style-name="ro1">
          <table:table-cell office:value-type="float" office:value="0.778849" calcext:value-type="float">
            <text:p>0.778849</text:p>
          </table:table-cell>
          <table:table-cell office:value-type="float" office:value="0.266765" calcext:value-type="float">
            <text:p>0.266765</text:p>
          </table:table-cell>
          <table:table-cell office:value-type="float" office:value="41.925836" calcext:value-type="float">
            <text:p>41.925836</text:p>
          </table:table-cell>
          <table:table-cell office:value-type="float" office:value="73.221565" calcext:value-type="float">
            <text:p>73.221565</text:p>
          </table:table-cell>
          <table:table-cell office:value-type="float" office:value="0.76586" calcext:value-type="float">
            <text:p>0.76586</text:p>
          </table:table-cell>
        </table:table-row>
        <table:table-row table:style-name="ro1">
          <table:table-cell office:value-type="float" office:value="0.780596" calcext:value-type="float">
            <text:p>0.780596</text:p>
          </table:table-cell>
          <table:table-cell office:value-type="float" office:value="0.26835" calcext:value-type="float">
            <text:p>0.26835</text:p>
          </table:table-cell>
          <table:table-cell office:value-type="float" office:value="42.217476" calcext:value-type="float">
            <text:p>42.217476</text:p>
          </table:table-cell>
          <table:table-cell office:value-type="float" office:value="73.312714" calcext:value-type="float">
            <text:p>73.312714</text:p>
          </table:table-cell>
          <table:table-cell office:value-type="float" office:value="0.763839" calcext:value-type="float">
            <text:p>0.763839</text:p>
          </table:table-cell>
        </table:table-row>
        <table:table-row table:style-name="ro1">
          <table:table-cell office:value-type="float" office:value="0.782335" calcext:value-type="float">
            <text:p>0.782335</text:p>
          </table:table-cell>
          <table:table-cell office:value-type="float" office:value="0.269944" calcext:value-type="float">
            <text:p>0.269944</text:p>
          </table:table-cell>
          <table:table-cell office:value-type="float" office:value="42.509116" calcext:value-type="float">
            <text:p>42.509116</text:p>
          </table:table-cell>
          <table:table-cell office:value-type="float" office:value="73.403576" calcext:value-type="float">
            <text:p>73.403576</text:p>
          </table:table-cell>
          <table:table-cell office:value-type="float" office:value="0.761813" calcext:value-type="float">
            <text:p>0.761813</text:p>
          </table:table-cell>
        </table:table-row>
        <table:table-row table:style-name="ro1">
          <table:table-cell office:value-type="float" office:value="0.784075" calcext:value-type="float">
            <text:p>0.784075</text:p>
          </table:table-cell>
          <table:table-cell office:value-type="float" office:value="0.271538" calcext:value-type="float">
            <text:p>0.271538</text:p>
          </table:table-cell>
          <table:table-cell office:value-type="float" office:value="42.509116" calcext:value-type="float">
            <text:p>42.509116</text:p>
          </table:table-cell>
          <table:table-cell office:value-type="float" office:value="73.494916" calcext:value-type="float">
            <text:p>73.494916</text:p>
          </table:table-cell>
          <table:table-cell office:value-type="float" office:value="0.75979" calcext:value-type="float">
            <text:p>0.75979</text:p>
          </table:table-cell>
        </table:table-row>
        <table:table-row table:style-name="ro1">
          <table:table-cell office:value-type="float" office:value="0.785719" calcext:value-type="float">
            <text:p>0.785719</text:p>
          </table:table-cell>
          <table:table-cell office:value-type="float" office:value="0.273041" calcext:value-type="float">
            <text:p>0.273041</text:p>
          </table:table-cell>
          <table:table-cell office:value-type="float" office:value="42.436205" calcext:value-type="float">
            <text:p>42.436205</text:p>
          </table:table-cell>
          <table:table-cell office:value-type="float" office:value="73.581823" calcext:value-type="float">
            <text:p>73.581823</text:p>
          </table:table-cell>
          <table:table-cell office:value-type="float" office:value="0.757882" calcext:value-type="float">
            <text:p>0.757882</text:p>
          </table:table-cell>
        </table:table-row>
        <table:table-row table:style-name="ro1">
          <table:table-cell office:value-type="float" office:value="0.787267" calcext:value-type="float">
            <text:p>0.787267</text:p>
          </table:table-cell>
          <table:table-cell office:value-type="float" office:value="0.274456" calcext:value-type="float">
            <text:p>0.274456</text:p>
          </table:table-cell>
          <table:table-cell office:value-type="float" office:value="42.436205" calcext:value-type="float">
            <text:p>42.436205</text:p>
          </table:table-cell>
          <table:table-cell office:value-type="float" office:value="73.664009" calcext:value-type="float">
            <text:p>73.664009</text:p>
          </table:table-cell>
          <table:table-cell office:value-type="float" office:value="0.756088" calcext:value-type="float">
            <text:p>0.756088</text:p>
          </table:table-cell>
        </table:table-row>
        <table:table-row table:style-name="ro1">
          <table:table-cell office:value-type="float" office:value="0.788905" calcext:value-type="float">
            <text:p>0.788905</text:p>
          </table:table-cell>
          <table:table-cell office:value-type="float" office:value="0.275966" calcext:value-type="float">
            <text:p>0.275966</text:p>
          </table:table-cell>
          <table:table-cell office:value-type="float" office:value="42.654934" calcext:value-type="float">
            <text:p>42.654934</text:p>
          </table:table-cell>
          <table:table-cell office:value-type="float" office:value="73.75121" calcext:value-type="float">
            <text:p>73.75121</text:p>
          </table:table-cell>
          <table:table-cell office:value-type="float" office:value="0.75418" calcext:value-type="float">
            <text:p>0.75418</text:p>
          </table:table-cell>
        </table:table-row>
        <table:table-row table:style-name="ro1">
          <table:table-cell office:value-type="float" office:value="0.790824" calcext:value-type="float">
            <text:p>0.790824</text:p>
          </table:table-cell>
          <table:table-cell office:value-type="float" office:value="0.277751" calcext:value-type="float">
            <text:p>0.277751</text:p>
          </table:table-cell>
          <table:table-cell office:value-type="float" office:value="42.946574" calcext:value-type="float">
            <text:p>42.946574</text:p>
          </table:table-cell>
          <table:table-cell office:value-type="float" office:value="73.853493" calcext:value-type="float">
            <text:p>73.853493</text:p>
          </table:table-cell>
          <table:table-cell office:value-type="float" office:value="0.751929" calcext:value-type="float">
            <text:p>0.751929</text:p>
          </table:table-cell>
        </table:table-row>
        <table:table-row table:style-name="ro1">
          <table:table-cell office:value-type="float" office:value="0.792832" calcext:value-type="float">
            <text:p>0.792832</text:p>
          </table:table-cell>
          <table:table-cell office:value-type="float" office:value="0.279634" calcext:value-type="float">
            <text:p>0.279634</text:p>
          </table:table-cell>
          <table:table-cell office:value-type="float" office:value="43.165303" calcext:value-type="float">
            <text:p>43.165303</text:p>
          </table:table-cell>
          <table:table-cell office:value-type="float" office:value="73.960865" calcext:value-type="float">
            <text:p>73.960865</text:p>
          </table:table-cell>
          <table:table-cell office:value-type="float" office:value="0.749564" calcext:value-type="float">
            <text:p>0.749564</text:p>
          </table:table-cell>
        </table:table-row>
        <table:table-row table:style-name="ro1">
          <table:table-cell office:value-type="float" office:value="0.79493" calcext:value-type="float">
            <text:p>0.79493</text:p>
          </table:table-cell>
          <table:table-cell office:value-type="float" office:value="0.281612" calcext:value-type="float">
            <text:p>0.281612</text:p>
          </table:table-cell>
          <table:table-cell office:value-type="float" office:value="43.311125" calcext:value-type="float">
            <text:p>43.311125</text:p>
          </table:table-cell>
          <table:table-cell office:value-type="float" office:value="74.073598" calcext:value-type="float">
            <text:p>74.073598</text:p>
          </table:table-cell>
          <table:table-cell office:value-type="float" office:value="0.747085" calcext:value-type="float">
            <text:p>0.747085</text:p>
          </table:table-cell>
        </table:table-row>
        <table:table-row table:style-name="ro1">
          <table:table-cell office:value-type="float" office:value="0.797028" calcext:value-type="float">
            <text:p>0.797028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43.311125" calcext:value-type="float">
            <text:p>43.311125</text:p>
          </table:table-cell>
          <table:table-cell office:value-type="float" office:value="74.187077" calcext:value-type="float">
            <text:p>74.187077</text:p>
          </table:table-cell>
          <table:table-cell office:value-type="float" office:value="0.744608" calcext:value-type="float">
            <text:p>0.744608</text:p>
          </table:table-cell>
        </table:table-row>
        <table:table-row table:style-name="ro1">
          <table:table-cell office:value-type="float" office:value="0.799126" calcext:value-type="float">
            <text:p>0.799126</text:p>
          </table:table-cell>
          <table:table-cell office:value-type="float" office:value="0.285567" calcext:value-type="float">
            <text:p>0.285567</text:p>
          </table:table-cell>
          <table:table-cell office:value-type="float" office:value="43.311125" calcext:value-type="float">
            <text:p>43.311125</text:p>
          </table:table-cell>
          <table:table-cell office:value-type="float" office:value="74.301313" calcext:value-type="float">
            <text:p>74.301313</text:p>
          </table:table-cell>
          <table:table-cell office:value-type="float" office:value="0.742135" calcext:value-type="float">
            <text:p>0.742135</text:p>
          </table:table-cell>
        </table:table-row>
        <table:table-row table:style-name="ro1">
          <table:table-cell office:value-type="float" office:value="0.801122" calcext:value-type="float">
            <text:p>0.801122</text:p>
          </table:table-cell>
          <table:table-cell office:value-type="float" office:value="0.287463" calcext:value-type="float">
            <text:p>0.287463</text:p>
          </table:table-cell>
          <table:table-cell office:value-type="float" office:value="43.529854" calcext:value-type="float">
            <text:p>43.529854</text:p>
          </table:table-cell>
          <table:table-cell office:value-type="float" office:value="74.410379" calcext:value-type="float">
            <text:p>74.410379</text:p>
          </table:table-cell>
          <table:table-cell office:value-type="float" office:value="0.739772" calcext:value-type="float">
            <text:p>0.739772</text:p>
          </table:table-cell>
        </table:table-row>
        <table:table-row table:style-name="ro1">
          <table:table-cell office:value-type="float" office:value="0.803202" calcext:value-type="float">
            <text:p>0.803202</text:p>
          </table:table-cell>
          <table:table-cell office:value-type="float" office:value="0.289459" calcext:value-type="float">
            <text:p>0.289459</text:p>
          </table:table-cell>
          <table:table-cell office:value-type="float" office:value="43.821494" calcext:value-type="float">
            <text:p>43.821494</text:p>
          </table:table-cell>
          <table:table-cell office:value-type="float" office:value="74.524403" calcext:value-type="float">
            <text:p>74.524403</text:p>
          </table:table-cell>
          <table:table-cell office:value-type="float" office:value="0.737291" calcext:value-type="float">
            <text:p>0.737291</text:p>
          </table:table-cell>
        </table:table-row>
        <table:table-row table:style-name="ro1">
          <table:table-cell office:value-type="float" office:value="0.804896" calcext:value-type="float">
            <text:p>0.804896</text:p>
          </table:table-cell>
          <table:table-cell office:value-type="float" office:value="0.291101" calcext:value-type="float">
            <text:p>0.291101</text:p>
          </table:table-cell>
          <table:table-cell office:value-type="float" office:value="44.113133" calcext:value-type="float">
            <text:p>44.113133</text:p>
          </table:table-cell>
          <table:table-cell office:value-type="float" office:value="74.617458" calcext:value-type="float">
            <text:p>74.617458</text:p>
          </table:table-cell>
          <table:table-cell office:value-type="float" office:value="0.735257" calcext:value-type="float">
            <text:p>0.735257</text:p>
          </table:table-cell>
        </table:table-row>
        <table:table-row table:style-name="ro1">
          <table:table-cell office:value-type="float" office:value="0.806677" calcext:value-type="float">
            <text:p>0.806677</text:p>
          </table:table-cell>
          <table:table-cell office:value-type="float" office:value="0.292841" calcext:value-type="float">
            <text:p>0.292841</text:p>
          </table:table-cell>
          <table:table-cell office:value-type="float" office:value="44.331862" calcext:value-type="float">
            <text:p>44.331862</text:p>
          </table:table-cell>
          <table:table-cell office:value-type="float" office:value="74.715608" calcext:value-type="float">
            <text:p>74.715608</text:p>
          </table:table-cell>
          <table:table-cell office:value-type="float" office:value="0.733108" calcext:value-type="float">
            <text:p>0.733108</text:p>
          </table:table-cell>
        </table:table-row>
        <table:table-row table:style-name="ro1">
          <table:table-cell office:value-type="float" office:value="0.808361" calcext:value-type="float">
            <text:p>0.808361</text:p>
          </table:table-cell>
          <table:table-cell office:value-type="float" office:value="0.294494" calcext:value-type="float">
            <text:p>0.294494</text:p>
          </table:table-cell>
          <table:table-cell office:value-type="float" office:value="44.477684" calcext:value-type="float">
            <text:p>44.477684</text:p>
          </table:table-cell>
          <table:table-cell office:value-type="float" office:value="74.808711" calcext:value-type="float">
            <text:p>74.808711</text:p>
          </table:table-cell>
          <table:table-cell office:value-type="float" office:value="0.731071" calcext:value-type="float">
            <text:p>0.731071</text:p>
          </table:table-cell>
        </table:table-row>
        <table:table-row table:style-name="ro1">
          <table:table-cell office:value-type="float" office:value="0.809857" calcext:value-type="float">
            <text:p>0.809857</text:p>
          </table:table-cell>
          <table:table-cell office:value-type="float" office:value="0.295963" calcext:value-type="float">
            <text:p>0.295963</text:p>
          </table:table-cell>
          <table:table-cell office:value-type="float" office:value="44.477684" calcext:value-type="float">
            <text:p>44.477684</text:p>
          </table:table-cell>
          <table:table-cell office:value-type="float" office:value="74.891915" calcext:value-type="float">
            <text:p>74.891915</text:p>
          </table:table-cell>
          <table:table-cell office:value-type="float" office:value="0.729262" calcext:value-type="float">
            <text:p>0.729262</text:p>
          </table:table-cell>
        </table:table-row>
        <table:table-row table:style-name="ro1">
          <table:table-cell office:value-type="float" office:value="0.811349" calcext:value-type="float">
            <text:p>0.811349</text:p>
          </table:table-cell>
          <table:table-cell office:value-type="float" office:value="0.297436" calcext:value-type="float">
            <text:p>0.297436</text:p>
          </table:table-cell>
          <table:table-cell office:value-type="float" office:value="44.623506" calcext:value-type="float">
            <text:p>44.623506</text:p>
          </table:table-cell>
          <table:table-cell office:value-type="float" office:value="74.975161" calcext:value-type="float">
            <text:p>74.975161</text:p>
          </table:table-cell>
          <table:table-cell office:value-type="float" office:value="0.727451" calcext:value-type="float">
            <text:p>0.727451</text:p>
          </table:table-cell>
        </table:table-row>
        <table:table-row table:style-name="ro1">
          <table:table-cell office:value-type="float" office:value="0.812838" calcext:value-type="float">
            <text:p>0.812838</text:p>
          </table:table-cell>
          <table:table-cell office:value-type="float" office:value="0.298913" calcext:value-type="float">
            <text:p>0.298913</text:p>
          </table:table-cell>
          <table:table-cell office:value-type="float" office:value="44.769327" calcext:value-type="float">
            <text:p>44.769327</text:p>
          </table:table-cell>
          <table:table-cell office:value-type="float" office:value="75.058461" calcext:value-type="float">
            <text:p>75.058461</text:p>
          </table:table-cell>
          <table:table-cell office:value-type="float" office:value="0.72564" calcext:value-type="float">
            <text:p>0.72564</text:p>
          </table:table-cell>
        </table:table-row>
        <table:table-row table:style-name="ro1">
          <table:table-cell office:value-type="float" office:value="0.813952" calcext:value-type="float">
            <text:p>0.813952</text:p>
          </table:table-cell>
          <table:table-cell office:value-type="float" office:value="0.300023" calcext:value-type="float">
            <text:p>0.300023</text:p>
          </table:table-cell>
          <table:table-cell office:value-type="float" office:value="44.915149" calcext:value-type="float">
            <text:p>44.915149</text:p>
          </table:table-cell>
          <table:table-cell office:value-type="float" office:value="75.120941" calcext:value-type="float">
            <text:p>75.120941</text:p>
          </table:table-cell>
          <table:table-cell office:value-type="float" office:value="0.72428" calcext:value-type="float">
            <text:p>0.72428</text:p>
          </table:table-cell>
        </table:table-row>
        <table:table-row table:style-name="ro1">
          <table:table-cell office:value-type="float" office:value="0.815063" calcext:value-type="float">
            <text:p>0.815063</text:p>
          </table:table-cell>
          <table:table-cell office:value-type="float" office:value="0.301136" calcext:value-type="float">
            <text:p>0.301136</text:p>
          </table:table-cell>
          <table:table-cell office:value-type="float" office:value="45.06097" calcext:value-type="float">
            <text:p>45.06097</text:p>
          </table:table-cell>
          <table:table-cell office:value-type="float" office:value="75.183374" calcext:value-type="float">
            <text:p>75.183374</text:p>
          </table:table-cell>
          <table:table-cell office:value-type="float" office:value="0.722919" calcext:value-type="float">
            <text:p>0.722919</text:p>
          </table:table-cell>
        </table:table-row>
        <table:table-row table:style-name="ro1">
          <table:table-cell office:value-type="float" office:value="0.81608" calcext:value-type="float">
            <text:p>0.81608</text:p>
          </table:table-cell>
          <table:table-cell office:value-type="float" office:value="0.302158" calcext:value-type="float">
            <text:p>0.302158</text:p>
          </table:table-cell>
          <table:table-cell office:value-type="float" office:value="45.133881" calcext:value-type="float">
            <text:p>45.133881</text:p>
          </table:table-cell>
          <table:table-cell office:value-type="float" office:value="75.24069" calcext:value-type="float">
            <text:p>75.24069</text:p>
          </table:table-cell>
          <table:table-cell office:value-type="float" office:value="0.721672" calcext:value-type="float">
            <text:p>0.721672</text:p>
          </table:table-cell>
        </table:table-row>
        <table:table-row table:style-name="ro1">
          <table:table-cell office:value-type="float" office:value="0.817093" calcext:value-type="float">
            <text:p>0.817093</text:p>
          </table:table-cell>
          <table:table-cell office:value-type="float" office:value="0.303183" calcext:value-type="float">
            <text:p>0.303183</text:p>
          </table:table-cell>
          <table:table-cell office:value-type="float" office:value="45.35261" calcext:value-type="float">
            <text:p>45.35261</text:p>
          </table:table-cell>
          <table:table-cell office:value-type="float" office:value="75.297829" calcext:value-type="float">
            <text:p>75.297829</text:p>
          </table:table-cell>
          <table:table-cell office:value-type="float" office:value="0.720422" calcext:value-type="float">
            <text:p>0.720422</text:p>
          </table:table-cell>
        </table:table-row>
        <table:table-row table:style-name="ro1">
          <table:table-cell office:value-type="float" office:value="0.818289" calcext:value-type="float">
            <text:p>0.818289</text:p>
          </table:table-cell>
          <table:table-cell office:value-type="float" office:value="0.304397" calcext:value-type="float">
            <text:p>0.304397</text:p>
          </table:table-cell>
          <table:table-cell office:value-type="float" office:value="45.425521" calcext:value-type="float">
            <text:p>45.425521</text:p>
          </table:table-cell>
          <table:table-cell office:value-type="float" office:value="75.365453" calcext:value-type="float">
            <text:p>75.365453</text:p>
          </table:table-cell>
          <table:table-cell office:value-type="float" office:value="0.718945" calcext:value-type="float">
            <text:p>0.718945</text:p>
          </table:table-cell>
        </table:table-row>
        <table:table-row table:style-name="ro1">
          <table:table-cell office:value-type="float" office:value="0.81939" calcext:value-type="float">
            <text:p>0.81939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45.571343" calcext:value-type="float">
            <text:p>45.571343</text:p>
          </table:table-cell>
          <table:table-cell office:value-type="float" office:value="75.427851" calcext:value-type="float">
            <text:p>75.427851</text:p>
          </table:table-cell>
          <table:table-cell office:value-type="float" office:value="0.717581" calcext:value-type="float">
            <text:p>0.717581</text:p>
          </table:table-cell>
        </table:table-row>
        <table:table-row table:style-name="ro1">
          <table:table-cell office:value-type="float" office:value="0.820581" calcext:value-type="float">
            <text:p>0.820581</text:p>
          </table:table-cell>
          <table:table-cell office:value-type="float" office:value="0.306738" calcext:value-type="float">
            <text:p>0.306738</text:p>
          </table:table-cell>
          <table:table-cell office:value-type="float" office:value="45.644254" calcext:value-type="float">
            <text:p>45.644254</text:p>
          </table:table-cell>
          <table:table-cell office:value-type="float" office:value="75.495571" calcext:value-type="float">
            <text:p>75.495571</text:p>
          </table:table-cell>
          <table:table-cell office:value-type="float" office:value="0.716103" calcext:value-type="float">
            <text:p>0.716103</text:p>
          </table:table-cell>
        </table:table-row>
        <table:table-row table:style-name="ro1">
          <table:table-cell office:value-type="float" office:value="0.821771" calcext:value-type="float">
            <text:p>0.821771</text:p>
          </table:table-cell>
          <table:table-cell office:value-type="float" office:value="0.307958" calcext:value-type="float">
            <text:p>0.307958</text:p>
          </table:table-cell>
          <table:table-cell office:value-type="float" office:value="45.717164" calcext:value-type="float">
            <text:p>45.717164</text:p>
          </table:table-cell>
          <table:table-cell office:value-type="float" office:value="75.563413" calcext:value-type="float">
            <text:p>75.563413</text:p>
          </table:table-cell>
          <table:table-cell office:value-type="float" office:value="0.714624" calcext:value-type="float">
            <text:p>0.714624</text:p>
          </table:table-cell>
        </table:table-row>
        <table:table-row table:style-name="ro1">
          <table:table-cell office:value-type="float" office:value="0.822863" calcext:value-type="float">
            <text:p>0.822863</text:p>
          </table:table-cell>
          <table:table-cell office:value-type="float" office:value="0.309089" calcext:value-type="float">
            <text:p>0.309089</text:p>
          </table:table-cell>
          <table:table-cell office:value-type="float" office:value="46.008804" calcext:value-type="float">
            <text:p>46.008804</text:p>
          </table:table-cell>
          <table:table-cell office:value-type="float" office:value="75.625723" calcext:value-type="float">
            <text:p>75.625723</text:p>
          </table:table-cell>
          <table:table-cell office:value-type="float" office:value="0.713257" calcext:value-type="float">
            <text:p>0.713257</text:p>
          </table:table-cell>
        </table:table-row>
        <table:table-row table:style-name="ro1">
          <table:table-cell office:value-type="float" office:value="0.824223" calcext:value-type="float">
            <text:p>0.824223</text:p>
          </table:table-cell>
          <table:table-cell office:value-type="float" office:value="0.310509" calcext:value-type="float">
            <text:p>0.310509</text:p>
          </table:table-cell>
          <table:table-cell office:value-type="float" office:value="46.227533" calcext:value-type="float">
            <text:p>46.227533</text:p>
          </table:table-cell>
          <table:table-cell office:value-type="float" office:value="75.703429" calcext:value-type="float">
            <text:p>75.703429</text:p>
          </table:table-cell>
          <table:table-cell office:value-type="float" office:value="0.711544" calcext:value-type="float">
            <text:p>0.711544</text:p>
          </table:table-cell>
        </table:table-row>
        <table:table-row table:style-name="ro1">
          <table:table-cell office:value-type="float" office:value="0.825851" calcext:value-type="float">
            <text:p>0.825851</text:p>
          </table:table-cell>
          <table:table-cell office:value-type="float" office:value="0.312216" calcext:value-type="float">
            <text:p>0.312216</text:p>
          </table:table-cell>
          <table:table-cell office:value-type="float" office:value="46.373355" calcext:value-type="float">
            <text:p>46.373355</text:p>
          </table:table-cell>
          <table:table-cell office:value-type="float" office:value="75.79675" calcext:value-type="float">
            <text:p>75.79675</text:p>
          </table:table-cell>
          <table:table-cell office:value-type="float" office:value="0.709489" calcext:value-type="float">
            <text:p>0.709489</text:p>
          </table:table-cell>
        </table:table-row>
        <table:table-row table:style-name="ro1">
          <table:table-cell office:value-type="float" office:value="0.827475" calcext:value-type="float">
            <text:p>0.827475</text:p>
          </table:table-cell>
          <table:table-cell office:value-type="float" office:value="0.313928" calcext:value-type="float">
            <text:p>0.313928</text:p>
          </table:table-cell>
          <table:table-cell office:value-type="float" office:value="46.519176" calcext:value-type="float">
            <text:p>46.519176</text:p>
          </table:table-cell>
          <table:table-cell office:value-type="float" office:value="75.890187" calcext:value-type="float">
            <text:p>75.890187</text:p>
          </table:table-cell>
          <table:table-cell office:value-type="float" office:value="0.707432" calcext:value-type="float">
            <text:p>0.707432</text:p>
          </table:table-cell>
        </table:table-row>
        <table:table-row table:style-name="ro1">
          <table:table-cell office:value-type="float" office:value="0.829094" calcext:value-type="float">
            <text:p>0.829094</text:p>
          </table:table-cell>
          <table:table-cell office:value-type="float" office:value="0.315644" calcext:value-type="float">
            <text:p>0.315644</text:p>
          </table:table-cell>
          <table:table-cell office:value-type="float" office:value="46.664998" calcext:value-type="float">
            <text:p>46.664998</text:p>
          </table:table-cell>
          <table:table-cell office:value-type="float" office:value="75.983747" calcext:value-type="float">
            <text:p>75.983747</text:p>
          </table:table-cell>
          <table:table-cell office:value-type="float" office:value="0.705374" calcext:value-type="float">
            <text:p>0.705374</text:p>
          </table:table-cell>
        </table:table-row>
        <table:table-row table:style-name="ro1">
          <table:table-cell office:value-type="float" office:value="0.830621" calcext:value-type="float">
            <text:p>0.830621</text:p>
          </table:table-cell>
          <table:table-cell office:value-type="float" office:value="0.317266" calcext:value-type="float">
            <text:p>0.317266</text:p>
          </table:table-cell>
          <table:table-cell office:value-type="float" office:value="46.737909" calcext:value-type="float">
            <text:p>46.737909</text:p>
          </table:table-cell>
          <table:table-cell office:value-type="float" office:value="76.072409" calcext:value-type="float">
            <text:p>76.072409</text:p>
          </table:table-cell>
          <table:table-cell office:value-type="float" office:value="0.703431" calcext:value-type="float">
            <text:p>0.703431</text:p>
          </table:table-cell>
        </table:table-row>
        <table:table-row table:style-name="ro1">
          <table:table-cell office:value-type="float" office:value="0.832233" calcext:value-type="float">
            <text:p>0.832233</text:p>
          </table:table-cell>
          <table:table-cell office:value-type="float" office:value="0.318988" calcext:value-type="float">
            <text:p>0.318988</text:p>
          </table:table-cell>
          <table:table-cell office:value-type="float" office:value="46.88373" calcext:value-type="float">
            <text:p>46.88373</text:p>
          </table:table-cell>
          <table:table-cell office:value-type="float" office:value="76.166393" calcext:value-type="float">
            <text:p>76.166393</text:p>
          </table:table-cell>
          <table:table-cell office:value-type="float" office:value="0.701372" calcext:value-type="float">
            <text:p>0.701372</text:p>
          </table:table-cell>
        </table:table-row>
        <table:table-row table:style-name="ro1">
          <table:table-cell office:value-type="float" office:value="0.833846" calcext:value-type="float">
            <text:p>0.833846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46.88373" calcext:value-type="float">
            <text:p>46.88373</text:p>
          </table:table-cell>
          <table:table-cell office:value-type="float" office:value="76.260929" calcext:value-type="float">
            <text:p>76.260929</text:p>
          </table:table-cell>
          <table:table-cell office:value-type="float" office:value="0.699315" calcext:value-type="float">
            <text:p>0.699315</text:p>
          </table:table-cell>
        </table:table-row>
        <table:table-row table:style-name="ro1">
          <table:table-cell office:value-type="float" office:value="0.835366" calcext:value-type="float">
            <text:p>0.835366</text:p>
          </table:table-cell>
          <table:table-cell office:value-type="float" office:value="0.322338" calcext:value-type="float">
            <text:p>0.322338</text:p>
          </table:table-cell>
          <table:table-cell office:value-type="float" office:value="46.956641" calcext:value-type="float">
            <text:p>46.956641</text:p>
          </table:table-cell>
          <table:table-cell office:value-type="float" office:value="76.350528" calcext:value-type="float">
            <text:p>76.350528</text:p>
          </table:table-cell>
          <table:table-cell office:value-type="float" office:value="0.697373" calcext:value-type="float">
            <text:p>0.697373</text:p>
          </table:table-cell>
        </table:table-row>
        <table:table-row table:style-name="ro1">
          <table:table-cell office:value-type="float" office:value="0.836972" calcext:value-type="float">
            <text:p>0.836972</text:p>
          </table:table-cell>
          <table:table-cell office:value-type="float" office:value="0.324066" calcext:value-type="float">
            <text:p>0.324066</text:p>
          </table:table-cell>
          <table:table-cell office:value-type="float" office:value="47.102463" calcext:value-type="float">
            <text:p>47.102463</text:p>
          </table:table-cell>
          <table:table-cell office:value-type="float" office:value="76.445508" calcext:value-type="float">
            <text:p>76.445508</text:p>
          </table:table-cell>
          <table:table-cell office:value-type="float" office:value="0.695316" calcext:value-type="float">
            <text:p>0.695316</text:p>
          </table:table-cell>
        </table:table-row>
        <table:table-row table:style-name="ro1">
          <table:table-cell office:value-type="float" office:value="0.838396" calcext:value-type="float">
            <text:p>0.838396</text:p>
          </table:table-cell>
          <table:table-cell office:value-type="float" office:value="0.325606" calcext:value-type="float">
            <text:p>0.325606</text:p>
          </table:table-cell>
          <table:table-cell office:value-type="float" office:value="47.248285" calcext:value-type="float">
            <text:p>47.248285</text:p>
          </table:table-cell>
          <table:table-cell office:value-type="float" office:value="76.530025" calcext:value-type="float">
            <text:p>76.530025</text:p>
          </table:table-cell>
          <table:table-cell office:value-type="float" office:value="0.693486" calcext:value-type="float">
            <text:p>0.693486</text:p>
          </table:table-cell>
        </table:table-row>
        <table:table-row table:style-name="ro1">
          <table:table-cell office:value-type="float" office:value="0.839725" calcext:value-type="float">
            <text:p>0.839725</text:p>
          </table:table-cell>
          <table:table-cell office:value-type="float" office:value="0.327055" calcext:value-type="float">
            <text:p>0.327055</text:p>
          </table:table-cell>
          <table:table-cell office:value-type="float" office:value="47.467014" calcext:value-type="float">
            <text:p>47.467014</text:p>
          </table:table-cell>
          <table:table-cell office:value-type="float" office:value="76.609117" calcext:value-type="float">
            <text:p>76.609117</text:p>
          </table:table-cell>
          <table:table-cell office:value-type="float" office:value="0.691768" calcext:value-type="float">
            <text:p>0.691768</text:p>
          </table:table-cell>
        </table:table-row>
        <table:table-row table:style-name="ro1">
          <table:table-cell office:value-type="float" office:value="0.840785" calcext:value-type="float">
            <text:p>0.840785</text:p>
          </table:table-cell>
          <table:table-cell office:value-type="float" office:value="0.328216" calcext:value-type="float">
            <text:p>0.328216</text:p>
          </table:table-cell>
          <table:table-cell office:value-type="float" office:value="47.612835" calcext:value-type="float">
            <text:p>47.612835</text:p>
          </table:table-cell>
          <table:table-cell office:value-type="float" office:value="76.67239" calcext:value-type="float">
            <text:p>76.67239</text:p>
          </table:table-cell>
          <table:table-cell office:value-type="float" office:value="0.690393" calcext:value-type="float">
            <text:p>0.690393</text:p>
          </table:table-cell>
        </table:table-row>
        <table:table-row table:style-name="ro1">
          <table:table-cell office:value-type="float" office:value="0.841932" calcext:value-type="float">
            <text:p>0.841932</text:p>
          </table:table-cell>
          <table:table-cell office:value-type="float" office:value="0.329476" calcext:value-type="float">
            <text:p>0.329476</text:p>
          </table:table-cell>
          <table:table-cell office:value-type="float" office:value="47.685746" calcext:value-type="float">
            <text:p>47.685746</text:p>
          </table:table-cell>
          <table:table-cell office:value-type="float" office:value="76.741059" calcext:value-type="float">
            <text:p>76.741059</text:p>
          </table:table-cell>
          <table:table-cell office:value-type="float" office:value="0.688903" calcext:value-type="float">
            <text:p>0.688903</text:p>
          </table:table-cell>
        </table:table-row>
        <table:table-row table:style-name="ro1">
          <table:table-cell office:value-type="float" office:value="0.842988" calcext:value-type="float">
            <text:p>0.842988</text:p>
          </table:table-cell>
          <table:table-cell office:value-type="float" office:value="0.330642" calcext:value-type="float">
            <text:p>0.330642</text:p>
          </table:table-cell>
          <table:table-cell office:value-type="float" office:value="47.831568" calcext:value-type="float">
            <text:p>47.831568</text:p>
          </table:table-cell>
          <table:table-cell office:value-type="float" office:value="76.80442" calcext:value-type="float">
            <text:p>76.80442</text:p>
          </table:table-cell>
          <table:table-cell office:value-type="float" office:value="0.687527" calcext:value-type="float">
            <text:p>0.687527</text:p>
          </table:table-cell>
        </table:table-row>
        <table:table-row table:style-name="ro1">
          <table:table-cell office:value-type="float" office:value="0.84413" calcext:value-type="float">
            <text:p>0.84413</text:p>
          </table:table-cell>
          <table:table-cell office:value-type="float" office:value="0.331906" calcext:value-type="float">
            <text:p>0.331906</text:p>
          </table:table-cell>
          <table:table-cell office:value-type="float" office:value="47.904478" calcext:value-type="float">
            <text:p>47.904478</text:p>
          </table:table-cell>
          <table:table-cell office:value-type="float" office:value="76.873185" calcext:value-type="float">
            <text:p>76.873185</text:p>
          </table:table-cell>
          <table:table-cell office:value-type="float" office:value="0.686036" calcext:value-type="float">
            <text:p>0.686036</text:p>
          </table:table-cell>
        </table:table-row>
        <table:table-row table:style-name="ro1">
          <table:table-cell office:value-type="float" office:value="0.845271" calcext:value-type="float">
            <text:p>0.845271</text:p>
          </table:table-cell>
          <table:table-cell office:value-type="float" office:value="0.333171" calcext:value-type="float">
            <text:p>0.333171</text:p>
          </table:table-cell>
          <table:table-cell office:value-type="float" office:value="47.977389" calcext:value-type="float">
            <text:p>47.977389</text:p>
          </table:table-cell>
          <table:table-cell office:value-type="float" office:value="76.9421" calcext:value-type="float">
            <text:p>76.9421</text:p>
          </table:table-cell>
          <table:table-cell office:value-type="float" office:value="0.684545" calcext:value-type="float">
            <text:p>0.684545</text:p>
          </table:table-cell>
        </table:table-row>
        <table:table-row table:style-name="ro1">
          <table:table-cell office:value-type="float" office:value="0.846146" calcext:value-type="float">
            <text:p>0.846146</text:p>
          </table:table-cell>
          <table:table-cell office:value-type="float" office:value="0.334147" calcext:value-type="float">
            <text:p>0.334147</text:p>
          </table:table-cell>
          <table:table-cell office:value-type="float" office:value="48.123211" calcext:value-type="float">
            <text:p>48.123211</text:p>
          </table:table-cell>
          <table:table-cell office:value-type="float" office:value="76.995065" calcext:value-type="float">
            <text:p>76.995065</text:p>
          </table:table-cell>
          <table:table-cell office:value-type="float" office:value="0.683397" calcext:value-type="float">
            <text:p>0.683397</text:p>
          </table:table-cell>
        </table:table-row>
        <table:table-row table:style-name="ro1">
          <table:table-cell office:value-type="float" office:value="0.847019" calcext:value-type="float">
            <text:p>0.847019</text:p>
          </table:table-cell>
          <table:table-cell office:value-type="float" office:value="0.335124" calcext:value-type="float">
            <text:p>0.335124</text:p>
          </table:table-cell>
          <table:table-cell office:value-type="float" office:value="48.211231" calcext:value-type="float">
            <text:p>48.211231</text:p>
          </table:table-cell>
          <table:table-cell office:value-type="float" office:value="77.048071" calcext:value-type="float">
            <text:p>77.048071</text:p>
          </table:table-cell>
          <table:table-cell office:value-type="float" office:value="0.682248" calcext:value-type="float">
            <text:p>0.682248</text:p>
          </table:table-cell>
        </table:table-row>
        <table:table-row table:style-name="ro1">
          <table:table-cell office:value-type="float" office:value="0.847804" calcext:value-type="float">
            <text:p>0.847804</text:p>
          </table:table-cell>
          <table:table-cell office:value-type="float" office:value="0.336005" calcext:value-type="float">
            <text:p>0.336005</text:p>
          </table:table-cell>
          <table:table-cell office:value-type="float" office:value="48.284142" calcext:value-type="float">
            <text:p>48.284142</text:p>
          </table:table-cell>
          <table:table-cell office:value-type="float" office:value="77.095811" calcext:value-type="float">
            <text:p>77.095811</text:p>
          </table:table-cell>
          <table:table-cell office:value-type="float" office:value="0.681214" calcext:value-type="float">
            <text:p>0.681214</text:p>
          </table:table-cell>
        </table:table-row>
        <table:table-row table:style-name="ro1">
          <table:table-cell office:value-type="float" office:value="0.8485" calcext:value-type="float">
            <text:p>0.8485</text:p>
          </table:table-cell>
          <table:table-cell office:value-type="float" office:value="0.336789" calcext:value-type="float">
            <text:p>0.336789</text:p>
          </table:table-cell>
          <table:table-cell office:value-type="float" office:value="48.429964" calcext:value-type="float">
            <text:p>48.429964</text:p>
          </table:table-cell>
          <table:table-cell office:value-type="float" office:value="77.138168" calcext:value-type="float">
            <text:p>77.138168</text:p>
          </table:table-cell>
          <table:table-cell office:value-type="float" office:value="0.680295" calcext:value-type="float">
            <text:p>0.680295</text:p>
          </table:table-cell>
        </table:table-row>
        <table:table-row table:style-name="ro1">
          <table:table-cell office:value-type="float" office:value="0.849282" calcext:value-type="float">
            <text:p>0.849282</text:p>
          </table:table-cell>
          <table:table-cell office:value-type="float" office:value="0.337673" calcext:value-type="float">
            <text:p>0.337673</text:p>
          </table:table-cell>
          <table:table-cell office:value-type="float" office:value="48.502874" calcext:value-type="float">
            <text:p>48.502874</text:p>
          </table:table-cell>
          <table:table-cell office:value-type="float" office:value="77.185853" calcext:value-type="float">
            <text:p>77.185853</text:p>
          </table:table-cell>
          <table:table-cell office:value-type="float" office:value="0.67926" calcext:value-type="float">
            <text:p>0.67926</text:p>
          </table:table-cell>
        </table:table-row>
        <table:table-row table:style-name="ro1">
          <table:table-cell office:value-type="float" office:value="0.850236" calcext:value-type="float">
            <text:p>0.850236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48.575785" calcext:value-type="float">
            <text:p>48.575785</text:p>
          </table:table-cell>
          <table:table-cell office:value-type="float" office:value="77.244194" calcext:value-type="float">
            <text:p>77.244194</text:p>
          </table:table-cell>
          <table:table-cell office:value-type="float" office:value="0.677994" calcext:value-type="float">
            <text:p>0.677994</text:p>
          </table:table-cell>
        </table:table-row>
        <table:table-row table:style-name="ro1">
          <table:table-cell office:value-type="float" office:value="0.851273" calcext:value-type="float">
            <text:p>0.851273</text:p>
          </table:table-cell>
          <table:table-cell office:value-type="float" office:value="0.339935" calcext:value-type="float">
            <text:p>0.339935</text:p>
          </table:table-cell>
          <table:table-cell office:value-type="float" office:value="48.721607" calcext:value-type="float">
            <text:p>48.721607</text:p>
          </table:table-cell>
          <table:table-cell office:value-type="float" office:value="77.307781" calcext:value-type="float">
            <text:p>77.307781</text:p>
          </table:table-cell>
          <table:table-cell office:value-type="float" office:value="0.676613" calcext:value-type="float">
            <text:p>0.676613</text:p>
          </table:table-cell>
        </table:table-row>
        <table:table-row table:style-name="ro1">
          <table:table-cell office:value-type="float" office:value="0.85222" calcext:value-type="float">
            <text:p>0.85222</text:p>
          </table:table-cell>
          <table:table-cell office:value-type="float" office:value="0.341022" calcext:value-type="float">
            <text:p>0.341022</text:p>
          </table:table-cell>
          <table:table-cell office:value-type="float" office:value="48.940336" calcext:value-type="float">
            <text:p>48.940336</text:p>
          </table:table-cell>
          <table:table-cell office:value-type="float" office:value="77.365896" calcext:value-type="float">
            <text:p>77.365896</text:p>
          </table:table-cell>
          <table:table-cell office:value-type="float" office:value="0.675345" calcext:value-type="float">
            <text:p>0.675345</text:p>
          </table:table-cell>
        </table:table-row>
        <table:table-row table:style-name="ro1">
          <table:table-cell office:value-type="float" office:value="0.85316" calcext:value-type="float">
            <text:p>0.85316</text:p>
          </table:table-cell>
          <table:table-cell office:value-type="float" office:value="0.342115" calcext:value-type="float">
            <text:p>0.342115</text:p>
          </table:table-cell>
          <table:table-cell office:value-type="float" office:value="49.304886" calcext:value-type="float">
            <text:p>49.304886</text:p>
          </table:table-cell>
          <table:table-cell office:value-type="float" office:value="77.423541" calcext:value-type="float">
            <text:p>77.423541</text:p>
          </table:table-cell>
          <table:table-cell office:value-type="float" office:value="0.674073" calcext:value-type="float">
            <text:p>0.674073</text:p>
          </table:table-cell>
        </table:table-row>
        <table:table-row table:style-name="ro1">
          <table:table-cell office:value-type="float" office:value="0.854012" calcext:value-type="float">
            <text:p>0.854012</text:p>
          </table:table-cell>
          <table:table-cell office:value-type="float" office:value="0.343111" calcext:value-type="float">
            <text:p>0.343111</text:p>
          </table:table-cell>
          <table:table-cell office:value-type="float" office:value="49.450708" calcext:value-type="float">
            <text:p>49.450708</text:p>
          </table:table-cell>
          <table:table-cell office:value-type="float" office:value="77.475884" calcext:value-type="float">
            <text:p>77.475884</text:p>
          </table:table-cell>
          <table:table-cell office:value-type="float" office:value="0.672916" calcext:value-type="float">
            <text:p>0.672916</text:p>
          </table:table-cell>
        </table:table-row>
        <table:table-row table:style-name="ro1">
          <table:table-cell office:value-type="float" office:value="0.854951" calcext:value-type="float">
            <text:p>0.854951</text:p>
          </table:table-cell>
          <table:table-cell office:value-type="float" office:value="0.344205" calcext:value-type="float">
            <text:p>0.344205</text:p>
          </table:table-cell>
          <table:table-cell office:value-type="float" office:value="49.377797" calcext:value-type="float">
            <text:p>49.377797</text:p>
          </table:table-cell>
          <table:table-cell office:value-type="float" office:value="77.533808" calcext:value-type="float">
            <text:p>77.533808</text:p>
          </table:table-cell>
          <table:table-cell office:value-type="float" office:value="0.671644" calcext:value-type="float">
            <text:p>0.671644</text:p>
          </table:table-cell>
        </table:table-row>
        <table:table-row table:style-name="ro1">
          <table:table-cell office:value-type="float" office:value="0.856062" calcext:value-type="float">
            <text:p>0.856062</text:p>
          </table:table-cell>
          <table:table-cell office:value-type="float" office:value="0.345497" calcext:value-type="float">
            <text:p>0.345497</text:p>
          </table:table-cell>
          <table:table-cell office:value-type="float" office:value="49.304886" calcext:value-type="float">
            <text:p>49.304886</text:p>
          </table:table-cell>
          <table:table-cell office:value-type="float" office:value="77.60271" calcext:value-type="float">
            <text:p>77.60271</text:p>
          </table:table-cell>
          <table:table-cell office:value-type="float" office:value="0.670143" calcext:value-type="float">
            <text:p>0.670143</text:p>
          </table:table-cell>
        </table:table-row>
        <table:table-row table:style-name="ro1">
          <table:table-cell office:value-type="float" office:value="0.857342" calcext:value-type="float">
            <text:p>0.857342</text:p>
          </table:table-cell>
          <table:table-cell office:value-type="float" office:value="0.346989" calcext:value-type="float">
            <text:p>0.346989</text:p>
          </table:table-cell>
          <table:table-cell office:value-type="float" office:value="49.377797" calcext:value-type="float">
            <text:p>49.377797</text:p>
          </table:table-cell>
          <table:table-cell office:value-type="float" office:value="77.68241" calcext:value-type="float">
            <text:p>77.68241</text:p>
          </table:table-cell>
          <table:table-cell office:value-type="float" office:value="0.668412" calcext:value-type="float">
            <text:p>0.668412</text:p>
          </table:table-cell>
        </table:table-row>
        <table:table-row table:style-name="ro1">
          <table:table-cell office:value-type="float" office:value="0.858791" calcext:value-type="float">
            <text:p>0.858791</text:p>
          </table:table-cell>
          <table:table-cell office:value-type="float" office:value="0.348682" calcext:value-type="float">
            <text:p>0.348682</text:p>
          </table:table-cell>
          <table:table-cell office:value-type="float" office:value="49.450708" calcext:value-type="float">
            <text:p>49.450708</text:p>
          </table:table-cell>
          <table:table-cell office:value-type="float" office:value="77.773019" calcext:value-type="float">
            <text:p>77.773019</text:p>
          </table:table-cell>
          <table:table-cell office:value-type="float" office:value="0.66645" calcext:value-type="float">
            <text:p>0.66645</text:p>
          </table:table-cell>
        </table:table-row>
        <table:table-row table:style-name="ro1">
          <table:table-cell office:value-type="float" office:value="0.860154" calcext:value-type="float">
            <text:p>0.860154</text:p>
          </table:table-cell>
          <table:table-cell office:value-type="float" office:value="0.350275" calcext:value-type="float">
            <text:p>0.350275</text:p>
          </table:table-cell>
          <table:table-cell office:value-type="float" office:value="49.450708" calcext:value-type="float">
            <text:p>49.450708</text:p>
          </table:table-cell>
          <table:table-cell office:value-type="float" office:value="77.858785" calcext:value-type="float">
            <text:p>77.858785</text:p>
          </table:table-cell>
          <table:table-cell office:value-type="float" office:value="0.664604" calcext:value-type="float">
            <text:p>0.664604</text:p>
          </table:table-cell>
        </table:table-row>
        <table:table-row table:style-name="ro1">
          <table:table-cell office:value-type="float" office:value="0.861683" calcext:value-type="float">
            <text:p>0.861683</text:p>
          </table:table-cell>
          <table:table-cell office:value-type="float" office:value="0.352072" calcext:value-type="float">
            <text:p>0.352072</text:p>
          </table:table-cell>
          <table:table-cell office:value-type="float" office:value="49.59653" calcext:value-type="float">
            <text:p>49.59653</text:p>
          </table:table-cell>
          <table:table-cell office:value-type="float" office:value="77.955392" calcext:value-type="float">
            <text:p>77.955392</text:p>
          </table:table-cell>
          <table:table-cell office:value-type="float" office:value="0.662527" calcext:value-type="float">
            <text:p>0.662527</text:p>
          </table:table-cell>
        </table:table-row>
        <table:table-row table:style-name="ro1">
          <table:table-cell office:value-type="float" office:value="0.863125" calcext:value-type="float">
            <text:p>0.863125</text:p>
          </table:table-cell>
          <table:table-cell office:value-type="float" office:value="0.35377" calcext:value-type="float">
            <text:p>0.35377</text:p>
          </table:table-cell>
          <table:table-cell office:value-type="float" office:value="49.66944" calcext:value-type="float">
            <text:p>49.66944</text:p>
          </table:table-cell>
          <table:table-cell office:value-type="float" office:value="78.046971" calcext:value-type="float">
            <text:p>78.046971</text:p>
          </table:table-cell>
          <table:table-cell office:value-type="float" office:value="0.660566" calcext:value-type="float">
            <text:p>0.660566</text:p>
          </table:table-cell>
        </table:table-row>
        <table:table-row table:style-name="ro1">
          <table:table-cell office:value-type="float" office:value="0.864565" calcext:value-type="float">
            <text:p>0.864565</text:p>
          </table:table-cell>
          <table:table-cell office:value-type="float" office:value="0.35547" calcext:value-type="float">
            <text:p>0.35547</text:p>
          </table:table-cell>
          <table:table-cell office:value-type="float" office:value="49.742351" calcext:value-type="float">
            <text:p>49.742351</text:p>
          </table:table-cell>
          <table:table-cell office:value-type="float" office:value="78.138878" calcext:value-type="float">
            <text:p>78.138878</text:p>
          </table:table-cell>
          <table:table-cell office:value-type="float" office:value="0.658605" calcext:value-type="float">
            <text:p>0.658605</text:p>
          </table:table-cell>
        </table:table-row>
        <table:table-row table:style-name="ro1">
          <table:table-cell office:value-type="float" office:value="0.865834" calcext:value-type="float">
            <text:p>0.865834</text:p>
          </table:table-cell>
          <table:table-cell office:value-type="float" office:value="0.356972" calcext:value-type="float">
            <text:p>0.356972</text:p>
          </table:table-cell>
          <table:table-cell office:value-type="float" office:value="49.815262" calcext:value-type="float">
            <text:p>49.815262</text:p>
          </table:table-cell>
          <table:table-cell office:value-type="float" office:value="78.220238" calcext:value-type="float">
            <text:p>78.220238</text:p>
          </table:table-cell>
          <table:table-cell office:value-type="float" office:value="0.656876" calcext:value-type="float">
            <text:p>0.656876</text:p>
          </table:table-cell>
        </table:table-row>
        <table:table-row table:style-name="ro1">
          <table:table-cell office:value-type="float" office:value="0.867097" calcext:value-type="float">
            <text:p>0.867097</text:p>
          </table:table-cell>
          <table:table-cell office:value-type="float" office:value="0.358479" calcext:value-type="float">
            <text:p>0.358479</text:p>
          </table:table-cell>
          <table:table-cell office:value-type="float" office:value="50.033991" calcext:value-type="float">
            <text:p>50.033991</text:p>
          </table:table-cell>
          <table:table-cell office:value-type="float" office:value="78.301442" calcext:value-type="float">
            <text:p>78.301442</text:p>
          </table:table-cell>
          <table:table-cell office:value-type="float" office:value="0.655143" calcext:value-type="float">
            <text:p>0.655143</text:p>
          </table:table-cell>
        </table:table-row>
        <table:table-row table:style-name="ro1">
          <table:table-cell office:value-type="float" office:value="0.868272" calcext:value-type="float">
            <text:p>0.868272</text:p>
          </table:table-cell>
          <table:table-cell office:value-type="float" office:value="0.359888" calcext:value-type="float">
            <text:p>0.359888</text:p>
          </table:table-cell>
          <table:table-cell office:value-type="float" office:value="50.179813" calcext:value-type="float">
            <text:p>50.179813</text:p>
          </table:table-cell>
          <table:table-cell office:value-type="float" office:value="78.377269" calcext:value-type="float">
            <text:p>78.377269</text:p>
          </table:table-cell>
          <table:table-cell office:value-type="float" office:value="0.653526" calcext:value-type="float">
            <text:p>0.653526</text:p>
          </table:table-cell>
        </table:table-row>
        <table:table-row table:style-name="ro1">
          <table:table-cell office:value-type="float" office:value="0.869443" calcext:value-type="float">
            <text:p>0.869443</text:p>
          </table:table-cell>
          <table:table-cell office:value-type="float" office:value="0.3613" calcext:value-type="float">
            <text:p>0.3613</text:p>
          </table:table-cell>
          <table:table-cell office:value-type="float" office:value="50.325634" calcext:value-type="float">
            <text:p>50.325634</text:p>
          </table:table-cell>
          <table:table-cell office:value-type="float" office:value="78.453103" calcext:value-type="float">
            <text:p>78.453103</text:p>
          </table:table-cell>
          <table:table-cell office:value-type="float" office:value="0.651907" calcext:value-type="float">
            <text:p>0.651907</text:p>
          </table:table-cell>
        </table:table-row>
        <table:table-row table:style-name="ro1">
          <table:table-cell office:value-type="float" office:value="0.87053" calcext:value-type="float">
            <text:p>0.87053</text:p>
          </table:table-cell>
          <table:table-cell office:value-type="float" office:value="0.362613" calcext:value-type="float">
            <text:p>0.362613</text:p>
          </table:table-cell>
          <table:table-cell office:value-type="float" office:value="50.398545" calcext:value-type="float">
            <text:p>50.398545</text:p>
          </table:table-cell>
          <table:table-cell office:value-type="float" office:value="78.523699" calcext:value-type="float">
            <text:p>78.523699</text:p>
          </table:table-cell>
          <table:table-cell office:value-type="float" office:value="0.650404" calcext:value-type="float">
            <text:p>0.650404</text:p>
          </table:table-cell>
        </table:table-row>
        <table:table-row table:style-name="ro1">
          <table:table-cell office:value-type="float" office:value="0.871614" calcext:value-type="float">
            <text:p>0.871614</text:p>
          </table:table-cell>
          <table:table-cell office:value-type="float" office:value="0.363927" calcext:value-type="float">
            <text:p>0.363927</text:p>
          </table:table-cell>
          <table:table-cell office:value-type="float" office:value="50.471456" calcext:value-type="float">
            <text:p>50.471456</text:p>
          </table:table-cell>
          <table:table-cell office:value-type="float" office:value="78.594444" calcext:value-type="float">
            <text:p>78.594444</text:p>
          </table:table-cell>
          <table:table-cell office:value-type="float" office:value="0.648901" calcext:value-type="float">
            <text:p>0.648901</text:p>
          </table:table-cell>
        </table:table-row>
        <table:table-row table:style-name="ro1">
          <table:table-cell office:value-type="float" office:value="0.87253" calcext:value-type="float">
            <text:p>0.87253</text:p>
          </table:table-cell>
          <table:table-cell office:value-type="float" office:value="0.36504" calcext:value-type="float">
            <text:p>0.36504</text:p>
          </table:table-cell>
          <table:table-cell office:value-type="float" office:value="50.544367" calcext:value-type="float">
            <text:p>50.544367</text:p>
          </table:table-cell>
          <table:table-cell office:value-type="float" office:value="78.654424" calcext:value-type="float">
            <text:p>78.654424</text:p>
          </table:table-cell>
          <table:table-cell office:value-type="float" office:value="0.647629" calcext:value-type="float">
            <text:p>0.647629</text:p>
          </table:table-cell>
        </table:table-row>
        <table:table-row table:style-name="ro1">
          <table:table-cell office:value-type="float" office:value="0.873527" calcext:value-type="float">
            <text:p>0.873527</text:p>
          </table:table-cell>
          <table:table-cell office:value-type="float" office:value="0.366257" calcext:value-type="float">
            <text:p>0.366257</text:p>
          </table:table-cell>
          <table:table-cell office:value-type="float" office:value="50.690188" calcext:value-type="float">
            <text:p>50.690188</text:p>
          </table:table-cell>
          <table:table-cell office:value-type="float" office:value="78.719815" calcext:value-type="float">
            <text:p>78.719815</text:p>
          </table:table-cell>
          <table:table-cell office:value-type="float" office:value="0.64624" calcext:value-type="float">
            <text:p>0.64624</text:p>
          </table:table-cell>
        </table:table-row>
        <table:table-row table:style-name="ro1">
          <table:table-cell office:value-type="float" office:value="0.874355" calcext:value-type="float">
            <text:p>0.874355</text:p>
          </table:table-cell>
          <table:table-cell office:value-type="float" office:value="0.367273" calcext:value-type="float">
            <text:p>0.367273</text:p>
          </table:table-cell>
          <table:table-cell office:value-type="float" office:value="50.83601" calcext:value-type="float">
            <text:p>50.83601</text:p>
          </table:table-cell>
          <table:table-cell office:value-type="float" office:value="78.774255" calcext:value-type="float">
            <text:p>78.774255</text:p>
          </table:table-cell>
          <table:table-cell office:value-type="float" office:value="0.645082" calcext:value-type="float">
            <text:p>0.645082</text:p>
          </table:table-cell>
        </table:table-row>
        <table:table-row table:style-name="ro1">
          <table:table-cell office:value-type="float" office:value="0.875264" calcext:value-type="float">
            <text:p>0.875264</text:p>
          </table:table-cell>
          <table:table-cell office:value-type="float" office:value="0.368392" calcext:value-type="float">
            <text:p>0.368392</text:p>
          </table:table-cell>
          <table:table-cell office:value-type="float" office:value="50.908921" calcext:value-type="float">
            <text:p>50.908921</text:p>
          </table:table-cell>
          <table:table-cell office:value-type="float" office:value="78.834222" calcext:value-type="float">
            <text:p>78.834222</text:p>
          </table:table-cell>
          <table:table-cell office:value-type="float" office:value="0.643808" calcext:value-type="float">
            <text:p>0.643808</text:p>
          </table:table-cell>
        </table:table-row>
        <table:table-row table:style-name="ro1">
          <table:table-cell office:value-type="float" office:value="0.876004" calcext:value-type="float">
            <text:p>0.876004</text:p>
          </table:table-cell>
          <table:table-cell office:value-type="float" office:value="0.36931" calcext:value-type="float">
            <text:p>0.36931</text:p>
          </table:table-cell>
          <table:table-cell office:value-type="float" office:value="51.12765" calcext:value-type="float">
            <text:p>51.12765</text:p>
          </table:table-cell>
          <table:table-cell office:value-type="float" office:value="78.883109" calcext:value-type="float">
            <text:p>78.883109</text:p>
          </table:table-cell>
          <table:table-cell office:value-type="float" office:value="0.642764" calcext:value-type="float">
            <text:p>0.642764</text:p>
          </table:table-cell>
        </table:table-row>
        <table:table-row table:style-name="ro1">
          <table:table-cell office:value-type="float" office:value="0.876824" calcext:value-type="float">
            <text:p>0.876824</text:p>
          </table:table-cell>
          <table:table-cell office:value-type="float" office:value="0.370332" calcext:value-type="float">
            <text:p>0.370332</text:p>
          </table:table-cell>
          <table:table-cell office:value-type="float" office:value="51.273471" calcext:value-type="float">
            <text:p>51.273471</text:p>
          </table:table-cell>
          <table:table-cell office:value-type="float" office:value="78.937352" calcext:value-type="float">
            <text:p>78.937352</text:p>
          </table:table-cell>
          <table:table-cell office:value-type="float" office:value="0.641603" calcext:value-type="float">
            <text:p>0.641603</text:p>
          </table:table-cell>
        </table:table-row>
        <table:table-row table:style-name="ro1">
          <table:table-cell office:value-type="float" office:value="0.877478" calcext:value-type="float">
            <text:p>0.877478</text:p>
          </table:table-cell>
          <table:table-cell office:value-type="float" office:value="0.371152" calcext:value-type="float">
            <text:p>0.371152</text:p>
          </table:table-cell>
          <table:table-cell office:value-type="float" office:value="51.419293" calcext:value-type="float">
            <text:p>51.419293</text:p>
          </table:table-cell>
          <table:table-cell office:value-type="float" office:value="78.980672" calcext:value-type="float">
            <text:p>78.980672</text:p>
          </table:table-cell>
          <table:table-cell office:value-type="float" office:value="0.640673" calcext:value-type="float">
            <text:p>0.640673</text:p>
          </table:table-cell>
        </table:table-row>
        <table:table-row table:style-name="ro1">
          <table:table-cell office:value-type="float" office:value="0.878376" calcext:value-type="float">
            <text:p>0.878376</text:p>
          </table:table-cell>
          <table:table-cell office:value-type="float" office:value="0.37228" calcext:value-type="float">
            <text:p>0.37228</text:p>
          </table:table-cell>
          <table:table-cell office:value-type="float" office:value="51.492204" calcext:value-type="float">
            <text:p>51.492204</text:p>
          </table:table-cell>
          <table:table-cell office:value-type="float" office:value="79.040304" calcext:value-type="float">
            <text:p>79.040304</text:p>
          </table:table-cell>
          <table:table-cell office:value-type="float" office:value="0.639394" calcext:value-type="float">
            <text:p>0.639394</text:p>
          </table:table-cell>
        </table:table-row>
        <table:table-row table:style-name="ro1">
          <table:table-cell office:value-type="float" office:value="0.879111" calcext:value-type="float">
            <text:p>0.879111</text:p>
          </table:table-cell>
          <table:table-cell office:value-type="float" office:value="0.373202" calcext:value-type="float">
            <text:p>0.373202</text:p>
          </table:table-cell>
          <table:table-cell office:value-type="float" office:value="51.419293" calcext:value-type="float">
            <text:p>51.419293</text:p>
          </table:table-cell>
          <table:table-cell office:value-type="float" office:value="79.089389" calcext:value-type="float">
            <text:p>79.089389</text:p>
          </table:table-cell>
          <table:table-cell office:value-type="float" office:value="0.638349" calcext:value-type="float">
            <text:p>0.638349</text:p>
          </table:table-cell>
        </table:table-row>
        <table:table-row table:style-name="ro1">
          <table:table-cell office:value-type="float" office:value="0.879929" calcext:value-type="float">
            <text:p>0.879929</text:p>
          </table:table-cell>
          <table:table-cell office:value-type="float" office:value="0.374226" calcext:value-type="float">
            <text:p>0.374226</text:p>
          </table:table-cell>
          <table:table-cell office:value-type="float" office:value="51.419293" calcext:value-type="float">
            <text:p>51.419293</text:p>
          </table:table-cell>
          <table:table-cell office:value-type="float" office:value="79.144117" calcext:value-type="float">
            <text:p>79.144117</text:p>
          </table:table-cell>
          <table:table-cell office:value-type="float" office:value="0.637189" calcext:value-type="float">
            <text:p>0.637189</text:p>
          </table:table-cell>
        </table:table-row>
        <table:table-row table:style-name="ro1">
          <table:table-cell office:value-type="float" office:value="0.880823" calcext:value-type="float">
            <text:p>0.880823</text:p>
          </table:table-cell>
          <table:table-cell office:value-type="float" office:value="0.375357" calcext:value-type="float">
            <text:p>0.375357</text:p>
          </table:table-cell>
          <table:table-cell office:value-type="float" office:value="51.638022" calcext:value-type="float">
            <text:p>51.638022</text:p>
          </table:table-cell>
          <table:table-cell office:value-type="float" office:value="79.204104" calcext:value-type="float">
            <text:p>79.204104</text:p>
          </table:table-cell>
          <table:table-cell office:value-type="float" office:value="0.635911" calcext:value-type="float">
            <text:p>0.635911</text:p>
          </table:table-cell>
        </table:table-row>
        <table:table-row table:style-name="ro1">
          <table:table-cell office:value-type="float" office:value="0.881793" calcext:value-type="float">
            <text:p>0.881793</text:p>
          </table:table-cell>
          <table:table-cell office:value-type="float" office:value="0.376595" calcext:value-type="float">
            <text:p>0.376595</text:p>
          </table:table-cell>
          <table:table-cell office:value-type="float" office:value="51.929662" calcext:value-type="float">
            <text:p>51.929662</text:p>
          </table:table-cell>
          <table:table-cell office:value-type="float" office:value="79.26918" calcext:value-type="float">
            <text:p>79.26918</text:p>
          </table:table-cell>
          <table:table-cell office:value-type="float" office:value="0.634513" calcext:value-type="float">
            <text:p>0.634513</text:p>
          </table:table-cell>
        </table:table-row>
        <table:table-row table:style-name="ro1">
          <table:table-cell office:value-type="float" office:value="0.882599" calcext:value-type="float">
            <text:p>0.882599</text:p>
          </table:table-cell>
          <table:table-cell office:value-type="float" office:value="0.377629" calcext:value-type="float">
            <text:p>0.377629</text:p>
          </table:table-cell>
          <table:table-cell office:value-type="float" office:value="52.075484" calcext:value-type="float">
            <text:p>52.075484</text:p>
          </table:table-cell>
          <table:table-cell office:value-type="float" office:value="79.323368" calcext:value-type="float">
            <text:p>79.323368</text:p>
          </table:table-cell>
          <table:table-cell office:value-type="float" office:value="0.633348" calcext:value-type="float">
            <text:p>0.633348</text:p>
          </table:table-cell>
        </table:table-row>
        <table:table-row table:style-name="ro1">
          <table:table-cell office:value-type="float" office:value="0.883407" calcext:value-type="float">
            <text:p>0.883407</text:p>
          </table:table-cell>
          <table:table-cell office:value-type="float" office:value="0.37866" calcext:value-type="float">
            <text:p>0.37866</text:p>
          </table:table-cell>
          <table:table-cell office:value-type="float" office:value="51.929662" calcext:value-type="float">
            <text:p>51.929662</text:p>
          </table:table-cell>
          <table:table-cell office:value-type="float" office:value="79.37802" calcext:value-type="float">
            <text:p>79.37802</text:p>
          </table:table-cell>
          <table:table-cell office:value-type="float" office:value="0.632184" calcext:value-type="float">
            <text:p>0.632184</text:p>
          </table:table-cell>
        </table:table-row>
        <table:table-row table:style-name="ro1">
          <table:table-cell office:value-type="float" office:value="0.884459" calcext:value-type="float">
            <text:p>0.884459</text:p>
          </table:table-cell>
          <table:table-cell office:value-type="float" office:value="0.38" calcext:value-type="float">
            <text:p>0.38</text:p>
          </table:table-cell>
          <table:table-cell office:value-type="float" office:value="51.856751" calcext:value-type="float">
            <text:p>51.856751</text:p>
          </table:table-cell>
          <table:table-cell office:value-type="float" office:value="79.449544" calcext:value-type="float">
            <text:p>79.449544</text:p>
          </table:table-cell>
          <table:table-cell office:value-type="float" office:value="0.630674" calcext:value-type="float">
            <text:p>0.630674</text:p>
          </table:table-cell>
        </table:table-row>
        <table:table-row table:style-name="ro1">
          <table:table-cell office:value-type="float" office:value="0.885672" calcext:value-type="float">
            <text:p>0.885672</text:p>
          </table:table-cell>
          <table:table-cell office:value-type="float" office:value="0.381548" calcext:value-type="float">
            <text:p>0.381548</text:p>
          </table:table-cell>
          <table:table-cell office:value-type="float" office:value="51.929662" calcext:value-type="float">
            <text:p>51.929662</text:p>
          </table:table-cell>
          <table:table-cell office:value-type="float" office:value="79.532298" calcext:value-type="float">
            <text:p>79.532298</text:p>
          </table:table-cell>
          <table:table-cell office:value-type="float" office:value="0.628931" calcext:value-type="float">
            <text:p>0.628931</text:p>
          </table:table-cell>
        </table:table-row>
        <table:table-row table:style-name="ro1">
          <table:table-cell office:value-type="float" office:value="0.886957" calcext:value-type="float">
            <text:p>0.886957</text:p>
          </table:table-cell>
          <table:table-cell office:value-type="float" office:value="0.383205" calcext:value-type="float">
            <text:p>0.383205</text:p>
          </table:table-cell>
          <table:table-cell office:value-type="float" office:value="52.221302" calcext:value-type="float">
            <text:p>52.221302</text:p>
          </table:table-cell>
          <table:table-cell office:value-type="float" office:value="79.620209" calcext:value-type="float">
            <text:p>79.620209</text:p>
          </table:table-cell>
          <table:table-cell office:value-type="float" office:value="0.627068" calcext:value-type="float">
            <text:p>0.627068</text:p>
          </table:table-cell>
        </table:table-row>
        <table:table-row table:style-name="ro1">
          <table:table-cell office:value-type="float" office:value="0.888233" calcext:value-type="float">
            <text:p>0.888233</text:p>
          </table:table-cell>
          <table:table-cell office:value-type="float" office:value="0.384869" calcext:value-type="float">
            <text:p>0.384869</text:p>
          </table:table-cell>
          <table:table-cell office:value-type="float" office:value="52.512942" calcext:value-type="float">
            <text:p>52.512942</text:p>
          </table:table-cell>
          <table:table-cell office:value-type="float" office:value="79.707779" calcext:value-type="float">
            <text:p>79.707779</text:p>
          </table:table-cell>
          <table:table-cell office:value-type="float" office:value="0.625202" calcext:value-type="float">
            <text:p>0.625202</text:p>
          </table:table-cell>
        </table:table-row>
        <table:table-row table:style-name="ro1">
          <table:table-cell office:value-type="float" office:value="0.889431" calcext:value-type="float">
            <text:p>0.889431</text:p>
          </table:table-cell>
          <table:table-cell office:value-type="float" office:value="0.386427" calcext:value-type="float">
            <text:p>0.386427</text:p>
          </table:table-cell>
          <table:table-cell office:value-type="float" office:value="52.440031" calcext:value-type="float">
            <text:p>52.440031</text:p>
          </table:table-cell>
          <table:table-cell office:value-type="float" office:value="79.790553" calcext:value-type="float">
            <text:p>79.790553</text:p>
          </table:table-cell>
          <table:table-cell office:value-type="float" office:value="0.623456" calcext:value-type="float">
            <text:p>0.623456</text:p>
          </table:table-cell>
        </table:table-row>
        <table:table-row table:style-name="ro1">
          <table:table-cell office:value-type="float" office:value="0.890714" calcext:value-type="float">
            <text:p>0.890714</text:p>
          </table:table-cell>
          <table:table-cell office:value-type="float" office:value="0.388086" calcext:value-type="float">
            <text:p>0.388086</text:p>
          </table:table-cell>
          <table:table-cell office:value-type="float" office:value="52.294209" calcext:value-type="float">
            <text:p>52.294209</text:p>
          </table:table-cell>
          <table:table-cell office:value-type="float" office:value="79.879789" calcext:value-type="float">
            <text:p>79.879789</text:p>
          </table:table-cell>
          <table:table-cell office:value-type="float" office:value="0.621596" calcext:value-type="float">
            <text:p>0.621596</text:p>
          </table:table-cell>
        </table:table-row>
        <table:table-row table:style-name="ro1">
          <table:table-cell office:value-type="float" office:value="0.892001" calcext:value-type="float">
            <text:p>0.892001</text:p>
          </table:table-cell>
          <table:table-cell office:value-type="float" office:value="0.389742" calcext:value-type="float">
            <text:p>0.389742</text:p>
          </table:table-cell>
          <table:table-cell office:value-type="float" office:value="52.148388" calcext:value-type="float">
            <text:p>52.148388</text:p>
          </table:table-cell>
          <table:table-cell office:value-type="float" office:value="79.970009" calcext:value-type="float">
            <text:p>79.970009</text:p>
          </table:table-cell>
          <table:table-cell office:value-type="float" office:value="0.619741" calcext:value-type="float">
            <text:p>0.619741</text:p>
          </table:table-cell>
        </table:table-row>
        <table:table-row table:style-name="ro1">
          <table:table-cell office:value-type="float" office:value="0.893366" calcext:value-type="float">
            <text:p>0.893366</text:p>
          </table:table-cell>
          <table:table-cell office:value-type="float" office:value="0.391503" calcext:value-type="float">
            <text:p>0.391503</text:p>
          </table:table-cell>
          <table:table-cell office:value-type="float" office:value="52.221298" calcext:value-type="float">
            <text:p>52.221298</text:p>
          </table:table-cell>
          <table:table-cell office:value-type="float" office:value="80.066212" calcext:value-type="float">
            <text:p>80.066212</text:p>
          </table:table-cell>
          <table:table-cell office:value-type="float" office:value="0.61777" calcext:value-type="float">
            <text:p>0.61777</text:p>
          </table:table-cell>
        </table:table-row>
        <table:table-row table:style-name="ro1">
          <table:table-cell office:value-type="float" office:value="0.894314" calcext:value-type="float">
            <text:p>0.894314</text:p>
          </table:table-cell>
          <table:table-cell office:value-type="float" office:value="0.392758" calcext:value-type="float">
            <text:p>0.392758</text:p>
          </table:table-cell>
          <table:table-cell office:value-type="float" office:value="52.9504" calcext:value-type="float">
            <text:p>52.9504</text:p>
          </table:table-cell>
          <table:table-cell office:value-type="float" office:value="80.132846" calcext:value-type="float">
            <text:p>80.132846</text:p>
          </table:table-cell>
          <table:table-cell office:value-type="float" office:value="0.61637" calcext:value-type="float">
            <text:p>0.61637</text:p>
          </table:table-cell>
        </table:table-row>
        <table:table-row table:style-name="ro1">
          <table:table-cell office:value-type="float" office:value="0.895484" calcext:value-type="float">
            <text:p>0.895484</text:p>
          </table:table-cell>
          <table:table-cell office:value-type="float" office:value="0.394337" calcext:value-type="float">
            <text:p>0.394337</text:p>
          </table:table-cell>
          <table:table-cell office:value-type="float" office:value="53.460768" calcext:value-type="float">
            <text:p>53.460768</text:p>
          </table:table-cell>
          <table:table-cell office:value-type="float" office:value="80.215115" calcext:value-type="float">
            <text:p>80.215115</text:p>
          </table:table-cell>
          <table:table-cell office:value-type="float" office:value="0.614614" calcext:value-type="float">
            <text:p>0.614614</text:p>
          </table:table-cell>
        </table:table-row>
        <table:table-row table:style-name="ro1">
          <table:table-cell office:value-type="float" office:value="0.896733" calcext:value-type="float">
            <text:p>0.896733</text:p>
          </table:table-cell>
          <table:table-cell office:value-type="float" office:value="0.396022" calcext:value-type="float">
            <text:p>0.396022</text:p>
          </table:table-cell>
          <table:table-cell office:value-type="float" office:value="53.453159" calcext:value-type="float">
            <text:p>53.453159</text:p>
          </table:table-cell>
          <table:table-cell office:value-type="float" office:value="80.303415" calcext:value-type="float">
            <text:p>80.303415</text:p>
          </table:table-cell>
          <table:table-cell office:value-type="float" office:value="0.612743" calcext:value-type="float">
            <text:p>0.612743</text:p>
          </table:table-cell>
        </table:table-row>
        <table:table-row table:style-name="ro1">
          <table:table-cell office:value-type="float" office:value="0.896813" calcext:value-type="float">
            <text:p>0.896813</text:p>
          </table:table-cell>
          <table:table-cell office:value-type="float" office:value="0.396126" calcext:value-type="float">
            <text:p>0.396126</text:p>
          </table:table-cell>
          <table:table-cell office:value-type="float" office:value="52.359507" calcext:value-type="float">
            <text:p>52.359507</text:p>
          </table:table-cell>
          <table:table-cell office:value-type="float" office:value="80.309153" calcext:value-type="float">
            <text:p>80.309153</text:p>
          </table:table-cell>
          <table:table-cell office:value-type="float" office:value="0.612627" calcext:value-type="float">
            <text:p>0.612627</text:p>
          </table:table-cell>
        </table:table-row>
        <table:table-row table:style-name="ro1">
          <table:table-cell office:value-type="float" office:value="0.898254" calcext:value-type="float">
            <text:p>0.898254</text:p>
          </table:table-cell>
          <table:table-cell office:value-type="float" office:value="0.397994" calcext:value-type="float">
            <text:p>0.397994</text:p>
          </table:table-cell>
          <table:table-cell office:value-type="float" office:value="52.359507" calcext:value-type="float">
            <text:p>52.359507</text:p>
          </table:table-cell>
          <table:table-cell office:value-type="float" office:value="80.412918" calcext:value-type="float">
            <text:p>80.412918</text:p>
          </table:table-cell>
          <table:table-cell office:value-type="float" office:value="0.610544" calcext:value-type="float">
            <text:p>0.610544</text:p>
          </table:table-cell>
        </table:table-row>
        <table:table-row table:style-name="ro1">
          <table:table-cell office:value-type="float" office:value="0.900055" calcext:value-type="float">
            <text:p>0.900055</text:p>
          </table:table-cell>
          <table:table-cell office:value-type="float" office:value="0.400411" calcext:value-type="float">
            <text:p>0.400411</text:p>
          </table:table-cell>
          <table:table-cell office:value-type="float" office:value="53.307337" calcext:value-type="float">
            <text:p>53.307337</text:p>
          </table:table-cell>
          <table:table-cell office:value-type="float" office:value="80.542373" calcext:value-type="float">
            <text:p>80.542373</text:p>
          </table:table-cell>
          <table:table-cell office:value-type="float" office:value="0.607862" calcext:value-type="float">
            <text:p>0.607862</text:p>
          </table:table-cell>
        </table:table-row>
        <table:table-row table:style-name="ro1">
          <table:table-cell office:value-type="float" office:value="0.901652" calcext:value-type="float">
            <text:p>0.901652</text:p>
          </table:table-cell>
          <table:table-cell office:value-type="float" office:value="0.402653" calcext:value-type="float">
            <text:p>0.402653</text:p>
          </table:table-cell>
          <table:table-cell office:value-type="float" office:value="54.546808" calcext:value-type="float">
            <text:p>54.546808</text:p>
          </table:table-cell>
          <table:table-cell office:value-type="float" office:value="80.656548" calcext:value-type="float">
            <text:p>80.656548</text:p>
          </table:table-cell>
          <table:table-cell office:value-type="float" office:value="0.605389" calcext:value-type="float">
            <text:p>0.605389</text:p>
          </table:table-cell>
        </table:table-row>
        <table:table-row table:style-name="ro1">
          <table:table-cell office:value-type="float" office:value="0.902933" calcext:value-type="float">
            <text:p>0.902933</text:p>
          </table:table-cell>
          <table:table-cell office:value-type="float" office:value="0.404476" calcext:value-type="float">
            <text:p>0.404476</text:p>
          </table:table-cell>
          <table:table-cell office:value-type="float" office:value="54.911358" calcext:value-type="float">
            <text:p>54.911358</text:p>
          </table:table-cell>
          <table:table-cell office:value-type="float" office:value="80.748448" calcext:value-type="float">
            <text:p>80.748448</text:p>
          </table:table-cell>
          <table:table-cell office:value-type="float" office:value="0.603383" calcext:value-type="float">
            <text:p>0.603383</text:p>
          </table:table-cell>
        </table:table-row>
        <table:table-row table:style-name="ro1">
          <table:table-cell office:value-type="float" office:value="0.903769" calcext:value-type="float">
            <text:p>0.903769</text:p>
          </table:table-cell>
          <table:table-cell office:value-type="float" office:value="0.40565" calcext:value-type="float">
            <text:p>0.40565</text:p>
          </table:table-cell>
          <table:table-cell office:value-type="float" office:value="54.546808" calcext:value-type="float">
            <text:p>54.546808</text:p>
          </table:table-cell>
          <table:table-cell office:value-type="float" office:value="80.809023" calcext:value-type="float">
            <text:p>80.809023</text:p>
          </table:table-cell>
          <table:table-cell office:value-type="float" office:value="0.60209" calcext:value-type="float">
            <text:p>0.60209</text:p>
          </table:table-cell>
        </table:table-row>
        <table:table-row table:style-name="ro1">
          <table:table-cell office:value-type="float" office:value="0.904464" calcext:value-type="float">
            <text:p>0.904464</text:p>
          </table:table-cell>
          <table:table-cell office:value-type="float" office:value="0.406603" calcext:value-type="float">
            <text:p>0.406603</text:p>
          </table:table-cell>
          <table:table-cell office:value-type="float" office:value="53.890617" calcext:value-type="float">
            <text:p>53.890617</text:p>
          </table:table-cell>
          <table:table-cell office:value-type="float" office:value="80.859932" calcext:value-type="float">
            <text:p>80.859932</text:p>
          </table:table-cell>
          <table:table-cell office:value-type="float" office:value="0.601039" calcext:value-type="float">
            <text:p>0.601039</text:p>
          </table:table-cell>
        </table:table-row>
        <table:table-row table:style-name="ro1">
          <table:table-cell office:value-type="float" office:value="0.905163" calcext:value-type="float">
            <text:p>0.905163</text:p>
          </table:table-cell>
          <table:table-cell office:value-type="float" office:value="0.407553" calcext:value-type="float">
            <text:p>0.407553</text:p>
          </table:table-cell>
          <table:table-cell office:value-type="float" office:value="53.671888" calcext:value-type="float">
            <text:p>53.671888</text:p>
          </table:table-cell>
          <table:table-cell office:value-type="float" office:value="80.911401" calcext:value-type="float">
            <text:p>80.911401</text:p>
          </table:table-cell>
          <table:table-cell office:value-type="float" office:value="0.59999" calcext:value-type="float">
            <text:p>0.59999</text:p>
          </table:table-cell>
        </table:table-row>
        <table:table-row table:style-name="ro1">
          <table:table-cell office:value-type="float" office:value="0.905776" calcext:value-type="float">
            <text:p>0.905776</text:p>
          </table:table-cell>
          <table:table-cell office:value-type="float" office:value="0.408404" calcext:value-type="float">
            <text:p>0.408404</text:p>
          </table:table-cell>
          <table:table-cell office:value-type="float" office:value="54.255168" calcext:value-type="float">
            <text:p>54.255168</text:p>
          </table:table-cell>
          <table:table-cell office:value-type="float" office:value="80.956388" calcext:value-type="float">
            <text:p>80.956388</text:p>
          </table:table-cell>
          <table:table-cell office:value-type="float" office:value="0.599053" calcext:value-type="float">
            <text:p>0.599053</text:p>
          </table:table-cell>
        </table:table-row>
        <table:table-row table:style-name="ro1">
          <table:table-cell office:value-type="float" office:value="0.906451" calcext:value-type="float">
            <text:p>0.906451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55.05718" calcext:value-type="float">
            <text:p>55.05718</text:p>
          </table:table-cell>
          <table:table-cell office:value-type="float" office:value="81.005754" calcext:value-type="float">
            <text:p>81.005754</text:p>
          </table:table-cell>
          <table:table-cell office:value-type="float" office:value="0.597992" calcext:value-type="float">
            <text:p>0.597992</text:p>
          </table:table-cell>
        </table:table-row>
        <table:table-row table:style-name="ro1">
          <table:table-cell office:value-type="float" office:value="0.907191" calcext:value-type="float">
            <text:p>0.907191</text:p>
          </table:table-cell>
          <table:table-cell office:value-type="float" office:value="0.410453" calcext:value-type="float">
            <text:p>0.410453</text:p>
          </table:table-cell>
          <table:table-cell office:value-type="float" office:value="55.640459" calcext:value-type="float">
            <text:p>55.640459</text:p>
          </table:table-cell>
          <table:table-cell office:value-type="float" office:value="81.059655" calcext:value-type="float">
            <text:p>81.059655</text:p>
          </table:table-cell>
          <table:table-cell office:value-type="float" office:value="0.596808" calcext:value-type="float">
            <text:p>0.596808</text:p>
          </table:table-cell>
        </table:table-row>
        <table:table-row table:style-name="ro1">
          <table:table-cell office:value-type="float" office:value="0.907861" calcext:value-type="float">
            <text:p>0.907861</text:p>
          </table:table-cell>
          <table:table-cell office:value-type="float" office:value="0.411424" calcext:value-type="float">
            <text:p>0.411424</text:p>
          </table:table-cell>
          <table:table-cell office:value-type="float" office:value="55.42173" calcext:value-type="float">
            <text:p>55.42173</text:p>
          </table:table-cell>
          <table:table-cell office:value-type="float" office:value="81.10874" calcext:value-type="float">
            <text:p>81.10874</text:p>
          </table:table-cell>
          <table:table-cell office:value-type="float" office:value="0.595745" calcext:value-type="float">
            <text:p>0.595745</text:p>
          </table:table-cell>
        </table:table-row>
        <table:table-row table:style-name="ro1">
          <table:table-cell office:value-type="float" office:value="0.908692" calcext:value-type="float">
            <text:p>0.908692</text:p>
          </table:table-cell>
          <table:table-cell office:value-type="float" office:value="0.412601" calcext:value-type="float">
            <text:p>0.412601</text:p>
          </table:table-cell>
          <table:table-cell office:value-type="float" office:value="54.76554" calcext:value-type="float">
            <text:p>54.76554</text:p>
          </table:table-cell>
          <table:table-cell office:value-type="float" office:value="81.170394" calcext:value-type="float">
            <text:p>81.170394</text:p>
          </table:table-cell>
          <table:table-cell office:value-type="float" office:value="0.594453" calcext:value-type="float">
            <text:p>0.594453</text:p>
          </table:table-cell>
        </table:table-row>
        <table:table-row table:style-name="ro1">
          <table:table-cell office:value-type="float" office:value="0.909459" calcext:value-type="float">
            <text:p>0.909459</text:p>
          </table:table-cell>
          <table:table-cell office:value-type="float" office:value="0.413664" calcext:value-type="float">
            <text:p>0.413664</text:p>
          </table:table-cell>
          <table:table-cell office:value-type="float" office:value="54.18226" calcext:value-type="float">
            <text:p>54.18226</text:p>
          </table:table-cell>
          <table:table-cell office:value-type="float" office:value="81.227833" calcext:value-type="float">
            <text:p>81.227833</text:p>
          </table:table-cell>
          <table:table-cell office:value-type="float" office:value="0.593285" calcext:value-type="float">
            <text:p>0.593285</text:p>
          </table:table-cell>
        </table:table-row>
        <table:table-row table:style-name="ro1">
          <table:table-cell office:value-type="float" office:value="0.910149" calcext:value-type="float">
            <text:p>0.910149</text:p>
          </table:table-cell>
          <table:table-cell office:value-type="float" office:value="0.414621" calcext:value-type="float">
            <text:p>0.414621</text:p>
          </table:table-cell>
          <table:table-cell office:value-type="float" office:value="54.255171" calcext:value-type="float">
            <text:p>54.255171</text:p>
          </table:table-cell>
          <table:table-cell office:value-type="float" office:value="81.279596" calcext:value-type="float">
            <text:p>81.279596</text:p>
          </table:table-cell>
          <table:table-cell office:value-type="float" office:value="0.592234" calcext:value-type="float">
            <text:p>0.592234</text:p>
          </table:table-cell>
        </table:table-row>
        <table:table-row table:style-name="ro1">
          <table:table-cell office:value-type="float" office:value="0.910974" calcext:value-type="float">
            <text:p>0.910974</text:p>
          </table:table-cell>
          <table:table-cell office:value-type="float" office:value="0.415803" calcext:value-type="float">
            <text:p>0.415803</text:p>
          </table:table-cell>
          <table:table-cell office:value-type="float" office:value="55.057183" calcext:value-type="float">
            <text:p>55.057183</text:p>
          </table:table-cell>
          <table:table-cell office:value-type="float" office:value="81.341359" calcext:value-type="float">
            <text:p>81.341359</text:p>
          </table:table-cell>
          <table:table-cell office:value-type="float" office:value="0.590941" calcext:value-type="float">
            <text:p>0.590941</text:p>
          </table:table-cell>
        </table:table-row>
        <table:table-row table:style-name="ro1">
          <table:table-cell office:value-type="float" office:value="0.911927" calcext:value-type="float">
            <text:p>0.911927</text:p>
          </table:table-cell>
          <table:table-cell office:value-type="float" office:value="0.417215" calcext:value-type="float">
            <text:p>0.417215</text:p>
          </table:table-cell>
          <table:table-cell office:value-type="float" office:value="56.005013" calcext:value-type="float">
            <text:p>56.005013</text:p>
          </table:table-cell>
          <table:table-cell office:value-type="float" office:value="81.412234" calcext:value-type="float">
            <text:p>81.412234</text:p>
          </table:table-cell>
          <table:table-cell office:value-type="float" office:value="0.589402" calcext:value-type="float">
            <text:p>0.589402</text:p>
          </table:table-cell>
        </table:table-row>
        <table:table-row table:style-name="ro1">
          <table:table-cell office:value-type="float" office:value="0.912878" calcext:value-type="float">
            <text:p>0.912878</text:p>
          </table:table-cell>
          <table:table-cell office:value-type="float" office:value="0.418629" calcext:value-type="float">
            <text:p>0.418629</text:p>
          </table:table-cell>
          <table:table-cell office:value-type="float" office:value="56.077924" calcext:value-type="float">
            <text:p>56.077924</text:p>
          </table:table-cell>
          <table:table-cell office:value-type="float" office:value="81.483294" calcext:value-type="float">
            <text:p>81.483294</text:p>
          </table:table-cell>
          <table:table-cell office:value-type="float" office:value="0.587862" calcext:value-type="float">
            <text:p>0.587862</text:p>
          </table:table-cell>
        </table:table-row>
        <table:table-row table:style-name="ro1">
          <table:table-cell office:value-type="float" office:value="0.913917" calcext:value-type="float">
            <text:p>0.913917</text:p>
          </table:table-cell>
          <table:table-cell office:value-type="float" office:value="0.420141" calcext:value-type="float">
            <text:p>0.420141</text:p>
          </table:table-cell>
          <table:table-cell office:value-type="float" office:value="55.494645" calcext:value-type="float">
            <text:p>55.494645</text:p>
          </table:table-cell>
          <table:table-cell office:value-type="float" office:value="81.561874" calcext:value-type="float">
            <text:p>81.561874</text:p>
          </table:table-cell>
          <table:table-cell office:value-type="float" office:value="0.586214" calcext:value-type="float">
            <text:p>0.586214</text:p>
          </table:table-cell>
        </table:table-row>
        <table:table-row table:style-name="ro1">
          <table:table-cell office:value-type="float" office:value="0.915054" calcext:value-type="float">
            <text:p>0.915054</text:p>
          </table:table-cell>
          <table:table-cell office:value-type="float" office:value="0.421745" calcext:value-type="float">
            <text:p>0.421745</text:p>
          </table:table-cell>
          <table:table-cell office:value-type="float" office:value="54.692633" calcext:value-type="float">
            <text:p>54.692633</text:p>
          </table:table-cell>
          <table:table-cell office:value-type="float" office:value="81.648973" calcext:value-type="float">
            <text:p>81.648973</text:p>
          </table:table-cell>
          <table:table-cell office:value-type="float" office:value="0.584461" calcext:value-type="float">
            <text:p>0.584461</text:p>
          </table:table-cell>
        </table:table-row>
        <table:table-row table:style-name="ro1">
          <table:table-cell office:value-type="float" office:value="0.916118" calcext:value-type="float">
            <text:p>0.916118</text:p>
          </table:table-cell>
          <table:table-cell office:value-type="float" office:value="0.42324" calcext:value-type="float">
            <text:p>0.42324</text:p>
          </table:table-cell>
          <table:table-cell office:value-type="float" office:value="54.546811" calcext:value-type="float">
            <text:p>54.546811</text:p>
          </table:table-cell>
          <table:table-cell office:value-type="float" office:value="81.731153" calcext:value-type="float">
            <text:p>81.731153</text:p>
          </table:table-cell>
          <table:table-cell office:value-type="float" office:value="0.582828" calcext:value-type="float">
            <text:p>0.582828</text:p>
          </table:table-cell>
        </table:table-row>
        <table:table-row table:style-name="ro1">
          <table:table-cell office:value-type="float" office:value="0.917313" calcext:value-type="float">
            <text:p>0.917313</text:p>
          </table:table-cell>
          <table:table-cell office:value-type="float" office:value="0.424963" calcext:value-type="float">
            <text:p>0.424963</text:p>
          </table:table-cell>
          <table:table-cell office:value-type="float" office:value="55.275912" calcext:value-type="float">
            <text:p>55.275912</text:p>
          </table:table-cell>
          <table:table-cell office:value-type="float" office:value="81.823285" calcext:value-type="float">
            <text:p>81.823285</text:p>
          </table:table-cell>
          <table:table-cell office:value-type="float" office:value="0.580951" calcext:value-type="float">
            <text:p>0.580951</text:p>
          </table:table-cell>
        </table:table-row>
        <table:table-row table:style-name="ro1">
          <table:table-cell office:value-type="float" office:value="0.918476" calcext:value-type="float">
            <text:p>0.918476</text:p>
          </table:table-cell>
          <table:table-cell office:value-type="float" office:value="0.426708" calcext:value-type="float">
            <text:p>0.426708</text:p>
          </table:table-cell>
          <table:table-cell office:value-type="float" office:value="56.296653" calcext:value-type="float">
            <text:p>56.296653</text:p>
          </table:table-cell>
          <table:table-cell office:value-type="float" office:value="81.912699" calcext:value-type="float">
            <text:p>81.912699</text:p>
          </table:table-cell>
          <table:table-cell office:value-type="float" office:value="0.57906" calcext:value-type="float">
            <text:p>0.57906</text:p>
          </table:table-cell>
        </table:table-row>
        <table:table-row table:style-name="ro1">
          <table:table-cell office:value-type="float" office:value="0.919936" calcext:value-type="float">
            <text:p>0.919936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56.160989" calcext:value-type="float">
            <text:p>56.160989</text:p>
          </table:table-cell>
          <table:table-cell office:value-type="float" office:value="82.025842" calcext:value-type="float">
            <text:p>82.025842</text:p>
          </table:table-cell>
          <table:table-cell office:value-type="float" office:value="0.5767" calcext:value-type="float">
            <text:p>0.5767</text:p>
          </table:table-cell>
        </table:table-row>
        <table:table-row table:style-name="ro1">
          <table:table-cell office:value-type="float" office:value="0.921046" calcext:value-type="float">
            <text:p>0.921046</text:p>
          </table:table-cell>
          <table:table-cell office:value-type="float" office:value="0.430508" calcext:value-type="float">
            <text:p>0.430508</text:p>
          </table:table-cell>
          <table:table-cell office:value-type="float" office:value="55.65062" calcext:value-type="float">
            <text:p>55.65062</text:p>
          </table:table-cell>
          <table:table-cell office:value-type="float" office:value="82.112872" calcext:value-type="float">
            <text:p>82.112872</text:p>
          </table:table-cell>
          <table:table-cell office:value-type="float" office:value="0.574939" calcext:value-type="float">
            <text:p>0.574939</text:p>
          </table:table-cell>
        </table:table-row>
        <table:table-row table:style-name="ro1">
          <table:table-cell office:value-type="float" office:value="0.922547" calcext:value-type="float">
            <text:p>0.922547</text:p>
          </table:table-cell>
          <table:table-cell office:value-type="float" office:value="0.432657" calcext:value-type="float">
            <text:p>0.432657</text:p>
          </table:table-cell>
          <table:table-cell office:value-type="float" office:value="55.06734" calcext:value-type="float">
            <text:p>55.06734</text:p>
          </table:table-cell>
          <table:table-cell office:value-type="float" office:value="82.232136" calcext:value-type="float">
            <text:p>82.232136</text:p>
          </table:table-cell>
          <table:table-cell office:value-type="float" office:value="0.572606" calcext:value-type="float">
            <text:p>0.572606</text:p>
          </table:table-cell>
        </table:table-row>
        <table:table-row table:style-name="ro1">
          <table:table-cell office:value-type="float" office:value="0.924406" calcext:value-type="float">
            <text:p>0.924406</text:p>
          </table:table-cell>
          <table:table-cell office:value-type="float" office:value="0.435354" calcext:value-type="float">
            <text:p>0.435354</text:p>
          </table:table-cell>
          <table:table-cell office:value-type="float" office:value="55.424541" calcext:value-type="float">
            <text:p>55.424541</text:p>
          </table:table-cell>
          <table:table-cell office:value-type="float" office:value="82.380758" calcext:value-type="float">
            <text:p>82.380758</text:p>
          </table:table-cell>
          <table:table-cell office:value-type="float" office:value="0.569683" calcext:value-type="float">
            <text:p>0.569683</text:p>
          </table:table-cell>
        </table:table-row>
        <table:table-row table:style-name="ro1">
          <table:table-cell office:value-type="float" office:value="0.925942" calcext:value-type="float">
            <text:p>0.925942</text:p>
          </table:table-cell>
          <table:table-cell office:value-type="float" office:value="0.437638" calcext:value-type="float">
            <text:p>0.437638</text:p>
          </table:table-cell>
          <table:table-cell office:value-type="float" office:value="56.080732" calcext:value-type="float">
            <text:p>56.080732</text:p>
          </table:table-cell>
          <table:table-cell office:value-type="float" office:value="82.503936" calcext:value-type="float">
            <text:p>82.503936</text:p>
          </table:table-cell>
          <table:table-cell office:value-type="float" office:value="0.567217" calcext:value-type="float">
            <text:p>0.567217</text:p>
          </table:table-cell>
        </table:table-row>
        <table:table-row table:style-name="ro1">
          <table:table-cell office:value-type="float" office:value="0.927446" calcext:value-type="float">
            <text:p>0.927446</text:p>
          </table:table-cell>
          <table:table-cell office:value-type="float" office:value="0.439943" calcext:value-type="float">
            <text:p>0.439943</text:p>
          </table:table-cell>
          <table:table-cell office:value-type="float" office:value="56.882744" calcext:value-type="float">
            <text:p>56.882744</text:p>
          </table:table-cell>
          <table:table-cell office:value-type="float" office:value="82.624682" calcext:value-type="float">
            <text:p>82.624682</text:p>
          </table:table-cell>
          <table:table-cell office:value-type="float" office:value="0.564737" calcext:value-type="float">
            <text:p>0.564737</text:p>
          </table:table-cell>
        </table:table-row>
        <table:table-row table:style-name="ro1">
          <table:table-cell office:value-type="float" office:value="0.928804" calcext:value-type="float">
            <text:p>0.928804</text:p>
          </table:table-cell>
          <table:table-cell office:value-type="float" office:value="0.44203" calcext:value-type="float">
            <text:p>0.44203</text:p>
          </table:table-cell>
          <table:table-cell office:value-type="float" office:value="56.955655" calcext:value-type="float">
            <text:p>56.955655</text:p>
          </table:table-cell>
          <table:table-cell office:value-type="float" office:value="82.734554" calcext:value-type="float">
            <text:p>82.734554</text:p>
          </table:table-cell>
          <table:table-cell office:value-type="float" office:value="0.562493" calcext:value-type="float">
            <text:p>0.562493</text:p>
          </table:table-cell>
        </table:table-row>
        <table:table-row table:style-name="ro1">
          <table:table-cell office:value-type="float" office:value="0.930106" calcext:value-type="float">
            <text:p>0.930106</text:p>
          </table:table-cell>
          <table:table-cell office:value-type="float" office:value="0.443998" calcext:value-type="float">
            <text:p>0.443998</text:p>
          </table:table-cell>
          <table:table-cell office:value-type="float" office:value="56.518193" calcext:value-type="float">
            <text:p>56.518193</text:p>
          </table:table-cell>
          <table:table-cell office:value-type="float" office:value="82.841113" calcext:value-type="float">
            <text:p>82.841113</text:p>
          </table:table-cell>
          <table:table-cell office:value-type="float" office:value="0.560378" calcext:value-type="float">
            <text:p>0.560378</text:p>
          </table:table-cell>
        </table:table-row>
        <table:table-row table:style-name="ro1">
          <table:table-cell office:value-type="float" office:value="0.931503" calcext:value-type="float">
            <text:p>0.931503</text:p>
          </table:table-cell>
          <table:table-cell office:value-type="float" office:value="0.446059" calcext:value-type="float">
            <text:p>0.446059</text:p>
          </table:table-cell>
          <table:table-cell office:value-type="float" office:value="55.862003" calcext:value-type="float">
            <text:p>55.862003</text:p>
          </table:table-cell>
          <table:table-cell office:value-type="float" office:value="82.957078" calcext:value-type="float">
            <text:p>82.957078</text:p>
          </table:table-cell>
          <table:table-cell office:value-type="float" office:value="0.55816" calcext:value-type="float">
            <text:p>0.55816</text:p>
          </table:table-cell>
        </table:table-row>
        <table:table-row table:style-name="ro1">
          <table:table-cell office:value-type="float" office:value="0.933266" calcext:value-type="float">
            <text:p>0.933266</text:p>
          </table:table-cell>
          <table:table-cell office:value-type="float" office:value="0.448664" calcext:value-type="float">
            <text:p>0.448664</text:p>
          </table:table-cell>
          <table:table-cell office:value-type="float" office:value="55.923052" calcext:value-type="float">
            <text:p>55.923052</text:p>
          </table:table-cell>
          <table:table-cell office:value-type="float" office:value="83.104573" calcext:value-type="float">
            <text:p>83.104573</text:p>
          </table:table-cell>
          <table:table-cell office:value-type="float" office:value="0.55536" calcext:value-type="float">
            <text:p>0.55536</text:p>
          </table:table-cell>
        </table:table-row>
        <table:table-row table:style-name="ro1">
          <table:table-cell office:value-type="float" office:value="0.934638" calcext:value-type="float">
            <text:p>0.934638</text:p>
          </table:table-cell>
          <table:table-cell office:value-type="float" office:value="0.450742" calcext:value-type="float">
            <text:p>0.450742</text:p>
          </table:table-cell>
          <table:table-cell office:value-type="float" office:value="56.579242" calcext:value-type="float">
            <text:p>56.579242</text:p>
          </table:table-cell>
          <table:table-cell office:value-type="float" office:value="83.219772" calcext:value-type="float">
            <text:p>83.219772</text:p>
          </table:table-cell>
          <table:table-cell office:value-type="float" office:value="0.553133" calcext:value-type="float">
            <text:p>0.553133</text:p>
          </table:table-cell>
        </table:table-row>
        <table:table-row table:style-name="ro1">
          <table:table-cell office:value-type="float" office:value="0.935761" calcext:value-type="float">
            <text:p>0.935761</text:p>
          </table:table-cell>
          <table:table-cell office:value-type="float" office:value="0.452513" calcext:value-type="float">
            <text:p>0.452513</text:p>
          </table:table-cell>
          <table:table-cell office:value-type="float" office:value="57.599984" calcext:value-type="float">
            <text:p>57.599984</text:p>
          </table:table-cell>
          <table:table-cell office:value-type="float" office:value="83.314015" calcext:value-type="float">
            <text:p>83.314015</text:p>
          </table:table-cell>
          <table:table-cell office:value-type="float" office:value="0.551243" calcext:value-type="float">
            <text:p>0.551243</text:p>
          </table:table-cell>
        </table:table-row>
        <table:table-row table:style-name="ro1">
          <table:table-cell office:value-type="float" office:value="0.936594" calcext:value-type="float">
            <text:p>0.936594</text:p>
          </table:table-cell>
          <table:table-cell office:value-type="float" office:value="0.453847" calcext:value-type="float">
            <text:p>0.453847</text:p>
          </table:table-cell>
          <table:table-cell office:value-type="float" office:value="58.037442" calcext:value-type="float">
            <text:p>58.037442</text:p>
          </table:table-cell>
          <table:table-cell office:value-type="float" office:value="83.383989" calcext:value-type="float">
            <text:p>83.383989</text:p>
          </table:table-cell>
          <table:table-cell office:value-type="float" office:value="0.549821" calcext:value-type="float">
            <text:p>0.549821</text:p>
          </table:table-cell>
        </table:table-row>
        <table:table-row table:style-name="ro1">
          <table:table-cell office:value-type="float" office:value="0.937573" calcext:value-type="float">
            <text:p>0.937573</text:p>
          </table:table-cell>
          <table:table-cell office:value-type="float" office:value="0.455399" calcext:value-type="float">
            <text:p>0.455399</text:p>
          </table:table-cell>
          <table:table-cell office:value-type="float" office:value="57.745798" calcext:value-type="float">
            <text:p>57.745798</text:p>
          </table:table-cell>
          <table:table-cell office:value-type="float" office:value="83.466968" calcext:value-type="float">
            <text:p>83.466968</text:p>
          </table:table-cell>
          <table:table-cell office:value-type="float" office:value="0.548168" calcext:value-type="float">
            <text:p>0.548168</text:p>
          </table:table-cell>
        </table:table-row>
        <table:table-row table:style-name="ro1">
          <table:table-cell office:value-type="float" office:value="0.938646" calcext:value-type="float">
            <text:p>0.938646</text:p>
          </table:table-cell>
          <table:table-cell office:value-type="float" office:value="0.457046" calcext:value-type="float">
            <text:p>0.457046</text:p>
          </table:table-cell>
          <table:table-cell office:value-type="float" office:value="56.943786" calcext:value-type="float">
            <text:p>56.943786</text:p>
          </table:table-cell>
          <table:table-cell office:value-type="float" office:value="83.559025" calcext:value-type="float">
            <text:p>83.559025</text:p>
          </table:table-cell>
          <table:table-cell office:value-type="float" office:value="0.546409" calcext:value-type="float">
            <text:p>0.546409</text:p>
          </table:table-cell>
        </table:table-row>
        <table:table-row table:style-name="ro1">
          <table:table-cell office:value-type="float" office:value="0.939943" calcext:value-type="float">
            <text:p>0.939943</text:p>
          </table:table-cell>
          <table:table-cell office:value-type="float" office:value="0.459017" calcext:value-type="float">
            <text:p>0.459017</text:p>
          </table:table-cell>
          <table:table-cell office:value-type="float" office:value="56.652146" calcext:value-type="float">
            <text:p>56.652146</text:p>
          </table:table-cell>
          <table:table-cell office:value-type="float" office:value="83.671404" calcext:value-type="float">
            <text:p>83.671404</text:p>
          </table:table-cell>
          <table:table-cell office:value-type="float" office:value="0.544307" calcext:value-type="float">
            <text:p>0.544307</text:p>
          </table:table-cell>
        </table:table-row>
        <table:table-row table:style-name="ro1">
          <table:table-cell office:value-type="float" office:value="0.941151" calcext:value-type="float">
            <text:p>0.941151</text:p>
          </table:table-cell>
          <table:table-cell office:value-type="float" office:value="0.460889" calcext:value-type="float">
            <text:p>0.460889</text:p>
          </table:table-cell>
          <table:table-cell office:value-type="float" office:value="57.162519" calcext:value-type="float">
            <text:p>57.162519</text:p>
          </table:table-cell>
          <table:table-cell office:value-type="float" office:value="83.776474" calcext:value-type="float">
            <text:p>83.776474</text:p>
          </table:table-cell>
          <table:table-cell office:value-type="float" office:value="0.542314" calcext:value-type="float">
            <text:p>0.542314</text:p>
          </table:table-cell>
        </table:table-row>
        <table:table-row table:style-name="ro1">
          <table:table-cell office:value-type="float" office:value="0.942578" calcext:value-type="float">
            <text:p>0.942578</text:p>
          </table:table-cell>
          <table:table-cell office:value-type="float" office:value="0.463088" calcext:value-type="float">
            <text:p>0.463088</text:p>
          </table:table-cell>
          <table:table-cell office:value-type="float" office:value="57.020604" calcext:value-type="float">
            <text:p>57.020604</text:p>
          </table:table-cell>
          <table:table-cell office:value-type="float" office:value="83.901687" calcext:value-type="float">
            <text:p>83.901687</text:p>
          </table:table-cell>
          <table:table-cell office:value-type="float" office:value="0.539974" calcext:value-type="float">
            <text:p>0.539974</text:p>
          </table:table-cell>
        </table:table-row>
        <table:table-row table:style-name="ro1">
          <table:table-cell office:value-type="float" office:value="0.943629" calcext:value-type="float">
            <text:p>0.943629</text:p>
          </table:table-cell>
          <table:table-cell office:value-type="float" office:value="0.464749" calcext:value-type="float">
            <text:p>0.464749</text:p>
          </table:table-cell>
          <table:table-cell office:value-type="float" office:value="57.676795" calcext:value-type="float">
            <text:p>57.676795</text:p>
          </table:table-cell>
          <table:table-cell office:value-type="float" office:value="83.994168" calcext:value-type="float">
            <text:p>83.994168</text:p>
          </table:table-cell>
          <table:table-cell office:value-type="float" office:value="0.538211" calcext:value-type="float">
            <text:p>0.538211</text:p>
          </table:table-cell>
        </table:table-row>
        <table:table-row table:style-name="ro1">
          <table:table-cell office:value-type="float" office:value="0.944818" calcext:value-type="float">
            <text:p>0.944818</text:p>
          </table:table-cell>
          <table:table-cell office:value-type="float" office:value="0.466633" calcext:value-type="float">
            <text:p>0.466633</text:p>
          </table:table-cell>
          <table:table-cell office:value-type="float" office:value="57.749705" calcext:value-type="float">
            <text:p>57.749705</text:p>
          </table:table-cell>
          <table:table-cell office:value-type="float" office:value="84.099443" calcext:value-type="float">
            <text:p>84.099443</text:p>
          </table:table-cell>
          <table:table-cell office:value-type="float" office:value="0.536214" calcext:value-type="float">
            <text:p>0.536214</text:p>
          </table:table-cell>
        </table:table-row>
        <table:table-row table:style-name="ro1">
          <table:table-cell office:value-type="float" office:value="0.946161" calcext:value-type="float">
            <text:p>0.946161</text:p>
          </table:table-cell>
          <table:table-cell office:value-type="float" office:value="0.46873" calcext:value-type="float">
            <text:p>0.46873</text:p>
          </table:table-cell>
          <table:table-cell office:value-type="float" office:value="57.385158" calcext:value-type="float">
            <text:p>57.385158</text:p>
          </table:table-cell>
          <table:table-cell office:value-type="float" office:value="84.219553" calcext:value-type="float">
            <text:p>84.219553</text:p>
          </table:table-cell>
          <table:table-cell office:value-type="float" office:value="0.533991" calcext:value-type="float">
            <text:p>0.533991</text:p>
          </table:table-cell>
        </table:table-row>
        <table:table-row table:style-name="ro1">
          <table:table-cell office:value-type="float" office:value="0.947659" calcext:value-type="float">
            <text:p>0.947659</text:p>
          </table:table-cell>
          <table:table-cell office:value-type="float" office:value="0.471039" calcext:value-type="float">
            <text:p>0.471039</text:p>
          </table:table-cell>
          <table:table-cell office:value-type="float" office:value="57.020608" calcext:value-type="float">
            <text:p>57.020608</text:p>
          </table:table-cell>
          <table:table-cell office:value-type="float" office:value="84.355163" calcext:value-type="float">
            <text:p>84.355163</text:p>
          </table:table-cell>
          <table:table-cell office:value-type="float" office:value="0.531544" calcext:value-type="float">
            <text:p>0.531544</text:p>
          </table:table-cell>
        </table:table-row>
        <table:table-row table:style-name="ro1">
          <table:table-cell office:value-type="float" office:value="0.94908" calcext:value-type="float">
            <text:p>0.94908</text:p>
          </table:table-cell>
          <table:table-cell office:value-type="float" office:value="0.473241" calcext:value-type="float">
            <text:p>0.473241</text:p>
          </table:table-cell>
          <table:table-cell office:value-type="float" office:value="57.166429" calcext:value-type="float">
            <text:p>57.166429</text:p>
          </table:table-cell>
          <table:table-cell office:value-type="float" office:value="84.48483" calcext:value-type="float">
            <text:p>84.48483</text:p>
          </table:table-cell>
          <table:table-cell office:value-type="float" office:value="0.529214" calcext:value-type="float">
            <text:p>0.529214</text:p>
          </table:table-cell>
        </table:table-row>
        <table:table-row table:style-name="ro1">
          <table:table-cell office:value-type="float" office:value="0.950329" calcext:value-type="float">
            <text:p>0.950329</text:p>
          </table:table-cell>
          <table:table-cell office:value-type="float" office:value="0.475243" calcext:value-type="float">
            <text:p>0.475243</text:p>
          </table:table-cell>
          <table:table-cell office:value-type="float" office:value="58.041349" calcext:value-type="float">
            <text:p>58.041349</text:p>
          </table:table-cell>
          <table:table-cell office:value-type="float" office:value="84.599026" calcext:value-type="float">
            <text:p>84.599026</text:p>
          </table:table-cell>
          <table:table-cell office:value-type="float" office:value="0.527103" calcext:value-type="float">
            <text:p>0.527103</text:p>
          </table:table-cell>
        </table:table-row>
        <table:table-row table:style-name="ro1">
          <table:table-cell office:value-type="float" office:value="0.951677" calcext:value-type="float">
            <text:p>0.951677</text:p>
          </table:table-cell>
          <table:table-cell office:value-type="float" office:value="0.477491" calcext:value-type="float">
            <text:p>0.477491</text:p>
          </table:table-cell>
          <table:table-cell office:value-type="float" office:value="59.062086" calcext:value-type="float">
            <text:p>59.062086</text:p>
          </table:table-cell>
          <table:table-cell office:value-type="float" office:value="84.722408" calcext:value-type="float">
            <text:p>84.722408</text:p>
          </table:table-cell>
          <table:table-cell office:value-type="float" office:value="0.524739" calcext:value-type="float">
            <text:p>0.524739</text:p>
          </table:table-cell>
        </table:table-row>
        <table:table-row table:style-name="ro1">
          <table:table-cell office:value-type="float" office:value="0.953153" calcext:value-type="float">
            <text:p>0.953153</text:p>
          </table:table-cell>
          <table:table-cell office:value-type="float" office:value="0.479968" calcext:value-type="float">
            <text:p>0.479968</text:p>
          </table:table-cell>
          <table:table-cell office:value-type="float" office:value="59.220183" calcext:value-type="float">
            <text:p>59.220183</text:p>
          </table:table-cell>
          <table:table-cell office:value-type="float" office:value="84.858633" calcext:value-type="float">
            <text:p>84.858633</text:p>
          </table:table-cell>
          <table:table-cell office:value-type="float" office:value="0.522138" calcext:value-type="float">
            <text:p>0.522138</text:p>
          </table:table-cell>
        </table:table-row>
        <table:table-row table:style-name="ro1">
          <table:table-cell office:value-type="float" office:value="0.955066" calcext:value-type="float">
            <text:p>0.955066</text:p>
          </table:table-cell>
          <table:table-cell office:value-type="float" office:value="0.483252" calcext:value-type="float">
            <text:p>0.483252</text:p>
          </table:table-cell>
          <table:table-cell office:value-type="float" office:value="59.784412" calcext:value-type="float">
            <text:p>59.784412</text:p>
          </table:table-cell>
          <table:table-cell office:value-type="float" office:value="85.036559" calcext:value-type="float">
            <text:p>85.036559</text:p>
          </table:table-cell>
          <table:table-cell office:value-type="float" office:value="0.518698" calcext:value-type="float">
            <text:p>0.518698</text:p>
          </table:table-cell>
        </table:table-row>
        <table:table-row table:style-name="ro1">
          <table:table-cell office:value-type="float" office:value="0.956593" calcext:value-type="float">
            <text:p>0.956593</text:p>
          </table:table-cell>
          <table:table-cell office:value-type="float" office:value="0.485851" calcext:value-type="float">
            <text:p>0.485851</text:p>
          </table:table-cell>
          <table:table-cell office:value-type="float" office:value="59.565679" calcext:value-type="float">
            <text:p>59.565679</text:p>
          </table:table-cell>
          <table:table-cell office:value-type="float" office:value="85.180509" calcext:value-type="float">
            <text:p>85.180509</text:p>
          </table:table-cell>
          <table:table-cell office:value-type="float" office:value="0.515978" calcext:value-type="float">
            <text:p>0.515978</text:p>
          </table:table-cell>
        </table:table-row>
        <table:table-row table:style-name="ro1">
          <table:table-cell office:value-type="float" office:value="0.958351" calcext:value-type="float">
            <text:p>0.958351</text:p>
          </table:table-cell>
          <table:table-cell office:value-type="float" office:value="0.488922" calcext:value-type="float">
            <text:p>0.488922</text:p>
          </table:table-cell>
          <table:table-cell office:value-type="float" office:value="60.22187" calcext:value-type="float">
            <text:p>60.22187</text:p>
          </table:table-cell>
          <table:table-cell office:value-type="float" office:value="85.347355" calcext:value-type="float">
            <text:p>85.347355</text:p>
          </table:table-cell>
          <table:table-cell office:value-type="float" office:value="0.512772" calcext:value-type="float">
            <text:p>0.512772</text:p>
          </table:table-cell>
        </table:table-row>
        <table:table-row table:style-name="ro1">
          <table:table-cell office:value-type="float" office:value="0.959909" calcext:value-type="float">
            <text:p>0.959909</text:p>
          </table:table-cell>
          <table:table-cell office:value-type="float" office:value="0.491805" calcext:value-type="float">
            <text:p>0.491805</text:p>
          </table:table-cell>
          <table:table-cell office:value-type="float" office:value="61.607161" calcext:value-type="float">
            <text:p>61.607161</text:p>
          </table:table-cell>
          <table:table-cell office:value-type="float" office:value="85.495609" calcext:value-type="float">
            <text:p>85.495609</text:p>
          </table:table-cell>
          <table:table-cell office:value-type="float" office:value="0.509774" calcext:value-type="float">
            <text:p>0.509774</text:p>
          </table:table-cell>
        </table:table-row>
        <table:table-row table:style-name="ro1">
          <table:table-cell office:value-type="float" office:value="0.960999" calcext:value-type="float">
            <text:p>0.960999</text:p>
          </table:table-cell>
          <table:table-cell office:value-type="float" office:value="0.493897" calcext:value-type="float">
            <text:p>0.493897</text:p>
          </table:table-cell>
          <table:table-cell office:value-type="float" office:value="62.482084" calcext:value-type="float">
            <text:p>62.482084</text:p>
          </table:table-cell>
          <table:table-cell office:value-type="float" office:value="85.599715" calcext:value-type="float">
            <text:p>85.599715</text:p>
          </table:table-cell>
          <table:table-cell office:value-type="float" office:value="0.507604" calcext:value-type="float">
            <text:p>0.507604</text:p>
          </table:table-cell>
        </table:table-row>
        <table:table-row table:style-name="ro1">
          <table:table-cell office:value-type="float" office:value="0.961968" calcext:value-type="float">
            <text:p>0.961968</text:p>
          </table:table-cell>
          <table:table-cell office:value-type="float" office:value="0.495756" calcext:value-type="float">
            <text:p>0.495756</text:p>
          </table:table-cell>
          <table:table-cell office:value-type="float" office:value="62.482084" calcext:value-type="float">
            <text:p>62.482084</text:p>
          </table:table-cell>
          <table:table-cell office:value-type="float" office:value="85.692995" calcext:value-type="float">
            <text:p>85.692995</text:p>
          </table:table-cell>
          <table:table-cell office:value-type="float" office:value="0.505676" calcext:value-type="float">
            <text:p>0.505676</text:p>
          </table:table-cell>
        </table:table-row>
        <table:table-row table:style-name="ro1">
          <table:table-cell office:value-type="float" office:value="0.962901" calcext:value-type="float">
            <text:p>0.962901</text:p>
          </table:table-cell>
          <table:table-cell office:value-type="float" office:value="0.497487" calcext:value-type="float">
            <text:p>0.497487</text:p>
          </table:table-cell>
          <table:table-cell office:value-type="float" office:value="61.680072" calcext:value-type="float">
            <text:p>61.680072</text:p>
          </table:table-cell>
          <table:table-cell office:value-type="float" office:value="85.783966" calcext:value-type="float">
            <text:p>85.783966</text:p>
          </table:table-cell>
          <table:table-cell office:value-type="float" office:value="0.503881" calcext:value-type="float">
            <text:p>0.503881</text:p>
          </table:table-cell>
        </table:table-row>
        <table:table-row table:style-name="ro1">
          <table:table-cell office:value-type="float" office:value="0.964051" calcext:value-type="float">
            <text:p>0.964051</text:p>
          </table:table-cell>
          <table:table-cell office:value-type="float" office:value="0.499546" calcext:value-type="float">
            <text:p>0.499546</text:p>
          </table:table-cell>
          <table:table-cell office:value-type="float" office:value="60.805149" calcext:value-type="float">
            <text:p>60.805149</text:p>
          </table:table-cell>
          <table:table-cell office:value-type="float" office:value="85.897725" calcext:value-type="float">
            <text:p>85.897725</text:p>
          </table:table-cell>
          <table:table-cell office:value-type="float" office:value="0.501743" calcext:value-type="float">
            <text:p>0.501743</text:p>
          </table:table-cell>
        </table:table-row>
        <table:table-row table:style-name="ro1">
          <table:table-cell office:value-type="float" office:value="0.965208" calcext:value-type="float">
            <text:p>0.965208</text:p>
          </table:table-cell>
          <table:table-cell office:value-type="float" office:value="0.501603" calcext:value-type="float">
            <text:p>0.501603</text:p>
          </table:table-cell>
          <table:table-cell office:value-type="float" office:value="60.659328" calcext:value-type="float">
            <text:p>60.659328</text:p>
          </table:table-cell>
          <table:table-cell office:value-type="float" office:value="86.013075" calcext:value-type="float">
            <text:p>86.013075</text:p>
          </table:table-cell>
          <table:table-cell office:value-type="float" office:value="0.49961" calcext:value-type="float">
            <text:p>0.49961</text:p>
          </table:table-cell>
        </table:table-row>
        <table:table-row table:style-name="ro1">
          <table:table-cell office:value-type="float" office:value="0.966147" calcext:value-type="float">
            <text:p>0.966147</text:p>
          </table:table-cell>
          <table:table-cell office:value-type="float" office:value="0.50333" calcext:value-type="float">
            <text:p>0.50333</text:p>
          </table:table-cell>
          <table:table-cell office:value-type="float" office:value="61.46134" calcext:value-type="float">
            <text:p>61.46134</text:p>
          </table:table-cell>
          <table:table-cell office:value-type="float" office:value="86.107092" calcext:value-type="float">
            <text:p>86.107092</text:p>
          </table:table-cell>
          <table:table-cell office:value-type="float" office:value="0.497823" calcext:value-type="float">
            <text:p>0.497823</text:p>
          </table:table-cell>
        </table:table-row>
        <table:table-row table:style-name="ro1">
          <table:table-cell office:value-type="float" office:value="0.966874" calcext:value-type="float">
            <text:p>0.966874</text:p>
          </table:table-cell>
          <table:table-cell office:value-type="float" office:value="0.504724" calcext:value-type="float">
            <text:p>0.504724</text:p>
          </table:table-cell>
          <table:table-cell office:value-type="float" office:value="62.482077" calcext:value-type="float">
            <text:p>62.482077</text:p>
          </table:table-cell>
          <table:table-cell office:value-type="float" office:value="86.179846" calcext:value-type="float">
            <text:p>86.179846</text:p>
          </table:table-cell>
          <table:table-cell office:value-type="float" office:value="0.496382" calcext:value-type="float">
            <text:p>0.496382</text:p>
          </table:table-cell>
        </table:table-row>
        <table:table-row table:style-name="ro1">
          <table:table-cell office:value-type="float" office:value="0.967532" calcext:value-type="float">
            <text:p>0.967532</text:p>
          </table:table-cell>
          <table:table-cell office:value-type="float" office:value="0.506007" calcext:value-type="float">
            <text:p>0.506007</text:p>
          </table:table-cell>
          <table:table-cell office:value-type="float" office:value="62.846625" calcext:value-type="float">
            <text:p>62.846625</text:p>
          </table:table-cell>
          <table:table-cell office:value-type="float" office:value="86.245933" calcext:value-type="float">
            <text:p>86.245933</text:p>
          </table:table-cell>
          <table:table-cell office:value-type="float" office:value="0.495059" calcext:value-type="float">
            <text:p>0.495059</text:p>
          </table:table-cell>
        </table:table-row>
        <table:table-row table:style-name="ro1">
          <table:table-cell office:value-type="float" office:value="0.968142" calcext:value-type="float">
            <text:p>0.968142</text:p>
          </table:table-cell>
          <table:table-cell office:value-type="float" office:value="0.507167" calcext:value-type="float">
            <text:p>0.507167</text:p>
          </table:table-cell>
          <table:table-cell office:value-type="float" office:value="62.263345" calcext:value-type="float">
            <text:p>62.263345</text:p>
          </table:table-cell>
          <table:table-cell office:value-type="float" office:value="86.30773" calcext:value-type="float">
            <text:p>86.30773</text:p>
          </table:table-cell>
          <table:table-cell office:value-type="float" office:value="0.493862" calcext:value-type="float">
            <text:p>0.493862</text:p>
          </table:table-cell>
        </table:table-row>
        <table:table-row table:style-name="ro1">
          <table:table-cell office:value-type="float" office:value="0.968834" calcext:value-type="float">
            <text:p>0.968834</text:p>
          </table:table-cell>
          <table:table-cell office:value-type="float" office:value="0.508432" calcext:value-type="float">
            <text:p>0.508432</text:p>
          </table:table-cell>
          <table:table-cell office:value-type="float" office:value="61.315511" calcext:value-type="float">
            <text:p>61.315511</text:p>
          </table:table-cell>
          <table:table-cell office:value-type="float" office:value="86.378585" calcext:value-type="float">
            <text:p>86.378585</text:p>
          </table:table-cell>
          <table:table-cell office:value-type="float" office:value="0.492555" calcext:value-type="float">
            <text:p>0.492555</text:p>
          </table:table-cell>
        </table:table-row>
        <table:table-row table:style-name="ro1">
          <table:table-cell office:value-type="float" office:value="0.969891" calcext:value-type="float">
            <text:p>0.969891</text:p>
          </table:table-cell>
          <table:table-cell office:value-type="float" office:value="0.510393" calcext:value-type="float">
            <text:p>0.510393</text:p>
          </table:table-cell>
          <table:table-cell office:value-type="float" office:value="61.666424" calcext:value-type="float">
            <text:p>61.666424</text:p>
          </table:table-cell>
          <table:table-cell office:value-type="float" office:value="86.487377" calcext:value-type="float">
            <text:p>86.487377</text:p>
          </table:table-cell>
          <table:table-cell office:value-type="float" office:value="0.490532" calcext:value-type="float">
            <text:p>0.490532</text:p>
          </table:table-cell>
        </table:table-row>
        <table:table-row table:style-name="ro1">
          <table:table-cell office:value-type="float" office:value="0.971517" calcext:value-type="float">
            <text:p>0.971517</text:p>
          </table:table-cell>
          <table:table-cell office:value-type="float" office:value="0.513388" calcext:value-type="float">
            <text:p>0.513388</text:p>
          </table:table-cell>
          <table:table-cell office:value-type="float" office:value="61.520603" calcext:value-type="float">
            <text:p>61.520603</text:p>
          </table:table-cell>
          <table:table-cell office:value-type="float" office:value="86.656444" calcext:value-type="float">
            <text:p>86.656444</text:p>
          </table:table-cell>
          <table:table-cell office:value-type="float" office:value="0.487445" calcext:value-type="float">
            <text:p>0.487445</text:p>
          </table:table-cell>
        </table:table-row>
        <table:table-row table:style-name="ro1">
          <table:table-cell office:value-type="float" office:value="0.9723" calcext:value-type="float">
            <text:p>0.9723</text:p>
          </table:table-cell>
          <table:table-cell office:value-type="float" office:value="0.5149" calcext:value-type="float">
            <text:p>0.5149</text:p>
          </table:table-cell>
          <table:table-cell office:value-type="float" office:value="62.614251" calcext:value-type="float">
            <text:p>62.614251</text:p>
          </table:table-cell>
          <table:table-cell office:value-type="float" office:value="86.738296" calcext:value-type="float">
            <text:p>86.738296</text:p>
          </table:table-cell>
          <table:table-cell office:value-type="float" office:value="0.48589" calcext:value-type="float">
            <text:p>0.48589</text:p>
          </table:table-cell>
        </table:table-row>
        <table:table-row table:style-name="ro1">
          <table:table-cell office:value-type="float" office:value="0.972942" calcext:value-type="float">
            <text:p>0.972942</text:p>
          </table:table-cell>
          <table:table-cell office:value-type="float" office:value="0.516191" calcext:value-type="float">
            <text:p>0.516191</text:p>
          </table:table-cell>
          <table:table-cell office:value-type="float" office:value="63.562085" calcext:value-type="float">
            <text:p>63.562085</text:p>
          </table:table-cell>
          <table:table-cell office:value-type="float" office:value="86.805387" calcext:value-type="float">
            <text:p>86.805387</text:p>
          </table:table-cell>
          <table:table-cell office:value-type="float" office:value="0.484565" calcext:value-type="float">
            <text:p>0.484565</text:p>
          </table:table-cell>
        </table:table-row>
        <table:table-row table:style-name="ro1">
          <table:table-cell office:value-type="float" office:value="0.97386" calcext:value-type="float">
            <text:p>0.97386</text:p>
          </table:table-cell>
          <table:table-cell office:value-type="float" office:value="0.518077" calcext:value-type="float">
            <text:p>0.518077</text:p>
          </table:table-cell>
          <table:table-cell office:value-type="float" office:value="64.055534" calcext:value-type="float">
            <text:p>64.055534</text:p>
          </table:table-cell>
          <table:table-cell office:value-type="float" office:value="86.901652" calcext:value-type="float">
            <text:p>86.901652</text:p>
          </table:table-cell>
          <table:table-cell office:value-type="float" office:value="0.482632" calcext:value-type="float">
            <text:p>0.482632</text:p>
          </table:table-cell>
        </table:table-row>
        <table:table-row table:style-name="ro1">
          <table:table-cell office:value-type="float" office:value="0.974623" calcext:value-type="float">
            <text:p>0.974623</text:p>
          </table:table-cell>
          <table:table-cell office:value-type="float" office:value="0.5196" calcext:value-type="float">
            <text:p>0.5196</text:p>
          </table:table-cell>
          <table:table-cell office:value-type="float" office:value="63.399344" calcext:value-type="float">
            <text:p>63.399344</text:p>
          </table:table-cell>
          <table:table-cell office:value-type="float" office:value="86.982568" calcext:value-type="float">
            <text:p>86.982568</text:p>
          </table:table-cell>
          <table:table-cell office:value-type="float" office:value="0.48107" calcext:value-type="float">
            <text:p>0.48107</text:p>
          </table:table-cell>
        </table:table-row>
        <table:table-row table:style-name="ro1">
          <table:table-cell office:value-type="float" office:value="0.975532" calcext:value-type="float">
            <text:p>0.975532</text:p>
          </table:table-cell>
          <table:table-cell office:value-type="float" office:value="0.521343" calcext:value-type="float">
            <text:p>0.521343</text:p>
          </table:table-cell>
          <table:table-cell office:value-type="float" office:value="62.45151" calcext:value-type="float">
            <text:p>62.45151</text:p>
          </table:table-cell>
          <table:table-cell office:value-type="float" office:value="87.080145" calcext:value-type="float">
            <text:p>87.080145</text:p>
          </table:table-cell>
          <table:table-cell office:value-type="float" office:value="0.479282" calcext:value-type="float">
            <text:p>0.479282</text:p>
          </table:table-cell>
        </table:table-row>
        <table:table-row table:style-name="ro1">
          <table:table-cell office:value-type="float" office:value="0.97657" calcext:value-type="float">
            <text:p>0.97657</text:p>
          </table:table-cell>
          <table:table-cell office:value-type="float" office:value="0.523315" calcext:value-type="float">
            <text:p>0.523315</text:p>
          </table:table-cell>
          <table:table-cell office:value-type="float" office:value="62.232778" calcext:value-type="float">
            <text:p>62.232778</text:p>
          </table:table-cell>
          <table:table-cell office:value-type="float" office:value="87.192544" calcext:value-type="float">
            <text:p>87.192544</text:p>
          </table:table-cell>
          <table:table-cell office:value-type="float" office:value="0.477261" calcext:value-type="float">
            <text:p>0.477261</text:p>
          </table:table-cell>
        </table:table-row>
        <table:table-row table:style-name="ro1">
          <table:table-cell office:value-type="float" office:value="0.977648" calcext:value-type="float">
            <text:p>0.977648</text:p>
          </table:table-cell>
          <table:table-cell office:value-type="float" office:value="0.525413" calcext:value-type="float">
            <text:p>0.525413</text:p>
          </table:table-cell>
          <table:table-cell office:value-type="float" office:value="62.816057" calcext:value-type="float">
            <text:p>62.816057</text:p>
          </table:table-cell>
          <table:table-cell office:value-type="float" office:value="87.309957" calcext:value-type="float">
            <text:p>87.309957</text:p>
          </table:table-cell>
          <table:table-cell office:value-type="float" office:value="0.475113" calcext:value-type="float">
            <text:p>0.475113</text:p>
          </table:table-cell>
        </table:table-row>
        <table:table-row table:style-name="ro1">
          <table:table-cell office:value-type="float" office:value="0.97881" calcext:value-type="float">
            <text:p>0.97881</text:p>
          </table:table-cell>
          <table:table-cell office:value-type="float" office:value="0.527763" calcext:value-type="float">
            <text:p>0.527763</text:p>
          </table:table-cell>
          <table:table-cell office:value-type="float" office:value="63.69098" calcext:value-type="float">
            <text:p>63.69098</text:p>
          </table:table-cell>
          <table:table-cell office:value-type="float" office:value="87.437247" calcext:value-type="float">
            <text:p>87.437247</text:p>
          </table:table-cell>
          <table:table-cell office:value-type="float" office:value="0.472713" calcext:value-type="float">
            <text:p>0.472713</text:p>
          </table:table-cell>
        </table:table-row>
        <table:table-row table:style-name="ro1">
          <table:table-cell office:value-type="float" office:value="0.980069" calcext:value-type="float">
            <text:p>0.980069</text:p>
          </table:table-cell>
          <table:table-cell office:value-type="float" office:value="0.530357" calcext:value-type="float">
            <text:p>0.530357</text:p>
          </table:table-cell>
          <table:table-cell office:value-type="float" office:value="64.128438" calcext:value-type="float">
            <text:p>64.128438</text:p>
          </table:table-cell>
          <table:table-cell office:value-type="float" office:value="87.576313" calcext:value-type="float">
            <text:p>87.576313</text:p>
          </table:table-cell>
          <table:table-cell office:value-type="float" office:value="0.470066" calcext:value-type="float">
            <text:p>0.470066</text:p>
          </table:table-cell>
        </table:table-row>
        <table:table-row table:style-name="ro1">
          <table:table-cell office:value-type="float" office:value="0.981395" calcext:value-type="float">
            <text:p>0.981395</text:p>
          </table:table-cell>
          <table:table-cell office:value-type="float" office:value="0.533064" calcext:value-type="float">
            <text:p>0.533064</text:p>
          </table:table-cell>
          <table:table-cell office:value-type="float" office:value="63.909706" calcext:value-type="float">
            <text:p>63.909706</text:p>
          </table:table-cell>
          <table:table-cell office:value-type="float" office:value="87.724669" calcext:value-type="float">
            <text:p>87.724669</text:p>
          </table:table-cell>
          <table:table-cell office:value-type="float" office:value="0.467307" calcext:value-type="float">
            <text:p>0.467307</text:p>
          </table:table-cell>
        </table:table-row>
        <table:table-row table:style-name="ro1">
          <table:table-cell office:value-type="float" office:value="0.983042" calcext:value-type="float">
            <text:p>0.983042</text:p>
          </table:table-cell>
          <table:table-cell office:value-type="float" office:value="0.536343" calcext:value-type="float">
            <text:p>0.536343</text:p>
          </table:table-cell>
          <table:table-cell office:value-type="float" office:value="63.326426" calcext:value-type="float">
            <text:p>63.326426</text:p>
          </table:table-cell>
          <table:table-cell office:value-type="float" office:value="87.911864" calcext:value-type="float">
            <text:p>87.911864</text:p>
          </table:table-cell>
          <table:table-cell office:value-type="float" office:value="0.463967" calcext:value-type="float">
            <text:p>0.463967</text:p>
          </table:table-cell>
        </table:table-row>
        <table:table-row table:style-name="ro1">
          <table:table-cell office:value-type="float" office:value="0.984588" calcext:value-type="float">
            <text:p>0.984588</text:p>
          </table:table-cell>
          <table:table-cell office:value-type="float" office:value="0.53938" calcext:value-type="float">
            <text:p>0.53938</text:p>
          </table:table-cell>
          <table:table-cell office:value-type="float" office:value="63.034783" calcext:value-type="float">
            <text:p>63.034783</text:p>
          </table:table-cell>
          <table:table-cell office:value-type="float" office:value="88.090076" calcext:value-type="float">
            <text:p>88.090076</text:p>
          </table:table-cell>
          <table:table-cell office:value-type="float" office:value="0.460878" calcext:value-type="float">
            <text:p>0.460878</text:p>
          </table:table-cell>
        </table:table-row>
        <table:table-row table:style-name="ro1">
          <table:table-cell office:value-type="float" office:value="0.986172" calcext:value-type="float">
            <text:p>0.986172</text:p>
          </table:table-cell>
          <table:table-cell office:value-type="float" office:value="0.542544" calcext:value-type="float">
            <text:p>0.542544</text:p>
          </table:table-cell>
          <table:table-cell office:value-type="float" office:value="63.39933" calcext:value-type="float">
            <text:p>63.39933</text:p>
          </table:table-cell>
          <table:table-cell office:value-type="float" office:value="88.275134" calcext:value-type="float">
            <text:p>88.275134</text:p>
          </table:table-cell>
          <table:table-cell office:value-type="float" office:value="0.457665" calcext:value-type="float">
            <text:p>0.457665</text:p>
          </table:table-cell>
        </table:table-row>
        <table:table-row table:style-name="ro1">
          <table:table-cell office:value-type="float" office:value="0.987667" calcext:value-type="float">
            <text:p>0.987667</text:p>
          </table:table-cell>
          <table:table-cell office:value-type="float" office:value="0.545606" calcext:value-type="float">
            <text:p>0.545606</text:p>
          </table:table-cell>
          <table:table-cell office:value-type="float" office:value="63.98261" calcext:value-type="float">
            <text:p>63.98261</text:p>
          </table:table-cell>
          <table:table-cell office:value-type="float" office:value="88.45183" calcext:value-type="float">
            <text:p>88.45183</text:p>
          </table:table-cell>
          <table:table-cell office:value-type="float" office:value="0.454561" calcext:value-type="float">
            <text:p>0.454561</text:p>
          </table:table-cell>
        </table:table-row>
        <table:table-row table:style-name="ro1">
          <table:table-cell office:value-type="float" office:value="0.989199" calcext:value-type="float">
            <text:p>0.989199</text:p>
          </table:table-cell>
          <table:table-cell office:value-type="float" office:value="0.548796" calcext:value-type="float">
            <text:p>0.548796</text:p>
          </table:table-cell>
          <table:table-cell office:value-type="float" office:value="64.347157" calcext:value-type="float">
            <text:p>64.347157</text:p>
          </table:table-cell>
          <table:table-cell office:value-type="float" office:value="88.635295" calcext:value-type="float">
            <text:p>88.635295</text:p>
          </table:table-cell>
          <table:table-cell office:value-type="float" office:value="0.451334" calcext:value-type="float">
            <text:p>0.451334</text:p>
          </table:table-cell>
        </table:table-row>
        <table:table-row table:style-name="ro1">
          <table:table-cell office:value-type="float" office:value="0.990788" calcext:value-type="float">
            <text:p>0.990788</text:p>
          </table:table-cell>
          <table:table-cell office:value-type="float" office:value="0.552104" calcext:value-type="float">
            <text:p>0.552104</text:p>
          </table:table-cell>
          <table:table-cell office:value-type="float" office:value="64.347157" calcext:value-type="float">
            <text:p>64.347157</text:p>
          </table:table-cell>
          <table:table-cell office:value-type="float" office:value="88.828344" calcext:value-type="float">
            <text:p>88.828344</text:p>
          </table:table-cell>
          <table:table-cell office:value-type="float" office:value="0.447991" calcext:value-type="float">
            <text:p>0.447991</text:p>
          </table:table-cell>
        </table:table-row>
        <table:table-row table:style-name="ro1">
          <table:table-cell office:value-type="float" office:value="0.992447" calcext:value-type="float">
            <text:p>0.992447</text:p>
          </table:table-cell>
          <table:table-cell office:value-type="float" office:value="0.555523" calcext:value-type="float">
            <text:p>0.555523</text:p>
          </table:table-cell>
          <table:table-cell office:value-type="float" office:value="64.128425" calcext:value-type="float">
            <text:p>64.128425</text:p>
          </table:table-cell>
          <table:table-cell office:value-type="float" office:value="89.03304" calcext:value-type="float">
            <text:p>89.03304</text:p>
          </table:table-cell>
          <table:table-cell office:value-type="float" office:value="0.444541" calcext:value-type="float">
            <text:p>0.444541</text:p>
          </table:table-cell>
        </table:table-row>
        <table:table-row table:style-name="ro1">
          <table:table-cell office:value-type="float" office:value="0.994057" calcext:value-type="float">
            <text:p>0.994057</text:p>
          </table:table-cell>
          <table:table-cell office:value-type="float" office:value="0.558821" calcext:value-type="float">
            <text:p>0.558821</text:p>
          </table:table-cell>
          <table:table-cell office:value-type="float" office:value="63.982603" calcext:value-type="float">
            <text:p>63.982603</text:p>
          </table:table-cell>
          <table:table-cell office:value-type="float" office:value="89.234818" calcext:value-type="float">
            <text:p>89.234818</text:p>
          </table:table-cell>
          <table:table-cell office:value-type="float" office:value="0.441219" calcext:value-type="float">
            <text:p>0.441219</text:p>
          </table:table-cell>
        </table:table-row>
        <table:table-row table:style-name="ro1">
          <table:table-cell office:value-type="float" office:value="0.995597" calcext:value-type="float">
            <text:p>0.995597</text:p>
          </table:table-cell>
          <table:table-cell office:value-type="float" office:value="0.562007" calcext:value-type="float">
            <text:p>0.562007</text:p>
          </table:table-cell>
          <table:table-cell office:value-type="float" office:value="64.201335" calcext:value-type="float">
            <text:p>64.201335</text:p>
          </table:table-cell>
          <table:table-cell office:value-type="float" office:value="89.430689" calcext:value-type="float">
            <text:p>89.430689</text:p>
          </table:table-cell>
          <table:table-cell office:value-type="float" office:value="0.438015" calcext:value-type="float">
            <text:p>0.438015</text:p>
          </table:table-cell>
        </table:table-row>
        <table:table-row table:style-name="ro1">
          <table:table-cell office:value-type="float" office:value="0.996997" calcext:value-type="float">
            <text:p>0.996997</text:p>
          </table:table-cell>
          <table:table-cell office:value-type="float" office:value="0.564969" calcext:value-type="float">
            <text:p>0.564969</text:p>
          </table:table-cell>
          <table:table-cell office:value-type="float" office:value="64.711704" calcext:value-type="float">
            <text:p>64.711704</text:p>
          </table:table-cell>
          <table:table-cell office:value-type="float" office:value="89.611135" calcext:value-type="float">
            <text:p>89.611135</text:p>
          </table:table-cell>
          <table:table-cell office:value-type="float" office:value="0.435041" calcext:value-type="float">
            <text:p>0.435041</text:p>
          </table:table-cell>
        </table:table-row>
        <table:table-row table:style-name="ro1">
          <table:table-cell office:value-type="float" office:value="0.998203" calcext:value-type="float">
            <text:p>0.998203</text:p>
          </table:table-cell>
          <table:table-cell office:value-type="float" office:value="0.567588" calcext:value-type="float">
            <text:p>0.567588</text:p>
          </table:table-cell>
          <table:table-cell office:value-type="float" office:value="65.294984" calcext:value-type="float">
            <text:p>65.294984</text:p>
          </table:table-cell>
          <table:table-cell office:value-type="float" office:value="89.768446" calcext:value-type="float">
            <text:p>89.768446</text:p>
          </table:table-cell>
          <table:table-cell office:value-type="float" office:value="0.432415" calcext:value-type="float">
            <text:p>0.432415</text:p>
          </table:table-cell>
        </table:table-row>
        <table:table-row table:style-name="ro1">
          <table:table-cell office:value-type="float" office:value="0.999331" calcext:value-type="float">
            <text:p>0.999331</text:p>
          </table:table-cell>
          <table:table-cell office:value-type="float" office:value="0.570099" calcext:value-type="float">
            <text:p>0.570099</text:p>
          </table:table-cell>
          <table:table-cell office:value-type="float" office:value="65.805353" calcext:value-type="float">
            <text:p>65.805353</text:p>
          </table:table-cell>
          <table:table-cell office:value-type="float" office:value="89.91743" calcext:value-type="float">
            <text:p>89.91743</text:p>
          </table:table-cell>
          <table:table-cell office:value-type="float" office:value="0.429902" calcext:value-type="float">
            <text:p>0.429902</text:p>
          </table:table-cell>
        </table:table-row>
        <table:table-row table:style-name="ro1">
          <table:table-cell office:value-type="float" office:value="1.000541" calcext:value-type="float">
            <text:p>1.000541</text:p>
          </table:table-cell>
          <table:table-cell office:value-type="float" office:value="0.57286" calcext:value-type="float">
            <text:p>0.57286</text:p>
          </table:table-cell>
          <table:table-cell office:value-type="float" office:value="66.332388" calcext:value-type="float">
            <text:p>66.332388</text:p>
          </table:table-cell>
          <table:table-cell office:value-type="float" office:value="90.079215" calcext:value-type="float">
            <text:p>90.079215</text:p>
          </table:table-cell>
          <table:table-cell office:value-type="float" office:value="0.427141" calcext:value-type="float">
            <text:p>0.427141</text:p>
          </table:table-cell>
        </table:table-row>
        <table:table-row table:style-name="ro1">
          <table:table-cell office:value-type="float" office:value="1.001778" calcext:value-type="float">
            <text:p>1.001778</text:p>
          </table:table-cell>
          <table:table-cell office:value-type="float" office:value="0.575751" calcext:value-type="float">
            <text:p>0.575751</text:p>
          </table:table-cell>
          <table:table-cell office:value-type="float" office:value="66.840571" calcext:value-type="float">
            <text:p>66.840571</text:p>
          </table:table-cell>
          <table:table-cell office:value-type="float" office:value="90.24682" calcext:value-type="float">
            <text:p>90.24682</text:p>
          </table:table-cell>
          <table:table-cell office:value-type="float" office:value="0.424252" calcext:value-type="float">
            <text:p>0.424252</text:p>
          </table:table-cell>
        </table:table-row>
        <table:table-row table:style-name="ro1">
          <table:table-cell office:value-type="float" office:value="1.002797" calcext:value-type="float">
            <text:p>1.002797</text:p>
          </table:table-cell>
          <table:table-cell office:value-type="float" office:value="0.578167" calcext:value-type="float">
            <text:p>0.578167</text:p>
          </table:table-cell>
          <table:table-cell office:value-type="float" office:value="67.132215" calcext:value-type="float">
            <text:p>67.132215</text:p>
          </table:table-cell>
          <table:table-cell office:value-type="float" office:value="90.386589" calcext:value-type="float">
            <text:p>90.386589</text:p>
          </table:table-cell>
          <table:table-cell office:value-type="float" office:value="0.421843" calcext:value-type="float">
            <text:p>0.421843</text:p>
          </table:table-cell>
        </table:table-row>
        <table:table-row table:style-name="ro1">
          <table:table-cell office:value-type="float" office:value="1.004189" calcext:value-type="float">
            <text:p>1.004189</text:p>
          </table:table-cell>
          <table:table-cell office:value-type="float" office:value="0.581703" calcext:value-type="float">
            <text:p>0.581703</text:p>
          </table:table-cell>
          <table:table-cell office:value-type="float" office:value="68.517506" calcext:value-type="float">
            <text:p>68.517506</text:p>
          </table:table-cell>
          <table:table-cell office:value-type="float" office:value="90.580506" calcext:value-type="float">
            <text:p>90.580506</text:p>
          </table:table-cell>
          <table:table-cell office:value-type="float" office:value="0.418318" calcext:value-type="float">
            <text:p>0.418318</text:p>
          </table:table-cell>
        </table:table-row>
        <table:table-row table:style-name="ro1">
          <table:table-cell office:value-type="float" office:value="1.005267" calcext:value-type="float">
            <text:p>1.005267</text:p>
          </table:table-cell>
          <table:table-cell office:value-type="float" office:value="0.584658" calcext:value-type="float">
            <text:p>0.584658</text:p>
          </table:table-cell>
          <table:table-cell office:value-type="float" office:value="69.975709" calcext:value-type="float">
            <text:p>69.975709</text:p>
          </table:table-cell>
          <table:table-cell office:value-type="float" office:value="90.733192" calcext:value-type="float">
            <text:p>90.733192</text:p>
          </table:table-cell>
          <table:table-cell office:value-type="float" office:value="0.415375" calcext:value-type="float">
            <text:p>0.415375</text:p>
          </table:table-cell>
        </table:table-row>
        <table:table-row table:style-name="ro1">
          <table:table-cell office:value-type="float" office:value="1.006105" calcext:value-type="float">
            <text:p>1.006105</text:p>
          </table:table-cell>
          <table:table-cell office:value-type="float" office:value="0.587003" calcext:value-type="float">
            <text:p>0.587003</text:p>
          </table:table-cell>
          <table:table-cell office:value-type="float" office:value="70.340256" calcext:value-type="float">
            <text:p>70.340256</text:p>
          </table:table-cell>
          <table:table-cell office:value-type="float" office:value="90.853549" calcext:value-type="float">
            <text:p>90.853549</text:p>
          </table:table-cell>
          <table:table-cell office:value-type="float" office:value="0.413042" calcext:value-type="float">
            <text:p>0.413042</text:p>
          </table:table-cell>
        </table:table-row>
        <table:table-row table:style-name="ro1">
          <table:table-cell office:value-type="float" office:value="1.006696" calcext:value-type="float">
            <text:p>1.006696</text:p>
          </table:table-cell>
          <table:table-cell office:value-type="float" office:value="0.588601" calcext:value-type="float">
            <text:p>0.588601</text:p>
          </table:table-cell>
          <table:table-cell office:value-type="float" office:value="69.684066" calcext:value-type="float">
            <text:p>69.684066</text:p>
          </table:table-cell>
          <table:table-cell office:value-type="float" office:value="90.93922" calcext:value-type="float">
            <text:p>90.93922</text:p>
          </table:table-cell>
          <table:table-cell office:value-type="float" office:value="0.411454" calcext:value-type="float">
            <text:p>0.411454</text:p>
          </table:table-cell>
        </table:table-row>
        <table:table-row table:style-name="ro1">
          <table:table-cell office:value-type="float" office:value="1.007414" calcext:value-type="float">
            <text:p>1.007414</text:p>
          </table:table-cell>
          <table:table-cell office:value-type="float" office:value="0.590431" calcext:value-type="float">
            <text:p>0.590431</text:p>
          </table:table-cell>
          <table:table-cell office:value-type="float" office:value="68.590417" calcext:value-type="float">
            <text:p>68.590417</text:p>
          </table:table-cell>
          <table:table-cell office:value-type="float" office:value="91.04377" calcext:value-type="float">
            <text:p>91.04377</text:p>
          </table:table-cell>
          <table:table-cell office:value-type="float" office:value="0.409636" calcext:value-type="float">
            <text:p>0.409636</text:p>
          </table:table-cell>
        </table:table-row>
        <table:table-row table:style-name="ro1">
          <table:table-cell office:value-type="float" office:value="1.007899" calcext:value-type="float">
            <text:p>1.007899</text:p>
          </table:table-cell>
          <table:table-cell office:value-type="float" office:value="0.591649" calcext:value-type="float">
            <text:p>0.591649</text:p>
          </table:table-cell>
          <table:table-cell office:value-type="float" office:value="68.298774" calcext:value-type="float">
            <text:p>68.298774</text:p>
          </table:table-cell>
          <table:table-cell office:value-type="float" office:value="91.114857" calcext:value-type="float">
            <text:p>91.114857</text:p>
          </table:table-cell>
          <table:table-cell office:value-type="float" office:value="0.408428" calcext:value-type="float">
            <text:p>0.408428</text:p>
          </table:table-cell>
        </table:table-row>
        <table:table-row table:style-name="ro1">
          <table:table-cell office:value-type="float" office:value="1.008564" calcext:value-type="float">
            <text:p>1.008564</text:p>
          </table:table-cell>
          <table:table-cell office:value-type="float" office:value="0.593359" calcext:value-type="float">
            <text:p>0.593359</text:p>
          </table:table-cell>
          <table:table-cell office:value-type="float" office:value="68.736232" calcext:value-type="float">
            <text:p>68.736232</text:p>
          </table:table-cell>
          <table:table-cell office:value-type="float" office:value="91.21326" calcext:value-type="float">
            <text:p>91.21326</text:p>
          </table:table-cell>
          <table:table-cell office:value-type="float" office:value="0.406731" calcext:value-type="float">
            <text:p>0.406731</text:p>
          </table:table-cell>
        </table:table-row>
        <table:table-row table:style-name="ro1">
          <table:table-cell office:value-type="float" office:value="1.009256" calcext:value-type="float">
            <text:p>1.009256</text:p>
          </table:table-cell>
          <table:table-cell office:value-type="float" office:value="0.595199" calcext:value-type="float">
            <text:p>0.595199</text:p>
          </table:table-cell>
          <table:table-cell office:value-type="float" office:value="69.392422" calcext:value-type="float">
            <text:p>69.392422</text:p>
          </table:table-cell>
          <table:table-cell office:value-type="float" office:value="91.316663" calcext:value-type="float">
            <text:p>91.316663</text:p>
          </table:table-cell>
          <table:table-cell office:value-type="float" office:value="0.404907" calcext:value-type="float">
            <text:p>0.404907</text:p>
          </table:table-cell>
        </table:table-row>
        <table:table-row table:style-name="ro1">
          <table:table-cell office:value-type="float" office:value="1.010076" calcext:value-type="float">
            <text:p>1.010076</text:p>
          </table:table-cell>
          <table:table-cell office:value-type="float" office:value="0.597411" calcext:value-type="float">
            <text:p>0.597411</text:p>
          </table:table-cell>
          <table:table-cell office:value-type="float" office:value="69.684066" calcext:value-type="float">
            <text:p>69.684066</text:p>
          </table:table-cell>
          <table:table-cell office:value-type="float" office:value="91.440388" calcext:value-type="float">
            <text:p>91.440388</text:p>
          </table:table-cell>
          <table:table-cell office:value-type="float" office:value="0.402715" calcext:value-type="float">
            <text:p>0.402715</text:p>
          </table:table-cell>
        </table:table-row>
        <table:table-row table:style-name="ro1">
          <table:table-cell office:value-type="float" office:value="1.010765" calcext:value-type="float">
            <text:p>1.010765</text:p>
          </table:table-cell>
          <table:table-cell office:value-type="float" office:value="0.599252" calcext:value-type="float">
            <text:p>0.599252</text:p>
          </table:table-cell>
          <table:table-cell office:value-type="float" office:value="69.465333" calcext:value-type="float">
            <text:p>69.465333</text:p>
          </table:table-cell>
          <table:table-cell office:value-type="float" office:value="91.545532" calcext:value-type="float">
            <text:p>91.545532</text:p>
          </table:table-cell>
          <table:table-cell office:value-type="float" office:value="0.400893" calcext:value-type="float">
            <text:p>0.400893</text:p>
          </table:table-cell>
        </table:table-row>
        <table:table-row table:style-name="ro1">
          <table:table-cell office:value-type="float" office:value="1.010961" calcext:value-type="float">
            <text:p>1.010961</text:p>
          </table:table-cell>
          <table:table-cell office:value-type="float" office:value="0.599738" calcext:value-type="float">
            <text:p>0.599738</text:p>
          </table:table-cell>
          <table:table-cell office:value-type="float" office:value="68.152952" calcext:value-type="float">
            <text:p>68.152952</text:p>
          </table:table-cell>
          <table:table-cell office:value-type="float" office:value="91.575314" calcext:value-type="float">
            <text:p>91.575314</text:p>
          </table:table-cell>
          <table:table-cell office:value-type="float" office:value="0.400412" calcext:value-type="float">
            <text:p>0.400412</text:p>
          </table:table-cell>
        </table:table-row>
        <table:table-row table:style-name="ro1">
          <table:table-cell office:value-type="float" office:value="1.011263" calcext:value-type="float">
            <text:p>1.011263</text:p>
          </table:table-cell>
          <table:table-cell office:value-type="float" office:value="0.600465" calcext:value-type="float">
            <text:p>0.600465</text:p>
          </table:table-cell>
          <table:table-cell office:value-type="float" office:value="67.423851" calcext:value-type="float">
            <text:p>67.423851</text:p>
          </table:table-cell>
          <table:table-cell office:value-type="float" office:value="91.621435" calcext:value-type="float">
            <text:p>91.621435</text:p>
          </table:table-cell>
          <table:table-cell office:value-type="float" office:value="0.399694" calcext:value-type="float">
            <text:p>0.399694</text:p>
          </table:table-cell>
        </table:table-row>
        <table:table-row table:style-name="ro1">
          <table:table-cell office:value-type="float" office:value="1.011958" calcext:value-type="float">
            <text:p>1.011958</text:p>
          </table:table-cell>
          <table:table-cell office:value-type="float" office:value="0.602162" calcext:value-type="float">
            <text:p>0.602162</text:p>
          </table:table-cell>
          <table:table-cell office:value-type="float" office:value="67.715494" calcext:value-type="float">
            <text:p>67.715494</text:p>
          </table:table-cell>
          <table:table-cell office:value-type="float" office:value="91.728472" calcext:value-type="float">
            <text:p>91.728472</text:p>
          </table:table-cell>
          <table:table-cell office:value-type="float" office:value="0.398017" calcext:value-type="float">
            <text:p>0.398017</text:p>
          </table:table-cell>
        </table:table-row>
        <table:table-row table:style-name="ro1">
          <table:table-cell office:value-type="float" office:value="1.012753" calcext:value-type="float">
            <text:p>1.012753</text:p>
          </table:table-cell>
          <table:table-cell office:value-type="float" office:value="0.604244" calcext:value-type="float">
            <text:p>0.604244</text:p>
          </table:table-cell>
          <table:table-cell office:value-type="float" office:value="69.100786" calcext:value-type="float">
            <text:p>69.100786</text:p>
          </table:table-cell>
          <table:table-cell office:value-type="float" office:value="91.852517" calcext:value-type="float">
            <text:p>91.852517</text:p>
          </table:table-cell>
          <table:table-cell office:value-type="float" office:value="0.395962" calcext:value-type="float">
            <text:p>0.395962</text:p>
          </table:table-cell>
        </table:table-row>
        <table:table-row table:style-name="ro1">
          <table:table-cell office:value-type="float" office:value="1.013457" calcext:value-type="float">
            <text:p>1.013457</text:p>
          </table:table-cell>
          <table:table-cell office:value-type="float" office:value="0.606219" calcext:value-type="float">
            <text:p>0.606219</text:p>
          </table:table-cell>
          <table:table-cell office:value-type="float" office:value="70.413167" calcext:value-type="float">
            <text:p>70.413167</text:p>
          </table:table-cell>
          <table:table-cell office:value-type="float" office:value="91.963967" calcext:value-type="float">
            <text:p>91.963967</text:p>
          </table:table-cell>
          <table:table-cell office:value-type="float" office:value="0.394011" calcext:value-type="float">
            <text:p>0.394011</text:p>
          </table:table-cell>
        </table:table-row>
        <table:table-row table:style-name="ro1">
          <table:table-cell office:value-type="float" office:value="1.014067" calcext:value-type="float">
            <text:p>1.014067</text:p>
          </table:table-cell>
          <table:table-cell office:value-type="float" office:value="0.607949" calcext:value-type="float">
            <text:p>0.607949</text:p>
          </table:table-cell>
          <table:table-cell office:value-type="float" office:value="70.558988" calcext:value-type="float">
            <text:p>70.558988</text:p>
          </table:table-cell>
          <table:table-cell office:value-type="float" office:value="92.061762" calcext:value-type="float">
            <text:p>92.061762</text:p>
          </table:table-cell>
          <table:table-cell office:value-type="float" office:value="0.392303" calcext:value-type="float">
            <text:p>0.392303</text:p>
          </table:table-cell>
        </table:table-row>
        <table:table-row table:style-name="ro1">
          <table:table-cell office:value-type="float" office:value="1.014661" calcext:value-type="float">
            <text:p>1.014661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69.611155" calcext:value-type="float">
            <text:p>69.611155</text:p>
          </table:table-cell>
          <table:table-cell office:value-type="float" office:value="92.157187" calcext:value-type="float">
            <text:p>92.157187</text:p>
          </table:table-cell>
          <table:table-cell office:value-type="float" office:value="0.390729" calcext:value-type="float">
            <text:p>0.390729</text:p>
          </table:table-cell>
        </table:table-row>
        <table:table-row table:style-name="ro1">
          <table:table-cell office:value-type="float" office:value="1.015186" calcext:value-type="float">
            <text:p>1.015186</text:p>
          </table:table-cell>
          <table:table-cell office:value-type="float" office:value="0.610889" calcext:value-type="float">
            <text:p>0.610889</text:p>
          </table:table-cell>
          <table:table-cell office:value-type="float" office:value="68.663321" calcext:value-type="float">
            <text:p>68.663321</text:p>
          </table:table-cell>
          <table:table-cell office:value-type="float" office:value="92.241744" calcext:value-type="float">
            <text:p>92.241744</text:p>
          </table:table-cell>
          <table:table-cell office:value-type="float" office:value="0.389407" calcext:value-type="float">
            <text:p>0.389407</text:p>
          </table:table-cell>
        </table:table-row>
        <table:table-row table:style-name="ro1">
          <table:table-cell office:value-type="float" office:value="1.015758" calcext:value-type="float">
            <text:p>1.015758</text:p>
          </table:table-cell>
          <table:table-cell office:value-type="float" office:value="0.612354" calcext:value-type="float">
            <text:p>0.612354</text:p>
          </table:table-cell>
          <table:table-cell office:value-type="float" office:value="68.663321" calcext:value-type="float">
            <text:p>68.663321</text:p>
          </table:table-cell>
          <table:table-cell office:value-type="float" office:value="92.334641" calcext:value-type="float">
            <text:p>92.334641</text:p>
          </table:table-cell>
          <table:table-cell office:value-type="float" office:value="0.387966" calcext:value-type="float">
            <text:p>0.387966</text:p>
          </table:table-cell>
        </table:table-row>
        <table:table-row table:style-name="ro1">
          <table:table-cell office:value-type="float" office:value="1.016395" calcext:value-type="float">
            <text:p>1.016395</text:p>
          </table:table-cell>
          <table:table-cell office:value-type="float" office:value="0.614075" calcext:value-type="float">
            <text:p>0.614075</text:p>
          </table:table-cell>
          <table:table-cell office:value-type="float" office:value="69.684059" calcext:value-type="float">
            <text:p>69.684059</text:p>
          </table:table-cell>
          <table:table-cell office:value-type="float" office:value="92.439451" calcext:value-type="float">
            <text:p>92.439451</text:p>
          </table:table-cell>
          <table:table-cell office:value-type="float" office:value="0.386273" calcext:value-type="float">
            <text:p>0.386273</text:p>
          </table:table-cell>
        </table:table-row>
        <table:table-row table:style-name="ro1">
          <table:table-cell office:value-type="float" office:value="1.017043" calcext:value-type="float">
            <text:p>1.017043</text:p>
          </table:table-cell>
          <table:table-cell office:value-type="float" office:value="0.615931" calcext:value-type="float">
            <text:p>0.615931</text:p>
          </table:table-cell>
          <table:table-cell office:value-type="float" office:value="70.777707" calcext:value-type="float">
            <text:p>70.777707</text:p>
          </table:table-cell>
          <table:table-cell office:value-type="float" office:value="92.547602" calcext:value-type="float">
            <text:p>92.547602</text:p>
          </table:table-cell>
          <table:table-cell office:value-type="float" office:value="0.384447" calcext:value-type="float">
            <text:p>0.384447</text:p>
          </table:table-cell>
        </table:table-row>
        <table:table-row table:style-name="ro1">
          <table:table-cell office:value-type="float" office:value="1.017718" calcext:value-type="float">
            <text:p>1.017718</text:p>
          </table:table-cell>
          <table:table-cell office:value-type="float" office:value="0.617916" calcext:value-type="float">
            <text:p>0.617916</text:p>
          </table:table-cell>
          <table:table-cell office:value-type="float" office:value="71.215165" calcext:value-type="float">
            <text:p>71.215165</text:p>
          </table:table-cell>
          <table:table-cell office:value-type="float" office:value="92.661872" calcext:value-type="float">
            <text:p>92.661872</text:p>
          </table:table-cell>
          <table:table-cell office:value-type="float" office:value="0.382494" calcext:value-type="float">
            <text:p>0.382494</text:p>
          </table:table-cell>
        </table:table-row>
        <table:table-row table:style-name="ro1">
          <table:table-cell office:value-type="float" office:value="1.018414" calcext:value-type="float">
            <text:p>1.018414</text:p>
          </table:table-cell>
          <table:table-cell office:value-type="float" office:value="0.619894" calcext:value-type="float">
            <text:p>0.619894</text:p>
          </table:table-cell>
          <table:table-cell office:value-type="float" office:value="70.631886" calcext:value-type="float">
            <text:p>70.631886</text:p>
          </table:table-cell>
          <table:table-cell office:value-type="float" office:value="92.780296" calcext:value-type="float">
            <text:p>92.780296</text:p>
          </table:table-cell>
          <table:table-cell office:value-type="float" office:value="0.380551" calcext:value-type="float">
            <text:p>0.380551</text:p>
          </table:table-cell>
        </table:table-row>
        <table:table-row table:style-name="ro1">
          <table:table-cell office:value-type="float" office:value="1.019049" calcext:value-type="float">
            <text:p>1.019049</text:p>
          </table:table-cell>
          <table:table-cell office:value-type="float" office:value="0.621616" calcext:value-type="float">
            <text:p>0.621616</text:p>
          </table:table-cell>
          <table:table-cell office:value-type="float" office:value="69.756963" calcext:value-type="float">
            <text:p>69.756963</text:p>
          </table:table-cell>
          <table:table-cell office:value-type="float" office:value="92.888822" calcext:value-type="float">
            <text:p>92.888822</text:p>
          </table:table-cell>
          <table:table-cell office:value-type="float" office:value="0.378863" calcext:value-type="float">
            <text:p>0.378863</text:p>
          </table:table-cell>
        </table:table-row>
        <table:table-row table:style-name="ro1">
          <table:table-cell office:value-type="float" office:value="1.019736" calcext:value-type="float">
            <text:p>1.019736</text:p>
          </table:table-cell>
          <table:table-cell office:value-type="float" office:value="0.623458" calcext:value-type="float">
            <text:p>0.623458</text:p>
          </table:table-cell>
          <table:table-cell office:value-type="float" office:value="69.53823" calcext:value-type="float">
            <text:p>69.53823</text:p>
          </table:table-cell>
          <table:table-cell office:value-type="float" office:value="93.007219" calcext:value-type="float">
            <text:p>93.007219</text:p>
          </table:table-cell>
          <table:table-cell office:value-type="float" office:value="0.377059" calcext:value-type="float">
            <text:p>0.377059</text:p>
          </table:table-cell>
        </table:table-row>
        <table:table-row table:style-name="ro1">
          <table:table-cell office:value-type="float" office:value="1.020402" calcext:value-type="float">
            <text:p>1.020402</text:p>
          </table:table-cell>
          <table:table-cell office:value-type="float" office:value="0.625307" calcext:value-type="float">
            <text:p>0.625307</text:p>
          </table:table-cell>
          <table:table-cell office:value-type="float" office:value="70.194421" calcext:value-type="float">
            <text:p>70.194421</text:p>
          </table:table-cell>
          <table:table-cell office:value-type="float" office:value="93.1236" calcext:value-type="float">
            <text:p>93.1236</text:p>
          </table:table-cell>
          <table:table-cell office:value-type="float" office:value="0.375248" calcext:value-type="float">
            <text:p>0.375248</text:p>
          </table:table-cell>
        </table:table-row>
        <table:table-row table:style-name="ro1">
          <table:table-cell office:value-type="float" office:value="1.021117" calcext:value-type="float">
            <text:p>1.021117</text:p>
          </table:table-cell>
          <table:table-cell office:value-type="float" office:value="0.627417" calcext:value-type="float">
            <text:p>0.627417</text:p>
          </table:table-cell>
          <table:table-cell office:value-type="float" office:value="71.288069" calcext:value-type="float">
            <text:p>71.288069</text:p>
          </table:table-cell>
          <table:table-cell office:value-type="float" office:value="93.250842" calcext:value-type="float">
            <text:p>93.250842</text:p>
          </table:table-cell>
          <table:table-cell office:value-type="float" office:value="0.373181" calcext:value-type="float">
            <text:p>0.373181</text:p>
          </table:table-cell>
        </table:table-row>
        <table:table-row table:style-name="ro1">
          <table:table-cell office:value-type="float" office:value="1.021808" calcext:value-type="float">
            <text:p>1.021808</text:p>
          </table:table-cell>
          <table:table-cell office:value-type="float" office:value="0.629535" calcext:value-type="float">
            <text:p>0.629535</text:p>
          </table:table-cell>
          <table:table-cell office:value-type="float" office:value="71.94426" calcext:value-type="float">
            <text:p>71.94426</text:p>
          </table:table-cell>
          <table:table-cell office:value-type="float" office:value="93.375823" calcext:value-type="float">
            <text:p>93.375823</text:p>
          </table:table-cell>
          <table:table-cell office:value-type="float" office:value="0.371106" calcext:value-type="float">
            <text:p>0.371106</text:p>
          </table:table-cell>
        </table:table-row>
        <table:table-row table:style-name="ro1">
          <table:table-cell office:value-type="float" office:value="1.022551" calcext:value-type="float">
            <text:p>1.022551</text:p>
          </table:table-cell>
          <table:table-cell office:value-type="float" office:value="0.631775" calcext:value-type="float">
            <text:p>0.631775</text:p>
          </table:table-cell>
          <table:table-cell office:value-type="float" office:value="71.652616" calcext:value-type="float">
            <text:p>71.652616</text:p>
          </table:table-cell>
          <table:table-cell office:value-type="float" office:value="93.511433" calcext:value-type="float">
            <text:p>93.511433</text:p>
          </table:table-cell>
          <table:table-cell office:value-type="float" office:value="0.368915" calcext:value-type="float">
            <text:p>0.368915</text:p>
          </table:table-cell>
        </table:table-row>
        <table:table-row table:style-name="ro1">
          <table:table-cell office:value-type="float" office:value="1.023447" calcext:value-type="float">
            <text:p>1.023447</text:p>
          </table:table-cell>
          <table:table-cell office:value-type="float" office:value="0.634377" calcext:value-type="float">
            <text:p>0.634377</text:p>
          </table:table-cell>
          <table:table-cell office:value-type="float" office:value="70.996426" calcext:value-type="float">
            <text:p>70.996426</text:p>
          </table:table-cell>
          <table:table-cell office:value-type="float" office:value="93.676251" calcext:value-type="float">
            <text:p>93.676251</text:p>
          </table:table-cell>
          <table:table-cell office:value-type="float" office:value="0.366374" calcext:value-type="float">
            <text:p>0.366374</text:p>
          </table:table-cell>
        </table:table-row>
        <table:table-row table:style-name="ro1">
          <table:table-cell office:value-type="float" office:value="1.024273" calcext:value-type="float">
            <text:p>1.024273</text:p>
          </table:table-cell>
          <table:table-cell office:value-type="float" office:value="0.636726" calcext:value-type="float">
            <text:p>0.636726</text:p>
          </table:table-cell>
          <table:table-cell office:value-type="float" office:value="70.631879" calcext:value-type="float">
            <text:p>70.631879</text:p>
          </table:table-cell>
          <table:table-cell office:value-type="float" office:value="93.829641" calcext:value-type="float">
            <text:p>93.829641</text:p>
          </table:table-cell>
          <table:table-cell office:value-type="float" office:value="0.364084" calcext:value-type="float">
            <text:p>0.364084</text:p>
          </table:table-cell>
        </table:table-row>
        <table:table-row table:style-name="ro1">
          <table:table-cell office:value-type="float" office:value="1.02513" calcext:value-type="float">
            <text:p>1.02513</text:p>
          </table:table-cell>
          <table:table-cell office:value-type="float" office:value="0.639203" calcext:value-type="float">
            <text:p>0.639203</text:p>
          </table:table-cell>
          <table:table-cell office:value-type="float" office:value="70.923522" calcext:value-type="float">
            <text:p>70.923522</text:p>
          </table:table-cell>
          <table:table-cell office:value-type="float" office:value="93.991262" calcext:value-type="float">
            <text:p>93.991262</text:p>
          </table:table-cell>
          <table:table-cell office:value-type="float" office:value="0.361671" calcext:value-type="float">
            <text:p>0.361671</text:p>
          </table:table-cell>
        </table:table-row>
        <table:table-row table:style-name="ro1">
          <table:table-cell office:value-type="float" office:value="1.026031" calcext:value-type="float">
            <text:p>1.026031</text:p>
          </table:table-cell>
          <table:table-cell office:value-type="float" office:value="0.641942" calcext:value-type="float">
            <text:p>0.641942</text:p>
          </table:table-cell>
          <table:table-cell office:value-type="float" office:value="71.798445" calcext:value-type="float">
            <text:p>71.798445</text:p>
          </table:table-cell>
          <table:table-cell office:value-type="float" office:value="94.165076" calcext:value-type="float">
            <text:p>94.165076</text:p>
          </table:table-cell>
          <table:table-cell office:value-type="float" office:value="0.359003" calcext:value-type="float">
            <text:p>0.359003</text:p>
          </table:table-cell>
        </table:table-row>
        <table:table-row table:style-name="ro1">
          <table:table-cell office:value-type="float" office:value="1.026968" calcext:value-type="float">
            <text:p>1.026968</text:p>
          </table:table-cell>
          <table:table-cell office:value-type="float" office:value="0.644945" calcext:value-type="float">
            <text:p>0.644945</text:p>
          </table:table-cell>
          <table:table-cell office:value-type="float" office:value="72.673368" calcext:value-type="float">
            <text:p>72.673368</text:p>
          </table:table-cell>
          <table:table-cell office:value-type="float" office:value="94.350515" calcext:value-type="float">
            <text:p>94.350515</text:p>
          </table:table-cell>
          <table:table-cell office:value-type="float" office:value="0.356078" calcext:value-type="float">
            <text:p>0.356078</text:p>
          </table:table-cell>
        </table:table-row>
        <table:table-row table:style-name="ro1">
          <table:table-cell office:value-type="float" office:value="1.027778" calcext:value-type="float">
            <text:p>1.027778</text:p>
          </table:table-cell>
          <table:table-cell office:value-type="float" office:value="0.647575" calcext:value-type="float">
            <text:p>0.647575</text:p>
          </table:table-cell>
          <table:table-cell office:value-type="float" office:value="72.8921" calcext:value-type="float">
            <text:p>72.8921</text:p>
          </table:table-cell>
          <table:table-cell office:value-type="float" office:value="94.5137" calcext:value-type="float">
            <text:p>94.5137</text:p>
          </table:table-cell>
          <table:table-cell office:value-type="float" office:value="0.353518" calcext:value-type="float">
            <text:p>0.353518</text:p>
          </table:table-cell>
        </table:table-row>
        <table:table-row table:style-name="ro1">
          <table:table-cell office:value-type="float" office:value="1.028569" calcext:value-type="float">
            <text:p>1.028569</text:p>
          </table:table-cell>
          <table:table-cell office:value-type="float" office:value="0.650074" calcext:value-type="float">
            <text:p>0.650074</text:p>
          </table:table-cell>
          <table:table-cell office:value-type="float" office:value="72.454642" calcext:value-type="float">
            <text:p>72.454642</text:p>
          </table:table-cell>
          <table:table-cell office:value-type="float" office:value="94.674358" calcext:value-type="float">
            <text:p>94.674358</text:p>
          </table:table-cell>
          <table:table-cell office:value-type="float" office:value="0.35109" calcext:value-type="float">
            <text:p>0.35109</text:p>
          </table:table-cell>
        </table:table-row>
        <table:table-row table:style-name="ro1">
          <table:table-cell office:value-type="float" office:value="1.029429" calcext:value-type="float">
            <text:p>1.029429</text:p>
          </table:table-cell>
          <table:table-cell office:value-type="float" office:value="0.652689" calcext:value-type="float">
            <text:p>0.652689</text:p>
          </table:table-cell>
          <table:table-cell office:value-type="float" office:value="71.798452" calcext:value-type="float">
            <text:p>71.798452</text:p>
          </table:table-cell>
          <table:table-cell office:value-type="float" office:value="94.850242" calcext:value-type="float">
            <text:p>94.850242</text:p>
          </table:table-cell>
          <table:table-cell office:value-type="float" office:value="0.348556" calcext:value-type="float">
            <text:p>0.348556</text:p>
          </table:table-cell>
        </table:table-row>
        <table:table-row table:style-name="ro1">
          <table:table-cell office:value-type="float" office:value="1.030476" calcext:value-type="float">
            <text:p>1.030476</text:p>
          </table:table-cell>
          <table:table-cell office:value-type="float" office:value="0.655931" calcext:value-type="float">
            <text:p>0.655931</text:p>
          </table:table-cell>
          <table:table-cell office:value-type="float" office:value="72.105683" calcext:value-type="float">
            <text:p>72.105683</text:p>
          </table:table-cell>
          <table:table-cell office:value-type="float" office:value="95.068783" calcext:value-type="float">
            <text:p>95.068783</text:p>
          </table:table-cell>
          <table:table-cell office:value-type="float" office:value="0.345416" calcext:value-type="float">
            <text:p>0.345416</text:p>
          </table:table-cell>
        </table:table-row>
        <table:table-row table:style-name="ro1">
          <table:table-cell office:value-type="float" office:value="1.031285" calcext:value-type="float">
            <text:p>1.031285</text:p>
          </table:table-cell>
          <table:table-cell office:value-type="float" office:value="0.658562" calcext:value-type="float">
            <text:p>0.658562</text:p>
          </table:table-cell>
          <table:table-cell office:value-type="float" office:value="72.907695" calcext:value-type="float">
            <text:p>72.907695</text:p>
          </table:table-cell>
          <table:table-cell office:value-type="float" office:value="95.242276" calcext:value-type="float">
            <text:p>95.242276</text:p>
          </table:table-cell>
          <table:table-cell office:value-type="float" office:value="0.342868" calcext:value-type="float">
            <text:p>0.342868</text:p>
          </table:table-cell>
        </table:table-row>
        <table:table-row table:style-name="ro1">
          <table:table-cell office:value-type="float" office:value="1.032091" calcext:value-type="float">
            <text:p>1.032091</text:p>
          </table:table-cell>
          <table:table-cell office:value-type="float" office:value="0.66133" calcext:value-type="float">
            <text:p>0.66133</text:p>
          </table:table-cell>
          <table:table-cell office:value-type="float" office:value="73.782618" calcext:value-type="float">
            <text:p>73.782618</text:p>
          </table:table-cell>
          <table:table-cell office:value-type="float" office:value="95.419935" calcext:value-type="float">
            <text:p>95.419935</text:p>
          </table:table-cell>
          <table:table-cell office:value-type="float" office:value="0.340187" calcext:value-type="float">
            <text:p>0.340187</text:p>
          </table:table-cell>
        </table:table-row>
        <table:table-row table:style-name="ro1">
          <table:table-cell office:value-type="float" office:value="1.032849" calcext:value-type="float">
            <text:p>1.032849</text:p>
          </table:table-cell>
          <table:table-cell office:value-type="float" office:value="0.663976" calcext:value-type="float">
            <text:p>0.663976</text:p>
          </table:table-cell>
          <table:table-cell office:value-type="float" office:value="74.00135" calcext:value-type="float">
            <text:p>74.00135</text:p>
          </table:table-cell>
          <table:table-cell office:value-type="float" office:value="95.590491" calcext:value-type="float">
            <text:p>95.590491</text:p>
          </table:table-cell>
          <table:table-cell office:value-type="float" office:value="0.337626" calcext:value-type="float">
            <text:p>0.337626</text:p>
          </table:table-cell>
        </table:table-row>
        <table:table-row table:style-name="ro1">
          <table:table-cell office:value-type="float" office:value="1.033557" calcext:value-type="float">
            <text:p>1.033557</text:p>
          </table:table-cell>
          <table:table-cell office:value-type="float" office:value="0.666363" calcext:value-type="float">
            <text:p>0.666363</text:p>
          </table:table-cell>
          <table:table-cell office:value-type="float" office:value="73.490981" calcext:value-type="float">
            <text:p>73.490981</text:p>
          </table:table-cell>
          <table:table-cell office:value-type="float" office:value="95.750568" calcext:value-type="float">
            <text:p>95.750568</text:p>
          </table:table-cell>
          <table:table-cell office:value-type="float" office:value="0.33532" calcext:value-type="float">
            <text:p>0.33532</text:p>
          </table:table-cell>
        </table:table-row>
        <table:table-row table:style-name="ro1">
          <table:table-cell office:value-type="float" office:value="1.034292" calcext:value-type="float">
            <text:p>1.034292</text:p>
          </table:table-cell>
          <table:table-cell office:value-type="float" office:value="0.668743" calcext:value-type="float">
            <text:p>0.668743</text:p>
          </table:table-cell>
          <table:table-cell office:value-type="float" office:value="72.834791" calcext:value-type="float">
            <text:p>72.834791</text:p>
          </table:table-cell>
          <table:table-cell office:value-type="float" office:value="95.917394" calcext:value-type="float">
            <text:p>95.917394</text:p>
          </table:table-cell>
          <table:table-cell office:value-type="float" office:value="0.333028" calcext:value-type="float">
            <text:p>0.333028</text:p>
          </table:table-cell>
        </table:table-row>
        <table:table-row table:style-name="ro1">
          <table:table-cell office:value-type="float" office:value="1.034995" calcext:value-type="float">
            <text:p>1.034995</text:p>
          </table:table-cell>
          <table:table-cell office:value-type="float" office:value="0.670995" calcext:value-type="float">
            <text:p>0.670995</text:p>
          </table:table-cell>
          <table:table-cell office:value-type="float" office:value="72.688969" calcext:value-type="float">
            <text:p>72.688969</text:p>
          </table:table-cell>
          <table:table-cell office:value-type="float" office:value="96.07851" calcext:value-type="float">
            <text:p>96.07851</text:p>
          </table:table-cell>
          <table:table-cell office:value-type="float" office:value="0.330861" calcext:value-type="float">
            <text:p>0.330861</text:p>
          </table:table-cell>
        </table:table-row>
        <table:table-row table:style-name="ro1">
          <table:table-cell office:value-type="float" office:value="1.035668" calcext:value-type="float">
            <text:p>1.035668</text:p>
          </table:table-cell>
          <table:table-cell office:value-type="float" office:value="0.673256" calcext:value-type="float">
            <text:p>0.673256</text:p>
          </table:table-cell>
          <table:table-cell office:value-type="float" office:value="73.41807" calcext:value-type="float">
            <text:p>73.41807</text:p>
          </table:table-cell>
          <table:table-cell office:value-type="float" office:value="96.236934" calcext:value-type="float">
            <text:p>96.236934</text:p>
          </table:table-cell>
          <table:table-cell office:value-type="float" office:value="0.328685" calcext:value-type="float">
            <text:p>0.328685</text:p>
          </table:table-cell>
        </table:table-row>
        <table:table-row table:style-name="ro1">
          <table:table-cell office:value-type="float" office:value="1.036226" calcext:value-type="float">
            <text:p>1.036226</text:p>
          </table:table-cell>
          <table:table-cell office:value-type="float" office:value="0.675277" calcext:value-type="float">
            <text:p>0.675277</text:p>
          </table:table-cell>
          <table:table-cell office:value-type="float" office:value="74.58463" calcext:value-type="float">
            <text:p>74.58463</text:p>
          </table:table-cell>
          <table:table-cell office:value-type="float" office:value="96.372605" calcext:value-type="float">
            <text:p>96.372605</text:p>
          </table:table-cell>
          <table:table-cell office:value-type="float" office:value="0.326737" calcext:value-type="float">
            <text:p>0.326737</text:p>
          </table:table-cell>
        </table:table-row>
        <table:table-row table:style-name="ro1">
          <table:table-cell office:value-type="float" office:value="1.036727" calcext:value-type="float">
            <text:p>1.036727</text:p>
          </table:table-cell>
          <table:table-cell office:value-type="float" office:value="0.677178" calcext:value-type="float">
            <text:p>0.677178</text:p>
          </table:table-cell>
          <table:table-cell office:value-type="float" office:value="75.24082" calcext:value-type="float">
            <text:p>75.24082</text:p>
          </table:table-cell>
          <table:table-cell office:value-type="float" office:value="96.497593" calcext:value-type="float">
            <text:p>96.497593</text:p>
          </table:table-cell>
          <table:table-cell office:value-type="float" office:value="0.324904" calcext:value-type="float">
            <text:p>0.324904</text:p>
          </table:table-cell>
        </table:table-row>
        <table:table-row table:style-name="ro1">
          <table:table-cell office:value-type="float" office:value="1.037096" calcext:value-type="float">
            <text:p>1.037096</text:p>
          </table:table-cell>
          <table:table-cell office:value-type="float" office:value="0.678572" calcext:value-type="float">
            <text:p>0.678572</text:p>
          </table:table-cell>
          <table:table-cell office:value-type="float" office:value="75.167909" calcext:value-type="float">
            <text:p>75.167909</text:p>
          </table:table-cell>
          <table:table-cell office:value-type="float" office:value="96.590449" calcext:value-type="float">
            <text:p>96.590449</text:p>
          </table:table-cell>
          <table:table-cell office:value-type="float" office:value="0.323562" calcext:value-type="float">
            <text:p>0.323562</text:p>
          </table:table-cell>
        </table:table-row>
        <table:table-row table:style-name="ro1">
          <table:table-cell office:value-type="float" office:value="1.037441" calcext:value-type="float">
            <text:p>1.037441</text:p>
          </table:table-cell>
          <table:table-cell office:value-type="float" office:value="0.679836" calcext:value-type="float">
            <text:p>0.679836</text:p>
          </table:table-cell>
          <table:table-cell office:value-type="float" office:value="74.730451" calcext:value-type="float">
            <text:p>74.730451</text:p>
          </table:table-cell>
          <table:table-cell office:value-type="float" office:value="96.677179" calcext:value-type="float">
            <text:p>96.677179</text:p>
          </table:table-cell>
          <table:table-cell office:value-type="float" office:value="0.322346" calcext:value-type="float">
            <text:p>0.322346</text:p>
          </table:table-cell>
        </table:table-row>
        <table:table-row table:style-name="ro1">
          <table:table-cell office:value-type="float" office:value="1.037896" calcext:value-type="float">
            <text:p>1.037896</text:p>
          </table:table-cell>
          <table:table-cell office:value-type="float" office:value="0.681478" calcext:value-type="float">
            <text:p>0.681478</text:p>
          </table:table-cell>
          <table:table-cell office:value-type="float" office:value="74.511719" calcext:value-type="float">
            <text:p>74.511719</text:p>
          </table:table-cell>
          <table:table-cell office:value-type="float" office:value="96.792003" calcext:value-type="float">
            <text:p>96.792003</text:p>
          </table:table-cell>
          <table:table-cell office:value-type="float" office:value="0.320768" calcext:value-type="float">
            <text:p>0.320768</text:p>
          </table:table-cell>
        </table:table-row>
        <table:table-row table:style-name="ro1">
          <table:table-cell office:value-type="float" office:value="1.038368" calcext:value-type="float">
            <text:p>1.038368</text:p>
          </table:table-cell>
          <table:table-cell office:value-type="float" office:value="0.683251" calcext:value-type="float">
            <text:p>0.683251</text:p>
          </table:table-cell>
          <table:table-cell office:value-type="float" office:value="75.094999" calcext:value-type="float">
            <text:p>75.094999</text:p>
          </table:table-cell>
          <table:table-cell office:value-type="float" office:value="96.913801" calcext:value-type="float">
            <text:p>96.913801</text:p>
          </table:table-cell>
          <table:table-cell office:value-type="float" office:value="0.319064" calcext:value-type="float">
            <text:p>0.319064</text:p>
          </table:table-cell>
        </table:table-row>
        <table:table-row table:style-name="ro1">
          <table:table-cell office:value-type="float" office:value="1.038813" calcext:value-type="float">
            <text:p>1.038813</text:p>
          </table:table-cell>
          <table:table-cell office:value-type="float" office:value="0.685031" calcext:value-type="float">
            <text:p>0.685031</text:p>
          </table:table-cell>
          <table:table-cell office:value-type="float" office:value="75.969921" calcext:value-type="float">
            <text:p>75.969921</text:p>
          </table:table-cell>
          <table:table-cell office:value-type="float" office:value="97.032218" calcext:value-type="float">
            <text:p>97.032218</text:p>
          </table:table-cell>
          <table:table-cell office:value-type="float" office:value="0.317351" calcext:value-type="float">
            <text:p>0.317351</text:p>
          </table:table-cell>
        </table:table-row>
        <table:table-row table:style-name="ro1">
          <table:table-cell office:value-type="float" office:value="1.039199" calcext:value-type="float">
            <text:p>1.039199</text:p>
          </table:table-cell>
          <table:table-cell office:value-type="float" office:value="0.686691" calcext:value-type="float">
            <text:p>0.686691</text:p>
          </table:table-cell>
          <table:table-cell office:value-type="float" office:value="76.917755" calcext:value-type="float">
            <text:p>76.917755</text:p>
          </table:table-cell>
          <table:table-cell office:value-type="float" office:value="97.138531" calcext:value-type="float">
            <text:p>97.138531</text:p>
          </table:table-cell>
          <table:table-cell office:value-type="float" office:value="0.315752" calcext:value-type="float">
            <text:p>0.315752</text:p>
          </table:table-cell>
        </table:table-row>
        <table:table-row table:style-name="ro1">
          <table:table-cell office:value-type="float" office:value="1.039524" calcext:value-type="float">
            <text:p>1.039524</text:p>
          </table:table-cell>
          <table:table-cell office:value-type="float" office:value="0.688095" calcext:value-type="float">
            <text:p>0.688095</text:p>
          </table:table-cell>
          <table:table-cell office:value-type="float" office:value="76.990666" calcext:value-type="float">
            <text:p>76.990666</text:p>
          </table:table-cell>
          <table:table-cell office:value-type="float" office:value="97.229037" calcext:value-type="float">
            <text:p>97.229037</text:p>
          </table:table-cell>
          <table:table-cell office:value-type="float" office:value="0.314399" calcext:value-type="float">
            <text:p>0.314399</text:p>
          </table:table-cell>
        </table:table-row>
        <table:table-row table:style-name="ro1">
          <table:table-cell office:value-type="float" office:value="1.039951" calcext:value-type="float">
            <text:p>1.039951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76.553208" calcext:value-type="float">
            <text:p>76.553208</text:p>
          </table:table-cell>
          <table:table-cell office:value-type="float" office:value="97.347755" calcext:value-type="float">
            <text:p>97.347755</text:p>
          </table:table-cell>
          <table:table-cell office:value-type="float" office:value="0.312683" calcext:value-type="float">
            <text:p>0.312683</text:p>
          </table:table-cell>
        </table:table-row>
        <table:table-row table:style-name="ro1">
          <table:table-cell office:value-type="float" office:value="1.04043" calcext:value-type="float">
            <text:p>1.04043</text:p>
          </table:table-cell>
          <table:table-cell office:value-type="float" office:value="0.691786" calcext:value-type="float">
            <text:p>0.691786</text:p>
          </table:table-cell>
          <table:table-cell office:value-type="float" office:value="75.897017" calcext:value-type="float">
            <text:p>75.897017</text:p>
          </table:table-cell>
          <table:table-cell office:value-type="float" office:value="97.48027" calcext:value-type="float">
            <text:p>97.48027</text:p>
          </table:table-cell>
          <table:table-cell office:value-type="float" office:value="0.310854" calcext:value-type="float">
            <text:p>0.310854</text:p>
          </table:table-cell>
        </table:table-row>
        <table:table-row table:style-name="ro1">
          <table:table-cell office:value-type="float" office:value="1.04097" calcext:value-type="float">
            <text:p>1.04097</text:p>
          </table:table-cell>
          <table:table-cell office:value-type="float" office:value="0.693948" calcext:value-type="float">
            <text:p>0.693948</text:p>
          </table:table-cell>
          <table:table-cell office:value-type="float" office:value="75.969928" calcext:value-type="float">
            <text:p>75.969928</text:p>
          </table:table-cell>
          <table:table-cell office:value-type="float" office:value="97.631857" calcext:value-type="float">
            <text:p>97.631857</text:p>
          </table:table-cell>
          <table:table-cell office:value-type="float" office:value="0.308782" calcext:value-type="float">
            <text:p>0.308782</text:p>
          </table:table-cell>
        </table:table-row>
        <table:table-row table:style-name="ro1">
          <table:table-cell office:value-type="float" office:value="1.041448" calcext:value-type="float">
            <text:p>1.041448</text:p>
          </table:table-cell>
          <table:table-cell office:value-type="float" office:value="0.69599" calcext:value-type="float">
            <text:p>0.69599</text:p>
          </table:table-cell>
          <table:table-cell office:value-type="float" office:value="76.844851" calcext:value-type="float">
            <text:p>76.844851</text:p>
          </table:table-cell>
          <table:table-cell office:value-type="float" office:value="97.770827" calcext:value-type="float">
            <text:p>97.770827</text:p>
          </table:table-cell>
          <table:table-cell office:value-type="float" office:value="0.306823" calcext:value-type="float">
            <text:p>0.306823</text:p>
          </table:table-cell>
        </table:table-row>
        <table:table-row table:style-name="ro1">
          <table:table-cell office:value-type="float" office:value="1.041919" calcext:value-type="float">
            <text:p>1.041919</text:p>
          </table:table-cell>
          <table:table-cell office:value-type="float" office:value="0.698167" calcext:value-type="float">
            <text:p>0.698167</text:p>
          </table:table-cell>
          <table:table-cell office:value-type="float" office:value="77.792685" calcext:value-type="float">
            <text:p>77.792685</text:p>
          </table:table-cell>
          <table:table-cell office:value-type="float" office:value="97.913964" calcext:value-type="float">
            <text:p>97.913964</text:p>
          </table:table-cell>
          <table:table-cell office:value-type="float" office:value="0.30473" calcext:value-type="float">
            <text:p>0.30473</text:p>
          </table:table-cell>
        </table:table-row>
        <table:table-row table:style-name="ro1">
          <table:table-cell office:value-type="float" office:value="1.042464" calcext:value-type="float">
            <text:p>1.042464</text:p>
          </table:table-cell>
          <table:table-cell office:value-type="float" office:value="0.700865" calcext:value-type="float">
            <text:p>0.700865</text:p>
          </table:table-cell>
          <table:table-cell office:value-type="float" office:value="78.594697" calcext:value-type="float">
            <text:p>78.594697</text:p>
          </table:table-cell>
          <table:table-cell office:value-type="float" office:value="98.086637" calcext:value-type="float">
            <text:p>98.086637</text:p>
          </table:table-cell>
          <table:table-cell office:value-type="float" office:value="0.302134" calcext:value-type="float">
            <text:p>0.302134</text:p>
          </table:table-cell>
        </table:table-row>
        <table:table-row table:style-name="ro1">
          <table:table-cell office:value-type="float" office:value="1.042894" calcext:value-type="float">
            <text:p>1.042894</text:p>
          </table:table-cell>
          <table:table-cell office:value-type="float" office:value="0.702917" calcext:value-type="float">
            <text:p>0.702917</text:p>
          </table:table-cell>
          <table:table-cell office:value-type="float" office:value="78.157239" calcext:value-type="float">
            <text:p>78.157239</text:p>
          </table:table-cell>
          <table:table-cell office:value-type="float" office:value="98.223081" calcext:value-type="float">
            <text:p>98.223081</text:p>
          </table:table-cell>
          <table:table-cell office:value-type="float" office:value="0.300163" calcext:value-type="float">
            <text:p>0.300163</text:p>
          </table:table-cell>
        </table:table-row>
        <table:table-row table:style-name="ro1">
          <table:table-cell office:value-type="float" office:value="1.043361" calcext:value-type="float">
            <text:p>1.043361</text:p>
          </table:table-cell>
          <table:table-cell office:value-type="float" office:value="0.704962" calcext:value-type="float">
            <text:p>0.704962</text:p>
          </table:table-cell>
          <table:table-cell office:value-type="float" office:value="77.136494" calcext:value-type="float">
            <text:p>77.136494</text:p>
          </table:table-cell>
          <table:table-cell office:value-type="float" office:value="98.368035" calcext:value-type="float">
            <text:p>98.368035</text:p>
          </table:table-cell>
          <table:table-cell office:value-type="float" office:value="0.298208" calcext:value-type="float">
            <text:p>0.298208</text:p>
          </table:table-cell>
        </table:table-row>
        <table:table-row table:style-name="ro1">
          <table:table-cell office:value-type="float" office:value="1.043811" calcext:value-type="float">
            <text:p>1.043811</text:p>
          </table:table-cell>
          <table:table-cell office:value-type="float" office:value="0.706875" calcext:value-type="float">
            <text:p>0.706875</text:p>
          </table:table-cell>
          <table:table-cell office:value-type="float" office:value="76.771947" calcext:value-type="float">
            <text:p>76.771947</text:p>
          </table:table-cell>
          <table:table-cell office:value-type="float" office:value="98.507914" calcext:value-type="float">
            <text:p>98.507914</text:p>
          </table:table-cell>
          <table:table-cell office:value-type="float" office:value="0.296381" calcext:value-type="float">
            <text:p>0.296381</text:p>
          </table:table-cell>
        </table:table-row>
        <table:table-row table:style-name="ro1">
          <table:table-cell office:value-type="float" office:value="1.044302" calcext:value-type="float">
            <text:p>1.044302</text:p>
          </table:table-cell>
          <table:table-cell office:value-type="float" office:value="0.709049" calcext:value-type="float">
            <text:p>0.709049</text:p>
          </table:table-cell>
          <table:table-cell office:value-type="float" office:value="77.282316" calcext:value-type="float">
            <text:p>77.282316</text:p>
          </table:table-cell>
          <table:table-cell office:value-type="float" office:value="98.664944" calcext:value-type="float">
            <text:p>98.664944</text:p>
          </table:table-cell>
          <table:table-cell office:value-type="float" office:value="0.294305" calcext:value-type="float">
            <text:p>0.294305</text:p>
          </table:table-cell>
        </table:table-row>
        <table:table-row table:style-name="ro1">
          <table:table-cell office:value-type="float" office:value="1.044751" calcext:value-type="float">
            <text:p>1.044751</text:p>
          </table:table-cell>
          <table:table-cell office:value-type="float" office:value="0.711231" calcext:value-type="float">
            <text:p>0.711231</text:p>
          </table:table-cell>
          <table:table-cell office:value-type="float" office:value="78.375964" calcext:value-type="float">
            <text:p>78.375964</text:p>
          </table:table-cell>
          <table:table-cell office:value-type="float" office:value="98.816435" calcext:value-type="float">
            <text:p>98.816435</text:p>
          </table:table-cell>
          <table:table-cell office:value-type="float" office:value="0.292216" calcext:value-type="float">
            <text:p>0.292216</text:p>
          </table:table-cell>
        </table:table-row>
        <table:table-row table:style-name="ro1">
          <table:table-cell office:value-type="float" office:value="1.045197" calcext:value-type="float">
            <text:p>1.045197</text:p>
          </table:table-cell>
          <table:table-cell office:value-type="float" office:value="0.713548" calcext:value-type="float">
            <text:p>0.713548</text:p>
          </table:table-cell>
          <table:table-cell office:value-type="float" office:value="79.105066" calcext:value-type="float">
            <text:p>79.105066</text:p>
          </table:table-cell>
          <table:table-cell office:value-type="float" office:value="98.97363" calcext:value-type="float">
            <text:p>98.97363</text:p>
          </table:table-cell>
          <table:table-cell office:value-type="float" office:value="0.289996" calcext:value-type="float">
            <text:p>0.289996</text:p>
          </table:table-cell>
        </table:table-row>
        <table:table-row table:style-name="ro1">
          <table:table-cell office:value-type="float" office:value="1.045621" calcext:value-type="float">
            <text:p>1.045621</text:p>
          </table:table-cell>
          <table:table-cell office:value-type="float" office:value="0.715735" calcext:value-type="float">
            <text:p>0.715735</text:p>
          </table:table-cell>
          <table:table-cell office:value-type="float" office:value="79.032155" calcext:value-type="float">
            <text:p>79.032155</text:p>
          </table:table-cell>
          <table:table-cell office:value-type="float" office:value="99.124862" calcext:value-type="float">
            <text:p>99.124862</text:p>
          </table:table-cell>
          <table:table-cell office:value-type="float" office:value="0.287903" calcext:value-type="float">
            <text:p>0.287903</text:p>
          </table:table-cell>
        </table:table-row>
        <table:table-row table:style-name="ro1">
          <table:table-cell office:value-type="float" office:value="1.046065" calcext:value-type="float">
            <text:p>1.046065</text:p>
          </table:table-cell>
          <table:table-cell office:value-type="float" office:value="0.717918" calcext:value-type="float">
            <text:p>0.717918</text:p>
          </table:table-cell>
          <table:table-cell office:value-type="float" office:value="78.521786" calcext:value-type="float">
            <text:p>78.521786</text:p>
          </table:table-cell>
          <table:table-cell office:value-type="float" office:value="99.282029" calcext:value-type="float">
            <text:p>99.282029</text:p>
          </table:table-cell>
          <table:table-cell office:value-type="float" office:value="0.285818" calcext:value-type="float">
            <text:p>0.285818</text:p>
          </table:table-cell>
        </table:table-row>
        <table:table-row table:style-name="ro1">
          <table:table-cell office:value-type="float" office:value="1.046522" calcext:value-type="float">
            <text:p>1.046522</text:p>
          </table:table-cell>
          <table:table-cell office:value-type="float" office:value="0.720099" calcext:value-type="float">
            <text:p>0.720099</text:p>
          </table:table-cell>
          <table:table-cell office:value-type="float" office:value="78.157239" calcext:value-type="float">
            <text:p>78.157239</text:p>
          </table:table-cell>
          <table:table-cell office:value-type="float" office:value="99.44419" calcext:value-type="float">
            <text:p>99.44419</text:p>
          </table:table-cell>
          <table:table-cell office:value-type="float" office:value="0.283741" calcext:value-type="float">
            <text:p>0.283741</text:p>
          </table:table-cell>
        </table:table-row>
        <table:table-row table:style-name="ro1">
          <table:table-cell office:value-type="float" office:value="1.047776" calcext:value-type="float">
            <text:p>1.047776</text:p>
          </table:table-cell>
          <table:table-cell office:value-type="float" office:value="0.725459" calcext:value-type="float">
            <text:p>0.725459</text:p>
          </table:table-cell>
          <table:table-cell office:value-type="float" office:value="76.844858" calcext:value-type="float">
            <text:p>76.844858</text:p>
          </table:table-cell>
          <table:table-cell office:value-type="float" office:value="99.8791" calcext:value-type="float">
            <text:p>99.8791</text:p>
          </table:table-cell>
          <table:table-cell office:value-type="float" office:value="0.278667" calcext:value-type="float">
            <text:p>0.278667</text:p>
          </table:table-cell>
        </table:table-row>
        <table:table-row table:style-name="ro1">
          <table:table-cell office:value-type="float" office:value="1.049179" calcext:value-type="float">
            <text:p>1.049179</text:p>
          </table:table-cell>
          <table:table-cell office:value-type="float" office:value="0.731457" calcext:value-type="float">
            <text:p>0.731457</text:p>
          </table:table-cell>
          <table:table-cell office:value-type="float" office:value="76.836531" calcext:value-type="float">
            <text:p>76.836531</text:p>
          </table:table-cell>
          <table:table-cell office:value-type="float" office:value="100.385104" calcext:value-type="float">
            <text:p>100.385104</text:p>
          </table:table-cell>
          <table:table-cell office:value-type="float" office:value="0.273009" calcext:value-type="float">
            <text:p>0.273009</text:p>
          </table:table-cell>
        </table:table-row>
        <table:table-row table:style-name="ro1">
          <table:table-cell office:value-type="float" office:value="1.050637" calcext:value-type="float">
            <text:p>1.050637</text:p>
          </table:table-cell>
          <table:table-cell office:value-type="float" office:value="0.737711" calcext:value-type="float">
            <text:p>0.737711</text:p>
          </table:table-cell>
          <table:table-cell office:value-type="float" office:value="76.883615" calcext:value-type="float">
            <text:p>76.883615</text:p>
          </table:table-cell>
          <table:table-cell office:value-type="float" office:value="100.93438" calcext:value-type="float">
            <text:p>100.93438</text:p>
          </table:table-cell>
          <table:table-cell office:value-type="float" office:value="0.267132" calcext:value-type="float">
            <text:p>0.267132</text:p>
          </table:table-cell>
        </table:table-row>
        <table:table-row table:style-name="ro1">
          <table:table-cell office:value-type="float" office:value="1.051943" calcext:value-type="float">
            <text:p>1.051943</text:p>
          </table:table-cell>
          <table:table-cell office:value-type="float" office:value="0.743462" calcext:value-type="float">
            <text:p>0.743462</text:p>
          </table:table-cell>
          <table:table-cell office:value-type="float" office:value="77.206079" calcext:value-type="float">
            <text:p>77.206079</text:p>
          </table:table-cell>
          <table:table-cell office:value-type="float" office:value="101.453882" calcext:value-type="float">
            <text:p>101.453882</text:p>
          </table:table-cell>
          <table:table-cell office:value-type="float" office:value="0.261744" calcext:value-type="float">
            <text:p>0.261744</text:p>
          </table:table-cell>
        </table:table-row>
        <table:table-row table:style-name="ro1">
          <table:table-cell office:value-type="float" office:value="1.052998" calcext:value-type="float">
            <text:p>1.052998</text:p>
          </table:table-cell>
          <table:table-cell office:value-type="float" office:value="0.748463" calcext:value-type="float">
            <text:p>0.748463</text:p>
          </table:table-cell>
          <table:table-cell office:value-type="float" office:value="78.094759" calcext:value-type="float">
            <text:p>78.094759</text:p>
          </table:table-cell>
          <table:table-cell office:value-type="float" office:value="101.905589" calcext:value-type="float">
            <text:p>101.905589</text:p>
          </table:table-cell>
          <table:table-cell office:value-type="float" office:value="0.257059" calcext:value-type="float">
            <text:p>0.257059</text:p>
          </table:table-cell>
        </table:table-row>
        <table:table-row table:style-name="ro1">
          <table:table-cell office:value-type="float" office:value="1.053948" calcext:value-type="float">
            <text:p>1.053948</text:p>
          </table:table-cell>
          <table:table-cell office:value-type="float" office:value="0.753352" calcext:value-type="float">
            <text:p>0.753352</text:p>
          </table:table-cell>
          <table:table-cell office:value-type="float" office:value="79.017257" calcext:value-type="float">
            <text:p>79.017257</text:p>
          </table:table-cell>
          <table:table-cell office:value-type="float" office:value="102.345157" calcext:value-type="float">
            <text:p>102.345157</text:p>
          </table:table-cell>
          <table:table-cell office:value-type="float" office:value="0.252479" calcext:value-type="float">
            <text:p>0.252479</text:p>
          </table:table-cell>
        </table:table-row>
        <table:table-row table:style-name="ro1">
          <table:table-cell office:value-type="float" office:value="1.054866" calcext:value-type="float">
            <text:p>1.054866</text:p>
          </table:table-cell>
          <table:table-cell office:value-type="float" office:value="0.758514" calcext:value-type="float">
            <text:p>0.758514</text:p>
          </table:table-cell>
          <table:table-cell office:value-type="float" office:value="79.915083" calcext:value-type="float">
            <text:p>79.915083</text:p>
          </table:table-cell>
          <table:table-cell office:value-type="float" office:value="102.807957" calcext:value-type="float">
            <text:p>102.807957</text:p>
          </table:table-cell>
          <table:table-cell office:value-type="float" office:value="0.247641" calcext:value-type="float">
            <text:p>0.247641</text:p>
          </table:table-cell>
        </table:table-row>
        <table:table-row table:style-name="ro1">
          <table:table-cell office:value-type="float" office:value="1.055834" calcext:value-type="float">
            <text:p>1.055834</text:p>
          </table:table-cell>
          <table:table-cell office:value-type="float" office:value="0.764198" calcext:value-type="float">
            <text:p>0.764198</text:p>
          </table:table-cell>
          <table:table-cell office:value-type="float" office:value="80.343313" calcext:value-type="float">
            <text:p>80.343313</text:p>
          </table:table-cell>
          <table:table-cell office:value-type="float" office:value="103.328962" calcext:value-type="float">
            <text:p>103.328962</text:p>
          </table:table-cell>
          <table:table-cell office:value-type="float" office:value="0.242322" calcext:value-type="float">
            <text:p>0.242322</text:p>
          </table:table-cell>
        </table:table-row>
        <table:table-row table:style-name="ro1">
          <table:table-cell office:value-type="float" office:value="1.056819" calcext:value-type="float">
            <text:p>1.056819</text:p>
          </table:table-cell>
          <table:table-cell office:value-type="float" office:value="0.770146" calcext:value-type="float">
            <text:p>0.770146</text:p>
          </table:table-cell>
          <table:table-cell office:value-type="float" office:value="80.600803" calcext:value-type="float">
            <text:p>80.600803</text:p>
          </table:table-cell>
          <table:table-cell office:value-type="float" office:value="103.892617" calcext:value-type="float">
            <text:p>103.892617</text:p>
          </table:table-cell>
          <table:table-cell office:value-type="float" office:value="0.236773" calcext:value-type="float">
            <text:p>0.236773</text:p>
          </table:table-cell>
        </table:table-row>
        <table:table-row table:style-name="ro1">
          <table:table-cell office:value-type="float" office:value="1.057761" calcext:value-type="float">
            <text:p>1.057761</text:p>
          </table:table-cell>
          <table:table-cell office:value-type="float" office:value="0.775968" calcext:value-type="float">
            <text:p>0.775968</text:p>
          </table:table-cell>
          <table:table-cell office:value-type="float" office:value="80.815075" calcext:value-type="float">
            <text:p>80.815075</text:p>
          </table:table-cell>
          <table:table-cell office:value-type="float" office:value="104.465131" calcext:value-type="float">
            <text:p>104.465131</text:p>
          </table:table-cell>
          <table:table-cell office:value-type="float" office:value="0.231358" calcext:value-type="float">
            <text:p>0.231358</text:p>
          </table:table-cell>
        </table:table-row>
        <table:table-row table:style-name="ro1">
          <table:table-cell office:value-type="float" office:value="1.058591" calcext:value-type="float">
            <text:p>1.058591</text:p>
          </table:table-cell>
          <table:table-cell office:value-type="float" office:value="0.781277" calcext:value-type="float">
            <text:p>0.781277</text:p>
          </table:table-cell>
          <table:table-cell office:value-type="float" office:value="81.117982" calcext:value-type="float">
            <text:p>81.117982</text:p>
          </table:table-cell>
          <table:table-cell office:value-type="float" office:value="105.00397" calcext:value-type="float">
            <text:p>105.00397</text:p>
          </table:table-cell>
          <table:table-cell office:value-type="float" office:value="0.226435" calcext:value-type="float">
            <text:p>0.226435</text:p>
          </table:table-cell>
        </table:table-row>
        <table:table-row table:style-name="ro1">
          <table:table-cell office:value-type="float" office:value="1.059307" calcext:value-type="float">
            <text:p>1.059307</text:p>
          </table:table-cell>
          <table:table-cell office:value-type="float" office:value="0.786073" calcext:value-type="float">
            <text:p>0.786073</text:p>
          </table:table-cell>
          <table:table-cell office:value-type="float" office:value="81.519415" calcext:value-type="float">
            <text:p>81.519415</text:p>
          </table:table-cell>
          <table:table-cell office:value-type="float" office:value="105.50272" calcext:value-type="float">
            <text:p>105.50272</text:p>
          </table:table-cell>
          <table:table-cell office:value-type="float" office:value="0.221996" calcext:value-type="float">
            <text:p>0.221996</text:p>
          </table:table-cell>
        </table:table-row>
        <table:table-row table:style-name="ro1">
          <table:table-cell office:value-type="float" office:value="1.05965" calcext:value-type="float">
            <text:p>1.05965</text:p>
          </table:table-cell>
          <table:table-cell office:value-type="float" office:value="0.788275" calcext:value-type="float">
            <text:p>0.788275</text:p>
          </table:table-cell>
          <table:table-cell office:value-type="float" office:value="81.154868" calcext:value-type="float">
            <text:p>81.154868</text:p>
          </table:table-cell>
          <table:table-cell office:value-type="float" office:value="105.741992" calcext:value-type="float">
            <text:p>105.741992</text:p>
          </table:table-cell>
          <table:table-cell office:value-type="float" office:value="0.219968" calcext:value-type="float">
            <text:p>0.219968</text:p>
          </table:table-cell>
        </table:table-row>
        <table:table-row table:style-name="ro1">
          <table:table-cell office:value-type="float" office:value="1.059972" calcext:value-type="float">
            <text:p>1.059972</text:p>
          </table:table-cell>
          <table:table-cell office:value-type="float" office:value="0.790347" calcext:value-type="float">
            <text:p>0.790347</text:p>
          </table:table-cell>
          <table:table-cell office:value-type="float" office:value="81.154868" calcext:value-type="float">
            <text:p>81.154868</text:p>
          </table:table-cell>
          <table:table-cell office:value-type="float" office:value="105.971251" calcext:value-type="float">
            <text:p>105.971251</text:p>
          </table:table-cell>
          <table:table-cell office:value-type="float" office:value="0.218062" calcext:value-type="float">
            <text:p>0.218062</text:p>
          </table:table-cell>
        </table:table-row>
        <table:table-row table:style-name="ro1">
          <table:table-cell office:value-type="float" office:value="1.060269" calcext:value-type="float">
            <text:p>1.060269</text:p>
          </table:table-cell>
          <table:table-cell office:value-type="float" office:value="0.792423" calcext:value-type="float">
            <text:p>0.792423</text:p>
          </table:table-cell>
          <table:table-cell office:value-type="float" office:value="81.883969" calcext:value-type="float">
            <text:p>81.883969</text:p>
          </table:table-cell>
          <table:table-cell office:value-type="float" office:value="106.198098" calcext:value-type="float">
            <text:p>106.198098</text:p>
          </table:table-cell>
          <table:table-cell office:value-type="float" office:value="0.21615" calcext:value-type="float">
            <text:p>0.21615</text:p>
          </table:table-cell>
        </table:table-row>
        <table:table-row table:style-name="ro1">
          <table:table-cell office:value-type="float" office:value="1.060523" calcext:value-type="float">
            <text:p>1.060523</text:p>
          </table:table-cell>
          <table:table-cell office:value-type="float" office:value="0.794504" calcext:value-type="float">
            <text:p>0.794504</text:p>
          </table:table-cell>
          <table:table-cell office:value-type="float" office:value="83.050528" calcext:value-type="float">
            <text:p>83.050528</text:p>
          </table:table-cell>
          <table:table-cell office:value-type="float" office:value="106.418566" calcext:value-type="float">
            <text:p>106.418566</text:p>
          </table:table-cell>
          <table:table-cell office:value-type="float" office:value="0.214223" calcext:value-type="float">
            <text:p>0.214223</text:p>
          </table:table-cell>
        </table:table-row>
        <table:table-row table:style-name="ro1">
          <table:table-cell office:value-type="float" office:value="1.060734" calcext:value-type="float">
            <text:p>1.060734</text:p>
          </table:table-cell>
          <table:table-cell office:value-type="float" office:value="0.79659" calcext:value-type="float">
            <text:p>0.79659</text:p>
          </table:table-cell>
          <table:table-cell office:value-type="float" office:value="84.217088" calcext:value-type="float">
            <text:p>84.217088</text:p>
          </table:table-cell>
          <table:table-cell office:value-type="float" office:value="106.632421" calcext:value-type="float">
            <text:p>106.632421</text:p>
          </table:table-cell>
          <table:table-cell office:value-type="float" office:value="0.212283" calcext:value-type="float">
            <text:p>0.212283</text:p>
          </table:table-cell>
        </table:table-row>
        <table:table-row table:style-name="ro1">
          <table:table-cell office:value-type="float" office:value="1.060925" calcext:value-type="float">
            <text:p>1.060925</text:p>
          </table:table-cell>
          <table:table-cell office:value-type="float" office:value="0.798547" calcext:value-type="float">
            <text:p>0.798547</text:p>
          </table:table-cell>
          <table:table-cell office:value-type="float" office:value="84.43582" calcext:value-type="float">
            <text:p>84.43582</text:p>
          </table:table-cell>
          <table:table-cell office:value-type="float" office:value="106.834616" calcext:value-type="float">
            <text:p>106.834616</text:p>
          </table:table-cell>
          <table:table-cell office:value-type="float" office:value="0.210464" calcext:value-type="float">
            <text:p>0.210464</text:p>
          </table:table-cell>
        </table:table-row>
        <table:table-row table:style-name="ro1">
          <table:table-cell office:value-type="float" office:value="1.061117" calcext:value-type="float">
            <text:p>1.061117</text:p>
          </table:table-cell>
          <table:table-cell office:value-type="float" office:value="0.800372" calcext:value-type="float">
            <text:p>0.800372</text:p>
          </table:table-cell>
          <table:table-cell office:value-type="float" office:value="83.998362" calcext:value-type="float">
            <text:p>83.998362</text:p>
          </table:table-cell>
          <table:table-cell office:value-type="float" office:value="107.030042" calcext:value-type="float">
            <text:p>107.030042</text:p>
          </table:table-cell>
          <table:table-cell office:value-type="float" office:value="0.208774" calcext:value-type="float">
            <text:p>0.208774</text:p>
          </table:table-cell>
        </table:table-row>
        <table:table-row table:style-name="ro1">
          <table:table-cell office:value-type="float" office:value="1.061328" calcext:value-type="float">
            <text:p>1.061328</text:p>
          </table:table-cell>
          <table:table-cell office:value-type="float" office:value="0.802194" calcext:value-type="float">
            <text:p>0.802194</text:p>
          </table:table-cell>
          <table:table-cell office:value-type="float" office:value="83.415082" calcext:value-type="float">
            <text:p>83.415082</text:p>
          </table:table-cell>
          <table:table-cell office:value-type="float" office:value="107.233406" calcext:value-type="float">
            <text:p>107.233406</text:p>
          </table:table-cell>
          <table:table-cell office:value-type="float" office:value="0.207094" calcext:value-type="float">
            <text:p>0.207094</text:p>
          </table:table-cell>
        </table:table-row>
        <table:table-row table:style-name="ro1">
          <table:table-cell office:value-type="float" office:value="1.061496" calcext:value-type="float">
            <text:p>1.061496</text:p>
          </table:table-cell>
          <table:table-cell office:value-type="float" office:value="0.803758" calcext:value-type="float">
            <text:p>0.803758</text:p>
          </table:table-cell>
          <table:table-cell office:value-type="float" office:value="83.85254" calcext:value-type="float">
            <text:p>83.85254</text:p>
          </table:table-cell>
          <table:table-cell office:value-type="float" office:value="107.407288" calcext:value-type="float">
            <text:p>107.407288</text:p>
          </table:table-cell>
          <table:table-cell office:value-type="float" office:value="0.205652" calcext:value-type="float">
            <text:p>0.205652</text:p>
          </table:table-cell>
        </table:table-row>
        <table:table-row table:style-name="ro1">
          <table:table-cell office:value-type="float" office:value="1.061642" calcext:value-type="float">
            <text:p>1.061642</text:p>
          </table:table-cell>
          <table:table-cell office:value-type="float" office:value="0.805456" calcext:value-type="float">
            <text:p>0.805456</text:p>
          </table:table-cell>
          <table:table-cell office:value-type="float" office:value="85.09201" calcext:value-type="float">
            <text:p>85.09201</text:p>
          </table:table-cell>
          <table:table-cell office:value-type="float" office:value="107.588909" calcext:value-type="float">
            <text:p>107.588909</text:p>
          </table:table-cell>
          <table:table-cell office:value-type="float" office:value="0.204077" calcext:value-type="float">
            <text:p>0.204077</text:p>
          </table:table-cell>
        </table:table-row>
        <table:table-row table:style-name="ro1">
          <table:table-cell office:value-type="float" office:value="1.061757" calcext:value-type="float">
            <text:p>1.061757</text:p>
          </table:table-cell>
          <table:table-cell office:value-type="float" office:value="0.807287" calcext:value-type="float">
            <text:p>0.807287</text:p>
          </table:table-cell>
          <table:table-cell office:value-type="float" office:value="86.404391" calcext:value-type="float">
            <text:p>86.404391</text:p>
          </table:table-cell>
          <table:table-cell office:value-type="float" office:value="107.776644" calcext:value-type="float">
            <text:p>107.776644</text:p>
          </table:table-cell>
          <table:table-cell office:value-type="float" office:value="0.202367" calcext:value-type="float">
            <text:p>0.202367</text:p>
          </table:table-cell>
        </table:table-row>
        <table:table-row table:style-name="ro1">
          <table:table-cell office:value-type="float" office:value="1.061863" calcext:value-type="float">
            <text:p>1.061863</text:p>
          </table:table-cell>
          <table:table-cell office:value-type="float" office:value="0.809119" calcext:value-type="float">
            <text:p>0.809119</text:p>
          </table:table-cell>
          <table:table-cell office:value-type="float" office:value="86.696035" calcext:value-type="float">
            <text:p>86.696035</text:p>
          </table:table-cell>
          <table:table-cell office:value-type="float" office:value="107.965096" calcext:value-type="float">
            <text:p>107.965096</text:p>
          </table:table-cell>
          <table:table-cell office:value-type="float" office:value="0.200656" calcext:value-type="float">
            <text:p>0.200656</text:p>
          </table:table-cell>
        </table:table-row>
        <table:table-row table:style-name="ro1">
          <table:table-cell office:value-type="float" office:value="1.061988" calcext:value-type="float">
            <text:p>1.061988</text:p>
          </table:table-cell>
          <table:table-cell office:value-type="float" office:value="0.810949" calcext:value-type="float">
            <text:p>0.810949</text:p>
          </table:table-cell>
          <table:table-cell office:value-type="float" office:value="86.112755" calcext:value-type="float">
            <text:p>86.112755</text:p>
          </table:table-cell>
          <table:table-cell office:value-type="float" office:value="108.161772" calcext:value-type="float">
            <text:p>108.161772</text:p>
          </table:table-cell>
          <table:table-cell office:value-type="float" office:value="0.198954" calcext:value-type="float">
            <text:p>0.198954</text:p>
          </table:table-cell>
        </table:table-row>
        <table:table-row table:style-name="ro1">
          <table:table-cell office:value-type="float" office:value="1.062136" calcext:value-type="float">
            <text:p>1.062136</text:p>
          </table:table-cell>
          <table:table-cell office:value-type="float" office:value="0.812778" calcext:value-type="float">
            <text:p>0.812778</text:p>
          </table:table-cell>
          <table:table-cell office:value-type="float" office:value="85.383654" calcext:value-type="float">
            <text:p>85.383654</text:p>
          </table:table-cell>
          <table:table-cell office:value-type="float" office:value="108.368086" calcext:value-type="float">
            <text:p>108.368086</text:p>
          </table:table-cell>
          <table:table-cell office:value-type="float" office:value="0.197264" calcext:value-type="float">
            <text:p>0.197264</text:p>
          </table:table-cell>
        </table:table-row>
        <table:table-row table:style-name="ro1">
          <table:table-cell office:value-type="float" office:value="1.062266" calcext:value-type="float">
            <text:p>1.062266</text:p>
          </table:table-cell>
          <table:table-cell office:value-type="float" office:value="0.814477" calcext:value-type="float">
            <text:p>0.814477</text:p>
          </table:table-cell>
          <table:table-cell office:value-type="float" office:value="85.602386" calcext:value-type="float">
            <text:p>85.602386</text:p>
          </table:table-cell>
          <table:table-cell office:value-type="float" office:value="108.561101" calcext:value-type="float">
            <text:p>108.561101</text:p>
          </table:table-cell>
          <table:table-cell office:value-type="float" office:value="0.195694" calcext:value-type="float">
            <text:p>0.195694</text:p>
          </table:table-cell>
        </table:table-row>
        <table:table-row table:style-name="ro1">
          <table:table-cell office:value-type="float" office:value="1.06237" calcext:value-type="float">
            <text:p>1.06237</text:p>
          </table:table-cell>
          <table:table-cell office:value-type="float" office:value="0.816309" calcext:value-type="float">
            <text:p>0.816309</text:p>
          </table:table-cell>
          <table:table-cell office:value-type="float" office:value="86.768945" calcext:value-type="float">
            <text:p>86.768945</text:p>
          </table:table-cell>
          <table:table-cell office:value-type="float" office:value="108.762279" calcext:value-type="float">
            <text:p>108.762279</text:p>
          </table:table-cell>
          <table:table-cell office:value-type="float" office:value="0.193991" calcext:value-type="float">
            <text:p>0.193991</text:p>
          </table:table-cell>
        </table:table-row>
        <table:table-row table:style-name="ro1">
          <table:table-cell office:value-type="float" office:value="1.062487" calcext:value-type="float">
            <text:p>1.062487</text:p>
          </table:table-cell>
          <table:table-cell office:value-type="float" office:value="0.818271" calcext:value-type="float">
            <text:p>0.818271</text:p>
          </table:table-cell>
          <table:table-cell office:value-type="float" office:value="86.588014" calcext:value-type="float">
            <text:p>86.588014</text:p>
          </table:table-cell>
          <table:table-cell office:value-type="float" office:value="108.983491" calcext:value-type="float">
            <text:p>108.983491</text:p>
          </table:table-cell>
          <table:table-cell office:value-type="float" office:value="0.192172" calcext:value-type="float">
            <text:p>0.192172</text:p>
          </table:table-cell>
        </table:table-row>
        <table:table-row table:style-name="ro1">
          <table:table-cell office:value-type="float" office:value="1.062626" calcext:value-type="float">
            <text:p>1.062626</text:p>
          </table:table-cell>
          <table:table-cell office:value-type="float" office:value="0.820757" calcext:value-type="float">
            <text:p>0.820757</text:p>
          </table:table-cell>
          <table:table-cell office:value-type="float" office:value="86.806746" calcext:value-type="float">
            <text:p>86.806746</text:p>
          </table:table-cell>
          <table:table-cell office:value-type="float" office:value="109.267135" calcext:value-type="float">
            <text:p>109.267135</text:p>
          </table:table-cell>
          <table:table-cell office:value-type="float" office:value="0.189868" calcext:value-type="float">
            <text:p>0.189868</text:p>
          </table:table-cell>
        </table:table-row>
        <table:table-row table:style-name="ro1">
          <table:table-cell office:value-type="float" office:value="1.062688" calcext:value-type="float">
            <text:p>1.062688</text:p>
          </table:table-cell>
          <table:table-cell office:value-type="float" office:value="0.821935" calcext:value-type="float">
            <text:p>0.821935</text:p>
          </table:table-cell>
          <table:table-cell office:value-type="float" office:value="87.025479" calcext:value-type="float">
            <text:p>87.025479</text:p>
          </table:table-cell>
          <table:table-cell office:value-type="float" office:value="109.402663" calcext:value-type="float">
            <text:p>109.402663</text:p>
          </table:table-cell>
          <table:table-cell office:value-type="float" office:value="0.188777" calcext:value-type="float">
            <text:p>0.188777</text:p>
          </table:table-cell>
        </table:table-row>
        <table:table-row table:style-name="ro1">
          <table:table-cell office:value-type="float" office:value="1.062725" calcext:value-type="float">
            <text:p>1.062725</text:p>
          </table:table-cell>
          <table:table-cell office:value-type="float" office:value="0.822721" calcext:value-type="float">
            <text:p>0.822721</text:p>
          </table:table-cell>
          <table:table-cell office:value-type="float" office:value="87.317122" calcext:value-type="float">
            <text:p>87.317122</text:p>
          </table:table-cell>
          <table:table-cell office:value-type="float" office:value="109.49276" calcext:value-type="float">
            <text:p>109.49276</text:p>
          </table:table-cell>
          <table:table-cell office:value-type="float" office:value="0.188049" calcext:value-type="float">
            <text:p>0.188049</text:p>
          </table:table-cell>
        </table:table-row>
        <table:table-row table:style-name="ro1">
          <table:table-cell office:value-type="float" office:value="1.062766" calcext:value-type="float">
            <text:p>1.062766</text:p>
          </table:table-cell>
          <table:table-cell office:value-type="float" office:value="0.8239" calcext:value-type="float">
            <text:p>0.8239</text:p>
          </table:table-cell>
          <table:table-cell office:value-type="float" office:value="87.973313" calcext:value-type="float">
            <text:p>87.973313</text:p>
          </table:table-cell>
          <table:table-cell office:value-type="float" office:value="109.625364" calcext:value-type="float">
            <text:p>109.625364</text:p>
          </table:table-cell>
          <table:table-cell office:value-type="float" office:value="0.186952" calcext:value-type="float">
            <text:p>0.186952</text:p>
          </table:table-cell>
        </table:table-row>
        <table:table-row table:style-name="ro1">
          <table:table-cell office:value-type="float" office:value="1.062804" calcext:value-type="float">
            <text:p>1.062804</text:p>
          </table:table-cell>
          <table:table-cell office:value-type="float" office:value="0.825734" calcext:value-type="float">
            <text:p>0.825734</text:p>
          </table:table-cell>
          <table:table-cell office:value-type="float" office:value="88.848235" calcext:value-type="float">
            <text:p>88.848235</text:p>
          </table:table-cell>
          <table:table-cell office:value-type="float" office:value="109.826685" calcext:value-type="float">
            <text:p>109.826685</text:p>
          </table:table-cell>
          <table:table-cell office:value-type="float" office:value="0.185237" calcext:value-type="float">
            <text:p>0.185237</text:p>
          </table:table-cell>
        </table:table-row>
        <table:table-row table:style-name="ro1">
          <table:table-cell office:value-type="float" office:value="1.062815" calcext:value-type="float">
            <text:p>1.062815</text:p>
          </table:table-cell>
          <table:table-cell office:value-type="float" office:value="0.828093" calcext:value-type="float">
            <text:p>0.828093</text:p>
          </table:table-cell>
          <table:table-cell office:value-type="float" office:value="89.723158" calcext:value-type="float">
            <text:p>89.723158</text:p>
          </table:table-cell>
          <table:table-cell office:value-type="float" office:value="110.080527" calcext:value-type="float">
            <text:p>110.080527</text:p>
          </table:table-cell>
          <table:table-cell office:value-type="float" office:value="0.183024" calcext:value-type="float">
            <text:p>0.183024</text:p>
          </table:table-cell>
        </table:table-row>
        <table:table-row table:style-name="ro1">
          <table:table-cell office:value-type="float" office:value="1.062812" calcext:value-type="float">
            <text:p>1.062812</text:p>
          </table:table-cell>
          <table:table-cell office:value-type="float" office:value="0.830583" calcext:value-type="float">
            <text:p>0.830583</text:p>
          </table:table-cell>
          <table:table-cell office:value-type="float" office:value="90.087706" calcext:value-type="float">
            <text:p>90.087706</text:p>
          </table:table-cell>
          <table:table-cell office:value-type="float" office:value="110.35049" calcext:value-type="float">
            <text:p>110.35049</text:p>
          </table:table-cell>
          <table:table-cell office:value-type="float" office:value="0.180686" calcext:value-type="float">
            <text:p>0.180686</text:p>
          </table:table-cell>
        </table:table-row>
        <table:table-row table:style-name="ro1">
          <table:table-cell office:value-type="float" office:value="1.062803" calcext:value-type="float">
            <text:p>1.062803</text:p>
          </table:table-cell>
          <table:table-cell office:value-type="float" office:value="0.83268" calcext:value-type="float">
            <text:p>0.83268</text:p>
          </table:table-cell>
          <table:table-cell office:value-type="float" office:value="90.233527" calcext:value-type="float">
            <text:p>90.233527</text:p>
          </table:table-cell>
          <table:table-cell office:value-type="float" office:value="110.581702" calcext:value-type="float">
            <text:p>110.581702</text:p>
          </table:table-cell>
          <table:table-cell office:value-type="float" office:value="0.178718" calcext:value-type="float">
            <text:p>0.178718</text:p>
          </table:table-cell>
        </table:table-row>
        <table:table-row table:style-name="ro1">
          <table:table-cell office:value-type="float" office:value="1.06279" calcext:value-type="float">
            <text:p>1.06279</text:p>
          </table:table-cell>
          <table:table-cell office:value-type="float" office:value="0.834384" calcext:value-type="float">
            <text:p>0.834384</text:p>
          </table:table-cell>
          <table:table-cell office:value-type="float" office:value="90.45226" calcext:value-type="float">
            <text:p>90.45226</text:p>
          </table:table-cell>
          <table:table-cell office:value-type="float" office:value="110.771383" calcext:value-type="float">
            <text:p>110.771383</text:p>
          </table:table-cell>
          <table:table-cell office:value-type="float" office:value="0.177119" calcext:value-type="float">
            <text:p>0.177119</text:p>
          </table:table-cell>
        </table:table-row>
        <table:table-row table:style-name="ro1">
          <table:table-cell office:value-type="float" office:value="1.062762" calcext:value-type="float">
            <text:p>1.062762</text:p>
          </table:table-cell>
          <table:table-cell office:value-type="float" office:value="0.836219" calcext:value-type="float">
            <text:p>0.836219</text:p>
          </table:table-cell>
          <table:table-cell office:value-type="float" office:value="90.889718" calcext:value-type="float">
            <text:p>90.889718</text:p>
          </table:table-cell>
          <table:table-cell office:value-type="float" office:value="110.975225" calcext:value-type="float">
            <text:p>110.975225</text:p>
          </table:table-cell>
          <table:table-cell office:value-type="float" office:value="0.175395" calcext:value-type="float">
            <text:p>0.175395</text:p>
          </table:table-cell>
        </table:table-row>
        <table:table-row table:style-name="ro1">
          <table:table-cell office:value-type="float" office:value="1.062708" calcext:value-type="float">
            <text:p>1.062708</text:p>
          </table:table-cell>
          <table:table-cell office:value-type="float" office:value="0.838446" calcext:value-type="float">
            <text:p>0.838446</text:p>
          </table:table-cell>
          <table:table-cell office:value-type="float" office:value="91.400086" calcext:value-type="float">
            <text:p>91.400086</text:p>
          </table:table-cell>
          <table:table-cell office:value-type="float" office:value="111.222052" calcext:value-type="float">
            <text:p>111.222052</text:p>
          </table:table-cell>
          <table:table-cell office:value-type="float" office:value="0.173297" calcext:value-type="float">
            <text:p>0.173297</text:p>
          </table:table-cell>
        </table:table-row>
        <table:table-row table:style-name="ro1">
          <table:table-cell office:value-type="float" office:value="1.062623" calcext:value-type="float">
            <text:p>1.062623</text:p>
          </table:table-cell>
          <table:table-cell office:value-type="float" office:value="0.841197" calcext:value-type="float">
            <text:p>0.841197</text:p>
          </table:table-cell>
          <table:table-cell office:value-type="float" office:value="91.764634" calcext:value-type="float">
            <text:p>91.764634</text:p>
          </table:table-cell>
          <table:table-cell office:value-type="float" office:value="111.529781" calcext:value-type="float">
            <text:p>111.529781</text:p>
          </table:table-cell>
          <table:table-cell office:value-type="float" office:value="0.170705" calcext:value-type="float">
            <text:p>0.170705</text:p>
          </table:table-cell>
        </table:table-row>
        <table:table-row table:style-name="ro1">
          <table:table-cell office:value-type="float" office:value="1.062521" calcext:value-type="float">
            <text:p>1.062521</text:p>
          </table:table-cell>
          <table:table-cell office:value-type="float" office:value="0.843947" calcext:value-type="float">
            <text:p>0.843947</text:p>
          </table:table-cell>
          <table:table-cell office:value-type="float" office:value="92.129181" calcext:value-type="float">
            <text:p>92.129181</text:p>
          </table:table-cell>
          <table:table-cell office:value-type="float" office:value="111.84137" calcext:value-type="float">
            <text:p>111.84137</text:p>
          </table:table-cell>
          <table:table-cell office:value-type="float" office:value="0.168111" calcext:value-type="float">
            <text:p>0.168111</text:p>
          </table:table-cell>
        </table:table-row>
        <table:table-row table:style-name="ro1">
          <table:table-cell office:value-type="float" office:value="1.062418" calcext:value-type="float">
            <text:p>1.062418</text:p>
          </table:table-cell>
          <table:table-cell office:value-type="float" office:value="0.846566" calcext:value-type="float">
            <text:p>0.846566</text:p>
          </table:table-cell>
          <table:table-cell office:value-type="float" office:value="92.275002" calcext:value-type="float">
            <text:p>92.275002</text:p>
          </table:table-cell>
          <table:table-cell office:value-type="float" office:value="112.145029" calcext:value-type="float">
            <text:p>112.145029</text:p>
          </table:table-cell>
          <table:table-cell office:value-type="float" office:value="0.165644" calcext:value-type="float">
            <text:p>0.165644</text:p>
          </table:table-cell>
        </table:table-row>
        <table:table-row table:style-name="ro1">
          <table:table-cell office:value-type="float" office:value="1.062318" calcext:value-type="float">
            <text:p>1.062318</text:p>
          </table:table-cell>
          <table:table-cell office:value-type="float" office:value="0.848923" calcext:value-type="float">
            <text:p>0.848923</text:p>
          </table:table-cell>
          <table:table-cell office:value-type="float" office:value="92.420824" calcext:value-type="float">
            <text:p>92.420824</text:p>
          </table:table-cell>
          <table:table-cell office:value-type="float" office:value="112.424144" calcext:value-type="float">
            <text:p>112.424144</text:p>
          </table:table-cell>
          <table:table-cell office:value-type="float" office:value="0.163425" calcext:value-type="float">
            <text:p>0.163425</text:p>
          </table:table-cell>
        </table:table-row>
        <table:table-row table:style-name="ro1">
          <table:table-cell office:value-type="float" office:value="1.062228" calcext:value-type="float">
            <text:p>1.062228</text:p>
          </table:table-cell>
          <table:table-cell office:value-type="float" office:value="0.850887" calcext:value-type="float">
            <text:p>0.850887</text:p>
          </table:table-cell>
          <table:table-cell office:value-type="float" office:value="92.639557" calcext:value-type="float">
            <text:p>92.639557</text:p>
          </table:table-cell>
          <table:table-cell office:value-type="float" office:value="112.660097" calcext:value-type="float">
            <text:p>112.660097</text:p>
          </table:table-cell>
          <table:table-cell office:value-type="float" office:value="0.161576" calcext:value-type="float">
            <text:p>0.161576</text:p>
          </table:table-cell>
        </table:table-row>
        <table:table-row table:style-name="ro1">
          <table:table-cell office:value-type="float" office:value="1.062116" calcext:value-type="float">
            <text:p>1.062116</text:p>
          </table:table-cell>
          <table:table-cell office:value-type="float" office:value="0.852981" calcext:value-type="float">
            <text:p>0.852981</text:p>
          </table:table-cell>
          <table:table-cell office:value-type="float" office:value="93.077015" calcext:value-type="float">
            <text:p>93.077015</text:p>
          </table:table-cell>
          <table:table-cell office:value-type="float" office:value="112.912423" calcext:value-type="float">
            <text:p>112.912423</text:p>
          </table:table-cell>
          <table:table-cell office:value-type="float" office:value="0.159602" calcext:value-type="float">
            <text:p>0.159602</text:p>
          </table:table-cell>
        </table:table-row>
        <table:table-row table:style-name="ro1">
          <table:table-cell office:value-type="float" office:value="1.061982" calcext:value-type="float">
            <text:p>1.061982</text:p>
          </table:table-cell>
          <table:table-cell office:value-type="float" office:value="0.855074" calcext:value-type="float">
            <text:p>0.855074</text:p>
          </table:table-cell>
          <table:table-cell office:value-type="float" office:value="93.660294" calcext:value-type="float">
            <text:p>93.660294</text:p>
          </table:table-cell>
          <table:table-cell office:value-type="float" office:value="113.163751" calcext:value-type="float">
            <text:p>113.163751</text:p>
          </table:table-cell>
          <table:table-cell office:value-type="float" office:value="0.157624" calcext:value-type="float">
            <text:p>0.157624</text:p>
          </table:table-cell>
        </table:table-row>
        <table:table-row table:style-name="ro1">
          <table:table-cell office:value-type="float" office:value="1.06182" calcext:value-type="float">
            <text:p>1.06182</text:p>
          </table:table-cell>
          <table:table-cell office:value-type="float" office:value="0.857296" calcext:value-type="float">
            <text:p>0.857296</text:p>
          </table:table-cell>
          <table:table-cell office:value-type="float" office:value="94.170663" calcext:value-type="float">
            <text:p>94.170663</text:p>
          </table:table-cell>
          <table:table-cell office:value-type="float" office:value="113.430893" calcext:value-type="float">
            <text:p>113.430893</text:p>
          </table:table-cell>
          <table:table-cell office:value-type="float" office:value="0.155519" calcext:value-type="float">
            <text:p>0.155519</text:p>
          </table:table-cell>
        </table:table-row>
        <table:table-row table:style-name="ro1">
          <table:table-cell office:value-type="float" office:value="1.06167" calcext:value-type="float">
            <text:p>1.06167</text:p>
          </table:table-cell>
          <table:table-cell office:value-type="float" office:value="0.859256" calcext:value-type="float">
            <text:p>0.859256</text:p>
          </table:table-cell>
          <table:table-cell office:value-type="float" office:value="94.389395" calcext:value-type="float">
            <text:p>94.389395</text:p>
          </table:table-cell>
          <table:table-cell office:value-type="float" office:value="113.670056" calcext:value-type="float">
            <text:p>113.670056</text:p>
          </table:table-cell>
          <table:table-cell office:value-type="float" office:value="0.153662" calcext:value-type="float">
            <text:p>0.153662</text:p>
          </table:table-cell>
        </table:table-row>
        <table:table-row table:style-name="ro1">
          <table:table-cell office:value-type="float" office:value="1.061525" calcext:value-type="float">
            <text:p>1.061525</text:p>
          </table:table-cell>
          <table:table-cell office:value-type="float" office:value="0.861085" calcext:value-type="float">
            <text:p>0.861085</text:p>
          </table:table-cell>
          <table:table-cell office:value-type="float" office:value="94.535217" calcext:value-type="float">
            <text:p>94.535217</text:p>
          </table:table-cell>
          <table:table-cell office:value-type="float" office:value="113.896876" calcext:value-type="float">
            <text:p>113.896876</text:p>
          </table:table-cell>
          <table:table-cell office:value-type="float" office:value="0.15193" calcext:value-type="float">
            <text:p>0.15193</text:p>
          </table:table-cell>
        </table:table-row>
        <table:table-row table:style-name="ro1">
          <table:table-cell office:value-type="float" office:value="1.061379" calcext:value-type="float">
            <text:p>1.061379</text:p>
          </table:table-cell>
          <table:table-cell office:value-type="float" office:value="0.862783" calcext:value-type="float">
            <text:p>0.862783</text:p>
          </table:table-cell>
          <table:table-cell office:value-type="float" office:value="94.936889" calcext:value-type="float">
            <text:p>94.936889</text:p>
          </table:table-cell>
          <table:table-cell office:value-type="float" office:value="114.10789" calcext:value-type="float">
            <text:p>114.10789</text:p>
          </table:table-cell>
          <table:table-cell office:value-type="float" office:value="0.150319" calcext:value-type="float">
            <text:p>0.150319</text:p>
          </table:table-cell>
        </table:table-row>
        <table:table-row table:style-name="ro1">
          <table:table-cell office:value-type="float" office:value="1.061246" calcext:value-type="float">
            <text:p>1.061246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95.301436" calcext:value-type="float">
            <text:p>95.301436</text:p>
          </table:table-cell>
          <table:table-cell office:value-type="float" office:value="114.286656" calcext:value-type="float">
            <text:p>114.286656</text:p>
          </table:table-cell>
          <table:table-cell office:value-type="float" office:value="0.148955" calcext:value-type="float">
            <text:p>0.148955</text:p>
          </table:table-cell>
        </table:table-row>
        <table:table-row table:style-name="ro1">
          <table:table-cell office:value-type="float" office:value="1.061126" calcext:value-type="float">
            <text:p>1.061126</text:p>
          </table:table-cell>
          <table:table-cell office:value-type="float" office:value="0.865392" calcext:value-type="float">
            <text:p>0.865392</text:p>
          </table:table-cell>
          <table:table-cell office:value-type="float" office:value="95.811805" calcext:value-type="float">
            <text:p>95.811805</text:p>
          </table:table-cell>
          <table:table-cell office:value-type="float" office:value="114.431507" calcext:value-type="float">
            <text:p>114.431507</text:p>
          </table:table-cell>
          <table:table-cell office:value-type="float" office:value="0.147837" calcext:value-type="float">
            <text:p>0.147837</text:p>
          </table:table-cell>
        </table:table-row>
        <table:table-row table:style-name="ro1">
          <table:table-cell office:value-type="float" office:value="1.060968" calcext:value-type="float">
            <text:p>1.060968</text:p>
          </table:table-cell>
          <table:table-cell office:value-type="float" office:value="0.866825" calcext:value-type="float">
            <text:p>0.866825</text:p>
          </table:table-cell>
          <table:table-cell office:value-type="float" office:value="96.322174" calcext:value-type="float">
            <text:p>96.322174</text:p>
          </table:table-cell>
          <table:table-cell office:value-type="float" office:value="114.606803" calcext:value-type="float">
            <text:p>114.606803</text:p>
          </table:table-cell>
          <table:table-cell office:value-type="float" office:value="0.146467" calcext:value-type="float">
            <text:p>0.146467</text:p>
          </table:table-cell>
        </table:table-row>
        <table:table-row table:style-name="ro1">
          <table:table-cell office:value-type="float" office:value="1.060804" calcext:value-type="float">
            <text:p>1.060804</text:p>
          </table:table-cell>
          <table:table-cell office:value-type="float" office:value="0.868257" calcext:value-type="float">
            <text:p>0.868257</text:p>
          </table:table-cell>
          <table:table-cell office:value-type="float" office:value="96.540906" calcext:value-type="float">
            <text:p>96.540906</text:p>
          </table:table-cell>
          <table:table-cell office:value-type="float" office:value="114.783349" calcext:value-type="float">
            <text:p>114.783349</text:p>
          </table:table-cell>
          <table:table-cell office:value-type="float" office:value="0.145098" calcext:value-type="float">
            <text:p>0.145098</text:p>
          </table:table-cell>
        </table:table-row>
        <table:table-row table:style-name="ro1">
          <table:table-cell office:value-type="float" office:value="1.060648" calcext:value-type="float">
            <text:p>1.060648</text:p>
          </table:table-cell>
          <table:table-cell office:value-type="float" office:value="0.869558" calcext:value-type="float">
            <text:p>0.869558</text:p>
          </table:table-cell>
          <table:table-cell office:value-type="float" office:value="96.83255" calcext:value-type="float">
            <text:p>96.83255</text:p>
          </table:table-cell>
          <table:table-cell office:value-type="float" office:value="114.944212" calcext:value-type="float">
            <text:p>114.944212</text:p>
          </table:table-cell>
          <table:table-cell office:value-type="float" office:value="0.143851" calcext:value-type="float">
            <text:p>0.143851</text:p>
          </table:table-cell>
        </table:table-row>
        <table:table-row table:style-name="ro1">
          <table:table-cell office:value-type="float" office:value="1.060503" calcext:value-type="float">
            <text:p>1.060503</text:p>
          </table:table-cell>
          <table:table-cell office:value-type="float" office:value="0.870729" calcext:value-type="float">
            <text:p>0.870729</text:p>
          </table:table-cell>
          <table:table-cell office:value-type="float" office:value="97.051282" calcext:value-type="float">
            <text:p>97.051282</text:p>
          </table:table-cell>
          <table:table-cell office:value-type="float" office:value="115.08972" calcext:value-type="float">
            <text:p>115.08972</text:p>
          </table:table-cell>
          <table:table-cell office:value-type="float" office:value="0.142729" calcext:value-type="float">
            <text:p>0.142729</text:p>
          </table:table-cell>
        </table:table-row>
        <table:table-row table:style-name="ro1">
          <table:table-cell office:value-type="float" office:value="1.060336" calcext:value-type="float">
            <text:p>1.060336</text:p>
          </table:table-cell>
          <table:table-cell office:value-type="float" office:value="0.872029" calcext:value-type="float">
            <text:p>0.872029</text:p>
          </table:table-cell>
          <table:table-cell office:value-type="float" office:value="97.342925" calcext:value-type="float">
            <text:p>97.342925</text:p>
          </table:table-cell>
          <table:table-cell office:value-type="float" office:value="115.251484" calcext:value-type="float">
            <text:p>115.251484</text:p>
          </table:table-cell>
          <table:table-cell office:value-type="float" office:value="0.141482" calcext:value-type="float">
            <text:p>0.141482</text:p>
          </table:table-cell>
        </table:table-row>
        <table:table-row table:style-name="ro1">
          <table:table-cell office:value-type="float" office:value="1.060213" calcext:value-type="float">
            <text:p>1.060213</text:p>
          </table:table-cell>
          <table:table-cell office:value-type="float" office:value="0.872938" calcext:value-type="float">
            <text:p>0.872938</text:p>
          </table:table-cell>
          <table:table-cell office:value-type="float" office:value="97.707473" calcext:value-type="float">
            <text:p>97.707473</text:p>
          </table:table-cell>
          <table:table-cell office:value-type="float" office:value="115.364177" calcext:value-type="float">
            <text:p>115.364177</text:p>
          </table:table-cell>
          <table:table-cell office:value-type="float" office:value="0.140607" calcext:value-type="float">
            <text:p>0.140607</text:p>
          </table:table-cell>
        </table:table-row>
        <table:table-row table:style-name="ro1">
          <table:table-cell office:value-type="float" office:value="1.060065" calcext:value-type="float">
            <text:p>1.060065</text:p>
          </table:table-cell>
          <table:table-cell office:value-type="float" office:value="0.873976" calcext:value-type="float">
            <text:p>0.873976</text:p>
          </table:table-cell>
          <table:table-cell office:value-type="float" office:value="98.144931" calcext:value-type="float">
            <text:p>98.144931</text:p>
          </table:table-cell>
          <table:table-cell office:value-type="float" office:value="115.491556" calcext:value-type="float">
            <text:p>115.491556</text:p>
          </table:table-cell>
          <table:table-cell office:value-type="float" office:value="0.139606" calcext:value-type="float">
            <text:p>0.139606</text:p>
          </table:table-cell>
        </table:table-row>
        <table:table-row table:style-name="ro1">
          <table:table-cell office:value-type="float" office:value="1.059869" calcext:value-type="float">
            <text:p>1.059869</text:p>
          </table:table-cell>
          <table:table-cell office:value-type="float" office:value="0.875272" calcext:value-type="float">
            <text:p>0.875272</text:p>
          </table:table-cell>
          <table:table-cell office:value-type="float" office:value="98.582389" calcext:value-type="float">
            <text:p>98.582389</text:p>
          </table:table-cell>
          <table:table-cell office:value-type="float" office:value="115.649427" calcext:value-type="float">
            <text:p>115.649427</text:p>
          </table:table-cell>
          <table:table-cell office:value-type="float" office:value="0.138353" calcext:value-type="float">
            <text:p>0.138353</text:p>
          </table:table-cell>
        </table:table-row>
        <table:table-row table:style-name="ro1">
          <table:table-cell office:value-type="float" office:value="1.059686" calcext:value-type="float">
            <text:p>1.059686</text:p>
          </table:table-cell>
          <table:table-cell office:value-type="float" office:value="0.876437" calcext:value-type="float">
            <text:p>0.876437</text:p>
          </table:table-cell>
          <table:table-cell office:value-type="float" office:value="98.946936" calcext:value-type="float">
            <text:p>98.946936</text:p>
          </table:table-cell>
          <table:table-cell office:value-type="float" office:value="115.790959" calcext:value-type="float">
            <text:p>115.790959</text:p>
          </table:table-cell>
          <table:table-cell office:value-type="float" office:value="0.137223" calcext:value-type="float">
            <text:p>0.137223</text:p>
          </table:table-cell>
        </table:table-row>
        <table:table-row table:style-name="ro1">
          <table:table-cell office:value-type="float" office:value="1.059476" calcext:value-type="float">
            <text:p>1.059476</text:p>
          </table:table-cell>
          <table:table-cell office:value-type="float" office:value="0.877731" calcext:value-type="float">
            <text:p>0.877731</text:p>
          </table:table-cell>
          <table:table-cell office:value-type="float" office:value="99.238579" calcext:value-type="float">
            <text:p>99.238579</text:p>
          </table:table-cell>
          <table:table-cell office:value-type="float" office:value="115.948283" calcext:value-type="float">
            <text:p>115.948283</text:p>
          </table:table-cell>
          <table:table-cell office:value-type="float" office:value="0.135967" calcext:value-type="float">
            <text:p>0.135967</text:p>
          </table:table-cell>
        </table:table-row>
        <table:table-row table:style-name="ro1">
          <table:table-cell office:value-type="float" office:value="1.059262" calcext:value-type="float">
            <text:p>1.059262</text:p>
          </table:table-cell>
          <table:table-cell office:value-type="float" office:value="0.879024" calcext:value-type="float">
            <text:p>0.879024</text:p>
          </table:table-cell>
          <table:table-cell office:value-type="float" office:value="99.384401" calcext:value-type="float">
            <text:p>99.384401</text:p>
          </table:table-cell>
          <table:table-cell office:value-type="float" office:value="116.107206" calcext:value-type="float">
            <text:p>116.107206</text:p>
          </table:table-cell>
          <table:table-cell office:value-type="float" office:value="0.134712" calcext:value-type="float">
            <text:p>0.134712</text:p>
          </table:table-cell>
        </table:table-row>
        <table:table-row table:style-name="ro1">
          <table:table-cell office:value-type="float" office:value="1.059045" calcext:value-type="float">
            <text:p>1.059045</text:p>
          </table:table-cell>
          <table:table-cell office:value-type="float" office:value="0.880316" calcext:value-type="float">
            <text:p>0.880316</text:p>
          </table:table-cell>
          <table:table-cell office:value-type="float" office:value="99.530222" calcext:value-type="float">
            <text:p>99.530222</text:p>
          </table:table-cell>
          <table:table-cell office:value-type="float" office:value="116.267727" calcext:value-type="float">
            <text:p>116.267727</text:p>
          </table:table-cell>
          <table:table-cell office:value-type="float" office:value="0.133456" calcext:value-type="float">
            <text:p>0.133456</text:p>
          </table:table-cell>
        </table:table-row>
        <table:table-row table:style-name="ro1">
          <table:table-cell office:value-type="float" office:value="1.058781" calcext:value-type="float">
            <text:p>1.058781</text:p>
          </table:table-cell>
          <table:table-cell office:value-type="float" office:value="0.881867" calcext:value-type="float">
            <text:p>0.881867</text:p>
          </table:table-cell>
          <table:table-cell office:value-type="float" office:value="99.676044" calcext:value-type="float">
            <text:p>99.676044</text:p>
          </table:table-cell>
          <table:table-cell office:value-type="float" office:value="116.462716" calcext:value-type="float">
            <text:p>116.462716</text:p>
          </table:table-cell>
          <table:table-cell office:value-type="float" office:value="0.13195" calcext:value-type="float">
            <text:p>0.13195</text:p>
          </table:table-cell>
        </table:table-row>
        <table:table-row table:style-name="ro1">
          <table:table-cell office:value-type="float" office:value="1.058489" calcext:value-type="float">
            <text:p>1.058489</text:p>
          </table:table-cell>
          <table:table-cell office:value-type="float" office:value="0.883545" calcext:value-type="float">
            <text:p>0.883545</text:p>
          </table:table-cell>
          <table:table-cell office:value-type="float" office:value="99.894776" calcext:value-type="float">
            <text:p>99.894776</text:p>
          </table:table-cell>
          <table:table-cell office:value-type="float" office:value="116.676339" calcext:value-type="float">
            <text:p>116.676339</text:p>
          </table:table-cell>
          <table:table-cell office:value-type="float" office:value="0.130318" calcext:value-type="float">
            <text:p>0.130318</text:p>
          </table:table-cell>
        </table:table-row>
        <table:table-row table:style-name="ro1">
          <table:table-cell office:value-type="float" office:value="1.058211" calcext:value-type="float">
            <text:p>1.058211</text:p>
          </table:table-cell>
          <table:table-cell office:value-type="float" office:value="0.885093" calcext:value-type="float">
            <text:p>0.885093</text:p>
          </table:table-cell>
          <table:table-cell office:value-type="float" office:value="100.18642" calcext:value-type="float">
            <text:p>100.18642</text:p>
          </table:table-cell>
          <table:table-cell office:value-type="float" office:value="116.87488" calcext:value-type="float">
            <text:p>116.87488</text:p>
          </table:table-cell>
          <table:table-cell office:value-type="float" office:value="0.12881" calcext:value-type="float">
            <text:p>0.12881</text:p>
          </table:table-cell>
        </table:table-row>
        <table:table-row table:style-name="ro1">
          <table:table-cell office:value-type="float" office:value="1.057925" calcext:value-type="float">
            <text:p>1.057925</text:p>
          </table:table-cell>
          <table:table-cell office:value-type="float" office:value="0.88664" calcext:value-type="float">
            <text:p>0.88664</text:p>
          </table:table-cell>
          <table:table-cell office:value-type="float" office:value="100.478063" calcext:value-type="float">
            <text:p>100.478063</text:p>
          </table:table-cell>
          <table:table-cell office:value-type="float" office:value="117.074678" calcext:value-type="float">
            <text:p>117.074678</text:p>
          </table:table-cell>
          <table:table-cell office:value-type="float" office:value="0.127302" calcext:value-type="float">
            <text:p>0.127302</text:p>
          </table:table-cell>
        </table:table-row>
        <table:table-row table:style-name="ro1">
          <table:table-cell office:value-type="float" office:value="1.057635" calcext:value-type="float">
            <text:p>1.057635</text:p>
          </table:table-cell>
          <table:table-cell office:value-type="float" office:value="0.888185" calcext:value-type="float">
            <text:p>0.888185</text:p>
          </table:table-cell>
          <table:table-cell office:value-type="float" office:value="100.623884" calcext:value-type="float">
            <text:p>100.623884</text:p>
          </table:table-cell>
          <table:table-cell office:value-type="float" office:value="117.277508" calcext:value-type="float">
            <text:p>117.277508</text:p>
          </table:table-cell>
          <table:table-cell office:value-type="float" office:value="0.125795" calcext:value-type="float">
            <text:p>0.125795</text:p>
          </table:table-cell>
        </table:table-row>
        <table:table-row table:style-name="ro1">
          <table:table-cell office:value-type="float" office:value="1.05736" calcext:value-type="float">
            <text:p>1.05736</text:p>
          </table:table-cell>
          <table:table-cell office:value-type="float" office:value="0.889601" calcext:value-type="float">
            <text:p>0.889601</text:p>
          </table:table-cell>
          <table:table-cell office:value-type="float" office:value="100.988432" calcext:value-type="float">
            <text:p>100.988432</text:p>
          </table:table-cell>
          <table:table-cell office:value-type="float" office:value="117.463713" calcext:value-type="float">
            <text:p>117.463713</text:p>
          </table:table-cell>
          <table:table-cell office:value-type="float" office:value="0.124412" calcext:value-type="float">
            <text:p>0.124412</text:p>
          </table:table-cell>
        </table:table-row>
        <table:table-row table:style-name="ro1">
          <table:table-cell office:value-type="float" office:value="1.057053" calcext:value-type="float">
            <text:p>1.057053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101.280075" calcext:value-type="float">
            <text:p>101.280075</text:p>
          </table:table-cell>
          <table:table-cell office:value-type="float" office:value="117.66806" calcext:value-type="float">
            <text:p>117.66806</text:p>
          </table:table-cell>
          <table:table-cell office:value-type="float" office:value="0.122902" calcext:value-type="float">
            <text:p>0.122902</text:p>
          </table:table-cell>
        </table:table-row>
        <table:table-row table:style-name="ro1">
          <table:table-cell office:value-type="float" office:value="1.056762" calcext:value-type="float">
            <text:p>1.056762</text:p>
          </table:table-cell>
          <table:table-cell office:value-type="float" office:value="0.892555" calcext:value-type="float">
            <text:p>0.892555</text:p>
          </table:table-cell>
          <table:table-cell office:value-type="float" office:value="101.644622" calcext:value-type="float">
            <text:p>101.644622</text:p>
          </table:table-cell>
          <table:table-cell office:value-type="float" office:value="117.855713" calcext:value-type="float">
            <text:p>117.855713</text:p>
          </table:table-cell>
          <table:table-cell office:value-type="float" office:value="0.121517" calcext:value-type="float">
            <text:p>0.121517</text:p>
          </table:table-cell>
        </table:table-row>
        <table:table-row table:style-name="ro1">
          <table:table-cell office:value-type="float" office:value="1.056466" calcext:value-type="float">
            <text:p>1.056466</text:p>
          </table:table-cell>
          <table:table-cell office:value-type="float" office:value="0.893966" calcext:value-type="float">
            <text:p>0.893966</text:p>
          </table:table-cell>
          <table:table-cell office:value-type="float" office:value="101.863355" calcext:value-type="float">
            <text:p>101.863355</text:p>
          </table:table-cell>
          <table:table-cell office:value-type="float" office:value="118.045142" calcext:value-type="float">
            <text:p>118.045142</text:p>
          </table:table-cell>
          <table:table-cell office:value-type="float" office:value="0.120132" calcext:value-type="float">
            <text:p>0.120132</text:p>
          </table:table-cell>
        </table:table-row>
        <table:table-row table:style-name="ro1">
          <table:table-cell office:value-type="float" office:value="1.056274" calcext:value-type="float">
            <text:p>1.056274</text:p>
          </table:table-cell>
          <table:table-cell office:value-type="float" office:value="0.894863" calcext:value-type="float">
            <text:p>0.894863</text:p>
          </table:table-cell>
          <table:table-cell office:value-type="float" office:value="102.082087" calcext:value-type="float">
            <text:p>102.082087</text:p>
          </table:table-cell>
          <table:table-cell office:value-type="float" office:value="118.166345" calcext:value-type="float">
            <text:p>118.166345</text:p>
          </table:table-cell>
          <table:table-cell office:value-type="float" office:value="0.11925" calcext:value-type="float">
            <text:p>0.11925</text:p>
          </table:table-cell>
        </table:table-row>
        <table:table-row table:style-name="ro1">
          <table:table-cell office:value-type="float" office:value="1.056052" calcext:value-type="float">
            <text:p>1.056052</text:p>
          </table:table-cell>
          <table:table-cell office:value-type="float" office:value="0.895888" calcext:value-type="float">
            <text:p>0.895888</text:p>
          </table:table-cell>
          <table:table-cell office:value-type="float" office:value="102.227909" calcext:value-type="float">
            <text:p>102.227909</text:p>
          </table:table-cell>
          <table:table-cell office:value-type="float" office:value="118.305855" calcext:value-type="float">
            <text:p>118.305855</text:p>
          </table:table-cell>
          <table:table-cell office:value-type="float" office:value="0.118242" calcext:value-type="float">
            <text:p>0.118242</text:p>
          </table:table-cell>
        </table:table-row>
        <table:table-row table:style-name="ro1">
          <table:table-cell office:value-type="float" office:value="1.055854" calcext:value-type="float">
            <text:p>1.055854</text:p>
          </table:table-cell>
          <table:table-cell office:value-type="float" office:value="0.896784" calcext:value-type="float">
            <text:p>0.896784</text:p>
          </table:table-cell>
          <table:table-cell office:value-type="float" office:value="102.446641" calcext:value-type="float">
            <text:p>102.446641</text:p>
          </table:table-cell>
          <table:table-cell office:value-type="float" office:value="118.428221" calcext:value-type="float">
            <text:p>118.428221</text:p>
          </table:table-cell>
          <table:table-cell office:value-type="float" office:value="0.11736" calcext:value-type="float">
            <text:p>0.11736</text:p>
          </table:table-cell>
        </table:table-row>
        <table:table-row table:style-name="ro1">
          <table:table-cell office:value-type="float" office:value="1.055651" calcext:value-type="float">
            <text:p>1.055651</text:p>
          </table:table-cell>
          <table:table-cell office:value-type="float" office:value="0.897678" calcext:value-type="float">
            <text:p>0.897678</text:p>
          </table:table-cell>
          <table:table-cell office:value-type="float" office:value="102.811188" calcext:value-type="float">
            <text:p>102.811188</text:p>
          </table:table-cell>
          <table:table-cell office:value-type="float" office:value="118.549739" calcext:value-type="float">
            <text:p>118.549739</text:p>
          </table:table-cell>
          <table:table-cell office:value-type="float" office:value="0.116477" calcext:value-type="float">
            <text:p>0.116477</text:p>
          </table:table-cell>
        </table:table-row>
        <table:table-row table:style-name="ro1">
          <table:table-cell office:value-type="float" office:value="1.055471" calcext:value-type="float">
            <text:p>1.055471</text:p>
          </table:table-cell>
          <table:table-cell office:value-type="float" office:value="0.898444" calcext:value-type="float">
            <text:p>0.898444</text:p>
          </table:table-cell>
          <table:table-cell office:value-type="float" office:value="103.248646" calcext:value-type="float">
            <text:p>103.248646</text:p>
          </table:table-cell>
          <table:table-cell office:value-type="float" office:value="118.652486" calcext:value-type="float">
            <text:p>118.652486</text:p>
          </table:table-cell>
          <table:table-cell office:value-type="float" office:value="0.115718" calcext:value-type="float">
            <text:p>0.115718</text:p>
          </table:table-cell>
        </table:table-row>
        <table:table-row table:style-name="ro1">
          <table:table-cell office:value-type="float" office:value="1.055317" calcext:value-type="float">
            <text:p>1.055317</text:p>
          </table:table-cell>
          <table:table-cell office:value-type="float" office:value="0.899081" calcext:value-type="float">
            <text:p>0.899081</text:p>
          </table:table-cell>
          <table:table-cell office:value-type="float" office:value="103.613193" calcext:value-type="float">
            <text:p>103.613193</text:p>
          </table:table-cell>
          <table:table-cell office:value-type="float" office:value="118.737145" calcext:value-type="float">
            <text:p>118.737145</text:p>
          </table:table-cell>
          <table:table-cell office:value-type="float" office:value="0.115086" calcext:value-type="float">
            <text:p>0.115086</text:p>
          </table:table-cell>
        </table:table-row>
        <table:table-row table:style-name="ro1">
          <table:table-cell office:value-type="float" office:value="1.055191" calcext:value-type="float">
            <text:p>1.055191</text:p>
          </table:table-cell>
          <table:table-cell office:value-type="float" office:value="0.899589" calcext:value-type="float">
            <text:p>0.899589</text:p>
          </table:table-cell>
          <table:table-cell office:value-type="float" office:value="103.904837" calcext:value-type="float">
            <text:p>103.904837</text:p>
          </table:table-cell>
          <table:table-cell office:value-type="float" office:value="118.804264" calcext:value-type="float">
            <text:p>118.804264</text:p>
          </table:table-cell>
          <table:table-cell office:value-type="float" office:value="0.114579" calcext:value-type="float">
            <text:p>0.114579</text:p>
          </table:table-cell>
        </table:table-row>
        <table:table-row table:style-name="ro1">
          <table:table-cell office:value-type="float" office:value="1.055403" calcext:value-type="float">
            <text:p>1.055403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03.394468" calcext:value-type="float">
            <text:p>103.394468</text:p>
          </table:table-cell>
          <table:table-cell office:value-type="float" office:value="118.683306" calcext:value-type="float">
            <text:p>118.683306</text:p>
          </table:table-cell>
          <table:table-cell office:value-type="float" office:value="0.115464" calcext:value-type="float">
            <text:p>0.115464</text:p>
          </table:table-cell>
        </table:table-row>
        <table:table-row table:style-name="ro1">
          <table:table-cell office:value-type="float" office:value="1.055311" calcext:value-type="float">
            <text:p>1.055311</text:p>
          </table:table-cell>
          <table:table-cell office:value-type="float" office:value="0.899079" calcext:value-type="float">
            <text:p>0.899079</text:p>
          </table:table-cell>
          <table:table-cell office:value-type="float" office:value="103.6132" calcext:value-type="float">
            <text:p>103.6132</text:p>
          </table:table-cell>
          <table:table-cell office:value-type="float" office:value="118.734181" calcext:value-type="float">
            <text:p>118.734181</text:p>
          </table:table-cell>
          <table:table-cell office:value-type="float" office:value="0.115084" calcext:value-type="float">
            <text:p>0.115084</text:p>
          </table:table-cell>
        </table:table-row>
        <table:table-row table:style-name="ro1">
          <table:table-cell office:value-type="float" office:value="1.055185" calcext:value-type="float">
            <text:p>1.055185</text:p>
          </table:table-cell>
          <table:table-cell office:value-type="float" office:value="0.899588" calcext:value-type="float">
            <text:p>0.899588</text:p>
          </table:table-cell>
          <table:table-cell office:value-type="float" office:value="103.904844" calcext:value-type="float">
            <text:p>103.904844</text:p>
          </table:table-cell>
          <table:table-cell office:value-type="float" office:value="118.801299" calcext:value-type="float">
            <text:p>118.801299</text:p>
          </table:table-cell>
          <table:table-cell office:value-type="float" office:value="0.114577" calcext:value-type="float">
            <text:p>0.114577</text:p>
          </table:table-cell>
        </table:table-row>
        <table:table-row table:style-name="ro1">
          <table:table-cell office:value-type="float" office:value="1.055056" calcext:value-type="float">
            <text:p>1.055056</text:p>
          </table:table-cell>
          <table:table-cell office:value-type="float" office:value="0.900096" calcext:value-type="float">
            <text:p>0.900096</text:p>
          </table:table-cell>
          <table:table-cell office:value-type="float" office:value="104.196487" calcext:value-type="float">
            <text:p>104.196487</text:p>
          </table:table-cell>
          <table:table-cell office:value-type="float" office:value="118.867694" calcext:value-type="float">
            <text:p>118.867694</text:p>
          </table:table-cell>
          <table:table-cell office:value-type="float" office:value="0.11407" calcext:value-type="float">
            <text:p>0.11407</text:p>
          </table:table-cell>
        </table:table-row>
        <table:table-row table:style-name="ro1">
          <table:table-cell office:value-type="float" office:value="1.054892" calcext:value-type="float">
            <text:p>1.054892</text:p>
          </table:table-cell>
          <table:table-cell office:value-type="float" office:value="0.90073" calcext:value-type="float">
            <text:p>0.90073</text:p>
          </table:table-cell>
          <table:table-cell office:value-type="float" office:value="104.561034" calcext:value-type="float">
            <text:p>104.561034</text:p>
          </table:table-cell>
          <table:table-cell office:value-type="float" office:value="118.949498" calcext:value-type="float">
            <text:p>118.949498</text:p>
          </table:table-cell>
          <table:table-cell office:value-type="float" office:value="0.113435" calcext:value-type="float">
            <text:p>0.113435</text:p>
          </table:table-cell>
        </table:table-row>
        <table:table-row table:style-name="ro1">
          <table:table-cell office:value-type="float" office:value="1.054688" calcext:value-type="float">
            <text:p>1.054688</text:p>
          </table:table-cell>
          <table:table-cell office:value-type="float" office:value="0.90149" calcext:value-type="float">
            <text:p>0.90149</text:p>
          </table:table-cell>
          <table:table-cell office:value-type="float" office:value="104.998492" calcext:value-type="float">
            <text:p>104.998492</text:p>
          </table:table-cell>
          <table:table-cell office:value-type="float" office:value="119.04592" calcext:value-type="float">
            <text:p>119.04592</text:p>
          </table:table-cell>
          <table:table-cell office:value-type="float" office:value="0.112672" calcext:value-type="float">
            <text:p>0.112672</text:p>
          </table:table-cell>
        </table:table-row>
        <table:table-row table:style-name="ro1">
          <table:table-cell office:value-type="float" office:value="1.054517" calcext:value-type="float">
            <text:p>1.054517</text:p>
          </table:table-cell>
          <table:table-cell office:value-type="float" office:value="0.902122" calcext:value-type="float">
            <text:p>0.902122</text:p>
          </table:table-cell>
          <table:table-cell office:value-type="float" office:value="105.217224" calcext:value-type="float">
            <text:p>105.217224</text:p>
          </table:table-cell>
          <table:table-cell office:value-type="float" office:value="119.12603" calcext:value-type="float">
            <text:p>119.12603</text:p>
          </table:table-cell>
          <table:table-cell office:value-type="float" office:value="0.112036" calcext:value-type="float">
            <text:p>0.112036</text:p>
          </table:table-cell>
        </table:table-row>
        <table:table-row table:style-name="ro1">
          <table:table-cell office:value-type="float" office:value="1.054378" calcext:value-type="float">
            <text:p>1.054378</text:p>
          </table:table-cell>
          <table:table-cell office:value-type="float" office:value="0.902628" calcext:value-type="float">
            <text:p>0.902628</text:p>
          </table:table-cell>
          <table:table-cell office:value-type="float" office:value="105.363046" calcext:value-type="float">
            <text:p>105.363046</text:p>
          </table:table-cell>
          <table:table-cell office:value-type="float" office:value="119.190061" calcext:value-type="float">
            <text:p>119.190061</text:p>
          </table:table-cell>
          <table:table-cell office:value-type="float" office:value="0.111527" calcext:value-type="float">
            <text:p>0.111527</text:p>
          </table:table-cell>
        </table:table-row>
        <table:table-row table:style-name="ro1">
          <table:table-cell office:value-type="float" office:value="1.054171" calcext:value-type="float">
            <text:p>1.054171</text:p>
          </table:table-cell>
          <table:table-cell office:value-type="float" office:value="0.903387" calcext:value-type="float">
            <text:p>0.903387</text:p>
          </table:table-cell>
          <table:table-cell office:value-type="float" office:value="105.217224" calcext:value-type="float">
            <text:p>105.217224</text:p>
          </table:table-cell>
          <table:table-cell office:value-type="float" office:value="119.288259" calcext:value-type="float">
            <text:p>119.288259</text:p>
          </table:table-cell>
          <table:table-cell office:value-type="float" office:value="0.110764" calcext:value-type="float">
            <text:p>0.110764</text:p>
          </table:table-cell>
        </table:table-row>
        <table:table-row table:style-name="ro1">
          <table:table-cell office:value-type="float" office:value="1.053932" calcext:value-type="float">
            <text:p>1.053932</text:p>
          </table:table-cell>
          <table:table-cell office:value-type="float" office:value="0.904272" calcext:value-type="float">
            <text:p>0.904272</text:p>
          </table:table-cell>
          <table:table-cell office:value-type="float" office:value="105.144314" calcext:value-type="float">
            <text:p>105.144314</text:p>
          </table:table-cell>
          <table:table-cell office:value-type="float" office:value="119.405146" calcext:value-type="float">
            <text:p>119.405146</text:p>
          </table:table-cell>
          <table:table-cell office:value-type="float" office:value="0.109875" calcext:value-type="float">
            <text:p>0.109875</text:p>
          </table:table-cell>
        </table:table-row>
        <table:table-row table:style-name="ro1">
          <table:table-cell office:value-type="float" office:value="1.053689" calcext:value-type="float">
            <text:p>1.053689</text:p>
          </table:table-cell>
          <table:table-cell office:value-type="float" office:value="0.905157" calcext:value-type="float">
            <text:p>0.905157</text:p>
          </table:table-cell>
          <table:table-cell office:value-type="float" office:value="105.363046" calcext:value-type="float">
            <text:p>105.363046</text:p>
          </table:table-cell>
          <table:table-cell office:value-type="float" office:value="119.522156" calcext:value-type="float">
            <text:p>119.522156</text:p>
          </table:table-cell>
          <table:table-cell office:value-type="float" office:value="0.108985" calcext:value-type="float">
            <text:p>0.108985</text:p>
          </table:table-cell>
        </table:table-row>
        <table:table-row table:style-name="ro1">
          <table:table-cell office:value-type="float" office:value="1.053477" calcext:value-type="float">
            <text:p>1.053477</text:p>
          </table:table-cell>
          <table:table-cell office:value-type="float" office:value="0.905914" calcext:value-type="float">
            <text:p>0.905914</text:p>
          </table:table-cell>
          <table:table-cell office:value-type="float" office:value="105.654689" calcext:value-type="float">
            <text:p>105.654689</text:p>
          </table:table-cell>
          <table:table-cell office:value-type="float" office:value="119.621952" calcext:value-type="float">
            <text:p>119.621952</text:p>
          </table:table-cell>
          <table:table-cell office:value-type="float" office:value="0.108221" calcext:value-type="float">
            <text:p>0.108221</text:p>
          </table:table-cell>
        </table:table-row>
        <table:table-row table:style-name="ro1">
          <table:table-cell office:value-type="float" office:value="1.053261" calcext:value-type="float">
            <text:p>1.053261</text:p>
          </table:table-cell>
          <table:table-cell office:value-type="float" office:value="0.90667" calcext:value-type="float">
            <text:p>0.90667</text:p>
          </table:table-cell>
          <table:table-cell office:value-type="float" office:value="105.946333" calcext:value-type="float">
            <text:p>105.946333</text:p>
          </table:table-cell>
          <table:table-cell office:value-type="float" office:value="119.721107" calcext:value-type="float">
            <text:p>119.721107</text:p>
          </table:table-cell>
          <table:table-cell office:value-type="float" office:value="0.107458" calcext:value-type="float">
            <text:p>0.107458</text:p>
          </table:table-cell>
        </table:table-row>
        <table:table-row table:style-name="ro1">
          <table:table-cell office:value-type="float" office:value="1.052968" calcext:value-type="float">
            <text:p>1.052968</text:p>
          </table:table-cell>
          <table:table-cell office:value-type="float" office:value="0.907677" calcext:value-type="float">
            <text:p>0.907677</text:p>
          </table:table-cell>
          <table:table-cell office:value-type="float" office:value="106.237976" calcext:value-type="float">
            <text:p>106.237976</text:p>
          </table:table-cell>
          <table:table-cell office:value-type="float" office:value="119.85272" calcext:value-type="float">
            <text:p>119.85272</text:p>
          </table:table-cell>
          <table:table-cell office:value-type="float" office:value="0.106438" calcext:value-type="float">
            <text:p>0.106438</text:p>
          </table:table-cell>
        </table:table-row>
        <table:table-row table:style-name="ro1">
          <table:table-cell office:value-type="float" office:value="1.052634" calcext:value-type="float">
            <text:p>1.052634</text:p>
          </table:table-cell>
          <table:table-cell office:value-type="float" office:value="0.908808" calcext:value-type="float">
            <text:p>0.908808</text:p>
          </table:table-cell>
          <table:table-cell office:value-type="float" office:value="106.456708" calcext:value-type="float">
            <text:p>106.456708</text:p>
          </table:table-cell>
          <table:table-cell office:value-type="float" office:value="120.001411" calcext:value-type="float">
            <text:p>120.001411</text:p>
          </table:table-cell>
          <table:table-cell office:value-type="float" office:value="0.105291" calcext:value-type="float">
            <text:p>0.105291</text:p>
          </table:table-cell>
        </table:table-row>
        <table:table-row table:style-name="ro1">
          <table:table-cell office:value-type="float" office:value="1.052259" calcext:value-type="float">
            <text:p>1.052259</text:p>
          </table:table-cell>
          <table:table-cell office:value-type="float" office:value="0.910064" calcext:value-type="float">
            <text:p>0.910064</text:p>
          </table:table-cell>
          <table:table-cell office:value-type="float" office:value="106.60253" calcext:value-type="float">
            <text:p>106.60253</text:p>
          </table:table-cell>
          <table:table-cell office:value-type="float" office:value="120.168695" calcext:value-type="float">
            <text:p>120.168695</text:p>
          </table:table-cell>
          <table:table-cell office:value-type="float" office:value="0.104017" calcext:value-type="float">
            <text:p>0.104017</text:p>
          </table:table-cell>
        </table:table-row>
        <table:table-row table:style-name="ro1">
          <table:table-cell office:value-type="float" office:value="1.051918" calcext:value-type="float">
            <text:p>1.051918</text:p>
          </table:table-cell>
          <table:table-cell office:value-type="float" office:value="0.911193" calcext:value-type="float">
            <text:p>0.911193</text:p>
          </table:table-cell>
          <table:table-cell office:value-type="float" office:value="106.821262" calcext:value-type="float">
            <text:p>106.821262</text:p>
          </table:table-cell>
          <table:table-cell office:value-type="float" office:value="120.32035" calcext:value-type="float">
            <text:p>120.32035</text:p>
          </table:table-cell>
          <table:table-cell office:value-type="float" office:value="0.102869" calcext:value-type="float">
            <text:p>0.102869</text:p>
          </table:table-cell>
        </table:table-row>
        <table:table-row table:style-name="ro1">
          <table:table-cell office:value-type="float" office:value="1.05165" calcext:value-type="float">
            <text:p>1.05165</text:p>
          </table:table-cell>
          <table:table-cell office:value-type="float" office:value="0.912071" calcext:value-type="float">
            <text:p>0.912071</text:p>
          </table:table-cell>
          <table:table-cell office:value-type="float" office:value="107.039995" calcext:value-type="float">
            <text:p>107.039995</text:p>
          </table:table-cell>
          <table:table-cell office:value-type="float" office:value="120.43878" calcext:value-type="float">
            <text:p>120.43878</text:p>
          </table:table-cell>
          <table:table-cell office:value-type="float" office:value="0.101977" calcext:value-type="float">
            <text:p>0.101977</text:p>
          </table:table-cell>
        </table:table-row>
        <table:table-row table:style-name="ro1">
          <table:table-cell office:value-type="float" office:value="1.05138" calcext:value-type="float">
            <text:p>1.05138</text:p>
          </table:table-cell>
          <table:table-cell office:value-type="float" office:value="0.912947" calcext:value-type="float">
            <text:p>0.912947</text:p>
          </table:table-cell>
          <table:table-cell office:value-type="float" office:value="107.112906" calcext:value-type="float">
            <text:p>107.112906</text:p>
          </table:table-cell>
          <table:table-cell office:value-type="float" office:value="120.558604" calcext:value-type="float">
            <text:p>120.558604</text:p>
          </table:table-cell>
          <table:table-cell office:value-type="float" office:value="0.101084" calcext:value-type="float">
            <text:p>0.101084</text:p>
          </table:table-cell>
        </table:table-row>
        <table:table-row table:style-name="ro1">
          <table:table-cell office:value-type="float" office:value="1.051108" calcext:value-type="float">
            <text:p>1.051108</text:p>
          </table:table-cell>
          <table:table-cell office:value-type="float" office:value="0.913824" calcext:value-type="float">
            <text:p>0.913824</text:p>
          </table:table-cell>
          <table:table-cell office:value-type="float" office:value="107.245284" calcext:value-type="float">
            <text:p>107.245284</text:p>
          </table:table-cell>
          <table:table-cell office:value-type="float" office:value="120.679384" calcext:value-type="float">
            <text:p>120.679384</text:p>
          </table:table-cell>
          <table:table-cell office:value-type="float" office:value="0.100192" calcext:value-type="float">
            <text:p>0.100192</text:p>
          </table:table-cell>
        </table:table-row>
        <table:table-row table:style-name="ro1">
          <table:table-cell office:value-type="float" office:value="1.050834" calcext:value-type="float">
            <text:p>1.050834</text:p>
          </table:table-cell>
          <table:table-cell office:value-type="float" office:value="0.914699" calcext:value-type="float">
            <text:p>0.914699</text:p>
          </table:table-cell>
          <table:table-cell office:value-type="float" office:value="107.383503" calcext:value-type="float">
            <text:p>107.383503</text:p>
          </table:table-cell>
          <table:table-cell office:value-type="float" office:value="120.801135" calcext:value-type="float">
            <text:p>120.801135</text:p>
          </table:table-cell>
          <table:table-cell office:value-type="float" office:value="0.099299" calcext:value-type="float">
            <text:p>0.099299</text:p>
          </table:table-cell>
        </table:table-row>
        <table:table-row table:style-name="ro1">
          <table:table-cell office:value-type="float" office:value="1.050875" calcext:value-type="float">
            <text:p>1.050875</text:p>
          </table:table-cell>
          <table:table-cell office:value-type="float" office:value="0.914575" calcext:value-type="float">
            <text:p>0.914575</text:p>
          </table:table-cell>
          <table:table-cell office:value-type="float" office:value="108.185515" calcext:value-type="float">
            <text:p>108.185515</text:p>
          </table:table-cell>
          <table:table-cell office:value-type="float" office:value="120.784645" calcext:value-type="float">
            <text:p>120.784645</text:p>
          </table:table-cell>
          <table:table-cell office:value-type="float" office:value="0.099427" calcext:value-type="float">
            <text:p>0.099427</text:p>
          </table:table-cell>
        </table:table-row>
        <table:table-row table:style-name="ro1">
          <table:table-cell office:value-type="float" office:value="1.050587" calcext:value-type="float">
            <text:p>1.050587</text:p>
          </table:table-cell>
          <table:table-cell office:value-type="float" office:value="0.915446" calcext:value-type="float">
            <text:p>0.915446</text:p>
          </table:table-cell>
          <table:table-cell office:value-type="float" office:value="108.258426" calcext:value-type="float">
            <text:p>108.258426</text:p>
          </table:table-cell>
          <table:table-cell office:value-type="float" office:value="120.900344" calcext:value-type="float">
            <text:p>120.900344</text:p>
          </table:table-cell>
          <table:table-cell office:value-type="float" office:value="0.098532" calcext:value-type="float">
            <text:p>0.098532</text:p>
          </table:table-cell>
        </table:table-row>
        <table:table-row table:style-name="ro1">
          <table:table-cell office:value-type="float" office:value="1.050225" calcext:value-type="float">
            <text:p>1.050225</text:p>
          </table:table-cell>
          <table:table-cell office:value-type="float" office:value="0.916568" calcext:value-type="float">
            <text:p>0.916568</text:p>
          </table:table-cell>
          <table:table-cell office:value-type="float" office:value="107.893879" calcext:value-type="float">
            <text:p>107.893879</text:p>
          </table:table-cell>
          <table:table-cell office:value-type="float" office:value="121.056534" calcext:value-type="float">
            <text:p>121.056534</text:p>
          </table:table-cell>
          <table:table-cell office:value-type="float" office:value="0.097383" calcext:value-type="float">
            <text:p>0.097383</text:p>
          </table:table-cell>
        </table:table-row>
        <table:table-row table:style-name="ro1">
          <table:table-cell office:value-type="float" office:value="1.049876" calcext:value-type="float">
            <text:p>1.049876</text:p>
          </table:table-cell>
          <table:table-cell office:value-type="float" office:value="0.917695" calcext:value-type="float">
            <text:p>0.917695</text:p>
          </table:table-cell>
          <table:table-cell office:value-type="float" office:value="107.237689" calcext:value-type="float">
            <text:p>107.237689</text:p>
          </table:table-cell>
          <table:table-cell office:value-type="float" office:value="121.224255" calcext:value-type="float">
            <text:p>121.224255</text:p>
          </table:table-cell>
          <table:table-cell office:value-type="float" office:value="0.096238" calcext:value-type="float">
            <text:p>0.096238</text:p>
          </table:table-cell>
        </table:table-row>
        <table:table-row table:style-name="ro1">
          <table:table-cell office:value-type="float" office:value="1.049719" calcext:value-type="float">
            <text:p>1.049719</text:p>
          </table:table-cell>
          <table:table-cell office:value-type="float" office:value="0.918195" calcext:value-type="float">
            <text:p>0.918195</text:p>
          </table:table-cell>
          <table:table-cell office:value-type="float" office:value="107.38351" calcext:value-type="float">
            <text:p>107.38351</text:p>
          </table:table-cell>
          <table:table-cell office:value-type="float" office:value="121.299324" calcext:value-type="float">
            <text:p>121.299324</text:p>
          </table:table-cell>
          <table:table-cell office:value-type="float" office:value="0.095729" calcext:value-type="float">
            <text:p>0.095729</text:p>
          </table:table-cell>
        </table:table-row>
        <table:table-row table:style-name="ro1">
          <table:table-cell office:value-type="float" office:value="1.049719" calcext:value-type="float">
            <text:p>1.049719</text:p>
          </table:table-cell>
          <table:table-cell office:value-type="float" office:value="0.918195" calcext:value-type="float">
            <text:p>0.918195</text:p>
          </table:table-cell>
          <table:table-cell office:value-type="float" office:value="107.96679" calcext:value-type="float">
            <text:p>107.96679</text:p>
          </table:table-cell>
          <table:table-cell office:value-type="float" office:value="121.299324" calcext:value-type="float">
            <text:p>121.299324</text:p>
          </table:table-cell>
          <table:table-cell office:value-type="float" office:value="0.095729" calcext:value-type="float">
            <text:p>0.095729</text:p>
          </table:table-cell>
        </table:table-row>
        <table:table-row table:style-name="ro1">
          <table:table-cell office:value-type="float" office:value="1.049799" calcext:value-type="float">
            <text:p>1.049799</text:p>
          </table:table-cell>
          <table:table-cell office:value-type="float" office:value="0.917946" calcext:value-type="float">
            <text:p>0.917946</text:p>
          </table:table-cell>
          <table:table-cell office:value-type="float" office:value="107.694833" calcext:value-type="float">
            <text:p>107.694833</text:p>
          </table:table-cell>
          <table:table-cell office:value-type="float" office:value="121.262521" calcext:value-type="float">
            <text:p>121.262521</text:p>
          </table:table-cell>
          <table:table-cell office:value-type="float" office:value="0.095984" calcext:value-type="float">
            <text:p>0.095984</text:p>
          </table:table-cell>
        </table:table-row>
        <table:table-row table:style-name="ro1">
          <table:table-cell office:value-type="float" office:value="1.049719" calcext:value-type="float">
            <text:p>1.049719</text:p>
          </table:table-cell>
          <table:table-cell office:value-type="float" office:value="0.918195" calcext:value-type="float">
            <text:p>0.918195</text:p>
          </table:table-cell>
          <table:table-cell office:value-type="float" office:value="107.840654" calcext:value-type="float">
            <text:p>107.840654</text:p>
          </table:table-cell>
          <table:table-cell office:value-type="float" office:value="121.298956" calcext:value-type="float">
            <text:p>121.298956</text:p>
          </table:table-cell>
          <table:table-cell office:value-type="float" office:value="0.095729" calcext:value-type="float">
            <text:p>0.095729</text:p>
          </table:table-cell>
        </table:table-row>
        <table:table-row table:style-name="ro1">
          <table:table-cell office:value-type="float" office:value="1.049557" calcext:value-type="float">
            <text:p>1.049557</text:p>
          </table:table-cell>
          <table:table-cell office:value-type="float" office:value="0.918694" calcext:value-type="float">
            <text:p>0.918694</text:p>
          </table:table-cell>
          <table:table-cell office:value-type="float" office:value="108.010137" calcext:value-type="float">
            <text:p>108.010137</text:p>
          </table:table-cell>
          <table:table-cell office:value-type="float" office:value="121.37147" calcext:value-type="float">
            <text:p>121.37147</text:p>
          </table:table-cell>
          <table:table-cell office:value-type="float" office:value="0.095219" calcext:value-type="float">
            <text:p>0.095219</text:p>
          </table:table-cell>
        </table:table-row>
        <table:table-row table:style-name="ro1">
          <table:table-cell office:value-type="float" office:value="1.049185" calcext:value-type="float">
            <text:p>1.049185</text:p>
          </table:table-cell>
          <table:table-cell office:value-type="float" office:value="0.919813" calcext:value-type="float">
            <text:p>0.919813</text:p>
          </table:table-cell>
          <table:table-cell office:value-type="float" office:value="108.374685" calcext:value-type="float">
            <text:p>108.374685</text:p>
          </table:table-cell>
          <table:table-cell office:value-type="float" office:value="121.53303" calcext:value-type="float">
            <text:p>121.53303</text:p>
          </table:table-cell>
          <table:table-cell office:value-type="float" office:value="0.09407" calcext:value-type="float">
            <text:p>0.09407</text:p>
          </table:table-cell>
        </table:table-row>
        <table:table-row table:style-name="ro1">
          <table:table-cell office:value-type="float" office:value="1.049226" calcext:value-type="float">
            <text:p>1.049226</text:p>
          </table:table-cell>
          <table:table-cell office:value-type="float" office:value="0.919689" calcext:value-type="float">
            <text:p>0.919689</text:p>
          </table:table-cell>
          <table:table-cell office:value-type="float" office:value="108.301774" calcext:value-type="float">
            <text:p>108.301774</text:p>
          </table:table-cell>
          <table:table-cell office:value-type="float" office:value="121.514764" calcext:value-type="float">
            <text:p>121.514764</text:p>
          </table:table-cell>
          <table:table-cell office:value-type="float" office:value="0.094197" calcext:value-type="float">
            <text:p>0.094197</text:p>
          </table:table-cell>
        </table:table-row>
        <table:table-row table:style-name="ro1">
          <table:table-cell office:value-type="float" office:value="1.049431" calcext:value-type="float">
            <text:p>1.049431</text:p>
          </table:table-cell>
          <table:table-cell office:value-type="float" office:value="0.919066" calcext:value-type="float">
            <text:p>0.919066</text:p>
          </table:table-cell>
          <table:table-cell office:value-type="float" office:value="108.228863" calcext:value-type="float">
            <text:p>108.228863</text:p>
          </table:table-cell>
          <table:table-cell office:value-type="float" office:value="121.423793" calcext:value-type="float">
            <text:p>121.423793</text:p>
          </table:table-cell>
          <table:table-cell office:value-type="float" office:value="0.094835" calcext:value-type="float">
            <text:p>0.094835</text:p>
          </table:table-cell>
        </table:table-row>
        <table:table-row table:style-name="ro1">
          <table:table-cell office:value-type="float" office:value="1.049675" calcext:value-type="float">
            <text:p>1.049675</text:p>
          </table:table-cell>
          <table:table-cell office:value-type="float" office:value="0.918319" calcext:value-type="float">
            <text:p>0.918319</text:p>
          </table:table-cell>
          <table:table-cell office:value-type="float" office:value="108.083041" calcext:value-type="float">
            <text:p>108.083041</text:p>
          </table:table-cell>
          <table:table-cell office:value-type="float" office:value="121.315062" calcext:value-type="float">
            <text:p>121.315062</text:p>
          </table:table-cell>
          <table:table-cell office:value-type="float" office:value="0.0956" calcext:value-type="float">
            <text:p>0.0956</text:p>
          </table:table-cell>
        </table:table-row>
        <table:table-row table:style-name="ro1">
          <table:table-cell office:value-type="float" office:value="1.04984" calcext:value-type="float">
            <text:p>1.04984</text:p>
          </table:table-cell>
          <table:table-cell office:value-type="float" office:value="0.917821" calcext:value-type="float">
            <text:p>0.917821</text:p>
          </table:table-cell>
          <table:table-cell office:value-type="float" office:value="108.374685" calcext:value-type="float">
            <text:p>108.374685</text:p>
          </table:table-cell>
          <table:table-cell office:value-type="float" office:value="121.245102" calcext:value-type="float">
            <text:p>121.245102</text:p>
          </table:table-cell>
          <table:table-cell office:value-type="float" office:value="0.096111" calcext:value-type="float">
            <text:p>0.096111</text:p>
          </table:table-cell>
        </table:table-row>
        <table:table-row table:style-name="ro1">
          <table:table-cell office:value-type="float" office:value="1.049883" calcext:value-type="float">
            <text:p>1.049883</text:p>
          </table:table-cell>
          <table:table-cell office:value-type="float" office:value="0.917697" calcext:value-type="float">
            <text:p>0.917697</text:p>
          </table:table-cell>
          <table:table-cell office:value-type="float" office:value="108.885053" calcext:value-type="float">
            <text:p>108.885053</text:p>
          </table:table-cell>
          <table:table-cell office:value-type="float" office:value="121.228408" calcext:value-type="float">
            <text:p>121.228408</text:p>
          </table:table-cell>
          <table:table-cell office:value-type="float" office:value="0.096239" calcext:value-type="float">
            <text:p>0.096239</text:p>
          </table:table-cell>
        </table:table-row>
        <table:table-row table:style-name="ro1">
          <table:table-cell office:value-type="float" office:value="1.049753" calcext:value-type="float">
            <text:p>1.049753</text:p>
          </table:table-cell>
          <table:table-cell office:value-type="float" office:value="0.918068" calcext:value-type="float">
            <text:p>0.918068</text:p>
          </table:table-cell>
          <table:table-cell office:value-type="float" office:value="109.249601" calcext:value-type="float">
            <text:p>109.249601</text:p>
          </table:table-cell>
          <table:table-cell office:value-type="float" office:value="121.277193" calcext:value-type="float">
            <text:p>121.277193</text:p>
          </table:table-cell>
          <table:table-cell office:value-type="float" office:value="0.095855" calcext:value-type="float">
            <text:p>0.095855</text:p>
          </table:table-cell>
        </table:table-row>
        <table:table-row table:style-name="ro1">
          <table:table-cell office:value-type="float" office:value="1.049622" calcext:value-type="float">
            <text:p>1.049622</text:p>
          </table:table-cell>
          <table:table-cell office:value-type="float" office:value="0.918439" calcext:value-type="float">
            <text:p>0.918439</text:p>
          </table:table-cell>
          <table:table-cell office:value-type="float" office:value="109.468333" calcext:value-type="float">
            <text:p>109.468333</text:p>
          </table:table-cell>
          <table:table-cell office:value-type="float" office:value="121.325472" calcext:value-type="float">
            <text:p>121.325472</text:p>
          </table:table-cell>
          <table:table-cell office:value-type="float" office:value="0.09547" calcext:value-type="float">
            <text:p>0.09547</text:p>
          </table:table-cell>
        </table:table-row>
        <table:table-row table:style-name="ro1">
          <table:table-cell office:value-type="float" office:value="1.049535" calcext:value-type="float">
            <text:p>1.049535</text:p>
          </table:table-cell>
          <table:table-cell office:value-type="float" office:value="0.918686" calcext:value-type="float">
            <text:p>0.918686</text:p>
          </table:table-cell>
          <table:table-cell office:value-type="float" office:value="109.322512" calcext:value-type="float">
            <text:p>109.322512</text:p>
          </table:table-cell>
          <table:table-cell office:value-type="float" office:value="121.358287" calcext:value-type="float">
            <text:p>121.358287</text:p>
          </table:table-cell>
          <table:table-cell office:value-type="float" office:value="0.095214" calcext:value-type="float">
            <text:p>0.095214</text:p>
          </table:table-cell>
        </table:table-row>
        <table:table-row table:style-name="ro1">
          <table:table-cell office:value-type="float" office:value="1.049535" calcext:value-type="float">
            <text:p>1.049535</text:p>
          </table:table-cell>
          <table:table-cell office:value-type="float" office:value="0.918686" calcext:value-type="float">
            <text:p>0.918686</text:p>
          </table:table-cell>
          <table:table-cell office:value-type="float" office:value="109.030868" calcext:value-type="float">
            <text:p>109.030868</text:p>
          </table:table-cell>
          <table:table-cell office:value-type="float" office:value="121.358287" calcext:value-type="float">
            <text:p>121.358287</text:p>
          </table:table-cell>
          <table:table-cell office:value-type="float" office:value="0.095214" calcext:value-type="float">
            <text:p>0.095214</text:p>
          </table:table-cell>
        </table:table-row>
        <table:table-row table:style-name="ro1">
          <table:table-cell office:value-type="float" office:value="1.049578" calcext:value-type="float">
            <text:p>1.049578</text:p>
          </table:table-cell>
          <table:table-cell office:value-type="float" office:value="0.918562" calcext:value-type="float">
            <text:p>0.918562</text:p>
          </table:table-cell>
          <table:table-cell office:value-type="float" office:value="108.957957" calcext:value-type="float">
            <text:p>108.957957</text:p>
          </table:table-cell>
          <table:table-cell office:value-type="float" office:value="121.341374" calcext:value-type="float">
            <text:p>121.341374</text:p>
          </table:table-cell>
          <table:table-cell office:value-type="float" office:value="0.095342" calcext:value-type="float">
            <text:p>0.095342</text:p>
          </table:table-cell>
        </table:table-row>
        <table:table-row table:style-name="ro1">
          <table:table-cell office:value-type="float" office:value="1.049578" calcext:value-type="float">
            <text:p>1.049578</text:p>
          </table:table-cell>
          <table:table-cell office:value-type="float" office:value="0.918562" calcext:value-type="float">
            <text:p>0.918562</text:p>
          </table:table-cell>
          <table:table-cell office:value-type="float" office:value="109.249601" calcext:value-type="float">
            <text:p>109.249601</text:p>
          </table:table-cell>
          <table:table-cell office:value-type="float" office:value="121.341374" calcext:value-type="float">
            <text:p>121.341374</text:p>
          </table:table-cell>
          <table:table-cell office:value-type="float" office:value="0.095342" calcext:value-type="float">
            <text:p>0.095342</text:p>
          </table:table-cell>
        </table:table-row>
        <table:table-row table:style-name="ro1">
          <table:table-cell office:value-type="float" office:value="1.049534" calcext:value-type="float">
            <text:p>1.049534</text:p>
          </table:table-cell>
          <table:table-cell office:value-type="float" office:value="0.918686" calcext:value-type="float">
            <text:p>0.918686</text:p>
          </table:table-cell>
          <table:table-cell office:value-type="float" office:value="109.75997" calcext:value-type="float">
            <text:p>109.75997</text:p>
          </table:table-cell>
          <table:table-cell office:value-type="float" office:value="121.357167" calcext:value-type="float">
            <text:p>121.357167</text:p>
          </table:table-cell>
          <table:table-cell office:value-type="float" office:value="0.095213" calcext:value-type="float">
            <text:p>0.095213</text:p>
          </table:table-cell>
        </table:table-row>
        <table:table-row table:style-name="ro1">
          <table:table-cell office:value-type="float" office:value="1.049489" calcext:value-type="float">
            <text:p>1.049489</text:p>
          </table:table-cell>
          <table:table-cell office:value-type="float" office:value="0.918809" calcext:value-type="float">
            <text:p>0.918809</text:p>
          </table:table-cell>
          <table:table-cell office:value-type="float" office:value="110.124517" calcext:value-type="float">
            <text:p>110.124517</text:p>
          </table:table-cell>
          <table:table-cell office:value-type="float" office:value="121.372563" calcext:value-type="float">
            <text:p>121.372563</text:p>
          </table:table-cell>
          <table:table-cell office:value-type="float" office:value="0.095085" calcext:value-type="float">
            <text:p>0.095085</text:p>
          </table:table-cell>
        </table:table-row>
        <table:table-row table:style-name="ro1">
          <table:table-cell office:value-type="float" office:value="1.049489" calcext:value-type="float">
            <text:p>1.049489</text:p>
          </table:table-cell>
          <table:table-cell office:value-type="float" office:value="0.918809" calcext:value-type="float">
            <text:p>0.918809</text:p>
          </table:table-cell>
          <table:table-cell office:value-type="float" office:value="110.124517" calcext:value-type="float">
            <text:p>110.124517</text:p>
          </table:table-cell>
          <table:table-cell office:value-type="float" office:value="121.372563" calcext:value-type="float">
            <text:p>121.372563</text:p>
          </table:table-cell>
          <table:table-cell office:value-type="float" office:value="0.095085" calcext:value-type="float">
            <text:p>0.095085</text:p>
          </table:table-cell>
        </table:table-row>
        <table:table-row table:style-name="ro1">
          <table:table-cell office:value-type="float" office:value="1.049397" calcext:value-type="float">
            <text:p>1.049397</text:p>
          </table:table-cell>
          <table:table-cell office:value-type="float" office:value="0.919055" calcext:value-type="float">
            <text:p>0.919055</text:p>
          </table:table-cell>
          <table:table-cell office:value-type="float" office:value="110.339089" calcext:value-type="float">
            <text:p>110.339089</text:p>
          </table:table-cell>
          <table:table-cell office:value-type="float" office:value="121.402878" calcext:value-type="float">
            <text:p>121.402878</text:p>
          </table:table-cell>
          <table:table-cell office:value-type="float" office:value="0.094827" calcext:value-type="float">
            <text:p>0.094827</text:p>
          </table:table-cell>
        </table:table-row>
        <table:table-row table:style-name="ro1">
          <table:table-cell office:value-type="float" office:value="1.049783" calcext:value-type="float">
            <text:p>1.049783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109.099619" calcext:value-type="float">
            <text:p>109.099619</text:p>
          </table:table-cell>
          <table:table-cell office:value-type="float" office:value="121.252807" calcext:value-type="float">
            <text:p>121.252807</text:p>
          </table:table-cell>
          <table:table-cell office:value-type="float" office:value="0.09598" calcext:value-type="float">
            <text:p>0.09598</text:p>
          </table:table-cell>
        </table:table-row>
        <table:table-row table:style-name="ro1">
          <table:table-cell office:value-type="float" office:value="1.049909" calcext:value-type="float">
            <text:p>1.049909</text:p>
          </table:table-cell>
          <table:table-cell office:value-type="float" office:value="0.917567" calcext:value-type="float">
            <text:p>0.917567</text:p>
          </table:table-cell>
          <table:table-cell office:value-type="float" office:value="108.58925" calcext:value-type="float">
            <text:p>108.58925</text:p>
          </table:table-cell>
          <table:table-cell office:value-type="float" office:value="121.201564" calcext:value-type="float">
            <text:p>121.201564</text:p>
          </table:table-cell>
          <table:table-cell office:value-type="float" office:value="0.096364" calcext:value-type="float">
            <text:p>0.096364</text:p>
          </table:table-cell>
        </table:table-row>
        <table:table-row table:style-name="ro1">
          <table:table-cell office:value-type="float" office:value="1.049739" calcext:value-type="float">
            <text:p>1.049739</text:p>
          </table:table-cell>
          <table:table-cell office:value-type="float" office:value="0.918063" calcext:value-type="float">
            <text:p>0.918063</text:p>
          </table:table-cell>
          <table:table-cell office:value-type="float" office:value="108.880894" calcext:value-type="float">
            <text:p>108.880894</text:p>
          </table:table-cell>
          <table:table-cell office:value-type="float" office:value="121.268381" calcext:value-type="float">
            <text:p>121.268381</text:p>
          </table:table-cell>
          <table:table-cell office:value-type="float" office:value="0.095852" calcext:value-type="float">
            <text:p>0.095852</text:p>
          </table:table-cell>
        </table:table-row>
        <table:table-row table:style-name="ro1">
          <table:table-cell office:value-type="float" office:value="1.049517" calcext:value-type="float">
            <text:p>1.049517</text:p>
          </table:table-cell>
          <table:table-cell office:value-type="float" office:value="0.91868" calcext:value-type="float">
            <text:p>0.91868</text:p>
          </table:table-cell>
          <table:table-cell office:value-type="float" office:value="109.828727" calcext:value-type="float">
            <text:p>109.828727</text:p>
          </table:table-cell>
          <table:table-cell office:value-type="float" office:value="121.346593" calcext:value-type="float">
            <text:p>121.346593</text:p>
          </table:table-cell>
          <table:table-cell office:value-type="float" office:value="0.09521" calcext:value-type="float">
            <text:p>0.09521</text:p>
          </table:table-cell>
        </table:table-row>
        <table:table-row table:style-name="ro1">
          <table:table-cell office:value-type="float" office:value="1.049333" calcext:value-type="float">
            <text:p>1.049333</text:p>
          </table:table-cell>
          <table:table-cell office:value-type="float" office:value="0.919171" calcext:value-type="float">
            <text:p>0.919171</text:p>
          </table:table-cell>
          <table:table-cell office:value-type="float" office:value="110.557829" calcext:value-type="float">
            <text:p>110.557829</text:p>
          </table:table-cell>
          <table:table-cell office:value-type="float" office:value="121.405965" calcext:value-type="float">
            <text:p>121.405965</text:p>
          </table:table-cell>
          <table:table-cell office:value-type="float" office:value="0.094695" calcext:value-type="float">
            <text:p>0.094695</text:p>
          </table:table-cell>
        </table:table-row>
        <table:table-row table:style-name="ro1">
          <table:table-cell office:value-type="float" office:value="1.049286" calcext:value-type="float">
            <text:p>1.049286</text:p>
          </table:table-cell>
          <table:table-cell office:value-type="float" office:value="0.919293" calcext:value-type="float">
            <text:p>0.919293</text:p>
          </table:table-cell>
          <table:table-cell office:value-type="float" office:value="110.630739" calcext:value-type="float">
            <text:p>110.630739</text:p>
          </table:table-cell>
          <table:table-cell office:value-type="float" office:value="121.420815" calcext:value-type="float">
            <text:p>121.420815</text:p>
          </table:table-cell>
          <table:table-cell office:value-type="float" office:value="0.094566" calcext:value-type="float">
            <text:p>0.094566</text:p>
          </table:table-cell>
        </table:table-row>
        <table:table-row table:style-name="ro1">
          <table:table-cell office:value-type="float" office:value="1.04915" calcext:value-type="float">
            <text:p>1.04915</text:p>
          </table:table-cell>
          <table:table-cell office:value-type="float" office:value="0.919662" calcext:value-type="float">
            <text:p>0.919662</text:p>
          </table:table-cell>
          <table:table-cell office:value-type="float" office:value="110.266192" calcext:value-type="float">
            <text:p>110.266192</text:p>
          </table:table-cell>
          <table:table-cell office:value-type="float" office:value="121.467086" calcext:value-type="float">
            <text:p>121.467086</text:p>
          </table:table-cell>
          <table:table-cell office:value-type="float" office:value="0.09418" calcext:value-type="float">
            <text:p>0.09418</text:p>
          </table:table-cell>
        </table:table-row>
        <table:table-row table:style-name="ro1">
          <table:table-cell office:value-type="float" office:value="1.048884" calcext:value-type="float">
            <text:p>1.048884</text:p>
          </table:table-cell>
          <table:table-cell office:value-type="float" office:value="0.920402" calcext:value-type="float">
            <text:p>0.920402</text:p>
          </table:table-cell>
          <table:table-cell office:value-type="float" office:value="109.828734" calcext:value-type="float">
            <text:p>109.828734</text:p>
          </table:table-cell>
          <table:table-cell office:value-type="float" office:value="121.564369" calcext:value-type="float">
            <text:p>121.564369</text:p>
          </table:table-cell>
          <table:table-cell office:value-type="float" office:value="0.09341" calcext:value-type="float">
            <text:p>0.09341</text:p>
          </table:table-cell>
        </table:table-row>
        <table:table-row table:style-name="ro1">
          <table:table-cell office:value-type="float" office:value="1.048661" calcext:value-type="float">
            <text:p>1.048661</text:p>
          </table:table-cell>
          <table:table-cell office:value-type="float" office:value="0.921018" calcext:value-type="float">
            <text:p>0.921018</text:p>
          </table:table-cell>
          <table:table-cell office:value-type="float" office:value="109.901645" calcext:value-type="float">
            <text:p>109.901645</text:p>
          </table:table-cell>
          <table:table-cell office:value-type="float" office:value="121.646146" calcext:value-type="float">
            <text:p>121.646146</text:p>
          </table:table-cell>
          <table:table-cell office:value-type="float" office:value="0.092768" calcext:value-type="float">
            <text:p>0.092768</text:p>
          </table:table-cell>
        </table:table-row>
        <table:table-row table:style-name="ro1">
          <table:table-cell office:value-type="float" office:value="1.048432" calcext:value-type="float">
            <text:p>1.048432</text:p>
          </table:table-cell>
          <table:table-cell office:value-type="float" office:value="0.921632" calcext:value-type="float">
            <text:p>0.921632</text:p>
          </table:table-cell>
          <table:table-cell office:value-type="float" office:value="110.412014" calcext:value-type="float">
            <text:p>110.412014</text:p>
          </table:table-cell>
          <table:table-cell office:value-type="float" office:value="121.725573" calcext:value-type="float">
            <text:p>121.725573</text:p>
          </table:table-cell>
          <table:table-cell office:value-type="float" office:value="0.092126" calcext:value-type="float">
            <text:p>0.092126</text:p>
          </table:table-cell>
        </table:table-row>
        <table:table-row table:style-name="ro1">
          <table:table-cell office:value-type="float" office:value="1.048251" calcext:value-type="float">
            <text:p>1.048251</text:p>
          </table:table-cell>
          <table:table-cell office:value-type="float" office:value="0.922124" calcext:value-type="float">
            <text:p>0.922124</text:p>
          </table:table-cell>
          <table:table-cell office:value-type="float" office:value="110.262989" calcext:value-type="float">
            <text:p>110.262989</text:p>
          </table:table-cell>
          <table:table-cell office:value-type="float" office:value="121.790752" calcext:value-type="float">
            <text:p>121.790752</text:p>
          </table:table-cell>
          <table:table-cell office:value-type="float" office:value="0.091612" calcext:value-type="float">
            <text:p>0.091612</text:p>
          </table:table-cell>
        </table:table-row>
        <table:table-row table:style-name="ro1">
          <table:table-cell office:value-type="float" office:value="1.048251" calcext:value-type="float">
            <text:p>1.048251</text:p>
          </table:table-cell>
          <table:table-cell office:value-type="float" office:value="0.922124" calcext:value-type="float">
            <text:p>0.922124</text:p>
          </table:table-cell>
          <table:table-cell office:value-type="float" office:value="110.554632" calcext:value-type="float">
            <text:p>110.554632</text:p>
          </table:table-cell>
          <table:table-cell office:value-type="float" office:value="121.790752" calcext:value-type="float">
            <text:p>121.790752</text:p>
          </table:table-cell>
          <table:table-cell office:value-type="float" office:value="0.091612" calcext:value-type="float">
            <text:p>0.091612</text:p>
          </table:table-cell>
        </table:table-row>
        <table:table-row table:style-name="ro1">
          <table:table-cell office:value-type="float" office:value="1.048342" calcext:value-type="float">
            <text:p>1.048342</text:p>
          </table:table-cell>
          <table:table-cell office:value-type="float" office:value="0.921878" calcext:value-type="float">
            <text:p>0.921878</text:p>
          </table:table-cell>
          <table:table-cell office:value-type="float" office:value="110.262989" calcext:value-type="float">
            <text:p>110.262989</text:p>
          </table:table-cell>
          <table:table-cell office:value-type="float" office:value="121.75806" calcext:value-type="float">
            <text:p>121.75806</text:p>
          </table:table-cell>
          <table:table-cell office:value-type="float" office:value="0.091869" calcext:value-type="float">
            <text:p>0.091869</text:p>
          </table:table-cell>
        </table:table-row>
        <table:table-row table:style-name="ro1">
          <table:table-cell office:value-type="float" office:value="1.048386" calcext:value-type="float">
            <text:p>1.048386</text:p>
          </table:table-cell>
          <table:table-cell office:value-type="float" office:value="0.921755" calcext:value-type="float">
            <text:p>0.921755</text:p>
          </table:table-cell>
          <table:table-cell office:value-type="float" office:value="109.75262" calcext:value-type="float">
            <text:p>109.75262</text:p>
          </table:table-cell>
          <table:table-cell office:value-type="float" office:value="121.741052" calcext:value-type="float">
            <text:p>121.741052</text:p>
          </table:table-cell>
          <table:table-cell office:value-type="float" office:value="0.091997" calcext:value-type="float">
            <text:p>0.091997</text:p>
          </table:table-cell>
        </table:table-row>
        <table:table-row table:style-name="ro1">
          <table:table-cell office:value-type="float" office:value="1.048298" calcext:value-type="float">
            <text:p>1.048298</text:p>
          </table:table-cell>
          <table:table-cell office:value-type="float" office:value="0.922002" calcext:value-type="float">
            <text:p>0.922002</text:p>
          </table:table-cell>
          <table:table-cell office:value-type="float" office:value="109.460976" calcext:value-type="float">
            <text:p>109.460976</text:p>
          </table:table-cell>
          <table:table-cell office:value-type="float" office:value="121.775888" calcext:value-type="float">
            <text:p>121.775888</text:p>
          </table:table-cell>
          <table:table-cell office:value-type="float" office:value="0.091741" calcext:value-type="float">
            <text:p>0.091741</text:p>
          </table:table-cell>
        </table:table-row>
        <table:table-row table:style-name="ro1">
          <table:table-cell office:value-type="float" office:value="1.048076" calcext:value-type="float">
            <text:p>1.048076</text:p>
          </table:table-cell>
          <table:table-cell office:value-type="float" office:value="0.922619" calcext:value-type="float">
            <text:p>0.922619</text:p>
          </table:table-cell>
          <table:table-cell office:value-type="float" office:value="109.825524" calcext:value-type="float">
            <text:p>109.825524</text:p>
          </table:table-cell>
          <table:table-cell office:value-type="float" office:value="121.861204" calcext:value-type="float">
            <text:p>121.861204</text:p>
          </table:table-cell>
          <table:table-cell office:value-type="float" office:value="0.0911" calcext:value-type="float">
            <text:p>0.0911</text:p>
          </table:table-cell>
        </table:table-row>
        <table:table-row table:style-name="ro1">
          <table:table-cell office:value-type="float" office:value="1.047847" calcext:value-type="float">
            <text:p>1.047847</text:p>
          </table:table-cell>
          <table:table-cell office:value-type="float" office:value="0.923232" calcext:value-type="float">
            <text:p>0.923232</text:p>
          </table:table-cell>
          <table:table-cell office:value-type="float" office:value="110.481714" calcext:value-type="float">
            <text:p>110.481714</text:p>
          </table:table-cell>
          <table:table-cell office:value-type="float" office:value="121.94309" calcext:value-type="float">
            <text:p>121.94309</text:p>
          </table:table-cell>
          <table:table-cell office:value-type="float" office:value="0.090458" calcext:value-type="float">
            <text:p>0.090458</text:p>
          </table:table-cell>
        </table:table-row>
        <table:table-row table:style-name="ro1">
          <table:table-cell office:value-type="float" office:value="1.048588" calcext:value-type="float">
            <text:p>1.048588</text:p>
          </table:table-cell>
          <table:table-cell office:value-type="float" office:value="0.921412" calcext:value-type="float">
            <text:p>0.921412</text:p>
          </table:table-cell>
          <table:table-cell office:value-type="float" office:value="112.158649" calcext:value-type="float">
            <text:p>112.158649</text:p>
          </table:table-cell>
          <table:table-cell office:value-type="float" office:value="121.735929" calcext:value-type="float">
            <text:p>121.735929</text:p>
          </table:table-cell>
          <table:table-cell office:value-type="float" office:value="0.092396" calcext:value-type="float">
            <text:p>0.092396</text:p>
          </table:table-cell>
        </table:table-row>
        <table:table-row table:style-name="ro1">
          <table:table-cell office:value-type="float" office:value="1.04959" calcext:value-type="float">
            <text:p>1.04959</text:p>
          </table:table-cell>
          <table:table-cell office:value-type="float" office:value="0.918989" calcext:value-type="float">
            <text:p>0.918989</text:p>
          </table:table-cell>
          <table:table-cell office:value-type="float" office:value="112.47547" calcext:value-type="float">
            <text:p>112.47547</text:p>
          </table:table-cell>
          <table:table-cell office:value-type="float" office:value="121.481485" calcext:value-type="float">
            <text:p>121.481485</text:p>
          </table:table-cell>
          <table:table-cell office:value-type="float" office:value="0.094984" calcext:value-type="float">
            <text:p>0.094984</text:p>
          </table:table-cell>
        </table:table-row>
        <table:table-row table:style-name="ro1">
          <table:table-cell office:value-type="float" office:value="1.050759" calcext:value-type="float">
            <text:p>1.050759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112.826199" calcext:value-type="float">
            <text:p>112.826199</text:p>
          </table:table-cell>
          <table:table-cell office:value-type="float" office:value="121.216168" calcext:value-type="float">
            <text:p>121.216168</text:p>
          </table:table-cell>
          <table:table-cell office:value-type="float" office:value="0.097965" calcext:value-type="float">
            <text:p>0.097965</text:p>
          </table:table-cell>
        </table:table-row>
        <table:table-row table:style-name="ro1">
          <table:table-cell office:value-type="float" office:value="1.051789" calcext:value-type="float">
            <text:p>1.051789</text:p>
          </table:table-cell>
          <table:table-cell office:value-type="float" office:value="0.9138" calcext:value-type="float">
            <text:p>0.9138</text:p>
          </table:table-cell>
          <table:table-cell office:value-type="float" office:value="113.144127" calcext:value-type="float">
            <text:p>113.144127</text:p>
          </table:table-cell>
          <table:table-cell office:value-type="float" office:value="121.006424" calcext:value-type="float">
            <text:p>121.006424</text:p>
          </table:table-cell>
          <table:table-cell office:value-type="float" office:value="0.100561" calcext:value-type="float">
            <text:p>0.100561</text:p>
          </table:table-cell>
        </table:table-row>
        <table:table-row table:style-name="ro1">
          <table:table-cell office:value-type="float" office:value="1.052669" calcext:value-type="float">
            <text:p>1.052669</text:p>
          </table:table-cell>
          <table:table-cell office:value-type="float" office:value="0.911754" calcext:value-type="float">
            <text:p>0.911754</text:p>
          </table:table-cell>
          <table:table-cell office:value-type="float" office:value="113.271082" calcext:value-type="float">
            <text:p>113.271082</text:p>
          </table:table-cell>
          <table:table-cell office:value-type="float" office:value="120.839264" calcext:value-type="float">
            <text:p>120.839264</text:p>
          </table:table-cell>
          <table:table-cell office:value-type="float" office:value="0.102769" calcext:value-type="float">
            <text:p>0.102769</text:p>
          </table:table-cell>
        </table:table-row>
        <table:table-row table:style-name="ro1">
          <table:table-cell office:value-type="float" office:value="1.052564" calcext:value-type="float">
            <text:p>1.052564</text:p>
          </table:table-cell>
          <table:table-cell office:value-type="float" office:value="0.911994" calcext:value-type="float">
            <text:p>0.911994</text:p>
          </table:table-cell>
          <table:table-cell office:value-type="float" office:value="113.562725" calcext:value-type="float">
            <text:p>113.562725</text:p>
          </table:table-cell>
          <table:table-cell office:value-type="float" office:value="120.857788" calcext:value-type="float">
            <text:p>120.857788</text:p>
          </table:table-cell>
          <table:table-cell office:value-type="float" office:value="0.102509" calcext:value-type="float">
            <text:p>0.102509</text:p>
          </table:table-cell>
        </table:table-row>
        <table:table-row table:style-name="ro1">
          <table:table-cell office:value-type="float" office:value="1.052511" calcext:value-type="float">
            <text:p>1.052511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113.635636" calcext:value-type="float">
            <text:p>113.635636</text:p>
          </table:table-cell>
          <table:table-cell office:value-type="float" office:value="120.866983" calcext:value-type="float">
            <text:p>120.866983</text:p>
          </table:table-cell>
          <table:table-cell office:value-type="float" office:value="0.102379" calcext:value-type="float">
            <text:p>0.102379</text:p>
          </table:table-cell>
        </table:table-row>
        <table:table-row table:style-name="ro1">
          <table:table-cell office:value-type="float" office:value="1.052406" calcext:value-type="float">
            <text:p>1.052406</text:p>
          </table:table-cell>
          <table:table-cell office:value-type="float" office:value="0.912354" calcext:value-type="float">
            <text:p>0.912354</text:p>
          </table:table-cell>
          <table:table-cell office:value-type="float" office:value="113.635636" calcext:value-type="float">
            <text:p>113.635636</text:p>
          </table:table-cell>
          <table:table-cell office:value-type="float" office:value="120.885507" calcext:value-type="float">
            <text:p>120.885507</text:p>
          </table:table-cell>
          <table:table-cell office:value-type="float" office:value="0.102119" calcext:value-type="float">
            <text:p>0.102119</text:p>
          </table:table-cell>
        </table:table-row>
        <table:table-row table:style-name="ro1">
          <table:table-cell office:value-type="float" office:value="1.052303" calcext:value-type="float">
            <text:p>1.052303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113.343993" calcext:value-type="float">
            <text:p>113.343993</text:p>
          </table:table-cell>
          <table:table-cell office:value-type="float" office:value="120.904866" calcext:value-type="float">
            <text:p>120.904866</text:p>
          </table:table-cell>
          <table:table-cell office:value-type="float" office:value="0.101859" calcext:value-type="float">
            <text:p>0.101859</text:p>
          </table:table-cell>
        </table:table-row>
        <table:table-row table:style-name="ro1">
          <table:table-cell office:value-type="float" office:value="1.0522" calcext:value-type="float">
            <text:p>1.0522</text:p>
          </table:table-cell>
          <table:table-cell office:value-type="float" office:value="0.912836" calcext:value-type="float">
            <text:p>0.912836</text:p>
          </table:table-cell>
          <table:table-cell office:value-type="float" office:value="113.05235" calcext:value-type="float">
            <text:p>113.05235</text:p>
          </table:table-cell>
          <table:table-cell office:value-type="float" office:value="120.925043" calcext:value-type="float">
            <text:p>120.925043</text:p>
          </table:table-cell>
          <table:table-cell office:value-type="float" office:value="0.101599" calcext:value-type="float">
            <text:p>0.101599</text:p>
          </table:table-cell>
        </table:table-row>
        <table:table-row table:style-name="ro1">
          <table:table-cell office:value-type="float" office:value="1.052149" calcext:value-type="float">
            <text:p>1.052149</text:p>
          </table:table-cell>
          <table:table-cell office:value-type="float" office:value="0.912957" calcext:value-type="float">
            <text:p>0.912957</text:p>
          </table:table-cell>
          <table:table-cell office:value-type="float" office:value="112.833617" calcext:value-type="float">
            <text:p>112.833617</text:p>
          </table:table-cell>
          <table:table-cell office:value-type="float" office:value="120.935494" calcext:value-type="float">
            <text:p>120.935494</text:p>
          </table:table-cell>
          <table:table-cell office:value-type="float" office:value="0.10147" calcext:value-type="float">
            <text:p>0.10147</text:p>
          </table:table-cell>
        </table:table-row>
        <table:table-row table:style-name="ro1">
          <table:table-cell office:value-type="float" office:value="1.052047" calcext:value-type="float">
            <text:p>1.052047</text:p>
          </table:table-cell>
          <table:table-cell office:value-type="float" office:value="0.913198" calcext:value-type="float">
            <text:p>0.913198</text:p>
          </table:table-cell>
          <table:table-cell office:value-type="float" office:value="112.833617" calcext:value-type="float">
            <text:p>112.833617</text:p>
          </table:table-cell>
          <table:table-cell office:value-type="float" office:value="120.95641" calcext:value-type="float">
            <text:p>120.95641</text:p>
          </table:table-cell>
          <table:table-cell office:value-type="float" office:value="0.10121" calcext:value-type="float">
            <text:p>0.10121</text:p>
          </table:table-cell>
        </table:table-row>
        <table:table-row table:style-name="ro1">
          <table:table-cell office:value-type="float" office:value="1.051945" calcext:value-type="float">
            <text:p>1.051945</text:p>
          </table:table-cell>
          <table:table-cell office:value-type="float" office:value="0.91344" calcext:value-type="float">
            <text:p>0.91344</text:p>
          </table:table-cell>
          <table:table-cell office:value-type="float" office:value="112.979439" calcext:value-type="float">
            <text:p>112.979439</text:p>
          </table:table-cell>
          <table:table-cell office:value-type="float" office:value="120.977052" calcext:value-type="float">
            <text:p>120.977052</text:p>
          </table:table-cell>
          <table:table-cell office:value-type="float" office:value="0.10095" calcext:value-type="float">
            <text:p>0.10095</text:p>
          </table:table-cell>
        </table:table-row>
        <table:table-row table:style-name="ro1">
          <table:table-cell office:value-type="float" office:value="1.051739" calcext:value-type="float">
            <text:p>1.051739</text:p>
          </table:table-cell>
          <table:table-cell office:value-type="float" office:value="0.913922" calcext:value-type="float">
            <text:p>0.913922</text:p>
          </table:table-cell>
          <table:table-cell office:value-type="float" office:value="113.12526" calcext:value-type="float">
            <text:p>113.12526</text:p>
          </table:table-cell>
          <table:table-cell office:value-type="float" office:value="121.017886" calcext:value-type="float">
            <text:p>121.017886</text:p>
          </table:table-cell>
          <table:table-cell office:value-type="float" office:value="0.100431" calcext:value-type="float">
            <text:p>0.100431</text:p>
          </table:table-cell>
        </table:table-row>
        <table:table-row table:style-name="ro1">
          <table:table-cell office:value-type="float" office:value="1.051688" calcext:value-type="float">
            <text:p>1.051688</text:p>
          </table:table-cell>
          <table:table-cell office:value-type="float" office:value="0.914042" calcext:value-type="float">
            <text:p>0.914042</text:p>
          </table:table-cell>
          <table:table-cell office:value-type="float" office:value="113.05235" calcext:value-type="float">
            <text:p>113.05235</text:p>
          </table:table-cell>
          <table:table-cell office:value-type="float" office:value="121.028283" calcext:value-type="float">
            <text:p>121.028283</text:p>
          </table:table-cell>
          <table:table-cell office:value-type="float" office:value="0.100301" calcext:value-type="float">
            <text:p>0.100301</text:p>
          </table:table-cell>
        </table:table-row>
        <table:table-row table:style-name="ro1">
          <table:table-cell office:value-type="float" office:value="1.051688" calcext:value-type="float">
            <text:p>1.051688</text:p>
          </table:table-cell>
          <table:table-cell office:value-type="float" office:value="0.914042" calcext:value-type="float">
            <text:p>0.914042</text:p>
          </table:table-cell>
          <table:table-cell office:value-type="float" office:value="112.906528" calcext:value-type="float">
            <text:p>112.906528</text:p>
          </table:table-cell>
          <table:table-cell office:value-type="float" office:value="121.028283" calcext:value-type="float">
            <text:p>121.028283</text:p>
          </table:table-cell>
          <table:table-cell office:value-type="float" office:value="0.100301" calcext:value-type="float">
            <text:p>0.100301</text:p>
          </table:table-cell>
        </table:table-row>
        <table:table-row table:style-name="ro1">
          <table:table-cell office:value-type="float" office:value="1.051637" calcext:value-type="float">
            <text:p>1.051637</text:p>
          </table:table-cell>
          <table:table-cell office:value-type="float" office:value="0.914163" calcext:value-type="float">
            <text:p>0.914163</text:p>
          </table:table-cell>
          <table:table-cell office:value-type="float" office:value="112.793173" calcext:value-type="float">
            <text:p>112.793173</text:p>
          </table:table-cell>
          <table:table-cell office:value-type="float" office:value="121.038993" calcext:value-type="float">
            <text:p>121.038993</text:p>
          </table:table-cell>
          <table:table-cell office:value-type="float" office:value="0.100172" calcext:value-type="float">
            <text:p>0.100172</text:p>
          </table:table-cell>
        </table:table-row>
        <table:table-row table:style-name="ro1">
          <table:table-cell office:value-type="float" office:value="1.051486" calcext:value-type="float">
            <text:p>1.051486</text:p>
          </table:table-cell>
          <table:table-cell office:value-type="float" office:value="0.914526" calcext:value-type="float">
            <text:p>0.914526</text:p>
          </table:table-cell>
          <table:table-cell office:value-type="float" office:value="112.57444" calcext:value-type="float">
            <text:p>112.57444</text:p>
          </table:table-cell>
          <table:table-cell office:value-type="float" office:value="121.072204" calcext:value-type="float">
            <text:p>121.072204</text:p>
          </table:table-cell>
          <table:table-cell office:value-type="float" office:value="0.099783" calcext:value-type="float">
            <text:p>0.099783</text:p>
          </table:table-cell>
        </table:table-row>
        <table:table-row table:style-name="ro1">
          <table:table-cell office:value-type="float" office:value="1.051285" calcext:value-type="float">
            <text:p>1.051285</text:p>
          </table:table-cell>
          <table:table-cell office:value-type="float" office:value="0.91501" calcext:value-type="float">
            <text:p>0.91501</text:p>
          </table:table-cell>
          <table:table-cell office:value-type="float" office:value="112.57444" calcext:value-type="float">
            <text:p>112.57444</text:p>
          </table:table-cell>
          <table:table-cell office:value-type="float" office:value="121.116904" calcext:value-type="float">
            <text:p>121.116904</text:p>
          </table:table-cell>
          <table:table-cell office:value-type="float" office:value="0.099264" calcext:value-type="float">
            <text:p>0.099264</text:p>
          </table:table-cell>
        </table:table-row>
        <table:table-row table:style-name="ro1">
          <table:table-cell office:value-type="float" office:value="1.051084" calcext:value-type="float">
            <text:p>1.051084</text:p>
          </table:table-cell>
          <table:table-cell office:value-type="float" office:value="0.915495" calcext:value-type="float">
            <text:p>0.915495</text:p>
          </table:table-cell>
          <table:table-cell office:value-type="float" office:value="112.57444" calcext:value-type="float">
            <text:p>112.57444</text:p>
          </table:table-cell>
          <table:table-cell office:value-type="float" office:value="121.162055" calcext:value-type="float">
            <text:p>121.162055</text:p>
          </table:table-cell>
          <table:table-cell office:value-type="float" office:value="0.098746" calcext:value-type="float">
            <text:p>0.098746</text:p>
          </table:table-cell>
        </table:table-row>
        <table:table-row table:style-name="ro1">
          <table:table-cell office:value-type="float" office:value="1.050984" calcext:value-type="float">
            <text:p>1.050984</text:p>
          </table:table-cell>
          <table:table-cell office:value-type="float" office:value="0.915737" calcext:value-type="float">
            <text:p>0.915737</text:p>
          </table:table-cell>
          <table:table-cell office:value-type="float" office:value="112.428619" calcext:value-type="float">
            <text:p>112.428619</text:p>
          </table:table-cell>
          <table:table-cell office:value-type="float" office:value="121.185184" calcext:value-type="float">
            <text:p>121.185184</text:p>
          </table:table-cell>
          <table:table-cell office:value-type="float" office:value="0.098487" calcext:value-type="float">
            <text:p>0.098487</text:p>
          </table:table-cell>
        </table:table-row>
        <table:table-row table:style-name="ro1">
          <table:table-cell office:value-type="float" office:value="1.050934" calcext:value-type="float">
            <text:p>1.050934</text:p>
          </table:table-cell>
          <table:table-cell office:value-type="float" office:value="0.915858" calcext:value-type="float">
            <text:p>0.915858</text:p>
          </table:table-cell>
          <table:table-cell office:value-type="float" office:value="112.209886" calcext:value-type="float">
            <text:p>112.209886</text:p>
          </table:table-cell>
          <table:table-cell office:value-type="float" office:value="121.197124" calcext:value-type="float">
            <text:p>121.197124</text:p>
          </table:table-cell>
          <table:table-cell office:value-type="float" office:value="0.098357" calcext:value-type="float">
            <text:p>0.098357</text:p>
          </table:table-cell>
        </table:table-row>
        <table:table-row table:style-name="ro1">
          <table:table-cell office:value-type="float" office:value="1.050885" calcext:value-type="float">
            <text:p>1.050885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112.136975" calcext:value-type="float">
            <text:p>112.136975</text:p>
          </table:table-cell>
          <table:table-cell office:value-type="float" office:value="121.209173" calcext:value-type="float">
            <text:p>121.209173</text:p>
          </table:table-cell>
          <table:table-cell office:value-type="float" office:value="0.098228" calcext:value-type="float">
            <text:p>0.098228</text:p>
          </table:table-cell>
        </table:table-row>
        <table:table-row table:style-name="ro1">
          <table:table-cell office:value-type="float" office:value="1.050786" calcext:value-type="float">
            <text:p>1.050786</text:p>
          </table:table-cell>
          <table:table-cell office:value-type="float" office:value="0.916222" calcext:value-type="float">
            <text:p>0.916222</text:p>
          </table:table-cell>
          <table:table-cell office:value-type="float" office:value="112.282797" calcext:value-type="float">
            <text:p>112.282797</text:p>
          </table:table-cell>
          <table:table-cell office:value-type="float" office:value="121.232985" calcext:value-type="float">
            <text:p>121.232985</text:p>
          </table:table-cell>
          <table:table-cell office:value-type="float" office:value="0.097969" calcext:value-type="float">
            <text:p>0.097969</text:p>
          </table:table-cell>
        </table:table-row>
        <table:table-row table:style-name="ro1">
          <table:table-cell office:value-type="float" office:value="1.050585" calcext:value-type="float">
            <text:p>1.05058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112.57444" calcext:value-type="float">
            <text:p>112.57444</text:p>
          </table:table-cell>
          <table:table-cell office:value-type="float" office:value="121.279365" calcext:value-type="float">
            <text:p>121.279365</text:p>
          </table:table-cell>
          <table:table-cell office:value-type="float" office:value="0.097451" calcext:value-type="float">
            <text:p>0.097451</text:p>
          </table:table-cell>
        </table:table-row>
        <table:table-row table:style-name="ro1">
          <table:table-cell office:value-type="float" office:value="1.050434" calcext:value-type="float">
            <text:p>1.050434</text:p>
          </table:table-cell>
          <table:table-cell office:value-type="float" office:value="0.917069" calcext:value-type="float">
            <text:p>0.917069</text:p>
          </table:table-cell>
          <table:table-cell office:value-type="float" office:value="112.501529" calcext:value-type="float">
            <text:p>112.501529</text:p>
          </table:table-cell>
          <table:table-cell office:value-type="float" office:value="121.314775" calcext:value-type="float">
            <text:p>121.314775</text:p>
          </table:table-cell>
          <table:table-cell office:value-type="float" office:value="0.097062" calcext:value-type="float">
            <text:p>0.097062</text:p>
          </table:table-cell>
        </table:table-row>
        <table:table-row table:style-name="ro1">
          <table:table-cell office:value-type="float" office:value="1.050236" calcext:value-type="float">
            <text:p>1.050236</text:p>
          </table:table-cell>
          <table:table-cell office:value-type="float" office:value="0.917555" calcext:value-type="float">
            <text:p>0.917555</text:p>
          </table:table-cell>
          <table:table-cell office:value-type="float" office:value="112.209886" calcext:value-type="float">
            <text:p>112.209886</text:p>
          </table:table-cell>
          <table:table-cell office:value-type="float" office:value="121.363984" calcext:value-type="float">
            <text:p>121.363984</text:p>
          </table:table-cell>
          <table:table-cell office:value-type="float" office:value="0.096545" calcext:value-type="float">
            <text:p>0.096545</text:p>
          </table:table-cell>
        </table:table-row>
        <table:table-row table:style-name="ro1">
          <table:table-cell office:value-type="float" office:value="1.049991" calcext:value-type="float">
            <text:p>1.049991</text:p>
          </table:table-cell>
          <table:table-cell office:value-type="float" office:value="0.918163" calcext:value-type="float">
            <text:p>0.918163</text:p>
          </table:table-cell>
          <table:table-cell office:value-type="float" office:value="111.991154" calcext:value-type="float">
            <text:p>111.991154</text:p>
          </table:table-cell>
          <table:table-cell office:value-type="float" office:value="121.427728" calcext:value-type="float">
            <text:p>121.427728</text:p>
          </table:table-cell>
          <table:table-cell office:value-type="float" office:value="0.095898" calcext:value-type="float">
            <text:p>0.095898</text:p>
          </table:table-cell>
        </table:table-row>
        <table:table-row table:style-name="ro1">
          <table:table-cell office:value-type="float" office:value="1.049648" calcext:value-type="float">
            <text:p>1.049648</text:p>
          </table:table-cell>
          <table:table-cell office:value-type="float" office:value="0.919013" calcext:value-type="float">
            <text:p>0.919013</text:p>
          </table:table-cell>
          <table:table-cell office:value-type="float" office:value="111.953803" calcext:value-type="float">
            <text:p>111.953803</text:p>
          </table:table-cell>
          <table:table-cell office:value-type="float" office:value="121.518808" calcext:value-type="float">
            <text:p>121.518808</text:p>
          </table:table-cell>
          <table:table-cell office:value-type="float" office:value="0.094993" calcext:value-type="float">
            <text:p>0.094993</text:p>
          </table:table-cell>
        </table:table-row>
        <table:table-row table:style-name="ro1">
          <table:table-cell office:value-type="float" office:value="1.048971" calcext:value-type="float">
            <text:p>1.048971</text:p>
          </table:table-cell>
          <table:table-cell office:value-type="float" office:value="0.920719" calcext:value-type="float">
            <text:p>0.920719</text:p>
          </table:table-cell>
          <table:table-cell office:value-type="float" office:value="111.66216" calcext:value-type="float">
            <text:p>111.66216</text:p>
          </table:table-cell>
          <table:table-cell office:value-type="float" office:value="121.711912" calcext:value-type="float">
            <text:p>121.711912</text:p>
          </table:table-cell>
          <table:table-cell office:value-type="float" office:value="0.093186" calcext:value-type="float">
            <text:p>0.093186</text:p>
          </table:table-cell>
        </table:table-row>
        <table:table-row table:style-name="ro1">
          <table:table-cell office:value-type="float" office:value="1.048723" calcext:value-type="float">
            <text:p>1.048723</text:p>
          </table:table-cell>
          <table:table-cell office:value-type="float" office:value="0.921326" calcext:value-type="float">
            <text:p>0.921326</text:p>
          </table:table-cell>
          <table:table-cell office:value-type="float" office:value="112.172529" calcext:value-type="float">
            <text:p>112.172529</text:p>
          </table:table-cell>
          <table:table-cell office:value-type="float" office:value="121.77914" calcext:value-type="float">
            <text:p>121.77914</text:p>
          </table:table-cell>
          <table:table-cell office:value-type="float" office:value="0.09254" calcext:value-type="float">
            <text:p>0.09254</text:p>
          </table:table-cell>
        </table:table-row>
        <table:table-row table:style-name="ro1">
          <table:table-cell office:value-type="float" office:value="1.048723" calcext:value-type="float">
            <text:p>1.048723</text:p>
          </table:table-cell>
          <table:table-cell office:value-type="float" office:value="0.921326" calcext:value-type="float">
            <text:p>0.921326</text:p>
          </table:table-cell>
          <table:table-cell office:value-type="float" office:value="112.755809" calcext:value-type="float">
            <text:p>112.755809</text:p>
          </table:table-cell>
          <table:table-cell office:value-type="float" office:value="121.77914" calcext:value-type="float">
            <text:p>121.77914</text:p>
          </table:table-cell>
          <table:table-cell office:value-type="float" office:value="0.09254" calcext:value-type="float">
            <text:p>0.09254</text:p>
          </table:table-cell>
        </table:table-row>
        <table:table-row table:style-name="ro1">
          <table:table-cell office:value-type="float" office:value="1.048622" calcext:value-type="float">
            <text:p>1.048622</text:p>
          </table:table-cell>
          <table:table-cell office:value-type="float" office:value="0.921567" calcext:value-type="float">
            <text:p>0.921567</text:p>
          </table:table-cell>
          <table:table-cell office:value-type="float" office:value="112.90163" calcext:value-type="float">
            <text:p>112.90163</text:p>
          </table:table-cell>
          <table:table-cell office:value-type="float" office:value="121.804277" calcext:value-type="float">
            <text:p>121.804277</text:p>
          </table:table-cell>
          <table:table-cell office:value-type="float" office:value="0.092281" calcext:value-type="float">
            <text:p>0.092281</text:p>
          </table:table-cell>
        </table:table-row>
        <table:table-row table:style-name="ro1">
          <table:table-cell office:value-type="float" office:value="1.048419" calcext:value-type="float">
            <text:p>1.048419</text:p>
          </table:table-cell>
          <table:table-cell office:value-type="float" office:value="0.922051" calcext:value-type="float">
            <text:p>0.922051</text:p>
          </table:table-cell>
          <table:table-cell office:value-type="float" office:value="112.755809" calcext:value-type="float">
            <text:p>112.755809</text:p>
          </table:table-cell>
          <table:table-cell office:value-type="float" office:value="121.85578" calcext:value-type="float">
            <text:p>121.85578</text:p>
          </table:table-cell>
          <table:table-cell office:value-type="float" office:value="0.091763" calcext:value-type="float">
            <text:p>0.091763</text:p>
          </table:table-cell>
        </table:table-row>
        <table:table-row table:style-name="ro1">
          <table:table-cell office:value-type="float" office:value="1.048067" calcext:value-type="float">
            <text:p>1.048067</text:p>
          </table:table-cell>
          <table:table-cell office:value-type="float" office:value="0.922898" calcext:value-type="float">
            <text:p>0.922898</text:p>
          </table:table-cell>
          <table:table-cell office:value-type="float" office:value="112.537076" calcext:value-type="float">
            <text:p>112.537076</text:p>
          </table:table-cell>
          <table:table-cell office:value-type="float" office:value="121.949429" calcext:value-type="float">
            <text:p>121.949429</text:p>
          </table:table-cell>
          <table:table-cell office:value-type="float" office:value="0.090858" calcext:value-type="float">
            <text:p>0.090858</text:p>
          </table:table-cell>
        </table:table-row>
        <table:table-row table:style-name="ro1">
          <table:table-cell office:value-type="float" office:value="1.047815" calcext:value-type="float">
            <text:p>1.047815</text:p>
          </table:table-cell>
          <table:table-cell office:value-type="float" office:value="0.923503" calcext:value-type="float">
            <text:p>0.923503</text:p>
          </table:table-cell>
          <table:table-cell office:value-type="float" office:value="112.609987" calcext:value-type="float">
            <text:p>112.609987</text:p>
          </table:table-cell>
          <table:table-cell office:value-type="float" office:value="122.016957" calcext:value-type="float">
            <text:p>122.016957</text:p>
          </table:table-cell>
          <table:table-cell office:value-type="float" office:value="0.090211" calcext:value-type="float">
            <text:p>0.090211</text:p>
          </table:table-cell>
        </table:table-row>
        <table:table-row table:style-name="ro1">
          <table:table-cell office:value-type="float" office:value="1.047662" calcext:value-type="float">
            <text:p>1.047662</text:p>
          </table:table-cell>
          <table:table-cell office:value-type="float" office:value="0.923865" calcext:value-type="float">
            <text:p>0.923865</text:p>
          </table:table-cell>
          <table:table-cell office:value-type="float" office:value="112.974534" calcext:value-type="float">
            <text:p>112.974534</text:p>
          </table:table-cell>
          <table:table-cell office:value-type="float" office:value="122.056384" calcext:value-type="float">
            <text:p>122.056384</text:p>
          </table:table-cell>
          <table:table-cell office:value-type="float" office:value="0.089823" calcext:value-type="float">
            <text:p>0.089823</text:p>
          </table:table-cell>
        </table:table-row>
        <table:table-row table:style-name="ro1">
          <table:table-cell office:value-type="float" office:value="1.04735" calcext:value-type="float">
            <text:p>1.04735</text:p>
          </table:table-cell>
          <table:table-cell office:value-type="float" office:value="0.924587" calcext:value-type="float">
            <text:p>0.924587</text:p>
          </table:table-cell>
          <table:table-cell office:value-type="float" office:value="113.411992" calcext:value-type="float">
            <text:p>113.411992</text:p>
          </table:table-cell>
          <table:table-cell office:value-type="float" office:value="122.13245" calcext:value-type="float">
            <text:p>122.13245</text:p>
          </table:table-cell>
          <table:table-cell office:value-type="float" office:value="0.089046" calcext:value-type="float">
            <text:p>0.089046</text:p>
          </table:table-cell>
        </table:table-row>
        <table:table-row table:style-name="ro1">
          <table:table-cell office:value-type="float" office:value="1.047034" calcext:value-type="float">
            <text:p>1.047034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113.703636" calcext:value-type="float">
            <text:p>113.703636</text:p>
          </table:table-cell>
          <table:table-cell office:value-type="float" office:value="122.207274" calcext:value-type="float">
            <text:p>122.207274</text:p>
          </table:table-cell>
          <table:table-cell office:value-type="float" office:value="0.088268" calcext:value-type="float">
            <text:p>0.088268</text:p>
          </table:table-cell>
        </table:table-row>
        <table:table-row table:style-name="ro1">
          <table:table-cell office:value-type="float" office:value="1.04661" calcext:value-type="float">
            <text:p>1.04661</text:p>
          </table:table-cell>
          <table:table-cell office:value-type="float" office:value="0.926266" calcext:value-type="float">
            <text:p>0.926266</text:p>
          </table:table-cell>
          <table:table-cell office:value-type="float" office:value="113.82514" calcext:value-type="float">
            <text:p>113.82514</text:p>
          </table:table-cell>
          <table:table-cell office:value-type="float" office:value="122.307644" calcext:value-type="float">
            <text:p>122.307644</text:p>
          </table:table-cell>
          <table:table-cell office:value-type="float" office:value="0.087231" calcext:value-type="float">
            <text:p>0.087231</text:p>
          </table:table-cell>
        </table:table-row>
        <table:table-row table:style-name="ro1">
          <table:table-cell office:value-type="float" office:value="1.046243" calcext:value-type="float">
            <text:p>1.046243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113.606407" calcext:value-type="float">
            <text:p>113.606407</text:p>
          </table:table-cell>
          <table:table-cell office:value-type="float" office:value="122.399763" calcext:value-type="float">
            <text:p>122.399763</text:p>
          </table:table-cell>
          <table:table-cell office:value-type="float" office:value="0.086324" calcext:value-type="float">
            <text:p>0.086324</text:p>
          </table:table-cell>
        </table:table-row>
        <table:table-row table:style-name="ro1">
          <table:table-cell office:value-type="float" office:value="1.046033" calcext:value-type="float">
            <text:p>1.046033</text:p>
          </table:table-cell>
          <table:table-cell office:value-type="float" office:value="0.927587" calcext:value-type="float">
            <text:p>0.927587</text:p>
          </table:table-cell>
          <table:table-cell office:value-type="float" office:value="113.662276" calcext:value-type="float">
            <text:p>113.662276</text:p>
          </table:table-cell>
          <table:table-cell office:value-type="float" office:value="122.452946" calcext:value-type="float">
            <text:p>122.452946</text:p>
          </table:table-cell>
          <table:table-cell office:value-type="float" office:value="0.085806" calcext:value-type="float">
            <text:p>0.085806</text:p>
          </table:table-cell>
        </table:table-row>
        <table:table-row table:style-name="ro1">
          <table:table-cell office:value-type="float" office:value="1.045931" calcext:value-type="float">
            <text:p>1.045931</text:p>
          </table:table-cell>
          <table:table-cell office:value-type="float" office:value="0.927829" calcext:value-type="float">
            <text:p>0.927829</text:p>
          </table:table-cell>
          <table:table-cell office:value-type="float" office:value="112.787353" calcext:value-type="float">
            <text:p>112.787353</text:p>
          </table:table-cell>
          <table:table-cell office:value-type="float" office:value="122.482455" calcext:value-type="float">
            <text:p>122.482455</text:p>
          </table:table-cell>
          <table:table-cell office:value-type="float" office:value="0.085548" calcext:value-type="float">
            <text:p>0.085548</text:p>
          </table:table-cell>
        </table:table-row>
        <table:table-row table:style-name="ro1">
          <table:table-cell office:value-type="float" office:value="1.045789" calcext:value-type="float">
            <text:p>1.045789</text:p>
          </table:table-cell>
          <table:table-cell office:value-type="float" office:value="0.928195" calcext:value-type="float">
            <text:p>0.928195</text:p>
          </table:table-cell>
          <table:table-cell office:value-type="float" office:value="111.25624" calcext:value-type="float">
            <text:p>111.25624</text:p>
          </table:table-cell>
          <table:table-cell office:value-type="float" office:value="122.533972" calcext:value-type="float">
            <text:p>122.533972</text:p>
          </table:table-cell>
          <table:table-cell office:value-type="float" office:value="0.085162" calcext:value-type="float">
            <text:p>0.085162</text:p>
          </table:table-cell>
        </table:table-row>
        <table:table-row table:style-name="ro1">
          <table:table-cell office:value-type="float" office:value="1.045508" calcext:value-type="float">
            <text:p>1.045508</text:p>
          </table:table-cell>
          <table:table-cell office:value-type="float" office:value="0.928929" calcext:value-type="float">
            <text:p>0.928929</text:p>
          </table:table-cell>
          <table:table-cell office:value-type="float" office:value="110.964596" calcext:value-type="float">
            <text:p>110.964596</text:p>
          </table:table-cell>
          <table:table-cell office:value-type="float" office:value="122.641064" calcext:value-type="float">
            <text:p>122.641064</text:p>
          </table:table-cell>
          <table:table-cell office:value-type="float" office:value="0.084392" calcext:value-type="float">
            <text:p>0.084392</text:p>
          </table:table-cell>
        </table:table-row>
        <table:table-row table:style-name="ro1">
          <table:table-cell office:value-type="float" office:value="1.044876" calcext:value-type="float">
            <text:p>1.044876</text:p>
          </table:table-cell>
          <table:table-cell office:value-type="float" office:value="0.930512" calcext:value-type="float">
            <text:p>0.930512</text:p>
          </table:table-cell>
          <table:table-cell office:value-type="float" office:value="111.766608" calcext:value-type="float">
            <text:p>111.766608</text:p>
          </table:table-cell>
          <table:table-cell office:value-type="float" office:value="122.863703" calcext:value-type="float">
            <text:p>122.863703</text:p>
          </table:table-cell>
          <table:table-cell office:value-type="float" office:value="0.082719" calcext:value-type="float">
            <text:p>0.082719</text:p>
          </table:table-cell>
        </table:table-row>
        <table:table-row table:style-name="ro1">
          <table:table-cell office:value-type="float" office:value="1.044267" calcext:value-type="float">
            <text:p>1.044267</text:p>
          </table:table-cell>
          <table:table-cell office:value-type="float" office:value="0.931962" calcext:value-type="float">
            <text:p>0.931962</text:p>
          </table:table-cell>
          <table:table-cell office:value-type="float" office:value="112.787353" calcext:value-type="float">
            <text:p>112.787353</text:p>
          </table:table-cell>
          <table:table-cell office:value-type="float" office:value="123.057941" calcext:value-type="float">
            <text:p>123.057941</text:p>
          </table:table-cell>
          <table:table-cell office:value-type="float" office:value="0.081171" calcext:value-type="float">
            <text:p>0.081171</text:p>
          </table:table-cell>
        </table:table-row>
        <table:table-row table:style-name="ro1">
          <table:table-cell office:value-type="float" office:value="1.043643" calcext:value-type="float">
            <text:p>1.043643</text:p>
          </table:table-cell>
          <table:table-cell office:value-type="float" office:value="0.933406" calcext:value-type="float">
            <text:p>0.933406</text:p>
          </table:table-cell>
          <table:table-cell office:value-type="float" office:value="113.370632" calcext:value-type="float">
            <text:p>113.370632</text:p>
          </table:table-cell>
          <table:table-cell office:value-type="float" office:value="123.248353" calcext:value-type="float">
            <text:p>123.248353</text:p>
          </table:table-cell>
          <table:table-cell office:value-type="float" office:value="0.079621" calcext:value-type="float">
            <text:p>0.079621</text:p>
          </table:table-cell>
        </table:table-row>
        <table:table-row table:style-name="ro1">
          <table:table-cell office:value-type="float" office:value="1.043283" calcext:value-type="float">
            <text:p>1.043283</text:p>
          </table:table-cell>
          <table:table-cell office:value-type="float" office:value="0.934249" calcext:value-type="float">
            <text:p>0.934249</text:p>
          </table:table-cell>
          <table:table-cell office:value-type="float" office:value="113.1519" calcext:value-type="float">
            <text:p>113.1519</text:p>
          </table:table-cell>
          <table:table-cell office:value-type="float" office:value="123.36539" calcext:value-type="float">
            <text:p>123.36539</text:p>
          </table:table-cell>
          <table:table-cell office:value-type="float" office:value="0.078718" calcext:value-type="float">
            <text:p>0.078718</text:p>
          </table:table-cell>
        </table:table-row>
        <table:table-row table:style-name="ro1">
          <table:table-cell office:value-type="float" office:value="1.043029" calcext:value-type="float">
            <text:p>1.043029</text:p>
          </table:table-cell>
          <table:table-cell office:value-type="float" office:value="0.934853" calcext:value-type="float">
            <text:p>0.934853</text:p>
          </table:table-cell>
          <table:table-cell office:value-type="float" office:value="112.787353" calcext:value-type="float">
            <text:p>112.787353</text:p>
          </table:table-cell>
          <table:table-cell office:value-type="float" office:value="123.453711" calcext:value-type="float">
            <text:p>123.453711</text:p>
          </table:table-cell>
          <table:table-cell office:value-type="float" office:value="0.078074" calcext:value-type="float">
            <text:p>0.078074</text:p>
          </table:table-cell>
        </table:table-row>
        <table:table-row table:style-name="ro1">
          <table:table-cell office:value-type="float" office:value="1.042827" calcext:value-type="float">
            <text:p>1.042827</text:p>
          </table:table-cell>
          <table:table-cell office:value-type="float" office:value="0.935337" calcext:value-type="float">
            <text:p>0.935337</text:p>
          </table:table-cell>
          <table:table-cell office:value-type="float" office:value="112.641531" calcext:value-type="float">
            <text:p>112.641531</text:p>
          </table:table-cell>
          <table:table-cell office:value-type="float" office:value="123.52639" calcext:value-type="float">
            <text:p>123.52639</text:p>
          </table:table-cell>
          <table:table-cell office:value-type="float" office:value="0.077559" calcext:value-type="float">
            <text:p>0.077559</text:p>
          </table:table-cell>
        </table:table-row>
        <table:table-row table:style-name="ro1">
          <table:table-cell office:value-type="float" office:value="1.042412" calcext:value-type="float">
            <text:p>1.042412</text:p>
          </table:table-cell>
          <table:table-cell office:value-type="float" office:value="0.9363" calcext:value-type="float">
            <text:p>0.9363</text:p>
          </table:table-cell>
          <table:table-cell office:value-type="float" office:value="113.370632" calcext:value-type="float">
            <text:p>113.370632</text:p>
          </table:table-cell>
          <table:table-cell office:value-type="float" office:value="123.664766" calcext:value-type="float">
            <text:p>123.664766</text:p>
          </table:table-cell>
          <table:table-cell office:value-type="float" office:value="0.076527" calcext:value-type="float">
            <text:p>0.076527</text:p>
          </table:table-cell>
        </table:table-row>
        <table:table-row table:style-name="ro1">
          <table:table-cell office:value-type="float" office:value="1.041918" calcext:value-type="float">
            <text:p>1.041918</text:p>
          </table:table-cell>
          <table:table-cell office:value-type="float" office:value="0.937371" calcext:value-type="float">
            <text:p>0.937371</text:p>
          </table:table-cell>
          <table:table-cell office:value-type="float" office:value="114.755917" calcext:value-type="float">
            <text:p>114.755917</text:p>
          </table:table-cell>
          <table:table-cell office:value-type="float" office:value="123.803647" calcext:value-type="float">
            <text:p>123.803647</text:p>
          </table:table-cell>
          <table:table-cell office:value-type="float" office:value="0.075362" calcext:value-type="float">
            <text:p>0.075362</text:p>
          </table:table-cell>
        </table:table-row>
        <table:table-row table:style-name="ro1">
          <table:table-cell office:value-type="float" office:value="1.041296" calcext:value-type="float">
            <text:p>1.041296</text:p>
          </table:table-cell>
          <table:table-cell office:value-type="float" office:value="0.938672" calcext:value-type="float">
            <text:p>0.938672</text:p>
          </table:table-cell>
          <table:table-cell office:value-type="float" office:value="115.557923" calcext:value-type="float">
            <text:p>115.557923</text:p>
          </table:table-cell>
          <table:table-cell office:value-type="float" office:value="123.963868" calcext:value-type="float">
            <text:p>123.963868</text:p>
          </table:table-cell>
          <table:table-cell office:value-type="float" office:value="0.073936" calcext:value-type="float">
            <text:p>0.073936</text:p>
          </table:table-cell>
        </table:table-row>
        <table:table-row table:style-name="ro1">
          <table:table-cell office:value-type="float" office:value="1.041011" calcext:value-type="float">
            <text:p>1.041011</text:p>
          </table:table-cell>
          <table:table-cell office:value-type="float" office:value="0.939262" calcext:value-type="float">
            <text:p>0.939262</text:p>
          </table:table-cell>
          <table:table-cell office:value-type="float" office:value="115.776655" calcext:value-type="float">
            <text:p>115.776655</text:p>
          </table:table-cell>
          <table:table-cell office:value-type="float" office:value="124.036806" calcext:value-type="float">
            <text:p>124.036806</text:p>
          </table:table-cell>
          <table:table-cell office:value-type="float" office:value="0.073287" calcext:value-type="float">
            <text:p>0.073287</text:p>
          </table:table-cell>
        </table:table-row>
        <table:table-row table:style-name="ro1">
          <table:table-cell office:value-type="float" office:value="1.040842" calcext:value-type="float">
            <text:p>1.040842</text:p>
          </table:table-cell>
          <table:table-cell office:value-type="float" office:value="0.939617" calcext:value-type="float">
            <text:p>0.939617</text:p>
          </table:table-cell>
          <table:table-cell office:value-type="float" office:value="115.557923" calcext:value-type="float">
            <text:p>115.557923</text:p>
          </table:table-cell>
          <table:table-cell office:value-type="float" office:value="124.082408" calcext:value-type="float">
            <text:p>124.082408</text:p>
          </table:table-cell>
          <table:table-cell office:value-type="float" office:value="0.072899" calcext:value-type="float">
            <text:p>0.072899</text:p>
          </table:table-cell>
        </table:table-row>
        <table:table-row table:style-name="ro1">
          <table:table-cell office:value-type="float" office:value="1.040672" calcext:value-type="float">
            <text:p>1.040672</text:p>
          </table:table-cell>
          <table:table-cell office:value-type="float" office:value="0.939971" calcext:value-type="float">
            <text:p>0.939971</text:p>
          </table:table-cell>
          <table:table-cell office:value-type="float" office:value="115.630833" calcext:value-type="float">
            <text:p>115.630833</text:p>
          </table:table-cell>
          <table:table-cell office:value-type="float" office:value="124.128092" calcext:value-type="float">
            <text:p>124.128092</text:p>
          </table:table-cell>
          <table:table-cell office:value-type="float" office:value="0.07251" calcext:value-type="float">
            <text:p>0.07251</text:p>
          </table:table-cell>
        </table:table-row>
        <table:table-row table:style-name="ro1">
          <table:table-cell office:value-type="float" office:value="1.040441" calcext:value-type="float">
            <text:p>1.040441</text:p>
          </table:table-cell>
          <table:table-cell office:value-type="float" office:value="0.940442" calcext:value-type="float">
            <text:p>0.940442</text:p>
          </table:table-cell>
          <table:table-cell office:value-type="float" office:value="116.068298" calcext:value-type="float">
            <text:p>116.068298</text:p>
          </table:table-cell>
          <table:table-cell office:value-type="float" office:value="124.186576" calcext:value-type="float">
            <text:p>124.186576</text:p>
          </table:table-cell>
          <table:table-cell office:value-type="float" office:value="0.071991" calcext:value-type="float">
            <text:p>0.071991</text:p>
          </table:table-cell>
        </table:table-row>
        <table:table-row table:style-name="ro1">
          <table:table-cell office:value-type="float" office:value="1.040145" calcext:value-type="float">
            <text:p>1.040145</text:p>
          </table:table-cell>
          <table:table-cell office:value-type="float" office:value="0.941027" calcext:value-type="float">
            <text:p>0.941027</text:p>
          </table:table-cell>
          <table:table-cell office:value-type="float" office:value="116.870304" calcext:value-type="float">
            <text:p>116.870304</text:p>
          </table:table-cell>
          <table:table-cell office:value-type="float" office:value="124.253585" calcext:value-type="float">
            <text:p>124.253585</text:p>
          </table:table-cell>
          <table:table-cell office:value-type="float" office:value="0.071341" calcext:value-type="float">
            <text:p>0.071341</text:p>
          </table:table-cell>
        </table:table-row>
        <table:table-row table:style-name="ro1">
          <table:table-cell office:value-type="float" office:value="1.039841" calcext:value-type="float">
            <text:p>1.039841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117.672309" calcext:value-type="float">
            <text:p>117.672309</text:p>
          </table:table-cell>
          <table:table-cell office:value-type="float" office:value="124.314474" calcext:value-type="float">
            <text:p>124.314474</text:p>
          </table:table-cell>
          <table:table-cell office:value-type="float" office:value="0.07069" calcext:value-type="float">
            <text:p>0.07069</text:p>
          </table:table-cell>
        </table:table-row>
        <table:table-row table:style-name="ro1">
          <table:table-cell office:value-type="float" office:value="1.039717" calcext:value-type="float">
            <text:p>1.039717</text:p>
          </table:table-cell>
          <table:table-cell office:value-type="float" office:value="0.941838" calcext:value-type="float">
            <text:p>0.941838</text:p>
          </table:table-cell>
          <table:table-cell office:value-type="float" office:value="118.109774" calcext:value-type="float">
            <text:p>118.109774</text:p>
          </table:table-cell>
          <table:table-cell office:value-type="float" office:value="124.33748" calcext:value-type="float">
            <text:p>124.33748</text:p>
          </table:table-cell>
          <table:table-cell office:value-type="float" office:value="0.070429" calcext:value-type="float">
            <text:p>0.070429</text:p>
          </table:table-cell>
        </table:table-row>
        <table:table-row table:style-name="ro1">
          <table:table-cell office:value-type="float" office:value="1.03984" calcext:value-type="float">
            <text:p>1.03984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117.963952" calcext:value-type="float">
            <text:p>117.963952</text:p>
          </table:table-cell>
          <table:table-cell office:value-type="float" office:value="124.3139" calcext:value-type="float">
            <text:p>124.3139</text:p>
          </table:table-cell>
          <table:table-cell office:value-type="float" office:value="0.07069" calcext:value-type="float">
            <text:p>0.07069</text:p>
          </table:table-cell>
        </table:table-row>
        <table:table-row table:style-name="ro1">
          <table:table-cell office:value-type="float" office:value="1.040022" calcext:value-type="float">
            <text:p>1.040022</text:p>
          </table:table-cell>
          <table:table-cell office:value-type="float" office:value="0.941258" calcext:value-type="float">
            <text:p>0.941258</text:p>
          </table:table-cell>
          <table:table-cell office:value-type="float" office:value="117.599398" calcext:value-type="float">
            <text:p>117.599398</text:p>
          </table:table-cell>
          <table:table-cell office:value-type="float" office:value="124.276891" calcext:value-type="float">
            <text:p>124.276891</text:p>
          </table:table-cell>
          <table:table-cell office:value-type="float" office:value="0.07108" calcext:value-type="float">
            <text:p>0.07108</text:p>
          </table:table-cell>
        </table:table-row>
        <table:table-row table:style-name="ro1">
          <table:table-cell office:value-type="float" office:value="1.040022" calcext:value-type="float">
            <text:p>1.040022</text:p>
          </table:table-cell>
          <table:table-cell office:value-type="float" office:value="0.941258" calcext:value-type="float">
            <text:p>0.941258</text:p>
          </table:table-cell>
          <table:table-cell office:value-type="float" office:value="117.74522" calcext:value-type="float">
            <text:p>117.74522</text:p>
          </table:table-cell>
          <table:table-cell office:value-type="float" office:value="124.276891" calcext:value-type="float">
            <text:p>124.276891</text:p>
          </table:table-cell>
          <table:table-cell office:value-type="float" office:value="0.07108" calcext:value-type="float">
            <text:p>0.07108</text:p>
          </table:table-cell>
        </table:table-row>
        <table:table-row table:style-name="ro1">
          <table:table-cell office:value-type="float" office:value="1.039898" calcext:value-type="float">
            <text:p>1.039898</text:p>
          </table:table-cell>
          <table:table-cell office:value-type="float" office:value="0.941489" calcext:value-type="float">
            <text:p>0.941489</text:p>
          </table:table-cell>
          <table:table-cell office:value-type="float" office:value="118.328506" calcext:value-type="float">
            <text:p>118.328506</text:p>
          </table:table-cell>
          <table:table-cell office:value-type="float" office:value="124.298873" calcext:value-type="float">
            <text:p>124.298873</text:p>
          </table:table-cell>
          <table:table-cell office:value-type="float" office:value="0.07082" calcext:value-type="float">
            <text:p>0.07082</text:p>
          </table:table-cell>
        </table:table-row>
        <table:table-row table:style-name="ro1">
          <table:table-cell office:value-type="float" office:value="1.039771" calcext:value-type="float">
            <text:p>1.039771</text:p>
          </table:table-cell>
          <table:table-cell office:value-type="float" office:value="0.941718" calcext:value-type="float">
            <text:p>0.941718</text:p>
          </table:table-cell>
          <table:table-cell office:value-type="float" office:value="118.911793" calcext:value-type="float">
            <text:p>118.911793</text:p>
          </table:table-cell>
          <table:table-cell office:value-type="float" office:value="124.318832" calcext:value-type="float">
            <text:p>124.318832</text:p>
          </table:table-cell>
          <table:table-cell office:value-type="float" office:value="0.070559" calcext:value-type="float">
            <text:p>0.070559</text:p>
          </table:table-cell>
        </table:table-row>
        <table:table-row table:style-name="ro1">
          <table:table-cell office:value-type="float" office:value="1.039835" calcext:value-type="float">
            <text:p>1.039835</text:p>
          </table:table-cell>
          <table:table-cell office:value-type="float" office:value="0.941604" calcext:value-type="float">
            <text:p>0.941604</text:p>
          </table:table-cell>
          <table:table-cell office:value-type="float" office:value="119.007682" calcext:value-type="float">
            <text:p>119.007682</text:p>
          </table:table-cell>
          <table:table-cell office:value-type="float" office:value="124.309009" calcext:value-type="float">
            <text:p>124.309009</text:p>
          </table:table-cell>
          <table:table-cell office:value-type="float" office:value="0.070689" calcext:value-type="float">
            <text:p>0.070689</text:p>
          </table:table-cell>
        </table:table-row>
        <table:table-row table:style-name="ro1">
          <table:table-cell office:value-type="float" office:value="1.039961" calcext:value-type="float">
            <text:p>1.039961</text:p>
          </table:table-cell>
          <table:table-cell office:value-type="float" office:value="0.941374" calcext:value-type="float">
            <text:p>0.941374</text:p>
          </table:table-cell>
          <table:table-cell office:value-type="float" office:value="118.86186" calcext:value-type="float">
            <text:p>118.86186</text:p>
          </table:table-cell>
          <table:table-cell office:value-type="float" office:value="124.2889" calcext:value-type="float">
            <text:p>124.2889</text:p>
          </table:table-cell>
          <table:table-cell office:value-type="float" office:value="0.07095" calcext:value-type="float">
            <text:p>0.07095</text:p>
          </table:table-cell>
        </table:table-row>
        <table:table-row table:style-name="ro1">
          <table:table-cell office:value-type="float" office:value="1.040337" calcext:value-type="float">
            <text:p>1.040337</text:p>
          </table:table-cell>
          <table:table-cell office:value-type="float" office:value="0.940684" calcext:value-type="float">
            <text:p>0.940684</text:p>
          </table:table-cell>
          <table:table-cell office:value-type="float" office:value="118.570217" calcext:value-type="float">
            <text:p>118.570217</text:p>
          </table:table-cell>
          <table:table-cell office:value-type="float" office:value="124.226344" calcext:value-type="float">
            <text:p>124.226344</text:p>
          </table:table-cell>
          <table:table-cell office:value-type="float" office:value="0.071732" calcext:value-type="float">
            <text:p>0.071732</text:p>
          </table:table-cell>
        </table:table-row>
        <table:table-row table:style-name="ro1">
          <table:table-cell office:value-type="float" office:value="1.040587" calcext:value-type="float">
            <text:p>1.040587</text:p>
          </table:table-cell>
          <table:table-cell office:value-type="float" office:value="0.940222" calcext:value-type="float">
            <text:p>0.940222</text:p>
          </table:table-cell>
          <table:table-cell office:value-type="float" office:value="118.424395" calcext:value-type="float">
            <text:p>118.424395</text:p>
          </table:table-cell>
          <table:table-cell office:value-type="float" office:value="124.184336" calcext:value-type="float">
            <text:p>124.184336</text:p>
          </table:table-cell>
          <table:table-cell office:value-type="float" office:value="0.072254" calcext:value-type="float">
            <text:p>0.072254</text:p>
          </table:table-cell>
        </table:table-row>
        <table:table-row table:style-name="ro1">
          <table:table-cell office:value-type="float" office:value="1.040774" calcext:value-type="float">
            <text:p>1.040774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118.497306" calcext:value-type="float">
            <text:p>118.497306</text:p>
          </table:table-cell>
          <table:table-cell office:value-type="float" office:value="124.153584" calcext:value-type="float">
            <text:p>124.153584</text:p>
          </table:table-cell>
          <table:table-cell office:value-type="float" office:value="0.072645" calcext:value-type="float">
            <text:p>0.072645</text:p>
          </table:table-cell>
        </table:table-row>
        <table:table-row table:style-name="ro1">
          <table:table-cell office:value-type="float" office:value="1.040838" calcext:value-type="float">
            <text:p>1.040838</text:p>
          </table:table-cell>
          <table:table-cell office:value-type="float" office:value="0.939762" calcext:value-type="float">
            <text:p>0.939762</text:p>
          </table:table-cell>
          <table:table-cell office:value-type="float" office:value="118.86186" calcext:value-type="float">
            <text:p>118.86186</text:p>
          </table:table-cell>
          <table:table-cell office:value-type="float" office:value="124.144089" calcext:value-type="float">
            <text:p>124.144089</text:p>
          </table:table-cell>
          <table:table-cell office:value-type="float" office:value="0.072776" calcext:value-type="float">
            <text:p>0.072776</text:p>
          </table:table-cell>
        </table:table-row>
        <table:table-row table:style-name="ro1">
          <table:table-cell office:value-type="float" office:value="1.040966" calcext:value-type="float">
            <text:p>1.040966</text:p>
          </table:table-cell>
          <table:table-cell office:value-type="float" office:value="0.939533" calcext:value-type="float">
            <text:p>0.939533</text:p>
          </table:table-cell>
          <table:table-cell office:value-type="float" office:value="119.299325" calcext:value-type="float">
            <text:p>119.299325</text:p>
          </table:table-cell>
          <table:table-cell office:value-type="float" office:value="124.126753" calcext:value-type="float">
            <text:p>124.126753</text:p>
          </table:table-cell>
          <table:table-cell office:value-type="float" office:value="0.073037" calcext:value-type="float">
            <text:p>0.073037</text:p>
          </table:table-cell>
        </table:table-row>
        <table:table-row table:style-name="ro1">
          <table:table-cell office:value-type="float" office:value="1.041159" calcext:value-type="float">
            <text:p>1.041159</text:p>
          </table:table-cell>
          <table:table-cell office:value-type="float" office:value="0.939191" calcext:value-type="float">
            <text:p>0.939191</text:p>
          </table:table-cell>
          <table:table-cell office:value-type="float" office:value="119.337263" calcext:value-type="float">
            <text:p>119.337263</text:p>
          </table:table-cell>
          <table:table-cell office:value-type="float" office:value="124.101179" calcext:value-type="float">
            <text:p>124.101179</text:p>
          </table:table-cell>
          <table:table-cell office:value-type="float" office:value="0.073429" calcext:value-type="float">
            <text:p>0.073429</text:p>
          </table:table-cell>
        </table:table-row>
        <table:table-row table:style-name="ro1">
          <table:table-cell office:value-type="float" office:value="1.041613" calcext:value-type="float">
            <text:p>1.041613</text:p>
          </table:table-cell>
          <table:table-cell office:value-type="float" office:value="0.938394" calcext:value-type="float">
            <text:p>0.938394</text:p>
          </table:table-cell>
          <table:table-cell office:value-type="float" office:value="119.701817" calcext:value-type="float">
            <text:p>119.701817</text:p>
          </table:table-cell>
          <table:table-cell office:value-type="float" office:value="124.046916" calcext:value-type="float">
            <text:p>124.046916</text:p>
          </table:table-cell>
          <table:table-cell office:value-type="float" office:value="0.074344" calcext:value-type="float">
            <text:p>0.074344</text:p>
          </table:table-cell>
        </table:table-row>
        <table:table-row table:style-name="ro1">
          <table:table-cell office:value-type="float" office:value="1.041807" calcext:value-type="float">
            <text:p>1.041807</text:p>
          </table:table-cell>
          <table:table-cell office:value-type="float" office:value="0.938051" calcext:value-type="float">
            <text:p>0.938051</text:p>
          </table:table-cell>
          <table:table-cell office:value-type="float" office:value="119.483084" calcext:value-type="float">
            <text:p>119.483084</text:p>
          </table:table-cell>
          <table:table-cell office:value-type="float" office:value="124.02294" calcext:value-type="float">
            <text:p>124.02294</text:p>
          </table:table-cell>
          <table:table-cell office:value-type="float" office:value="0.074736" calcext:value-type="float">
            <text:p>0.074736</text:p>
          </table:table-cell>
        </table:table-row>
        <table:table-row table:style-name="ro1">
          <table:table-cell office:value-type="float" office:value="1.041934" calcext:value-type="float">
            <text:p>1.041934</text:p>
          </table:table-cell>
          <table:table-cell office:value-type="float" office:value="0.937822" calcext:value-type="float">
            <text:p>0.937822</text:p>
          </table:table-cell>
          <table:table-cell office:value-type="float" office:value="119.045619" calcext:value-type="float">
            <text:p>119.045619</text:p>
          </table:table-cell>
          <table:table-cell office:value-type="float" office:value="124.005549" calcext:value-type="float">
            <text:p>124.005549</text:p>
          </table:table-cell>
          <table:table-cell office:value-type="float" office:value="0.074997" calcext:value-type="float">
            <text:p>0.074997</text:p>
          </table:table-cell>
        </table:table-row>
        <table:table-row table:style-name="ro1">
          <table:table-cell office:value-type="float" office:value="1.041807" calcext:value-type="float">
            <text:p>1.041807</text:p>
          </table:table-cell>
          <table:table-cell office:value-type="float" office:value="0.938052" calcext:value-type="float">
            <text:p>0.938052</text:p>
          </table:table-cell>
          <table:table-cell office:value-type="float" office:value="118.899798" calcext:value-type="float">
            <text:p>118.899798</text:p>
          </table:table-cell>
          <table:table-cell office:value-type="float" office:value="124.023445" calcext:value-type="float">
            <text:p>124.023445</text:p>
          </table:table-cell>
          <table:table-cell office:value-type="float" office:value="0.074736" calcext:value-type="float">
            <text:p>0.074736</text:p>
          </table:table-cell>
        </table:table-row>
        <table:table-row table:style-name="ro1">
          <table:table-cell office:value-type="float" office:value="1.041871" calcext:value-type="float">
            <text:p>1.041871</text:p>
          </table:table-cell>
          <table:table-cell office:value-type="float" office:value="0.937937" calcext:value-type="float">
            <text:p>0.937937</text:p>
          </table:table-cell>
          <table:table-cell office:value-type="float" office:value="119.11853" calcext:value-type="float">
            <text:p>119.11853</text:p>
          </table:table-cell>
          <table:table-cell office:value-type="float" office:value="124.01488" calcext:value-type="float">
            <text:p>124.01488</text:p>
          </table:table-cell>
          <table:table-cell office:value-type="float" office:value="0.074866" calcext:value-type="float">
            <text:p>0.074866</text:p>
          </table:table-cell>
        </table:table-row>
        <table:table-row table:style-name="ro1">
          <table:table-cell office:value-type="float" office:value="1.042188" calcext:value-type="float">
            <text:p>1.042188</text:p>
          </table:table-cell>
          <table:table-cell office:value-type="float" office:value="0.937364" calcext:value-type="float">
            <text:p>0.937364</text:p>
          </table:table-cell>
          <table:table-cell office:value-type="float" office:value="118.93055" calcext:value-type="float">
            <text:p>118.93055</text:p>
          </table:table-cell>
          <table:table-cell office:value-type="float" office:value="123.970795" calcext:value-type="float">
            <text:p>123.970795</text:p>
          </table:table-cell>
          <table:table-cell office:value-type="float" office:value="0.075519" calcext:value-type="float">
            <text:p>0.075519</text:p>
          </table:table-cell>
        </table:table-row>
        <table:table-row table:style-name="ro1">
          <table:table-cell office:value-type="float" office:value="1.042573" calcext:value-type="float">
            <text:p>1.042573</text:p>
          </table:table-cell>
          <table:table-cell office:value-type="float" office:value="0.936678" calcext:value-type="float">
            <text:p>0.936678</text:p>
          </table:table-cell>
          <table:table-cell office:value-type="float" office:value="119.368014" calcext:value-type="float">
            <text:p>119.368014</text:p>
          </table:table-cell>
          <table:table-cell office:value-type="float" office:value="123.923403" calcext:value-type="float">
            <text:p>123.923403</text:p>
          </table:table-cell>
          <table:table-cell office:value-type="float" office:value="0.076303" calcext:value-type="float">
            <text:p>0.076303</text:p>
          </table:table-cell>
        </table:table-row>
        <table:table-row table:style-name="ro1">
          <table:table-cell office:value-type="float" office:value="1.042702" calcext:value-type="float">
            <text:p>1.042702</text:p>
          </table:table-cell>
          <table:table-cell office:value-type="float" office:value="0.93645" calcext:value-type="float">
            <text:p>0.93645</text:p>
          </table:table-cell>
          <table:table-cell office:value-type="float" office:value="119.368014" calcext:value-type="float">
            <text:p>119.368014</text:p>
          </table:table-cell>
          <table:table-cell office:value-type="float" office:value="123.907816" calcext:value-type="float">
            <text:p>123.907816</text:p>
          </table:table-cell>
          <table:table-cell office:value-type="float" office:value="0.076564" calcext:value-type="float">
            <text:p>0.076564</text:p>
          </table:table-cell>
        </table:table-row>
        <table:table-row table:style-name="ro1">
          <table:table-cell office:value-type="float" office:value="1.042893" calcext:value-type="float">
            <text:p>1.042893</text:p>
          </table:table-cell>
          <table:table-cell office:value-type="float" office:value="0.936106" calcext:value-type="float">
            <text:p>0.936106</text:p>
          </table:table-cell>
          <table:table-cell office:value-type="float" office:value="119.149282" calcext:value-type="float">
            <text:p>119.149282</text:p>
          </table:table-cell>
          <table:table-cell office:value-type="float" office:value="123.883512" calcext:value-type="float">
            <text:p>123.883512</text:p>
          </table:table-cell>
          <table:table-cell office:value-type="float" office:value="0.076956" calcext:value-type="float">
            <text:p>0.076956</text:p>
          </table:table-cell>
        </table:table-row>
        <table:table-row table:style-name="ro1">
          <table:table-cell office:value-type="float" office:value="1.042957" calcext:value-type="float">
            <text:p>1.042957</text:p>
          </table:table-cell>
          <table:table-cell office:value-type="float" office:value="0.935992" calcext:value-type="float">
            <text:p>0.935992</text:p>
          </table:table-cell>
          <table:table-cell office:value-type="float" office:value="118.93055" calcext:value-type="float">
            <text:p>118.93055</text:p>
          </table:table-cell>
          <table:table-cell office:value-type="float" office:value="123.875124" calcext:value-type="float">
            <text:p>123.875124</text:p>
          </table:table-cell>
          <table:table-cell office:value-type="float" office:value="0.077087" calcext:value-type="float">
            <text:p>0.077087</text:p>
          </table:table-cell>
        </table:table-row>
        <table:table-row table:style-name="ro1">
          <table:table-cell office:value-type="float" office:value="1.043147" calcext:value-type="float">
            <text:p>1.043147</text:p>
          </table:table-cell>
          <table:table-cell office:value-type="float" office:value="0.935648" calcext:value-type="float">
            <text:p>0.935648</text:p>
          </table:table-cell>
          <table:table-cell office:value-type="float" office:value="119.00346" calcext:value-type="float">
            <text:p>119.00346</text:p>
          </table:table-cell>
          <table:table-cell office:value-type="float" office:value="123.850438" calcext:value-type="float">
            <text:p>123.850438</text:p>
          </table:table-cell>
          <table:table-cell office:value-type="float" office:value="0.077478" calcext:value-type="float">
            <text:p>0.077478</text:p>
          </table:table-cell>
        </table:table-row>
        <table:table-row table:style-name="ro1">
          <table:table-cell office:value-type="float" office:value="1.043404" calcext:value-type="float">
            <text:p>1.043404</text:p>
          </table:table-cell>
          <table:table-cell office:value-type="float" office:value="0.93519" calcext:value-type="float">
            <text:p>0.93519</text:p>
          </table:table-cell>
          <table:table-cell office:value-type="float" office:value="119.295104" calcext:value-type="float">
            <text:p>119.295104</text:p>
          </table:table-cell>
          <table:table-cell office:value-type="float" office:value="123.819836" calcext:value-type="float">
            <text:p>123.819836</text:p>
          </table:table-cell>
          <table:table-cell office:value-type="float" office:value="0.078001" calcext:value-type="float">
            <text:p>0.078001</text:p>
          </table:table-cell>
        </table:table-row>
        <table:table-row table:style-name="ro1">
          <table:table-cell office:value-type="float" office:value="1.043597" calcext:value-type="float">
            <text:p>1.043597</text:p>
          </table:table-cell>
          <table:table-cell office:value-type="float" office:value="0.934848" calcext:value-type="float">
            <text:p>0.934848</text:p>
          </table:table-cell>
          <table:table-cell office:value-type="float" office:value="119.513836" calcext:value-type="float">
            <text:p>119.513836</text:p>
          </table:table-cell>
          <table:table-cell office:value-type="float" office:value="123.798238" calcext:value-type="float">
            <text:p>123.798238</text:p>
          </table:table-cell>
          <table:table-cell office:value-type="float" office:value="0.078393" calcext:value-type="float">
            <text:p>0.078393</text:p>
          </table:table-cell>
        </table:table-row>
        <table:table-row table:style-name="ro1">
          <table:table-cell office:value-type="float" office:value="1.043857" calcext:value-type="float">
            <text:p>1.043857</text:p>
          </table:table-cell>
          <table:table-cell office:value-type="float" office:value="0.934393" calcext:value-type="float">
            <text:p>0.934393</text:p>
          </table:table-cell>
          <table:table-cell office:value-type="float" office:value="119.659658" calcext:value-type="float">
            <text:p>119.659658</text:p>
          </table:table-cell>
          <table:table-cell office:value-type="float" office:value="123.770792" calcext:value-type="float">
            <text:p>123.770792</text:p>
          </table:table-cell>
          <table:table-cell office:value-type="float" office:value="0.078916" calcext:value-type="float">
            <text:p>0.078916</text:p>
          </table:table-cell>
        </table:table-row>
        <table:table-row table:style-name="ro1">
          <table:table-cell office:value-type="float" office:value="1.043986" calcext:value-type="float">
            <text:p>1.043986</text:p>
          </table:table-cell>
          <table:table-cell office:value-type="float" office:value="0.934165" calcext:value-type="float">
            <text:p>0.934165</text:p>
          </table:table-cell>
          <table:table-cell office:value-type="float" office:value="119.659658" calcext:value-type="float">
            <text:p>119.659658</text:p>
          </table:table-cell>
          <table:table-cell office:value-type="float" office:value="123.757199" calcext:value-type="float">
            <text:p>123.757199</text:p>
          </table:table-cell>
          <table:table-cell office:value-type="float" office:value="0.079177" calcext:value-type="float">
            <text:p>0.079177</text:p>
          </table:table-cell>
        </table:table-row>
        <table:table-row table:style-name="ro1">
          <table:table-cell office:value-type="float" office:value="1.043986" calcext:value-type="float">
            <text:p>1.043986</text:p>
          </table:table-cell>
          <table:table-cell office:value-type="float" office:value="0.934165" calcext:value-type="float">
            <text:p>0.934165</text:p>
          </table:table-cell>
          <table:table-cell office:value-type="float" office:value="119.786258" calcext:value-type="float">
            <text:p>119.786258</text:p>
          </table:table-cell>
          <table:table-cell office:value-type="float" office:value="123.757199" calcext:value-type="float">
            <text:p>123.757199</text:p>
          </table:table-cell>
          <table:table-cell office:value-type="float" office:value="0.079177" calcext:value-type="float">
            <text:p>0.079177</text:p>
          </table:table-cell>
        </table:table-row>
        <table:table-row table:style-name="ro1">
          <table:table-cell office:value-type="float" office:value="1.04456" calcext:value-type="float">
            <text:p>1.04456</text:p>
          </table:table-cell>
          <table:table-cell office:value-type="float" office:value="0.933134" calcext:value-type="float">
            <text:p>0.933134</text:p>
          </table:table-cell>
          <table:table-cell office:value-type="float" office:value="119.13006" calcext:value-type="float">
            <text:p>119.13006</text:p>
          </table:table-cell>
          <table:table-cell office:value-type="float" office:value="123.689329" calcext:value-type="float">
            <text:p>123.689329</text:p>
          </table:table-cell>
          <table:table-cell office:value-type="float" office:value="0.080353" calcext:value-type="float">
            <text:p>0.080353</text:p>
          </table:table-cell>
        </table:table-row>
        <table:table-row table:style-name="ro1">
          <table:table-cell office:value-type="float" office:value="1.044496" calcext:value-type="float">
            <text:p>1.044496</text:p>
          </table:table-cell>
          <table:table-cell office:value-type="float" office:value="0.933249" calcext:value-type="float">
            <text:p>0.933249</text:p>
          </table:table-cell>
          <table:table-cell office:value-type="float" office:value="119.348793" calcext:value-type="float">
            <text:p>119.348793</text:p>
          </table:table-cell>
          <table:table-cell office:value-type="float" office:value="123.696392" calcext:value-type="float">
            <text:p>123.696392</text:p>
          </table:table-cell>
          <table:table-cell office:value-type="float" office:value="0.080222" calcext:value-type="float">
            <text:p>0.080222</text:p>
          </table:table-cell>
        </table:table-row>
        <table:table-row table:style-name="ro1">
          <table:table-cell office:value-type="float" office:value="1.044167" calcext:value-type="float">
            <text:p>1.044167</text:p>
          </table:table-cell>
          <table:table-cell office:value-type="float" office:value="0.933815" calcext:value-type="float">
            <text:p>0.933815</text:p>
          </table:table-cell>
          <table:table-cell office:value-type="float" office:value="120.150798" calcext:value-type="float">
            <text:p>120.150798</text:p>
          </table:table-cell>
          <table:table-cell office:value-type="float" office:value="123.725614" calcext:value-type="float">
            <text:p>123.725614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float" office:value="1.043905" calcext:value-type="float">
            <text:p>1.043905</text:p>
          </table:table-cell>
          <table:table-cell office:value-type="float" office:value="0.934269" calcext:value-type="float">
            <text:p>0.934269</text:p>
          </table:table-cell>
          <table:table-cell office:value-type="float" office:value="120.07868" calcext:value-type="float">
            <text:p>120.07868</text:p>
          </table:table-cell>
          <table:table-cell office:value-type="float" office:value="123.749822" calcext:value-type="float">
            <text:p>123.749822</text:p>
          </table:table-cell>
          <table:table-cell office:value-type="float" office:value="0.079045" calcext:value-type="float">
            <text:p>0.079045</text:p>
          </table:table-cell>
        </table:table-row>
        <table:table-row table:style-name="ro1">
          <table:table-cell office:value-type="float" office:value="1.04397" calcext:value-type="float">
            <text:p>1.04397</text:p>
          </table:table-cell>
          <table:table-cell office:value-type="float" office:value="0.934156" calcext:value-type="float">
            <text:p>0.934156</text:p>
          </table:table-cell>
          <table:table-cell office:value-type="float" office:value="120.151591" calcext:value-type="float">
            <text:p>120.151591</text:p>
          </table:table-cell>
          <table:table-cell office:value-type="float" office:value="123.743879" calcext:value-type="float">
            <text:p>123.743879</text:p>
          </table:table-cell>
          <table:table-cell office:value-type="float" office:value="0.079176" calcext:value-type="float">
            <text:p>0.079176</text:p>
          </table:table-cell>
        </table:table-row>
        <table:table-row table:style-name="ro1">
          <table:table-cell office:value-type="float" office:value="1.044164" calcext:value-type="float">
            <text:p>1.044164</text:p>
          </table:table-cell>
          <table:table-cell office:value-type="float" office:value="0.933814" calcext:value-type="float">
            <text:p>0.933814</text:p>
          </table:table-cell>
          <table:table-cell office:value-type="float" office:value="119.495393" calcext:value-type="float">
            <text:p>119.495393</text:p>
          </table:table-cell>
          <table:table-cell office:value-type="float" office:value="123.722868" calcext:value-type="float">
            <text:p>123.722868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float" office:value="1.044227" calcext:value-type="float">
            <text:p>1.044227</text:p>
          </table:table-cell>
          <table:table-cell office:value-type="float" office:value="0.933699" calcext:value-type="float">
            <text:p>0.933699</text:p>
          </table:table-cell>
          <table:table-cell office:value-type="float" office:value="118.839196" calcext:value-type="float">
            <text:p>118.839196</text:p>
          </table:table-cell>
          <table:table-cell office:value-type="float" office:value="123.714848" calcext:value-type="float">
            <text:p>123.714848</text:p>
          </table:table-cell>
          <table:table-cell office:value-type="float" office:value="0.079699" calcext:value-type="float">
            <text:p>0.079699</text:p>
          </table:table-cell>
        </table:table-row>
        <table:table-row table:style-name="ro1">
          <table:table-cell office:value-type="float" office:value="1.044164" calcext:value-type="float">
            <text:p>1.044164</text:p>
          </table:table-cell>
          <table:table-cell office:value-type="float" office:value="0.933814" calcext:value-type="float">
            <text:p>0.933814</text:p>
          </table:table-cell>
          <table:table-cell office:value-type="float" office:value="118.766285" calcext:value-type="float">
            <text:p>118.766285</text:p>
          </table:table-cell>
          <table:table-cell office:value-type="float" office:value="123.722991" calcext:value-type="float">
            <text:p>123.722991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float" office:value="1.044164" calcext:value-type="float">
            <text:p>1.044164</text:p>
          </table:table-cell>
          <table:table-cell office:value-type="float" office:value="0.933814" calcext:value-type="float">
            <text:p>0.933814</text:p>
          </table:table-cell>
          <table:table-cell office:value-type="float" office:value="119.349572" calcext:value-type="float">
            <text:p>119.349572</text:p>
          </table:table-cell>
          <table:table-cell office:value-type="float" office:value="123.722991" calcext:value-type="float">
            <text:p>123.722991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float" office:value="1.044356" calcext:value-type="float">
            <text:p>1.044356</text:p>
          </table:table-cell>
          <table:table-cell office:value-type="float" office:value="0.933471" calcext:value-type="float">
            <text:p>0.933471</text:p>
          </table:table-cell>
          <table:table-cell office:value-type="float" office:value="119.237603" calcext:value-type="float">
            <text:p>119.237603</text:p>
          </table:table-cell>
          <table:table-cell office:value-type="float" office:value="123.700982" calcext:value-type="float">
            <text:p>123.700982</text:p>
          </table:table-cell>
          <table:table-cell office:value-type="float" office:value="0.07996" calcext:value-type="float">
            <text:p>0.07996</text:p>
          </table:table-cell>
        </table:table-row>
        <table:table-row table:style-name="ro1">
          <table:table-cell office:value-type="float" office:value="1.04455" calcext:value-type="float">
            <text:p>1.04455</text:p>
          </table:table-cell>
          <table:table-cell office:value-type="float" office:value="0.933129" calcext:value-type="float">
            <text:p>0.933129</text:p>
          </table:table-cell>
          <table:table-cell office:value-type="float" office:value="119.602157" calcext:value-type="float">
            <text:p>119.602157</text:p>
          </table:table-cell>
          <table:table-cell office:value-type="float" office:value="123.680955" calcext:value-type="float">
            <text:p>123.680955</text:p>
          </table:table-cell>
          <table:table-cell office:value-type="float" office:value="0.080352" calcext:value-type="float">
            <text:p>0.080352</text:p>
          </table:table-cell>
        </table:table-row>
        <table:table-row table:style-name="ro1">
          <table:table-cell office:value-type="float" office:value="1.044806" calcext:value-type="float">
            <text:p>1.044806</text:p>
          </table:table-cell>
          <table:table-cell office:value-type="float" office:value="0.932671" calcext:value-type="float">
            <text:p>0.932671</text:p>
          </table:table-cell>
          <table:table-cell office:value-type="float" office:value="119.164692" calcext:value-type="float">
            <text:p>119.164692</text:p>
          </table:table-cell>
          <table:table-cell office:value-type="float" office:value="123.651678" calcext:value-type="float">
            <text:p>123.651678</text:p>
          </table:table-cell>
          <table:table-cell office:value-type="float" office:value="0.080875" calcext:value-type="float">
            <text:p>0.080875</text:p>
          </table:table-cell>
        </table:table-row>
        <table:table-row table:style-name="ro1">
          <table:table-cell office:value-type="float" office:value="1.045056" calcext:value-type="float">
            <text:p>1.045056</text:p>
          </table:table-cell>
          <table:table-cell office:value-type="float" office:value="0.93221" calcext:value-type="float">
            <text:p>0.93221</text:p>
          </table:table-cell>
          <table:table-cell office:value-type="float" office:value="118.581406" calcext:value-type="float">
            <text:p>118.581406</text:p>
          </table:table-cell>
          <table:table-cell office:value-type="float" office:value="123.619041" calcext:value-type="float">
            <text:p>123.619041</text:p>
          </table:table-cell>
          <table:table-cell office:value-type="float" office:value="0.081397" calcext:value-type="float">
            <text:p>0.081397</text:p>
          </table:table-cell>
        </table:table-row>
        <table:table-row table:style-name="ro1">
          <table:table-cell office:value-type="float" office:value="1.045242" calcext:value-type="float">
            <text:p>1.045242</text:p>
          </table:table-cell>
          <table:table-cell office:value-type="float" office:value="0.931864" calcext:value-type="float">
            <text:p>0.931864</text:p>
          </table:table-cell>
          <table:table-cell office:value-type="float" office:value="118.216852" calcext:value-type="float">
            <text:p>118.216852</text:p>
          </table:table-cell>
          <table:table-cell office:value-type="float" office:value="123.593112" calcext:value-type="float">
            <text:p>123.593112</text:p>
          </table:table-cell>
          <table:table-cell office:value-type="float" office:value="0.081789" calcext:value-type="float">
            <text:p>0.081789</text:p>
          </table:table-cell>
        </table:table-row>
        <table:table-row table:style-name="ro1">
          <table:table-cell office:value-type="float" office:value="1.04543" calcext:value-type="float">
            <text:p>1.04543</text:p>
          </table:table-cell>
          <table:table-cell office:value-type="float" office:value="0.931519" calcext:value-type="float">
            <text:p>0.931519</text:p>
          </table:table-cell>
          <table:table-cell office:value-type="float" office:value="118.581406" calcext:value-type="float">
            <text:p>118.581406</text:p>
          </table:table-cell>
          <table:table-cell office:value-type="float" office:value="123.569136" calcext:value-type="float">
            <text:p>123.569136</text:p>
          </table:table-cell>
          <table:table-cell office:value-type="float" office:value="0.08218" calcext:value-type="float">
            <text:p>0.08218</text:p>
          </table:table-cell>
        </table:table-row>
        <table:table-row table:style-name="ro1">
          <table:table-cell office:value-type="float" office:value="1.045494" calcext:value-type="float">
            <text:p>1.045494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119.237603" calcext:value-type="float">
            <text:p>119.237603</text:p>
          </table:table-cell>
          <table:table-cell office:value-type="float" office:value="123.562251" calcext:value-type="float">
            <text:p>123.562251</text:p>
          </table:table-cell>
          <table:table-cell office:value-type="float" office:value="0.082311" calcext:value-type="float">
            <text:p>0.082311</text:p>
          </table:table-cell>
        </table:table-row>
        <table:table-row table:style-name="ro1">
          <table:table-cell office:value-type="float" office:value="1.045494" calcext:value-type="float">
            <text:p>1.045494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119.820889" calcext:value-type="float">
            <text:p>119.820889</text:p>
          </table:table-cell>
          <table:table-cell office:value-type="float" office:value="123.562251" calcext:value-type="float">
            <text:p>123.562251</text:p>
          </table:table-cell>
          <table:table-cell office:value-type="float" office:value="0.082311" calcext:value-type="float">
            <text:p>0.082311</text:p>
          </table:table-cell>
        </table:table-row>
        <table:table-row table:style-name="ro1">
          <table:table-cell office:value-type="float" office:value="1.045494" calcext:value-type="float">
            <text:p>1.045494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119.675068" calcext:value-type="float">
            <text:p>119.675068</text:p>
          </table:table-cell>
          <table:table-cell office:value-type="float" office:value="123.562251" calcext:value-type="float">
            <text:p>123.562251</text:p>
          </table:table-cell>
          <table:table-cell office:value-type="float" office:value="0.082311" calcext:value-type="float">
            <text:p>0.082311</text:p>
          </table:table-cell>
        </table:table-row>
        <table:table-row table:style-name="ro1">
          <table:table-cell office:value-type="float" office:value="1.045558" calcext:value-type="float">
            <text:p>1.045558</text:p>
          </table:table-cell>
          <table:table-cell office:value-type="float" office:value="0.93129" calcext:value-type="float">
            <text:p>0.93129</text:p>
          </table:table-cell>
          <table:table-cell office:value-type="float" office:value="119.01887" calcext:value-type="float">
            <text:p>119.01887</text:p>
          </table:table-cell>
          <table:table-cell office:value-type="float" office:value="123.555024" calcext:value-type="float">
            <text:p>123.555024</text:p>
          </table:table-cell>
          <table:table-cell office:value-type="float" office:value="0.082442" calcext:value-type="float">
            <text:p>0.082442</text:p>
          </table:table-cell>
        </table:table-row>
        <table:table-row table:style-name="ro1">
          <table:table-cell office:value-type="float" office:value="1.045433" calcext:value-type="float">
            <text:p>1.045433</text:p>
          </table:table-cell>
          <table:table-cell office:value-type="float" office:value="0.931521" calcext:value-type="float">
            <text:p>0.931521</text:p>
          </table:table-cell>
          <table:table-cell office:value-type="float" office:value="118.289776" calcext:value-type="float">
            <text:p>118.289776</text:p>
          </table:table-cell>
          <table:table-cell office:value-type="float" office:value="123.571786" calcext:value-type="float">
            <text:p>123.571786</text:p>
          </table:table-cell>
          <table:table-cell office:value-type="float" office:value="0.08218" calcext:value-type="float">
            <text:p>0.08218</text:p>
          </table:table-cell>
        </table:table-row>
        <table:table-row table:style-name="ro1">
          <table:table-cell office:value-type="float" office:value="1.045371" calcext:value-type="float">
            <text:p>1.045371</text:p>
          </table:table-cell>
          <table:table-cell office:value-type="float" office:value="0.931636" calcext:value-type="float">
            <text:p>0.931636</text:p>
          </table:table-cell>
          <table:table-cell office:value-type="float" office:value="118.362687" calcext:value-type="float">
            <text:p>118.362687</text:p>
          </table:table-cell>
          <table:table-cell office:value-type="float" office:value="123.580106" calcext:value-type="float">
            <text:p>123.580106</text:p>
          </table:table-cell>
          <table:table-cell office:value-type="float" office:value="0.08205" calcext:value-type="float">
            <text:p>0.08205</text:p>
          </table:table-cell>
        </table:table-row>
        <table:table-row table:style-name="ro1">
          <table:table-cell office:value-type="float" office:value="1.045244" calcext:value-type="float">
            <text:p>1.045244</text:p>
          </table:table-cell>
          <table:table-cell office:value-type="float" office:value="0.931865" calcext:value-type="float">
            <text:p>0.931865</text:p>
          </table:table-cell>
          <table:table-cell office:value-type="float" office:value="118.945973" calcext:value-type="float">
            <text:p>118.945973</text:p>
          </table:table-cell>
          <table:table-cell office:value-type="float" office:value="123.594942" calcext:value-type="float">
            <text:p>123.594942</text:p>
          </table:table-cell>
          <table:table-cell office:value-type="float" office:value="0.081789" calcext:value-type="float">
            <text:p>0.081789</text:p>
          </table:table-cell>
        </table:table-row>
        <table:table-row table:style-name="ro1">
          <table:table-cell office:value-type="float" office:value="1.044855" calcext:value-type="float">
            <text:p>1.044855</text:p>
          </table:table-cell>
          <table:table-cell office:value-type="float" office:value="0.932549" calcext:value-type="float">
            <text:p>0.932549</text:p>
          </table:table-cell>
          <table:table-cell office:value-type="float" office:value="119.675068" calcext:value-type="float">
            <text:p>119.675068</text:p>
          </table:table-cell>
          <table:table-cell office:value-type="float" office:value="123.632962" calcext:value-type="float">
            <text:p>123.632962</text:p>
          </table:table-cell>
          <table:table-cell office:value-type="float" office:value="0.081004" calcext:value-type="float">
            <text:p>0.081004</text:p>
          </table:table-cell>
        </table:table-row>
        <table:table-row table:style-name="ro1">
          <table:table-cell office:value-type="float" office:value="1.044595" calcext:value-type="float">
            <text:p>1.044595</text:p>
          </table:table-cell>
          <table:table-cell office:value-type="float" office:value="0.933003" calcext:value-type="float">
            <text:p>0.933003</text:p>
          </table:table-cell>
          <table:table-cell office:value-type="float" office:value="119.820889" calcext:value-type="float">
            <text:p>119.820889</text:p>
          </table:table-cell>
          <table:table-cell office:value-type="float" office:value="123.657799" calcext:value-type="float">
            <text:p>123.657799</text:p>
          </table:table-cell>
          <table:table-cell office:value-type="float" office:value="0.080481" calcext:value-type="float">
            <text:p>0.080481</text:p>
          </table:table-cell>
        </table:table-row>
        <table:table-row table:style-name="ro1">
          <table:table-cell office:value-type="float" office:value="1.044337" calcext:value-type="float">
            <text:p>1.044337</text:p>
          </table:table-cell>
          <table:table-cell office:value-type="float" office:value="0.93346" calcext:value-type="float">
            <text:p>0.93346</text:p>
          </table:table-cell>
          <table:table-cell office:value-type="float" office:value="119.383425" calcext:value-type="float">
            <text:p>119.383425</text:p>
          </table:table-cell>
          <table:table-cell office:value-type="float" office:value="123.685791" calcext:value-type="float">
            <text:p>123.685791</text:p>
          </table:table-cell>
          <table:table-cell office:value-type="float" office:value="0.079958" calcext:value-type="float">
            <text:p>0.079958</text:p>
          </table:table-cell>
        </table:table-row>
        <table:table-row table:style-name="ro1">
          <table:table-cell office:value-type="float" office:value="1.044023" calcext:value-type="float">
            <text:p>1.044023</text:p>
          </table:table-cell>
          <table:table-cell office:value-type="float" office:value="0.934035" calcext:value-type="float">
            <text:p>0.934035</text:p>
          </table:table-cell>
          <table:table-cell office:value-type="float" office:value="118.727227" calcext:value-type="float">
            <text:p>118.727227</text:p>
          </table:table-cell>
          <table:table-cell office:value-type="float" office:value="123.726748" calcext:value-type="float">
            <text:p>123.726748</text:p>
          </table:table-cell>
          <table:table-cell office:value-type="float" office:value="0.079306" calcext:value-type="float">
            <text:p>0.079306</text:p>
          </table:table-cell>
        </table:table-row>
        <table:table-row table:style-name="ro1">
          <table:table-cell office:value-type="float" office:value="1.043772" calcext:value-type="float">
            <text:p>1.043772</text:p>
          </table:table-cell>
          <table:table-cell office:value-type="float" office:value="0.934495" calcext:value-type="float">
            <text:p>0.934495</text:p>
          </table:table-cell>
          <table:table-cell office:value-type="float" office:value="118.581406" calcext:value-type="float">
            <text:p>118.581406</text:p>
          </table:table-cell>
          <table:table-cell office:value-type="float" office:value="123.760956" calcext:value-type="float">
            <text:p>123.760956</text:p>
          </table:table-cell>
          <table:table-cell office:value-type="float" office:value="0.078783" calcext:value-type="float">
            <text:p>0.078783</text:p>
          </table:table-cell>
        </table:table-row>
        <table:table-row table:style-name="ro1">
          <table:table-cell office:value-type="float" office:value="1.043518" calcext:value-type="float">
            <text:p>1.043518</text:p>
          </table:table-cell>
          <table:table-cell office:value-type="float" office:value="0.934954" calcext:value-type="float">
            <text:p>0.934954</text:p>
          </table:table-cell>
          <table:table-cell office:value-type="float" office:value="119.01887" calcext:value-type="float">
            <text:p>119.01887</text:p>
          </table:table-cell>
          <table:table-cell office:value-type="float" office:value="123.792664" calcext:value-type="float">
            <text:p>123.792664</text:p>
          </table:table-cell>
          <table:table-cell office:value-type="float" office:value="0.078261" calcext:value-type="float">
            <text:p>0.078261</text:p>
          </table:table-cell>
        </table:table-row>
        <table:table-row table:style-name="ro1">
          <table:table-cell office:value-type="float" office:value="1.043128" calcext:value-type="float">
            <text:p>1.043128</text:p>
          </table:table-cell>
          <table:table-cell office:value-type="float" office:value="0.935637" calcext:value-type="float">
            <text:p>0.935637</text:p>
          </table:table-cell>
          <table:table-cell office:value-type="float" office:value="119.747965" calcext:value-type="float">
            <text:p>119.747965</text:p>
          </table:table-cell>
          <table:table-cell office:value-type="float" office:value="123.833689" calcext:value-type="float">
            <text:p>123.833689</text:p>
          </table:table-cell>
          <table:table-cell office:value-type="float" office:value="0.077477" calcext:value-type="float">
            <text:p>0.077477</text:p>
          </table:table-cell>
        </table:table-row>
        <table:table-row table:style-name="ro1">
          <table:table-cell office:value-type="float" office:value="1.042799" calcext:value-type="float">
            <text:p>1.042799</text:p>
          </table:table-cell>
          <table:table-cell office:value-type="float" office:value="0.936203" calcext:value-type="float">
            <text:p>0.936203</text:p>
          </table:table-cell>
          <table:table-cell office:value-type="float" office:value="120.112519" calcext:value-type="float">
            <text:p>120.112519</text:p>
          </table:table-cell>
          <table:table-cell office:value-type="float" office:value="123.865411" calcext:value-type="float">
            <text:p>123.865411</text:p>
          </table:table-cell>
          <table:table-cell office:value-type="float" office:value="0.076823" calcext:value-type="float">
            <text:p>0.076823</text:p>
          </table:table-cell>
        </table:table-row>
        <table:table-row table:style-name="ro1">
          <table:table-cell office:value-type="float" office:value="1.042537" calcext:value-type="float">
            <text:p>1.042537</text:p>
          </table:table-cell>
          <table:table-cell office:value-type="float" office:value="0.936658" calcext:value-type="float">
            <text:p>0.936658</text:p>
          </table:table-cell>
          <table:table-cell office:value-type="float" office:value="119.966697" calcext:value-type="float">
            <text:p>119.966697</text:p>
          </table:table-cell>
          <table:table-cell office:value-type="float" office:value="123.892173" calcext:value-type="float">
            <text:p>123.892173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float" office:value="1.04228" calcext:value-type="float">
            <text:p>1.04228</text:p>
          </table:table-cell>
          <table:table-cell office:value-type="float" office:value="0.937114" calcext:value-type="float">
            <text:p>0.937114</text:p>
          </table:table-cell>
          <table:table-cell office:value-type="float" office:value="119.383411" calcext:value-type="float">
            <text:p>119.383411</text:p>
          </table:table-cell>
          <table:table-cell office:value-type="float" office:value="123.923335" calcext:value-type="float">
            <text:p>123.923335</text:p>
          </table:table-cell>
          <table:table-cell office:value-type="float" office:value="0.075777" calcext:value-type="float">
            <text:p>0.075777</text:p>
          </table:table-cell>
        </table:table-row>
        <table:table-row table:style-name="ro1">
          <table:table-cell office:value-type="float" office:value="1.041899" calcext:value-type="float">
            <text:p>1.041899</text:p>
          </table:table-cell>
          <table:table-cell office:value-type="float" office:value="0.937803" calcext:value-type="float">
            <text:p>0.937803</text:p>
          </table:table-cell>
          <table:table-cell office:value-type="float" office:value="118.945946" calcext:value-type="float">
            <text:p>118.945946</text:p>
          </table:table-cell>
          <table:table-cell office:value-type="float" office:value="123.975439" calcext:value-type="float">
            <text:p>123.975439</text:p>
          </table:table-cell>
          <table:table-cell office:value-type="float" office:value="0.074994" calcext:value-type="float">
            <text:p>0.074994</text:p>
          </table:table-cell>
        </table:table-row>
        <table:table-row table:style-name="ro1">
          <table:table-cell office:value-type="float" office:value="1.041582" calcext:value-type="float">
            <text:p>1.041582</text:p>
          </table:table-cell>
          <table:table-cell office:value-type="float" office:value="0.938376" calcext:value-type="float">
            <text:p>0.938376</text:p>
          </table:table-cell>
          <table:table-cell office:value-type="float" office:value="119.018857" calcext:value-type="float">
            <text:p>119.018857</text:p>
          </table:table-cell>
          <table:table-cell office:value-type="float" office:value="124.019074" calcext:value-type="float">
            <text:p>124.019074</text:p>
          </table:table-cell>
          <table:table-cell office:value-type="float" office:value="0.074341" calcext:value-type="float">
            <text:p>0.074341</text:p>
          </table:table-cell>
        </table:table-row>
        <table:table-row table:style-name="ro1">
          <table:table-cell office:value-type="float" office:value="1.041323" calcext:value-type="float">
            <text:p>1.041323</text:p>
          </table:table-cell>
          <table:table-cell office:value-type="float" office:value="0.938832" calcext:value-type="float">
            <text:p>0.938832</text:p>
          </table:table-cell>
          <table:table-cell office:value-type="float" office:value="119.602143" calcext:value-type="float">
            <text:p>119.602143</text:p>
          </table:table-cell>
          <table:table-cell office:value-type="float" office:value="124.050399" calcext:value-type="float">
            <text:p>124.050399</text:p>
          </table:table-cell>
          <table:table-cell office:value-type="float" office:value="0.073818" calcext:value-type="float">
            <text:p>0.073818</text:p>
          </table:table-cell>
        </table:table-row>
        <table:table-row table:style-name="ro1">
          <table:table-cell office:value-type="float" office:value="1.040926" calcext:value-type="float">
            <text:p>1.040926</text:p>
          </table:table-cell>
          <table:table-cell office:value-type="float" office:value="0.93951" calcext:value-type="float">
            <text:p>0.93951</text:p>
          </table:table-cell>
          <table:table-cell office:value-type="float" office:value="120.331238" calcext:value-type="float">
            <text:p>120.331238</text:p>
          </table:table-cell>
          <table:table-cell office:value-type="float" office:value="124.090441" calcext:value-type="float">
            <text:p>124.090441</text:p>
          </table:table-cell>
          <table:table-cell office:value-type="float" office:value="0.073034" calcext:value-type="float">
            <text:p>0.073034</text:p>
          </table:table-cell>
        </table:table-row>
        <table:table-row table:style-name="ro1">
          <table:table-cell office:value-type="float" office:value="1.040394" calcext:value-type="float">
            <text:p>1.040394</text:p>
          </table:table-cell>
          <table:table-cell office:value-type="float" office:value="0.940414" calcext:value-type="float">
            <text:p>0.940414</text:p>
          </table:table-cell>
          <table:table-cell office:value-type="float" office:value="120.477059" calcext:value-type="float">
            <text:p>120.477059</text:p>
          </table:table-cell>
          <table:table-cell office:value-type="float" office:value="124.143024" calcext:value-type="float">
            <text:p>124.143024</text:p>
          </table:table-cell>
          <table:table-cell office:value-type="float" office:value="0.071987" calcext:value-type="float">
            <text:p>0.071987</text:p>
          </table:table-cell>
        </table:table-row>
        <table:table-row table:style-name="ro1">
          <table:table-cell office:value-type="float" office:value="1.039872" calcext:value-type="float">
            <text:p>1.039872</text:p>
          </table:table-cell>
          <table:table-cell office:value-type="float" office:value="0.941323" calcext:value-type="float">
            <text:p>0.941323</text:p>
          </table:table-cell>
          <table:table-cell office:value-type="float" office:value="119.893773" calcext:value-type="float">
            <text:p>119.893773</text:p>
          </table:table-cell>
          <table:table-cell office:value-type="float" office:value="124.205811" calcext:value-type="float">
            <text:p>124.205811</text:p>
          </table:table-cell>
          <table:table-cell office:value-type="float" office:value="0.070942" calcext:value-type="float">
            <text:p>0.070942</text:p>
          </table:table-cell>
        </table:table-row>
        <table:table-row table:style-name="ro1">
          <table:table-cell office:value-type="float" office:value="1.039359" calcext:value-type="float">
            <text:p>1.039359</text:p>
          </table:table-cell>
          <table:table-cell office:value-type="float" office:value="0.942238" calcext:value-type="float">
            <text:p>0.942238</text:p>
          </table:table-cell>
          <table:table-cell office:value-type="float" office:value="119.310486" calcext:value-type="float">
            <text:p>119.310486</text:p>
          </table:table-cell>
          <table:table-cell office:value-type="float" office:value="124.279187" calcext:value-type="float">
            <text:p>124.279187</text:p>
          </table:table-cell>
          <table:table-cell office:value-type="float" office:value="0.069897" calcext:value-type="float">
            <text:p>0.069897</text:p>
          </table:table-cell>
        </table:table-row>
        <table:table-row table:style-name="ro1">
          <table:table-cell office:value-type="float" office:value="1.038975" calcext:value-type="float">
            <text:p>1.038975</text:p>
          </table:table-cell>
          <table:table-cell office:value-type="float" office:value="0.942924" calcext:value-type="float">
            <text:p>0.942924</text:p>
          </table:table-cell>
          <table:table-cell office:value-type="float" office:value="119.164665" calcext:value-type="float">
            <text:p>119.164665</text:p>
          </table:table-cell>
          <table:table-cell office:value-type="float" office:value="124.337275" calcext:value-type="float">
            <text:p>124.337275</text:p>
          </table:table-cell>
          <table:table-cell office:value-type="float" office:value="0.069114" calcext:value-type="float">
            <text:p>0.069114</text:p>
          </table:table-cell>
        </table:table-row>
        <table:table-row table:style-name="ro1">
          <table:table-cell office:value-type="float" office:value="1.038651" calcext:value-type="float">
            <text:p>1.038651</text:p>
          </table:table-cell>
          <table:table-cell office:value-type="float" office:value="0.943494" calcext:value-type="float">
            <text:p>0.943494</text:p>
          </table:table-cell>
          <table:table-cell office:value-type="float" office:value="119.67504" calcext:value-type="float">
            <text:p>119.67504</text:p>
          </table:table-cell>
          <table:table-cell office:value-type="float" office:value="124.381825" calcext:value-type="float">
            <text:p>124.381825</text:p>
          </table:table-cell>
          <table:table-cell office:value-type="float" office:value="0.068461" calcext:value-type="float">
            <text:p>0.068461</text:p>
          </table:table-cell>
        </table:table-row>
        <table:table-row table:style-name="ro1">
          <table:table-cell office:value-type="float" office:value="1.038253" calcext:value-type="float">
            <text:p>1.038253</text:p>
          </table:table-cell>
          <table:table-cell office:value-type="float" office:value="0.944172" calcext:value-type="float">
            <text:p>0.944172</text:p>
          </table:table-cell>
          <table:table-cell office:value-type="float" office:value="120.404135" calcext:value-type="float">
            <text:p>120.404135</text:p>
          </table:table-cell>
          <table:table-cell office:value-type="float" office:value="124.427986" calcext:value-type="float">
            <text:p>124.427986</text:p>
          </table:table-cell>
          <table:table-cell office:value-type="float" office:value="0.067676" calcext:value-type="float">
            <text:p>0.067676</text:p>
          </table:table-cell>
        </table:table-row>
        <table:table-row table:style-name="ro1">
          <table:table-cell office:value-type="float" office:value="1.037852" calcext:value-type="float">
            <text:p>1.037852</text:p>
          </table:table-cell>
          <table:table-cell office:value-type="float" office:value="0.944848" calcext:value-type="float">
            <text:p>0.944848</text:p>
          </table:table-cell>
          <table:table-cell office:value-type="float" office:value="120.695778" calcext:value-type="float">
            <text:p>120.695778</text:p>
          </table:table-cell>
          <table:table-cell office:value-type="float" office:value="124.47188" calcext:value-type="float">
            <text:p>124.47188</text:p>
          </table:table-cell>
          <table:table-cell office:value-type="float" office:value="0.066892" calcext:value-type="float">
            <text:p>0.066892</text:p>
          </table:table-cell>
        </table:table-row>
        <table:table-row table:style-name="ro1">
          <table:table-cell office:value-type="float" office:value="1.037391" calcext:value-type="float">
            <text:p>1.037391</text:p>
          </table:table-cell>
          <table:table-cell office:value-type="float" office:value="0.945641" calcext:value-type="float">
            <text:p>0.945641</text:p>
          </table:table-cell>
          <table:table-cell office:value-type="float" office:value="120.185402" calcext:value-type="float">
            <text:p>120.185402</text:p>
          </table:table-cell>
          <table:table-cell office:value-type="float" office:value="124.531471" calcext:value-type="float">
            <text:p>124.531471</text:p>
          </table:table-cell>
          <table:table-cell office:value-type="float" office:value="0.065977" calcext:value-type="float">
            <text:p>0.065977</text:p>
          </table:table-cell>
        </table:table-row>
        <table:table-row table:style-name="ro1">
          <table:table-cell office:value-type="float" office:value="1.036859" calcext:value-type="float">
            <text:p>1.036859</text:p>
          </table:table-cell>
          <table:table-cell office:value-type="float" office:value="0.946545" calcext:value-type="float">
            <text:p>0.946545</text:p>
          </table:table-cell>
          <table:table-cell office:value-type="float" office:value="120.501568" calcext:value-type="float">
            <text:p>120.501568</text:p>
          </table:table-cell>
          <table:table-cell office:value-type="float" office:value="124.5965" calcext:value-type="float">
            <text:p>124.5965</text:p>
          </table:table-cell>
          <table:table-cell office:value-type="float" office:value="0.064931" calcext:value-type="float">
            <text:p>0.064931</text:p>
          </table:table-cell>
        </table:table-row>
        <table:table-row table:style-name="ro1">
          <table:table-cell office:value-type="float" office:value="1.036596" calcext:value-type="float">
            <text:p>1.036596</text:p>
          </table:table-cell>
          <table:table-cell office:value-type="float" office:value="0.946999" calcext:value-type="float">
            <text:p>0.946999</text:p>
          </table:table-cell>
          <table:table-cell office:value-type="float" office:value="120.064103" calcext:value-type="float">
            <text:p>120.064103</text:p>
          </table:table-cell>
          <table:table-cell office:value-type="float" office:value="124.633399" calcext:value-type="float">
            <text:p>124.633399</text:p>
          </table:table-cell>
          <table:table-cell office:value-type="float" office:value="0.064408" calcext:value-type="float">
            <text:p>0.064408</text:p>
          </table:table-cell>
        </table:table-row>
        <table:table-row table:style-name="ro1">
          <table:table-cell office:value-type="float" office:value="1.036398" calcext:value-type="float">
            <text:p>1.036398</text:p>
          </table:table-cell>
          <table:table-cell office:value-type="float" office:value="0.947338" calcext:value-type="float">
            <text:p>0.947338</text:p>
          </table:table-cell>
          <table:table-cell office:value-type="float" office:value="120.282835" calcext:value-type="float">
            <text:p>120.282835</text:p>
          </table:table-cell>
          <table:table-cell office:value-type="float" office:value="124.66008" calcext:value-type="float">
            <text:p>124.66008</text:p>
          </table:table-cell>
          <table:table-cell office:value-type="float" office:value="0.064016" calcext:value-type="float">
            <text:p>0.064016</text:p>
          </table:table-cell>
        </table:table-row>
        <table:table-row table:style-name="ro1">
          <table:table-cell office:value-type="float" office:value="1.036063" calcext:value-type="float">
            <text:p>1.036063</text:p>
          </table:table-cell>
          <table:table-cell office:value-type="float" office:value="0.947901" calcext:value-type="float">
            <text:p>0.947901</text:p>
          </table:table-cell>
          <table:table-cell office:value-type="float" office:value="120.793211" calcext:value-type="float">
            <text:p>120.793211</text:p>
          </table:table-cell>
          <table:table-cell office:value-type="float" office:value="124.70008" calcext:value-type="float">
            <text:p>124.70008</text:p>
          </table:table-cell>
          <table:table-cell office:value-type="float" office:value="0.063363" calcext:value-type="float">
            <text:p>0.063363</text:p>
          </table:table-cell>
        </table:table-row>
        <table:table-row table:style-name="ro1">
          <table:table-cell office:value-type="float" office:value="1.035588" calcext:value-type="float">
            <text:p>1.035588</text:p>
          </table:table-cell>
          <table:table-cell office:value-type="float" office:value="0.948686" calcext:value-type="float">
            <text:p>0.948686</text:p>
          </table:table-cell>
          <table:table-cell office:value-type="float" office:value="121.157765" calcext:value-type="float">
            <text:p>121.157765</text:p>
          </table:table-cell>
          <table:table-cell office:value-type="float" office:value="124.752075" calcext:value-type="float">
            <text:p>124.752075</text:p>
          </table:table-cell>
          <table:table-cell office:value-type="float" office:value="0.062447" calcext:value-type="float">
            <text:p>0.062447</text:p>
          </table:table-cell>
        </table:table-row>
        <table:table-row table:style-name="ro1">
          <table:table-cell office:value-type="float" office:value="1.035183" calcext:value-type="float">
            <text:p>1.035183</text:p>
          </table:table-cell>
          <table:table-cell office:value-type="float" office:value="0.94936" calcext:value-type="float">
            <text:p>0.94936</text:p>
          </table:table-cell>
          <table:table-cell office:value-type="float" office:value="121.011944" calcext:value-type="float">
            <text:p>121.011944</text:p>
          </table:table-cell>
          <table:table-cell office:value-type="float" office:value="124.799713" calcext:value-type="float">
            <text:p>124.799713</text:p>
          </table:table-cell>
          <table:table-cell office:value-type="float" office:value="0.061662" calcext:value-type="float">
            <text:p>0.061662</text:p>
          </table:table-cell>
        </table:table-row>
        <table:table-row table:style-name="ro1">
          <table:table-cell office:value-type="float" office:value="1.034785" calcext:value-type="float">
            <text:p>1.034785</text:p>
          </table:table-cell>
          <table:table-cell office:value-type="float" office:value="0.950038" calcext:value-type="float">
            <text:p>0.950038</text:p>
          </table:table-cell>
          <table:table-cell office:value-type="float" office:value="120.428657" calcext:value-type="float">
            <text:p>120.428657</text:p>
          </table:table-cell>
          <table:table-cell office:value-type="float" office:value="124.856121" calcext:value-type="float">
            <text:p>124.856121</text:p>
          </table:table-cell>
          <table:table-cell office:value-type="float" office:value="0.060878" calcext:value-type="float">
            <text:p>0.060878</text:p>
          </table:table-cell>
        </table:table-row>
        <table:table-row table:style-name="ro1">
          <table:table-cell office:value-type="float" office:value="1.034394" calcext:value-type="float">
            <text:p>1.034394</text:p>
          </table:table-cell>
          <table:table-cell office:value-type="float" office:value="0.950721" calcext:value-type="float">
            <text:p>0.950721</text:p>
          </table:table-cell>
          <table:table-cell office:value-type="float" office:value="119.845371" calcext:value-type="float">
            <text:p>119.845371</text:p>
          </table:table-cell>
          <table:table-cell office:value-type="float" office:value="124.921586" calcext:value-type="float">
            <text:p>124.921586</text:p>
          </table:table-cell>
          <table:table-cell office:value-type="float" office:value="0.060095" calcext:value-type="float">
            <text:p>0.060095</text:p>
          </table:table-cell>
        </table:table-row>
        <table:table-row table:style-name="ro1">
          <table:table-cell office:value-type="float" office:value="1.034002" calcext:value-type="float">
            <text:p>1.034002</text:p>
          </table:table-cell>
          <table:table-cell office:value-type="float" office:value="0.951403" calcext:value-type="float">
            <text:p>0.951403</text:p>
          </table:table-cell>
          <table:table-cell office:value-type="float" office:value="119.845371" calcext:value-type="float">
            <text:p>119.845371</text:p>
          </table:table-cell>
          <table:table-cell office:value-type="float" office:value="124.988786" calcext:value-type="float">
            <text:p>124.988786</text:p>
          </table:table-cell>
          <table:table-cell office:value-type="float" office:value="0.059312" calcext:value-type="float">
            <text:p>0.059312</text:p>
          </table:table-cell>
        </table:table-row>
        <table:table-row table:style-name="ro1">
          <table:table-cell office:value-type="float" office:value="1.033472" calcext:value-type="float">
            <text:p>1.033472</text:p>
          </table:table-cell>
          <table:table-cell office:value-type="float" office:value="0.952307" calcext:value-type="float">
            <text:p>0.952307</text:p>
          </table:table-cell>
          <table:table-cell office:value-type="float" office:value="120.428657" calcext:value-type="float">
            <text:p>120.428657</text:p>
          </table:table-cell>
          <table:table-cell office:value-type="float" office:value="125.070796" calcext:value-type="float">
            <text:p>125.070796</text:p>
          </table:table-cell>
          <table:table-cell office:value-type="float" office:value="0.058267" calcext:value-type="float">
            <text:p>0.058267</text:p>
          </table:table-cell>
        </table:table-row>
        <table:table-row table:style-name="ro1">
          <table:table-cell office:value-type="float" office:value="1.032996" calcext:value-type="float">
            <text:p>1.032996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121.230662" calcext:value-type="float">
            <text:p>121.230662</text:p>
          </table:table-cell>
          <table:table-cell office:value-type="float" office:value="125.132203" calcext:value-type="float">
            <text:p>125.132203</text:p>
          </table:table-cell>
          <table:table-cell office:value-type="float" office:value="0.057351" calcext:value-type="float">
            <text:p>0.057351</text:p>
          </table:table-cell>
        </table:table-row>
        <table:table-row table:style-name="ro1">
          <table:table-cell office:value-type="float" office:value="1.032654" calcext:value-type="float">
            <text:p>1.032654</text:p>
          </table:table-cell>
          <table:table-cell office:value-type="float" office:value="0.95365" calcext:value-type="float">
            <text:p>0.95365</text:p>
          </table:table-cell>
          <table:table-cell office:value-type="float" office:value="121.449395" calcext:value-type="float">
            <text:p>121.449395</text:p>
          </table:table-cell>
          <table:table-cell office:value-type="float" office:value="125.174772" calcext:value-type="float">
            <text:p>125.174772</text:p>
          </table:table-cell>
          <table:table-cell office:value-type="float" office:value="0.056697" calcext:value-type="float">
            <text:p>0.056697</text:p>
          </table:table-cell>
        </table:table-row>
        <table:table-row table:style-name="ro1">
          <table:table-cell office:value-type="float" office:value="1.032112" calcext:value-type="float">
            <text:p>1.032112</text:p>
          </table:table-cell>
          <table:table-cell office:value-type="float" office:value="0.954548" calcext:value-type="float">
            <text:p>0.954548</text:p>
          </table:table-cell>
          <table:table-cell office:value-type="float" office:value="121.157751" calcext:value-type="float">
            <text:p>121.157751</text:p>
          </table:table-cell>
          <table:table-cell office:value-type="float" office:value="125.250429" calcext:value-type="float">
            <text:p>125.250429</text:p>
          </table:table-cell>
          <table:table-cell office:value-type="float" office:value="0.055651" calcext:value-type="float">
            <text:p>0.055651</text:p>
          </table:table-cell>
        </table:table-row>
        <table:table-row table:style-name="ro1">
          <table:table-cell office:value-type="float" office:value="1.031579" calcext:value-type="float">
            <text:p>1.031579</text:p>
          </table:table-cell>
          <table:table-cell office:value-type="float" office:value="0.955451" calcext:value-type="float">
            <text:p>0.955451</text:p>
          </table:table-cell>
          <table:table-cell office:value-type="float" office:value="120.574465" calcext:value-type="float">
            <text:p>120.574465</text:p>
          </table:table-cell>
          <table:table-cell office:value-type="float" office:value="125.340061" calcext:value-type="float">
            <text:p>125.340061</text:p>
          </table:table-cell>
          <table:table-cell office:value-type="float" office:value="0.054607" calcext:value-type="float">
            <text:p>0.054607</text:p>
          </table:table-cell>
        </table:table-row>
        <table:table-row table:style-name="ro1">
          <table:table-cell office:value-type="float" office:value="1.030836" calcext:value-type="float">
            <text:p>1.030836</text:p>
          </table:table-cell>
          <table:table-cell office:value-type="float" office:value="0.956686" calcext:value-type="float">
            <text:p>0.956686</text:p>
          </table:table-cell>
          <table:table-cell office:value-type="float" office:value="121.02514" calcext:value-type="float">
            <text:p>121.02514</text:p>
          </table:table-cell>
          <table:table-cell office:value-type="float" office:value="125.456907" calcext:value-type="float">
            <text:p>125.456907</text:p>
          </table:table-cell>
          <table:table-cell office:value-type="float" office:value="0.053169" calcext:value-type="float">
            <text:p>0.053169</text:p>
          </table:table-cell>
        </table:table-row>
        <table:table-row table:style-name="ro1">
          <table:table-cell office:value-type="float" office:value="1.031116" calcext:value-type="float">
            <text:p>1.031116</text:p>
          </table:table-cell>
          <table:table-cell office:value-type="float" office:value="0.956243" calcext:value-type="float">
            <text:p>0.956243</text:p>
          </table:table-cell>
          <table:table-cell office:value-type="float" office:value="122.337521" calcext:value-type="float">
            <text:p>122.337521</text:p>
          </table:table-cell>
          <table:table-cell office:value-type="float" office:value="125.426497" calcext:value-type="float">
            <text:p>125.426497</text:p>
          </table:table-cell>
          <table:table-cell office:value-type="float" office:value="0.053693" calcext:value-type="float">
            <text:p>0.053693</text:p>
          </table:table-cell>
        </table:table-row>
        <table:table-row table:style-name="ro1">
          <table:table-cell office:value-type="float" office:value="1.030268" calcext:value-type="float">
            <text:p>1.030268</text:p>
          </table:table-cell>
          <table:table-cell office:value-type="float" office:value="0.957568" calcext:value-type="float">
            <text:p>0.957568</text:p>
          </table:table-cell>
          <table:table-cell office:value-type="float" office:value="122.629165" calcext:value-type="float">
            <text:p>122.629165</text:p>
          </table:table-cell>
          <table:table-cell office:value-type="float" office:value="125.510856" calcext:value-type="float">
            <text:p>125.510856</text:p>
          </table:table-cell>
          <table:table-cell office:value-type="float" office:value="0.052122" calcext:value-type="float">
            <text:p>0.052122</text:p>
          </table:table-cell>
        </table:table-row>
        <table:table-row table:style-name="ro1">
          <table:table-cell office:value-type="float" office:value="1.029089" calcext:value-type="float">
            <text:p>1.029089</text:p>
          </table:table-cell>
          <table:table-cell office:value-type="float" office:value="0.959458" calcext:value-type="float">
            <text:p>0.959458</text:p>
          </table:table-cell>
          <table:table-cell office:value-type="float" office:value="121.972967" calcext:value-type="float">
            <text:p>121.972967</text:p>
          </table:table-cell>
          <table:table-cell office:value-type="float" office:value="125.668741" calcext:value-type="float">
            <text:p>125.668741</text:p>
          </table:table-cell>
          <table:table-cell office:value-type="float" office:value="0.049898" calcext:value-type="float">
            <text:p>0.049898</text:p>
          </table:table-cell>
        </table:table-row>
        <table:table-row table:style-name="ro1">
          <table:table-cell office:value-type="float" office:value="1.028076" calcext:value-type="float">
            <text:p>1.028076</text:p>
          </table:table-cell>
          <table:table-cell office:value-type="float" office:value="0.961143" calcext:value-type="float">
            <text:p>0.961143</text:p>
          </table:table-cell>
          <table:table-cell office:value-type="float" office:value="121.02514" calcext:value-type="float">
            <text:p>121.02514</text:p>
          </table:table-cell>
          <table:table-cell office:value-type="float" office:value="125.858921" calcext:value-type="float">
            <text:p>125.858921</text:p>
          </table:table-cell>
          <table:table-cell office:value-type="float" office:value="0.047939" calcext:value-type="float">
            <text:p>0.047939</text:p>
          </table:table-cell>
        </table:table-row>
        <table:table-row table:style-name="ro1">
          <table:table-cell office:value-type="float" office:value="1.02748" calcext:value-type="float">
            <text:p>1.02748</text:p>
          </table:table-cell>
          <table:table-cell office:value-type="float" office:value="0.962161" calcext:value-type="float">
            <text:p>0.962161</text:p>
          </table:table-cell>
          <table:table-cell office:value-type="float" office:value="120.368943" calcext:value-type="float">
            <text:p>120.368943</text:p>
          </table:table-cell>
          <table:table-cell office:value-type="float" office:value="125.997215" calcext:value-type="float">
            <text:p>125.997215</text:p>
          </table:table-cell>
          <table:table-cell office:value-type="float" office:value="0.046765" calcext:value-type="float">
            <text:p>0.046765</text:p>
          </table:table-cell>
        </table:table-row>
        <table:table-row table:style-name="ro1">
          <table:table-cell office:value-type="float" office:value="1.027214" calcext:value-type="float">
            <text:p>1.027214</text:p>
          </table:table-cell>
          <table:table-cell office:value-type="float" office:value="0.962612" calcext:value-type="float">
            <text:p>0.962612</text:p>
          </table:table-cell>
          <table:table-cell office:value-type="float" office:value="120.514765" calcext:value-type="float">
            <text:p>120.514765</text:p>
          </table:table-cell>
          <table:table-cell office:value-type="float" office:value="126.05932" calcext:value-type="float">
            <text:p>126.05932</text:p>
          </table:table-cell>
          <table:table-cell office:value-type="float" office:value="0.046243" calcext:value-type="float">
            <text:p>0.046243</text:p>
          </table:table-cell>
        </table:table-row>
        <table:table-row table:style-name="ro1">
          <table:table-cell office:value-type="float" office:value="1.026741" calcext:value-type="float">
            <text:p>1.026741</text:p>
          </table:table-cell>
          <table:table-cell office:value-type="float" office:value="0.963399" calcext:value-type="float">
            <text:p>0.963399</text:p>
          </table:table-cell>
          <table:table-cell office:value-type="float" office:value="121.02514" calcext:value-type="float">
            <text:p>121.02514</text:p>
          </table:table-cell>
          <table:table-cell office:value-type="float" office:value="126.161015" calcext:value-type="float">
            <text:p>126.161015</text:p>
          </table:table-cell>
          <table:table-cell office:value-type="float" office:value="0.045329" calcext:value-type="float">
            <text:p>0.045329</text:p>
          </table:table-cell>
        </table:table-row>
        <table:table-row table:style-name="ro1">
          <table:table-cell office:value-type="float" office:value="1.026054" calcext:value-type="float">
            <text:p>1.026054</text:p>
          </table:table-cell>
          <table:table-cell office:value-type="float" office:value="0.964515" calcext:value-type="float">
            <text:p>0.964515</text:p>
          </table:table-cell>
          <table:table-cell office:value-type="float" office:value="121.608427" calcext:value-type="float">
            <text:p>121.608427</text:p>
          </table:table-cell>
          <table:table-cell office:value-type="float" office:value="126.296372" calcext:value-type="float">
            <text:p>126.296372</text:p>
          </table:table-cell>
          <table:table-cell office:value-type="float" office:value="0.044023" calcext:value-type="float">
            <text:p>0.044023</text:p>
          </table:table-cell>
        </table:table-row>
        <table:table-row table:style-name="ro1">
          <table:table-cell office:value-type="float" office:value="1.02571" calcext:value-type="float">
            <text:p>1.02571</text:p>
          </table:table-cell>
          <table:table-cell office:value-type="float" office:value="0.965073" calcext:value-type="float">
            <text:p>0.965073</text:p>
          </table:table-cell>
          <table:table-cell office:value-type="float" office:value="121.681338" calcext:value-type="float">
            <text:p>121.681338</text:p>
          </table:table-cell>
          <table:table-cell office:value-type="float" office:value="126.366072" calcext:value-type="float">
            <text:p>126.366072</text:p>
          </table:table-cell>
          <table:table-cell office:value-type="float" office:value="0.04337" calcext:value-type="float">
            <text:p>0.04337</text:p>
          </table:table-cell>
        </table:table-row>
        <table:table-row table:style-name="ro1">
          <table:table-cell office:value-type="float" office:value="1.02557" calcext:value-type="float">
            <text:p>1.02557</text:p>
          </table:table-cell>
          <table:table-cell office:value-type="float" office:value="0.965294" calcext:value-type="float">
            <text:p>0.965294</text:p>
          </table:table-cell>
          <table:table-cell office:value-type="float" office:value="122.209514" calcext:value-type="float">
            <text:p>122.209514</text:p>
          </table:table-cell>
          <table:table-cell office:value-type="float" office:value="126.391278" calcext:value-type="float">
            <text:p>126.391278</text:p>
          </table:table-cell>
          <table:table-cell office:value-type="float" office:value="0.043108" calcext:value-type="float">
            <text:p>0.043108</text:p>
          </table:table-cell>
        </table:table-row>
        <table:table-row table:style-name="ro1">
          <table:table-cell office:value-type="float" office:value="1.02557" calcext:value-type="float">
            <text:p>1.02557</text:p>
          </table:table-cell>
          <table:table-cell office:value-type="float" office:value="0.965294" calcext:value-type="float">
            <text:p>0.965294</text:p>
          </table:table-cell>
          <table:table-cell office:value-type="float" office:value="121.917871" calcext:value-type="float">
            <text:p>121.917871</text:p>
          </table:table-cell>
          <table:table-cell office:value-type="float" office:value="126.391278" calcext:value-type="float">
            <text:p>126.391278</text:p>
          </table:table-cell>
          <table:table-cell office:value-type="float" office:value="0.043108" calcext:value-type="float">
            <text:p>0.043108</text:p>
          </table:table-cell>
        </table:table-row>
        <table:table-row table:style-name="ro1">
          <table:table-cell office:value-type="float" office:value="1.025431" calcext:value-type="float">
            <text:p>1.025431</text:p>
          </table:table-cell>
          <table:table-cell office:value-type="float" office:value="0.965516" calcext:value-type="float">
            <text:p>0.965516</text:p>
          </table:table-cell>
          <table:table-cell office:value-type="float" office:value="122.063693" calcext:value-type="float">
            <text:p>122.063693</text:p>
          </table:table-cell>
          <table:table-cell office:value-type="float" office:value="126.417712" calcext:value-type="float">
            <text:p>126.417712</text:p>
          </table:table-cell>
          <table:table-cell office:value-type="float" office:value="0.042847" calcext:value-type="float">
            <text:p>0.042847</text:p>
          </table:table-cell>
        </table:table-row>
        <table:table-row table:style-name="ro1">
          <table:table-cell office:value-type="float" office:value="1.025291" calcext:value-type="float">
            <text:p>1.025291</text:p>
          </table:table-cell>
          <table:table-cell office:value-type="float" office:value="0.965738" calcext:value-type="float">
            <text:p>0.965738</text:p>
          </table:table-cell>
          <table:table-cell office:value-type="float" office:value="122.355336" calcext:value-type="float">
            <text:p>122.355336</text:p>
          </table:table-cell>
          <table:table-cell office:value-type="float" office:value="126.44274" calcext:value-type="float">
            <text:p>126.44274</text:p>
          </table:table-cell>
          <table:table-cell office:value-type="float" office:value="0.042586" calcext:value-type="float">
            <text:p>0.042586</text:p>
          </table:table-cell>
        </table:table-row>
        <table:table-row table:style-name="ro1">
          <table:table-cell office:value-type="float" office:value="1.02508" calcext:value-type="float">
            <text:p>1.02508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122.447222" calcext:value-type="float">
            <text:p>122.447222</text:p>
          </table:table-cell>
          <table:table-cell office:value-type="float" office:value="126.479954" calcext:value-type="float">
            <text:p>126.479954</text:p>
          </table:table-cell>
          <table:table-cell office:value-type="float" office:value="0.042193" calcext:value-type="float">
            <text:p>0.042193</text:p>
          </table:table-cell>
        </table:table-row>
        <table:table-row table:style-name="ro1">
          <table:table-cell office:value-type="float" office:value="1.024724" calcext:value-type="float">
            <text:p>1.024724</text:p>
          </table:table-cell>
          <table:table-cell office:value-type="float" office:value="0.96662" calcext:value-type="float">
            <text:p>0.96662</text:p>
          </table:table-cell>
          <table:table-cell office:value-type="float" office:value="122.957598" calcext:value-type="float">
            <text:p>122.957598</text:p>
          </table:table-cell>
          <table:table-cell office:value-type="float" office:value="126.53546" calcext:value-type="float">
            <text:p>126.53546</text:p>
          </table:table-cell>
          <table:table-cell office:value-type="float" office:value="0.041539" calcext:value-type="float">
            <text:p>0.041539</text:p>
          </table:table-cell>
        </table:table-row>
        <table:table-row table:style-name="ro1">
          <table:table-cell office:value-type="float" office:value="1.024724" calcext:value-type="float">
            <text:p>1.024724</text:p>
          </table:table-cell>
          <table:table-cell office:value-type="float" office:value="0.96662" calcext:value-type="float">
            <text:p>0.96662</text:p>
          </table:table-cell>
          <table:table-cell office:value-type="float" office:value="122.811776" calcext:value-type="float">
            <text:p>122.811776</text:p>
          </table:table-cell>
          <table:table-cell office:value-type="float" office:value="126.53546" calcext:value-type="float">
            <text:p>126.53546</text:p>
          </table:table-cell>
          <table:table-cell office:value-type="float" office:value="0.041539" calcext:value-type="float">
            <text:p>0.041539</text:p>
          </table:table-cell>
        </table:table-row>
        <table:table-row table:style-name="ro1">
          <table:table-cell office:value-type="float" office:value="1.024865" calcext:value-type="float">
            <text:p>1.024865</text:p>
          </table:table-cell>
          <table:table-cell office:value-type="float" office:value="0.966399" calcext:value-type="float">
            <text:p>0.966399</text:p>
          </table:table-cell>
          <table:table-cell office:value-type="float" office:value="122.520133" calcext:value-type="float">
            <text:p>122.520133</text:p>
          </table:table-cell>
          <table:table-cell office:value-type="float" office:value="126.510364" calcext:value-type="float">
            <text:p>126.510364</text:p>
          </table:table-cell>
          <table:table-cell office:value-type="float" office:value="0.041801" calcext:value-type="float">
            <text:p>0.041801</text:p>
          </table:table-cell>
        </table:table-row>
        <table:table-row table:style-name="ro1">
          <table:table-cell office:value-type="float" office:value="1.025074" calcext:value-type="float">
            <text:p>1.025074</text:p>
          </table:table-cell>
          <table:table-cell office:value-type="float" office:value="0.966066" calcext:value-type="float">
            <text:p>0.966066</text:p>
          </table:table-cell>
          <table:table-cell office:value-type="float" office:value="122.155579" calcext:value-type="float">
            <text:p>122.155579</text:p>
          </table:table-cell>
          <table:table-cell office:value-type="float" office:value="126.469831" calcext:value-type="float">
            <text:p>126.469831</text:p>
          </table:table-cell>
          <table:table-cell office:value-type="float" office:value="0.042193" calcext:value-type="float">
            <text:p>0.042193</text:p>
          </table:table-cell>
        </table:table-row>
        <table:table-row table:style-name="ro1">
          <table:table-cell office:value-type="float" office:value="1.025074" calcext:value-type="float">
            <text:p>1.025074</text:p>
          </table:table-cell>
          <table:table-cell office:value-type="float" office:value="0.966066" calcext:value-type="float">
            <text:p>0.966066</text:p>
          </table:table-cell>
          <table:table-cell office:value-type="float" office:value="122.301401" calcext:value-type="float">
            <text:p>122.301401</text:p>
          </table:table-cell>
          <table:table-cell office:value-type="float" office:value="126.469831" calcext:value-type="float">
            <text:p>126.469831</text:p>
          </table:table-cell>
          <table:table-cell office:value-type="float" office:value="0.042193" calcext:value-type="float">
            <text:p>0.042193</text:p>
          </table:table-cell>
        </table:table-row>
        <table:table-row table:style-name="ro1">
          <table:table-cell office:value-type="float" office:value="1.024932" calcext:value-type="float">
            <text:p>1.024932</text:p>
          </table:table-cell>
          <table:table-cell office:value-type="float" office:value="0.966286" calcext:value-type="float">
            <text:p>0.966286</text:p>
          </table:table-cell>
          <table:table-cell office:value-type="float" office:value="122.738865" calcext:value-type="float">
            <text:p>122.738865</text:p>
          </table:table-cell>
          <table:table-cell office:value-type="float" office:value="126.493096" calcext:value-type="float">
            <text:p>126.493096</text:p>
          </table:table-cell>
          <table:table-cell office:value-type="float" office:value="0.041931" calcext:value-type="float">
            <text:p>0.041931</text:p>
          </table:table-cell>
        </table:table-row>
        <table:table-row table:style-name="ro1">
          <table:table-cell office:value-type="float" office:value="1.024573" calcext:value-type="float">
            <text:p>1.024573</text:p>
          </table:table-cell>
          <table:table-cell office:value-type="float" office:value="0.966834" calcext:value-type="float">
            <text:p>0.966834</text:p>
          </table:table-cell>
          <table:table-cell office:value-type="float" office:value="123.249241" calcext:value-type="float">
            <text:p>123.249241</text:p>
          </table:table-cell>
          <table:table-cell office:value-type="float" office:value="126.544586" calcext:value-type="float">
            <text:p>126.544586</text:p>
          </table:table-cell>
          <table:table-cell office:value-type="float" office:value="0.041277" calcext:value-type="float">
            <text:p>0.041277</text:p>
          </table:table-cell>
        </table:table-row>
        <table:table-row table:style-name="ro1">
          <table:table-cell office:value-type="float" office:value="1.024573" calcext:value-type="float">
            <text:p>1.024573</text:p>
          </table:table-cell>
          <table:table-cell office:value-type="float" office:value="0.966834" calcext:value-type="float">
            <text:p>0.966834</text:p>
          </table:table-cell>
          <table:table-cell office:value-type="float" office:value="123.249241" calcext:value-type="float">
            <text:p>123.249241</text:p>
          </table:table-cell>
          <table:table-cell office:value-type="float" office:value="126.544586" calcext:value-type="float">
            <text:p>126.544586</text:p>
          </table:table-cell>
          <table:table-cell office:value-type="float" office:value="0.041277" calcext:value-type="float">
            <text:p>0.041277</text:p>
          </table:table-cell>
        </table:table-row>
        <table:table-row table:style-name="ro1">
          <table:table-cell office:value-type="float" office:value="1.02443" calcext:value-type="float">
            <text:p>1.02443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122.957598" calcext:value-type="float">
            <text:p>122.957598</text:p>
          </table:table-cell>
          <table:table-cell office:value-type="float" office:value="126.567469" calcext:value-type="float">
            <text:p>126.567469</text:p>
          </table:table-cell>
          <table:table-cell office:value-type="float" office:value="0.041015" calcext:value-type="float">
            <text:p>0.041015</text:p>
          </table:table-cell>
        </table:table-row>
        <table:table-row table:style-name="ro1">
          <table:table-cell office:value-type="float" office:value="1.024219" calcext:value-type="float">
            <text:p>1.024219</text:p>
          </table:table-cell>
          <table:table-cell office:value-type="float" office:value="0.967385" calcext:value-type="float">
            <text:p>0.967385</text:p>
          </table:table-cell>
          <table:table-cell office:value-type="float" office:value="122.593044" calcext:value-type="float">
            <text:p>122.593044</text:p>
          </table:table-cell>
          <table:table-cell office:value-type="float" office:value="126.605925" calcext:value-type="float">
            <text:p>126.605925</text:p>
          </table:table-cell>
          <table:table-cell office:value-type="float" office:value="0.040623" calcext:value-type="float">
            <text:p>0.040623</text:p>
          </table:table-cell>
        </table:table-row>
        <table:table-row table:style-name="ro1">
          <table:table-cell office:value-type="float" office:value="1.023795" calcext:value-type="float">
            <text:p>1.023795</text:p>
          </table:table-cell>
          <table:table-cell office:value-type="float" office:value="0.968048" calcext:value-type="float">
            <text:p>0.968048</text:p>
          </table:table-cell>
          <table:table-cell office:value-type="float" office:value="122.593044" calcext:value-type="float">
            <text:p>122.593044</text:p>
          </table:table-cell>
          <table:table-cell office:value-type="float" office:value="126.685107" calcext:value-type="float">
            <text:p>126.685107</text:p>
          </table:table-cell>
          <table:table-cell office:value-type="float" office:value="0.039839" calcext:value-type="float">
            <text:p>0.039839</text:p>
          </table:table-cell>
        </table:table-row>
        <table:table-row table:style-name="ro1">
          <table:table-cell office:value-type="float" office:value="1.023438" calcext:value-type="float">
            <text:p>1.023438</text:p>
          </table:table-cell>
          <table:table-cell office:value-type="float" office:value="0.968597" calcext:value-type="float">
            <text:p>0.968597</text:p>
          </table:table-cell>
          <table:table-cell office:value-type="float" office:value="123.10342" calcext:value-type="float">
            <text:p>123.10342</text:p>
          </table:table-cell>
          <table:table-cell office:value-type="float" office:value="126.745053" calcext:value-type="float">
            <text:p>126.745053</text:p>
          </table:table-cell>
          <table:table-cell office:value-type="float" office:value="0.039185" calcext:value-type="float">
            <text:p>0.039185</text:p>
          </table:table-cell>
        </table:table-row>
        <table:table-row table:style-name="ro1">
          <table:table-cell office:value-type="float" office:value="1.023073" calcext:value-type="float">
            <text:p>1.023073</text:p>
          </table:table-cell>
          <table:table-cell office:value-type="float" office:value="0.969142" calcext:value-type="float">
            <text:p>0.969142</text:p>
          </table:table-cell>
          <table:table-cell office:value-type="float" office:value="123.759617" calcext:value-type="float">
            <text:p>123.759617</text:p>
          </table:table-cell>
          <table:table-cell office:value-type="float" office:value="126.795791" calcext:value-type="float">
            <text:p>126.795791</text:p>
          </table:table-cell>
          <table:table-cell office:value-type="float" office:value="0.038531" calcext:value-type="float">
            <text:p>0.038531</text:p>
          </table:table-cell>
        </table:table-row>
        <table:table-row table:style-name="ro1">
          <table:table-cell office:value-type="float" office:value="1.022854" calcext:value-type="float">
            <text:p>1.022854</text:p>
          </table:table-cell>
          <table:table-cell office:value-type="float" office:value="0.969468" calcext:value-type="float">
            <text:p>0.969468</text:p>
          </table:table-cell>
          <table:table-cell office:value-type="float" office:value="123.978349" calcext:value-type="float">
            <text:p>123.978349</text:p>
          </table:table-cell>
          <table:table-cell office:value-type="float" office:value="126.824835" calcext:value-type="float">
            <text:p>126.824835</text:p>
          </table:table-cell>
          <table:table-cell office:value-type="float" office:value="0.038138" calcext:value-type="float">
            <text:p>0.038138</text:p>
          </table:table-cell>
        </table:table-row>
        <table:table-row table:style-name="ro1">
          <table:table-cell office:value-type="float" office:value="1.02249" calcext:value-type="float">
            <text:p>1.02249</text:p>
          </table:table-cell>
          <table:table-cell office:value-type="float" office:value="0.970013" calcext:value-type="float">
            <text:p>0.970013</text:p>
          </table:table-cell>
          <table:table-cell office:value-type="float" office:value="123.759617" calcext:value-type="float">
            <text:p>123.759617</text:p>
          </table:table-cell>
          <table:table-cell office:value-type="float" office:value="126.878388" calcext:value-type="float">
            <text:p>126.878388</text:p>
          </table:table-cell>
          <table:table-cell office:value-type="float" office:value="0.037484" calcext:value-type="float">
            <text:p>0.037484</text:p>
          </table:table-cell>
        </table:table-row>
        <table:table-row table:style-name="ro1">
          <table:table-cell office:value-type="float" office:value="1.021985" calcext:value-type="float">
            <text:p>1.021985</text:p>
          </table:table-cell>
          <table:table-cell office:value-type="float" office:value="0.970779" calcext:value-type="float">
            <text:p>0.970779</text:p>
          </table:table-cell>
          <table:table-cell office:value-type="float" office:value="123.395063" calcext:value-type="float">
            <text:p>123.395063</text:p>
          </table:table-cell>
          <table:table-cell office:value-type="float" office:value="126.965712" calcext:value-type="float">
            <text:p>126.965712</text:p>
          </table:table-cell>
          <table:table-cell office:value-type="float" office:value="0.036568" calcext:value-type="float">
            <text:p>0.036568</text:p>
          </table:table-cell>
        </table:table-row>
        <table:table-row table:style-name="ro1">
          <table:table-cell office:value-type="float" office:value="1.021335" calcext:value-type="float">
            <text:p>1.021335</text:p>
          </table:table-cell>
          <table:table-cell office:value-type="float" office:value="0.971763" calcext:value-type="float">
            <text:p>0.971763</text:p>
          </table:table-cell>
          <table:table-cell office:value-type="float" office:value="123.467974" calcext:value-type="float">
            <text:p>123.467974</text:p>
          </table:table-cell>
          <table:table-cell office:value-type="float" office:value="127.08227" calcext:value-type="float">
            <text:p>127.08227</text:p>
          </table:table-cell>
          <table:table-cell office:value-type="float" office:value="0.035391" calcext:value-type="float">
            <text:p>0.035391</text:p>
          </table:table-cell>
        </table:table-row>
        <table:table-row table:style-name="ro1">
          <table:table-cell office:value-type="float" office:value="1.02075" calcext:value-type="float">
            <text:p>1.02075</text:p>
          </table:table-cell>
          <table:table-cell office:value-type="float" office:value="0.972633" calcext:value-type="float">
            <text:p>0.972633</text:p>
          </table:table-cell>
          <table:table-cell office:value-type="float" office:value="123.905438" calcext:value-type="float">
            <text:p>123.905438</text:p>
          </table:table-cell>
          <table:table-cell office:value-type="float" office:value="127.179212" calcext:value-type="float">
            <text:p>127.179212</text:p>
          </table:table-cell>
          <table:table-cell office:value-type="float" office:value="0.034344" calcext:value-type="float">
            <text:p>0.034344</text:p>
          </table:table-cell>
        </table:table-row>
        <table:table-row table:style-name="ro1">
          <table:table-cell office:value-type="float" office:value="1.020008" calcext:value-type="float">
            <text:p>1.020008</text:p>
          </table:table-cell>
          <table:table-cell office:value-type="float" office:value="0.973714" calcext:value-type="float">
            <text:p>0.973714</text:p>
          </table:table-cell>
          <table:table-cell office:value-type="float" office:value="124.488725" calcext:value-type="float">
            <text:p>124.488725</text:p>
          </table:table-cell>
          <table:table-cell office:value-type="float" office:value="127.285934" calcext:value-type="float">
            <text:p>127.285934</text:p>
          </table:table-cell>
          <table:table-cell office:value-type="float" office:value="0.033035" calcext:value-type="float">
            <text:p>0.033035</text:p>
          </table:table-cell>
        </table:table-row>
        <table:table-row table:style-name="ro1">
          <table:table-cell office:value-type="float" office:value="1.019184" calcext:value-type="float">
            <text:p>1.019184</text:p>
          </table:table-cell>
          <table:table-cell office:value-type="float" office:value="0.974897" calcext:value-type="float">
            <text:p>0.974897</text:p>
          </table:table-cell>
          <table:table-cell office:value-type="float" office:value="124.853279" calcext:value-type="float">
            <text:p>124.853279</text:p>
          </table:table-cell>
          <table:table-cell office:value-type="float" office:value="127.396851" calcext:value-type="float">
            <text:p>127.396851</text:p>
          </table:table-cell>
          <table:table-cell office:value-type="float" office:value="0.031594" calcext:value-type="float">
            <text:p>0.031594</text:p>
          </table:table-cell>
        </table:table-row>
        <table:table-row table:style-name="ro1">
          <table:table-cell office:value-type="float" office:value="1.018514" calcext:value-type="float">
            <text:p>1.018514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124.634547" calcext:value-type="float">
            <text:p>124.634547</text:p>
          </table:table-cell>
          <table:table-cell office:value-type="float" office:value="127.503956" calcext:value-type="float">
            <text:p>127.503956</text:p>
          </table:table-cell>
          <table:table-cell office:value-type="float" office:value="0.030416" calcext:value-type="float">
            <text:p>0.030416</text:p>
          </table:table-cell>
        </table:table-row>
        <table:table-row table:style-name="ro1">
          <table:table-cell office:value-type="float" office:value="1.017777" calcext:value-type="float">
            <text:p>1.017777</text:p>
          </table:table-cell>
          <table:table-cell office:value-type="float" office:value="0.976952" calcext:value-type="float">
            <text:p>0.976952</text:p>
          </table:table-cell>
          <table:table-cell office:value-type="float" office:value="124.197082" calcext:value-type="float">
            <text:p>124.197082</text:p>
          </table:table-cell>
          <table:table-cell office:value-type="float" office:value="127.652729" calcext:value-type="float">
            <text:p>127.652729</text:p>
          </table:table-cell>
          <table:table-cell office:value-type="float" office:value="0.029108" calcext:value-type="float">
            <text:p>0.029108</text:p>
          </table:table-cell>
        </table:table-row>
        <table:table-row table:style-name="ro1">
          <table:table-cell office:value-type="float" office:value="1.017267" calcext:value-type="float">
            <text:p>1.017267</text:p>
          </table:table-cell>
          <table:table-cell office:value-type="float" office:value="0.977714" calcext:value-type="float">
            <text:p>0.977714</text:p>
          </table:table-cell>
          <table:table-cell office:value-type="float" office:value="123.832528" calcext:value-type="float">
            <text:p>123.832528</text:p>
          </table:table-cell>
          <table:table-cell office:value-type="float" office:value="127.776925" calcext:value-type="float">
            <text:p>127.776925</text:p>
          </table:table-cell>
          <table:table-cell office:value-type="float" office:value="0.028192" calcext:value-type="float">
            <text:p>0.028192</text:p>
          </table:table-cell>
        </table:table-row>
        <table:table-row table:style-name="ro1">
          <table:table-cell office:value-type="float" office:value="1.016681" calcext:value-type="float">
            <text:p>1.016681</text:p>
          </table:table-cell>
          <table:table-cell office:value-type="float" office:value="0.978583" calcext:value-type="float">
            <text:p>0.978583</text:p>
          </table:table-cell>
          <table:table-cell office:value-type="float" office:value="123.978349" calcext:value-type="float">
            <text:p>123.978349</text:p>
          </table:table-cell>
          <table:table-cell office:value-type="float" office:value="127.923648" calcext:value-type="float">
            <text:p>127.923648</text:p>
          </table:table-cell>
          <table:table-cell office:value-type="float" office:value="0.027146" calcext:value-type="float">
            <text:p>0.027146</text:p>
          </table:table-cell>
        </table:table-row>
        <table:table-row table:style-name="ro1">
          <table:table-cell office:value-type="float" office:value="1.016162" calcext:value-type="float">
            <text:p>1.016162</text:p>
          </table:table-cell>
          <table:table-cell office:value-type="float" office:value="0.97934" calcext:value-type="float">
            <text:p>0.97934</text:p>
          </table:table-cell>
          <table:table-cell office:value-type="float" office:value="124.488725" calcext:value-type="float">
            <text:p>124.488725</text:p>
          </table:table-cell>
          <table:table-cell office:value-type="float" office:value="128.043663" calcext:value-type="float">
            <text:p>128.043663</text:p>
          </table:table-cell>
          <table:table-cell office:value-type="float" office:value="0.026231" calcext:value-type="float">
            <text:p>0.026231</text:p>
          </table:table-cell>
        </table:table-row>
        <table:table-row table:style-name="ro1">
          <table:table-cell office:value-type="float" office:value="1.015409" calcext:value-type="float">
            <text:p>1.015409</text:p>
          </table:table-cell>
          <table:table-cell office:value-type="float" office:value="0.980412" calcext:value-type="float">
            <text:p>0.980412</text:p>
          </table:table-cell>
          <table:table-cell office:value-type="float" office:value="125.072011" calcext:value-type="float">
            <text:p>125.072011</text:p>
          </table:table-cell>
          <table:table-cell office:value-type="float" office:value="128.19984" calcext:value-type="float">
            <text:p>128.19984</text:p>
          </table:table-cell>
          <table:table-cell office:value-type="float" office:value="0.024922" calcext:value-type="float">
            <text:p>0.024922</text:p>
          </table:table-cell>
        </table:table-row>
        <table:table-row table:style-name="ro1">
          <table:table-cell office:value-type="float" office:value="1.014653" calcext:value-type="float">
            <text:p>1.014653</text:p>
          </table:table-cell>
          <table:table-cell office:value-type="float" office:value="0.981483" calcext:value-type="float">
            <text:p>0.981483</text:p>
          </table:table-cell>
          <table:table-cell office:value-type="float" office:value="125.217833" calcext:value-type="float">
            <text:p>125.217833</text:p>
          </table:table-cell>
          <table:table-cell office:value-type="float" office:value="128.365238" calcext:value-type="float">
            <text:p>128.365238</text:p>
          </table:table-cell>
          <table:table-cell office:value-type="float" office:value="0.023613" calcext:value-type="float">
            <text:p>0.023613</text:p>
          </table:table-cell>
        </table:table-row>
        <table:table-row table:style-name="ro1">
          <table:table-cell office:value-type="float" office:value="1.013661" calcext:value-type="float">
            <text:p>1.013661</text:p>
          </table:table-cell>
          <table:table-cell office:value-type="float" office:value="0.982869" calcext:value-type="float">
            <text:p>0.982869</text:p>
          </table:table-cell>
          <table:table-cell office:value-type="float" office:value="125.607101" calcext:value-type="float">
            <text:p>125.607101</text:p>
          </table:table-cell>
          <table:table-cell office:value-type="float" office:value="128.579749" calcext:value-type="float">
            <text:p>128.579749</text:p>
          </table:table-cell>
          <table:table-cell office:value-type="float" office:value="0.021912" calcext:value-type="float">
            <text:p>0.021912</text:p>
          </table:table-cell>
        </table:table-row>
        <table:table-row table:style-name="ro1">
          <table:table-cell office:value-type="float" office:value="1.013134" calcext:value-type="float">
            <text:p>1.013134</text:p>
          </table:table-cell>
          <table:table-cell office:value-type="float" office:value="0.983619" calcext:value-type="float">
            <text:p>0.983619</text:p>
          </table:table-cell>
          <table:table-cell office:value-type="float" office:value="125.096725" calcext:value-type="float">
            <text:p>125.096725</text:p>
          </table:table-cell>
          <table:table-cell office:value-type="float" office:value="128.731828" calcext:value-type="float">
            <text:p>128.731828</text:p>
          </table:table-cell>
          <table:table-cell office:value-type="float" office:value="0.020996" calcext:value-type="float">
            <text:p>0.020996</text:p>
          </table:table-cell>
        </table:table-row>
        <table:table-row table:style-name="ro1">
          <table:table-cell office:value-type="float" office:value="1.012685" calcext:value-type="float">
            <text:p>1.012685</text:p>
          </table:table-cell>
          <table:table-cell office:value-type="float" office:value="0.984265" calcext:value-type="float">
            <text:p>0.984265</text:p>
          </table:table-cell>
          <table:table-cell office:value-type="float" office:value="124.805082" calcext:value-type="float">
            <text:p>124.805082</text:p>
          </table:table-cell>
          <table:table-cell office:value-type="float" office:value="128.884576" calcext:value-type="float">
            <text:p>128.884576</text:p>
          </table:table-cell>
          <table:table-cell office:value-type="float" office:value="0.020211" calcext:value-type="float">
            <text:p>0.020211</text:p>
          </table:table-cell>
        </table:table-row>
        <table:table-row table:style-name="ro1">
          <table:table-cell office:value-type="float" office:value="1.012308" calcext:value-type="float">
            <text:p>1.012308</text:p>
          </table:table-cell>
          <table:table-cell office:value-type="float" office:value="0.984801" calcext:value-type="float">
            <text:p>0.984801</text:p>
          </table:table-cell>
          <table:table-cell office:value-type="float" office:value="125.169636" calcext:value-type="float">
            <text:p>125.169636</text:p>
          </table:table-cell>
          <table:table-cell office:value-type="float" office:value="129.00884" calcext:value-type="float">
            <text:p>129.00884</text:p>
          </table:table-cell>
          <table:table-cell office:value-type="float" office:value="0.019558" calcext:value-type="float">
            <text:p>0.019558</text:p>
          </table:table-cell>
        </table:table-row>
        <table:table-row table:style-name="ro1">
          <table:table-cell office:value-type="float" office:value="1.011922" calcext:value-type="float">
            <text:p>1.011922</text:p>
          </table:table-cell>
          <table:table-cell office:value-type="float" office:value="0.98533" calcext:value-type="float">
            <text:p>0.98533</text:p>
          </table:table-cell>
          <table:table-cell office:value-type="float" office:value="126.117463" calcext:value-type="float">
            <text:p>126.117463</text:p>
          </table:table-cell>
          <table:table-cell office:value-type="float" office:value="129.109128" calcext:value-type="float">
            <text:p>129.109128</text:p>
          </table:table-cell>
          <table:table-cell office:value-type="float" office:value="0.018903" calcext:value-type="float">
            <text:p>0.018903</text:p>
          </table:table-cell>
        </table:table-row>
        <table:table-row table:style-name="ro1">
          <table:table-cell office:value-type="float" office:value="1.011373" calcext:value-type="float">
            <text:p>1.011373</text:p>
          </table:table-cell>
          <table:table-cell office:value-type="float" office:value="0.986065" calcext:value-type="float">
            <text:p>0.986065</text:p>
          </table:table-cell>
          <table:table-cell office:value-type="float" office:value="126.77366" calcext:value-type="float">
            <text:p>126.77366</text:p>
          </table:table-cell>
          <table:table-cell office:value-type="float" office:value="129.228228" calcext:value-type="float">
            <text:p>129.228228</text:p>
          </table:table-cell>
          <table:table-cell office:value-type="float" office:value="0.017987" calcext:value-type="float">
            <text:p>0.017987</text:p>
          </table:table-cell>
        </table:table-row>
        <table:table-row table:style-name="ro1">
          <table:table-cell office:value-type="float" office:value="1.010902" calcext:value-type="float">
            <text:p>1.010902</text:p>
          </table:table-cell>
          <table:table-cell office:value-type="float" office:value="0.986695" calcext:value-type="float">
            <text:p>0.986695</text:p>
          </table:table-cell>
          <table:table-cell office:value-type="float" office:value="126.77366" calcext:value-type="float">
            <text:p>126.77366</text:p>
          </table:table-cell>
          <table:table-cell office:value-type="float" office:value="129.34047" calcext:value-type="float">
            <text:p>129.34047</text:p>
          </table:table-cell>
          <table:table-cell office:value-type="float" office:value="0.017201" calcext:value-type="float">
            <text:p>0.017201</text:p>
          </table:table-cell>
        </table:table-row>
        <table:table-row table:style-name="ro1">
          <table:table-cell office:value-type="float" office:value="1.010281" calcext:value-type="float">
            <text:p>1.010281</text:p>
          </table:table-cell>
          <table:table-cell office:value-type="float" office:value="0.98754" calcext:value-type="float">
            <text:p>0.98754</text:p>
          </table:table-cell>
          <table:table-cell office:value-type="float" office:value="126.336195" calcext:value-type="float">
            <text:p>126.336195</text:p>
          </table:table-cell>
          <table:table-cell office:value-type="float" office:value="129.535473" calcext:value-type="float">
            <text:p>129.535473</text:p>
          </table:table-cell>
          <table:table-cell office:value-type="float" office:value="0.016154" calcext:value-type="float">
            <text:p>0.016154</text:p>
          </table:table-cell>
        </table:table-row>
        <table:table-row table:style-name="ro1">
          <table:table-cell office:value-type="float" office:value="1.009744" calcext:value-type="float">
            <text:p>1.009744</text:p>
          </table:table-cell>
          <table:table-cell office:value-type="float" office:value="0.988284" calcext:value-type="float">
            <text:p>0.988284</text:p>
          </table:table-cell>
          <table:table-cell office:value-type="float" office:value="125.825819" calcext:value-type="float">
            <text:p>125.825819</text:p>
          </table:table-cell>
          <table:table-cell office:value-type="float" office:value="129.758481" calcext:value-type="float">
            <text:p>129.758481</text:p>
          </table:table-cell>
          <table:table-cell office:value-type="float" office:value="0.015239" calcext:value-type="float">
            <text:p>0.015239</text:p>
          </table:table-cell>
        </table:table-row>
        <table:table-row table:style-name="ro1">
          <table:table-cell office:value-type="float" office:value="1.009282" calcext:value-type="float">
            <text:p>1.009282</text:p>
          </table:table-cell>
          <table:table-cell office:value-type="float" office:value="0.98892" calcext:value-type="float">
            <text:p>0.98892</text:p>
          </table:table-cell>
          <table:table-cell office:value-type="float" office:value="125.971641" calcext:value-type="float">
            <text:p>125.971641</text:p>
          </table:table-cell>
          <table:table-cell office:value-type="float" office:value="129.964222" calcext:value-type="float">
            <text:p>129.964222</text:p>
          </table:table-cell>
          <table:table-cell office:value-type="float" office:value="0.014454" calcext:value-type="float">
            <text:p>0.014454</text:p>
          </table:table-cell>
        </table:table-row>
        <table:table-row table:style-name="ro1">
          <table:table-cell office:value-type="float" office:value="1.008733" calcext:value-type="float">
            <text:p>1.008733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126.773646" calcext:value-type="float">
            <text:p>126.773646</text:p>
          </table:table-cell>
          <table:table-cell office:value-type="float" office:value="130.180331" calcext:value-type="float">
            <text:p>130.180331</text:p>
          </table:table-cell>
          <table:table-cell office:value-type="float" office:value="0.013538" calcext:value-type="float">
            <text:p>0.013538</text:p>
          </table:table-cell>
        </table:table-row>
        <table:table-row table:style-name="ro1">
          <table:table-cell office:value-type="float" office:value="1.008009" calcext:value-type="float">
            <text:p>1.008009</text:p>
          </table:table-cell>
          <table:table-cell office:value-type="float" office:value="0.990586" calcext:value-type="float">
            <text:p>0.990586</text:p>
          </table:table-cell>
          <table:table-cell office:value-type="float" office:value="127.867295" calcext:value-type="float">
            <text:p>127.867295</text:p>
          </table:table-cell>
          <table:table-cell office:value-type="float" office:value="130.401113" calcext:value-type="float">
            <text:p>130.401113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float" office:value="1.007197" calcext:value-type="float">
            <text:p>1.007197</text:p>
          </table:table-cell>
          <table:table-cell office:value-type="float" office:value="0.991615" calcext:value-type="float">
            <text:p>0.991615</text:p>
          </table:table-cell>
          <table:table-cell office:value-type="float" office:value="128.304759" calcext:value-type="float">
            <text:p>128.304759</text:p>
          </table:table-cell>
          <table:table-cell office:value-type="float" office:value="130.649804" calcext:value-type="float">
            <text:p>130.649804</text:p>
          </table:table-cell>
          <table:table-cell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.006552" calcext:value-type="float">
            <text:p>1.006552</text:p>
          </table:table-cell>
          <table:table-cell office:value-type="float" office:value="0.992441" calcext:value-type="float">
            <text:p>0.992441</text:p>
          </table:table-cell>
          <table:table-cell office:value-type="float" office:value="128.013116" calcext:value-type="float">
            <text:p>128.013116</text:p>
          </table:table-cell>
          <table:table-cell office:value-type="float" office:value="130.926297" calcext:value-type="float">
            <text:p>130.926297</text:p>
          </table:table-cell>
          <table:table-cell office:value-type="float" office:value="0.010003" calcext:value-type="float">
            <text:p>0.010003</text:p>
          </table:table-cell>
        </table:table-row>
        <table:table-row table:style-name="ro1">
          <table:table-cell office:value-type="float" office:value="1.005836" calcext:value-type="float">
            <text:p>1.005836</text:p>
          </table:table-cell>
          <table:table-cell office:value-type="float" office:value="0.993379" calcext:value-type="float">
            <text:p>0.993379</text:p>
          </table:table-cell>
          <table:table-cell office:value-type="float" office:value="127.356919" calcext:value-type="float">
            <text:p>127.356919</text:p>
          </table:table-cell>
          <table:table-cell office:value-type="float" office:value="131.402793" calcext:value-type="float">
            <text:p>131.402793</text:p>
          </table:table-cell>
          <table:table-cell office:value-type="float" office:value="0.008826" calcext:value-type="float">
            <text:p>0.008826</text:p>
          </table:table-cell>
        </table:table-row>
        <table:table-row table:style-name="ro1">
          <table:table-cell office:value-type="float" office:value="1.005282" calcext:value-type="float">
            <text:p>1.005282</text:p>
          </table:table-cell>
          <table:table-cell office:value-type="float" office:value="0.99411" calcext:value-type="float">
            <text:p>0.99411</text:p>
          </table:table-cell>
          <table:table-cell office:value-type="float" office:value="127.138187" calcext:value-type="float">
            <text:p>127.138187</text:p>
          </table:table-cell>
          <table:table-cell office:value-type="float" office:value="131.897198" calcext:value-type="float">
            <text:p>131.897198</text:p>
          </table:table-cell>
          <table:table-cell office:value-type="float" office:value="0.007911" calcext:value-type="float">
            <text:p>0.007911</text:p>
          </table:table-cell>
        </table:table-row>
        <table:table-row table:style-name="ro1">
          <table:table-cell office:value-type="float" office:value="1.0048" calcext:value-type="float">
            <text:p>1.0048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127.867281" calcext:value-type="float">
            <text:p>127.867281</text:p>
          </table:table-cell>
          <table:table-cell office:value-type="float" office:value="132.341589" calcext:value-type="float">
            <text:p>132.341589</text:p>
          </table:table-cell>
          <table:table-cell office:value-type="float" office:value="0.007127" calcext:value-type="float">
            <text:p>0.007127</text:p>
          </table:table-cell>
        </table:table-row>
        <table:table-row table:style-name="ro1">
          <table:table-cell office:value-type="float" office:value="1.004139" calcext:value-type="float">
            <text:p>1.004139</text:p>
          </table:table-cell>
          <table:table-cell office:value-type="float" office:value="0.995546" calcext:value-type="float">
            <text:p>0.995546</text:p>
          </table:table-cell>
          <table:table-cell office:value-type="float" office:value="129.03384" calcext:value-type="float">
            <text:p>129.03384</text:p>
          </table:table-cell>
          <table:table-cell office:value-type="float" office:value="132.911679" calcext:value-type="float">
            <text:p>132.911679</text:p>
          </table:table-cell>
          <table:table-cell office:value-type="float" office:value="0.006081" calcext:value-type="float">
            <text:p>0.006081</text:p>
          </table:table-cell>
        </table:table-row>
        <table:table-row table:style-name="ro1">
          <table:table-cell office:value-type="float" office:value="1.003382" calcext:value-type="float">
            <text:p>1.003382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29.981667" calcext:value-type="float">
            <text:p>129.981667</text:p>
          </table:table-cell>
          <table:table-cell office:value-type="float" office:value="133.616893" calcext:value-type="float">
            <text:p>133.616893</text:p>
          </table:table-cell>
          <table:table-cell office:value-type="float" office:value="0.004903" calcext:value-type="float">
            <text:p>0.004903</text:p>
          </table:table-cell>
        </table:table-row>
        <table:table-row table:style-name="ro1">
          <table:table-cell office:value-type="float" office:value="1.002792" calcext:value-type="float">
            <text:p>1.002792</text:p>
          </table:table-cell>
          <table:table-cell office:value-type="float" office:value="0.997152" calcext:value-type="float">
            <text:p>0.997152</text:p>
          </table:table-cell>
          <table:table-cell office:value-type="float" office:value="130.054578" calcext:value-type="float">
            <text:p>130.054578</text:p>
          </table:table-cell>
          <table:table-cell office:value-type="float" office:value="134.436453" calcext:value-type="float">
            <text:p>134.436453</text:p>
          </table:table-cell>
          <table:table-cell office:value-type="float" office:value="0.003988" calcext:value-type="float">
            <text:p>0.003988</text:p>
          </table:table-cell>
        </table:table-row>
        <table:table-row table:style-name="ro1">
          <table:table-cell office:value-type="float" office:value="1.00229" calcext:value-type="float">
            <text:p>1.00229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129.617113" calcext:value-type="float">
            <text:p>129.617113</text:p>
          </table:table-cell>
          <table:table-cell office:value-type="float" office:value="135.618027" calcext:value-type="float">
            <text:p>135.618027</text:p>
          </table:table-cell>
          <table:table-cell office:value-type="float" office:value="0.003205" calcext:value-type="float">
            <text:p>0.003205</text:p>
          </table:table-cell>
        </table:table-row>
        <table:table-row table:style-name="ro1">
          <table:table-cell office:value-type="float" office:value="1.001874" calcext:value-type="float">
            <text:p>1.001874</text:p>
          </table:table-cell>
          <table:table-cell office:value-type="float" office:value="0.998264" calcext:value-type="float">
            <text:p>0.998264</text:p>
          </table:table-cell>
          <table:table-cell office:value-type="float" office:value="129.398381" calcext:value-type="float">
            <text:p>129.398381</text:p>
          </table:table-cell>
          <table:table-cell office:value-type="float" office:value="137.211258" calcext:value-type="float">
            <text:p>137.211258</text:p>
          </table:table-cell>
          <table:table-cell office:value-type="float" office:value="0.002555" calcext:value-type="float">
            <text:p>0.002555</text:p>
          </table:table-cell>
        </table:table-row>
        <table:table-row table:style-name="ro1">
          <table:table-cell office:value-type="float" office:value="1.001371" calcext:value-type="float">
            <text:p>1.001371</text:p>
          </table:table-cell>
          <table:table-cell office:value-type="float" office:value="0.998868" calcext:value-type="float">
            <text:p>0.998868</text:p>
          </table:table-cell>
          <table:table-cell office:value-type="float" office:value="129.835845" calcext:value-type="float">
            <text:p>129.835845</text:p>
          </table:table-cell>
          <table:table-cell office:value-type="float" office:value="140.466001" calcext:value-type="float">
            <text:p>140.466001</text:p>
          </table:table-cell>
          <table:table-cell office:value-type="float" office:value="0.001778" calcext:value-type="float">
            <text:p>0.001778</text:p>
          </table:table-cell>
        </table:table-row>
        <table:table-row table:style-name="ro1">
          <table:table-cell office:value-type="float" office:value="1.000596" calcext:value-type="float">
            <text:p>1.000596</text:p>
          </table:table-cell>
          <table:table-cell office:value-type="float" office:value="0.999758" calcext:value-type="float">
            <text:p>0.999758</text:p>
          </table:table-cell>
          <table:table-cell office:value-type="float" office:value="131.075316" calcext:value-type="float">
            <text:p>131.075316</text:p>
          </table:table-cell>
          <table:table-cell office:value-type="float" office:value="157.871138" calcext:value-type="float">
            <text:p>157.871138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 office:value-type="float" office:value="0.999977" calcext:value-type="float">
            <text:p>0.999977</text:p>
          </table:table-cell>
          <table:table-cell office:value-type="float" office:value="1.000434" calcext:value-type="float">
            <text:p>1.000434</text:p>
          </table:table-cell>
          <table:table-cell office:value-type="float" office:value="132.460607" calcext:value-type="float">
            <text:p>132.460607</text:p>
          </table:table-cell>
          <table:table-cell office:value-type="float" office:value="-86.935437" calcext:value-type="float">
            <text:p>-86.935437</text:p>
          </table:table-cell>
          <table:table-cell office:value-type="float" office:value="0.000435" calcext:value-type="float">
            <text:p>0.000435</text:p>
          </table:table-cell>
        </table:table-row>
        <table:table-row table:style-name="ro1">
          <table:table-cell office:value-type="float" office:value="0.998998" calcext:value-type="float">
            <text:p>0.998998</text:p>
          </table:table-cell>
          <table:table-cell office:value-type="float" office:value="1.001493" calcext:value-type="float">
            <text:p>1.001493</text:p>
          </table:table-cell>
          <table:table-cell office:value-type="float" office:value="132.746772" calcext:value-type="float">
            <text:p>132.746772</text:p>
          </table:table-cell>
          <table:table-cell office:value-type="float" office:value="-56.150241" calcext:value-type="float">
            <text:p>-56.150241</text:p>
          </table:table-cell>
          <table:table-cell office:value-type="float" office:value="0.001798" calcext:value-type="float">
            <text:p>0.001798</text:p>
          </table:table-cell>
        </table:table-row>
        <table:table-row table:style-name="ro1">
          <table:table-cell office:value-type="float" office:value="0.998641" calcext:value-type="float">
            <text:p>0.998641</text:p>
          </table:table-cell>
          <table:table-cell office:value-type="float" office:value="1.001876" calcext:value-type="float">
            <text:p>1.001876</text:p>
          </table:table-cell>
          <table:table-cell office:value-type="float" office:value="133.038416" calcext:value-type="float">
            <text:p>133.038416</text:p>
          </table:table-cell>
          <table:table-cell office:value-type="float" office:value="-54.082693" calcext:value-type="float">
            <text:p>-54.082693</text:p>
          </table:table-cell>
          <table:table-cell office:value-type="float" office:value="0.002317" calcext:value-type="float">
            <text:p>0.002317</text:p>
          </table:table-cell>
        </table:table-row>
        <table:table-row table:style-name="ro1">
          <table:table-cell office:value-type="float" office:value="0.998368" calcext:value-type="float">
            <text:p>0.998368</text:p>
          </table:table-cell>
          <table:table-cell office:value-type="float" office:value="1.00216" calcext:value-type="float">
            <text:p>1.00216</text:p>
          </table:table-cell>
          <table:table-cell office:value-type="float" office:value="133.840421" calcext:value-type="float">
            <text:p>133.840421</text:p>
          </table:table-cell>
          <table:table-cell office:value-type="float" office:value="-52.937199" calcext:value-type="float">
            <text:p>-52.937199</text:p>
          </table:table-cell>
          <table:table-cell office:value-type="float" office:value="0.002707" calcext:value-type="float">
            <text:p>0.002707</text:p>
          </table:table-cell>
        </table:table-row>
        <table:table-row table:style-name="ro1">
          <table:table-cell office:value-type="float" office:value="0.997999" calcext:value-type="float">
            <text:p>0.997999</text:p>
          </table:table-cell>
          <table:table-cell office:value-type="float" office:value="1.002532" calcext:value-type="float">
            <text:p>1.002532</text:p>
          </table:table-cell>
          <table:table-cell office:value-type="float" office:value="134.861158" calcext:value-type="float">
            <text:p>134.861158</text:p>
          </table:table-cell>
          <table:table-cell office:value-type="float" office:value="-51.676837" calcext:value-type="float">
            <text:p>-51.676837</text:p>
          </table:table-cell>
          <table:table-cell office:value-type="float" office:value="0.003227" calcext:value-type="float">
            <text:p>0.003227</text:p>
          </table:table-cell>
        </table:table-row>
        <table:table-row table:style-name="ro1">
          <table:table-cell office:value-type="float" office:value="0.997239" calcext:value-type="float">
            <text:p>0.997239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36.465183" calcext:value-type="float">
            <text:p>136.465183</text:p>
          </table:table-cell>
          <table:table-cell office:value-type="float" office:value="-49.686008" calcext:value-type="float">
            <text:p>-49.686008</text:p>
          </table:table-cell>
          <table:table-cell office:value-type="float" office:value="0.004268" calcext:value-type="float">
            <text:p>0.004268</text:p>
          </table:table-cell>
        </table:table-row>
        <table:table-row table:style-name="ro1">
          <table:table-cell office:value-type="float" office:value="0.996555" calcext:value-type="float">
            <text:p>0.996555</text:p>
          </table:table-cell>
          <table:table-cell office:value-type="float" office:value="1.003866" calcext:value-type="float">
            <text:p>1.003866</text:p>
          </table:table-cell>
          <table:table-cell office:value-type="float" office:value="138.142118" calcext:value-type="float">
            <text:p>138.142118</text:p>
          </table:table-cell>
          <table:table-cell office:value-type="float" office:value="-48.305279" calcext:value-type="float">
            <text:p>-48.305279</text:p>
          </table:table-cell>
          <table:table-cell office:value-type="float" office:value="0.005178" calcext:value-type="float">
            <text:p>0.005178</text:p>
          </table:table-cell>
        </table:table-row>
        <table:table-row table:style-name="ro1">
          <table:table-cell office:value-type="float" office:value="0.996356" calcext:value-type="float">
            <text:p>0.996356</text:p>
          </table:table-cell>
          <table:table-cell office:value-type="float" office:value="1.004036" calcext:value-type="float">
            <text:p>1.004036</text:p>
          </table:table-cell>
          <table:table-cell office:value-type="float" office:value="139.60032" calcext:value-type="float">
            <text:p>139.60032</text:p>
          </table:table-cell>
          <table:table-cell office:value-type="float" office:value="-47.925944" calcext:value-type="float">
            <text:p>-47.925944</text:p>
          </table:table-cell>
          <table:table-cell office:value-type="float" office:value="0.005438" calcext:value-type="float">
            <text:p>0.005438</text:p>
          </table:table-cell>
        </table:table-row>
        <table:table-row table:style-name="ro1">
          <table:table-cell office:value-type="float" office:value="0.996255" calcext:value-type="float">
            <text:p>0.996255</text:p>
          </table:table-cell>
          <table:table-cell office:value-type="float" office:value="1.004119" calcext:value-type="float">
            <text:p>1.004119</text:p>
          </table:table-cell>
          <table:table-cell office:value-type="float" office:value="140.693969" calcext:value-type="float">
            <text:p>140.693969</text:p>
          </table:table-cell>
          <table:table-cell office:value-type="float" office:value="-47.724503" calcext:value-type="float">
            <text:p>-47.724503</text:p>
          </table:table-cell>
          <table:table-cell office:value-type="float" office:value="0.005568" calcext:value-type="float">
            <text:p>0.005568</text:p>
          </table:table-cell>
        </table:table-row>
        <table:table-row table:style-name="ro1">
          <table:table-cell office:value-type="float" office:value="0.996255" calcext:value-type="float">
            <text:p>0.996255</text:p>
          </table:table-cell>
          <table:table-cell office:value-type="float" office:value="1.004119" calcext:value-type="float">
            <text:p>1.004119</text:p>
          </table:table-cell>
          <table:table-cell office:value-type="float" office:value="141.714706" calcext:value-type="float">
            <text:p>141.714706</text:p>
          </table:table-cell>
          <table:table-cell office:value-type="float" office:value="-47.724503" calcext:value-type="float">
            <text:p>-47.724503</text:p>
          </table:table-cell>
          <table:table-cell office:value-type="float" office:value="0.005568" calcext:value-type="float">
            <text:p>0.005568</text:p>
          </table:table-cell>
        </table:table-row>
        <table:table-row table:style-name="ro1">
          <table:table-cell office:value-type="float" office:value="0.995941" calcext:value-type="float">
            <text:p>0.995941</text:p>
          </table:table-cell>
          <table:table-cell office:value-type="float" office:value="1.004356" calcext:value-type="float">
            <text:p>1.004356</text:p>
          </table:table-cell>
          <table:table-cell office:value-type="float" office:value="142.954176" calcext:value-type="float">
            <text:p>142.954176</text:p>
          </table:table-cell>
          <table:table-cell office:value-type="float" office:value="-47.024771" calcext:value-type="float">
            <text:p>-47.024771</text:p>
          </table:table-cell>
          <table:table-cell office:value-type="float" office:value="0.005954" calcext:value-type="float">
            <text:p>0.005954</text:p>
          </table:table-cell>
        </table:table-row>
        <table:table-row table:style-name="ro1">
          <table:table-cell office:value-type="float" office:value="0.995302" calcext:value-type="float">
            <text:p>0.995302</text:p>
          </table:table-cell>
          <table:table-cell office:value-type="float" office:value="1.004816" calcext:value-type="float">
            <text:p>1.004816</text:p>
          </table:table-cell>
          <table:table-cell office:value-type="float" office:value="144.266557" calcext:value-type="float">
            <text:p>144.266557</text:p>
          </table:table-cell>
          <table:table-cell office:value-type="float" office:value="-45.71449" calcext:value-type="float">
            <text:p>-45.71449</text:p>
          </table:table-cell>
          <table:table-cell office:value-type="float" office:value="0.006727" calcext:value-type="float">
            <text:p>0.006727</text:p>
          </table:table-cell>
        </table:table-row>
        <table:table-row table:style-name="ro1">
          <table:table-cell office:value-type="float" office:value="0.994762" calcext:value-type="float">
            <text:p>0.994762</text:p>
          </table:table-cell>
          <table:table-cell office:value-type="float" office:value="1.005185" calcext:value-type="float">
            <text:p>1.005185</text:p>
          </table:table-cell>
          <table:table-cell office:value-type="float" office:value="145.651849" calcext:value-type="float">
            <text:p>145.651849</text:p>
          </table:table-cell>
          <table:table-cell office:value-type="float" office:value="-44.711382" calcext:value-type="float">
            <text:p>-44.711382</text:p>
          </table:table-cell>
          <table:table-cell office:value-type="float" office:value="0.007371" calcext:value-type="float">
            <text:p>0.007371</text:p>
          </table:table-cell>
        </table:table-row>
        <table:table-row table:style-name="ro1">
          <table:table-cell office:value-type="float" office:value="0.994324" calcext:value-type="float">
            <text:p>0.994324</text:p>
          </table:table-cell>
          <table:table-cell office:value-type="float" office:value="1.005473" calcext:value-type="float">
            <text:p>1.005473</text:p>
          </table:table-cell>
          <table:table-cell office:value-type="float" office:value="146.672587" calcext:value-type="float">
            <text:p>146.672587</text:p>
          </table:table-cell>
          <table:table-cell office:value-type="float" office:value="-43.960443" calcext:value-type="float">
            <text:p>-43.960443</text:p>
          </table:table-cell>
          <table:table-cell office:value-type="float" office:value="0.007886" calcext:value-type="float">
            <text:p>0.007886</text:p>
          </table:table-cell>
        </table:table-row>
        <table:table-row table:style-name="ro1">
          <table:table-cell office:value-type="float" office:value="0.994324" calcext:value-type="float">
            <text:p>0.994324</text:p>
          </table:table-cell>
          <table:table-cell office:value-type="float" office:value="1.005473" calcext:value-type="float">
            <text:p>1.005473</text:p>
          </table:table-cell>
          <table:table-cell office:value-type="float" office:value="147.547503" calcext:value-type="float">
            <text:p>147.547503</text:p>
          </table:table-cell>
          <table:table-cell office:value-type="float" office:value="-43.960443" calcext:value-type="float">
            <text:p>-43.960443</text:p>
          </table:table-cell>
          <table:table-cell office:value-type="float" office:value="0.007886" calcext:value-type="float">
            <text:p>0.007886</text:p>
          </table:table-cell>
        </table:table-row>
        <table:table-row table:style-name="ro1">
          <table:table-cell office:value-type="float" office:value="0.994435" calcext:value-type="float">
            <text:p>0.994435</text:p>
          </table:table-cell>
          <table:table-cell office:value-type="float" office:value="1.005404" calcext:value-type="float">
            <text:p>1.005404</text:p>
          </table:table-cell>
          <table:table-cell office:value-type="float" office:value="148.2037" calcext:value-type="float">
            <text:p>148.2037</text:p>
          </table:table-cell>
          <table:table-cell office:value-type="float" office:value="-44.164603" calcext:value-type="float">
            <text:p>-44.164603</text:p>
          </table:table-cell>
          <table:table-cell office:value-type="float" office:value="0.007757" calcext:value-type="float">
            <text:p>0.007757</text:p>
          </table:table-cell>
        </table:table-row>
        <table:table-row table:style-name="ro1">
          <table:table-cell office:value-type="float" office:value="0.994323" calcext:value-type="float">
            <text:p>0.994323</text:p>
          </table:table-cell>
          <table:table-cell office:value-type="float" office:value="1.005472" calcext:value-type="float">
            <text:p>1.005472</text:p>
          </table:table-cell>
          <table:table-cell office:value-type="float" office:value="149.005705" calcext:value-type="float">
            <text:p>149.005705</text:p>
          </table:table-cell>
          <table:table-cell office:value-type="float" office:value="-43.947527" calcext:value-type="float">
            <text:p>-43.947527</text:p>
          </table:table-cell>
          <table:table-cell office:value-type="float" office:value="0.007885" calcext:value-type="float">
            <text:p>0.007885</text:p>
          </table:table-cell>
        </table:table-row>
        <table:table-row table:style-name="ro1">
          <table:table-cell office:value-type="float" office:value="0.993982" calcext:value-type="float">
            <text:p>0.993982</text:p>
          </table:table-cell>
          <table:table-cell office:value-type="float" office:value="1.005669" calcext:value-type="float">
            <text:p>1.005669</text:p>
          </table:table-cell>
          <table:table-cell office:value-type="float" office:value="149.953532" calcext:value-type="float">
            <text:p>149.953532</text:p>
          </table:table-cell>
          <table:table-cell office:value-type="float" office:value="-43.293601" calcext:value-type="float">
            <text:p>-43.293601</text:p>
          </table:table-cell>
          <table:table-cell office:value-type="float" office:value="0.008267" calcext:value-type="float">
            <text:p>0.008267</text:p>
          </table:table-cell>
        </table:table-row>
        <table:table-row table:style-name="ro1">
          <table:table-cell office:value-type="float" office:value="0.993638" calcext:value-type="float">
            <text:p>0.993638</text:p>
          </table:table-cell>
          <table:table-cell office:value-type="float" office:value="1.005859" calcext:value-type="float">
            <text:p>1.005859</text:p>
          </table:table-cell>
          <table:table-cell office:value-type="float" office:value="151.047181" calcext:value-type="float">
            <text:p>151.047181</text:p>
          </table:table-cell>
          <table:table-cell office:value-type="float" office:value="-42.649012" calcext:value-type="float">
            <text:p>-42.649012</text:p>
          </table:table-cell>
          <table:table-cell office:value-type="float" office:value="0.008649" calcext:value-type="float">
            <text:p>0.008649</text:p>
          </table:table-cell>
        </table:table-row>
        <table:table-row table:style-name="ro1">
          <table:table-cell office:value-type="float" office:value="0.99306" calcext:value-type="float">
            <text:p>0.99306</text:p>
          </table:table-cell>
          <table:table-cell office:value-type="float" office:value="1.006167" calcext:value-type="float">
            <text:p>1.006167</text:p>
          </table:table-cell>
          <table:table-cell office:value-type="float" office:value="151.995007" calcext:value-type="float">
            <text:p>151.995007</text:p>
          </table:table-cell>
          <table:table-cell office:value-type="float" office:value="-41.62738" calcext:value-type="float">
            <text:p>-41.62738</text:p>
          </table:table-cell>
          <table:table-cell office:value-type="float" office:value="0.009284" calcext:value-type="float">
            <text:p>0.009284</text:p>
          </table:table-cell>
        </table:table-row>
        <table:table-row table:style-name="ro1">
          <table:table-cell office:value-type="float" office:value="0.99271" calcext:value-type="float">
            <text:p>0.99271</text:p>
          </table:table-cell>
          <table:table-cell office:value-type="float" office:value="1.006347" calcext:value-type="float">
            <text:p>1.006347</text:p>
          </table:table-cell>
          <table:table-cell office:value-type="float" office:value="152.797013" calcext:value-type="float">
            <text:p>152.797013</text:p>
          </table:table-cell>
          <table:table-cell office:value-type="float" office:value="-41.047187" calcext:value-type="float">
            <text:p>-41.047187</text:p>
          </table:table-cell>
          <table:table-cell office:value-type="float" office:value="0.009666" calcext:value-type="float">
            <text:p>0.009666</text:p>
          </table:table-cell>
        </table:table-row>
        <table:table-row table:style-name="ro1">
          <table:table-cell office:value-type="float" office:value="0.992476" calcext:value-type="float">
            <text:p>0.992476</text:p>
          </table:table-cell>
          <table:table-cell office:value-type="float" office:value="1.006464" calcext:value-type="float">
            <text:p>1.006464</text:p>
          </table:table-cell>
          <table:table-cell office:value-type="float" office:value="153.380299" calcext:value-type="float">
            <text:p>153.380299</text:p>
          </table:table-cell>
          <table:table-cell office:value-type="float" office:value="-40.670536" calcext:value-type="float">
            <text:p>-40.670536</text:p>
          </table:table-cell>
          <table:table-cell office:value-type="float" office:value="0.00992" calcext:value-type="float">
            <text:p>0.00992</text:p>
          </table:table-cell>
        </table:table-row>
        <table:table-row table:style-name="ro1">
          <table:table-cell office:value-type="float" office:value="0.992358" calcext:value-type="float">
            <text:p>0.992358</text:p>
          </table:table-cell>
          <table:table-cell office:value-type="float" office:value="1.006522" calcext:value-type="float">
            <text:p>1.006522</text:p>
          </table:table-cell>
          <table:table-cell office:value-type="float" office:value="153.890675" calcext:value-type="float">
            <text:p>153.890675</text:p>
          </table:table-cell>
          <table:table-cell office:value-type="float" office:value="-40.482825" calcext:value-type="float">
            <text:p>-40.482825</text:p>
          </table:table-cell>
          <table:table-cell office:value-type="float" office:value="0.010047" calcext:value-type="float">
            <text:p>0.010047</text:p>
          </table:table-cell>
        </table:table-row>
        <table:table-row table:style-name="ro1">
          <table:table-cell office:value-type="float" office:value="0.992122" calcext:value-type="float">
            <text:p>0.992122</text:p>
          </table:table-cell>
          <table:table-cell office:value-type="float" office:value="1.006635" calcext:value-type="float">
            <text:p>1.006635</text:p>
          </table:table-cell>
          <table:table-cell office:value-type="float" office:value="154.473961" calcext:value-type="float">
            <text:p>154.473961</text:p>
          </table:table-cell>
          <table:table-cell office:value-type="float" office:value="-40.106878" calcext:value-type="float">
            <text:p>-40.106878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0.991884" calcext:value-type="float">
            <text:p>0.991884</text:p>
          </table:table-cell>
          <table:table-cell office:value-type="float" office:value="1.006745" calcext:value-type="float">
            <text:p>1.006745</text:p>
          </table:table-cell>
          <table:table-cell office:value-type="float" office:value="155.203056" calcext:value-type="float">
            <text:p>155.203056</text:p>
          </table:table-cell>
          <table:table-cell office:value-type="float" office:value="-39.731596" calcext:value-type="float">
            <text:p>-39.731596</text:p>
          </table:table-cell>
          <table:table-cell office:value-type="float" office:value="0.010553" calcext:value-type="float">
            <text:p>0.010553</text:p>
          </table:table-cell>
        </table:table-row>
        <table:table-row table:style-name="ro1">
          <table:table-cell office:value-type="float" office:value="0.991884" calcext:value-type="float">
            <text:p>0.991884</text:p>
          </table:table-cell>
          <table:table-cell office:value-type="float" office:value="1.006745" calcext:value-type="float">
            <text:p>1.006745</text:p>
          </table:table-cell>
          <table:table-cell office:value-type="float" office:value="156.077972" calcext:value-type="float">
            <text:p>156.077972</text:p>
          </table:table-cell>
          <table:table-cell office:value-type="float" office:value="-39.731596" calcext:value-type="float">
            <text:p>-39.731596</text:p>
          </table:table-cell>
          <table:table-cell office:value-type="float" office:value="0.010553" calcext:value-type="float">
            <text:p>0.010553</text:p>
          </table:table-cell>
        </table:table-row>
        <table:table-row table:style-name="ro1">
          <table:table-cell office:value-type="float" office:value="0.991643" calcext:value-type="float">
            <text:p>0.991643</text:p>
          </table:table-cell>
          <table:table-cell office:value-type="float" office:value="1.006848" calcext:value-type="float">
            <text:p>1.006848</text:p>
          </table:table-cell>
          <table:table-cell office:value-type="float" office:value="156.952888" calcext:value-type="float">
            <text:p>156.952888</text:p>
          </table:table-cell>
          <table:table-cell office:value-type="float" office:value="-39.332779" calcext:value-type="float">
            <text:p>-39.332779</text:p>
          </table:table-cell>
          <table:table-cell office:value-type="float" office:value="0.010805" calcext:value-type="float">
            <text:p>0.010805</text:p>
          </table:table-cell>
        </table:table-row>
        <table:table-row table:style-name="ro1">
          <table:table-cell office:value-type="float" office:value="0.991521" calcext:value-type="float">
            <text:p>0.991521</text:p>
          </table:table-cell>
          <table:table-cell office:value-type="float" office:value="1.006897" calcext:value-type="float">
            <text:p>1.006897</text:p>
          </table:table-cell>
          <table:table-cell office:value-type="float" office:value="157.754893" calcext:value-type="float">
            <text:p>157.754893</text:p>
          </table:table-cell>
          <table:table-cell office:value-type="float" office:value="-39.130857" calcext:value-type="float">
            <text:p>-39.130857</text:p>
          </table:table-cell>
          <table:table-cell office:value-type="float" office:value="0.01093" calcext:value-type="float">
            <text:p>0.01093</text:p>
          </table:table-cell>
        </table:table-row>
        <table:table-row table:style-name="ro1">
          <table:table-cell office:value-type="float" office:value="0.991399" calcext:value-type="float">
            <text:p>0.991399</text:p>
          </table:table-cell>
          <table:table-cell office:value-type="float" office:value="1.006945" calcext:value-type="float">
            <text:p>1.006945</text:p>
          </table:table-cell>
          <table:table-cell office:value-type="float" office:value="158.70272" calcext:value-type="float">
            <text:p>158.70272</text:p>
          </table:table-cell>
          <table:table-cell office:value-type="float" office:value="-38.923303" calcext:value-type="float">
            <text:p>-38.923303</text:p>
          </table:table-cell>
          <table:table-cell office:value-type="float" office:value="0.011055" calcext:value-type="float">
            <text:p>0.011055</text:p>
          </table:table-cell>
        </table:table-row>
        <table:table-row table:style-name="ro1">
          <table:table-cell office:value-type="float" office:value="0.991154" calcext:value-type="float">
            <text:p>0.991154</text:p>
          </table:table-cell>
          <table:table-cell office:value-type="float" office:value="1.007037" calcext:value-type="float">
            <text:p>1.007037</text:p>
          </table:table-cell>
          <table:table-cell office:value-type="float" office:value="159.577636" calcext:value-type="float">
            <text:p>159.577636</text:p>
          </table:table-cell>
          <table:table-cell office:value-type="float" office:value="-38.502126" calcext:value-type="float">
            <text:p>-38.502126</text:p>
          </table:table-cell>
          <table:table-cell office:value-type="float" office:value="0.011304" calcext:value-type="float">
            <text:p>0.011304</text:p>
          </table:table-cell>
        </table:table-row>
        <table:table-row table:style-name="ro1">
          <table:table-cell office:value-type="float" office:value="0.990907" calcext:value-type="float">
            <text:p>0.990907</text:p>
          </table:table-cell>
          <table:table-cell office:value-type="float" office:value="1.007125" calcext:value-type="float">
            <text:p>1.007125</text:p>
          </table:table-cell>
          <table:table-cell office:value-type="float" office:value="160.30673" calcext:value-type="float">
            <text:p>160.30673</text:p>
          </table:table-cell>
          <table:table-cell office:value-type="float" office:value="-38.083087" calcext:value-type="float">
            <text:p>-38.083087</text:p>
          </table:table-cell>
          <table:table-cell office:value-type="float" office:value="0.011552" calcext:value-type="float">
            <text:p>0.011552</text:p>
          </table:table-cell>
        </table:table-row>
        <table:table-row table:style-name="ro1">
          <table:table-cell office:value-type="float" office:value="0.990907" calcext:value-type="float">
            <text:p>0.990907</text:p>
          </table:table-cell>
          <table:table-cell office:value-type="float" office:value="1.007125" calcext:value-type="float">
            <text:p>1.007125</text:p>
          </table:table-cell>
          <table:table-cell office:value-type="float" office:value="160.890017" calcext:value-type="float">
            <text:p>160.890017</text:p>
          </table:table-cell>
          <table:table-cell office:value-type="float" office:value="-38.083087" calcext:value-type="float">
            <text:p>-38.083087</text:p>
          </table:table-cell>
          <table:table-cell office:value-type="float" office:value="0.011552" calcext:value-type="float">
            <text:p>0.011552</text:p>
          </table:table-cell>
        </table:table-row>
        <table:table-row table:style-name="ro1">
          <table:table-cell office:value-type="float" office:value="0.990783" calcext:value-type="float">
            <text:p>0.990783</text:p>
          </table:table-cell>
          <table:table-cell office:value-type="float" office:value="1.007167" calcext:value-type="float">
            <text:p>1.007167</text:p>
          </table:table-cell>
          <table:table-cell office:value-type="float" office:value="161.400393" calcext:value-type="float">
            <text:p>161.400393</text:p>
          </table:table-cell>
          <table:table-cell office:value-type="float" office:value="-37.868743" calcext:value-type="float">
            <text:p>-37.868743</text:p>
          </table:table-cell>
          <table:table-cell office:value-type="float" office:value="0.011676" calcext:value-type="float">
            <text:p>0.011676</text:p>
          </table:table-cell>
        </table:table-row>
        <table:table-row table:style-name="ro1">
          <table:table-cell office:value-type="float" office:value="0.990783" calcext:value-type="float">
            <text:p>0.990783</text:p>
          </table:table-cell>
          <table:table-cell office:value-type="float" office:value="1.007167" calcext:value-type="float">
            <text:p>1.007167</text:p>
          </table:table-cell>
          <table:table-cell office:value-type="float" office:value="161.983679" calcext:value-type="float">
            <text:p>161.983679</text:p>
          </table:table-cell>
          <table:table-cell office:value-type="float" office:value="-37.868743" calcext:value-type="float">
            <text:p>-37.868743</text:p>
          </table:table-cell>
          <table:table-cell office:value-type="float" office:value="0.011676" calcext:value-type="float">
            <text:p>0.011676</text:p>
          </table:table-cell>
        </table:table-row>
        <table:table-row table:style-name="ro1">
          <table:table-cell office:value-type="float" office:value="0.990658" calcext:value-type="float">
            <text:p>0.990658</text:p>
          </table:table-cell>
          <table:table-cell office:value-type="float" office:value="1.007206" calcext:value-type="float">
            <text:p>1.007206</text:p>
          </table:table-cell>
          <table:table-cell office:value-type="float" office:value="162.639876" calcext:value-type="float">
            <text:p>162.639876</text:p>
          </table:table-cell>
          <table:table-cell office:value-type="float" office:value="-37.645697" calcext:value-type="float">
            <text:p>-37.645697</text:p>
          </table:table-cell>
          <table:table-cell office:value-type="float" office:value="0.011799" calcext:value-type="float">
            <text:p>0.011799</text:p>
          </table:table-cell>
        </table:table-row>
        <table:table-row table:style-name="ro1">
          <table:table-cell office:value-type="float" office:value="0.990532" calcext:value-type="float">
            <text:p>0.990532</text:p>
          </table:table-cell>
          <table:table-cell office:value-type="float" office:value="1.007244" calcext:value-type="float">
            <text:p>1.007244</text:p>
          </table:table-cell>
          <table:table-cell office:value-type="float" office:value="163.296074" calcext:value-type="float">
            <text:p>163.296074</text:p>
          </table:table-cell>
          <table:table-cell office:value-type="float" office:value="-37.420575" calcext:value-type="float">
            <text:p>-37.420575</text:p>
          </table:table-cell>
          <table:table-cell office:value-type="float" office:value="0.011921" calcext:value-type="float">
            <text:p>0.011921</text:p>
          </table:table-cell>
        </table:table-row>
        <table:table-row table:style-name="ro1">
          <table:table-cell office:value-type="float" office:value="0.990406" calcext:value-type="float">
            <text:p>0.990406</text:p>
          </table:table-cell>
          <table:table-cell office:value-type="float" office:value="1.00728" calcext:value-type="float">
            <text:p>1.00728</text:p>
          </table:table-cell>
          <table:table-cell office:value-type="float" office:value="163.952271" calcext:value-type="float">
            <text:p>163.952271</text:p>
          </table:table-cell>
          <table:table-cell office:value-type="float" office:value="-37.193413" calcext:value-type="float">
            <text:p>-37.193413</text:p>
          </table:table-cell>
          <table:table-cell office:value-type="float" office:value="0.012043" calcext:value-type="float">
            <text:p>0.012043</text:p>
          </table:table-cell>
        </table:table-row>
        <table:table-row table:style-name="ro1">
          <table:table-cell office:value-type="float" office:value="0.992047" calcext:value-type="float">
            <text:p>0.992047</text:p>
          </table:table-cell>
          <table:table-cell office:value-type="float" office:value="1.006823" calcext:value-type="float">
            <text:p>1.006823</text:p>
          </table:table-cell>
          <table:table-cell office:value-type="float" office:value="164.468972" calcext:value-type="float">
            <text:p>164.468972</text:p>
          </table:table-cell>
          <table:table-cell office:value-type="float" office:value="-40.632284" calcext:value-type="float">
            <text:p>-40.632284</text:p>
          </table:table-cell>
          <table:table-cell office:value-type="float" office:value="0.010478" calcext:value-type="float">
            <text:p>0.010478</text:p>
          </table:table-cell>
        </table:table-row>
        <table:table-row table:style-name="ro1">
          <table:table-cell office:value-type="float" office:value="0.992935" calcext:value-type="float">
            <text:p>0.992935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165.270977" calcext:value-type="float">
            <text:p>165.270977</text:p>
          </table:table-cell>
          <table:table-cell office:value-type="float" office:value="-43.008699" calcext:value-type="float">
            <text:p>-43.008699</text:p>
          </table:table-cell>
          <table:table-cell office:value-type="float" office:value="0.009661" calcext:value-type="float">
            <text:p>0.009661</text:p>
          </table:table-cell>
        </table:table-row>
        <table:table-row table:style-name="ro1">
          <table:table-cell office:value-type="float" office:value="0.992935" calcext:value-type="float">
            <text:p>0.992935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165.416799" calcext:value-type="float">
            <text:p>165.416799</text:p>
          </table:table-cell>
          <table:table-cell office:value-type="float" office:value="-43.008699" calcext:value-type="float">
            <text:p>-43.008699</text:p>
          </table:table-cell>
          <table:table-cell office:value-type="float" office:value="0.009661" calcext:value-type="float">
            <text:p>0.009661</text:p>
          </table:table-cell>
        </table:table-row>
        <table:table-row table:style-name="ro1">
          <table:table-cell office:value-type="float" office:value="0.992554" calcext:value-type="float">
            <text:p>0.992554</text:p>
          </table:table-cell>
          <table:table-cell office:value-type="float" office:value="1.006689" calcext:value-type="float">
            <text:p>1.006689</text:p>
          </table:table-cell>
          <table:table-cell office:value-type="float" office:value="165.343888" calcext:value-type="float">
            <text:p>165.343888</text:p>
          </table:table-cell>
          <table:table-cell office:value-type="float" office:value="-41.940266" calcext:value-type="float">
            <text:p>-41.940266</text:p>
          </table:table-cell>
          <table:table-cell office:value-type="float" office:value="0.010009" calcext:value-type="float">
            <text:p>0.010009</text:p>
          </table:table-cell>
        </table:table-row>
        <table:table-row table:style-name="ro1">
          <table:table-cell office:value-type="float" office:value="0.992174" calcext:value-type="float">
            <text:p>0.992174</text:p>
          </table:table-cell>
          <table:table-cell office:value-type="float" office:value="1.006789" calcext:value-type="float">
            <text:p>1.006789</text:p>
          </table:table-cell>
          <table:table-cell office:value-type="float" office:value="165.270977" calcext:value-type="float">
            <text:p>165.270977</text:p>
          </table:table-cell>
          <table:table-cell office:value-type="float" office:value="-40.946329" calcext:value-type="float">
            <text:p>-40.946329</text:p>
          </table:table-cell>
          <table:table-cell office:value-type="float" office:value="0.01036" calcext:value-type="float">
            <text:p>0.01036</text:p>
          </table:table-cell>
        </table:table-row>
        <table:table-row table:style-name="ro1">
          <table:table-cell office:value-type="float" office:value="0.992174" calcext:value-type="float">
            <text:p>0.992174</text:p>
          </table:table-cell>
          <table:table-cell office:value-type="float" office:value="1.006789" calcext:value-type="float">
            <text:p>1.006789</text:p>
          </table:table-cell>
          <table:table-cell office:value-type="float" office:value="164.979334" calcext:value-type="float">
            <text:p>164.979334</text:p>
          </table:table-cell>
          <table:table-cell office:value-type="float" office:value="-40.946329" calcext:value-type="float">
            <text:p>-40.946329</text:p>
          </table:table-cell>
          <table:table-cell office:value-type="float" office:value="0.01036" calcext:value-type="float">
            <text:p>0.01036</text:p>
          </table:table-cell>
        </table:table-row>
        <table:table-row table:style-name="ro1">
          <table:table-cell office:value-type="float" office:value="0.992048" calcext:value-type="float">
            <text:p>0.992048</text:p>
          </table:table-cell>
          <table:table-cell office:value-type="float" office:value="1.006824" calcext:value-type="float">
            <text:p>1.006824</text:p>
          </table:table-cell>
          <table:table-cell office:value-type="float" office:value="164.760601" calcext:value-type="float">
            <text:p>164.760601</text:p>
          </table:table-cell>
          <table:table-cell office:value-type="float" office:value="-40.635607" calcext:value-type="float">
            <text:p>-40.635607</text:p>
          </table:table-cell>
          <table:table-cell office:value-type="float" office:value="0.010479" calcext:value-type="float">
            <text:p>0.010479</text:p>
          </table:table-cell>
        </table:table-row>
        <table:table-row table:style-name="ro1">
          <table:table-cell office:value-type="float" office:value="0.991795" calcext:value-type="float">
            <text:p>0.991795</text:p>
          </table:table-cell>
          <table:table-cell office:value-type="float" office:value="1.006893" calcext:value-type="float">
            <text:p>1.006893</text:p>
          </table:table-cell>
          <table:table-cell office:value-type="float" office:value="164.760601" calcext:value-type="float">
            <text:p>164.760601</text:p>
          </table:table-cell>
          <table:table-cell office:value-type="float" office:value="-40.034575" calcext:value-type="float">
            <text:p>-40.034575</text:p>
          </table:table-cell>
          <table:table-cell office:value-type="float" office:value="0.010716" calcext:value-type="float">
            <text:p>0.010716</text:p>
          </table:table-cell>
        </table:table-row>
        <table:table-row table:style-name="ro1">
          <table:table-cell office:value-type="float" office:value="0.991795" calcext:value-type="float">
            <text:p>0.991795</text:p>
          </table:table-cell>
          <table:table-cell office:value-type="float" office:value="1.006893" calcext:value-type="float">
            <text:p>1.006893</text:p>
          </table:table-cell>
          <table:table-cell office:value-type="float" office:value="164.760601" calcext:value-type="float">
            <text:p>164.760601</text:p>
          </table:table-cell>
          <table:table-cell office:value-type="float" office:value="-40.034575" calcext:value-type="float">
            <text:p>-40.034575</text:p>
          </table:table-cell>
          <table:table-cell office:value-type="float" office:value="0.010716" calcext:value-type="float">
            <text:p>0.010716</text:p>
          </table:table-cell>
        </table:table-row>
        <table:table-row table:style-name="ro1">
          <table:table-cell office:value-type="float" office:value="0.991921" calcext:value-type="float">
            <text:p>0.991921</text:p>
          </table:table-cell>
          <table:table-cell office:value-type="float" office:value="1.006858" calcext:value-type="float">
            <text:p>1.006858</text:p>
          </table:table-cell>
          <table:table-cell office:value-type="float" office:value="164.833512" calcext:value-type="float">
            <text:p>164.833512</text:p>
          </table:table-cell>
          <table:table-cell office:value-type="float" office:value="-40.332321" calcext:value-type="float">
            <text:p>-40.332321</text:p>
          </table:table-cell>
          <table:table-cell office:value-type="float" office:value="0.010597" calcext:value-type="float">
            <text:p>0.010597</text:p>
          </table:table-cell>
        </table:table-row>
        <table:table-row table:style-name="ro1">
          <table:table-cell office:value-type="float" office:value="0.991921" calcext:value-type="float">
            <text:p>0.991921</text:p>
          </table:table-cell>
          <table:table-cell office:value-type="float" office:value="1.006858" calcext:value-type="float">
            <text:p>1.006858</text:p>
          </table:table-cell>
          <table:table-cell office:value-type="float" office:value="164.833512" calcext:value-type="float">
            <text:p>164.833512</text:p>
          </table:table-cell>
          <table:table-cell office:value-type="float" office:value="-40.332321" calcext:value-type="float">
            <text:p>-40.332321</text:p>
          </table:table-cell>
          <table:table-cell office:value-type="float" office:value="0.010597" calcext:value-type="float">
            <text:p>0.010597</text:p>
          </table:table-cell>
        </table:table-row>
        <table:table-row table:style-name="ro1">
          <table:table-cell office:value-type="float" office:value="0.992174" calcext:value-type="float">
            <text:p>0.992174</text:p>
          </table:table-cell>
          <table:table-cell office:value-type="float" office:value="1.006789" calcext:value-type="float">
            <text:p>1.006789</text:p>
          </table:table-cell>
          <table:table-cell office:value-type="float" office:value="164.687691" calcext:value-type="float">
            <text:p>164.687691</text:p>
          </table:table-cell>
          <table:table-cell office:value-type="float" office:value="-40.945116" calcext:value-type="float">
            <text:p>-40.945116</text:p>
          </table:table-cell>
          <table:table-cell office:value-type="float" office:value="0.01036" calcext:value-type="float">
            <text:p>0.01036</text:p>
          </table:table-cell>
        </table:table-row>
        <table:table-row table:style-name="ro1">
          <table:table-cell office:value-type="float" office:value="0.992806" calcext:value-type="float">
            <text:p>0.992806</text:p>
          </table:table-cell>
          <table:table-cell office:value-type="float" office:value="1.006615" calcext:value-type="float">
            <text:p>1.006615</text:p>
          </table:table-cell>
          <table:table-cell office:value-type="float" office:value="164.61478" calcext:value-type="float">
            <text:p>164.61478</text:p>
          </table:table-cell>
          <table:table-cell office:value-type="float" office:value="-42.601959" calcext:value-type="float">
            <text:p>-42.601959</text:p>
          </table:table-cell>
          <table:table-cell office:value-type="float" office:value="0.009773" calcext:value-type="float">
            <text:p>0.009773</text:p>
          </table:table-cell>
        </table:table-row>
        <table:table-row table:style-name="ro1">
          <table:table-cell office:value-type="float" office:value="0.993438" calcext:value-type="float">
            <text:p>0.993438</text:p>
          </table:table-cell>
          <table:table-cell office:value-type="float" office:value="1.006442" calcext:value-type="float">
            <text:p>1.006442</text:p>
          </table:table-cell>
          <table:table-cell office:value-type="float" office:value="164.687691" calcext:value-type="float">
            <text:p>164.687691</text:p>
          </table:table-cell>
          <table:table-cell office:value-type="float" office:value="-44.473323" calcext:value-type="float">
            <text:p>-44.473323</text:p>
          </table:table-cell>
          <table:table-cell office:value-type="float" office:value="0.009196" calcext:value-type="float">
            <text:p>0.009196</text:p>
          </table:table-cell>
        </table:table-row>
        <table:table-row table:style-name="ro1">
          <table:table-cell office:value-type="float" office:value="0.993818" calcext:value-type="float">
            <text:p>0.993818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64.906423" calcext:value-type="float">
            <text:p>164.906423</text:p>
          </table:table-cell>
          <table:table-cell office:value-type="float" office:value="-45.720887" calcext:value-type="float">
            <text:p>-45.720887</text:p>
          </table:table-cell>
          <table:table-cell office:value-type="float" office:value="0.008855" calcext:value-type="float">
            <text:p>0.008855</text:p>
          </table:table-cell>
        </table:table-row>
        <table:table-row table:style-name="ro1">
          <table:table-cell office:value-type="float" office:value="0.99445" calcext:value-type="float">
            <text:p>0.99445</text:p>
          </table:table-cell>
          <table:table-cell office:value-type="float" office:value="1.006169" calcext:value-type="float">
            <text:p>1.006169</text:p>
          </table:table-cell>
          <table:table-cell office:value-type="float" office:value="164.979334" calcext:value-type="float">
            <text:p>164.979334</text:p>
          </table:table-cell>
          <table:table-cell office:value-type="float" office:value="-48.03058" calcext:value-type="float">
            <text:p>-48.03058</text:p>
          </table:table-cell>
          <table:table-cell office:value-type="float" office:value="0.008298" calcext:value-type="float">
            <text:p>0.008298</text:p>
          </table:table-cell>
        </table:table-row>
        <table:table-row table:style-name="ro1">
          <table:table-cell office:value-type="float" office:value="0.995208" calcext:value-type="float">
            <text:p>0.995208</text:p>
          </table:table-cell>
          <table:table-cell office:value-type="float" office:value="1.00596" calcext:value-type="float">
            <text:p>1.00596</text:p>
          </table:table-cell>
          <table:table-cell office:value-type="float" office:value="164.541869" calcext:value-type="float">
            <text:p>164.541869</text:p>
          </table:table-cell>
          <table:table-cell office:value-type="float" office:value="-51.202798" calcext:value-type="float">
            <text:p>-51.202798</text:p>
          </table:table-cell>
          <table:table-cell office:value-type="float" office:value="0.007647" calcext:value-type="float">
            <text:p>0.007647</text:p>
          </table:table-cell>
        </table:table-row>
        <table:table-row table:style-name="ro1">
          <table:table-cell office:value-type="float" office:value="0.995712" calcext:value-type="float">
            <text:p>0.995712</text:p>
          </table:table-cell>
          <table:table-cell office:value-type="float" office:value="1.005813" calcext:value-type="float">
            <text:p>1.005813</text:p>
          </table:table-cell>
          <table:table-cell office:value-type="float" office:value="163.812775" calcext:value-type="float">
            <text:p>163.812775</text:p>
          </table:table-cell>
          <table:table-cell office:value-type="float" office:value="-53.588468" calcext:value-type="float">
            <text:p>-53.588468</text:p>
          </table:table-cell>
          <table:table-cell office:value-type="float" office:value="0.007224" calcext:value-type="float">
            <text:p>0.007224</text:p>
          </table:table-cell>
        </table:table-row>
        <table:table-row table:style-name="ro1">
          <table:table-cell office:value-type="float" office:value="0.996338" calcext:value-type="float">
            <text:p>0.996338</text:p>
          </table:table-cell>
          <table:table-cell office:value-type="float" office:value="1.005622" calcext:value-type="float">
            <text:p>1.005622</text:p>
          </table:table-cell>
          <table:table-cell office:value-type="float" office:value="163.010769" calcext:value-type="float">
            <text:p>163.010769</text:p>
          </table:table-cell>
          <table:table-cell office:value-type="float" office:value="-56.926293" calcext:value-type="float">
            <text:p>-56.926293</text:p>
          </table:table-cell>
          <table:table-cell office:value-type="float" office:value="0.006709" calcext:value-type="float">
            <text:p>0.006709</text:p>
          </table:table-cell>
        </table:table-row>
        <table:table-row table:style-name="ro1">
          <table:table-cell office:value-type="float" office:value="0.997337" calcext:value-type="float">
            <text:p>0.997337</text:p>
          </table:table-cell>
          <table:table-cell office:value-type="float" office:value="1.005302" calcext:value-type="float">
            <text:p>1.005302</text:p>
          </table:table-cell>
          <table:table-cell office:value-type="float" office:value="162.281675" calcext:value-type="float">
            <text:p>162.281675</text:p>
          </table:table-cell>
          <table:table-cell office:value-type="float" office:value="-63.338202" calcext:value-type="float">
            <text:p>-63.338202</text:p>
          </table:table-cell>
          <table:table-cell office:value-type="float" office:value="0.005934" calcext:value-type="float">
            <text:p>0.005934</text:p>
          </table:table-cell>
        </table:table-row>
        <table:table-row table:style-name="ro1">
          <table:table-cell office:value-type="float" office:value="0.998453" calcext:value-type="float">
            <text:p>0.998453</text:p>
          </table:table-cell>
          <table:table-cell office:value-type="float" office:value="1.004922" calcext:value-type="float">
            <text:p>1.004922</text:p>
          </table:table-cell>
          <table:table-cell office:value-type="float" office:value="161.188026" calcext:value-type="float">
            <text:p>161.188026</text:p>
          </table:table-cell>
          <table:table-cell office:value-type="float" office:value="-72.561836" calcext:value-type="float">
            <text:p>-72.561836</text:p>
          </table:table-cell>
          <table:table-cell office:value-type="float" office:value="0.005159" calcext:value-type="float">
            <text:p>0.005159</text:p>
          </table:table-cell>
        </table:table-row>
        <table:table-row table:style-name="ro1">
          <table:table-cell office:value-type="float" office:value="0.999314" calcext:value-type="float">
            <text:p>0.999314</text:p>
          </table:table-cell>
          <table:table-cell office:value-type="float" office:value="1.004603" calcext:value-type="float">
            <text:p>1.004603</text:p>
          </table:table-cell>
          <table:table-cell office:value-type="float" office:value="159.656913" calcext:value-type="float">
            <text:p>159.656913</text:p>
          </table:table-cell>
          <table:table-cell office:value-type="float" office:value="-81.524593" calcext:value-type="float">
            <text:p>-81.524593</text:p>
          </table:table-cell>
          <table:table-cell office:value-type="float" office:value="0.004654" calcext:value-type="float">
            <text:p>0.004654</text:p>
          </table:table-cell>
        </table:table-row>
        <table:table-row table:style-name="ro1">
          <table:table-cell office:value-type="float" office:value="1.000162" calcext:value-type="float">
            <text:p>1.000162</text:p>
          </table:table-cell>
          <table:table-cell office:value-type="float" office:value="1.004254" calcext:value-type="float">
            <text:p>1.004254</text:p>
          </table:table-cell>
          <table:table-cell office:value-type="float" office:value="157.688335" calcext:value-type="float">
            <text:p>157.688335</text:p>
          </table:table-cell>
          <table:table-cell office:value-type="float" office:value="-92.192433" calcext:value-type="float">
            <text:p>-92.192433</text:p>
          </table:table-cell>
          <table:table-cell office:value-type="float" office:value="0.004257" calcext:value-type="float">
            <text:p>0.004257</text:p>
          </table:table-cell>
        </table:table-row>
        <table:table-row table:style-name="ro1">
          <table:table-cell office:value-type="float" office:value="1.000758" calcext:value-type="float">
            <text:p>1.000758</text:p>
          </table:table-cell>
          <table:table-cell office:value-type="float" office:value="1.00398" calcext:value-type="float">
            <text:p>1.00398</text:p>
          </table:table-cell>
          <table:table-cell office:value-type="float" office:value="155.282305" calcext:value-type="float">
            <text:p>155.282305</text:p>
          </table:table-cell>
          <table:table-cell office:value-type="float" office:value="-100.784385" calcext:value-type="float">
            <text:p>-100.784385</text:p>
          </table:table-cell>
          <table:table-cell office:value-type="float" office:value="0.004051" calcext:value-type="float">
            <text:p>0.004051</text:p>
          </table:table-cell>
        </table:table-row>
        <table:table-row table:style-name="ro1">
          <table:table-cell office:value-type="float" office:value="1.001223" calcext:value-type="float">
            <text:p>1.001223</text:p>
          </table:table-cell>
          <table:table-cell office:value-type="float" office:value="1.003738" calcext:value-type="float">
            <text:p>1.003738</text:p>
          </table:table-cell>
          <table:table-cell office:value-type="float" office:value="152.511722" calcext:value-type="float">
            <text:p>152.511722</text:p>
          </table:table-cell>
          <table:table-cell office:value-type="float" office:value="-108.119982" calcext:value-type="float">
            <text:p>-108.119982</text:p>
          </table:table-cell>
          <table:table-cell office:value-type="float" office:value="0.003933" calcext:value-type="float">
            <text:p>0.003933</text:p>
          </table:table-cell>
        </table:table-row>
        <table:table-row table:style-name="ro1">
          <table:table-cell office:value-type="float" office:value="1.001562" calcext:value-type="float">
            <text:p>1.001562</text:p>
          </table:table-cell>
          <table:table-cell office:value-type="float" office:value="1.003539" calcext:value-type="float">
            <text:p>1.003539</text:p>
          </table:table-cell>
          <table:table-cell office:value-type="float" office:value="149.668228" calcext:value-type="float">
            <text:p>149.668228</text:p>
          </table:table-cell>
          <table:table-cell office:value-type="float" office:value="-113.819935" calcext:value-type="float">
            <text:p>-113.819935</text:p>
          </table:table-cell>
          <table:table-cell office:value-type="float" office:value="0.003869" calcext:value-type="float">
            <text:p>0.003869</text:p>
          </table:table-cell>
        </table:table-row>
        <table:table-row table:style-name="ro1">
          <table:table-cell office:value-type="float" office:value="1.00189" calcext:value-type="float">
            <text:p>1.00189</text:p>
          </table:table-cell>
          <table:table-cell office:value-type="float" office:value="1.003323" calcext:value-type="float">
            <text:p>1.003323</text:p>
          </table:table-cell>
          <table:table-cell office:value-type="float" office:value="146.678912" calcext:value-type="float">
            <text:p>146.678912</text:p>
          </table:table-cell>
          <table:table-cell office:value-type="float" office:value="-119.64157" calcext:value-type="float">
            <text:p>-119.64157</text:p>
          </table:table-cell>
          <table:table-cell office:value-type="float" office:value="0.003823" calcext:value-type="float">
            <text:p>0.003823</text:p>
          </table:table-cell>
        </table:table-row>
        <table:table-row table:style-name="ro1">
          <table:table-cell office:value-type="float" office:value="1.001996" calcext:value-type="float">
            <text:p>1.001996</text:p>
          </table:table-cell>
          <table:table-cell office:value-type="float" office:value="1.003246" calcext:value-type="float">
            <text:p>1.003246</text:p>
          </table:table-cell>
          <table:table-cell office:value-type="float" office:value="143.835418" calcext:value-type="float">
            <text:p>143.835418</text:p>
          </table:table-cell>
          <table:table-cell office:value-type="float" office:value="-121.599192" calcext:value-type="float">
            <text:p>-121.599192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1.001996" calcext:value-type="float">
            <text:p>1.001996</text:p>
          </table:table-cell>
          <table:table-cell office:value-type="float" office:value="1.003246" calcext:value-type="float">
            <text:p>1.003246</text:p>
          </table:table-cell>
          <table:table-cell office:value-type="float" office:value="140.773191" calcext:value-type="float">
            <text:p>140.773191</text:p>
          </table:table-cell>
          <table:table-cell office:value-type="float" office:value="-121.599192" calcext:value-type="float">
            <text:p>-121.599192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1.001996" calcext:value-type="float">
            <text:p>1.001996</text:p>
          </table:table-cell>
          <table:table-cell office:value-type="float" office:value="1.003246" calcext:value-type="float">
            <text:p>1.003246</text:p>
          </table:table-cell>
          <table:table-cell office:value-type="float" office:value="137.856786" calcext:value-type="float">
            <text:p>137.856786</text:p>
          </table:table-cell>
          <table:table-cell office:value-type="float" office:value="-121.599192" calcext:value-type="float">
            <text:p>-121.599192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1.002089" calcext:value-type="float">
            <text:p>1.002089</text:p>
          </table:table-cell>
          <table:table-cell office:value-type="float" office:value="1.003153" calcext:value-type="float">
            <text:p>1.003153</text:p>
          </table:table-cell>
          <table:table-cell office:value-type="float" office:value="134.86747" calcext:value-type="float">
            <text:p>134.86747</text:p>
          </table:table-cell>
          <table:table-cell office:value-type="float" office:value="-123.528862" calcext:value-type="float">
            <text:p>-123.528862</text:p>
          </table:table-cell>
          <table:table-cell office:value-type="float" office:value="0.003782" calcext:value-type="float">
            <text:p>0.003782</text:p>
          </table:table-cell>
        </table:table-row>
        <table:table-row table:style-name="ro1">
          <table:table-cell office:value-type="float" office:value="1.002176" calcext:value-type="float">
            <text:p>1.002176</text:p>
          </table:table-cell>
          <table:table-cell office:value-type="float" office:value="1.003055" calcext:value-type="float">
            <text:p>1.003055</text:p>
          </table:table-cell>
          <table:table-cell office:value-type="float" office:value="131.878154" calcext:value-type="float">
            <text:p>131.878154</text:p>
          </table:table-cell>
          <table:table-cell office:value-type="float" office:value="-125.467126" calcext:value-type="float">
            <text:p>-125.467126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float" office:value="1.002176" calcext:value-type="float">
            <text:p>1.002176</text:p>
          </table:table-cell>
          <table:table-cell office:value-type="float" office:value="1.003055" calcext:value-type="float">
            <text:p>1.003055</text:p>
          </table:table-cell>
          <table:table-cell office:value-type="float" office:value="128.961749" calcext:value-type="float">
            <text:p>128.961749</text:p>
          </table:table-cell>
          <table:table-cell office:value-type="float" office:value="-125.467126" calcext:value-type="float">
            <text:p>-125.467126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float" office:value="1.002176" calcext:value-type="float">
            <text:p>1.002176</text:p>
          </table:table-cell>
          <table:table-cell office:value-type="float" office:value="1.003055" calcext:value-type="float">
            <text:p>1.003055</text:p>
          </table:table-cell>
          <table:table-cell office:value-type="float" office:value="126.191166" calcext:value-type="float">
            <text:p>126.191166</text:p>
          </table:table-cell>
          <table:table-cell office:value-type="float" office:value="-125.467126" calcext:value-type="float">
            <text:p>-125.467126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float" office:value="1.002248" calcext:value-type="float">
            <text:p>1.002248</text:p>
          </table:table-cell>
          <table:table-cell office:value-type="float" office:value="1.002946" calcext:value-type="float">
            <text:p>1.002946</text:p>
          </table:table-cell>
          <table:table-cell office:value-type="float" office:value="123.347671" calcext:value-type="float">
            <text:p>123.347671</text:p>
          </table:table-cell>
          <table:table-cell office:value-type="float" office:value="-127.355922" calcext:value-type="float">
            <text:p>-127.355922</text:p>
          </table:table-cell>
          <table:table-cell office:value-type="float" office:value="0.003706" calcext:value-type="float">
            <text:p>0.003706</text:p>
          </table:table-cell>
        </table:table-row>
        <table:table-row table:style-name="ro1">
          <table:table-cell office:value-type="float" office:value="1.002248" calcext:value-type="float">
            <text:p>1.002248</text:p>
          </table:table-cell>
          <table:table-cell office:value-type="float" office:value="1.002946" calcext:value-type="float">
            <text:p>1.002946</text:p>
          </table:table-cell>
          <table:table-cell office:value-type="float" office:value="120.577088" calcext:value-type="float">
            <text:p>120.577088</text:p>
          </table:table-cell>
          <table:table-cell office:value-type="float" office:value="-127.355922" calcext:value-type="float">
            <text:p>-127.355922</text:p>
          </table:table-cell>
          <table:table-cell office:value-type="float" office:value="0.003706" calcext:value-type="float">
            <text:p>0.003706</text:p>
          </table:table-cell>
        </table:table-row>
        <table:table-row table:style-name="ro1">
          <table:table-cell office:value-type="float" office:value="1.002187" calcext:value-type="float">
            <text:p>1.002187</text:p>
          </table:table-cell>
          <table:table-cell office:value-type="float" office:value="1.003062" calcext:value-type="float">
            <text:p>1.003062</text:p>
          </table:table-cell>
          <table:table-cell office:value-type="float" office:value="117.733594" calcext:value-type="float">
            <text:p>117.733594</text:p>
          </table:table-cell>
          <table:table-cell office:value-type="float" office:value="-125.546717" calcext:value-type="float">
            <text:p>-125.546717</text:p>
          </table:table-cell>
          <table:table-cell office:value-type="float" office:value="0.003763" calcext:value-type="float">
            <text:p>0.003763</text:p>
          </table:table-cell>
        </table:table-row>
        <table:table-row table:style-name="ro1">
          <table:table-cell office:value-type="float" office:value="1.002187" calcext:value-type="float">
            <text:p>1.002187</text:p>
          </table:table-cell>
          <table:table-cell office:value-type="float" office:value="1.003062" calcext:value-type="float">
            <text:p>1.003062</text:p>
          </table:table-cell>
          <table:table-cell office:value-type="float" office:value="114.96301" calcext:value-type="float">
            <text:p>114.96301</text:p>
          </table:table-cell>
          <table:table-cell office:value-type="float" office:value="-125.546717" calcext:value-type="float">
            <text:p>-125.546717</text:p>
          </table:table-cell>
          <table:table-cell office:value-type="float" office:value="0.003763" calcext:value-type="float">
            <text:p>0.003763</text:p>
          </table:table-cell>
        </table:table-row>
        <table:table-row table:style-name="ro1">
          <table:table-cell office:value-type="float" office:value="1.002237" calcext:value-type="float">
            <text:p>1.002237</text:p>
          </table:table-cell>
          <table:table-cell office:value-type="float" office:value="1.002941" calcext:value-type="float">
            <text:p>1.002941</text:p>
          </table:table-cell>
          <table:table-cell office:value-type="float" office:value="112.265338" calcext:value-type="float">
            <text:p>112.265338</text:p>
          </table:table-cell>
          <table:table-cell office:value-type="float" office:value="-127.265634" calcext:value-type="float">
            <text:p>-127.265634</text:p>
          </table:table-cell>
          <table:table-cell office:value-type="float" office:value="0.003695" calcext:value-type="float">
            <text:p>0.003695</text:p>
          </table:table-cell>
        </table:table-row>
        <table:table-row table:style-name="ro1">
          <table:table-cell office:value-type="float" office:value="1.002237" calcext:value-type="float">
            <text:p>1.002237</text:p>
          </table:table-cell>
          <table:table-cell office:value-type="float" office:value="1.002941" calcext:value-type="float">
            <text:p>1.002941</text:p>
          </table:table-cell>
          <table:table-cell office:value-type="float" office:value="109.786397" calcext:value-type="float">
            <text:p>109.786397</text:p>
          </table:table-cell>
          <table:table-cell office:value-type="float" office:value="-127.265634" calcext:value-type="float">
            <text:p>-127.265634</text:p>
          </table:table-cell>
          <table:table-cell office:value-type="float" office:value="0.003695" calcext:value-type="float">
            <text:p>0.003695</text:p>
          </table:table-cell>
        </table:table-row>
        <table:table-row table:style-name="ro1">
          <table:table-cell office:value-type="float" office:value="1.002237" calcext:value-type="float">
            <text:p>1.002237</text:p>
          </table:table-cell>
          <table:table-cell office:value-type="float" office:value="1.002941" calcext:value-type="float">
            <text:p>1.002941</text:p>
          </table:table-cell>
          <table:table-cell office:value-type="float" office:value="107.744915" calcext:value-type="float">
            <text:p>107.744915</text:p>
          </table:table-cell>
          <table:table-cell office:value-type="float" office:value="-127.265634" calcext:value-type="float">
            <text:p>-127.265634</text:p>
          </table:table-cell>
          <table:table-cell office:value-type="float" office:value="0.003695" calcext:value-type="float">
            <text:p>0.003695</text:p>
          </table:table-cell>
        </table:table-row>
        <table:table-row table:style-name="ro1">
          <table:table-cell office:value-type="float" office:value="1.002164" calcext:value-type="float">
            <text:p>1.002164</text:p>
          </table:table-cell>
          <table:table-cell office:value-type="float" office:value="1.003193" calcext:value-type="float">
            <text:p>1.003193</text:p>
          </table:table-cell>
          <table:table-cell office:value-type="float" office:value="105.995076" calcext:value-type="float">
            <text:p>105.995076</text:p>
          </table:table-cell>
          <table:table-cell office:value-type="float" office:value="-124.143666" calcext:value-type="float">
            <text:p>-124.143666</text:p>
          </table:table-cell>
          <table:table-cell office:value-type="float" office:value="0.003857" calcext:value-type="float">
            <text:p>0.003857</text:p>
          </table:table-cell>
        </table:table-row>
        <table:table-row table:style-name="ro1">
          <table:table-cell office:value-type="float" office:value="1.002132" calcext:value-type="float">
            <text:p>1.002132</text:p>
          </table:table-cell>
          <table:table-cell office:value-type="float" office:value="1.00332" calcext:value-type="float">
            <text:p>1.00332</text:p>
          </table:table-cell>
          <table:table-cell office:value-type="float" office:value="104.172327" calcext:value-type="float">
            <text:p>104.172327</text:p>
          </table:table-cell>
          <table:table-cell office:value-type="float" office:value="-122.722526" calcext:value-type="float">
            <text:p>-122.722526</text:p>
          </table:table-cell>
          <table:table-cell office:value-type="float" office:value="0.003946" calcext:value-type="float">
            <text:p>0.003946</text:p>
          </table:table-cell>
        </table:table-row>
        <table:table-row table:style-name="ro1">
          <table:table-cell office:value-type="float" office:value="1.002132" calcext:value-type="float">
            <text:p>1.002132</text:p>
          </table:table-cell>
          <table:table-cell office:value-type="float" office:value="1.00332" calcext:value-type="float">
            <text:p>1.00332</text:p>
          </table:table-cell>
          <table:table-cell office:value-type="float" office:value="102.422488" calcext:value-type="float">
            <text:p>102.422488</text:p>
          </table:table-cell>
          <table:table-cell office:value-type="float" office:value="-122.722526" calcext:value-type="float">
            <text:p>-122.722526</text:p>
          </table:table-cell>
          <table:table-cell office:value-type="float" office:value="0.003946" calcext:value-type="float">
            <text:p>0.003946</text:p>
          </table:table-cell>
        </table:table-row>
        <table:table-row table:style-name="ro1">
          <table:table-cell office:value-type="float" office:value="1.002132" calcext:value-type="float">
            <text:p>1.002132</text:p>
          </table:table-cell>
          <table:table-cell office:value-type="float" office:value="1.00332" calcext:value-type="float">
            <text:p>1.00332</text:p>
          </table:table-cell>
          <table:table-cell office:value-type="float" office:value="100.818464" calcext:value-type="float">
            <text:p>100.818464</text:p>
          </table:table-cell>
          <table:table-cell office:value-type="float" office:value="-122.722526" calcext:value-type="float">
            <text:p>-122.722526</text:p>
          </table:table-cell>
          <table:table-cell office:value-type="float" office:value="0.003946" calcext:value-type="float">
            <text:p>0.003946</text:p>
          </table:table-cell>
        </table:table-row>
        <table:table-row table:style-name="ro1">
          <table:table-cell office:value-type="float" office:value="1.002111" calcext:value-type="float">
            <text:p>1.002111</text:p>
          </table:table-cell>
          <table:table-cell office:value-type="float" office:value="1.003449" calcext:value-type="float">
            <text:p>1.003449</text:p>
          </table:table-cell>
          <table:table-cell office:value-type="float" office:value="99.578993" calcext:value-type="float">
            <text:p>99.578993</text:p>
          </table:table-cell>
          <table:table-cell office:value-type="float" office:value="-121.472701" calcext:value-type="float">
            <text:p>-121.472701</text:p>
          </table:table-cell>
          <table:table-cell office:value-type="float" office:value="0.004044" calcext:value-type="float">
            <text:p>0.004044</text:p>
          </table:table-cell>
        </table:table-row>
        <table:table-row table:style-name="ro1">
          <table:table-cell office:value-type="float" office:value="1.002071" calcext:value-type="float">
            <text:p>1.002071</text:p>
          </table:table-cell>
          <table:table-cell office:value-type="float" office:value="1.003708" calcext:value-type="float">
            <text:p>1.003708</text:p>
          </table:table-cell>
          <table:table-cell office:value-type="float" office:value="98.704071" calcext:value-type="float">
            <text:p>98.704071</text:p>
          </table:table-cell>
          <table:table-cell office:value-type="float" office:value="-119.191769" calcext:value-type="float">
            <text:p>-119.191769</text:p>
          </table:table-cell>
          <table:table-cell office:value-type="float" office:value="0.004247" calcext:value-type="float">
            <text:p>0.004247</text:p>
          </table:table-cell>
        </table:table-row>
        <table:table-row table:style-name="ro1">
          <table:table-cell office:value-type="float" office:value="1.002017" calcext:value-type="float">
            <text:p>1.002017</text:p>
          </table:table-cell>
          <table:table-cell office:value-type="float" office:value="1.004098" calcext:value-type="float">
            <text:p>1.004098</text:p>
          </table:table-cell>
          <table:table-cell office:value-type="float" office:value="97.829209" calcext:value-type="float">
            <text:p>97.829209</text:p>
          </table:table-cell>
          <table:table-cell office:value-type="float" office:value="-116.221183" calcext:value-type="float">
            <text:p>-116.221183</text:p>
          </table:table-cell>
          <table:table-cell office:value-type="float" office:value="0.004568" calcext:value-type="float">
            <text:p>0.004568</text:p>
          </table:table-cell>
        </table:table-row>
        <table:table-row table:style-name="ro1">
          <table:table-cell office:value-type="float" office:value="1.002001" calcext:value-type="float">
            <text:p>1.002001</text:p>
          </table:table-cell>
          <table:table-cell office:value-type="float" office:value="1.004228" calcext:value-type="float">
            <text:p>1.004228</text:p>
          </table:table-cell>
          <table:table-cell office:value-type="float" office:value="97.173019" calcext:value-type="float">
            <text:p>97.173019</text:p>
          </table:table-cell>
          <table:table-cell office:value-type="float" office:value="-115.337933" calcext:value-type="float">
            <text:p>-115.337933</text:p>
          </table:table-cell>
          <table:table-cell office:value-type="float" office:value="0.004678" calcext:value-type="float">
            <text:p>0.004678</text:p>
          </table:table-cell>
        </table:table-row>
        <table:table-row table:style-name="ro1">
          <table:table-cell office:value-type="float" office:value="1.001986" calcext:value-type="float">
            <text:p>1.001986</text:p>
          </table:table-cell>
          <table:table-cell office:value-type="float" office:value="1.004358" calcext:value-type="float">
            <text:p>1.004358</text:p>
          </table:table-cell>
          <table:table-cell office:value-type="float" office:value="96.66265" calcext:value-type="float">
            <text:p>96.66265</text:p>
          </table:table-cell>
          <table:table-cell office:value-type="float" office:value="-114.507861" calcext:value-type="float">
            <text:p>-114.507861</text:p>
          </table:table-cell>
          <table:table-cell office:value-type="float" office:value="0.004789" calcext:value-type="float">
            <text:p>0.004789</text:p>
          </table:table-cell>
        </table:table-row>
        <table:table-row table:style-name="ro1">
          <table:table-cell office:value-type="float" office:value="1.001958" calcext:value-type="float">
            <text:p>1.001958</text:p>
          </table:table-cell>
          <table:table-cell office:value-type="float" office:value="1.004619" calcext:value-type="float">
            <text:p>1.004619</text:p>
          </table:table-cell>
          <table:table-cell office:value-type="float" office:value="96.225192" calcext:value-type="float">
            <text:p>96.225192</text:p>
          </table:table-cell>
          <table:table-cell office:value-type="float" office:value="-112.978428" calcext:value-type="float">
            <text:p>-112.978428</text:p>
          </table:table-cell>
          <table:table-cell office:value-type="float" office:value="0.005016" calcext:value-type="float">
            <text:p>0.005016</text:p>
          </table:table-cell>
        </table:table-row>
        <table:table-row table:style-name="ro1">
          <table:table-cell office:value-type="float" office:value="1.001931" calcext:value-type="float">
            <text:p>1.001931</text:p>
          </table:table-cell>
          <table:table-cell office:value-type="float" office:value="1.004879" calcext:value-type="float">
            <text:p>1.004879</text:p>
          </table:table-cell>
          <table:table-cell office:value-type="float" office:value="95.933549" calcext:value-type="float">
            <text:p>95.933549</text:p>
          </table:table-cell>
          <table:table-cell office:value-type="float" office:value="-111.595233" calcext:value-type="float">
            <text:p>-111.595233</text:p>
          </table:table-cell>
          <table:table-cell office:value-type="float" office:value="0.005247" calcext:value-type="float">
            <text:p>0.005247</text:p>
          </table:table-cell>
        </table:table-row>
        <table:table-row table:style-name="ro1">
          <table:table-cell office:value-type="float" office:value="1.001905" calcext:value-type="float">
            <text:p>1.001905</text:p>
          </table:table-cell>
          <table:table-cell office:value-type="float" office:value="1.00514" calcext:value-type="float">
            <text:p>1.00514</text:p>
          </table:table-cell>
          <table:table-cell office:value-type="float" office:value="95.641905" calcext:value-type="float">
            <text:p>95.641905</text:p>
          </table:table-cell>
          <table:table-cell office:value-type="float" office:value="-110.341781" calcext:value-type="float">
            <text:p>-110.341781</text:p>
          </table:table-cell>
          <table:table-cell office:value-type="float" office:value="0.005482" calcext:value-type="float">
            <text:p>0.005482</text:p>
          </table:table-cell>
        </table:table-row>
        <table:table-row table:style-name="ro1">
          <table:table-cell office:value-type="float" office:value="1.00188" calcext:value-type="float">
            <text:p>1.00188</text:p>
          </table:table-cell>
          <table:table-cell office:value-type="float" office:value="1.005401" calcext:value-type="float">
            <text:p>1.005401</text:p>
          </table:table-cell>
          <table:table-cell office:value-type="float" office:value="95.510175" calcext:value-type="float">
            <text:p>95.510175</text:p>
          </table:table-cell>
          <table:table-cell office:value-type="float" office:value="-109.196861" calcext:value-type="float">
            <text:p>-109.196861</text:p>
          </table:table-cell>
          <table:table-cell office:value-type="float" office:value="0.005719" calcext:value-type="float">
            <text:p>0.005719</text:p>
          </table:table-cell>
        </table:table-row>
        <table:table-row table:style-name="ro1">
          <table:table-cell office:value-type="float" office:value="1.001919" calcext:value-type="float">
            <text:p>1.001919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95.728908" calcext:value-type="float">
            <text:p>95.728908</text:p>
          </table:table-cell>
          <table:table-cell office:value-type="float" office:value="-110.966249" calcext:value-type="float">
            <text:p>-110.966249</text:p>
          </table:table-cell>
          <table:table-cell office:value-type="float" office:value="0.005365" calcext:value-type="float">
            <text:p>0.005365</text:p>
          </table:table-cell>
        </table:table-row>
        <table:table-row table:style-name="ro1">
          <table:table-cell office:value-type="float" office:value="1.001919" calcext:value-type="float">
            <text:p>1.001919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95.87473" calcext:value-type="float">
            <text:p>95.87473</text:p>
          </table:table-cell>
          <table:table-cell office:value-type="float" office:value="-110.966249" calcext:value-type="float">
            <text:p>-110.966249</text:p>
          </table:table-cell>
          <table:table-cell office:value-type="float" office:value="0.005365" calcext:value-type="float">
            <text:p>0.005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13:12.051686052</meta:creation-date>
    <dc:date>2017-11-06T18:15:44.286509585</dc:date>
    <meta:editing-duration>PT2M32S</meta:editing-duration>
    <meta:editing-cycles>1</meta:editing-cycles>
    <meta:document-statistic meta:table-count="1" meta:cell-count="462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676cm" svg:height="15.221cm" xlink:href=".." xlink:type="simple" chart:class="chart:line" chart:style-name="ch1">
        <chart:legend chart:legend-position="end" svg:x="33.824cm" svg:y="7.311cm" style:legend-expansion="high" chart:style-name="ch2"/>
        <chart:plot-area chart:style-name="ch3" table:cell-range-address="Sheet1.D1:Sheet1.D924" svg:x="0.733cm" svg:y="0.304cm" svg:width="32.358cm" svg:height="14.613cm">
          <chartooo:coordinate-region svg:x="1.645cm" svg:y="0.504cm" svg:width="31.442cm" svg:height="14.2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924" chart:class="chart:line">
            <chart:data-point chart:repeated="9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01481">
                <text:p>44.901481</text:p>
                <draw:g>
                  <svg:desc>Sheet1.D1:Sheet1.D9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933">
                <text:p>44.893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878215">
                <text:p>44.878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61972">
                <text:p>44.861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84564">
                <text:p>44.84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849636">
                <text:p>44.849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861333">
                <text:p>44.86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876754">
                <text:p>44.876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876754">
                <text:p>44.876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872775">
                <text:p>44.872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864769">
                <text:p>44.864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868721">
                <text:p>44.868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884216">
                <text:p>44.884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14859">
                <text:p>44.914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975802">
                <text:p>44.975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010516">
                <text:p>45.010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037705">
                <text:p>45.037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072658">
                <text:p>45.072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126456">
                <text:p>45.126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19103">
                <text:p>45.19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270495">
                <text:p>45.270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350278">
                <text:p>45.350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430183">
                <text:p>45.430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525478">
                <text:p>45.525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628615">
                <text:p>45.628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735959">
                <text:p>45.735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85512">
                <text:p>45.85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970607">
                <text:p>45.970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094">
                <text:p>46.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213578">
                <text:p>46.213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333201">
                <text:p>46.333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445132">
                <text:p>46.445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557073">
                <text:p>46.557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661286">
                <text:p>46.661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761488">
                <text:p>46.761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86179">
                <text:p>46.86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958192">
                <text:p>46.958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054552">
                <text:p>47.054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151114">
                <text:p>47.151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251635">
                <text:p>47.251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340741">
                <text:p>47.3407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437788">
                <text:p>47.43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538811">
                <text:p>47.538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643696">
                <text:p>47.643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748564">
                <text:p>47.748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53416">
                <text:p>47.853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96603">
                <text:p>47.96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078661">
                <text:p>48.07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19535">
                <text:p>48.19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320034">
                <text:p>48.3200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441203">
                <text:p>48.441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566506">
                <text:p>48.566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69205">
                <text:p>48.69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821943">
                <text:p>48.821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948157">
                <text:p>48.948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078746">
                <text:p>49.078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213584">
                <text:p>49.213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352524">
                <text:p>49.352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487454">
                <text:p>49.4874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622691">
                <text:p>49.622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762044">
                <text:p>49.7620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.901554">
                <text:p>49.901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041218">
                <text:p>50.041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18524">
                <text:p>50.18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.329634">
                <text:p>50.329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482477">
                <text:p>50.4824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.635775">
                <text:p>50.635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.785272">
                <text:p>50.785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.946944">
                <text:p>50.946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112998">
                <text:p>51.112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.266979">
                <text:p>51.266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42914">
                <text:p>51.42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.591403">
                <text:p>51.591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.753765">
                <text:p>51.753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.920533">
                <text:p>51.920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087666">
                <text:p>52.087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.263369">
                <text:p>52.263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423077">
                <text:p>52.423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.595685">
                <text:p>52.595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764581">
                <text:p>52.764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.933856">
                <text:p>52.933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103523">
                <text:p>53.103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277989">
                <text:p>53.277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448716">
                <text:p>53.448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.619842">
                <text:p>53.6198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795332">
                <text:p>53.795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962626">
                <text:p>53.962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138462">
                <text:p>54.138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.310544">
                <text:p>54.310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487015">
                <text:p>54.487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659729">
                <text:p>54.659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28878">
                <text:p>54.828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998176">
                <text:p>54.998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172137">
                <text:p>55.172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.346039">
                <text:p>55.346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.515874">
                <text:p>55.515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690392">
                <text:p>55.690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86939">
                <text:p>55.86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044594">
                <text:p>56.044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220269">
                <text:p>56.220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.400452">
                <text:p>56.400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581428">
                <text:p>56.5814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.767261">
                <text:p>56.7672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936272">
                <text:p>56.936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118498">
                <text:p>57.1184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300997">
                <text:p>57.300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488418">
                <text:p>57.488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658885">
                <text:p>57.6588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83858">
                <text:p>57.83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018787">
                <text:p>58.0187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.190162">
                <text:p>58.190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357302">
                <text:p>58.357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.528746">
                <text:p>58.528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70064">
                <text:p>58.70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877685">
                <text:p>58.877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055508">
                <text:p>59.055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229356">
                <text:p>59.229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40315">
                <text:p>59.40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63227">
                <text:p>59.5632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732328">
                <text:p>59.732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901599">
                <text:p>59.9015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071567">
                <text:p>60.071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242246">
                <text:p>60.242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404085">
                <text:p>60.4040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574525">
                <text:p>60.574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740374">
                <text:p>60.740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906114">
                <text:p>60.906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0585">
                <text:p>61.0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220442">
                <text:p>61.220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.382507">
                <text:p>61.382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.553738">
                <text:p>61.5537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.734219">
                <text:p>61.734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91015">
                <text:p>61.91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086621">
                <text:p>62.0866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250223">
                <text:p>62.2502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.410184">
                <text:p>62.410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.575371">
                <text:p>62.575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745599">
                <text:p>62.745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915731">
                <text:p>62.9157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.090672">
                <text:p>63.090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.24734">
                <text:p>63.24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408982">
                <text:p>63.408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.575944">
                <text:p>63.5759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.738672">
                <text:p>63.738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.901809">
                <text:p>63.901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069749">
                <text:p>64.0697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.23346">
                <text:p>64.23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.392602">
                <text:p>64.3926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.54688">
                <text:p>64.546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.705912">
                <text:p>64.705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.86062">
                <text:p>64.86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.020089">
                <text:p>65.020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.175228">
                <text:p>65.175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.325715">
                <text:p>65.3257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.471769">
                <text:p>65.4717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.627557">
                <text:p>65.627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.778672">
                <text:p>65.778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.930368">
                <text:p>65.930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.082638">
                <text:p>66.082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.225406">
                <text:p>66.2254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.368147">
                <text:p>66.3681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.505847">
                <text:p>66.5058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.643745">
                <text:p>66.6437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786868">
                <text:p>66.786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.920402">
                <text:p>66.9204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.04931">
                <text:p>67.049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.183376">
                <text:p>67.1833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.308214">
                <text:p>67.308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.437977">
                <text:p>67.4379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.563272">
                <text:p>67.5632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.688896">
                <text:p>67.688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809771">
                <text:p>67.809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.920606">
                <text:p>67.920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.026421">
                <text:p>68.0264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.132412">
                <text:p>68.132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.238582">
                <text:p>68.238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.344936">
                <text:p>68.344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.446426">
                <text:p>68.4464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552514">
                <text:p>68.5525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.658389">
                <text:p>68.658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.773678">
                <text:p>68.7736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.879157">
                <text:p>68.879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.994015">
                <text:p>68.994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114639">
                <text:p>69.1146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236259">
                <text:p>69.236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.358433">
                <text:p>69.3584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.489992">
                <text:p>69.489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.616565">
                <text:p>69.6165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.743008">
                <text:p>69.743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.870311">
                <text:p>69.8703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.998482">
                <text:p>69.998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.12278">
                <text:p>70.122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232003">
                <text:p>70.232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.341007">
                <text:p>70.341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.444636">
                <text:p>70.44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.548237">
                <text:p>70.548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.641913">
                <text:p>70.6419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.735876">
                <text:p>70.73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834921">
                <text:p>70.8349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934103">
                <text:p>70.93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028257">
                <text:p>71.0282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.132268">
                <text:p>71.1322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.235828">
                <text:p>71.2358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.32947">
                <text:p>71.32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438508">
                <text:p>71.438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.553448">
                <text:p>71.5534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.673676">
                <text:p>71.6736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7985">
                <text:p>71.79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.928187">
                <text:p>71.9281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.053517">
                <text:p>72.0535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.169365">
                <text:p>72.1693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.291054">
                <text:p>72.2910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408214">
                <text:p>72.408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.525422">
                <text:p>72.5254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.636878">
                <text:p>72.6368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.748116">
                <text:p>72.748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.854736">
                <text:p>72.8547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.951561">
                <text:p>72.9515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.043407">
                <text:p>73.0434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.140266">
                <text:p>73.1402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.221565">
                <text:p>73.221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312714">
                <text:p>73.31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403576">
                <text:p>73.4035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.494916">
                <text:p>73.494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581823">
                <text:p>73.581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.664009">
                <text:p>73.664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.75121">
                <text:p>73.75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53493">
                <text:p>73.853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960865">
                <text:p>73.9608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073598">
                <text:p>74.0735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187077">
                <text:p>74.1870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1313">
                <text:p>74.3013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410379">
                <text:p>74.4103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524403">
                <text:p>74.5244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.617458">
                <text:p>74.6174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.715608">
                <text:p>74.715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.808711">
                <text:p>74.8087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.891915">
                <text:p>74.8919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.975161">
                <text:p>74.975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058461">
                <text:p>75.0584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.120941">
                <text:p>75.1209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.183374">
                <text:p>75.183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.24069">
                <text:p>75.240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.297829">
                <text:p>75.2978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365453">
                <text:p>75.3654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427851">
                <text:p>75.4278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.495571">
                <text:p>75.4955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5.563413">
                <text:p>75.563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.625723">
                <text:p>75.625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.703429">
                <text:p>75.7034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.79675">
                <text:p>75.796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.890187">
                <text:p>75.8901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.983747">
                <text:p>75.983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.072409">
                <text:p>76.0724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.166393">
                <text:p>76.1663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.260929">
                <text:p>76.2609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.350528">
                <text:p>76.3505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.445508">
                <text:p>76.4455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.530025">
                <text:p>76.530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6.609117">
                <text:p>76.6091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.67239">
                <text:p>76.672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.741059">
                <text:p>76.741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.80442">
                <text:p>76.804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6.873185">
                <text:p>76.8731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.9421">
                <text:p>76.94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.995065">
                <text:p>76.9950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.048071">
                <text:p>77.048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.095811">
                <text:p>77.095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.138168">
                <text:p>77.1381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185853">
                <text:p>77.1858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244194">
                <text:p>77.2441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307781">
                <text:p>77.3077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.365896">
                <text:p>77.3658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423541">
                <text:p>77.4235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.475884">
                <text:p>77.475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533808">
                <text:p>77.5338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60271">
                <text:p>77.602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68241">
                <text:p>77.682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773019">
                <text:p>77.773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858785">
                <text:p>77.8587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.955392">
                <text:p>77.9553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.046971">
                <text:p>78.0469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.138878">
                <text:p>78.1388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.220238">
                <text:p>78.220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.301442">
                <text:p>78.301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.377269">
                <text:p>78.3772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.453103">
                <text:p>78.453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523699">
                <text:p>78.523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.594444">
                <text:p>78.594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.654424">
                <text:p>78.654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.719815">
                <text:p>78.7198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.774255">
                <text:p>78.774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.834222">
                <text:p>78.8342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.883109">
                <text:p>78.8831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8.937352">
                <text:p>78.9373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.980672">
                <text:p>78.9806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.040304">
                <text:p>79.0403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.089389">
                <text:p>79.0893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9.144117">
                <text:p>79.144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.204104">
                <text:p>79.2041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.26918">
                <text:p>79.269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.323368">
                <text:p>79.3233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.37802">
                <text:p>79.37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.449544">
                <text:p>79.449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.532298">
                <text:p>79.532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.620209">
                <text:p>79.6202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.707779">
                <text:p>79.707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.790553">
                <text:p>79.7905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.879789">
                <text:p>79.8797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.970009">
                <text:p>79.9700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.066212">
                <text:p>80.0662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.132846">
                <text:p>80.1328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.215115">
                <text:p>80.2151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.303415">
                <text:p>80.3034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.309153">
                <text:p>80.3091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.412918">
                <text:p>80.4129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.542373">
                <text:p>80.5423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.656548">
                <text:p>80.6565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.748448">
                <text:p>80.7484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809023">
                <text:p>80.8090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859932">
                <text:p>80.8599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911401">
                <text:p>80.9114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956388">
                <text:p>80.956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005754">
                <text:p>81.0057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059655">
                <text:p>81.0596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10874">
                <text:p>81.108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170394">
                <text:p>81.1703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227833">
                <text:p>81.2278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279596">
                <text:p>81.2795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341359">
                <text:p>81.3413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.412234">
                <text:p>81.4122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483294">
                <text:p>81.4832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.561874">
                <text:p>81.5618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.648973">
                <text:p>81.6489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.731153">
                <text:p>81.7311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.823285">
                <text:p>81.8232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.912699">
                <text:p>81.9126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.025842">
                <text:p>82.0258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.112872">
                <text:p>82.1128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2.232136">
                <text:p>82.232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2.380758">
                <text:p>82.3807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2.503936">
                <text:p>82.503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2.624682">
                <text:p>82.6246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2.734554">
                <text:p>82.734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2.841113">
                <text:p>82.841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2.957078">
                <text:p>82.9570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3.104573">
                <text:p>83.1045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.219772">
                <text:p>83.219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.314015">
                <text:p>83.3140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.383989">
                <text:p>83.383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.466968">
                <text:p>83.4669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.559025">
                <text:p>83.5590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3.671404">
                <text:p>83.6714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3.776474">
                <text:p>83.7764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3.901687">
                <text:p>83.9016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3.994168">
                <text:p>83.994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4.099443">
                <text:p>84.0994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219553">
                <text:p>84.2195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355163">
                <text:p>84.355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4.48483">
                <text:p>84.484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.599026">
                <text:p>84.5990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722408">
                <text:p>84.7224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4.858633">
                <text:p>84.8586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.036559">
                <text:p>85.0365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.180509">
                <text:p>85.180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.347355">
                <text:p>85.3473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.495609">
                <text:p>85.4956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.599715">
                <text:p>85.599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.692995">
                <text:p>85.6929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.783966">
                <text:p>85.7839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.897725">
                <text:p>85.8977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6.013075">
                <text:p>86.0130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6.107092">
                <text:p>86.1070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.179846">
                <text:p>86.1798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6.245933">
                <text:p>86.2459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6.30773">
                <text:p>86.307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6.378585">
                <text:p>86.378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6.487377">
                <text:p>86.4873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6.656444">
                <text:p>86.6564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.738296">
                <text:p>86.7382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6.805387">
                <text:p>86.805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.901652">
                <text:p>86.9016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6.982568">
                <text:p>86.9825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7.080145">
                <text:p>87.0801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192544">
                <text:p>87.1925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.309957">
                <text:p>87.3099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7.437247">
                <text:p>87.4372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.576313">
                <text:p>87.5763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.724669">
                <text:p>87.724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.911864">
                <text:p>87.9118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.090076">
                <text:p>88.0900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.275134">
                <text:p>88.2751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.45183">
                <text:p>88.451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.635295">
                <text:p>88.6352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.828344">
                <text:p>88.828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.03304">
                <text:p>89.033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.234818">
                <text:p>89.2348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.430689">
                <text:p>89.4306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.611135">
                <text:p>89.6111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.768446">
                <text:p>89.768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9.91743">
                <text:p>89.917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.079215">
                <text:p>90.0792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.24682">
                <text:p>90.246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.386589">
                <text:p>90.3865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.580506">
                <text:p>90.5805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.733192">
                <text:p>90.7331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.853549">
                <text:p>90.8535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.93922">
                <text:p>90.939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1.04377">
                <text:p>91.043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.114857">
                <text:p>91.1148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1.21326">
                <text:p>91.213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1.316663">
                <text:p>91.3166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.440388">
                <text:p>91.4403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1.545532">
                <text:p>91.5455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.575314">
                <text:p>91.5753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.621435">
                <text:p>91.6214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.728472">
                <text:p>91.7284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.852517">
                <text:p>91.852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.963967">
                <text:p>91.9639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061762">
                <text:p>92.0617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157187">
                <text:p>92.1571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.241744">
                <text:p>92.241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.334641">
                <text:p>92.334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.439451">
                <text:p>92.4394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547602">
                <text:p>92.5476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661872">
                <text:p>92.6618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780296">
                <text:p>92.7802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88822">
                <text:p>92.8888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07219">
                <text:p>93.0072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1236">
                <text:p>93.12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250842">
                <text:p>93.2508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375823">
                <text:p>93.3758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511433">
                <text:p>93.5114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.676251">
                <text:p>93.6762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3.829641">
                <text:p>93.8296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3.991262">
                <text:p>93.9912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165076">
                <text:p>94.1650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.350515">
                <text:p>94.3505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.5137">
                <text:p>94.51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.674358">
                <text:p>94.6743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.850242">
                <text:p>94.8502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068783">
                <text:p>95.0687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5.242276">
                <text:p>95.2422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.419935">
                <text:p>95.4199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5.590491">
                <text:p>95.5904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5.750568">
                <text:p>95.7505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5.917394">
                <text:p>95.9173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6.07851">
                <text:p>96.078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6.236934">
                <text:p>96.2369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6.372605">
                <text:p>96.3726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6.497593">
                <text:p>96.4975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6.590449">
                <text:p>96.5904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6.677179">
                <text:p>96.6771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6.792003">
                <text:p>96.792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.913801">
                <text:p>96.9138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7.032218">
                <text:p>97.0322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7.138531">
                <text:p>97.1385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.229037">
                <text:p>97.2290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7.347755">
                <text:p>97.3477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.48027">
                <text:p>97.480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7.631857">
                <text:p>97.6318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.770827">
                <text:p>97.7708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7.913964">
                <text:p>97.913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8.086637">
                <text:p>98.0866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8.223081">
                <text:p>98.2230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8.368035">
                <text:p>98.3680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8.507914">
                <text:p>98.5079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8.664944">
                <text:p>98.6649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.816435">
                <text:p>98.8164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.97363">
                <text:p>98.973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124862">
                <text:p>99.1248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282029">
                <text:p>99.2820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44419">
                <text:p>99.444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8791">
                <text:p>99.87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.385104">
                <text:p>100.3851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.93438">
                <text:p>100.934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.453882">
                <text:p>101.453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.905589">
                <text:p>101.9055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.345157">
                <text:p>102.3451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.807957">
                <text:p>102.8079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.328962">
                <text:p>103.3289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.892617">
                <text:p>103.8926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.465131">
                <text:p>104.4651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5.00397">
                <text:p>105.003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5.50272">
                <text:p>105.502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5.741992">
                <text:p>105.7419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5.971251">
                <text:p>105.9712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6.198098">
                <text:p>106.1980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.418566">
                <text:p>106.4185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6.632421">
                <text:p>106.6324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6.834616">
                <text:p>106.8346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7.030042">
                <text:p>107.0300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7.233406">
                <text:p>107.2334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7.407288">
                <text:p>107.407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7.588909">
                <text:p>107.5889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7.776644">
                <text:p>107.7766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7.965096">
                <text:p>107.9650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8.161772">
                <text:p>108.1617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8.368086">
                <text:p>108.3680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8.561101">
                <text:p>108.561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8.762279">
                <text:p>108.7622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8.983491">
                <text:p>108.9834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9.267135">
                <text:p>109.2671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9.402663">
                <text:p>109.4026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9.49276">
                <text:p>109.492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9.625364">
                <text:p>109.625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9.826685">
                <text:p>109.8266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.080527">
                <text:p>110.0805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.35049">
                <text:p>110.350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.581702">
                <text:p>110.5817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.771383">
                <text:p>110.7713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.975225">
                <text:p>110.9752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1.222052">
                <text:p>111.2220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1.529781">
                <text:p>111.5297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1.84137">
                <text:p>111.841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2.145029">
                <text:p>112.1450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2.424144">
                <text:p>112.4241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2.660097">
                <text:p>112.6600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2.912423">
                <text:p>112.9124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3.163751">
                <text:p>113.1637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3.430893">
                <text:p>113.4308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.670056">
                <text:p>113.6700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3.896876">
                <text:p>113.8968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4.10789">
                <text:p>114.107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4.286656">
                <text:p>114.2866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4.431507">
                <text:p>114.4315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4.606803">
                <text:p>114.6068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4.783349">
                <text:p>114.7833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4.944212">
                <text:p>114.944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5.08972">
                <text:p>115.089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5.251484">
                <text:p>115.2514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5.364177">
                <text:p>115.3641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5.491556">
                <text:p>115.4915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5.649427">
                <text:p>115.6494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5.790959">
                <text:p>115.7909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948283">
                <text:p>115.9482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6.107206">
                <text:p>116.1072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6.267727">
                <text:p>116.2677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.462716">
                <text:p>116.462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6.676339">
                <text:p>116.6763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6.87488">
                <text:p>116.874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7.074678">
                <text:p>117.0746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7.277508">
                <text:p>117.277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7.463713">
                <text:p>117.4637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7.66806">
                <text:p>117.668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7.855713">
                <text:p>117.8557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8.045142">
                <text:p>118.0451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8.166345">
                <text:p>118.1663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8.305855">
                <text:p>118.3058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8.428221">
                <text:p>118.4282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8.549739">
                <text:p>118.5497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8.652486">
                <text:p>118.6524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8.737145">
                <text:p>118.7371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8.804264">
                <text:p>118.8042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8.683306">
                <text:p>118.683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8.734181">
                <text:p>118.7341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8.801299">
                <text:p>118.8012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8.867694">
                <text:p>118.8676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8.949498">
                <text:p>118.9494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9.04592">
                <text:p>119.045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9.12603">
                <text:p>119.12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9.190061">
                <text:p>119.1900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9.288259">
                <text:p>119.2882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9.405146">
                <text:p>119.4051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9.522156">
                <text:p>119.5221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9.621952">
                <text:p>119.6219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9.721107">
                <text:p>119.7211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9.85272">
                <text:p>119.85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.001411">
                <text:p>120.0014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.168695">
                <text:p>120.1686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.32035">
                <text:p>120.320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.43878">
                <text:p>120.438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.558604">
                <text:p>120.558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.679384">
                <text:p>120.6793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.801135">
                <text:p>120.8011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.784645">
                <text:p>120.7846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.900344">
                <text:p>120.9003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1.056534">
                <text:p>121.0565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1.224255">
                <text:p>121.2242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1.299324">
                <text:p>121.2993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1.299324">
                <text:p>121.2993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1.262521">
                <text:p>121.2625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1.298956">
                <text:p>121.2989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1.37147">
                <text:p>121.371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1.53303">
                <text:p>121.53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1.514764">
                <text:p>121.5147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1.423793">
                <text:p>121.4237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1.315062">
                <text:p>121.315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1.245102">
                <text:p>121.2451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.228408">
                <text:p>121.2284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.277193">
                <text:p>121.2771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.325472">
                <text:p>121.3254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1.358287">
                <text:p>121.3582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1.358287">
                <text:p>121.3582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1.341374">
                <text:p>121.3413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1.341374">
                <text:p>121.3413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1.357167">
                <text:p>121.3571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.372563">
                <text:p>121.3725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1.372563">
                <text:p>121.3725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.402878">
                <text:p>121.4028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.252807">
                <text:p>121.2528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1.201564">
                <text:p>121.2015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1.268381">
                <text:p>121.2683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1.346593">
                <text:p>121.3465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.405965">
                <text:p>121.4059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.420815">
                <text:p>121.4208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467086">
                <text:p>121.4670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.564369">
                <text:p>121.5643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.646146">
                <text:p>121.6461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.725573">
                <text:p>121.7255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1.790752">
                <text:p>121.7907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1.790752">
                <text:p>121.7907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1.75806">
                <text:p>121.758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1.741052">
                <text:p>121.7410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1.775888">
                <text:p>121.7758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1.861204">
                <text:p>121.8612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1.94309">
                <text:p>121.943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1.735929">
                <text:p>121.7359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1.481485">
                <text:p>121.4814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.216168">
                <text:p>121.2161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1.006424">
                <text:p>121.0064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0.839264">
                <text:p>120.8392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0.857788">
                <text:p>120.8577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0.866983">
                <text:p>120.8669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0.885507">
                <text:p>120.8855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0.904866">
                <text:p>120.9048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0.925043">
                <text:p>120.9250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0.935494">
                <text:p>120.9354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0.95641">
                <text:p>120.95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0.977052">
                <text:p>120.9770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1.017886">
                <text:p>121.0178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1.028283">
                <text:p>121.0282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1.028283">
                <text:p>121.0282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1.038993">
                <text:p>121.0389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1.072204">
                <text:p>121.0722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1.116904">
                <text:p>121.1169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1.162055">
                <text:p>121.162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185184">
                <text:p>121.1851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1.197124">
                <text:p>121.1971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1.209173">
                <text:p>121.209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1.232985">
                <text:p>121.2329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1.279365">
                <text:p>121.2793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1.314775">
                <text:p>121.3147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.363984">
                <text:p>121.3639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1.427728">
                <text:p>121.4277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1.518808">
                <text:p>121.5188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1.711912">
                <text:p>121.7119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1.77914">
                <text:p>121.779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1.77914">
                <text:p>121.779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1.804277">
                <text:p>121.8042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1.85578">
                <text:p>121.855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.949429">
                <text:p>121.9494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2.016957">
                <text:p>122.0169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2.056384">
                <text:p>122.0563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2.13245">
                <text:p>122.132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2.207274">
                <text:p>122.2072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2.307644">
                <text:p>122.3076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2.399763">
                <text:p>122.3997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2.452946">
                <text:p>122.4529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2.482455">
                <text:p>122.4824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2.533972">
                <text:p>122.5339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2.641064">
                <text:p>122.6410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.863703">
                <text:p>122.8637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.057941">
                <text:p>123.0579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3.248353">
                <text:p>123.248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3.36539">
                <text:p>123.365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3.453711">
                <text:p>123.4537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3.52639">
                <text:p>123.526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3.664766">
                <text:p>123.6647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3.803647">
                <text:p>123.8036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3.963868">
                <text:p>123.9638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4.036806">
                <text:p>124.0368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2408">
                <text:p>124.0824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4.128092">
                <text:p>124.1280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4.186576">
                <text:p>124.1865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4.253585">
                <text:p>124.2535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4.314474">
                <text:p>124.3144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4.33748">
                <text:p>124.337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4.3139">
                <text:p>124.31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4.276891">
                <text:p>124.2768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4.276891">
                <text:p>124.2768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4.298873">
                <text:p>124.29887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4.318832">
                <text:p>124.3188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4.309009">
                <text:p>124.3090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4.2889">
                <text:p>124.2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4.226344">
                <text:p>124.2263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4.184336">
                <text:p>124.1843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4.153584">
                <text:p>124.1535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4.144089">
                <text:p>124.1440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4.126753">
                <text:p>124.1267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4.101179">
                <text:p>124.1011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4.046916">
                <text:p>124.0469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4.02294">
                <text:p>124.022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4.005549">
                <text:p>124.005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4.023445">
                <text:p>124.0234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4.01488">
                <text:p>124.01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3.970795">
                <text:p>123.9707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3.923403">
                <text:p>123.9234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3.907816">
                <text:p>123.9078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3.883512">
                <text:p>123.8835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3.875124">
                <text:p>123.8751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3.850438">
                <text:p>123.8504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.819836">
                <text:p>123.8198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3.798238">
                <text:p>123.7982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3.770792">
                <text:p>123.7707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3.757199">
                <text:p>123.7571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3.757199">
                <text:p>123.7571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3.689329">
                <text:p>123.6893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3.696392">
                <text:p>123.6963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3.725614">
                <text:p>123.7256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3.749822">
                <text:p>123.7498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3.743879">
                <text:p>123.7438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3.722868">
                <text:p>123.7228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3.714848">
                <text:p>123.7148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3.722991">
                <text:p>123.722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3.722991">
                <text:p>123.722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3.700982">
                <text:p>123.7009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.680955">
                <text:p>123.6809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3.651678">
                <text:p>123.6516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3.619041">
                <text:p>123.6190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3.593112">
                <text:p>123.5931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3.569136">
                <text:p>123.5691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3.562251">
                <text:p>123.5622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3.562251">
                <text:p>123.5622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3.562251">
                <text:p>123.5622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3.555024">
                <text:p>123.555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3.571786">
                <text:p>123.5717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3.580106">
                <text:p>123.5801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3.594942">
                <text:p>123.5949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3.632962">
                <text:p>123.6329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3.657799">
                <text:p>123.6577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3.685791">
                <text:p>123.6857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.726748">
                <text:p>123.7267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3.760956">
                <text:p>123.7609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3.792664">
                <text:p>123.7926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3.833689">
                <text:p>123.8336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3.865411">
                <text:p>123.8654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3.892173">
                <text:p>123.8921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3.923335">
                <text:p>123.9233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3.975439">
                <text:p>123.9754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4.019074">
                <text:p>124.0190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4.050399">
                <text:p>124.0503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4.090441">
                <text:p>124.0904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4.143024">
                <text:p>124.1430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4.205811">
                <text:p>124.2058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4.279187">
                <text:p>124.2791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4.337275">
                <text:p>124.3372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4.381825">
                <text:p>124.381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4.427986">
                <text:p>124.427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4.47188">
                <text:p>124.471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4.531471">
                <text:p>124.5314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.5965">
                <text:p>124.59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4.633399">
                <text:p>124.6333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4.66008">
                <text:p>124.660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4.70008">
                <text:p>124.700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4.752075">
                <text:p>124.7520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4.799713">
                <text:p>124.7997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4.856121">
                <text:p>124.8561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4.921586">
                <text:p>124.9215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4.988786">
                <text:p>124.9887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5.070796">
                <text:p>125.0707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5.132203">
                <text:p>125.1322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5.174772">
                <text:p>125.1747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5.250429">
                <text:p>125.2504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5.340061">
                <text:p>125.3400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5.456907">
                <text:p>125.4569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5.426497">
                <text:p>125.4264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.510856">
                <text:p>125.5108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5.668741">
                <text:p>125.6687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5.858921">
                <text:p>125.8589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5.997215">
                <text:p>125.997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6.05932">
                <text:p>126.059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6.161015">
                <text:p>126.1610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6.296372">
                <text:p>126.2963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6.366072">
                <text:p>126.3660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6.391278">
                <text:p>126.3912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6.391278">
                <text:p>126.3912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6.417712">
                <text:p>126.4177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6.44274">
                <text:p>126.442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6.479954">
                <text:p>126.4799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6.53546">
                <text:p>126.535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6.53546">
                <text:p>126.535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6.510364">
                <text:p>126.5103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6.469831">
                <text:p>126.4698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6.469831">
                <text:p>126.4698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.493096">
                <text:p>126.4930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6.544586">
                <text:p>126.5445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6.544586">
                <text:p>126.5445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6.567469">
                <text:p>126.5674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6.605925">
                <text:p>126.6059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6.685107">
                <text:p>126.6851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6.745053">
                <text:p>126.7450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6.795791">
                <text:p>126.7957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6.824835">
                <text:p>126.8248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6.878388">
                <text:p>126.8783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6.965712">
                <text:p>126.9657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7.08227">
                <text:p>127.082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7.179212">
                <text:p>127.1792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7.285934">
                <text:p>127.2859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7.396851">
                <text:p>127.3968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7.503956">
                <text:p>127.5039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7.652729">
                <text:p>127.6527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7.776925">
                <text:p>127.7769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7.923648">
                <text:p>127.9236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8.043663">
                <text:p>128.0436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8.19984">
                <text:p>128.199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8.365238">
                <text:p>128.3652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8.579749">
                <text:p>128.5797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8.731828">
                <text:p>128.7318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8.884576">
                <text:p>128.8845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9.00884">
                <text:p>129.008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9.109128">
                <text:p>129.1091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9.228228">
                <text:p>129.2282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9.34047">
                <text:p>129.340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.535473">
                <text:p>129.5354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9.758481">
                <text:p>129.7584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9.964222">
                <text:p>129.9642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0.180331">
                <text:p>130.1803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0.401113">
                <text:p>130.4011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0.649804">
                <text:p>130.6498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0.926297">
                <text:p>130.9262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1.402793">
                <text:p>131.4027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1.897198">
                <text:p>131.8971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2.341589">
                <text:p>132.3415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2.911679">
                <text:p>132.9116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3.616893">
                <text:p>133.6168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4.436453">
                <text:p>134.4364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5.618027">
                <text:p>135.6180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7.211258">
                <text:p>137.2112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0.466001">
                <text:p>140.466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.871138">
                <text:p>157.8711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86.935437">
                <text:p>-86.9354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56.150241">
                <text:p>-56.1502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54.082693">
                <text:p>-54.0826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52.937199">
                <text:p>-52.9371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51.676837">
                <text:p>-51.6768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9.686008">
                <text:p>-49.6860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8.305279">
                <text:p>-48.3052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47.925944">
                <text:p>-47.9259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47.724503">
                <text:p>-47.7245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7.724503">
                <text:p>-47.7245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47.024771">
                <text:p>-47.0247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5.71449">
                <text:p>-45.714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4.711382">
                <text:p>-44.7113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3.960443">
                <text:p>-43.9604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43.960443">
                <text:p>-43.9604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4.164603">
                <text:p>-44.1646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3.947527">
                <text:p>-43.9475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3.293601">
                <text:p>-43.2936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2.649012">
                <text:p>-42.6490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1.62738">
                <text:p>-41.627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1.047187">
                <text:p>-41.0471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0.670536">
                <text:p>-40.6705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0.482825">
                <text:p>-40.4828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40.106878">
                <text:p>-40.1068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39.731596">
                <text:p>-39.7315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39.731596">
                <text:p>-39.7315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9.332779">
                <text:p>-39.3327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9.130857">
                <text:p>-39.1308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38.923303">
                <text:p>-38.9233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8.502126">
                <text:p>-38.5021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8.083087">
                <text:p>-38.0830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8.083087">
                <text:p>-38.0830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37.868743">
                <text:p>-37.8687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7.868743">
                <text:p>-37.8687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7.645697">
                <text:p>-37.6456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37.420575">
                <text:p>-37.4205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37.193413">
                <text:p>-37.1934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0.632284">
                <text:p>-40.6322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43.008699">
                <text:p>-43.0086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43.008699">
                <text:p>-43.0086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1.940266">
                <text:p>-41.9402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40.946329">
                <text:p>-40.9463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40.946329">
                <text:p>-40.9463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40.635607">
                <text:p>-40.6356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40.034575">
                <text:p>-40.0345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0.034575">
                <text:p>-40.0345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40.332321">
                <text:p>-40.3323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40.332321">
                <text:p>-40.3323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0.945116">
                <text:p>-40.9451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42.601959">
                <text:p>-42.6019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4.473323">
                <text:p>-44.4733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45.720887">
                <text:p>-45.7208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48.03058">
                <text:p>-48.030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51.202798">
                <text:p>-51.2027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53.588468">
                <text:p>-53.5884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56.926293">
                <text:p>-56.9262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63.338202">
                <text:p>-63.3382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2.561836">
                <text:p>-72.5618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81.524593">
                <text:p>-81.5245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92.192433">
                <text:p>-92.1924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00.784385">
                <text:p>-100.7843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08.119982">
                <text:p>-108.1199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13.819935">
                <text:p>-113.8199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19.64157">
                <text:p>-119.641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1.599192">
                <text:p>-121.5991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1.599192">
                <text:p>-121.5991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1.599192">
                <text:p>-121.5991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3.528862">
                <text:p>-123.5288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5.467126">
                <text:p>-125.4671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5.467126">
                <text:p>-125.4671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5.467126">
                <text:p>-125.4671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27.355922">
                <text:p>-127.3559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27.355922">
                <text:p>-127.3559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25.546717">
                <text:p>-125.5467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25.546717">
                <text:p>-125.5467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27.265634">
                <text:p>-127.2656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27.265634">
                <text:p>-127.2656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27.265634">
                <text:p>-127.2656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24.143666">
                <text:p>-124.14366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22.722526">
                <text:p>-122.7225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22.722526">
                <text:p>-122.7225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22.722526">
                <text:p>-122.7225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21.472701">
                <text:p>-121.4727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19.191769">
                <text:p>-119.1917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16.221183">
                <text:p>-116.2211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15.337933">
                <text:p>-115.3379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14.507861">
                <text:p>-114.5078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12.978428">
                <text:p>-112.9784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11.595233">
                <text:p>-111.5952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10.341781">
                <text:p>-110.3417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9.196861">
                <text:p>-109.1968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10.966249">
                <text:p>-110.9662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10.966249">
                <text:p>-110.966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924" svg:x="0.32cm" svg:y="0.18cm" svg:width="12.508cm" svg:height="8.64cm">
          <chartooo:coordinate-region svg:x="0.611cm" svg:y="0.38cm" svg:width="11.97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24" chart:class="chart:scatter">
            <chart:domain table:cell-range-address="Sheet1.A1:Sheet1.A924"/>
            <chart:data-point chart:repeated="9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539">
                <text:p>-0.003539</text:p>
                <draw:g>
                  <svg:desc>Sheet1.A1:Sheet1.A924</svg:desc>
                </draw:g>
              </table:table-cell>
              <table:table-cell office:value-type="float" office:value="0.000022">
                <text:p>0.000022</text:p>
                <draw:g>
                  <svg:desc>Sheet1.B1:Sheet1.B9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801">
                <text:p>-0.003801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324">
                <text:p>-0.00432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4846">
                <text:p>-0.00484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368">
                <text:p>-0.00536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5237">
                <text:p>-0.00523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845">
                <text:p>-0.00484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321">
                <text:p>-0.00432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321">
                <text:p>-0.00432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4451">
                <text:p>-0.00445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713">
                <text:p>-0.00471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582">
                <text:p>-0.00458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4058">
                <text:p>-0.00405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01">
                <text:p>-0.00301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913">
                <text:p>-0.00091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83">
                <text:p>0.001183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62">
                <text:p>0.002362</text:p>
              </table:table-cell>
              <table:table-cell office:value-type="float" office:value="-0.000056">
                <text:p>-0.000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196">
                <text:p>0.004196</text:p>
              </table:table-cell>
              <table:table-cell office:value-type="float" office:value="-0.000093">
                <text:p>-0.000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424">
                <text:p>0.006424</text:p>
              </table:table-cell>
              <table:table-cell office:value-type="float" office:value="-0.000107">
                <text:p>-0.000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176">
                <text:p>0.009176</text:p>
              </table:table-cell>
              <table:table-cell office:value-type="float" office:value="-0.000107">
                <text:p>-0.000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929">
                <text:p>0.011929</text:p>
              </table:table-cell>
              <table:table-cell office:value-type="float" office:value="-0.000111">
                <text:p>-0.000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681">
                <text:p>0.014681</text:p>
              </table:table-cell>
              <table:table-cell office:value-type="float" office:value="-0.00011">
                <text:p>-0.0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957">
                <text:p>0.017957</text:p>
              </table:table-cell>
              <table:table-cell office:value-type="float" office:value="-0.000106">
                <text:p>-0.000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496">
                <text:p>0.021496</text:p>
              </table:table-cell>
              <table:table-cell office:value-type="float" office:value="-0.000097">
                <text:p>-0.000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166">
                <text:p>0.025166</text:p>
              </table:table-cell>
              <table:table-cell office:value-type="float" office:value="-0.000087">
                <text:p>-0.000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228">
                <text:p>0.029228</text:p>
              </table:table-cell>
              <table:table-cell office:value-type="float" office:value="-0.000072">
                <text:p>-0.000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6">
                <text:p>0.03316</text:p>
              </table:table-cell>
              <table:table-cell office:value-type="float" office:value="-0.000047">
                <text:p>-0.000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7354">
                <text:p>0.037354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1416">
                <text:p>0.04141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5479">
                <text:p>0.04547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279">
                <text:p>0.049279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3078">
                <text:p>0.05307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615">
                <text:p>0.056615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0021">
                <text:p>0.060021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427">
                <text:p>0.063427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6701">
                <text:p>0.066701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9974">
                <text:p>0.069974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3247">
                <text:p>0.073247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6651">
                <text:p>0.076651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9662">
                <text:p>0.079662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934">
                <text:p>0.08293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337">
                <text:p>0.086337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87">
                <text:p>0.08987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3403">
                <text:p>0.093403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6934">
                <text:p>0.096934</text:p>
              </table:table-cell>
              <table:table-cell office:value-type="float" office:value="0.002312">
                <text:p>0.002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726">
                <text:p>0.100726</text:p>
              </table:table-cell>
              <table:table-cell office:value-type="float" office:value="0.002569">
                <text:p>0.002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4517">
                <text:p>0.104517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8438">
                <text:p>0.108438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262">
                <text:p>0.11262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6671">
                <text:p>0.116671</text:p>
              </table:table-cell>
              <table:table-cell office:value-type="float" office:value="0.003765">
                <text:p>0.003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0851">
                <text:p>0.120851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5031">
                <text:p>0.125031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934">
                <text:p>0.12934</text:p>
              </table:table-cell>
              <table:table-cell office:value-type="float" office:value="0.004811">
                <text:p>0.004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519">
                <text:p>0.133519</text:p>
              </table:table-cell>
              <table:table-cell office:value-type="float" office:value="0.005173">
                <text:p>0.0051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827">
                <text:p>0.137827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2265">
                <text:p>0.142265</text:p>
              </table:table-cell>
              <table:table-cell office:value-type="float" office:value="0.005955">
                <text:p>0.0059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6831">
                <text:p>0.146831</text:p>
              </table:table-cell>
              <table:table-cell office:value-type="float" office:value="0.006386">
                <text:p>0.0063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1266">
                <text:p>0.151266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5698">
                <text:p>0.155698</text:p>
              </table:table-cell>
              <table:table-cell office:value-type="float" office:value="0.007281">
                <text:p>0.007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026">
                <text:p>0.16026</text:p>
              </table:table-cell>
              <table:table-cell office:value-type="float" office:value="0.007765">
                <text:p>0.007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482">
                <text:p>0.16482</text:p>
              </table:table-cell>
              <table:table-cell office:value-type="float" office:value="0.008266">
                <text:p>0.008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9377">
                <text:p>0.169377</text:p>
              </table:table-cell>
              <table:table-cell office:value-type="float" office:value="0.008785">
                <text:p>0.00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4064">
                <text:p>0.174064</text:p>
              </table:table-cell>
              <table:table-cell office:value-type="float" office:value="0.00933">
                <text:p>0.0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8749">
                <text:p>0.178749</text:p>
              </table:table-cell>
              <table:table-cell office:value-type="float" office:value="0.009887">
                <text:p>0.009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3693">
                <text:p>0.183693</text:p>
              </table:table-cell>
              <table:table-cell office:value-type="float" office:value="0.010488">
                <text:p>0.010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8635">
                <text:p>0.188635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3445">
                <text:p>0.193445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8642">
                <text:p>0.198642</text:p>
              </table:table-cell>
              <table:table-cell office:value-type="float" office:value="0.012409">
                <text:p>0.0124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3965">
                <text:p>0.203965</text:p>
              </table:table-cell>
              <table:table-cell office:value-type="float" office:value="0.013138">
                <text:p>0.013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8896">
                <text:p>0.208896</text:p>
              </table:table-cell>
              <table:table-cell office:value-type="float" office:value="0.01384">
                <text:p>0.01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4082">
                <text:p>0.214082</text:p>
              </table:table-cell>
              <table:table-cell office:value-type="float" office:value="0.014604">
                <text:p>0.014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9265">
                <text:p>0.219265</text:p>
              </table:table-cell>
              <table:table-cell office:value-type="float" office:value="0.015395">
                <text:p>0.015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4443">
                <text:p>0.224443</text:p>
              </table:table-cell>
              <table:table-cell office:value-type="float" office:value="0.016213">
                <text:p>0.01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9748">
                <text:p>0.229748</text:p>
              </table:table-cell>
              <table:table-cell office:value-type="float" office:value="0.017071">
                <text:p>0.017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5049">
                <text:p>0.235049</text:p>
              </table:table-cell>
              <table:table-cell office:value-type="float" office:value="0.017949">
                <text:p>0.017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0605">
                <text:p>0.240605</text:p>
              </table:table-cell>
              <table:table-cell office:value-type="float" office:value="0.018891">
                <text:p>0.018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5641">
                <text:p>0.245641</text:p>
              </table:table-cell>
              <table:table-cell office:value-type="float" office:value="0.019765">
                <text:p>0.019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062">
                <text:p>0.251062</text:p>
              </table:table-cell>
              <table:table-cell office:value-type="float" office:value="0.02072">
                <text:p>0.02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6351">
                <text:p>0.256351</text:p>
              </table:table-cell>
              <table:table-cell office:value-type="float" office:value="0.021673">
                <text:p>0.021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1635">
                <text:p>0.261635</text:p>
              </table:table-cell>
              <table:table-cell office:value-type="float" office:value="0.022645">
                <text:p>0.022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6916">
                <text:p>0.266916</text:p>
              </table:table-cell>
              <table:table-cell office:value-type="float" office:value="0.023638">
                <text:p>0.023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2323">
                <text:p>0.272323</text:p>
              </table:table-cell>
              <table:table-cell office:value-type="float" office:value="0.024669">
                <text:p>0.0246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77598">
                <text:p>0.277598</text:p>
              </table:table-cell>
              <table:table-cell office:value-type="float" office:value="0.025695">
                <text:p>0.025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2869">
                <text:p>0.282869</text:p>
              </table:table-cell>
              <table:table-cell office:value-type="float" office:value="0.026741">
                <text:p>0.026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8262">
                <text:p>0.288262</text:p>
              </table:table-cell>
              <table:table-cell office:value-type="float" office:value="0.027841">
                <text:p>0.027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3393">
                <text:p>0.293393</text:p>
              </table:table-cell>
              <table:table-cell office:value-type="float" office:value="0.028914">
                <text:p>0.0289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98776">
                <text:p>0.298776</text:p>
              </table:table-cell>
              <table:table-cell office:value-type="float" office:value="0.030068">
                <text:p>0.030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4025">
                <text:p>0.304025</text:p>
              </table:table-cell>
              <table:table-cell office:value-type="float" office:value="0.031215">
                <text:p>0.0312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9397">
                <text:p>0.309397</text:p>
              </table:table-cell>
              <table:table-cell office:value-type="float" office:value="0.032417">
                <text:p>0.032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4636">
                <text:p>0.314636</text:p>
              </table:table-cell>
              <table:table-cell office:value-type="float" office:value="0.033611">
                <text:p>0.033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9745">
                <text:p>0.319745</text:p>
              </table:table-cell>
              <table:table-cell office:value-type="float" office:value="0.034788">
                <text:p>0.034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4847">
                <text:p>0.324847</text:p>
              </table:table-cell>
              <table:table-cell office:value-type="float" office:value="0.035992">
                <text:p>0.0359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0072">
                <text:p>0.330072</text:p>
              </table:table-cell>
              <table:table-cell office:value-type="float" office:value="0.037245">
                <text:p>0.037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5289">
                <text:p>0.335289</text:p>
              </table:table-cell>
              <table:table-cell office:value-type="float" office:value="0.038532">
                <text:p>0.038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0373">
                <text:p>0.340373</text:p>
              </table:table-cell>
              <table:table-cell office:value-type="float" office:value="0.039813">
                <text:p>0.039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5578">
                <text:p>0.345578</text:p>
              </table:table-cell>
              <table:table-cell office:value-type="float" office:value="0.041146">
                <text:p>0.041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0904">
                <text:p>0.350904</text:p>
              </table:table-cell>
              <table:table-cell office:value-type="float" office:value="0.042539">
                <text:p>0.042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6097">
                <text:p>0.356097</text:p>
              </table:table-cell>
              <table:table-cell office:value-type="float" office:value="0.043919">
                <text:p>0.043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1285">
                <text:p>0.361285</text:p>
              </table:table-cell>
              <table:table-cell office:value-type="float" office:value="0.045318">
                <text:p>0.045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6592">
                <text:p>0.366592</text:p>
              </table:table-cell>
              <table:table-cell office:value-type="float" office:value="0.046778">
                <text:p>0.046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1896">
                <text:p>0.371896</text:p>
              </table:table-cell>
              <table:table-cell office:value-type="float" office:value="0.048252">
                <text:p>0.0482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732">
                <text:p>0.37732</text:p>
              </table:table-cell>
              <table:table-cell office:value-type="float" office:value="0.049782">
                <text:p>0.049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2234">
                <text:p>0.382234</text:p>
              </table:table-cell>
              <table:table-cell office:value-type="float" office:value="0.051188">
                <text:p>0.051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7518">
                <text:p>0.387518</text:p>
              </table:table-cell>
              <table:table-cell office:value-type="float" office:value="0.052729">
                <text:p>0.052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2795">
                <text:p>0.392795</text:p>
              </table:table-cell>
              <table:table-cell office:value-type="float" office:value="0.054298">
                <text:p>0.054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8191">
                <text:p>0.398191</text:p>
              </table:table-cell>
              <table:table-cell office:value-type="float" office:value="0.055924">
                <text:p>0.055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03079">
                <text:p>0.403079</text:p>
              </table:table-cell>
              <table:table-cell office:value-type="float" office:value="0.057417">
                <text:p>0.057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8212">
                <text:p>0.408212</text:p>
              </table:table-cell>
              <table:table-cell office:value-type="float" office:value="0.059007">
                <text:p>0.059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3339">
                <text:p>0.413339</text:p>
              </table:table-cell>
              <table:table-cell office:value-type="float" office:value="0.060616">
                <text:p>0.060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18205">
                <text:p>0.418205</text:p>
              </table:table-cell>
              <table:table-cell office:value-type="float" office:value="0.062178">
                <text:p>0.06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294">
                <text:p>0.42294</text:p>
              </table:table-cell>
              <table:table-cell office:value-type="float" office:value="0.063724">
                <text:p>0.063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27788">
                <text:p>0.427788</text:p>
              </table:table-cell>
              <table:table-cell office:value-type="float" office:value="0.065341">
                <text:p>0.0653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2631">
                <text:p>0.432631</text:p>
              </table:table-cell>
              <table:table-cell office:value-type="float" office:value="0.066977">
                <text:p>0.066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7593">
                <text:p>0.437593</text:p>
              </table:table-cell>
              <table:table-cell office:value-type="float" office:value="0.068668">
                <text:p>0.0686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2551">
                <text:p>0.442551</text:p>
              </table:table-cell>
              <table:table-cell office:value-type="float" office:value="0.070371">
                <text:p>0.070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7379">
                <text:p>0.447379</text:p>
              </table:table-cell>
              <table:table-cell office:value-type="float" office:value="0.07205">
                <text:p>0.07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2196">
                <text:p>0.452196</text:p>
              </table:table-cell>
              <table:table-cell office:value-type="float" office:value="0.073759">
                <text:p>0.0737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663">
                <text:p>0.45663</text:p>
              </table:table-cell>
              <table:table-cell office:value-type="float" office:value="0.075371">
                <text:p>0.075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61302">
                <text:p>0.461302</text:p>
              </table:table-cell>
              <table:table-cell office:value-type="float" office:value="0.077097">
                <text:p>0.077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5965">
                <text:p>0.465965</text:p>
              </table:table-cell>
              <table:table-cell office:value-type="float" office:value="0.078846">
                <text:p>0.078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0624">
                <text:p>0.470624</text:p>
              </table:table-cell>
              <table:table-cell office:value-type="float" office:value="0.080607">
                <text:p>0.080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278">
                <text:p>0.475278</text:p>
              </table:table-cell>
              <table:table-cell office:value-type="float" office:value="0.08238">
                <text:p>0.08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9678">
                <text:p>0.479678</text:p>
              </table:table-cell>
              <table:table-cell office:value-type="float" office:value="0.084082">
                <text:p>0.084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4309">
                <text:p>0.484309</text:p>
              </table:table-cell>
              <table:table-cell office:value-type="float" office:value="0.085914">
                <text:p>0.085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8807">
                <text:p>0.488807</text:p>
              </table:table-cell>
              <table:table-cell office:value-type="float" office:value="0.087726">
                <text:p>0.08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3293">
                <text:p>0.493293</text:p>
              </table:table-cell>
              <table:table-cell office:value-type="float" office:value="0.089567">
                <text:p>0.0895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7407">
                <text:p>0.497407</text:p>
              </table:table-cell>
              <table:table-cell office:value-type="float" office:value="0.09128">
                <text:p>0.09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758">
                <text:p>0.501758</text:p>
              </table:table-cell>
              <table:table-cell office:value-type="float" office:value="0.093104">
                <text:p>0.093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061">
                <text:p>0.5061</text:p>
              </table:table-cell>
              <table:table-cell office:value-type="float" office:value="0.094951">
                <text:p>0.094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10673">
                <text:p>0.510673</text:p>
              </table:table-cell>
              <table:table-cell office:value-type="float" office:value="0.096923">
                <text:p>0.0969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5476">
                <text:p>0.515476</text:p>
              </table:table-cell>
              <table:table-cell office:value-type="float" office:value="0.099024">
                <text:p>0.099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0146">
                <text:p>0.520146</text:p>
              </table:table-cell>
              <table:table-cell office:value-type="float" office:value="0.101102">
                <text:p>0.101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4808">
                <text:p>0.524808</text:p>
              </table:table-cell>
              <table:table-cell office:value-type="float" office:value="0.103198">
                <text:p>0.103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9106">
                <text:p>0.529106</text:p>
              </table:table-cell>
              <table:table-cell office:value-type="float" office:value="0.105143">
                <text:p>0.105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3283">
                <text:p>0.533283</text:p>
              </table:table-cell>
              <table:table-cell office:value-type="float" office:value="0.10704">
                <text:p>0.10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7574">
                <text:p>0.537574</text:p>
              </table:table-cell>
              <table:table-cell office:value-type="float" office:value="0.109002">
                <text:p>0.109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1976">
                <text:p>0.541976</text:p>
              </table:table-cell>
              <table:table-cell office:value-type="float" office:value="0.111035">
                <text:p>0.111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6365">
                <text:p>0.546365</text:p>
              </table:table-cell>
              <table:table-cell office:value-type="float" office:value="0.113097">
                <text:p>0.1130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0862">
                <text:p>0.550862</text:p>
              </table:table-cell>
              <table:table-cell office:value-type="float" office:value="0.115236">
                <text:p>0.115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4876">
                <text:p>0.554876</text:p>
              </table:table-cell>
              <table:table-cell office:value-type="float" office:value="0.117171">
                <text:p>0.117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9001">
                <text:p>0.559001</text:p>
              </table:table-cell>
              <table:table-cell office:value-type="float" office:value="0.119179">
                <text:p>0.1191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238">
                <text:p>0.563238</text:p>
              </table:table-cell>
              <table:table-cell office:value-type="float" office:value="0.121255">
                <text:p>0.121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7349">
                <text:p>0.567349</text:p>
              </table:table-cell>
              <table:table-cell office:value-type="float" office:value="0.123289">
                <text:p>0.123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1453">
                <text:p>0.571453</text:p>
              </table:table-cell>
              <table:table-cell office:value-type="float" office:value="0.125339">
                <text:p>0.125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75663">
                <text:p>0.575663</text:p>
              </table:table-cell>
              <table:table-cell office:value-type="float" office:value="0.127468">
                <text:p>0.127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79748">
                <text:p>0.579748</text:p>
              </table:table-cell>
              <table:table-cell office:value-type="float" office:value="0.129554">
                <text:p>0.1295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83707">
                <text:p>0.583707</text:p>
              </table:table-cell>
              <table:table-cell office:value-type="float" office:value="0.131601">
                <text:p>0.13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7536">
                <text:p>0.587536</text:p>
              </table:table-cell>
              <table:table-cell office:value-type="float" office:value="0.133612">
                <text:p>0.1336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147">
                <text:p>0.59147</text:p>
              </table:table-cell>
              <table:table-cell office:value-type="float" office:value="0.135704">
                <text:p>0.1357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5281">
                <text:p>0.595281</text:p>
              </table:table-cell>
              <table:table-cell office:value-type="float" office:value="0.137749">
                <text:p>0.1377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9197">
                <text:p>0.599197</text:p>
              </table:table-cell>
              <table:table-cell office:value-type="float" office:value="0.139875">
                <text:p>0.139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299">
                <text:p>0.60299</text:p>
              </table:table-cell>
              <table:table-cell office:value-type="float" office:value="0.141954">
                <text:p>0.1419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6657">
                <text:p>0.606657</text:p>
              </table:table-cell>
              <table:table-cell office:value-type="float" office:value="0.143988">
                <text:p>0.143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0202">
                <text:p>0.610202</text:p>
              </table:table-cell>
              <table:table-cell office:value-type="float" office:value="0.145973">
                <text:p>0.145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3968">
                <text:p>0.613968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7609">
                <text:p>0.617609</text:p>
              </table:table-cell>
              <table:table-cell office:value-type="float" office:value="0.150181">
                <text:p>0.1501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21245">
                <text:p>0.621245</text:p>
              </table:table-cell>
              <table:table-cell office:value-type="float" office:value="0.152271">
                <text:p>0.1522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4876">
                <text:p>0.62487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827">
                <text:p>0.62827</text:p>
              </table:table-cell>
              <table:table-cell office:value-type="float" office:value="0.156356">
                <text:p>0.156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1653">
                <text:p>0.631653</text:p>
              </table:table-cell>
              <table:table-cell office:value-type="float" office:value="0.158359">
                <text:p>0.1583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4911">
                <text:p>0.634911</text:p>
              </table:table-cell>
              <table:table-cell office:value-type="float" office:value="0.160315">
                <text:p>0.160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8162">
                <text:p>0.638162</text:p>
              </table:table-cell>
              <table:table-cell office:value-type="float" office:value="0.162285">
                <text:p>0.1622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4152">
                <text:p>0.64152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4644">
                <text:p>0.644644</text:p>
              </table:table-cell>
              <table:table-cell office:value-type="float" office:value="0.166256">
                <text:p>0.166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7649">
                <text:p>0.647649</text:p>
              </table:table-cell>
              <table:table-cell office:value-type="float" office:value="0.168123">
                <text:p>0.168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0761">
                <text:p>0.650761</text:p>
              </table:table-cell>
              <table:table-cell office:value-type="float" office:value="0.170069">
                <text:p>0.1700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53646">
                <text:p>0.653646</text:p>
              </table:table-cell>
              <table:table-cell office:value-type="float" office:value="0.171882">
                <text:p>0.1718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6635">
                <text:p>0.656635</text:p>
              </table:table-cell>
              <table:table-cell office:value-type="float" office:value="0.173777">
                <text:p>0.173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59508">
                <text:p>0.659508</text:p>
              </table:table-cell>
              <table:table-cell office:value-type="float" office:value="0.175608">
                <text:p>0.175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2377">
                <text:p>0.662377</text:p>
              </table:table-cell>
              <table:table-cell office:value-type="float" office:value="0.177448">
                <text:p>0.1774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65128">
                <text:p>0.665128</text:p>
              </table:table-cell>
              <table:table-cell office:value-type="float" office:value="0.179226">
                <text:p>0.179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67649">
                <text:p>0.667649</text:p>
              </table:table-cell>
              <table:table-cell office:value-type="float" office:value="0.180879">
                <text:p>0.1808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0053">
                <text:p>0.670053</text:p>
              </table:table-cell>
              <table:table-cell office:value-type="float" office:value="0.182472">
                <text:p>0.182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2452">
                <text:p>0.672452</text:p>
              </table:table-cell>
              <table:table-cell office:value-type="float" office:value="0.184071">
                <text:p>0.1840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74847">
                <text:p>0.674847</text:p>
              </table:table-cell>
              <table:table-cell office:value-type="float" office:value="0.185676">
                <text:p>0.1856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7238">
                <text:p>0.677238</text:p>
              </table:table-cell>
              <table:table-cell office:value-type="float" office:value="0.187288">
                <text:p>0.187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9514">
                <text:p>0.679514</text:p>
              </table:table-cell>
              <table:table-cell office:value-type="float" office:value="0.188835">
                <text:p>0.1888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1891">
                <text:p>0.681891</text:p>
              </table:table-cell>
              <table:table-cell office:value-type="float" office:value="0.190467">
                <text:p>0.190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84259">
                <text:p>0.684259</text:p>
              </table:table-cell>
              <table:table-cell office:value-type="float" office:value="0.192112">
                <text:p>0.192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86834">
                <text:p>0.686834</text:p>
              </table:table-cell>
              <table:table-cell office:value-type="float" office:value="0.193919">
                <text:p>0.193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9185">
                <text:p>0.689185</text:p>
              </table:table-cell>
              <table:table-cell office:value-type="float" office:value="0.195588">
                <text:p>0.195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91741">
                <text:p>0.691741</text:p>
              </table:table-cell>
              <table:table-cell office:value-type="float" office:value="0.197421">
                <text:p>0.1974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94406">
                <text:p>0.694406</text:p>
              </table:table-cell>
              <table:table-cell office:value-type="float" office:value="0.199328">
                <text:p>0.1993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97073">
                <text:p>0.697073</text:p>
              </table:table-cell>
              <table:table-cell office:value-type="float" office:value="0.201231">
                <text:p>0.201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99738">
                <text:p>0.699738</text:p>
              </table:table-cell>
              <table:table-cell office:value-type="float" office:value="0.203137">
                <text:p>0.203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02603">
                <text:p>0.702603</text:p>
              </table:table-cell>
              <table:table-cell office:value-type="float" office:value="0.205214">
                <text:p>0.2052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05351">
                <text:p>0.705351</text:p>
              </table:table-cell>
              <table:table-cell office:value-type="float" office:value="0.207228">
                <text:p>0.207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08089">
                <text:p>0.708089</text:p>
              </table:table-cell>
              <table:table-cell office:value-type="float" office:value="0.209257">
                <text:p>0.2092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0827">
                <text:p>0.710827</text:p>
              </table:table-cell>
              <table:table-cell office:value-type="float" office:value="0.211285">
                <text:p>0.211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13566">
                <text:p>0.713566</text:p>
              </table:table-cell>
              <table:table-cell office:value-type="float" office:value="0.213313">
                <text:p>0.213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16201">
                <text:p>0.716201</text:p>
              </table:table-cell>
              <table:table-cell office:value-type="float" office:value="0.21526">
                <text:p>0.215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8511">
                <text:p>0.718511</text:p>
              </table:table-cell>
              <table:table-cell office:value-type="float" office:value="0.216985">
                <text:p>0.2169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20813">
                <text:p>0.720813</text:p>
              </table:table-cell>
              <table:table-cell office:value-type="float" office:value="0.218722">
                <text:p>0.2187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22999">
                <text:p>0.722999</text:p>
              </table:table-cell>
              <table:table-cell office:value-type="float" office:value="0.220393">
                <text:p>0.220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25179">
                <text:p>0.725179</text:p>
              </table:table-cell>
              <table:table-cell office:value-type="float" office:value="0.222074">
                <text:p>0.222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27146">
                <text:p>0.727146</text:p>
              </table:table-cell>
              <table:table-cell office:value-type="float" office:value="0.223601">
                <text:p>0.223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2911">
                <text:p>0.72911</text:p>
              </table:table-cell>
              <table:table-cell office:value-type="float" office:value="0.225131">
                <text:p>0.225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31174">
                <text:p>0.731174</text:p>
              </table:table-cell>
              <table:table-cell office:value-type="float" office:value="0.226747">
                <text:p>0.2267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3234">
                <text:p>0.733234</text:p>
              </table:table-cell>
              <table:table-cell office:value-type="float" office:value="0.228368">
                <text:p>0.228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35185">
                <text:p>0.735185</text:p>
              </table:table-cell>
              <table:table-cell office:value-type="float" office:value="0.229916">
                <text:p>0.2299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37335">
                <text:p>0.737335</text:p>
              </table:table-cell>
              <table:table-cell office:value-type="float" office:value="0.231635">
                <text:p>0.231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39473">
                <text:p>0.739473</text:p>
              </table:table-cell>
              <table:table-cell office:value-type="float" office:value="0.233367">
                <text:p>0.233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41402">
                <text:p>0.741402</text:p>
              </table:table-cell>
              <table:table-cell office:value-type="float" office:value="0.234942">
                <text:p>0.2349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43636">
                <text:p>0.743636</text:p>
              </table:table-cell>
              <table:table-cell office:value-type="float" office:value="0.236765">
                <text:p>0.236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45974">
                <text:p>0.745974</text:p>
              </table:table-cell>
              <table:table-cell office:value-type="float" office:value="0.238668">
                <text:p>0.2386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48408">
                <text:p>0.748408</text:p>
              </table:table-cell>
              <table:table-cell office:value-type="float" office:value="0.24066">
                <text:p>0.240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5093">
                <text:p>0.75093</text:p>
              </table:table-cell>
              <table:table-cell office:value-type="float" office:value="0.242752">
                <text:p>0.242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53542">
                <text:p>0.753542</text:p>
              </table:table-cell>
              <table:table-cell office:value-type="float" office:value="0.24494">
                <text:p>0.244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56051">
                <text:p>0.756051</text:p>
              </table:table-cell>
              <table:table-cell office:value-type="float" office:value="0.247047">
                <text:p>0.247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58357">
                <text:p>0.758357</text:p>
              </table:table-cell>
              <table:table-cell office:value-type="float" office:value="0.248989">
                <text:p>0.2489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60763">
                <text:p>0.760763</text:p>
              </table:table-cell>
              <table:table-cell office:value-type="float" office:value="0.251015">
                <text:p>0.251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63066">
                <text:p>0.763066</text:p>
              </table:table-cell>
              <table:table-cell office:value-type="float" office:value="0.252959">
                <text:p>0.252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65362">
                <text:p>0.765362</text:p>
              </table:table-cell>
              <table:table-cell office:value-type="float" office:value="0.254913">
                <text:p>0.254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7544">
                <text:p>0.767544</text:p>
              </table:table-cell>
              <table:table-cell office:value-type="float" office:value="0.256798">
                <text:p>0.2567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9716">
                <text:p>0.769716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1787">
                <text:p>0.771787</text:p>
              </table:table-cell>
              <table:table-cell office:value-type="float" office:value="0.260507">
                <text:p>0.260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3658">
                <text:p>0.773658</text:p>
              </table:table-cell>
              <table:table-cell office:value-type="float" office:value="0.262149">
                <text:p>0.262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75428">
                <text:p>0.775428</text:p>
              </table:table-cell>
              <table:table-cell office:value-type="float" office:value="0.26371">
                <text:p>0.263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77289">
                <text:p>0.777289</text:p>
              </table:table-cell>
              <table:table-cell office:value-type="float" office:value="0.265364">
                <text:p>0.2653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78849">
                <text:p>0.778849</text:p>
              </table:table-cell>
              <table:table-cell office:value-type="float" office:value="0.266765">
                <text:p>0.266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0596">
                <text:p>0.780596</text:p>
              </table:table-cell>
              <table:table-cell office:value-type="float" office:value="0.26835">
                <text:p>0.268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2335">
                <text:p>0.782335</text:p>
              </table:table-cell>
              <table:table-cell office:value-type="float" office:value="0.269944">
                <text:p>0.2699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84075">
                <text:p>0.784075</text:p>
              </table:table-cell>
              <table:table-cell office:value-type="float" office:value="0.271538">
                <text:p>0.2715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5719">
                <text:p>0.785719</text:p>
              </table:table-cell>
              <table:table-cell office:value-type="float" office:value="0.273041">
                <text:p>0.2730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87267">
                <text:p>0.787267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88905">
                <text:p>0.788905</text:p>
              </table:table-cell>
              <table:table-cell office:value-type="float" office:value="0.275966">
                <text:p>0.2759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90824">
                <text:p>0.790824</text:p>
              </table:table-cell>
              <table:table-cell office:value-type="float" office:value="0.277751">
                <text:p>0.2777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92832">
                <text:p>0.792832</text:p>
              </table:table-cell>
              <table:table-cell office:value-type="float" office:value="0.279634">
                <text:p>0.2796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9493">
                <text:p>0.79493</text:p>
              </table:table-cell>
              <table:table-cell office:value-type="float" office:value="0.281612">
                <text:p>0.2816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97028">
                <text:p>0.797028</text:p>
              </table:table-cell>
              <table:table-cell office:value-type="float" office:value="0.28359">
                <text:p>0.28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99126">
                <text:p>0.799126</text:p>
              </table:table-cell>
              <table:table-cell office:value-type="float" office:value="0.285567">
                <text:p>0.2855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01122">
                <text:p>0.801122</text:p>
              </table:table-cell>
              <table:table-cell office:value-type="float" office:value="0.287463">
                <text:p>0.287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03202">
                <text:p>0.803202</text:p>
              </table:table-cell>
              <table:table-cell office:value-type="float" office:value="0.289459">
                <text:p>0.289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04896">
                <text:p>0.804896</text:p>
              </table:table-cell>
              <table:table-cell office:value-type="float" office:value="0.291101">
                <text:p>0.291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06677">
                <text:p>0.806677</text:p>
              </table:table-cell>
              <table:table-cell office:value-type="float" office:value="0.292841">
                <text:p>0.292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08361">
                <text:p>0.808361</text:p>
              </table:table-cell>
              <table:table-cell office:value-type="float" office:value="0.294494">
                <text:p>0.2944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09857">
                <text:p>0.809857</text:p>
              </table:table-cell>
              <table:table-cell office:value-type="float" office:value="0.295963">
                <text:p>0.295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11349">
                <text:p>0.811349</text:p>
              </table:table-cell>
              <table:table-cell office:value-type="float" office:value="0.297436">
                <text:p>0.2974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12838">
                <text:p>0.812838</text:p>
              </table:table-cell>
              <table:table-cell office:value-type="float" office:value="0.298913">
                <text:p>0.298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13952">
                <text:p>0.813952</text:p>
              </table:table-cell>
              <table:table-cell office:value-type="float" office:value="0.300023">
                <text:p>0.3000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15063">
                <text:p>0.815063</text:p>
              </table:table-cell>
              <table:table-cell office:value-type="float" office:value="0.301136">
                <text:p>0.301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1608">
                <text:p>0.81608</text:p>
              </table:table-cell>
              <table:table-cell office:value-type="float" office:value="0.302158">
                <text:p>0.302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17093">
                <text:p>0.817093</text:p>
              </table:table-cell>
              <table:table-cell office:value-type="float" office:value="0.303183">
                <text:p>0.303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18289">
                <text:p>0.818289</text:p>
              </table:table-cell>
              <table:table-cell office:value-type="float" office:value="0.304397">
                <text:p>0.3043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1939">
                <text:p>0.81939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20581">
                <text:p>0.820581</text:p>
              </table:table-cell>
              <table:table-cell office:value-type="float" office:value="0.306738">
                <text:p>0.3067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21771">
                <text:p>0.821771</text:p>
              </table:table-cell>
              <table:table-cell office:value-type="float" office:value="0.307958">
                <text:p>0.3079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22863">
                <text:p>0.822863</text:p>
              </table:table-cell>
              <table:table-cell office:value-type="float" office:value="0.309089">
                <text:p>0.3090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4223">
                <text:p>0.824223</text:p>
              </table:table-cell>
              <table:table-cell office:value-type="float" office:value="0.310509">
                <text:p>0.310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25851">
                <text:p>0.825851</text:p>
              </table:table-cell>
              <table:table-cell office:value-type="float" office:value="0.312216">
                <text:p>0.3122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27475">
                <text:p>0.827475</text:p>
              </table:table-cell>
              <table:table-cell office:value-type="float" office:value="0.313928">
                <text:p>0.3139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29094">
                <text:p>0.829094</text:p>
              </table:table-cell>
              <table:table-cell office:value-type="float" office:value="0.315644">
                <text:p>0.315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30621">
                <text:p>0.830621</text:p>
              </table:table-cell>
              <table:table-cell office:value-type="float" office:value="0.317266">
                <text:p>0.3172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2233">
                <text:p>0.832233</text:p>
              </table:table-cell>
              <table:table-cell office:value-type="float" office:value="0.318988">
                <text:p>0.318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3846">
                <text:p>0.833846</text:p>
              </table:table-cell>
              <table:table-cell office:value-type="float" office:value="0.32071">
                <text:p>0.320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5366">
                <text:p>0.835366</text:p>
              </table:table-cell>
              <table:table-cell office:value-type="float" office:value="0.322338">
                <text:p>0.3223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6972">
                <text:p>0.836972</text:p>
              </table:table-cell>
              <table:table-cell office:value-type="float" office:value="0.324066">
                <text:p>0.3240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8396">
                <text:p>0.838396</text:p>
              </table:table-cell>
              <table:table-cell office:value-type="float" office:value="0.325606">
                <text:p>0.325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39725">
                <text:p>0.839725</text:p>
              </table:table-cell>
              <table:table-cell office:value-type="float" office:value="0.327055">
                <text:p>0.327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0785">
                <text:p>0.840785</text:p>
              </table:table-cell>
              <table:table-cell office:value-type="float" office:value="0.328216">
                <text:p>0.328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1932">
                <text:p>0.841932</text:p>
              </table:table-cell>
              <table:table-cell office:value-type="float" office:value="0.329476">
                <text:p>0.329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2988">
                <text:p>0.842988</text:p>
              </table:table-cell>
              <table:table-cell office:value-type="float" office:value="0.330642">
                <text:p>0.3306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413">
                <text:p>0.84413</text:p>
              </table:table-cell>
              <table:table-cell office:value-type="float" office:value="0.331906">
                <text:p>0.3319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45271">
                <text:p>0.845271</text:p>
              </table:table-cell>
              <table:table-cell office:value-type="float" office:value="0.333171">
                <text:p>0.3331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6146">
                <text:p>0.846146</text:p>
              </table:table-cell>
              <table:table-cell office:value-type="float" office:value="0.334147">
                <text:p>0.334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7019">
                <text:p>0.847019</text:p>
              </table:table-cell>
              <table:table-cell office:value-type="float" office:value="0.335124">
                <text:p>0.3351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7804">
                <text:p>0.847804</text:p>
              </table:table-cell>
              <table:table-cell office:value-type="float" office:value="0.336005">
                <text:p>0.336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85">
                <text:p>0.8485</text:p>
              </table:table-cell>
              <table:table-cell office:value-type="float" office:value="0.336789">
                <text:p>0.3367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9282">
                <text:p>0.849282</text:p>
              </table:table-cell>
              <table:table-cell office:value-type="float" office:value="0.337673">
                <text:p>0.3376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0236">
                <text:p>0.850236</text:p>
              </table:table-cell>
              <table:table-cell office:value-type="float" office:value="0.338754">
                <text:p>0.3387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1273">
                <text:p>0.851273</text:p>
              </table:table-cell>
              <table:table-cell office:value-type="float" office:value="0.339935">
                <text:p>0.3399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5222">
                <text:p>0.85222</text:p>
              </table:table-cell>
              <table:table-cell office:value-type="float" office:value="0.341022">
                <text:p>0.3410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5316">
                <text:p>0.85316</text:p>
              </table:table-cell>
              <table:table-cell office:value-type="float" office:value="0.342115">
                <text:p>0.3421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54012">
                <text:p>0.854012</text:p>
              </table:table-cell>
              <table:table-cell office:value-type="float" office:value="0.343111">
                <text:p>0.343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4951">
                <text:p>0.854951</text:p>
              </table:table-cell>
              <table:table-cell office:value-type="float" office:value="0.344205">
                <text:p>0.3442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6062">
                <text:p>0.856062</text:p>
              </table:table-cell>
              <table:table-cell office:value-type="float" office:value="0.345497">
                <text:p>0.3454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7342">
                <text:p>0.857342</text:p>
              </table:table-cell>
              <table:table-cell office:value-type="float" office:value="0.346989">
                <text:p>0.3469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8791">
                <text:p>0.858791</text:p>
              </table:table-cell>
              <table:table-cell office:value-type="float" office:value="0.348682">
                <text:p>0.3486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60154">
                <text:p>0.860154</text:p>
              </table:table-cell>
              <table:table-cell office:value-type="float" office:value="0.350275">
                <text:p>0.3502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683">
                <text:p>0.861683</text:p>
              </table:table-cell>
              <table:table-cell office:value-type="float" office:value="0.352072">
                <text:p>0.3520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125">
                <text:p>0.863125</text:p>
              </table:table-cell>
              <table:table-cell office:value-type="float" office:value="0.35377">
                <text:p>0.353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4565">
                <text:p>0.864565</text:p>
              </table:table-cell>
              <table:table-cell office:value-type="float" office:value="0.35547">
                <text:p>0.35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5834">
                <text:p>0.865834</text:p>
              </table:table-cell>
              <table:table-cell office:value-type="float" office:value="0.356972">
                <text:p>0.3569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7097">
                <text:p>0.867097</text:p>
              </table:table-cell>
              <table:table-cell office:value-type="float" office:value="0.358479">
                <text:p>0.3584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8272">
                <text:p>0.868272</text:p>
              </table:table-cell>
              <table:table-cell office:value-type="float" office:value="0.359888">
                <text:p>0.3598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69443">
                <text:p>0.869443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053">
                <text:p>0.87053</text:p>
              </table:table-cell>
              <table:table-cell office:value-type="float" office:value="0.362613">
                <text:p>0.3626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1614">
                <text:p>0.871614</text:p>
              </table:table-cell>
              <table:table-cell office:value-type="float" office:value="0.363927">
                <text:p>0.363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253">
                <text:p>0.87253</text:p>
              </table:table-cell>
              <table:table-cell office:value-type="float" office:value="0.36504">
                <text:p>0.365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3527">
                <text:p>0.873527</text:p>
              </table:table-cell>
              <table:table-cell office:value-type="float" office:value="0.366257">
                <text:p>0.3662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4355">
                <text:p>0.874355</text:p>
              </table:table-cell>
              <table:table-cell office:value-type="float" office:value="0.367273">
                <text:p>0.367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5264">
                <text:p>0.875264</text:p>
              </table:table-cell>
              <table:table-cell office:value-type="float" office:value="0.368392">
                <text:p>0.3683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6004">
                <text:p>0.876004</text:p>
              </table:table-cell>
              <table:table-cell office:value-type="float" office:value="0.36931">
                <text:p>0.36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76824">
                <text:p>0.876824</text:p>
              </table:table-cell>
              <table:table-cell office:value-type="float" office:value="0.370332">
                <text:p>0.3703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77478">
                <text:p>0.877478</text:p>
              </table:table-cell>
              <table:table-cell office:value-type="float" office:value="0.371152">
                <text:p>0.3711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78376">
                <text:p>0.878376</text:p>
              </table:table-cell>
              <table:table-cell office:value-type="float" office:value="0.37228">
                <text:p>0.372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79111">
                <text:p>0.879111</text:p>
              </table:table-cell>
              <table:table-cell office:value-type="float" office:value="0.373202">
                <text:p>0.373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79929">
                <text:p>0.879929</text:p>
              </table:table-cell>
              <table:table-cell office:value-type="float" office:value="0.374226">
                <text:p>0.374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80823">
                <text:p>0.880823</text:p>
              </table:table-cell>
              <table:table-cell office:value-type="float" office:value="0.375357">
                <text:p>0.3753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81793">
                <text:p>0.881793</text:p>
              </table:table-cell>
              <table:table-cell office:value-type="float" office:value="0.376595">
                <text:p>0.3765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82599">
                <text:p>0.882599</text:p>
              </table:table-cell>
              <table:table-cell office:value-type="float" office:value="0.377629">
                <text:p>0.3776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3407">
                <text:p>0.883407</text:p>
              </table:table-cell>
              <table:table-cell office:value-type="float" office:value="0.37866">
                <text:p>0.378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84459">
                <text:p>0.8844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5672">
                <text:p>0.885672</text:p>
              </table:table-cell>
              <table:table-cell office:value-type="float" office:value="0.381548">
                <text:p>0.3815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6957">
                <text:p>0.886957</text:p>
              </table:table-cell>
              <table:table-cell office:value-type="float" office:value="0.383205">
                <text:p>0.3832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8233">
                <text:p>0.888233</text:p>
              </table:table-cell>
              <table:table-cell office:value-type="float" office:value="0.384869">
                <text:p>0.384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9431">
                <text:p>0.889431</text:p>
              </table:table-cell>
              <table:table-cell office:value-type="float" office:value="0.386427">
                <text:p>0.3864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90714">
                <text:p>0.890714</text:p>
              </table:table-cell>
              <table:table-cell office:value-type="float" office:value="0.388086">
                <text:p>0.388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92001">
                <text:p>0.892001</text:p>
              </table:table-cell>
              <table:table-cell office:value-type="float" office:value="0.389742">
                <text:p>0.3897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93366">
                <text:p>0.893366</text:p>
              </table:table-cell>
              <table:table-cell office:value-type="float" office:value="0.391503">
                <text:p>0.3915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94314">
                <text:p>0.894314</text:p>
              </table:table-cell>
              <table:table-cell office:value-type="float" office:value="0.392758">
                <text:p>0.3927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5484">
                <text:p>0.895484</text:p>
              </table:table-cell>
              <table:table-cell office:value-type="float" office:value="0.394337">
                <text:p>0.3943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96733">
                <text:p>0.896733</text:p>
              </table:table-cell>
              <table:table-cell office:value-type="float" office:value="0.396022">
                <text:p>0.3960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96813">
                <text:p>0.896813</text:p>
              </table:table-cell>
              <table:table-cell office:value-type="float" office:value="0.396126">
                <text:p>0.3961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98254">
                <text:p>0.898254</text:p>
              </table:table-cell>
              <table:table-cell office:value-type="float" office:value="0.397994">
                <text:p>0.3979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00055">
                <text:p>0.900055</text:p>
              </table:table-cell>
              <table:table-cell office:value-type="float" office:value="0.400411">
                <text:p>0.4004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01652">
                <text:p>0.901652</text:p>
              </table:table-cell>
              <table:table-cell office:value-type="float" office:value="0.402653">
                <text:p>0.402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02933">
                <text:p>0.902933</text:p>
              </table:table-cell>
              <table:table-cell office:value-type="float" office:value="0.404476">
                <text:p>0.404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03769">
                <text:p>0.903769</text:p>
              </table:table-cell>
              <table:table-cell office:value-type="float" office:value="0.40565">
                <text:p>0.405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04464">
                <text:p>0.904464</text:p>
              </table:table-cell>
              <table:table-cell office:value-type="float" office:value="0.406603">
                <text:p>0.4066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05163">
                <text:p>0.905163</text:p>
              </table:table-cell>
              <table:table-cell office:value-type="float" office:value="0.407553">
                <text:p>0.4075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05776">
                <text:p>0.905776</text:p>
              </table:table-cell>
              <table:table-cell office:value-type="float" office:value="0.408404">
                <text:p>0.408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06451">
                <text:p>0.906451</text:p>
              </table:table-cell>
              <table:table-cell office:value-type="float" office:value="0.409371">
                <text:p>0.4093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07191">
                <text:p>0.907191</text:p>
              </table:table-cell>
              <table:table-cell office:value-type="float" office:value="0.410453">
                <text:p>0.4104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07861">
                <text:p>0.907861</text:p>
              </table:table-cell>
              <table:table-cell office:value-type="float" office:value="0.411424">
                <text:p>0.4114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08692">
                <text:p>0.908692</text:p>
              </table:table-cell>
              <table:table-cell office:value-type="float" office:value="0.412601">
                <text:p>0.4126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09459">
                <text:p>0.909459</text:p>
              </table:table-cell>
              <table:table-cell office:value-type="float" office:value="0.413664">
                <text:p>0.4136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10149">
                <text:p>0.910149</text:p>
              </table:table-cell>
              <table:table-cell office:value-type="float" office:value="0.414621">
                <text:p>0.414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10974">
                <text:p>0.910974</text:p>
              </table:table-cell>
              <table:table-cell office:value-type="float" office:value="0.415803">
                <text:p>0.4158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11927">
                <text:p>0.911927</text:p>
              </table:table-cell>
              <table:table-cell office:value-type="float" office:value="0.417215">
                <text:p>0.4172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12878">
                <text:p>0.912878</text:p>
              </table:table-cell>
              <table:table-cell office:value-type="float" office:value="0.418629">
                <text:p>0.418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13917">
                <text:p>0.913917</text:p>
              </table:table-cell>
              <table:table-cell office:value-type="float" office:value="0.420141">
                <text:p>0.4201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15054">
                <text:p>0.915054</text:p>
              </table:table-cell>
              <table:table-cell office:value-type="float" office:value="0.421745">
                <text:p>0.421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16118">
                <text:p>0.916118</text:p>
              </table:table-cell>
              <table:table-cell office:value-type="float" office:value="0.42324">
                <text:p>0.423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17313">
                <text:p>0.917313</text:p>
              </table:table-cell>
              <table:table-cell office:value-type="float" office:value="0.424963">
                <text:p>0.424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18476">
                <text:p>0.918476</text:p>
              </table:table-cell>
              <table:table-cell office:value-type="float" office:value="0.426708">
                <text:p>0.4267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19936">
                <text:p>0.919936</text:p>
              </table:table-cell>
              <table:table-cell office:value-type="float" office:value="0.428885">
                <text:p>0.4288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21046">
                <text:p>0.921046</text:p>
              </table:table-cell>
              <table:table-cell office:value-type="float" office:value="0.430508">
                <text:p>0.430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22547">
                <text:p>0.922547</text:p>
              </table:table-cell>
              <table:table-cell office:value-type="float" office:value="0.432657">
                <text:p>0.4326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24406">
                <text:p>0.924406</text:p>
              </table:table-cell>
              <table:table-cell office:value-type="float" office:value="0.435354">
                <text:p>0.4353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25942">
                <text:p>0.925942</text:p>
              </table:table-cell>
              <table:table-cell office:value-type="float" office:value="0.437638">
                <text:p>0.4376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27446">
                <text:p>0.927446</text:p>
              </table:table-cell>
              <table:table-cell office:value-type="float" office:value="0.439943">
                <text:p>0.439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28804">
                <text:p>0.928804</text:p>
              </table:table-cell>
              <table:table-cell office:value-type="float" office:value="0.44203">
                <text:p>0.442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30106">
                <text:p>0.930106</text:p>
              </table:table-cell>
              <table:table-cell office:value-type="float" office:value="0.443998">
                <text:p>0.4439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31503">
                <text:p>0.931503</text:p>
              </table:table-cell>
              <table:table-cell office:value-type="float" office:value="0.446059">
                <text:p>0.4460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33266">
                <text:p>0.933266</text:p>
              </table:table-cell>
              <table:table-cell office:value-type="float" office:value="0.448664">
                <text:p>0.4486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34638">
                <text:p>0.934638</text:p>
              </table:table-cell>
              <table:table-cell office:value-type="float" office:value="0.450742">
                <text:p>0.4507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35761">
                <text:p>0.935761</text:p>
              </table:table-cell>
              <table:table-cell office:value-type="float" office:value="0.452513">
                <text:p>0.452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36594">
                <text:p>0.936594</text:p>
              </table:table-cell>
              <table:table-cell office:value-type="float" office:value="0.453847">
                <text:p>0.453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37573">
                <text:p>0.937573</text:p>
              </table:table-cell>
              <table:table-cell office:value-type="float" office:value="0.455399">
                <text:p>0.4553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38646">
                <text:p>0.938646</text:p>
              </table:table-cell>
              <table:table-cell office:value-type="float" office:value="0.457046">
                <text:p>0.4570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39943">
                <text:p>0.939943</text:p>
              </table:table-cell>
              <table:table-cell office:value-type="float" office:value="0.459017">
                <text:p>0.459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41151">
                <text:p>0.941151</text:p>
              </table:table-cell>
              <table:table-cell office:value-type="float" office:value="0.460889">
                <text:p>0.4608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42578">
                <text:p>0.942578</text:p>
              </table:table-cell>
              <table:table-cell office:value-type="float" office:value="0.463088">
                <text:p>0.4630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43629">
                <text:p>0.943629</text:p>
              </table:table-cell>
              <table:table-cell office:value-type="float" office:value="0.464749">
                <text:p>0.4647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44818">
                <text:p>0.944818</text:p>
              </table:table-cell>
              <table:table-cell office:value-type="float" office:value="0.466633">
                <text:p>0.4666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46161">
                <text:p>0.946161</text:p>
              </table:table-cell>
              <table:table-cell office:value-type="float" office:value="0.46873">
                <text:p>0.468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47659">
                <text:p>0.947659</text:p>
              </table:table-cell>
              <table:table-cell office:value-type="float" office:value="0.471039">
                <text:p>0.4710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4908">
                <text:p>0.94908</text:p>
              </table:table-cell>
              <table:table-cell office:value-type="float" office:value="0.473241">
                <text:p>0.4732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50329">
                <text:p>0.950329</text:p>
              </table:table-cell>
              <table:table-cell office:value-type="float" office:value="0.475243">
                <text:p>0.4752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51677">
                <text:p>0.951677</text:p>
              </table:table-cell>
              <table:table-cell office:value-type="float" office:value="0.477491">
                <text:p>0.4774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3153">
                <text:p>0.953153</text:p>
              </table:table-cell>
              <table:table-cell office:value-type="float" office:value="0.479968">
                <text:p>0.479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55066">
                <text:p>0.955066</text:p>
              </table:table-cell>
              <table:table-cell office:value-type="float" office:value="0.483252">
                <text:p>0.4832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6593">
                <text:p>0.956593</text:p>
              </table:table-cell>
              <table:table-cell office:value-type="float" office:value="0.485851">
                <text:p>0.485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58351">
                <text:p>0.958351</text:p>
              </table:table-cell>
              <table:table-cell office:value-type="float" office:value="0.488922">
                <text:p>0.4889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59909">
                <text:p>0.959909</text:p>
              </table:table-cell>
              <table:table-cell office:value-type="float" office:value="0.491805">
                <text:p>0.491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60999">
                <text:p>0.960999</text:p>
              </table:table-cell>
              <table:table-cell office:value-type="float" office:value="0.493897">
                <text:p>0.4938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61968">
                <text:p>0.961968</text:p>
              </table:table-cell>
              <table:table-cell office:value-type="float" office:value="0.495756">
                <text:p>0.4957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62901">
                <text:p>0.962901</text:p>
              </table:table-cell>
              <table:table-cell office:value-type="float" office:value="0.497487">
                <text:p>0.4974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64051">
                <text:p>0.964051</text:p>
              </table:table-cell>
              <table:table-cell office:value-type="float" office:value="0.499546">
                <text:p>0.4995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65208">
                <text:p>0.965208</text:p>
              </table:table-cell>
              <table:table-cell office:value-type="float" office:value="0.501603">
                <text:p>0.5016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66147">
                <text:p>0.966147</text:p>
              </table:table-cell>
              <table:table-cell office:value-type="float" office:value="0.50333">
                <text:p>0.5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6874">
                <text:p>0.966874</text:p>
              </table:table-cell>
              <table:table-cell office:value-type="float" office:value="0.504724">
                <text:p>0.5047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7532">
                <text:p>0.967532</text:p>
              </table:table-cell>
              <table:table-cell office:value-type="float" office:value="0.506007">
                <text:p>0.5060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8142">
                <text:p>0.968142</text:p>
              </table:table-cell>
              <table:table-cell office:value-type="float" office:value="0.507167">
                <text:p>0.507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68834">
                <text:p>0.968834</text:p>
              </table:table-cell>
              <table:table-cell office:value-type="float" office:value="0.508432">
                <text:p>0.5084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9891">
                <text:p>0.969891</text:p>
              </table:table-cell>
              <table:table-cell office:value-type="float" office:value="0.510393">
                <text:p>0.5103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1517">
                <text:p>0.971517</text:p>
              </table:table-cell>
              <table:table-cell office:value-type="float" office:value="0.513388">
                <text:p>0.5133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23">
                <text:p>0.9723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2942">
                <text:p>0.972942</text:p>
              </table:table-cell>
              <table:table-cell office:value-type="float" office:value="0.516191">
                <text:p>0.5161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386">
                <text:p>0.97386</text:p>
              </table:table-cell>
              <table:table-cell office:value-type="float" office:value="0.518077">
                <text:p>0.5180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4623">
                <text:p>0.974623</text:p>
              </table:table-cell>
              <table:table-cell office:value-type="float" office:value="0.5196">
                <text:p>0.5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5532">
                <text:p>0.975532</text:p>
              </table:table-cell>
              <table:table-cell office:value-type="float" office:value="0.521343">
                <text:p>0.5213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657">
                <text:p>0.97657</text:p>
              </table:table-cell>
              <table:table-cell office:value-type="float" office:value="0.523315">
                <text:p>0.5233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7648">
                <text:p>0.977648</text:p>
              </table:table-cell>
              <table:table-cell office:value-type="float" office:value="0.525413">
                <text:p>0.525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881">
                <text:p>0.97881</text:p>
              </table:table-cell>
              <table:table-cell office:value-type="float" office:value="0.527763">
                <text:p>0.527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0069">
                <text:p>0.980069</text:p>
              </table:table-cell>
              <table:table-cell office:value-type="float" office:value="0.530357">
                <text:p>0.5303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81395">
                <text:p>0.981395</text:p>
              </table:table-cell>
              <table:table-cell office:value-type="float" office:value="0.533064">
                <text:p>0.5330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83042">
                <text:p>0.983042</text:p>
              </table:table-cell>
              <table:table-cell office:value-type="float" office:value="0.536343">
                <text:p>0.5363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84588">
                <text:p>0.984588</text:p>
              </table:table-cell>
              <table:table-cell office:value-type="float" office:value="0.53938">
                <text:p>0.539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6172">
                <text:p>0.986172</text:p>
              </table:table-cell>
              <table:table-cell office:value-type="float" office:value="0.542544">
                <text:p>0.5425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87667">
                <text:p>0.987667</text:p>
              </table:table-cell>
              <table:table-cell office:value-type="float" office:value="0.545606">
                <text:p>0.545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89199">
                <text:p>0.989199</text:p>
              </table:table-cell>
              <table:table-cell office:value-type="float" office:value="0.548796">
                <text:p>0.5487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0788">
                <text:p>0.990788</text:p>
              </table:table-cell>
              <table:table-cell office:value-type="float" office:value="0.552104">
                <text:p>0.552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2447">
                <text:p>0.992447</text:p>
              </table:table-cell>
              <table:table-cell office:value-type="float" office:value="0.555523">
                <text:p>0.55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4057">
                <text:p>0.994057</text:p>
              </table:table-cell>
              <table:table-cell office:value-type="float" office:value="0.558821">
                <text:p>0.5588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597">
                <text:p>0.995597</text:p>
              </table:table-cell>
              <table:table-cell office:value-type="float" office:value="0.562007">
                <text:p>0.562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6997">
                <text:p>0.996997</text:p>
              </table:table-cell>
              <table:table-cell office:value-type="float" office:value="0.564969">
                <text:p>0.564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8203">
                <text:p>0.998203</text:p>
              </table:table-cell>
              <table:table-cell office:value-type="float" office:value="0.567588">
                <text:p>0.5675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9331">
                <text:p>0.999331</text:p>
              </table:table-cell>
              <table:table-cell office:value-type="float" office:value="0.570099">
                <text:p>0.5700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0541">
                <text:p>1.000541</text:p>
              </table:table-cell>
              <table:table-cell office:value-type="float" office:value="0.57286">
                <text:p>0.572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01778">
                <text:p>1.001778</text:p>
              </table:table-cell>
              <table:table-cell office:value-type="float" office:value="0.575751">
                <text:p>0.5757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2797">
                <text:p>1.002797</text:p>
              </table:table-cell>
              <table:table-cell office:value-type="float" office:value="0.578167">
                <text:p>0.578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04189">
                <text:p>1.004189</text:p>
              </table:table-cell>
              <table:table-cell office:value-type="float" office:value="0.581703">
                <text:p>0.5817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05267">
                <text:p>1.005267</text:p>
              </table:table-cell>
              <table:table-cell office:value-type="float" office:value="0.584658">
                <text:p>0.584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06105">
                <text:p>1.006105</text:p>
              </table:table-cell>
              <table:table-cell office:value-type="float" office:value="0.587003">
                <text:p>0.5870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06696">
                <text:p>1.006696</text:p>
              </table:table-cell>
              <table:table-cell office:value-type="float" office:value="0.588601">
                <text:p>0.5886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07414">
                <text:p>1.007414</text:p>
              </table:table-cell>
              <table:table-cell office:value-type="float" office:value="0.590431">
                <text:p>0.5904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07899">
                <text:p>1.007899</text:p>
              </table:table-cell>
              <table:table-cell office:value-type="float" office:value="0.591649">
                <text:p>0.5916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08564">
                <text:p>1.008564</text:p>
              </table:table-cell>
              <table:table-cell office:value-type="float" office:value="0.593359">
                <text:p>0.5933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09256">
                <text:p>1.009256</text:p>
              </table:table-cell>
              <table:table-cell office:value-type="float" office:value="0.595199">
                <text:p>0.5951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10076">
                <text:p>1.010076</text:p>
              </table:table-cell>
              <table:table-cell office:value-type="float" office:value="0.597411">
                <text:p>0.597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10765">
                <text:p>1.010765</text:p>
              </table:table-cell>
              <table:table-cell office:value-type="float" office:value="0.599252">
                <text:p>0.5992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10961">
                <text:p>1.010961</text:p>
              </table:table-cell>
              <table:table-cell office:value-type="float" office:value="0.599738">
                <text:p>0.5997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11263">
                <text:p>1.011263</text:p>
              </table:table-cell>
              <table:table-cell office:value-type="float" office:value="0.600465">
                <text:p>0.6004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11958">
                <text:p>1.011958</text:p>
              </table:table-cell>
              <table:table-cell office:value-type="float" office:value="0.602162">
                <text:p>0.602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12753">
                <text:p>1.012753</text:p>
              </table:table-cell>
              <table:table-cell office:value-type="float" office:value="0.604244">
                <text:p>0.604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13457">
                <text:p>1.013457</text:p>
              </table:table-cell>
              <table:table-cell office:value-type="float" office:value="0.606219">
                <text:p>0.6062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14067">
                <text:p>1.014067</text:p>
              </table:table-cell>
              <table:table-cell office:value-type="float" office:value="0.607949">
                <text:p>0.6079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14661">
                <text:p>1.014661</text:p>
              </table:table-cell>
              <table:table-cell office:value-type="float" office:value="0.609546">
                <text:p>0.6095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15186">
                <text:p>1.015186</text:p>
              </table:table-cell>
              <table:table-cell office:value-type="float" office:value="0.610889">
                <text:p>0.6108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15758">
                <text:p>1.015758</text:p>
              </table:table-cell>
              <table:table-cell office:value-type="float" office:value="0.612354">
                <text:p>0.6123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16395">
                <text:p>1.016395</text:p>
              </table:table-cell>
              <table:table-cell office:value-type="float" office:value="0.614075">
                <text:p>0.6140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17043">
                <text:p>1.017043</text:p>
              </table:table-cell>
              <table:table-cell office:value-type="float" office:value="0.615931">
                <text:p>0.6159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17718">
                <text:p>1.017718</text:p>
              </table:table-cell>
              <table:table-cell office:value-type="float" office:value="0.617916">
                <text:p>0.6179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18414">
                <text:p>1.018414</text:p>
              </table:table-cell>
              <table:table-cell office:value-type="float" office:value="0.619894">
                <text:p>0.6198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19049">
                <text:p>1.019049</text:p>
              </table:table-cell>
              <table:table-cell office:value-type="float" office:value="0.621616">
                <text:p>0.621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19736">
                <text:p>1.019736</text:p>
              </table:table-cell>
              <table:table-cell office:value-type="float" office:value="0.623458">
                <text:p>0.6234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20402">
                <text:p>1.020402</text:p>
              </table:table-cell>
              <table:table-cell office:value-type="float" office:value="0.625307">
                <text:p>0.625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21117">
                <text:p>1.021117</text:p>
              </table:table-cell>
              <table:table-cell office:value-type="float" office:value="0.627417">
                <text:p>0.6274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21808">
                <text:p>1.021808</text:p>
              </table:table-cell>
              <table:table-cell office:value-type="float" office:value="0.629535">
                <text:p>0.6295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22551">
                <text:p>1.022551</text:p>
              </table:table-cell>
              <table:table-cell office:value-type="float" office:value="0.631775">
                <text:p>0.631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23447">
                <text:p>1.023447</text:p>
              </table:table-cell>
              <table:table-cell office:value-type="float" office:value="0.634377">
                <text:p>0.6343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24273">
                <text:p>1.024273</text:p>
              </table:table-cell>
              <table:table-cell office:value-type="float" office:value="0.636726">
                <text:p>0.6367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2513">
                <text:p>1.02513</text:p>
              </table:table-cell>
              <table:table-cell office:value-type="float" office:value="0.639203">
                <text:p>0.6392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26031">
                <text:p>1.026031</text:p>
              </table:table-cell>
              <table:table-cell office:value-type="float" office:value="0.641942">
                <text:p>0.6419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26968">
                <text:p>1.026968</text:p>
              </table:table-cell>
              <table:table-cell office:value-type="float" office:value="0.644945">
                <text:p>0.6449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27778">
                <text:p>1.027778</text:p>
              </table:table-cell>
              <table:table-cell office:value-type="float" office:value="0.647575">
                <text:p>0.6475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28569">
                <text:p>1.028569</text:p>
              </table:table-cell>
              <table:table-cell office:value-type="float" office:value="0.650074">
                <text:p>0.6500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029429">
                <text:p>1.029429</text:p>
              </table:table-cell>
              <table:table-cell office:value-type="float" office:value="0.652689">
                <text:p>0.6526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30476">
                <text:p>1.030476</text:p>
              </table:table-cell>
              <table:table-cell office:value-type="float" office:value="0.655931">
                <text:p>0.6559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31285">
                <text:p>1.031285</text:p>
              </table:table-cell>
              <table:table-cell office:value-type="float" office:value="0.658562">
                <text:p>0.658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032091">
                <text:p>1.032091</text:p>
              </table:table-cell>
              <table:table-cell office:value-type="float" office:value="0.66133">
                <text:p>0.661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32849">
                <text:p>1.032849</text:p>
              </table:table-cell>
              <table:table-cell office:value-type="float" office:value="0.663976">
                <text:p>0.6639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33557">
                <text:p>1.033557</text:p>
              </table:table-cell>
              <table:table-cell office:value-type="float" office:value="0.666363">
                <text:p>0.6663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34292">
                <text:p>1.034292</text:p>
              </table:table-cell>
              <table:table-cell office:value-type="float" office:value="0.668743">
                <text:p>0.6687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34995">
                <text:p>1.034995</text:p>
              </table:table-cell>
              <table:table-cell office:value-type="float" office:value="0.670995">
                <text:p>0.670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35668">
                <text:p>1.035668</text:p>
              </table:table-cell>
              <table:table-cell office:value-type="float" office:value="0.673256">
                <text:p>0.6732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36226">
                <text:p>1.036226</text:p>
              </table:table-cell>
              <table:table-cell office:value-type="float" office:value="0.675277">
                <text:p>0.6752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36727">
                <text:p>1.036727</text:p>
              </table:table-cell>
              <table:table-cell office:value-type="float" office:value="0.677178">
                <text:p>0.6771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37096">
                <text:p>1.037096</text:p>
              </table:table-cell>
              <table:table-cell office:value-type="float" office:value="0.678572">
                <text:p>0.6785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37441">
                <text:p>1.037441</text:p>
              </table:table-cell>
              <table:table-cell office:value-type="float" office:value="0.679836">
                <text:p>0.6798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037896">
                <text:p>1.037896</text:p>
              </table:table-cell>
              <table:table-cell office:value-type="float" office:value="0.681478">
                <text:p>0.6814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38368">
                <text:p>1.038368</text:p>
              </table:table-cell>
              <table:table-cell office:value-type="float" office:value="0.683251">
                <text:p>0.6832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38813">
                <text:p>1.038813</text:p>
              </table:table-cell>
              <table:table-cell office:value-type="float" office:value="0.685031">
                <text:p>0.6850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39199">
                <text:p>1.039199</text:p>
              </table:table-cell>
              <table:table-cell office:value-type="float" office:value="0.686691">
                <text:p>0.6866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39524">
                <text:p>1.039524</text:p>
              </table:table-cell>
              <table:table-cell office:value-type="float" office:value="0.688095">
                <text:p>0.6880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39951">
                <text:p>1.039951</text:p>
              </table:table-cell>
              <table:table-cell office:value-type="float" office:value="0.68988">
                <text:p>0.689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4043">
                <text:p>1.04043</text:p>
              </table:table-cell>
              <table:table-cell office:value-type="float" office:value="0.691786">
                <text:p>0.6917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04097">
                <text:p>1.04097</text:p>
              </table:table-cell>
              <table:table-cell office:value-type="float" office:value="0.693948">
                <text:p>0.6939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041448">
                <text:p>1.041448</text:p>
              </table:table-cell>
              <table:table-cell office:value-type="float" office:value="0.69599">
                <text:p>0.69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041919">
                <text:p>1.041919</text:p>
              </table:table-cell>
              <table:table-cell office:value-type="float" office:value="0.698167">
                <text:p>0.6981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42464">
                <text:p>1.042464</text:p>
              </table:table-cell>
              <table:table-cell office:value-type="float" office:value="0.700865">
                <text:p>0.7008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042894">
                <text:p>1.042894</text:p>
              </table:table-cell>
              <table:table-cell office:value-type="float" office:value="0.702917">
                <text:p>0.7029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043361">
                <text:p>1.043361</text:p>
              </table:table-cell>
              <table:table-cell office:value-type="float" office:value="0.704962">
                <text:p>0.7049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43811">
                <text:p>1.043811</text:p>
              </table:table-cell>
              <table:table-cell office:value-type="float" office:value="0.706875">
                <text:p>0.706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044302">
                <text:p>1.044302</text:p>
              </table:table-cell>
              <table:table-cell office:value-type="float" office:value="0.709049">
                <text:p>0.7090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044751">
                <text:p>1.044751</text:p>
              </table:table-cell>
              <table:table-cell office:value-type="float" office:value="0.711231">
                <text:p>0.7112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045197">
                <text:p>1.045197</text:p>
              </table:table-cell>
              <table:table-cell office:value-type="float" office:value="0.713548">
                <text:p>0.7135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045621">
                <text:p>1.045621</text:p>
              </table:table-cell>
              <table:table-cell office:value-type="float" office:value="0.715735">
                <text:p>0.7157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046065">
                <text:p>1.046065</text:p>
              </table:table-cell>
              <table:table-cell office:value-type="float" office:value="0.717918">
                <text:p>0.7179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46522">
                <text:p>1.046522</text:p>
              </table:table-cell>
              <table:table-cell office:value-type="float" office:value="0.720099">
                <text:p>0.7200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47776">
                <text:p>1.047776</text:p>
              </table:table-cell>
              <table:table-cell office:value-type="float" office:value="0.725459">
                <text:p>0.7254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49179">
                <text:p>1.049179</text:p>
              </table:table-cell>
              <table:table-cell office:value-type="float" office:value="0.731457">
                <text:p>0.7314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050637">
                <text:p>1.050637</text:p>
              </table:table-cell>
              <table:table-cell office:value-type="float" office:value="0.737711">
                <text:p>0.7377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051943">
                <text:p>1.051943</text:p>
              </table:table-cell>
              <table:table-cell office:value-type="float" office:value="0.743462">
                <text:p>0.7434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052998">
                <text:p>1.052998</text:p>
              </table:table-cell>
              <table:table-cell office:value-type="float" office:value="0.748463">
                <text:p>0.7484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053948">
                <text:p>1.053948</text:p>
              </table:table-cell>
              <table:table-cell office:value-type="float" office:value="0.753352">
                <text:p>0.7533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054866">
                <text:p>1.054866</text:p>
              </table:table-cell>
              <table:table-cell office:value-type="float" office:value="0.758514">
                <text:p>0.7585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055834">
                <text:p>1.055834</text:p>
              </table:table-cell>
              <table:table-cell office:value-type="float" office:value="0.764198">
                <text:p>0.7641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056819">
                <text:p>1.056819</text:p>
              </table:table-cell>
              <table:table-cell office:value-type="float" office:value="0.770146">
                <text:p>0.7701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57761">
                <text:p>1.057761</text:p>
              </table:table-cell>
              <table:table-cell office:value-type="float" office:value="0.775968">
                <text:p>0.7759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058591">
                <text:p>1.058591</text:p>
              </table:table-cell>
              <table:table-cell office:value-type="float" office:value="0.781277">
                <text:p>0.7812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059307">
                <text:p>1.059307</text:p>
              </table:table-cell>
              <table:table-cell office:value-type="float" office:value="0.786073">
                <text:p>0.7860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965">
                <text:p>1.05965</text:p>
              </table:table-cell>
              <table:table-cell office:value-type="float" office:value="0.788275">
                <text:p>0.7882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059972">
                <text:p>1.059972</text:p>
              </table:table-cell>
              <table:table-cell office:value-type="float" office:value="0.790347">
                <text:p>0.7903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060269">
                <text:p>1.060269</text:p>
              </table:table-cell>
              <table:table-cell office:value-type="float" office:value="0.792423">
                <text:p>0.7924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060523">
                <text:p>1.060523</text:p>
              </table:table-cell>
              <table:table-cell office:value-type="float" office:value="0.794504">
                <text:p>0.794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60734">
                <text:p>1.060734</text:p>
              </table:table-cell>
              <table:table-cell office:value-type="float" office:value="0.79659">
                <text:p>0.796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060925">
                <text:p>1.060925</text:p>
              </table:table-cell>
              <table:table-cell office:value-type="float" office:value="0.798547">
                <text:p>0.7985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61117">
                <text:p>1.061117</text:p>
              </table:table-cell>
              <table:table-cell office:value-type="float" office:value="0.800372">
                <text:p>0.8003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61328">
                <text:p>1.061328</text:p>
              </table:table-cell>
              <table:table-cell office:value-type="float" office:value="0.802194">
                <text:p>0.8021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061496">
                <text:p>1.061496</text:p>
              </table:table-cell>
              <table:table-cell office:value-type="float" office:value="0.803758">
                <text:p>0.8037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61642">
                <text:p>1.061642</text:p>
              </table:table-cell>
              <table:table-cell office:value-type="float" office:value="0.805456">
                <text:p>0.805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61757">
                <text:p>1.061757</text:p>
              </table:table-cell>
              <table:table-cell office:value-type="float" office:value="0.807287">
                <text:p>0.807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061863">
                <text:p>1.061863</text:p>
              </table:table-cell>
              <table:table-cell office:value-type="float" office:value="0.809119">
                <text:p>0.8091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061988">
                <text:p>1.061988</text:p>
              </table:table-cell>
              <table:table-cell office:value-type="float" office:value="0.810949">
                <text:p>0.8109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62136">
                <text:p>1.062136</text:p>
              </table:table-cell>
              <table:table-cell office:value-type="float" office:value="0.812778">
                <text:p>0.8127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62266">
                <text:p>1.062266</text:p>
              </table:table-cell>
              <table:table-cell office:value-type="float" office:value="0.814477">
                <text:p>0.8144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6237">
                <text:p>1.06237</text:p>
              </table:table-cell>
              <table:table-cell office:value-type="float" office:value="0.816309">
                <text:p>0.8163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62487">
                <text:p>1.062487</text:p>
              </table:table-cell>
              <table:table-cell office:value-type="float" office:value="0.818271">
                <text:p>0.8182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62626">
                <text:p>1.062626</text:p>
              </table:table-cell>
              <table:table-cell office:value-type="float" office:value="0.820757">
                <text:p>0.8207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62688">
                <text:p>1.062688</text:p>
              </table:table-cell>
              <table:table-cell office:value-type="float" office:value="0.821935">
                <text:p>0.8219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62725">
                <text:p>1.062725</text:p>
              </table:table-cell>
              <table:table-cell office:value-type="float" office:value="0.822721">
                <text:p>0.8227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62766">
                <text:p>1.062766</text:p>
              </table:table-cell>
              <table:table-cell office:value-type="float" office:value="0.8239">
                <text:p>0.82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62804">
                <text:p>1.062804</text:p>
              </table:table-cell>
              <table:table-cell office:value-type="float" office:value="0.825734">
                <text:p>0.8257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62815">
                <text:p>1.062815</text:p>
              </table:table-cell>
              <table:table-cell office:value-type="float" office:value="0.828093">
                <text:p>0.8280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62812">
                <text:p>1.062812</text:p>
              </table:table-cell>
              <table:table-cell office:value-type="float" office:value="0.830583">
                <text:p>0.8305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62803">
                <text:p>1.062803</text:p>
              </table:table-cell>
              <table:table-cell office:value-type="float" office:value="0.83268">
                <text:p>0.832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6279">
                <text:p>1.06279</text:p>
              </table:table-cell>
              <table:table-cell office:value-type="float" office:value="0.834384">
                <text:p>0.8343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62762">
                <text:p>1.062762</text:p>
              </table:table-cell>
              <table:table-cell office:value-type="float" office:value="0.836219">
                <text:p>0.836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62708">
                <text:p>1.062708</text:p>
              </table:table-cell>
              <table:table-cell office:value-type="float" office:value="0.838446">
                <text:p>0.8384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62623">
                <text:p>1.062623</text:p>
              </table:table-cell>
              <table:table-cell office:value-type="float" office:value="0.841197">
                <text:p>0.8411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62521">
                <text:p>1.062521</text:p>
              </table:table-cell>
              <table:table-cell office:value-type="float" office:value="0.843947">
                <text:p>0.8439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62418">
                <text:p>1.062418</text:p>
              </table:table-cell>
              <table:table-cell office:value-type="float" office:value="0.846566">
                <text:p>0.8465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62318">
                <text:p>1.062318</text:p>
              </table:table-cell>
              <table:table-cell office:value-type="float" office:value="0.848923">
                <text:p>0.8489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62228">
                <text:p>1.062228</text:p>
              </table:table-cell>
              <table:table-cell office:value-type="float" office:value="0.850887">
                <text:p>0.8508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62116">
                <text:p>1.062116</text:p>
              </table:table-cell>
              <table:table-cell office:value-type="float" office:value="0.852981">
                <text:p>0.8529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61982">
                <text:p>1.061982</text:p>
              </table:table-cell>
              <table:table-cell office:value-type="float" office:value="0.855074">
                <text:p>0.8550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6182">
                <text:p>1.06182</text:p>
              </table:table-cell>
              <table:table-cell office:value-type="float" office:value="0.857296">
                <text:p>0.8572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167">
                <text:p>1.06167</text:p>
              </table:table-cell>
              <table:table-cell office:value-type="float" office:value="0.859256">
                <text:p>0.8592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61525">
                <text:p>1.061525</text:p>
              </table:table-cell>
              <table:table-cell office:value-type="float" office:value="0.861085">
                <text:p>0.8610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61379">
                <text:p>1.061379</text:p>
              </table:table-cell>
              <table:table-cell office:value-type="float" office:value="0.862783">
                <text:p>0.8627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61246">
                <text:p>1.061246</text:p>
              </table:table-cell>
              <table:table-cell office:value-type="float" office:value="0.864218">
                <text:p>0.8642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61126">
                <text:p>1.061126</text:p>
              </table:table-cell>
              <table:table-cell office:value-type="float" office:value="0.865392">
                <text:p>0.8653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60968">
                <text:p>1.060968</text:p>
              </table:table-cell>
              <table:table-cell office:value-type="float" office:value="0.866825">
                <text:p>0.8668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60804">
                <text:p>1.060804</text:p>
              </table:table-cell>
              <table:table-cell office:value-type="float" office:value="0.868257">
                <text:p>0.8682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60648">
                <text:p>1.060648</text:p>
              </table:table-cell>
              <table:table-cell office:value-type="float" office:value="0.869558">
                <text:p>0.869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60503">
                <text:p>1.060503</text:p>
              </table:table-cell>
              <table:table-cell office:value-type="float" office:value="0.870729">
                <text:p>0.8707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60336">
                <text:p>1.060336</text:p>
              </table:table-cell>
              <table:table-cell office:value-type="float" office:value="0.872029">
                <text:p>0.8720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060213">
                <text:p>1.060213</text:p>
              </table:table-cell>
              <table:table-cell office:value-type="float" office:value="0.872938">
                <text:p>0.8729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60065">
                <text:p>1.060065</text:p>
              </table:table-cell>
              <table:table-cell office:value-type="float" office:value="0.873976">
                <text:p>0.8739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59869">
                <text:p>1.059869</text:p>
              </table:table-cell>
              <table:table-cell office:value-type="float" office:value="0.875272">
                <text:p>0.8752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59686">
                <text:p>1.059686</text:p>
              </table:table-cell>
              <table:table-cell office:value-type="float" office:value="0.876437">
                <text:p>0.8764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59476">
                <text:p>1.059476</text:p>
              </table:table-cell>
              <table:table-cell office:value-type="float" office:value="0.877731">
                <text:p>0.8777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59262">
                <text:p>1.059262</text:p>
              </table:table-cell>
              <table:table-cell office:value-type="float" office:value="0.879024">
                <text:p>0.8790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59045">
                <text:p>1.059045</text:p>
              </table:table-cell>
              <table:table-cell office:value-type="float" office:value="0.880316">
                <text:p>0.8803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58781">
                <text:p>1.058781</text:p>
              </table:table-cell>
              <table:table-cell office:value-type="float" office:value="0.881867">
                <text:p>0.8818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58489">
                <text:p>1.058489</text:p>
              </table:table-cell>
              <table:table-cell office:value-type="float" office:value="0.883545">
                <text:p>0.8835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58211">
                <text:p>1.058211</text:p>
              </table:table-cell>
              <table:table-cell office:value-type="float" office:value="0.885093">
                <text:p>0.8850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57925">
                <text:p>1.057925</text:p>
              </table:table-cell>
              <table:table-cell office:value-type="float" office:value="0.88664">
                <text:p>0.886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57635">
                <text:p>1.057635</text:p>
              </table:table-cell>
              <table:table-cell office:value-type="float" office:value="0.888185">
                <text:p>0.8881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5736">
                <text:p>1.05736</text:p>
              </table:table-cell>
              <table:table-cell office:value-type="float" office:value="0.889601">
                <text:p>0.889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57053">
                <text:p>1.057053</text:p>
              </table:table-cell>
              <table:table-cell office:value-type="float" office:value="0.891143">
                <text:p>0.89114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56762">
                <text:p>1.056762</text:p>
              </table:table-cell>
              <table:table-cell office:value-type="float" office:value="0.892555">
                <text:p>0.8925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56466">
                <text:p>1.056466</text:p>
              </table:table-cell>
              <table:table-cell office:value-type="float" office:value="0.893966">
                <text:p>0.8939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56274">
                <text:p>1.056274</text:p>
              </table:table-cell>
              <table:table-cell office:value-type="float" office:value="0.894863">
                <text:p>0.8948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56052">
                <text:p>1.056052</text:p>
              </table:table-cell>
              <table:table-cell office:value-type="float" office:value="0.895888">
                <text:p>0.8958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55854">
                <text:p>1.055854</text:p>
              </table:table-cell>
              <table:table-cell office:value-type="float" office:value="0.896784">
                <text:p>0.8967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55651">
                <text:p>1.055651</text:p>
              </table:table-cell>
              <table:table-cell office:value-type="float" office:value="0.897678">
                <text:p>0.8976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55471">
                <text:p>1.055471</text:p>
              </table:table-cell>
              <table:table-cell office:value-type="float" office:value="0.898444">
                <text:p>0.8984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055317">
                <text:p>1.055317</text:p>
              </table:table-cell>
              <table:table-cell office:value-type="float" office:value="0.899081">
                <text:p>0.8990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55191">
                <text:p>1.055191</text:p>
              </table:table-cell>
              <table:table-cell office:value-type="float" office:value="0.899589">
                <text:p>0.8995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55403">
                <text:p>1.055403</text:p>
              </table:table-cell>
              <table:table-cell office:value-type="float" office:value="0.898697">
                <text:p>0.8986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55311">
                <text:p>1.055311</text:p>
              </table:table-cell>
              <table:table-cell office:value-type="float" office:value="0.899079">
                <text:p>0.8990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55185">
                <text:p>1.055185</text:p>
              </table:table-cell>
              <table:table-cell office:value-type="float" office:value="0.899588">
                <text:p>0.8995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55056">
                <text:p>1.055056</text:p>
              </table:table-cell>
              <table:table-cell office:value-type="float" office:value="0.900096">
                <text:p>0.9000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54892">
                <text:p>1.054892</text:p>
              </table:table-cell>
              <table:table-cell office:value-type="float" office:value="0.90073">
                <text:p>0.900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54688">
                <text:p>1.054688</text:p>
              </table:table-cell>
              <table:table-cell office:value-type="float" office:value="0.90149">
                <text:p>0.901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54517">
                <text:p>1.054517</text:p>
              </table:table-cell>
              <table:table-cell office:value-type="float" office:value="0.902122">
                <text:p>0.9021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54378">
                <text:p>1.054378</text:p>
              </table:table-cell>
              <table:table-cell office:value-type="float" office:value="0.902628">
                <text:p>0.9026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054171">
                <text:p>1.054171</text:p>
              </table:table-cell>
              <table:table-cell office:value-type="float" office:value="0.903387">
                <text:p>0.9033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53932">
                <text:p>1.053932</text:p>
              </table:table-cell>
              <table:table-cell office:value-type="float" office:value="0.904272">
                <text:p>0.9042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053689">
                <text:p>1.053689</text:p>
              </table:table-cell>
              <table:table-cell office:value-type="float" office:value="0.905157">
                <text:p>0.9051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053477">
                <text:p>1.053477</text:p>
              </table:table-cell>
              <table:table-cell office:value-type="float" office:value="0.905914">
                <text:p>0.9059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053261">
                <text:p>1.053261</text:p>
              </table:table-cell>
              <table:table-cell office:value-type="float" office:value="0.90667">
                <text:p>0.90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052968">
                <text:p>1.052968</text:p>
              </table:table-cell>
              <table:table-cell office:value-type="float" office:value="0.907677">
                <text:p>0.9076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052634">
                <text:p>1.052634</text:p>
              </table:table-cell>
              <table:table-cell office:value-type="float" office:value="0.908808">
                <text:p>0.9088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52259">
                <text:p>1.052259</text:p>
              </table:table-cell>
              <table:table-cell office:value-type="float" office:value="0.910064">
                <text:p>0.9100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51918">
                <text:p>1.051918</text:p>
              </table:table-cell>
              <table:table-cell office:value-type="float" office:value="0.911193">
                <text:p>0.9111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5165">
                <text:p>1.05165</text:p>
              </table:table-cell>
              <table:table-cell office:value-type="float" office:value="0.912071">
                <text:p>0.9120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05138">
                <text:p>1.05138</text:p>
              </table:table-cell>
              <table:table-cell office:value-type="float" office:value="0.912947">
                <text:p>0.9129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51108">
                <text:p>1.051108</text:p>
              </table:table-cell>
              <table:table-cell office:value-type="float" office:value="0.913824">
                <text:p>0.9138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50834">
                <text:p>1.050834</text:p>
              </table:table-cell>
              <table:table-cell office:value-type="float" office:value="0.914699">
                <text:p>0.9146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50875">
                <text:p>1.050875</text:p>
              </table:table-cell>
              <table:table-cell office:value-type="float" office:value="0.914575">
                <text:p>0.9145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050587">
                <text:p>1.050587</text:p>
              </table:table-cell>
              <table:table-cell office:value-type="float" office:value="0.915446">
                <text:p>0.9154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50225">
                <text:p>1.050225</text:p>
              </table:table-cell>
              <table:table-cell office:value-type="float" office:value="0.916568">
                <text:p>0.9165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049876">
                <text:p>1.049876</text:p>
              </table:table-cell>
              <table:table-cell office:value-type="float" office:value="0.917695">
                <text:p>0.9176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49719">
                <text:p>1.049719</text:p>
              </table:table-cell>
              <table:table-cell office:value-type="float" office:value="0.918195">
                <text:p>0.9181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049719">
                <text:p>1.049719</text:p>
              </table:table-cell>
              <table:table-cell office:value-type="float" office:value="0.918195">
                <text:p>0.9181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049799">
                <text:p>1.049799</text:p>
              </table:table-cell>
              <table:table-cell office:value-type="float" office:value="0.917946">
                <text:p>0.9179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049719">
                <text:p>1.049719</text:p>
              </table:table-cell>
              <table:table-cell office:value-type="float" office:value="0.918195">
                <text:p>0.9181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49557">
                <text:p>1.049557</text:p>
              </table:table-cell>
              <table:table-cell office:value-type="float" office:value="0.918694">
                <text:p>0.9186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049185">
                <text:p>1.049185</text:p>
              </table:table-cell>
              <table:table-cell office:value-type="float" office:value="0.919813">
                <text:p>0.9198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049226">
                <text:p>1.049226</text:p>
              </table:table-cell>
              <table:table-cell office:value-type="float" office:value="0.919689">
                <text:p>0.9196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049431">
                <text:p>1.049431</text:p>
              </table:table-cell>
              <table:table-cell office:value-type="float" office:value="0.919066">
                <text:p>0.919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49675">
                <text:p>1.049675</text:p>
              </table:table-cell>
              <table:table-cell office:value-type="float" office:value="0.918319">
                <text:p>0.9183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4984">
                <text:p>1.04984</text:p>
              </table:table-cell>
              <table:table-cell office:value-type="float" office:value="0.917821">
                <text:p>0.9178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49883">
                <text:p>1.049883</text:p>
              </table:table-cell>
              <table:table-cell office:value-type="float" office:value="0.917697">
                <text:p>0.9176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49753">
                <text:p>1.049753</text:p>
              </table:table-cell>
              <table:table-cell office:value-type="float" office:value="0.918068">
                <text:p>0.9180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049622">
                <text:p>1.049622</text:p>
              </table:table-cell>
              <table:table-cell office:value-type="float" office:value="0.918439">
                <text:p>0.9184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49535">
                <text:p>1.049535</text:p>
              </table:table-cell>
              <table:table-cell office:value-type="float" office:value="0.918686">
                <text:p>0.9186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49535">
                <text:p>1.049535</text:p>
              </table:table-cell>
              <table:table-cell office:value-type="float" office:value="0.918686">
                <text:p>0.918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49578">
                <text:p>1.049578</text:p>
              </table:table-cell>
              <table:table-cell office:value-type="float" office:value="0.918562">
                <text:p>0.9185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49578">
                <text:p>1.049578</text:p>
              </table:table-cell>
              <table:table-cell office:value-type="float" office:value="0.918562">
                <text:p>0.9185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49534">
                <text:p>1.049534</text:p>
              </table:table-cell>
              <table:table-cell office:value-type="float" office:value="0.918686">
                <text:p>0.9186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49489">
                <text:p>1.049489</text:p>
              </table:table-cell>
              <table:table-cell office:value-type="float" office:value="0.918809">
                <text:p>0.9188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49489">
                <text:p>1.049489</text:p>
              </table:table-cell>
              <table:table-cell office:value-type="float" office:value="0.918809">
                <text:p>0.9188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049397">
                <text:p>1.049397</text:p>
              </table:table-cell>
              <table:table-cell office:value-type="float" office:value="0.919055">
                <text:p>0.9190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049783">
                <text:p>1.049783</text:p>
              </table:table-cell>
              <table:table-cell office:value-type="float" office:value="0.91794">
                <text:p>0.917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49909">
                <text:p>1.049909</text:p>
              </table:table-cell>
              <table:table-cell office:value-type="float" office:value="0.917567">
                <text:p>0.9175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049739">
                <text:p>1.049739</text:p>
              </table:table-cell>
              <table:table-cell office:value-type="float" office:value="0.918063">
                <text:p>0.9180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49517">
                <text:p>1.049517</text:p>
              </table:table-cell>
              <table:table-cell office:value-type="float" office:value="0.91868">
                <text:p>0.918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049333">
                <text:p>1.049333</text:p>
              </table:table-cell>
              <table:table-cell office:value-type="float" office:value="0.919171">
                <text:p>0.9191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49286">
                <text:p>1.049286</text:p>
              </table:table-cell>
              <table:table-cell office:value-type="float" office:value="0.919293">
                <text:p>0.9192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4915">
                <text:p>1.04915</text:p>
              </table:table-cell>
              <table:table-cell office:value-type="float" office:value="0.919662">
                <text:p>0.9196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48884">
                <text:p>1.048884</text:p>
              </table:table-cell>
              <table:table-cell office:value-type="float" office:value="0.920402">
                <text:p>0.9204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48661">
                <text:p>1.048661</text:p>
              </table:table-cell>
              <table:table-cell office:value-type="float" office:value="0.921018">
                <text:p>0.9210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48432">
                <text:p>1.048432</text:p>
              </table:table-cell>
              <table:table-cell office:value-type="float" office:value="0.921632">
                <text:p>0.9216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048251">
                <text:p>1.048251</text:p>
              </table:table-cell>
              <table:table-cell office:value-type="float" office:value="0.922124">
                <text:p>0.9221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48251">
                <text:p>1.048251</text:p>
              </table:table-cell>
              <table:table-cell office:value-type="float" office:value="0.922124">
                <text:p>0.9221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48342">
                <text:p>1.048342</text:p>
              </table:table-cell>
              <table:table-cell office:value-type="float" office:value="0.921878">
                <text:p>0.9218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048386">
                <text:p>1.048386</text:p>
              </table:table-cell>
              <table:table-cell office:value-type="float" office:value="0.921755">
                <text:p>0.9217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48298">
                <text:p>1.048298</text:p>
              </table:table-cell>
              <table:table-cell office:value-type="float" office:value="0.922002">
                <text:p>0.9220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48076">
                <text:p>1.048076</text:p>
              </table:table-cell>
              <table:table-cell office:value-type="float" office:value="0.922619">
                <text:p>0.9226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047847">
                <text:p>1.047847</text:p>
              </table:table-cell>
              <table:table-cell office:value-type="float" office:value="0.923232">
                <text:p>0.9232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048588">
                <text:p>1.048588</text:p>
              </table:table-cell>
              <table:table-cell office:value-type="float" office:value="0.921412">
                <text:p>0.9214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4959">
                <text:p>1.04959</text:p>
              </table:table-cell>
              <table:table-cell office:value-type="float" office:value="0.918989">
                <text:p>0.9189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50759">
                <text:p>1.050759</text:p>
              </table:table-cell>
              <table:table-cell office:value-type="float" office:value="0.916211">
                <text:p>0.9162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51789">
                <text:p>1.051789</text:p>
              </table:table-cell>
              <table:table-cell office:value-type="float" office:value="0.9138">
                <text:p>0.91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052669">
                <text:p>1.052669</text:p>
              </table:table-cell>
              <table:table-cell office:value-type="float" office:value="0.911754">
                <text:p>0.9117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052564">
                <text:p>1.052564</text:p>
              </table:table-cell>
              <table:table-cell office:value-type="float" office:value="0.911994">
                <text:p>0.9119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052511">
                <text:p>1.052511</text:p>
              </table:table-cell>
              <table:table-cell office:value-type="float" office:value="0.912114">
                <text:p>0.9121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052406">
                <text:p>1.052406</text:p>
              </table:table-cell>
              <table:table-cell office:value-type="float" office:value="0.912354">
                <text:p>0.9123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052303">
                <text:p>1.052303</text:p>
              </table:table-cell>
              <table:table-cell office:value-type="float" office:value="0.912595">
                <text:p>0.9125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0522">
                <text:p>1.0522</text:p>
              </table:table-cell>
              <table:table-cell office:value-type="float" office:value="0.912836">
                <text:p>0.9128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052149">
                <text:p>1.052149</text:p>
              </table:table-cell>
              <table:table-cell office:value-type="float" office:value="0.912957">
                <text:p>0.9129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52047">
                <text:p>1.052047</text:p>
              </table:table-cell>
              <table:table-cell office:value-type="float" office:value="0.913198">
                <text:p>0.9131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051945">
                <text:p>1.051945</text:p>
              </table:table-cell>
              <table:table-cell office:value-type="float" office:value="0.91344">
                <text:p>0.913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051739">
                <text:p>1.051739</text:p>
              </table:table-cell>
              <table:table-cell office:value-type="float" office:value="0.913922">
                <text:p>0.9139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051688">
                <text:p>1.051688</text:p>
              </table:table-cell>
              <table:table-cell office:value-type="float" office:value="0.914042">
                <text:p>0.9140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051688">
                <text:p>1.051688</text:p>
              </table:table-cell>
              <table:table-cell office:value-type="float" office:value="0.914042">
                <text:p>0.9140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051637">
                <text:p>1.051637</text:p>
              </table:table-cell>
              <table:table-cell office:value-type="float" office:value="0.914163">
                <text:p>0.9141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051486">
                <text:p>1.051486</text:p>
              </table:table-cell>
              <table:table-cell office:value-type="float" office:value="0.914526">
                <text:p>0.9145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051285">
                <text:p>1.051285</text:p>
              </table:table-cell>
              <table:table-cell office:value-type="float" office:value="0.91501">
                <text:p>0.915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051084">
                <text:p>1.051084</text:p>
              </table:table-cell>
              <table:table-cell office:value-type="float" office:value="0.915495">
                <text:p>0.9154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050984">
                <text:p>1.050984</text:p>
              </table:table-cell>
              <table:table-cell office:value-type="float" office:value="0.915737">
                <text:p>0.9157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050934">
                <text:p>1.050934</text:p>
              </table:table-cell>
              <table:table-cell office:value-type="float" office:value="0.915858">
                <text:p>0.9158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050885">
                <text:p>1.050885</text:p>
              </table:table-cell>
              <table:table-cell office:value-type="float" office:value="0.91598">
                <text:p>0.915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050786">
                <text:p>1.050786</text:p>
              </table:table-cell>
              <table:table-cell office:value-type="float" office:value="0.916222">
                <text:p>0.9162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050585">
                <text:p>1.050585</text:p>
              </table:table-cell>
              <table:table-cell office:value-type="float" office:value="0.916706">
                <text:p>0.9167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50434">
                <text:p>1.050434</text:p>
              </table:table-cell>
              <table:table-cell office:value-type="float" office:value="0.917069">
                <text:p>0.9170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50236">
                <text:p>1.050236</text:p>
              </table:table-cell>
              <table:table-cell office:value-type="float" office:value="0.917555">
                <text:p>0.9175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49991">
                <text:p>1.049991</text:p>
              </table:table-cell>
              <table:table-cell office:value-type="float" office:value="0.918163">
                <text:p>0.9181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49648">
                <text:p>1.049648</text:p>
              </table:table-cell>
              <table:table-cell office:value-type="float" office:value="0.919013">
                <text:p>0.9190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48971">
                <text:p>1.048971</text:p>
              </table:table-cell>
              <table:table-cell office:value-type="float" office:value="0.920719">
                <text:p>0.9207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48723">
                <text:p>1.048723</text:p>
              </table:table-cell>
              <table:table-cell office:value-type="float" office:value="0.921326">
                <text:p>0.9213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48723">
                <text:p>1.048723</text:p>
              </table:table-cell>
              <table:table-cell office:value-type="float" office:value="0.921326">
                <text:p>0.9213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48622">
                <text:p>1.048622</text:p>
              </table:table-cell>
              <table:table-cell office:value-type="float" office:value="0.921567">
                <text:p>0.9215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48419">
                <text:p>1.048419</text:p>
              </table:table-cell>
              <table:table-cell office:value-type="float" office:value="0.922051">
                <text:p>0.9220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048067">
                <text:p>1.048067</text:p>
              </table:table-cell>
              <table:table-cell office:value-type="float" office:value="0.922898">
                <text:p>0.9228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47815">
                <text:p>1.047815</text:p>
              </table:table-cell>
              <table:table-cell office:value-type="float" office:value="0.923503">
                <text:p>0.9235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47662">
                <text:p>1.047662</text:p>
              </table:table-cell>
              <table:table-cell office:value-type="float" office:value="0.923865">
                <text:p>0.9238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04735">
                <text:p>1.04735</text:p>
              </table:table-cell>
              <table:table-cell office:value-type="float" office:value="0.924587">
                <text:p>0.9245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047034">
                <text:p>1.047034</text:p>
              </table:table-cell>
              <table:table-cell office:value-type="float" office:value="0.925307">
                <text:p>0.9253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4661">
                <text:p>1.04661</text:p>
              </table:table-cell>
              <table:table-cell office:value-type="float" office:value="0.926266">
                <text:p>0.9262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46243">
                <text:p>1.046243</text:p>
              </table:table-cell>
              <table:table-cell office:value-type="float" office:value="0.927107">
                <text:p>0.9271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46033">
                <text:p>1.046033</text:p>
              </table:table-cell>
              <table:table-cell office:value-type="float" office:value="0.927587">
                <text:p>0.9275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45931">
                <text:p>1.045931</text:p>
              </table:table-cell>
              <table:table-cell office:value-type="float" office:value="0.927829">
                <text:p>0.9278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45789">
                <text:p>1.045789</text:p>
              </table:table-cell>
              <table:table-cell office:value-type="float" office:value="0.928195">
                <text:p>0.9281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45508">
                <text:p>1.045508</text:p>
              </table:table-cell>
              <table:table-cell office:value-type="float" office:value="0.928929">
                <text:p>0.9289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44876">
                <text:p>1.044876</text:p>
              </table:table-cell>
              <table:table-cell office:value-type="float" office:value="0.930512">
                <text:p>0.9305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44267">
                <text:p>1.044267</text:p>
              </table:table-cell>
              <table:table-cell office:value-type="float" office:value="0.931962">
                <text:p>0.9319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43643">
                <text:p>1.043643</text:p>
              </table:table-cell>
              <table:table-cell office:value-type="float" office:value="0.933406">
                <text:p>0.9334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43283">
                <text:p>1.043283</text:p>
              </table:table-cell>
              <table:table-cell office:value-type="float" office:value="0.934249">
                <text:p>0.9342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43029">
                <text:p>1.043029</text:p>
              </table:table-cell>
              <table:table-cell office:value-type="float" office:value="0.934853">
                <text:p>0.9348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42827">
                <text:p>1.042827</text:p>
              </table:table-cell>
              <table:table-cell office:value-type="float" office:value="0.935337">
                <text:p>0.9353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42412">
                <text:p>1.042412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41918">
                <text:p>1.041918</text:p>
              </table:table-cell>
              <table:table-cell office:value-type="float" office:value="0.937371">
                <text:p>0.93737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41296">
                <text:p>1.041296</text:p>
              </table:table-cell>
              <table:table-cell office:value-type="float" office:value="0.938672">
                <text:p>0.938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41011">
                <text:p>1.041011</text:p>
              </table:table-cell>
              <table:table-cell office:value-type="float" office:value="0.939262">
                <text:p>0.9392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40842">
                <text:p>1.040842</text:p>
              </table:table-cell>
              <table:table-cell office:value-type="float" office:value="0.939617">
                <text:p>0.9396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40672">
                <text:p>1.040672</text:p>
              </table:table-cell>
              <table:table-cell office:value-type="float" office:value="0.939971">
                <text:p>0.9399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40441">
                <text:p>1.040441</text:p>
              </table:table-cell>
              <table:table-cell office:value-type="float" office:value="0.940442">
                <text:p>0.940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40145">
                <text:p>1.040145</text:p>
              </table:table-cell>
              <table:table-cell office:value-type="float" office:value="0.941027">
                <text:p>0.9410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39841">
                <text:p>1.039841</text:p>
              </table:table-cell>
              <table:table-cell office:value-type="float" office:value="0.941607">
                <text:p>0.9416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39717">
                <text:p>1.039717</text:p>
              </table:table-cell>
              <table:table-cell office:value-type="float" office:value="0.941838">
                <text:p>0.9418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3984">
                <text:p>1.03984</text:p>
              </table:table-cell>
              <table:table-cell office:value-type="float" office:value="0.941607">
                <text:p>0.9416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40022">
                <text:p>1.040022</text:p>
              </table:table-cell>
              <table:table-cell office:value-type="float" office:value="0.941258">
                <text:p>0.9412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40022">
                <text:p>1.040022</text:p>
              </table:table-cell>
              <table:table-cell office:value-type="float" office:value="0.941258">
                <text:p>0.9412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39898">
                <text:p>1.039898</text:p>
              </table:table-cell>
              <table:table-cell office:value-type="float" office:value="0.941489">
                <text:p>0.9414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39771">
                <text:p>1.039771</text:p>
              </table:table-cell>
              <table:table-cell office:value-type="float" office:value="0.941718">
                <text:p>0.9417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39835">
                <text:p>1.039835</text:p>
              </table:table-cell>
              <table:table-cell office:value-type="float" office:value="0.941604">
                <text:p>0.9416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39961">
                <text:p>1.039961</text:p>
              </table:table-cell>
              <table:table-cell office:value-type="float" office:value="0.941374">
                <text:p>0.9413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40337">
                <text:p>1.040337</text:p>
              </table:table-cell>
              <table:table-cell office:value-type="float" office:value="0.940684">
                <text:p>0.9406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40587">
                <text:p>1.040587</text:p>
              </table:table-cell>
              <table:table-cell office:value-type="float" office:value="0.940222">
                <text:p>0.9402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40774">
                <text:p>1.040774</text:p>
              </table:table-cell>
              <table:table-cell office:value-type="float" office:value="0.939877">
                <text:p>0.9398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40838">
                <text:p>1.040838</text:p>
              </table:table-cell>
              <table:table-cell office:value-type="float" office:value="0.939762">
                <text:p>0.9397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40966">
                <text:p>1.040966</text:p>
              </table:table-cell>
              <table:table-cell office:value-type="float" office:value="0.939533">
                <text:p>0.9395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41159">
                <text:p>1.041159</text:p>
              </table:table-cell>
              <table:table-cell office:value-type="float" office:value="0.939191">
                <text:p>0.9391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41613">
                <text:p>1.041613</text:p>
              </table:table-cell>
              <table:table-cell office:value-type="float" office:value="0.938394">
                <text:p>0.9383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41807">
                <text:p>1.041807</text:p>
              </table:table-cell>
              <table:table-cell office:value-type="float" office:value="0.938051">
                <text:p>0.9380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41934">
                <text:p>1.041934</text:p>
              </table:table-cell>
              <table:table-cell office:value-type="float" office:value="0.937822">
                <text:p>0.9378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41807">
                <text:p>1.041807</text:p>
              </table:table-cell>
              <table:table-cell office:value-type="float" office:value="0.938052">
                <text:p>0.9380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41871">
                <text:p>1.041871</text:p>
              </table:table-cell>
              <table:table-cell office:value-type="float" office:value="0.937937">
                <text:p>0.9379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42188">
                <text:p>1.042188</text:p>
              </table:table-cell>
              <table:table-cell office:value-type="float" office:value="0.937364">
                <text:p>0.9373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42573">
                <text:p>1.042573</text:p>
              </table:table-cell>
              <table:table-cell office:value-type="float" office:value="0.936678">
                <text:p>0.9366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42702">
                <text:p>1.042702</text:p>
              </table:table-cell>
              <table:table-cell office:value-type="float" office:value="0.93645">
                <text:p>0.936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42893">
                <text:p>1.042893</text:p>
              </table:table-cell>
              <table:table-cell office:value-type="float" office:value="0.936106">
                <text:p>0.9361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42957">
                <text:p>1.042957</text:p>
              </table:table-cell>
              <table:table-cell office:value-type="float" office:value="0.935992">
                <text:p>0.9359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43147">
                <text:p>1.043147</text:p>
              </table:table-cell>
              <table:table-cell office:value-type="float" office:value="0.935648">
                <text:p>0.9356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43404">
                <text:p>1.043404</text:p>
              </table:table-cell>
              <table:table-cell office:value-type="float" office:value="0.93519">
                <text:p>0.935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43597">
                <text:p>1.043597</text:p>
              </table:table-cell>
              <table:table-cell office:value-type="float" office:value="0.934848">
                <text:p>0.9348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43857">
                <text:p>1.043857</text:p>
              </table:table-cell>
              <table:table-cell office:value-type="float" office:value="0.934393">
                <text:p>0.9343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043986">
                <text:p>1.043986</text:p>
              </table:table-cell>
              <table:table-cell office:value-type="float" office:value="0.934165">
                <text:p>0.9341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043986">
                <text:p>1.043986</text:p>
              </table:table-cell>
              <table:table-cell office:value-type="float" office:value="0.934165">
                <text:p>0.9341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04456">
                <text:p>1.04456</text:p>
              </table:table-cell>
              <table:table-cell office:value-type="float" office:value="0.933134">
                <text:p>0.9331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044496">
                <text:p>1.044496</text:p>
              </table:table-cell>
              <table:table-cell office:value-type="float" office:value="0.933249">
                <text:p>0.9332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044167">
                <text:p>1.044167</text:p>
              </table:table-cell>
              <table:table-cell office:value-type="float" office:value="0.933815">
                <text:p>0.9338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043905">
                <text:p>1.043905</text:p>
              </table:table-cell>
              <table:table-cell office:value-type="float" office:value="0.934269">
                <text:p>0.9342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4397">
                <text:p>1.04397</text:p>
              </table:table-cell>
              <table:table-cell office:value-type="float" office:value="0.934156">
                <text:p>0.9341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44164">
                <text:p>1.044164</text:p>
              </table:table-cell>
              <table:table-cell office:value-type="float" office:value="0.933814">
                <text:p>0.9338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44227">
                <text:p>1.044227</text:p>
              </table:table-cell>
              <table:table-cell office:value-type="float" office:value="0.933699">
                <text:p>0.9336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044164">
                <text:p>1.044164</text:p>
              </table:table-cell>
              <table:table-cell office:value-type="float" office:value="0.933814">
                <text:p>0.9338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044164">
                <text:p>1.044164</text:p>
              </table:table-cell>
              <table:table-cell office:value-type="float" office:value="0.933814">
                <text:p>0.9338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44356">
                <text:p>1.044356</text:p>
              </table:table-cell>
              <table:table-cell office:value-type="float" office:value="0.933471">
                <text:p>0.933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4455">
                <text:p>1.04455</text:p>
              </table:table-cell>
              <table:table-cell office:value-type="float" office:value="0.933129">
                <text:p>0.9331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44806">
                <text:p>1.044806</text:p>
              </table:table-cell>
              <table:table-cell office:value-type="float" office:value="0.932671">
                <text:p>0.9326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045056">
                <text:p>1.045056</text:p>
              </table:table-cell>
              <table:table-cell office:value-type="float" office:value="0.93221">
                <text:p>0.932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045242">
                <text:p>1.045242</text:p>
              </table:table-cell>
              <table:table-cell office:value-type="float" office:value="0.931864">
                <text:p>0.9318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4543">
                <text:p>1.04543</text:p>
              </table:table-cell>
              <table:table-cell office:value-type="float" office:value="0.931519">
                <text:p>0.9315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45494">
                <text:p>1.045494</text:p>
              </table:table-cell>
              <table:table-cell office:value-type="float" office:value="0.931404">
                <text:p>0.9314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45494">
                <text:p>1.045494</text:p>
              </table:table-cell>
              <table:table-cell office:value-type="float" office:value="0.931404">
                <text:p>0.9314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45494">
                <text:p>1.045494</text:p>
              </table:table-cell>
              <table:table-cell office:value-type="float" office:value="0.931404">
                <text:p>0.9314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45558">
                <text:p>1.045558</text:p>
              </table:table-cell>
              <table:table-cell office:value-type="float" office:value="0.93129">
                <text:p>0.931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45433">
                <text:p>1.045433</text:p>
              </table:table-cell>
              <table:table-cell office:value-type="float" office:value="0.931521">
                <text:p>0.9315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045371">
                <text:p>1.045371</text:p>
              </table:table-cell>
              <table:table-cell office:value-type="float" office:value="0.931636">
                <text:p>0.9316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045244">
                <text:p>1.045244</text:p>
              </table:table-cell>
              <table:table-cell office:value-type="float" office:value="0.931865">
                <text:p>0.9318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044855">
                <text:p>1.044855</text:p>
              </table:table-cell>
              <table:table-cell office:value-type="float" office:value="0.932549">
                <text:p>0.9325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044595">
                <text:p>1.044595</text:p>
              </table:table-cell>
              <table:table-cell office:value-type="float" office:value="0.933003">
                <text:p>0.933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044337">
                <text:p>1.044337</text:p>
              </table:table-cell>
              <table:table-cell office:value-type="float" office:value="0.93346">
                <text:p>0.933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044023">
                <text:p>1.044023</text:p>
              </table:table-cell>
              <table:table-cell office:value-type="float" office:value="0.934035">
                <text:p>0.9340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043772">
                <text:p>1.043772</text:p>
              </table:table-cell>
              <table:table-cell office:value-type="float" office:value="0.934495">
                <text:p>0.9344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043518">
                <text:p>1.043518</text:p>
              </table:table-cell>
              <table:table-cell office:value-type="float" office:value="0.934954">
                <text:p>0.9349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043128">
                <text:p>1.043128</text:p>
              </table:table-cell>
              <table:table-cell office:value-type="float" office:value="0.935637">
                <text:p>0.9356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042799">
                <text:p>1.042799</text:p>
              </table:table-cell>
              <table:table-cell office:value-type="float" office:value="0.936203">
                <text:p>0.9362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42537">
                <text:p>1.042537</text:p>
              </table:table-cell>
              <table:table-cell office:value-type="float" office:value="0.936658">
                <text:p>0.9366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04228">
                <text:p>1.04228</text:p>
              </table:table-cell>
              <table:table-cell office:value-type="float" office:value="0.937114">
                <text:p>0.9371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041899">
                <text:p>1.041899</text:p>
              </table:table-cell>
              <table:table-cell office:value-type="float" office:value="0.937803">
                <text:p>0.9378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041582">
                <text:p>1.041582</text:p>
              </table:table-cell>
              <table:table-cell office:value-type="float" office:value="0.938376">
                <text:p>0.9383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041323">
                <text:p>1.041323</text:p>
              </table:table-cell>
              <table:table-cell office:value-type="float" office:value="0.938832">
                <text:p>0.9388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40926">
                <text:p>1.040926</text:p>
              </table:table-cell>
              <table:table-cell office:value-type="float" office:value="0.93951">
                <text:p>0.939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040394">
                <text:p>1.040394</text:p>
              </table:table-cell>
              <table:table-cell office:value-type="float" office:value="0.940414">
                <text:p>0.9404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039872">
                <text:p>1.039872</text:p>
              </table:table-cell>
              <table:table-cell office:value-type="float" office:value="0.941323">
                <text:p>0.9413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039359">
                <text:p>1.039359</text:p>
              </table:table-cell>
              <table:table-cell office:value-type="float" office:value="0.942238">
                <text:p>0.9422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38975">
                <text:p>1.038975</text:p>
              </table:table-cell>
              <table:table-cell office:value-type="float" office:value="0.942924">
                <text:p>0.9429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038651">
                <text:p>1.038651</text:p>
              </table:table-cell>
              <table:table-cell office:value-type="float" office:value="0.943494">
                <text:p>0.9434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38253">
                <text:p>1.038253</text:p>
              </table:table-cell>
              <table:table-cell office:value-type="float" office:value="0.944172">
                <text:p>0.9441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037852">
                <text:p>1.037852</text:p>
              </table:table-cell>
              <table:table-cell office:value-type="float" office:value="0.944848">
                <text:p>0.9448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37391">
                <text:p>1.037391</text:p>
              </table:table-cell>
              <table:table-cell office:value-type="float" office:value="0.945641">
                <text:p>0.9456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36859">
                <text:p>1.036859</text:p>
              </table:table-cell>
              <table:table-cell office:value-type="float" office:value="0.946545">
                <text:p>0.94654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36596">
                <text:p>1.036596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036398">
                <text:p>1.036398</text:p>
              </table:table-cell>
              <table:table-cell office:value-type="float" office:value="0.947338">
                <text:p>0.9473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36063">
                <text:p>1.036063</text:p>
              </table:table-cell>
              <table:table-cell office:value-type="float" office:value="0.947901">
                <text:p>0.9479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035588">
                <text:p>1.035588</text:p>
              </table:table-cell>
              <table:table-cell office:value-type="float" office:value="0.948686">
                <text:p>0.9486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035183">
                <text:p>1.035183</text:p>
              </table:table-cell>
              <table:table-cell office:value-type="float" office:value="0.94936">
                <text:p>0.949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034785">
                <text:p>1.034785</text:p>
              </table:table-cell>
              <table:table-cell office:value-type="float" office:value="0.950038">
                <text:p>0.9500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034394">
                <text:p>1.034394</text:p>
              </table:table-cell>
              <table:table-cell office:value-type="float" office:value="0.950721">
                <text:p>0.9507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34002">
                <text:p>1.034002</text:p>
              </table:table-cell>
              <table:table-cell office:value-type="float" office:value="0.951403">
                <text:p>0.9514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33472">
                <text:p>1.033472</text:p>
              </table:table-cell>
              <table:table-cell office:value-type="float" office:value="0.952307">
                <text:p>0.9523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032996">
                <text:p>1.032996</text:p>
              </table:table-cell>
              <table:table-cell office:value-type="float" office:value="0.953091">
                <text:p>0.9530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032654">
                <text:p>1.032654</text:p>
              </table:table-cell>
              <table:table-cell office:value-type="float" office:value="0.95365">
                <text:p>0.953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032112">
                <text:p>1.032112</text:p>
              </table:table-cell>
              <table:table-cell office:value-type="float" office:value="0.954548">
                <text:p>0.954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031579">
                <text:p>1.031579</text:p>
              </table:table-cell>
              <table:table-cell office:value-type="float" office:value="0.955451">
                <text:p>0.9554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030836">
                <text:p>1.030836</text:p>
              </table:table-cell>
              <table:table-cell office:value-type="float" office:value="0.956686">
                <text:p>0.9566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031116">
                <text:p>1.031116</text:p>
              </table:table-cell>
              <table:table-cell office:value-type="float" office:value="0.956243">
                <text:p>0.9562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030268">
                <text:p>1.030268</text:p>
              </table:table-cell>
              <table:table-cell office:value-type="float" office:value="0.957568">
                <text:p>0.9575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029089">
                <text:p>1.029089</text:p>
              </table:table-cell>
              <table:table-cell office:value-type="float" office:value="0.959458">
                <text:p>0.9594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028076">
                <text:p>1.028076</text:p>
              </table:table-cell>
              <table:table-cell office:value-type="float" office:value="0.961143">
                <text:p>0.9611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02748">
                <text:p>1.02748</text:p>
              </table:table-cell>
              <table:table-cell office:value-type="float" office:value="0.962161">
                <text:p>0.9621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027214">
                <text:p>1.027214</text:p>
              </table:table-cell>
              <table:table-cell office:value-type="float" office:value="0.962612">
                <text:p>0.9626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26741">
                <text:p>1.026741</text:p>
              </table:table-cell>
              <table:table-cell office:value-type="float" office:value="0.963399">
                <text:p>0.9633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026054">
                <text:p>1.026054</text:p>
              </table:table-cell>
              <table:table-cell office:value-type="float" office:value="0.964515">
                <text:p>0.9645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02571">
                <text:p>1.02571</text:p>
              </table:table-cell>
              <table:table-cell office:value-type="float" office:value="0.965073">
                <text:p>0.9650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2557">
                <text:p>1.02557</text:p>
              </table:table-cell>
              <table:table-cell office:value-type="float" office:value="0.965294">
                <text:p>0.9652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02557">
                <text:p>1.02557</text:p>
              </table:table-cell>
              <table:table-cell office:value-type="float" office:value="0.965294">
                <text:p>0.9652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025431">
                <text:p>1.025431</text:p>
              </table:table-cell>
              <table:table-cell office:value-type="float" office:value="0.965516">
                <text:p>0.9655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025291">
                <text:p>1.025291</text:p>
              </table:table-cell>
              <table:table-cell office:value-type="float" office:value="0.965738">
                <text:p>0.9657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2508">
                <text:p>1.02508</text:p>
              </table:table-cell>
              <table:table-cell office:value-type="float" office:value="0.96607">
                <text:p>0.966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024724">
                <text:p>1.024724</text:p>
              </table:table-cell>
              <table:table-cell office:value-type="float" office:value="0.96662">
                <text:p>0.966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024724">
                <text:p>1.024724</text:p>
              </table:table-cell>
              <table:table-cell office:value-type="float" office:value="0.96662">
                <text:p>0.966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24865">
                <text:p>1.024865</text:p>
              </table:table-cell>
              <table:table-cell office:value-type="float" office:value="0.966399">
                <text:p>0.9663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25074">
                <text:p>1.025074</text:p>
              </table:table-cell>
              <table:table-cell office:value-type="float" office:value="0.966066">
                <text:p>0.9660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25074">
                <text:p>1.025074</text:p>
              </table:table-cell>
              <table:table-cell office:value-type="float" office:value="0.966066">
                <text:p>0.9660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024932">
                <text:p>1.024932</text:p>
              </table:table-cell>
              <table:table-cell office:value-type="float" office:value="0.966286">
                <text:p>0.9662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024573">
                <text:p>1.024573</text:p>
              </table:table-cell>
              <table:table-cell office:value-type="float" office:value="0.966834">
                <text:p>0.9668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024573">
                <text:p>1.024573</text:p>
              </table:table-cell>
              <table:table-cell office:value-type="float" office:value="0.966834">
                <text:p>0.9668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2443">
                <text:p>1.02443</text:p>
              </table:table-cell>
              <table:table-cell office:value-type="float" office:value="0.967054">
                <text:p>0.9670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24219">
                <text:p>1.024219</text:p>
              </table:table-cell>
              <table:table-cell office:value-type="float" office:value="0.967385">
                <text:p>0.9673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23795">
                <text:p>1.023795</text:p>
              </table:table-cell>
              <table:table-cell office:value-type="float" office:value="0.968048">
                <text:p>0.968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023438">
                <text:p>1.023438</text:p>
              </table:table-cell>
              <table:table-cell office:value-type="float" office:value="0.968597">
                <text:p>0.9685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023073">
                <text:p>1.023073</text:p>
              </table:table-cell>
              <table:table-cell office:value-type="float" office:value="0.969142">
                <text:p>0.9691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022854">
                <text:p>1.022854</text:p>
              </table:table-cell>
              <table:table-cell office:value-type="float" office:value="0.969468">
                <text:p>0.9694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2249">
                <text:p>1.02249</text:p>
              </table:table-cell>
              <table:table-cell office:value-type="float" office:value="0.970013">
                <text:p>0.9700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021985">
                <text:p>1.021985</text:p>
              </table:table-cell>
              <table:table-cell office:value-type="float" office:value="0.970779">
                <text:p>0.9707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21335">
                <text:p>1.021335</text:p>
              </table:table-cell>
              <table:table-cell office:value-type="float" office:value="0.971763">
                <text:p>0.9717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02075">
                <text:p>1.02075</text:p>
              </table:table-cell>
              <table:table-cell office:value-type="float" office:value="0.972633">
                <text:p>0.9726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020008">
                <text:p>1.020008</text:p>
              </table:table-cell>
              <table:table-cell office:value-type="float" office:value="0.973714">
                <text:p>0.9737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019184">
                <text:p>1.019184</text:p>
              </table:table-cell>
              <table:table-cell office:value-type="float" office:value="0.974897">
                <text:p>0.9748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018514">
                <text:p>1.018514</text:p>
              </table:table-cell>
              <table:table-cell office:value-type="float" office:value="0.975867">
                <text:p>0.9758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017777">
                <text:p>1.017777</text:p>
              </table:table-cell>
              <table:table-cell office:value-type="float" office:value="0.976952">
                <text:p>0.9769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17267">
                <text:p>1.017267</text:p>
              </table:table-cell>
              <table:table-cell office:value-type="float" office:value="0.977714">
                <text:p>0.9777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16681">
                <text:p>1.016681</text:p>
              </table:table-cell>
              <table:table-cell office:value-type="float" office:value="0.978583">
                <text:p>0.9785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016162">
                <text:p>1.016162</text:p>
              </table:table-cell>
              <table:table-cell office:value-type="float" office:value="0.97934">
                <text:p>0.979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015409">
                <text:p>1.015409</text:p>
              </table:table-cell>
              <table:table-cell office:value-type="float" office:value="0.980412">
                <text:p>0.9804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014653">
                <text:p>1.014653</text:p>
              </table:table-cell>
              <table:table-cell office:value-type="float" office:value="0.981483">
                <text:p>0.9814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13661">
                <text:p>1.013661</text:p>
              </table:table-cell>
              <table:table-cell office:value-type="float" office:value="0.982869">
                <text:p>0.9828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013134">
                <text:p>1.013134</text:p>
              </table:table-cell>
              <table:table-cell office:value-type="float" office:value="0.983619">
                <text:p>0.9836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012685">
                <text:p>1.012685</text:p>
              </table:table-cell>
              <table:table-cell office:value-type="float" office:value="0.984265">
                <text:p>0.9842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012308">
                <text:p>1.012308</text:p>
              </table:table-cell>
              <table:table-cell office:value-type="float" office:value="0.984801">
                <text:p>0.9848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011922">
                <text:p>1.011922</text:p>
              </table:table-cell>
              <table:table-cell office:value-type="float" office:value="0.98533">
                <text:p>0.985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11373">
                <text:p>1.011373</text:p>
              </table:table-cell>
              <table:table-cell office:value-type="float" office:value="0.986065">
                <text:p>0.9860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010902">
                <text:p>1.010902</text:p>
              </table:table-cell>
              <table:table-cell office:value-type="float" office:value="0.986695">
                <text:p>0.9866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010281">
                <text:p>1.010281</text:p>
              </table:table-cell>
              <table:table-cell office:value-type="float" office:value="0.98754">
                <text:p>0.987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009744">
                <text:p>1.009744</text:p>
              </table:table-cell>
              <table:table-cell office:value-type="float" office:value="0.988284">
                <text:p>0.9882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09282">
                <text:p>1.009282</text:p>
              </table:table-cell>
              <table:table-cell office:value-type="float" office:value="0.98892">
                <text:p>0.988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008733">
                <text:p>1.008733</text:p>
              </table:table-cell>
              <table:table-cell office:value-type="float" office:value="0.989655">
                <text:p>0.9896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008009">
                <text:p>1.008009</text:p>
              </table:table-cell>
              <table:table-cell office:value-type="float" office:value="0.990586">
                <text:p>0.9905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07197">
                <text:p>1.007197</text:p>
              </table:table-cell>
              <table:table-cell office:value-type="float" office:value="0.991615">
                <text:p>0.9916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006552">
                <text:p>1.006552</text:p>
              </table:table-cell>
              <table:table-cell office:value-type="float" office:value="0.992441">
                <text:p>0.9924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05836">
                <text:p>1.005836</text:p>
              </table:table-cell>
              <table:table-cell office:value-type="float" office:value="0.993379">
                <text:p>0.9933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05282">
                <text:p>1.005282</text:p>
              </table:table-cell>
              <table:table-cell office:value-type="float" office:value="0.99411">
                <text:p>0.994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0048">
                <text:p>1.0048</text:p>
              </table:table-cell>
              <table:table-cell office:value-type="float" office:value="0.994731">
                <text:p>0.9947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004139">
                <text:p>1.004139</text:p>
              </table:table-cell>
              <table:table-cell office:value-type="float" office:value="0.995546">
                <text:p>0.9955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03382">
                <text:p>1.003382</text:p>
              </table:table-cell>
              <table:table-cell office:value-type="float" office:value="0.99645">
                <text:p>0.996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002792">
                <text:p>1.002792</text:p>
              </table:table-cell>
              <table:table-cell office:value-type="float" office:value="0.997152">
                <text:p>0.9971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0229">
                <text:p>1.00229</text:p>
              </table:table-cell>
              <table:table-cell office:value-type="float" office:value="0.997758">
                <text:p>0.9977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001874">
                <text:p>1.001874</text:p>
              </table:table-cell>
              <table:table-cell office:value-type="float" office:value="0.998264">
                <text:p>0.9982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01371">
                <text:p>1.001371</text:p>
              </table:table-cell>
              <table:table-cell office:value-type="float" office:value="0.998868">
                <text:p>0.9988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00596">
                <text:p>1.000596</text:p>
              </table:table-cell>
              <table:table-cell office:value-type="float" office:value="0.999758">
                <text:p>0.9997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99977">
                <text:p>0.999977</text:p>
              </table:table-cell>
              <table:table-cell office:value-type="float" office:value="1.000434">
                <text:p>1.0004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98998">
                <text:p>0.998998</text:p>
              </table:table-cell>
              <table:table-cell office:value-type="float" office:value="1.001493">
                <text:p>1.0014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98641">
                <text:p>0.998641</text:p>
              </table:table-cell>
              <table:table-cell office:value-type="float" office:value="1.001876">
                <text:p>1.0018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98368">
                <text:p>0.998368</text:p>
              </table:table-cell>
              <table:table-cell office:value-type="float" office:value="1.00216">
                <text:p>1.002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97999">
                <text:p>0.997999</text:p>
              </table:table-cell>
              <table:table-cell office:value-type="float" office:value="1.002532">
                <text:p>1.0025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97239">
                <text:p>0.997239</text:p>
              </table:table-cell>
              <table:table-cell office:value-type="float" office:value="1.003254">
                <text:p>1.0032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96555">
                <text:p>0.996555</text:p>
              </table:table-cell>
              <table:table-cell office:value-type="float" office:value="1.003866">
                <text:p>1.0038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96356">
                <text:p>0.996356</text:p>
              </table:table-cell>
              <table:table-cell office:value-type="float" office:value="1.004036">
                <text:p>1.0040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96255">
                <text:p>0.996255</text:p>
              </table:table-cell>
              <table:table-cell office:value-type="float" office:value="1.004119">
                <text:p>1.0041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96255">
                <text:p>0.996255</text:p>
              </table:table-cell>
              <table:table-cell office:value-type="float" office:value="1.004119">
                <text:p>1.0041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95941">
                <text:p>0.995941</text:p>
              </table:table-cell>
              <table:table-cell office:value-type="float" office:value="1.004356">
                <text:p>1.0043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95302">
                <text:p>0.995302</text:p>
              </table:table-cell>
              <table:table-cell office:value-type="float" office:value="1.004816">
                <text:p>1.0048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94762">
                <text:p>0.994762</text:p>
              </table:table-cell>
              <table:table-cell office:value-type="float" office:value="1.005185">
                <text:p>1.0051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94324">
                <text:p>0.994324</text:p>
              </table:table-cell>
              <table:table-cell office:value-type="float" office:value="1.005473">
                <text:p>1.0054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94324">
                <text:p>0.994324</text:p>
              </table:table-cell>
              <table:table-cell office:value-type="float" office:value="1.005473">
                <text:p>1.0054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94435">
                <text:p>0.994435</text:p>
              </table:table-cell>
              <table:table-cell office:value-type="float" office:value="1.005404">
                <text:p>1.0054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94323">
                <text:p>0.994323</text:p>
              </table:table-cell>
              <table:table-cell office:value-type="float" office:value="1.005472">
                <text:p>1.0054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93982">
                <text:p>0.993982</text:p>
              </table:table-cell>
              <table:table-cell office:value-type="float" office:value="1.005669">
                <text:p>1.0056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93638">
                <text:p>0.993638</text:p>
              </table:table-cell>
              <table:table-cell office:value-type="float" office:value="1.005859">
                <text:p>1.0058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9306">
                <text:p>0.99306</text:p>
              </table:table-cell>
              <table:table-cell office:value-type="float" office:value="1.006167">
                <text:p>1.0061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9271">
                <text:p>0.99271</text:p>
              </table:table-cell>
              <table:table-cell office:value-type="float" office:value="1.006347">
                <text:p>1.0063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92476">
                <text:p>0.992476</text:p>
              </table:table-cell>
              <table:table-cell office:value-type="float" office:value="1.006464">
                <text:p>1.0064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92358">
                <text:p>0.992358</text:p>
              </table:table-cell>
              <table:table-cell office:value-type="float" office:value="1.006522">
                <text:p>1.0065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92122">
                <text:p>0.992122</text:p>
              </table:table-cell>
              <table:table-cell office:value-type="float" office:value="1.006635">
                <text:p>1.0066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91884">
                <text:p>0.991884</text:p>
              </table:table-cell>
              <table:table-cell office:value-type="float" office:value="1.006745">
                <text:p>1.0067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91884">
                <text:p>0.991884</text:p>
              </table:table-cell>
              <table:table-cell office:value-type="float" office:value="1.006745">
                <text:p>1.0067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91643">
                <text:p>0.991643</text:p>
              </table:table-cell>
              <table:table-cell office:value-type="float" office:value="1.006848">
                <text:p>1.0068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91521">
                <text:p>0.991521</text:p>
              </table:table-cell>
              <table:table-cell office:value-type="float" office:value="1.006897">
                <text:p>1.0068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91399">
                <text:p>0.991399</text:p>
              </table:table-cell>
              <table:table-cell office:value-type="float" office:value="1.006945">
                <text:p>1.0069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91154">
                <text:p>0.991154</text:p>
              </table:table-cell>
              <table:table-cell office:value-type="float" office:value="1.007037">
                <text:p>1.0070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0907">
                <text:p>0.990907</text:p>
              </table:table-cell>
              <table:table-cell office:value-type="float" office:value="1.007125">
                <text:p>1.0071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90907">
                <text:p>0.990907</text:p>
              </table:table-cell>
              <table:table-cell office:value-type="float" office:value="1.007125">
                <text:p>1.0071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90783">
                <text:p>0.990783</text:p>
              </table:table-cell>
              <table:table-cell office:value-type="float" office:value="1.007167">
                <text:p>1.0071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90783">
                <text:p>0.990783</text:p>
              </table:table-cell>
              <table:table-cell office:value-type="float" office:value="1.007167">
                <text:p>1.0071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90658">
                <text:p>0.990658</text:p>
              </table:table-cell>
              <table:table-cell office:value-type="float" office:value="1.007206">
                <text:p>1.007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90532">
                <text:p>0.990532</text:p>
              </table:table-cell>
              <table:table-cell office:value-type="float" office:value="1.007244">
                <text:p>1.0072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90406">
                <text:p>0.990406</text:p>
              </table:table-cell>
              <table:table-cell office:value-type="float" office:value="1.00728">
                <text:p>1.007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92047">
                <text:p>0.992047</text:p>
              </table:table-cell>
              <table:table-cell office:value-type="float" office:value="1.006823">
                <text:p>1.0068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92935">
                <text:p>0.992935</text:p>
              </table:table-cell>
              <table:table-cell office:value-type="float" office:value="1.00659">
                <text:p>1.006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92935">
                <text:p>0.992935</text:p>
              </table:table-cell>
              <table:table-cell office:value-type="float" office:value="1.00659">
                <text:p>1.006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92554">
                <text:p>0.992554</text:p>
              </table:table-cell>
              <table:table-cell office:value-type="float" office:value="1.006689">
                <text:p>1.00668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92174">
                <text:p>0.992174</text:p>
              </table:table-cell>
              <table:table-cell office:value-type="float" office:value="1.006789">
                <text:p>1.0067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2174">
                <text:p>0.992174</text:p>
              </table:table-cell>
              <table:table-cell office:value-type="float" office:value="1.006789">
                <text:p>1.0067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92048">
                <text:p>0.992048</text:p>
              </table:table-cell>
              <table:table-cell office:value-type="float" office:value="1.006824">
                <text:p>1.0068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91795">
                <text:p>0.991795</text:p>
              </table:table-cell>
              <table:table-cell office:value-type="float" office:value="1.006893">
                <text:p>1.0068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91795">
                <text:p>0.991795</text:p>
              </table:table-cell>
              <table:table-cell office:value-type="float" office:value="1.006893">
                <text:p>1.0068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91921">
                <text:p>0.991921</text:p>
              </table:table-cell>
              <table:table-cell office:value-type="float" office:value="1.006858">
                <text:p>1.0068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91921">
                <text:p>0.991921</text:p>
              </table:table-cell>
              <table:table-cell office:value-type="float" office:value="1.006858">
                <text:p>1.0068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92174">
                <text:p>0.992174</text:p>
              </table:table-cell>
              <table:table-cell office:value-type="float" office:value="1.006789">
                <text:p>1.0067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92806">
                <text:p>0.992806</text:p>
              </table:table-cell>
              <table:table-cell office:value-type="float" office:value="1.006615">
                <text:p>1.0066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93438">
                <text:p>0.993438</text:p>
              </table:table-cell>
              <table:table-cell office:value-type="float" office:value="1.006442">
                <text:p>1.0064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93818">
                <text:p>0.993818</text:p>
              </table:table-cell>
              <table:table-cell office:value-type="float" office:value="1.006339">
                <text:p>1.0063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9445">
                <text:p>0.99445</text:p>
              </table:table-cell>
              <table:table-cell office:value-type="float" office:value="1.006169">
                <text:p>1.0061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95208">
                <text:p>0.995208</text:p>
              </table:table-cell>
              <table:table-cell office:value-type="float" office:value="1.00596">
                <text:p>1.005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95712">
                <text:p>0.995712</text:p>
              </table:table-cell>
              <table:table-cell office:value-type="float" office:value="1.005813">
                <text:p>1.0058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96338">
                <text:p>0.996338</text:p>
              </table:table-cell>
              <table:table-cell office:value-type="float" office:value="1.005622">
                <text:p>1.0056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97337">
                <text:p>0.997337</text:p>
              </table:table-cell>
              <table:table-cell office:value-type="float" office:value="1.005302">
                <text:p>1.0053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98453">
                <text:p>0.998453</text:p>
              </table:table-cell>
              <table:table-cell office:value-type="float" office:value="1.004922">
                <text:p>1.0049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99314">
                <text:p>0.999314</text:p>
              </table:table-cell>
              <table:table-cell office:value-type="float" office:value="1.004603">
                <text:p>1.0046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000162">
                <text:p>1.000162</text:p>
              </table:table-cell>
              <table:table-cell office:value-type="float" office:value="1.004254">
                <text:p>1.0042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000758">
                <text:p>1.000758</text:p>
              </table:table-cell>
              <table:table-cell office:value-type="float" office:value="1.00398">
                <text:p>1.003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001223">
                <text:p>1.001223</text:p>
              </table:table-cell>
              <table:table-cell office:value-type="float" office:value="1.003738">
                <text:p>1.0037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001562">
                <text:p>1.001562</text:p>
              </table:table-cell>
              <table:table-cell office:value-type="float" office:value="1.003539">
                <text:p>1.0035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00189">
                <text:p>1.00189</text:p>
              </table:table-cell>
              <table:table-cell office:value-type="float" office:value="1.003323">
                <text:p>1.0033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001996">
                <text:p>1.001996</text:p>
              </table:table-cell>
              <table:table-cell office:value-type="float" office:value="1.003246">
                <text:p>1.0032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001996">
                <text:p>1.001996</text:p>
              </table:table-cell>
              <table:table-cell office:value-type="float" office:value="1.003246">
                <text:p>1.0032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001996">
                <text:p>1.001996</text:p>
              </table:table-cell>
              <table:table-cell office:value-type="float" office:value="1.003246">
                <text:p>1.0032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002089">
                <text:p>1.002089</text:p>
              </table:table-cell>
              <table:table-cell office:value-type="float" office:value="1.003153">
                <text:p>1.0031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002176">
                <text:p>1.002176</text:p>
              </table:table-cell>
              <table:table-cell office:value-type="float" office:value="1.003055">
                <text:p>1.0030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002176">
                <text:p>1.002176</text:p>
              </table:table-cell>
              <table:table-cell office:value-type="float" office:value="1.003055">
                <text:p>1.003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002176">
                <text:p>1.002176</text:p>
              </table:table-cell>
              <table:table-cell office:value-type="float" office:value="1.003055">
                <text:p>1.0030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002248">
                <text:p>1.002248</text:p>
              </table:table-cell>
              <table:table-cell office:value-type="float" office:value="1.002946">
                <text:p>1.0029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02248">
                <text:p>1.002248</text:p>
              </table:table-cell>
              <table:table-cell office:value-type="float" office:value="1.002946">
                <text:p>1.0029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002187">
                <text:p>1.002187</text:p>
              </table:table-cell>
              <table:table-cell office:value-type="float" office:value="1.003062">
                <text:p>1.0030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002187">
                <text:p>1.002187</text:p>
              </table:table-cell>
              <table:table-cell office:value-type="float" office:value="1.003062">
                <text:p>1.0030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002237">
                <text:p>1.002237</text:p>
              </table:table-cell>
              <table:table-cell office:value-type="float" office:value="1.002941">
                <text:p>1.0029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002237">
                <text:p>1.002237</text:p>
              </table:table-cell>
              <table:table-cell office:value-type="float" office:value="1.002941">
                <text:p>1.0029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002237">
                <text:p>1.002237</text:p>
              </table:table-cell>
              <table:table-cell office:value-type="float" office:value="1.002941">
                <text:p>1.0029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002164">
                <text:p>1.002164</text:p>
              </table:table-cell>
              <table:table-cell office:value-type="float" office:value="1.003193">
                <text:p>1.00319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002132">
                <text:p>1.002132</text:p>
              </table:table-cell>
              <table:table-cell office:value-type="float" office:value="1.00332">
                <text:p>1.003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002132">
                <text:p>1.002132</text:p>
              </table:table-cell>
              <table:table-cell office:value-type="float" office:value="1.00332">
                <text:p>1.003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002132">
                <text:p>1.002132</text:p>
              </table:table-cell>
              <table:table-cell office:value-type="float" office:value="1.00332">
                <text:p>1.003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002111">
                <text:p>1.002111</text:p>
              </table:table-cell>
              <table:table-cell office:value-type="float" office:value="1.003449">
                <text:p>1.0034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002071">
                <text:p>1.002071</text:p>
              </table:table-cell>
              <table:table-cell office:value-type="float" office:value="1.003708">
                <text:p>1.0037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002017">
                <text:p>1.002017</text:p>
              </table:table-cell>
              <table:table-cell office:value-type="float" office:value="1.004098">
                <text:p>1.0040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002001">
                <text:p>1.002001</text:p>
              </table:table-cell>
              <table:table-cell office:value-type="float" office:value="1.004228">
                <text:p>1.0042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001986">
                <text:p>1.001986</text:p>
              </table:table-cell>
              <table:table-cell office:value-type="float" office:value="1.004358">
                <text:p>1.0043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001958">
                <text:p>1.001958</text:p>
              </table:table-cell>
              <table:table-cell office:value-type="float" office:value="1.004619">
                <text:p>1.0046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001931">
                <text:p>1.001931</text:p>
              </table:table-cell>
              <table:table-cell office:value-type="float" office:value="1.004879">
                <text:p>1.0048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001905">
                <text:p>1.001905</text:p>
              </table:table-cell>
              <table:table-cell office:value-type="float" office:value="1.00514">
                <text:p>1.005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00188">
                <text:p>1.00188</text:p>
              </table:table-cell>
              <table:table-cell office:value-type="float" office:value="1.005401">
                <text:p>1.0054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001919">
                <text:p>1.001919</text:p>
              </table:table-cell>
              <table:table-cell office:value-type="float" office:value="1.00501">
                <text:p>1.005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001919">
                <text:p>1.001919</text:p>
              </table:table-cell>
              <table:table-cell office:value-type="float" office:value="1.00501">
                <text:p>1.00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